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2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8.A" style:family="table-column">
      <style:table-column-properties style:column-width="2.69cm"/>
    </style:style>
    <style:style style:name="Taula28.B" style:family="table-column">
      <style:table-column-properties style:column-width="2.757cm"/>
    </style:style>
    <style:style style:name="Taula28.C" style:family="table-column">
      <style:table-column-properties style:column-width="3.263cm"/>
    </style:style>
    <style:style style:name="Taula28.D" style:family="table-column">
      <style:table-column-properties style:column-width="8.303cm"/>
    </style:style>
    <style:style style:name="Taula2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8.B2" style:family="table-cell">
      <style:table-cell-properties fo:padding="0.101cm" fo:border="0.05pt solid #000000"/>
    </style:style>
    <style:style style:name="Taula28.3" style:family="table-row">
      <style:table-row-properties fo:background-color="transparent" fo:keep-together="auto">
        <style:background-image/>
      </style:table-row-properties>
    </style:style>
    <style:style style:name="Taula2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5" style:family="table-cell">
      <style:table-cell-properties fo:padding="0.101cm" fo:border-left="0.05pt solid #000000" fo:border-right="none" fo:border-top="none" fo:border-bottom="0.05pt solid #000000"/>
    </style:style>
    <style:style style:name="Taula2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7.A" style:family="table-column">
      <style:table-column-properties style:column-width="2.69cm"/>
    </style:style>
    <style:style style:name="Taula27.B" style:family="table-column">
      <style:table-column-properties style:column-width="2.801cm"/>
    </style:style>
    <style:style style:name="Taula27.C" style:family="table-column">
      <style:table-column-properties style:column-width="3.307cm"/>
    </style:style>
    <style:style style:name="Taula27.D" style:family="table-column">
      <style:table-column-properties style:column-width="8.214cm"/>
    </style:style>
    <style:style style:name="Taula2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7.B2" style:family="table-cell">
      <style:table-cell-properties fo:padding="0.101cm" fo:border="0.05pt solid #000000"/>
    </style:style>
    <style:style style:name="Taula27.3" style:family="table-row">
      <style:table-row-properties fo:background-color="transparent" fo:keep-together="auto">
        <style:background-image/>
      </style:table-row-properties>
    </style:style>
    <style:style style:name="Taula2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7.C5" style:family="table-cell">
      <style:table-cell-properties fo:padding="0.101cm" fo:border-left="0.05pt solid #000000" fo:border-right="none" fo:border-top="none" fo:border-bottom="0.05pt solid #000000"/>
    </style:style>
    <style:style style:name="Taula2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6" style:family="table-cell">
      <style:table-cell-properties fo:padding="0.101cm" fo:border-left="0.05pt solid #000000" fo:border-right="none" fo:border-top="none" fo:border-bottom="0.05pt solid #000000"/>
    </style:style>
    <style:style style:name="Taula2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" style:family="table">
      <style:table-properties style:width="17.013cm" fo:margin-left="0cm" table:align="left"/>
    </style:style>
    <style:style style:name="Taula60.A" style:family="table-column">
      <style:table-column-properties style:column-width="2.69cm"/>
    </style:style>
    <style:style style:name="Taula60.B" style:family="table-column">
      <style:table-column-properties style:column-width="2.757cm"/>
    </style:style>
    <style:style style:name="Taula60.C" style:family="table-column">
      <style:table-column-properties style:column-width="3.263cm"/>
    </style:style>
    <style:style style:name="Taula60.D" style:family="table-column">
      <style:table-column-properties style:column-width="8.303cm"/>
    </style:style>
    <style:style style:name="Taula6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0.B2" style:family="table-cell">
      <style:table-cell-properties fo:padding="0.101cm" fo:border="0.05pt solid #000000"/>
    </style:style>
    <style:style style:name="Taula60.3" style:family="table-row">
      <style:table-row-properties fo:background-color="transparent" fo:keep-together="auto">
        <style:background-image/>
      </style:table-row-properties>
    </style:style>
    <style:style style:name="Taula6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5" style:family="table-cell">
      <style:table-cell-properties fo:padding="0.101cm" fo:border-left="0.05pt solid #000000" fo:border-right="none" fo:border-top="none" fo:border-bottom="0.05pt solid #000000"/>
    </style:style>
    <style:style style:name="Taula60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9" style:family="table">
      <style:table-properties style:width="17.013cm" fo:margin-left="0cm" table:align="left"/>
    </style:style>
    <style:style style:name="Taula19.A" style:family="table-column">
      <style:table-column-properties style:column-width="2.713cm"/>
    </style:style>
    <style:style style:name="Taula19.B" style:family="table-column">
      <style:table-column-properties style:column-width="14.3cm"/>
    </style:style>
    <style:style style:name="Taula19.A1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9.B1" style:family="table-cell">
      <style:table-cell-properties fo:padding="0.101cm" fo:border="0.05pt solid #000000"/>
    </style:style>
    <style:style style:name="Taula11" style:family="table">
      <style:table-properties style:width="17.013cm" fo:margin-left="0cm" table:align="left"/>
    </style:style>
    <style:style style:name="Taula11.A" style:family="table-column">
      <style:table-column-properties style:column-width="3.327cm"/>
    </style:style>
    <style:style style:name="Taula11.B" style:family="table-column">
      <style:table-column-properties style:column-width="3.822cm"/>
    </style:style>
    <style:style style:name="Taula11.C" style:family="table-column">
      <style:table-column-properties style:column-width="9.864cm"/>
    </style:style>
    <style:style style:name="Taula11.1" style:family="table-row">
      <style:table-row-properties fo:background-color="transparent" fo:keep-together="auto">
        <style:background-image/>
      </style:table-row-properties>
    </style:style>
    <style:style style:name="Taula11.A1" style:family="table-cell">
      <style:table-cell-properties style:vertical-align="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11.C1" style:family="table-cell">
      <style:table-cell-properties style:vertical-align="" fo:background-color="transparent" fo:padding="0.101cm" fo:border="0.05pt solid #000000" style:writing-mode="lr-tb">
        <style:background-image/>
      </style:table-cell-properties>
    </style:style>
    <style:style style:name="Taula2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7.A" style:family="table-column">
      <style:table-column-properties style:column-width="2.69cm"/>
    </style:style>
    <style:style style:name="Taula27.B" style:family="table-column">
      <style:table-column-properties style:column-width="2.801cm"/>
    </style:style>
    <style:style style:name="Taula27.C" style:family="table-column">
      <style:table-column-properties style:column-width="3.307cm"/>
    </style:style>
    <style:style style:name="Taula27.D" style:family="table-column">
      <style:table-column-properties style:column-width="8.214cm"/>
    </style:style>
    <style:style style:name="Taula2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7.B2" style:family="table-cell">
      <style:table-cell-properties fo:padding="0.101cm" fo:border="0.05pt solid #000000"/>
    </style:style>
    <style:style style:name="Taula27.3" style:family="table-row">
      <style:table-row-properties fo:background-color="transparent" fo:keep-together="auto">
        <style:background-image/>
      </style:table-row-properties>
    </style:style>
    <style:style style:name="Taula2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7.C5" style:family="table-cell">
      <style:table-cell-properties fo:padding="0.101cm" fo:border-left="0.05pt solid #000000" fo:border-right="none" fo:border-top="none" fo:border-bottom="0.05pt solid #000000"/>
    </style:style>
    <style:style style:name="Taula2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6" style:family="table-cell">
      <style:table-cell-properties fo:padding="0.101cm" fo:border-left="0.05pt solid #000000" fo:border-right="none" fo:border-top="none" fo:border-bottom="0.05pt solid #000000"/>
    </style:style>
    <style:style style:name="Taula2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8.A" style:family="table-column">
      <style:table-column-properties style:column-width="2.69cm"/>
    </style:style>
    <style:style style:name="Taula28.B" style:family="table-column">
      <style:table-column-properties style:column-width="2.757cm"/>
    </style:style>
    <style:style style:name="Taula28.C" style:family="table-column">
      <style:table-column-properties style:column-width="3.263cm"/>
    </style:style>
    <style:style style:name="Taula28.D" style:family="table-column">
      <style:table-column-properties style:column-width="8.303cm"/>
    </style:style>
    <style:style style:name="Taula2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8.B2" style:family="table-cell">
      <style:table-cell-properties fo:padding="0.101cm" fo:border="0.05pt solid #000000"/>
    </style:style>
    <style:style style:name="Taula28.3" style:family="table-row">
      <style:table-row-properties fo:background-color="transparent" fo:keep-together="auto">
        <style:background-image/>
      </style:table-row-properties>
    </style:style>
    <style:style style:name="Taula2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5" style:family="table-cell">
      <style:table-cell-properties fo:padding="0.101cm" fo:border-left="0.05pt solid #000000" fo:border-right="none" fo:border-top="none" fo:border-bottom="0.05pt solid #000000"/>
    </style:style>
    <style:style style:name="Taula2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" style:family="table">
      <style:table-properties style:width="17.013cm" fo:margin-left="0cm" table:align="left"/>
    </style:style>
    <style:style style:name="Taula60.A" style:family="table-column">
      <style:table-column-properties style:column-width="2.69cm"/>
    </style:style>
    <style:style style:name="Taula60.B" style:family="table-column">
      <style:table-column-properties style:column-width="2.757cm"/>
    </style:style>
    <style:style style:name="Taula60.C" style:family="table-column">
      <style:table-column-properties style:column-width="3.263cm"/>
    </style:style>
    <style:style style:name="Taula60.D" style:family="table-column">
      <style:table-column-properties style:column-width="8.303cm"/>
    </style:style>
    <style:style style:name="Taula6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0.B2" style:family="table-cell">
      <style:table-cell-properties fo:padding="0.101cm" fo:border="0.05pt solid #000000"/>
    </style:style>
    <style:style style:name="Taula60.3" style:family="table-row">
      <style:table-row-properties fo:background-color="transparent" fo:keep-together="auto">
        <style:background-image/>
      </style:table-row-properties>
    </style:style>
    <style:style style:name="Taula6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5" style:family="table-cell">
      <style:table-cell-properties fo:padding="0.101cm" fo:border-left="0.05pt solid #000000" fo:border-right="none" fo:border-top="none" fo:border-bottom="0.05pt solid #000000"/>
    </style:style>
    <style:style style:name="Taula60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9" style:family="table">
      <style:table-properties style:width="17.013cm" fo:margin-left="0cm" table:align="left"/>
    </style:style>
    <style:style style:name="Taula19.A" style:family="table-column">
      <style:table-column-properties style:column-width="2.713cm"/>
    </style:style>
    <style:style style:name="Taula19.B" style:family="table-column">
      <style:table-column-properties style:column-width="14.3cm"/>
    </style:style>
    <style:style style:name="Taula19.A1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9.B1" style:family="table-cell">
      <style:table-cell-properties fo:padding="0.101cm" fo:border="0.05pt solid #000000"/>
    </style:style>
    <style:style style:name="Taula11" style:family="table">
      <style:table-properties style:width="17.013cm" fo:margin-left="0cm" table:align="left"/>
    </style:style>
    <style:style style:name="Taula11.A" style:family="table-column">
      <style:table-column-properties style:column-width="3.327cm"/>
    </style:style>
    <style:style style:name="Taula11.B" style:family="table-column">
      <style:table-column-properties style:column-width="3.822cm"/>
    </style:style>
    <style:style style:name="Taula11.C" style:family="table-column">
      <style:table-column-properties style:column-width="9.864cm"/>
    </style:style>
    <style:style style:name="Taula11.1" style:family="table-row">
      <style:table-row-properties fo:background-color="transparent" fo:keep-together="auto">
        <style:background-image/>
      </style:table-row-properties>
    </style:style>
    <style:style style:name="Taula11.A1" style:family="table-cell">
      <style:table-cell-properties style:vertical-align="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11.C1" style:family="table-cell">
      <style:table-cell-properties style:vertical-align="" fo:background-color="transparent" fo:padding="0.101cm" fo:border="0.05pt solid #000000" style:writing-mode="lr-tb">
        <style:background-image/>
      </style:table-cell-properties>
    </style:style>
    <style:style style:name="Taula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6.A" style:family="table-column">
      <style:table-column-properties style:column-width="2.404cm"/>
    </style:style>
    <style:style style:name="Taula6.B" style:family="table-column">
      <style:table-column-properties style:column-width="3.307cm"/>
    </style:style>
    <style:style style:name="Taula6.C" style:family="table-column">
      <style:table-column-properties style:column-width="0.882cm"/>
    </style:style>
    <style:style style:name="Taula6.D" style:family="table-column">
      <style:table-column-properties style:column-width="6.502cm"/>
    </style:style>
    <style:style style:name="Taula6.E" style:family="table-column">
      <style:table-column-properties style:column-width="3.918cm"/>
    </style:style>
    <style:style style:name="Taula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.3" style:family="table-row">
      <style:table-row-properties fo:background-color="transparent" fo:keep-together="auto">
        <style:background-image/>
      </style:table-row-properties>
    </style:style>
    <style:style style:name="Taula6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6.B4" style:family="table-cell">
      <style:table-cell-properties fo:padding="0.101cm" fo:border-left="0.05pt solid #000000" fo:border-right="none" fo:border-top="none" fo:border-bottom="0.05pt solid #000000"/>
    </style:style>
    <style:style style:name="Taula6.C4" style:family="table-cell">
      <style:table-cell-properties fo:padding="0.101cm" fo:border-left="0.05pt solid #000000" fo:border-right="none" fo:border-top="none" fo:border-bottom="0.05pt solid #000000"/>
    </style:style>
    <style:style style:name="Taula6.D4" style:family="table-cell">
      <style:table-cell-properties fo:padding="0.101cm" fo:border-left="0.05pt solid #000000" fo:border-right="none" fo:border-top="none" fo:border-bottom="0.05pt solid #000000"/>
    </style:style>
    <style:style style:name="Taula6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.B5" style:family="table-cell">
      <style:table-cell-properties fo:padding="0.101cm" fo:border-left="0.05pt solid #000000" fo:border-right="none" fo:border-top="none" fo:border-bottom="0.05pt solid #000000"/>
    </style:style>
    <style:style style:name="Taula6.C5" style:family="table-cell">
      <style:table-cell-properties fo:padding="0.101cm" fo:border-left="0.05pt solid #000000" fo:border-right="none" fo:border-top="none" fo:border-bottom="0.05pt solid #000000"/>
    </style:style>
    <style:style style:name="Taula6.D5" style:family="table-cell">
      <style:table-cell-properties fo:padding="0.101cm" fo:border-left="0.05pt solid #000000" fo:border-right="none" fo:border-top="none" fo:border-bottom="0.05pt solid #000000"/>
    </style:style>
    <style:style style:name="Taula6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.B6" style:family="table-cell">
      <style:table-cell-properties fo:padding="0.101cm" fo:border-left="0.05pt solid #000000" fo:border-right="none" fo:border-top="none" fo:border-bottom="0.05pt solid #000000"/>
    </style:style>
    <style:style style:name="Taula6.C6" style:family="table-cell">
      <style:table-cell-properties fo:padding="0.101cm" fo:border-left="0.05pt solid #000000" fo:border-right="none" fo:border-top="none" fo:border-bottom="0.05pt solid #000000"/>
    </style:style>
    <style:style style:name="Taula6.D6" style:family="table-cell">
      <style:table-cell-properties fo:padding="0.101cm" fo:border-left="0.05pt solid #000000" fo:border-right="none" fo:border-top="none" fo:border-bottom="0.05pt solid #000000"/>
    </style:style>
    <style:style style:name="Taula6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.B7" style:family="table-cell">
      <style:table-cell-properties fo:padding="0.101cm" fo:border-left="0.05pt solid #000000" fo:border-right="none" fo:border-top="none" fo:border-bottom="0.05pt solid #000000"/>
    </style:style>
    <style:style style:name="Taula6.C7" style:family="table-cell">
      <style:table-cell-properties fo:padding="0.101cm" fo:border-left="0.05pt solid #000000" fo:border-right="none" fo:border-top="none" fo:border-bottom="0.05pt solid #000000"/>
    </style:style>
    <style:style style:name="Taula6.D7" style:family="table-cell">
      <style:table-cell-properties fo:padding="0.101cm" fo:border-left="0.05pt solid #000000" fo:border-right="none" fo:border-top="none" fo:border-bottom="0.05pt solid #000000"/>
    </style:style>
    <style:style style:name="Taula6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8" style:family="table">
      <style:table-properties style:width="17.013cm" fo:margin-left="0cm" table:align="left"/>
    </style:style>
    <style:style style:name="Taula8.A" style:family="table-column">
      <style:table-column-properties style:column-width="17.013cm"/>
    </style:style>
    <style:style style:name="Taula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9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17.013cm"/>
    </style:style>
    <style:style style:name="Taula9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1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2.205cm"/>
    </style:style>
    <style:style style:name="Taula12.B" style:family="table-column">
      <style:table-column-properties style:column-width="3.903cm"/>
    </style:style>
    <style:style style:name="Taula12.C" style:family="table-column">
      <style:table-column-properties style:column-width="0.882cm"/>
    </style:style>
    <style:style style:name="Taula12.D" style:family="table-column">
      <style:table-column-properties style:column-width="6.105cm"/>
    </style:style>
    <style:style style:name="Taula12.E" style:family="table-column">
      <style:table-column-properties style:column-width="3.918cm"/>
    </style:style>
    <style:style style:name="Taula12.1" style:family="table-row">
      <style:table-row-properties fo:background-color="transparent" fo:keep-together="auto">
        <style:background-image/>
      </style:table-row-properties>
    </style:style>
    <style:style style:name="Taula12.A1" style:family="table-cell">
      <style:table-cell-properties style:vertical-align="" fo:background-color="#e6e6ff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12.E1" style:family="table-cell">
      <style:table-cell-properties style:vertical-align="" fo:background-color="#e6e6ff" fo:padding="0.101cm" fo:border="0.05pt solid #000000" style:writing-mode="lr-tb">
        <style:background-image/>
      </style:table-cell-properties>
    </style:style>
    <style:style style:name="Taula12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12.B2" style:family="table-cell">
      <style:table-cell-properties fo:padding="0.101cm" fo:border-left="0.05pt solid #000000" fo:border-right="none" fo:border-top="none" fo:border-bottom="0.05pt solid #000000"/>
    </style:style>
    <style:style style:name="Taula12.C2" style:family="table-cell">
      <style:table-cell-properties fo:padding="0.101cm" fo:border-left="0.05pt solid #000000" fo:border-right="none" fo:border-top="none" fo:border-bottom="0.05pt solid #000000"/>
    </style:style>
    <style:style style:name="Taula12.D2" style:family="table-cell">
      <style:table-cell-properties fo:padding="0.101cm" fo:border-left="0.05pt solid #000000" fo:border-right="none" fo:border-top="none" fo:border-bottom="0.05pt solid #000000"/>
    </style:style>
    <style:style style:name="Taula12.E2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3" style:family="table-cell">
      <style:table-cell-properties fo:padding="0.101cm" fo:border-left="0.05pt solid #000000" fo:border-right="none" fo:border-top="none" fo:border-bottom="0.05pt solid #000000"/>
    </style:style>
    <style:style style:name="Taula12.C3" style:family="table-cell">
      <style:table-cell-properties fo:padding="0.101cm" fo:border-left="0.05pt solid #000000" fo:border-right="none" fo:border-top="none" fo:border-bottom="0.05pt solid #000000"/>
    </style:style>
    <style:style style:name="Taula12.D3" style:family="table-cell">
      <style:table-cell-properties fo:padding="0.101cm" fo:border-left="0.05pt solid #000000" fo:border-right="none" fo:border-top="none" fo:border-bottom="0.05pt solid #000000"/>
    </style:style>
    <style:style style:name="Taula12.E3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4" style:family="table-cell">
      <style:table-cell-properties fo:padding="0.101cm" fo:border-left="0.05pt solid #000000" fo:border-right="none" fo:border-top="none" fo:border-bottom="0.05pt solid #000000"/>
    </style:style>
    <style:style style:name="Taula12.C4" style:family="table-cell">
      <style:table-cell-properties fo:padding="0.101cm" fo:border-left="0.05pt solid #000000" fo:border-right="none" fo:border-top="none" fo:border-bottom="0.05pt solid #000000"/>
    </style:style>
    <style:style style:name="Taula12.D4" style:family="table-cell">
      <style:table-cell-properties fo:padding="0.101cm" fo:border-left="0.05pt solid #000000" fo:border-right="none" fo:border-top="none" fo:border-bottom="0.05pt solid #000000"/>
    </style:style>
    <style:style style:name="Taula12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5" style:family="table-cell">
      <style:table-cell-properties fo:padding="0.101cm" fo:border-left="0.05pt solid #000000" fo:border-right="none" fo:border-top="none" fo:border-bottom="0.05pt solid #000000"/>
    </style:style>
    <style:style style:name="Taula12.C5" style:family="table-cell">
      <style:table-cell-properties fo:padding="0.101cm" fo:border-left="0.05pt solid #000000" fo:border-right="none" fo:border-top="none" fo:border-bottom="0.05pt solid #000000"/>
    </style:style>
    <style:style style:name="Taula12.D5" style:family="table-cell">
      <style:table-cell-properties fo:padding="0.101cm" fo:border-left="0.05pt solid #000000" fo:border-right="none" fo:border-top="none" fo:border-bottom="0.05pt solid #000000"/>
    </style:style>
    <style:style style:name="Taula12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6" style:family="table-cell">
      <style:table-cell-properties fo:padding="0.101cm" fo:border-left="0.05pt solid #000000" fo:border-right="none" fo:border-top="none" fo:border-bottom="0.05pt solid #000000"/>
    </style:style>
    <style:style style:name="Taula12.C6" style:family="table-cell">
      <style:table-cell-properties fo:padding="0.101cm" fo:border-left="0.05pt solid #000000" fo:border-right="none" fo:border-top="none" fo:border-bottom="0.05pt solid #000000"/>
    </style:style>
    <style:style style:name="Taula12.D6" style:family="table-cell">
      <style:table-cell-properties fo:padding="0.101cm" fo:border-left="0.05pt solid #000000" fo:border-right="none" fo:border-top="none" fo:border-bottom="0.05pt solid #000000"/>
    </style:style>
    <style:style style:name="Taula12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7" style:family="table-cell">
      <style:table-cell-properties fo:padding="0.101cm" fo:border-left="0.05pt solid #000000" fo:border-right="none" fo:border-top="none" fo:border-bottom="0.05pt solid #000000"/>
    </style:style>
    <style:style style:name="Taula12.C7" style:family="table-cell">
      <style:table-cell-properties fo:padding="0.101cm" fo:border-left="0.05pt solid #000000" fo:border-right="none" fo:border-top="none" fo:border-bottom="0.05pt solid #000000"/>
    </style:style>
    <style:style style:name="Taula12.D7" style:family="table-cell">
      <style:table-cell-properties fo:padding="0.101cm" fo:border-left="0.05pt solid #000000" fo:border-right="none" fo:border-top="none" fo:border-bottom="0.05pt solid #000000"/>
    </style:style>
    <style:style style:name="Taula12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13" style:family="table">
      <style:table-properties style:width="17.013cm" fo:margin-left="0cm" table:align="left"/>
    </style:style>
    <style:style style:name="Taula13.A" style:family="table-column">
      <style:table-column-properties style:column-width="17.013cm"/>
    </style:style>
    <style:style style:name="Taula1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2.205cm"/>
    </style:style>
    <style:style style:name="Taula16.B" style:family="table-column">
      <style:table-column-properties style:column-width="3.903cm"/>
    </style:style>
    <style:style style:name="Taula16.C" style:family="table-column">
      <style:table-column-properties style:column-width="0.882cm"/>
    </style:style>
    <style:style style:name="Taula16.D" style:family="table-column">
      <style:table-column-properties style:column-width="6.105cm"/>
    </style:style>
    <style:style style:name="Taula16.E" style:family="table-column">
      <style:table-column-properties style:column-width="3.918cm"/>
    </style:style>
    <style:style style:name="Taula16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E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6.B3" style:family="table-cell">
      <style:table-cell-properties fo:padding="0.101cm" fo:border-left="0.05pt solid #000000" fo:border-right="none" fo:border-top="none" fo:border-bottom="0.05pt solid #000000"/>
    </style:style>
    <style:style style:name="Taula16.C3" style:family="table-cell">
      <style:table-cell-properties fo:padding="0.101cm" fo:border-left="0.05pt solid #000000" fo:border-right="none" fo:border-top="none" fo:border-bottom="0.05pt solid #000000"/>
    </style:style>
    <style:style style:name="Taula16.D3" style:family="table-cell">
      <style:table-cell-properties fo:padding="0.101cm" fo:border-left="0.05pt solid #000000" fo:border-right="none" fo:border-top="none" fo:border-bottom="0.05pt solid #000000"/>
    </style:style>
    <style:style style:name="Taula16.E3" style:family="table-cell">
      <style:table-cell-properties fo:padding="0.101cm" fo:border-left="0.05pt solid #000000" fo:border-right="0.05pt solid #000000" fo:border-top="none" fo:border-bottom="0.05pt solid #000000"/>
    </style:style>
    <style:style style:name="Taula16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6.B4" style:family="table-cell">
      <style:table-cell-properties fo:padding="0.101cm" fo:border-left="0.05pt solid #000000" fo:border-right="none" fo:border-top="none" fo:border-bottom="0.05pt solid #000000"/>
    </style:style>
    <style:style style:name="Taula16.C4" style:family="table-cell">
      <style:table-cell-properties fo:padding="0.101cm" fo:border-left="0.05pt solid #000000" fo:border-right="none" fo:border-top="none" fo:border-bottom="0.05pt solid #000000"/>
    </style:style>
    <style:style style:name="Taula16.D4" style:family="table-cell">
      <style:table-cell-properties fo:padding="0.101cm" fo:border-left="0.05pt solid #000000" fo:border-right="none" fo:border-top="none" fo:border-bottom="0.05pt solid #000000"/>
    </style:style>
    <style:style style:name="Taula16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6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6.B5" style:family="table-cell">
      <style:table-cell-properties fo:padding="0.101cm" fo:border-left="0.05pt solid #000000" fo:border-right="none" fo:border-top="none" fo:border-bottom="0.05pt solid #000000"/>
    </style:style>
    <style:style style:name="Taula16.C5" style:family="table-cell">
      <style:table-cell-properties fo:padding="0.101cm" fo:border-left="0.05pt solid #000000" fo:border-right="none" fo:border-top="none" fo:border-bottom="0.05pt solid #000000"/>
    </style:style>
    <style:style style:name="Taula16.D5" style:family="table-cell">
      <style:table-cell-properties fo:padding="0.101cm" fo:border-left="0.05pt solid #000000" fo:border-right="none" fo:border-top="none" fo:border-bottom="0.05pt solid #000000"/>
    </style:style>
    <style:style style:name="Taula16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.A" style:family="table-column">
      <style:table-column-properties style:column-width="3.198cm"/>
    </style:style>
    <style:style style:name="Taula1.B" style:family="table-column">
      <style:table-column-properties style:column-width="2.006cm"/>
    </style:style>
    <style:style style:name="Taula1.C" style:family="table-column">
      <style:table-column-properties style:column-width="0.794cm"/>
    </style:style>
    <style:style style:name="Taula1.D" style:family="table-column">
      <style:table-column-properties style:column-width="6.703cm"/>
    </style:style>
    <style:style style:name="Taula1.E" style:family="table-column">
      <style:table-column-properties style:column-width="4.313cm"/>
    </style:style>
    <style:style style:name="Taula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1.3" style:family="table-row">
      <style:table-row-properties fo:background-color="transparent" fo:keep-together="auto">
        <style:background-image/>
      </style:table-row-properties>
    </style:style>
    <style:style style:name="Taula1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B4" style:family="table-cell">
      <style:table-cell-properties fo:padding="0.101cm" fo:border-left="0.05pt solid #000000" fo:border-right="none" fo:border-top="none" fo:border-bottom="0.05pt solid #000000"/>
    </style:style>
    <style:style style:name="Taula1.C4" style:family="table-cell">
      <style:table-cell-properties fo:padding="0.101cm" fo:border-left="0.05pt solid #000000" fo:border-right="none" fo:border-top="none" fo:border-bottom="0.05pt solid #000000"/>
    </style:style>
    <style:style style:name="Taula1.D4" style:family="table-cell">
      <style:table-cell-properties fo:padding="0.101cm" fo:border-left="0.05pt solid #000000" fo:border-right="none" fo:border-top="none" fo:border-bottom="0.05pt solid #000000"/>
    </style:style>
    <style:style style:name="Taula1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5" style:family="table-cell">
      <style:table-cell-properties fo:padding="0.101cm" fo:border-left="0.05pt solid #000000" fo:border-right="none" fo:border-top="none" fo:border-bottom="0.05pt solid #000000"/>
    </style:style>
    <style:style style:name="Taula1.C5" style:family="table-cell">
      <style:table-cell-properties fo:padding="0.101cm" fo:border-left="0.05pt solid #000000" fo:border-right="none" fo:border-top="none" fo:border-bottom="0.05pt solid #000000"/>
    </style:style>
    <style:style style:name="Taula1.D5" style:family="table-cell">
      <style:table-cell-properties fo:padding="0.101cm" fo:border-left="0.05pt solid #000000" fo:border-right="none" fo:border-top="none" fo:border-bottom="0.05pt solid #000000"/>
    </style:style>
    <style:style style:name="Taula1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6" style:family="table-cell">
      <style:table-cell-properties fo:padding="0.101cm" fo:border-left="0.05pt solid #000000" fo:border-right="none" fo:border-top="none" fo:border-bottom="0.05pt solid #000000"/>
    </style:style>
    <style:style style:name="Taula1.C6" style:family="table-cell">
      <style:table-cell-properties fo:padding="0.101cm" fo:border-left="0.05pt solid #000000" fo:border-right="none" fo:border-top="none" fo:border-bottom="0.05pt solid #000000"/>
    </style:style>
    <style:style style:name="Taula1.D6" style:family="table-cell">
      <style:table-cell-properties fo:padding="0.101cm" fo:border-left="0.05pt solid #000000" fo:border-right="none" fo:border-top="none" fo:border-bottom="0.05pt solid #000000"/>
    </style:style>
    <style:style style:name="Taula1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7" style:family="table-cell">
      <style:table-cell-properties fo:padding="0.101cm" fo:border-left="0.05pt solid #000000" fo:border-right="none" fo:border-top="none" fo:border-bottom="0.05pt solid #000000"/>
    </style:style>
    <style:style style:name="Taula1.C7" style:family="table-cell">
      <style:table-cell-properties fo:padding="0.101cm" fo:border-left="0.05pt solid #000000" fo:border-right="none" fo:border-top="none" fo:border-bottom="0.05pt solid #000000"/>
    </style:style>
    <style:style style:name="Taula1.D7" style:family="table-cell">
      <style:table-cell-properties fo:padding="0.101cm" fo:border-left="0.05pt solid #000000" fo:border-right="none" fo:border-top="none" fo:border-bottom="0.05pt solid #000000"/>
    </style:style>
    <style:style style:name="Taula1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8" style:family="table-cell">
      <style:table-cell-properties fo:padding="0.101cm" fo:border-left="0.05pt solid #000000" fo:border-right="none" fo:border-top="none" fo:border-bottom="0.05pt solid #000000"/>
    </style:style>
    <style:style style:name="Taula1.C8" style:family="table-cell">
      <style:table-cell-properties fo:padding="0.101cm" fo:border-left="0.05pt solid #000000" fo:border-right="none" fo:border-top="none" fo:border-bottom="0.05pt solid #000000"/>
    </style:style>
    <style:style style:name="Taula1.D8" style:family="table-cell">
      <style:table-cell-properties fo:padding="0.101cm" fo:border-left="0.05pt solid #000000" fo:border-right="none" fo:border-top="none" fo:border-bottom="0.05pt solid #000000"/>
    </style:style>
    <style:style style:name="Taula1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9" style:family="table-cell">
      <style:table-cell-properties fo:padding="0.101cm" fo:border-left="0.05pt solid #000000" fo:border-right="none" fo:border-top="none" fo:border-bottom="0.05pt solid #000000"/>
    </style:style>
    <style:style style:name="Taula1.C9" style:family="table-cell">
      <style:table-cell-properties fo:padding="0.101cm" fo:border-left="0.05pt solid #000000" fo:border-right="none" fo:border-top="none" fo:border-bottom="0.05pt solid #000000"/>
    </style:style>
    <style:style style:name="Taula1.D9" style:family="table-cell">
      <style:table-cell-properties fo:padding="0.101cm" fo:border-left="0.05pt solid #000000" fo:border-right="none" fo:border-top="none" fo:border-bottom="0.05pt solid #000000"/>
    </style:style>
    <style:style style:name="Taula1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0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0" style:family="table-cell">
      <style:table-cell-properties fo:padding="0.101cm" fo:border-left="0.05pt solid #000000" fo:border-right="none" fo:border-top="none" fo:border-bottom="0.05pt solid #000000"/>
    </style:style>
    <style:style style:name="Taula1.C10" style:family="table-cell">
      <style:table-cell-properties fo:padding="0.101cm" fo:border-left="0.05pt solid #000000" fo:border-right="none" fo:border-top="none" fo:border-bottom="0.05pt solid #000000"/>
    </style:style>
    <style:style style:name="Taula1.D10" style:family="table-cell">
      <style:table-cell-properties fo:padding="0.101cm" fo:border-left="0.05pt solid #000000" fo:border-right="none" fo:border-top="none" fo:border-bottom="0.05pt solid #000000"/>
    </style:style>
    <style:style style:name="Taula1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1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1" style:family="table-cell">
      <style:table-cell-properties fo:padding="0.101cm" fo:border-left="0.05pt solid #000000" fo:border-right="none" fo:border-top="none" fo:border-bottom="0.05pt solid #000000"/>
    </style:style>
    <style:style style:name="Taula1.C11" style:family="table-cell">
      <style:table-cell-properties fo:padding="0.101cm" fo:border-left="0.05pt solid #000000" fo:border-right="none" fo:border-top="none" fo:border-bottom="0.05pt solid #000000"/>
    </style:style>
    <style:style style:name="Taula1.D11" style:family="table-cell">
      <style:table-cell-properties fo:padding="0.101cm" fo:border-left="0.05pt solid #000000" fo:border-right="none" fo:border-top="none" fo:border-bottom="0.05pt solid #000000"/>
    </style:style>
    <style:style style:name="Taula1.E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2" style:family="table-cell">
      <style:table-cell-properties fo:padding="0.101cm" fo:border-left="0.05pt solid #000000" fo:border-right="none" fo:border-top="none" fo:border-bottom="0.05pt solid #000000"/>
    </style:style>
    <style:style style:name="Taula1.C12" style:family="table-cell">
      <style:table-cell-properties fo:padding="0.101cm" fo:border-left="0.05pt solid #000000" fo:border-right="none" fo:border-top="none" fo:border-bottom="0.05pt solid #000000"/>
    </style:style>
    <style:style style:name="Taula1.D12" style:family="table-cell">
      <style:table-cell-properties fo:padding="0.101cm" fo:border-left="0.05pt solid #000000" fo:border-right="none" fo:border-top="none" fo:border-bottom="0.05pt solid #000000"/>
    </style:style>
    <style:style style:name="Taula1.E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.A" style:family="table-column">
      <style:table-column-properties style:column-width="3.198cm"/>
    </style:style>
    <style:style style:name="Taula3.B" style:family="table-column">
      <style:table-column-properties style:column-width="2.006cm"/>
    </style:style>
    <style:style style:name="Taula3.C" style:family="table-column">
      <style:table-column-properties style:column-width="0.794cm"/>
    </style:style>
    <style:style style:name="Taula3.D" style:family="table-column">
      <style:table-column-properties style:column-width="6.306cm"/>
    </style:style>
    <style:style style:name="Taula3.E" style:family="table-column">
      <style:table-column-properties style:column-width="4.71cm"/>
    </style:style>
    <style:style style:name="Taula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3.3" style:family="table-row">
      <style:table-row-properties fo:background-color="transparent" fo:keep-together="auto">
        <style:background-image/>
      </style:table-row-properties>
    </style:style>
    <style:style style:name="Taula3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.B4" style:family="table-cell">
      <style:table-cell-properties fo:padding="0.101cm" fo:border-left="0.05pt solid #000000" fo:border-right="none" fo:border-top="none" fo:border-bottom="0.05pt solid #000000"/>
    </style:style>
    <style:style style:name="Taula3.C4" style:family="table-cell">
      <style:table-cell-properties fo:padding="0.101cm" fo:border-left="0.05pt solid #000000" fo:border-right="none" fo:border-top="none" fo:border-bottom="0.05pt solid #000000"/>
    </style:style>
    <style:style style:name="Taula3.D4" style:family="table-cell">
      <style:table-cell-properties fo:padding="0.101cm" fo:border-left="0.05pt solid #000000" fo:border-right="none" fo:border-top="none" fo:border-bottom="0.05pt solid #000000"/>
    </style:style>
    <style:style style:name="Taula3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5" style:family="table-cell">
      <style:table-cell-properties fo:padding="0.101cm" fo:border-left="0.05pt solid #000000" fo:border-right="none" fo:border-top="none" fo:border-bottom="0.05pt solid #000000"/>
    </style:style>
    <style:style style:name="Taula3.C5" style:family="table-cell">
      <style:table-cell-properties fo:padding="0.101cm" fo:border-left="0.05pt solid #000000" fo:border-right="none" fo:border-top="none" fo:border-bottom="0.05pt solid #000000"/>
    </style:style>
    <style:style style:name="Taula3.D5" style:family="table-cell">
      <style:table-cell-properties fo:padding="0.101cm" fo:border-left="0.05pt solid #000000" fo:border-right="none" fo:border-top="none" fo:border-bottom="0.05pt solid #000000"/>
    </style:style>
    <style:style style:name="Taula3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6" style:family="table-cell">
      <style:table-cell-properties fo:padding="0.101cm" fo:border-left="0.05pt solid #000000" fo:border-right="none" fo:border-top="none" fo:border-bottom="0.05pt solid #000000"/>
    </style:style>
    <style:style style:name="Taula3.C6" style:family="table-cell">
      <style:table-cell-properties fo:padding="0.101cm" fo:border-left="0.05pt solid #000000" fo:border-right="none" fo:border-top="none" fo:border-bottom="0.05pt solid #000000"/>
    </style:style>
    <style:style style:name="Taula3.D6" style:family="table-cell">
      <style:table-cell-properties fo:padding="0.101cm" fo:border-left="0.05pt solid #000000" fo:border-right="none" fo:border-top="none" fo:border-bottom="0.05pt solid #000000"/>
    </style:style>
    <style:style style:name="Taula3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7" style:family="table-cell">
      <style:table-cell-properties fo:padding="0.101cm" fo:border-left="0.05pt solid #000000" fo:border-right="none" fo:border-top="none" fo:border-bottom="0.05pt solid #000000"/>
    </style:style>
    <style:style style:name="Taula3.C7" style:family="table-cell">
      <style:table-cell-properties fo:padding="0.101cm" fo:border-left="0.05pt solid #000000" fo:border-right="none" fo:border-top="none" fo:border-bottom="0.05pt solid #000000"/>
    </style:style>
    <style:style style:name="Taula3.D7" style:family="table-cell">
      <style:table-cell-properties fo:padding="0.101cm" fo:border-left="0.05pt solid #000000" fo:border-right="none" fo:border-top="none" fo:border-bottom="0.05pt solid #000000"/>
    </style:style>
    <style:style style:name="Taula3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8" style:family="table-cell">
      <style:table-cell-properties fo:padding="0.101cm" fo:border-left="0.05pt solid #000000" fo:border-right="none" fo:border-top="none" fo:border-bottom="0.05pt solid #000000"/>
    </style:style>
    <style:style style:name="Taula3.C8" style:family="table-cell">
      <style:table-cell-properties fo:padding="0.101cm" fo:border-left="0.05pt solid #000000" fo:border-right="none" fo:border-top="none" fo:border-bottom="0.05pt solid #000000"/>
    </style:style>
    <style:style style:name="Taula3.D8" style:family="table-cell">
      <style:table-cell-properties fo:padding="0.101cm" fo:border-left="0.05pt solid #000000" fo:border-right="none" fo:border-top="none" fo:border-bottom="0.05pt solid #000000"/>
    </style:style>
    <style:style style:name="Taula3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9" style:family="table-cell">
      <style:table-cell-properties fo:padding="0.101cm" fo:border-left="0.05pt solid #000000" fo:border-right="none" fo:border-top="none" fo:border-bottom="0.05pt solid #000000"/>
    </style:style>
    <style:style style:name="Taula3.C9" style:family="table-cell">
      <style:table-cell-properties fo:padding="0.101cm" fo:border-left="0.05pt solid #000000" fo:border-right="none" fo:border-top="none" fo:border-bottom="0.05pt solid #000000"/>
    </style:style>
    <style:style style:name="Taula3.D9" style:family="table-cell">
      <style:table-cell-properties fo:padding="0.101cm" fo:border-left="0.05pt solid #000000" fo:border-right="none" fo:border-top="none" fo:border-bottom="0.05pt solid #000000"/>
    </style:style>
    <style:style style:name="Taula3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0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0" style:family="table-cell">
      <style:table-cell-properties fo:padding="0.101cm" fo:border-left="0.05pt solid #000000" fo:border-right="none" fo:border-top="none" fo:border-bottom="0.05pt solid #000000"/>
    </style:style>
    <style:style style:name="Taula3.C10" style:family="table-cell">
      <style:table-cell-properties fo:padding="0.101cm" fo:border-left="0.05pt solid #000000" fo:border-right="none" fo:border-top="none" fo:border-bottom="0.05pt solid #000000"/>
    </style:style>
    <style:style style:name="Taula3.D10" style:family="table-cell">
      <style:table-cell-properties fo:padding="0.101cm" fo:border-left="0.05pt solid #000000" fo:border-right="none" fo:border-top="none" fo:border-bottom="0.05pt solid #000000"/>
    </style:style>
    <style:style style:name="Taula3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1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1" style:family="table-cell">
      <style:table-cell-properties fo:padding="0.101cm" fo:border-left="0.05pt solid #000000" fo:border-right="none" fo:border-top="none" fo:border-bottom="0.05pt solid #000000"/>
    </style:style>
    <style:style style:name="Taula3.C11" style:family="table-cell">
      <style:table-cell-properties fo:padding="0.101cm" fo:border-left="0.05pt solid #000000" fo:border-right="none" fo:border-top="none" fo:border-bottom="0.05pt solid #000000"/>
    </style:style>
    <style:style style:name="Taula3.D11" style:family="table-cell">
      <style:table-cell-properties fo:padding="0.101cm" fo:border-left="0.05pt solid #000000" fo:border-right="none" fo:border-top="none" fo:border-bottom="0.05pt solid #000000"/>
    </style:style>
    <style:style style:name="Taula3.E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2" style:family="table-cell">
      <style:table-cell-properties fo:padding="0.101cm" fo:border-left="0.05pt solid #000000" fo:border-right="none" fo:border-top="none" fo:border-bottom="0.05pt solid #000000"/>
    </style:style>
    <style:style style:name="Taula3.C12" style:family="table-cell">
      <style:table-cell-properties fo:padding="0.101cm" fo:border-left="0.05pt solid #000000" fo:border-right="none" fo:border-top="none" fo:border-bottom="0.05pt solid #000000"/>
    </style:style>
    <style:style style:name="Taula3.D12" style:family="table-cell">
      <style:table-cell-properties fo:padding="0.101cm" fo:border-left="0.05pt solid #000000" fo:border-right="none" fo:border-top="none" fo:border-bottom="0.05pt solid #000000"/>
    </style:style>
    <style:style style:name="Taula3.E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3" style:family="table-cell">
      <style:table-cell-properties fo:padding="0.101cm" fo:border-left="0.05pt solid #000000" fo:border-right="none" fo:border-top="none" fo:border-bottom="0.05pt solid #000000"/>
    </style:style>
    <style:style style:name="Taula3.C13" style:family="table-cell">
      <style:table-cell-properties fo:padding="0.101cm" fo:border-left="0.05pt solid #000000" fo:border-right="none" fo:border-top="none" fo:border-bottom="0.05pt solid #000000"/>
    </style:style>
    <style:style style:name="Taula3.D13" style:family="table-cell">
      <style:table-cell-properties fo:padding="0.101cm" fo:border-left="0.05pt solid #000000" fo:border-right="none" fo:border-top="none" fo:border-bottom="0.05pt solid #000000"/>
    </style:style>
    <style:style style:name="Taula3.E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4" style:family="table-cell">
      <style:table-cell-properties fo:padding="0.101cm" fo:border-left="0.05pt solid #000000" fo:border-right="none" fo:border-top="none" fo:border-bottom="0.05pt solid #000000"/>
    </style:style>
    <style:style style:name="Taula3.C14" style:family="table-cell">
      <style:table-cell-properties fo:padding="0.101cm" fo:border-left="0.05pt solid #000000" fo:border-right="none" fo:border-top="none" fo:border-bottom="0.05pt solid #000000"/>
    </style:style>
    <style:style style:name="Taula3.D14" style:family="table-cell">
      <style:table-cell-properties fo:padding="0.101cm" fo:border-left="0.05pt solid #000000" fo:border-right="none" fo:border-top="none" fo:border-bottom="0.05pt solid #000000"/>
    </style:style>
    <style:style style:name="Taula3.E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5" style:family="table-cell">
      <style:table-cell-properties fo:padding="0.101cm" fo:border-left="0.05pt solid #000000" fo:border-right="none" fo:border-top="none" fo:border-bottom="0.05pt solid #000000"/>
    </style:style>
    <style:style style:name="Taula3.C15" style:family="table-cell">
      <style:table-cell-properties fo:padding="0.101cm" fo:border-left="0.05pt solid #000000" fo:border-right="none" fo:border-top="none" fo:border-bottom="0.05pt solid #000000"/>
    </style:style>
    <style:style style:name="Taula3.D15" style:family="table-cell">
      <style:table-cell-properties fo:padding="0.101cm" fo:border-left="0.05pt solid #000000" fo:border-right="none" fo:border-top="none" fo:border-bottom="0.05pt solid #000000"/>
    </style:style>
    <style:style style:name="Taula3.E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" style:family="table">
      <style:table-properties style:width="17.013cm" fo:margin-left="0cm" table:align="left"/>
    </style:style>
    <style:style style:name="Taula58.A" style:family="table-column">
      <style:table-column-properties style:column-width="3.198cm"/>
    </style:style>
    <style:style style:name="Taula58.B" style:family="table-column">
      <style:table-column-properties style:column-width="2.006cm"/>
    </style:style>
    <style:style style:name="Taula58.C" style:family="table-column">
      <style:table-column-properties style:column-width="0.794cm"/>
    </style:style>
    <style:style style:name="Taula58.D" style:family="table-column">
      <style:table-column-properties style:column-width="7.098cm"/>
    </style:style>
    <style:style style:name="Taula58.E" style:family="table-column">
      <style:table-column-properties style:column-width="3.918cm"/>
    </style:style>
    <style:style style:name="Taula5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8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8.3" style:family="table-row">
      <style:table-row-properties fo:background-color="transparent" fo:keep-together="auto">
        <style:background-image/>
      </style:table-row-properties>
    </style:style>
    <style:style style:name="Taula58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8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8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58.B4" style:family="table-cell">
      <style:table-cell-properties fo:padding="0.101cm" fo:border-left="0.05pt solid #000000" fo:border-right="none" fo:border-top="none" fo:border-bottom="0.05pt solid #000000"/>
    </style:style>
    <style:style style:name="Taula58.C4" style:family="table-cell">
      <style:table-cell-properties fo:padding="0.101cm" fo:border-left="0.05pt solid #000000" fo:border-right="none" fo:border-top="none" fo:border-bottom="0.05pt solid #000000"/>
    </style:style>
    <style:style style:name="Taula58.D4" style:family="table-cell">
      <style:table-cell-properties fo:padding="0.101cm" fo:border-left="0.05pt solid #000000" fo:border-right="none" fo:border-top="none" fo:border-bottom="0.05pt solid #000000"/>
    </style:style>
    <style:style style:name="Taula58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5" style:family="table-cell">
      <style:table-cell-properties fo:padding="0.101cm" fo:border-left="0.05pt solid #000000" fo:border-right="none" fo:border-top="none" fo:border-bottom="0.05pt solid #000000"/>
    </style:style>
    <style:style style:name="Taula58.C5" style:family="table-cell">
      <style:table-cell-properties fo:padding="0.101cm" fo:border-left="0.05pt solid #000000" fo:border-right="none" fo:border-top="none" fo:border-bottom="0.05pt solid #000000"/>
    </style:style>
    <style:style style:name="Taula58.D5" style:family="table-cell">
      <style:table-cell-properties fo:padding="0.101cm" fo:border-left="0.05pt solid #000000" fo:border-right="none" fo:border-top="none" fo:border-bottom="0.05pt solid #000000"/>
    </style:style>
    <style:style style:name="Taula58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6" style:family="table-cell">
      <style:table-cell-properties fo:padding="0.101cm" fo:border-left="0.05pt solid #000000" fo:border-right="none" fo:border-top="none" fo:border-bottom="0.05pt solid #000000"/>
    </style:style>
    <style:style style:name="Taula58.C6" style:family="table-cell">
      <style:table-cell-properties fo:padding="0.101cm" fo:border-left="0.05pt solid #000000" fo:border-right="none" fo:border-top="none" fo:border-bottom="0.05pt solid #000000"/>
    </style:style>
    <style:style style:name="Taula58.D6" style:family="table-cell">
      <style:table-cell-properties fo:padding="0.101cm" fo:border-left="0.05pt solid #000000" fo:border-right="none" fo:border-top="none" fo:border-bottom="0.05pt solid #000000"/>
    </style:style>
    <style:style style:name="Taula58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.A" style:family="table-column">
      <style:table-column-properties style:column-width="2.492cm"/>
    </style:style>
    <style:style style:name="Taula2.B" style:family="table-column">
      <style:table-column-properties style:column-width="1.808cm"/>
    </style:style>
    <style:style style:name="Taula2.C" style:family="table-column">
      <style:table-column-properties style:column-width="1.191cm"/>
    </style:style>
    <style:style style:name="Taula2.D" style:family="table-column">
      <style:table-column-properties style:column-width="5.203cm"/>
    </style:style>
    <style:style style:name="Taula2.E" style:family="table-column">
      <style:table-column-properties style:column-width="6.318cm"/>
    </style:style>
    <style:style style:name="Taula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.3" style:family="table-row">
      <style:table-row-properties fo:background-color="transparent" fo:keep-together="auto">
        <style:background-image/>
      </style:table-row-properties>
    </style:style>
    <style:style style:name="Taula2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2.B4" style:family="table-cell">
      <style:table-cell-properties fo:padding="0.101cm" fo:border-left="0.05pt solid #000000" fo:border-right="none" fo:border-top="none" fo:border-bottom="0.05pt solid #000000"/>
    </style:style>
    <style:style style:name="Taula2.C4" style:family="table-cell">
      <style:table-cell-properties fo:padding="0.101cm" fo:border-left="0.05pt solid #000000" fo:border-right="none" fo:border-top="none" fo:border-bottom="0.05pt solid #000000"/>
    </style:style>
    <style:style style:name="Taula2.D4" style:family="table-cell">
      <style:table-cell-properties fo:padding="0.101cm" fo:border-left="0.05pt solid #000000" fo:border-right="none" fo:border-top="none" fo:border-bottom="0.05pt solid #000000"/>
    </style:style>
    <style:style style:name="Taula2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5" style:family="table-cell">
      <style:table-cell-properties fo:padding="0.101cm" fo:border-left="0.05pt solid #000000" fo:border-right="none" fo:border-top="none" fo:border-bottom="0.05pt solid #000000"/>
    </style:style>
    <style:style style:name="Taula2.C5" style:family="table-cell">
      <style:table-cell-properties fo:padding="0.101cm" fo:border-left="0.05pt solid #000000" fo:border-right="none" fo:border-top="none" fo:border-bottom="0.05pt solid #000000"/>
    </style:style>
    <style:style style:name="Taula2.D5" style:family="table-cell">
      <style:table-cell-properties fo:padding="0.101cm" fo:border-left="0.05pt solid #000000" fo:border-right="none" fo:border-top="none" fo:border-bottom="0.05pt solid #000000"/>
    </style:style>
    <style:style style:name="Taula2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6" style:family="table-cell">
      <style:table-cell-properties fo:padding="0.101cm" fo:border-left="0.05pt solid #000000" fo:border-right="none" fo:border-top="none" fo:border-bottom="0.05pt solid #000000"/>
    </style:style>
    <style:style style:name="Taula2.C6" style:family="table-cell">
      <style:table-cell-properties fo:padding="0.101cm" fo:border-left="0.05pt solid #000000" fo:border-right="none" fo:border-top="none" fo:border-bottom="0.05pt solid #000000"/>
    </style:style>
    <style:style style:name="Taula2.D6" style:family="table-cell">
      <style:table-cell-properties fo:padding="0.101cm" fo:border-left="0.05pt solid #000000" fo:border-right="none" fo:border-top="none" fo:border-bottom="0.05pt solid #000000"/>
    </style:style>
    <style:style style:name="Taula2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7" style:family="table-cell">
      <style:table-cell-properties fo:padding="0.101cm" fo:border-left="0.05pt solid #000000" fo:border-right="none" fo:border-top="none" fo:border-bottom="0.05pt solid #000000"/>
    </style:style>
    <style:style style:name="Taula2.C7" style:family="table-cell">
      <style:table-cell-properties fo:padding="0.101cm" fo:border-left="0.05pt solid #000000" fo:border-right="none" fo:border-top="none" fo:border-bottom="0.05pt solid #000000"/>
    </style:style>
    <style:style style:name="Taula2.D7" style:family="table-cell">
      <style:table-cell-properties fo:padding="0.101cm" fo:border-left="0.05pt solid #000000" fo:border-right="none" fo:border-top="none" fo:border-bottom="0.05pt solid #000000"/>
    </style:style>
    <style:style style:name="Taula2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8" style:family="table-cell">
      <style:table-cell-properties fo:padding="0.101cm" fo:border-left="0.05pt solid #000000" fo:border-right="none" fo:border-top="none" fo:border-bottom="0.05pt solid #000000"/>
    </style:style>
    <style:style style:name="Taula2.C8" style:family="table-cell">
      <style:table-cell-properties fo:padding="0.101cm" fo:border-left="0.05pt solid #000000" fo:border-right="none" fo:border-top="none" fo:border-bottom="0.05pt solid #000000"/>
    </style:style>
    <style:style style:name="Taula2.D8" style:family="table-cell">
      <style:table-cell-properties fo:padding="0.101cm" fo:border-left="0.05pt solid #000000" fo:border-right="none" fo:border-top="none" fo:border-bottom="0.05pt solid #000000"/>
    </style:style>
    <style:style style:name="Taula2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9" style:family="table-cell">
      <style:table-cell-properties fo:padding="0.101cm" fo:border-left="0.05pt solid #000000" fo:border-right="none" fo:border-top="none" fo:border-bottom="0.05pt solid #000000"/>
    </style:style>
    <style:style style:name="Taula2.C9" style:family="table-cell">
      <style:table-cell-properties fo:padding="0.101cm" fo:border-left="0.05pt solid #000000" fo:border-right="none" fo:border-top="none" fo:border-bottom="0.05pt solid #000000"/>
    </style:style>
    <style:style style:name="Taula2.D9" style:family="table-cell">
      <style:table-cell-properties fo:padding="0.101cm" fo:border-left="0.05pt solid #000000" fo:border-right="none" fo:border-top="none" fo:border-bottom="0.05pt solid #000000"/>
    </style:style>
    <style:style style:name="Taula2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5" style:family="table">
      <style:table-properties style:width="17.013cm" fo:margin-left="0cm" table:align="left"/>
    </style:style>
    <style:style style:name="Taula5.A" style:family="table-column">
      <style:table-column-properties style:column-width="17.013cm"/>
    </style:style>
    <style:style style:name="Taula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2.492cm"/>
    </style:style>
    <style:style style:name="Taula15.B" style:family="table-column">
      <style:table-column-properties style:column-width="2.711cm"/>
    </style:style>
    <style:style style:name="Taula15.C" style:family="table-column">
      <style:table-column-properties style:column-width="0.794cm"/>
    </style:style>
    <style:style style:name="Taula15.D" style:family="table-column">
      <style:table-column-properties style:column-width="7.098cm"/>
    </style:style>
    <style:style style:name="Taula15.E" style:family="table-column">
      <style:table-column-properties style:column-width="3.918cm"/>
    </style:style>
    <style:style style:name="Taula15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E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5.B3" style:family="table-cell">
      <style:table-cell-properties fo:padding="0.101cm" fo:border-left="0.05pt solid #000000" fo:border-right="none" fo:border-top="none" fo:border-bottom="0.05pt solid #000000"/>
    </style:style>
    <style:style style:name="Taula15.C3" style:family="table-cell">
      <style:table-cell-properties fo:padding="0.101cm" fo:border-left="0.05pt solid #000000" fo:border-right="none" fo:border-top="none" fo:border-bottom="0.05pt solid #000000"/>
    </style:style>
    <style:style style:name="Taula15.D3" style:family="table-cell">
      <style:table-cell-properties fo:padding="0.101cm" fo:border-left="0.05pt solid #000000" fo:border-right="none" fo:border-top="none" fo:border-bottom="0.05pt solid #000000"/>
    </style:style>
    <style:style style:name="Taula15.E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5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15.B4" style:family="table-cell">
      <style:table-cell-properties fo:padding="0.101cm" fo:border-left="0.05pt solid #000000" fo:border-right="none" fo:border-top="none" fo:border-bottom="0.05pt solid #000000"/>
    </style:style>
    <style:style style:name="Taula15.C4" style:family="table-cell">
      <style:table-cell-properties fo:padding="0.101cm" fo:border-left="0.05pt solid #000000" fo:border-right="none" fo:border-top="none" fo:border-bottom="0.05pt solid #000000"/>
    </style:style>
    <style:style style:name="Taula15.D4" style:family="table-cell">
      <style:table-cell-properties fo:padding="0.101cm" fo:border-left="0.05pt solid #000000" fo:border-right="none" fo:border-top="none" fo:border-bottom="0.05pt solid #000000"/>
    </style:style>
    <style:style style:name="Taula15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5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5.B5" style:family="table-cell">
      <style:table-cell-properties fo:padding="0.101cm" fo:border-left="0.05pt solid #000000" fo:border-right="none" fo:border-top="none" fo:border-bottom="0.05pt solid #000000"/>
    </style:style>
    <style:style style:name="Taula15.C5" style:family="table-cell">
      <style:table-cell-properties fo:padding="0.101cm" fo:border-left="0.05pt solid #000000" fo:border-right="none" fo:border-top="none" fo:border-bottom="0.05pt solid #000000"/>
    </style:style>
    <style:style style:name="Taula15.D5" style:family="table-cell">
      <style:table-cell-properties fo:padding="0.101cm" fo:border-left="0.05pt solid #000000" fo:border-right="none" fo:border-top="none" fo:border-bottom="0.05pt solid #000000"/>
    </style:style>
    <style:style style:name="Taula15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5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5.B6" style:family="table-cell">
      <style:table-cell-properties fo:padding="0.101cm" fo:border-left="0.05pt solid #000000" fo:border-right="none" fo:border-top="none" fo:border-bottom="0.05pt solid #000000"/>
    </style:style>
    <style:style style:name="Taula15.C6" style:family="table-cell">
      <style:table-cell-properties fo:padding="0.101cm" fo:border-left="0.05pt solid #000000" fo:border-right="none" fo:border-top="none" fo:border-bottom="0.05pt solid #000000"/>
    </style:style>
    <style:style style:name="Taula15.D6" style:family="table-cell">
      <style:table-cell-properties fo:padding="0.101cm" fo:border-left="0.05pt solid #000000" fo:border-right="none" fo:border-top="none" fo:border-bottom="0.05pt solid #000000"/>
    </style:style>
    <style:style style:name="Taula15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0" style:family="table">
      <style:table-properties style:width="17.013cm" fo:margin-left="0cm" table:align="left"/>
    </style:style>
    <style:style style:name="Taula10.A" style:family="table-column">
      <style:table-column-properties style:column-width="3.198cm"/>
    </style:style>
    <style:style style:name="Taula10.B" style:family="table-column">
      <style:table-column-properties style:column-width="2.006cm"/>
    </style:style>
    <style:style style:name="Taula10.C" style:family="table-column">
      <style:table-column-properties style:column-width="0.794cm"/>
    </style:style>
    <style:style style:name="Taula10.D" style:family="table-column">
      <style:table-column-properties style:column-width="7.098cm"/>
    </style:style>
    <style:style style:name="Taula10.E" style:family="table-column">
      <style:table-column-properties style:column-width="3.918cm"/>
    </style:style>
    <style:style style:name="Taula1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0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0.3" style:family="table-row">
      <style:table-row-properties fo:background-color="transparent" fo:keep-together="auto">
        <style:background-image/>
      </style:table-row-properties>
    </style:style>
    <style:style style:name="Taula10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0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0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10.B4" style:family="table-cell">
      <style:table-cell-properties fo:padding="0.101cm" fo:border-left="0.05pt solid #000000" fo:border-right="none" fo:border-top="none" fo:border-bottom="0.05pt solid #000000"/>
    </style:style>
    <style:style style:name="Taula10.C4" style:family="table-cell">
      <style:table-cell-properties fo:padding="0.101cm" fo:border-left="0.05pt solid #000000" fo:border-right="none" fo:border-top="none" fo:border-bottom="0.05pt solid #000000"/>
    </style:style>
    <style:style style:name="Taula10.D4" style:family="table-cell">
      <style:table-cell-properties fo:padding="0.101cm" fo:border-left="0.05pt solid #000000" fo:border-right="none" fo:border-top="none" fo:border-bottom="0.05pt solid #000000"/>
    </style:style>
    <style:style style:name="Taula10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0.B5" style:family="table-cell">
      <style:table-cell-properties fo:padding="0.101cm" fo:border-left="0.05pt solid #000000" fo:border-right="none" fo:border-top="none" fo:border-bottom="0.05pt solid #000000"/>
    </style:style>
    <style:style style:name="Taula10.C5" style:family="table-cell">
      <style:table-cell-properties fo:padding="0.101cm" fo:border-left="0.05pt solid #000000" fo:border-right="none" fo:border-top="none" fo:border-bottom="0.05pt solid #000000"/>
    </style:style>
    <style:style style:name="Taula10.D5" style:family="table-cell">
      <style:table-cell-properties fo:padding="0.101cm" fo:border-left="0.05pt solid #000000" fo:border-right="none" fo:border-top="none" fo:border-bottom="0.05pt solid #000000"/>
    </style:style>
    <style:style style:name="Taula10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0.B6" style:family="table-cell">
      <style:table-cell-properties fo:padding="0.101cm" fo:border-left="0.05pt solid #000000" fo:border-right="none" fo:border-top="none" fo:border-bottom="0.05pt solid #000000"/>
    </style:style>
    <style:style style:name="Taula10.C6" style:family="table-cell">
      <style:table-cell-properties fo:padding="0.101cm" fo:border-left="0.05pt solid #000000" fo:border-right="none" fo:border-top="none" fo:border-bottom="0.05pt solid #000000"/>
    </style:style>
    <style:style style:name="Taula10.D6" style:family="table-cell">
      <style:table-cell-properties fo:padding="0.101cm" fo:border-left="0.05pt solid #000000" fo:border-right="none" fo:border-top="none" fo:border-bottom="0.05pt solid #000000"/>
    </style:style>
    <style:style style:name="Taula10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2.492cm"/>
    </style:style>
    <style:style style:name="Taula14.B" style:family="table-column">
      <style:table-column-properties style:column-width="3.219cm"/>
    </style:style>
    <style:style style:name="Taula14.C" style:family="table-column">
      <style:table-column-properties style:column-width="0.794cm"/>
    </style:style>
    <style:style style:name="Taula14.D" style:family="table-column">
      <style:table-column-properties style:column-width="6.59cm"/>
    </style:style>
    <style:style style:name="Taula14.E" style:family="table-column">
      <style:table-column-properties style:column-width="3.918cm"/>
    </style:style>
    <style:style style:name="Taula1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4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4.3" style:family="table-row">
      <style:table-row-properties fo:background-color="transparent" fo:keep-together="auto">
        <style:background-image/>
      </style:table-row-properties>
    </style:style>
    <style:style style:name="Taula14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4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14.B4" style:family="table-cell">
      <style:table-cell-properties fo:padding="0.101cm" fo:border-left="0.05pt solid #000000" fo:border-right="none" fo:border-top="none" fo:border-bottom="0.05pt solid #000000"/>
    </style:style>
    <style:style style:name="Taula14.C4" style:family="table-cell">
      <style:table-cell-properties fo:padding="0.101cm" fo:border-left="0.05pt solid #000000" fo:border-right="none" fo:border-top="none" fo:border-bottom="0.05pt solid #000000"/>
    </style:style>
    <style:style style:name="Taula14.D4" style:family="table-cell">
      <style:table-cell-properties fo:padding="0.101cm" fo:border-left="0.05pt solid #000000" fo:border-right="none" fo:border-top="none" fo:border-bottom="0.05pt solid #000000"/>
    </style:style>
    <style:style style:name="Taula14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5" style:family="table-cell">
      <style:table-cell-properties fo:padding="0.101cm" fo:border-left="0.05pt solid #000000" fo:border-right="none" fo:border-top="none" fo:border-bottom="0.05pt solid #000000"/>
    </style:style>
    <style:style style:name="Taula14.C5" style:family="table-cell">
      <style:table-cell-properties fo:padding="0.101cm" fo:border-left="0.05pt solid #000000" fo:border-right="none" fo:border-top="none" fo:border-bottom="0.05pt solid #000000"/>
    </style:style>
    <style:style style:name="Taula14.D5" style:family="table-cell">
      <style:table-cell-properties fo:padding="0.101cm" fo:border-left="0.05pt solid #000000" fo:border-right="none" fo:border-top="none" fo:border-bottom="0.05pt solid #000000"/>
    </style:style>
    <style:style style:name="Taula14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6" style:family="table-cell">
      <style:table-cell-properties fo:padding="0.101cm" fo:border-left="0.05pt solid #000000" fo:border-right="none" fo:border-top="none" fo:border-bottom="0.05pt solid #000000"/>
    </style:style>
    <style:style style:name="Taula14.C6" style:family="table-cell">
      <style:table-cell-properties fo:padding="0.101cm" fo:border-left="0.05pt solid #000000" fo:border-right="none" fo:border-top="none" fo:border-bottom="0.05pt solid #000000"/>
    </style:style>
    <style:style style:name="Taula14.D6" style:family="table-cell">
      <style:table-cell-properties fo:padding="0.101cm" fo:border-left="0.05pt solid #000000" fo:border-right="none" fo:border-top="none" fo:border-bottom="0.05pt solid #000000"/>
    </style:style>
    <style:style style:name="Taula14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7" style:family="table-cell">
      <style:table-cell-properties fo:padding="0.101cm" fo:border-left="0.05pt solid #000000" fo:border-right="none" fo:border-top="none" fo:border-bottom="0.05pt solid #000000"/>
    </style:style>
    <style:style style:name="Taula14.C7" style:family="table-cell">
      <style:table-cell-properties fo:padding="0.101cm" fo:border-left="0.05pt solid #000000" fo:border-right="none" fo:border-top="none" fo:border-bottom="0.05pt solid #000000"/>
    </style:style>
    <style:style style:name="Taula14.D7" style:family="table-cell">
      <style:table-cell-properties fo:padding="0.101cm" fo:border-left="0.05pt solid #000000" fo:border-right="none" fo:border-top="none" fo:border-bottom="0.05pt solid #000000"/>
    </style:style>
    <style:style style:name="Taula14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8" style:family="table-cell">
      <style:table-cell-properties fo:padding="0.101cm" fo:border-left="0.05pt solid #000000" fo:border-right="none" fo:border-top="none" fo:border-bottom="0.05pt solid #000000"/>
    </style:style>
    <style:style style:name="Taula14.C8" style:family="table-cell">
      <style:table-cell-properties fo:padding="0.101cm" fo:border-left="0.05pt solid #000000" fo:border-right="none" fo:border-top="none" fo:border-bottom="0.05pt solid #000000"/>
    </style:style>
    <style:style style:name="Taula14.D8" style:family="table-cell">
      <style:table-cell-properties fo:padding="0.101cm" fo:border-left="0.05pt solid #000000" fo:border-right="none" fo:border-top="none" fo:border-bottom="0.05pt solid #000000"/>
    </style:style>
    <style:style style:name="Taula14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23" style:family="table">
      <style:table-properties style:width="17.013cm" fo:margin-left="0cm" table:align="left"/>
    </style:style>
    <style:style style:name="Taula23.A" style:family="table-column">
      <style:table-column-properties style:column-width="17.013cm"/>
    </style:style>
    <style:style style:name="Taula2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6.A" style:family="table-column">
      <style:table-column-properties style:column-width="4.807cm"/>
    </style:style>
    <style:style style:name="Taula26.B" style:family="table-column">
      <style:table-column-properties style:column-width="4.542cm"/>
    </style:style>
    <style:style style:name="Taula26.C" style:family="table-column">
      <style:table-column-properties style:column-width="7.664cm"/>
    </style:style>
    <style:style style:name="Taula26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26.2" style:family="table-row">
      <style:table-row-properties fo:background-color="transparent" fo:keep-together="auto">
        <style:background-image/>
      </style:table-row-properties>
    </style:style>
    <style:style style:name="Taula26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6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6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6.B3" style:family="table-cell">
      <style:table-cell-properties fo:padding="0.101cm" fo:border-left="0.05pt solid #000000" fo:border-right="none" fo:border-top="none" fo:border-bottom="0.05pt solid #000000"/>
    </style:style>
    <style:style style:name="Taula26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6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26.B4" style:family="table-cell">
      <style:table-cell-properties fo:padding="0.101cm" fo:border-left="0.05pt solid #000000" fo:border-right="none" fo:border-top="none" fo:border-bottom="0.05pt solid #000000"/>
    </style:style>
    <style:style style:name="Taula26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9" style:family="table">
      <style:table-properties style:width="17.013cm" fo:margin-left="0cm" table:align="left"/>
    </style:style>
    <style:style style:name="Taula29.A" style:family="table-column">
      <style:table-column-properties style:column-width="17.013cm"/>
    </style:style>
    <style:style style:name="Taula2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4.A" style:family="table-column">
      <style:table-column-properties style:column-width="4.807cm"/>
    </style:style>
    <style:style style:name="Taula34.B" style:family="table-column">
      <style:table-column-properties style:column-width="4.542cm"/>
    </style:style>
    <style:style style:name="Taula34.C" style:family="table-column">
      <style:table-column-properties style:column-width="7.664cm"/>
    </style:style>
    <style:style style:name="Taula34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34.2" style:family="table-row">
      <style:table-row-properties fo:background-color="transparent" fo:keep-together="auto">
        <style:background-image/>
      </style:table-row-properties>
    </style:style>
    <style:style style:name="Taula34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4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4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4.B3" style:family="table-cell">
      <style:table-cell-properties fo:padding="0.101cm" fo:border-left="0.05pt solid #000000" fo:border-right="none" fo:border-top="none" fo:border-bottom="0.05pt solid #000000"/>
    </style:style>
    <style:style style:name="Taula34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4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4.B4" style:family="table-cell">
      <style:table-cell-properties fo:padding="0.101cm" fo:border-left="0.05pt solid #000000" fo:border-right="none" fo:border-top="none" fo:border-bottom="0.05pt solid #000000"/>
    </style:style>
    <style:style style:name="Taula34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4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4.B5" style:family="table-cell">
      <style:table-cell-properties fo:padding="0.101cm" fo:border-left="0.05pt solid #000000" fo:border-right="none" fo:border-top="none" fo:border-bottom="0.05pt solid #000000"/>
    </style:style>
    <style:style style:name="Taula3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5" style:family="table">
      <style:table-properties style:width="17.013cm" fo:margin-left="0cm" table:align="left"/>
    </style:style>
    <style:style style:name="Taula35.A" style:family="table-column">
      <style:table-column-properties style:column-width="17.013cm"/>
    </style:style>
    <style:style style:name="Taula3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6.A" style:family="table-column">
      <style:table-column-properties style:column-width="4.807cm"/>
    </style:style>
    <style:style style:name="Taula36.B" style:family="table-column">
      <style:table-column-properties style:column-width="2.184cm"/>
    </style:style>
    <style:style style:name="Taula36.C" style:family="table-column">
      <style:table-column-properties style:column-width="10.022cm"/>
    </style:style>
    <style:style style:name="Taula36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36.2" style:family="table-row">
      <style:table-row-properties fo:background-color="transparent" fo:keep-together="auto">
        <style:background-image/>
      </style:table-row-properties>
    </style:style>
    <style:style style:name="Taula36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6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6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3" style:family="table-cell">
      <style:table-cell-properties fo:padding="0.101cm" fo:border-left="0.05pt solid #000000" fo:border-right="none" fo:border-top="none" fo:border-bottom="0.05pt solid #000000"/>
    </style:style>
    <style:style style:name="Taula36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6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6.B4" style:family="table-cell">
      <style:table-cell-properties fo:padding="0.101cm" fo:border-left="0.05pt solid #000000" fo:border-right="none" fo:border-top="none" fo:border-bottom="0.05pt solid #000000"/>
    </style:style>
    <style:style style:name="Taula36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" style:family="table">
      <style:table-properties style:width="17.013cm" fo:margin-left="0cm" table:align="left"/>
    </style:style>
    <style:style style:name="Taula37.A" style:family="table-column">
      <style:table-column-properties style:column-width="17.013cm"/>
    </style:style>
    <style:style style:name="Taula3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8.A" style:family="table-column">
      <style:table-column-properties style:column-width="4.807cm"/>
    </style:style>
    <style:style style:name="Taula38.B" style:family="table-column">
      <style:table-column-properties style:column-width="2.184cm"/>
    </style:style>
    <style:style style:name="Taula38.C" style:family="table-column">
      <style:table-column-properties style:column-width="10.022cm"/>
    </style:style>
    <style:style style:name="Taula38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38.2" style:family="table-row">
      <style:table-row-properties fo:background-color="transparent" fo:keep-together="auto">
        <style:background-image/>
      </style:table-row-properties>
    </style:style>
    <style:style style:name="Taula38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8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8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8.B3" style:family="table-cell">
      <style:table-cell-properties fo:padding="0.101cm" fo:border-left="0.05pt solid #000000" fo:border-right="none" fo:border-top="none" fo:border-bottom="0.05pt solid #000000"/>
    </style:style>
    <style:style style:name="Taula38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8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8.B4" style:family="table-cell">
      <style:table-cell-properties fo:padding="0.101cm" fo:border-left="0.05pt solid #000000" fo:border-right="none" fo:border-top="none" fo:border-bottom="0.05pt solid #000000"/>
    </style:style>
    <style:style style:name="Taula38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8.B5" style:family="table-cell">
      <style:table-cell-properties fo:padding="0.101cm" fo:border-left="0.05pt solid #000000" fo:border-right="none" fo:border-top="none" fo:border-bottom="0.05pt solid #000000"/>
    </style:style>
    <style:style style:name="Taula3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8.B6" style:family="table-cell">
      <style:table-cell-properties fo:padding="0.101cm" fo:border-left="0.05pt solid #000000" fo:border-right="none" fo:border-top="none" fo:border-bottom="0.05pt solid #000000"/>
    </style:style>
    <style:style style:name="Taula38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8.B7" style:family="table-cell">
      <style:table-cell-properties fo:padding="0.101cm" fo:border-left="0.05pt solid #000000" fo:border-right="none" fo:border-top="none" fo:border-bottom="0.05pt solid #000000"/>
    </style:style>
    <style:style style:name="Taula38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9" style:family="table">
      <style:table-properties style:width="17.013cm" fo:margin-left="0cm" table:align="left"/>
    </style:style>
    <style:style style:name="Taula39.A" style:family="table-column">
      <style:table-column-properties style:column-width="17.013cm"/>
    </style:style>
    <style:style style:name="Taula3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2.A" style:family="table-column">
      <style:table-column-properties style:column-width="4.807cm"/>
    </style:style>
    <style:style style:name="Taula42.B" style:family="table-column">
      <style:table-column-properties style:column-width="2.184cm"/>
    </style:style>
    <style:style style:name="Taula42.C" style:family="table-column">
      <style:table-column-properties style:column-width="10.022cm"/>
    </style:style>
    <style:style style:name="Taula42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2.2" style:family="table-row">
      <style:table-row-properties fo:background-color="transparent" fo:keep-together="auto">
        <style:background-image/>
      </style:table-row-properties>
    </style:style>
    <style:style style:name="Taula42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2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2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2.B3" style:family="table-cell">
      <style:table-cell-properties fo:padding="0.101cm" fo:border-left="0.05pt solid #000000" fo:border-right="none" fo:border-top="none" fo:border-bottom="0.05pt solid #000000"/>
    </style:style>
    <style:style style:name="Taula42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2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4" style:family="table-cell">
      <style:table-cell-properties fo:padding="0.101cm" fo:border-left="0.05pt solid #000000" fo:border-right="none" fo:border-top="none" fo:border-bottom="0.05pt solid #000000"/>
    </style:style>
    <style:style style:name="Taula42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5" style:family="table-cell">
      <style:table-cell-properties fo:padding="0.101cm" fo:border-left="0.05pt solid #000000" fo:border-right="none" fo:border-top="none" fo:border-bottom="0.05pt solid #000000"/>
    </style:style>
    <style:style style:name="Taula4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6" style:family="table-cell">
      <style:table-cell-properties fo:padding="0.101cm" fo:border-left="0.05pt solid #000000" fo:border-right="none" fo:border-top="none" fo:border-bottom="0.05pt solid #000000"/>
    </style:style>
    <style:style style:name="Taula42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7" style:family="table-cell">
      <style:table-cell-properties fo:padding="0.101cm" fo:border-left="0.05pt solid #000000" fo:border-right="none" fo:border-top="none" fo:border-bottom="0.05pt solid #000000"/>
    </style:style>
    <style:style style:name="Taula42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8" style:family="table-cell">
      <style:table-cell-properties fo:padding="0.101cm" fo:border-left="0.05pt solid #000000" fo:border-right="none" fo:border-top="none" fo:border-bottom="0.05pt solid #000000"/>
    </style:style>
    <style:style style:name="Taula42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9" style:family="table-cell">
      <style:table-cell-properties fo:padding="0.101cm" fo:border-left="0.05pt solid #000000" fo:border-right="none" fo:border-top="none" fo:border-bottom="0.05pt solid #000000"/>
    </style:style>
    <style:style style:name="Taula42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0" style:family="table-cell">
      <style:table-cell-properties fo:padding="0.101cm" fo:border-left="0.05pt solid #000000" fo:border-right="none" fo:border-top="none" fo:border-bottom="0.05pt solid #000000"/>
    </style:style>
    <style:style style:name="Taula42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1" style:family="table-cell">
      <style:table-cell-properties fo:padding="0.101cm" fo:border-left="0.05pt solid #000000" fo:border-right="none" fo:border-top="none" fo:border-bottom="0.05pt solid #000000"/>
    </style:style>
    <style:style style:name="Taula42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2" style:family="table-cell">
      <style:table-cell-properties fo:padding="0.101cm" fo:border-left="0.05pt solid #000000" fo:border-right="none" fo:border-top="none" fo:border-bottom="0.05pt solid #000000"/>
    </style:style>
    <style:style style:name="Taula42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3" style:family="table-cell">
      <style:table-cell-properties fo:padding="0.101cm" fo:border-left="0.05pt solid #000000" fo:border-right="none" fo:border-top="none" fo:border-bottom="0.05pt solid #000000"/>
    </style:style>
    <style:style style:name="Taula42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4" style:family="table-cell">
      <style:table-cell-properties fo:padding="0.101cm" fo:border-left="0.05pt solid #000000" fo:border-right="none" fo:border-top="none" fo:border-bottom="0.05pt solid #000000"/>
    </style:style>
    <style:style style:name="Taula42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5" style:family="table-cell">
      <style:table-cell-properties fo:padding="0.101cm" fo:border-left="0.05pt solid #000000" fo:border-right="none" fo:border-top="none" fo:border-bottom="0.05pt solid #000000"/>
    </style:style>
    <style:style style:name="Taula42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6" style:family="table-cell">
      <style:table-cell-properties fo:padding="0.101cm" fo:border-left="0.05pt solid #000000" fo:border-right="none" fo:border-top="none" fo:border-bottom="0.05pt solid #000000"/>
    </style:style>
    <style:style style:name="Taula42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7" style:family="table-cell">
      <style:table-cell-properties fo:padding="0.101cm" fo:border-left="0.05pt solid #000000" fo:border-right="none" fo:border-top="none" fo:border-bottom="0.05pt solid #000000"/>
    </style:style>
    <style:style style:name="Taula42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8" style:family="table-cell">
      <style:table-cell-properties fo:padding="0.101cm" fo:border-left="0.05pt solid #000000" fo:border-right="none" fo:border-top="none" fo:border-bottom="0.05pt solid #000000"/>
    </style:style>
    <style:style style:name="Taula42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9" style:family="table-cell">
      <style:table-cell-properties fo:padding="0.101cm" fo:border-left="0.05pt solid #000000" fo:border-right="none" fo:border-top="none" fo:border-bottom="0.05pt solid #000000"/>
    </style:style>
    <style:style style:name="Taula42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0" style:family="table-cell">
      <style:table-cell-properties fo:padding="0.101cm" fo:border-left="0.05pt solid #000000" fo:border-right="none" fo:border-top="none" fo:border-bottom="0.05pt solid #000000"/>
    </style:style>
    <style:style style:name="Taula42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1" style:family="table-cell">
      <style:table-cell-properties fo:padding="0.101cm" fo:border-left="0.05pt solid #000000" fo:border-right="none" fo:border-top="none" fo:border-bottom="0.05pt solid #000000"/>
    </style:style>
    <style:style style:name="Taula42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2" style:family="table-cell">
      <style:table-cell-properties fo:padding="0.101cm" fo:border-left="0.05pt solid #000000" fo:border-right="none" fo:border-top="none" fo:border-bottom="0.05pt solid #000000"/>
    </style:style>
    <style:style style:name="Taula42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3" style:family="table-cell">
      <style:table-cell-properties fo:padding="0.101cm" fo:border-left="0.05pt solid #000000" fo:border-right="none" fo:border-top="none" fo:border-bottom="0.05pt solid #000000"/>
    </style:style>
    <style:style style:name="Taula42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4" style:family="table-cell">
      <style:table-cell-properties fo:padding="0.101cm" fo:border-left="0.05pt solid #000000" fo:border-right="none" fo:border-top="none" fo:border-bottom="0.05pt solid #000000"/>
    </style:style>
    <style:style style:name="Taula42.C2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5" style:family="table-cell">
      <style:table-cell-properties fo:padding="0.101cm" fo:border-left="0.05pt solid #000000" fo:border-right="none" fo:border-top="none" fo:border-bottom="0.05pt solid #000000"/>
    </style:style>
    <style:style style:name="Taula42.C2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6" style:family="table-cell">
      <style:table-cell-properties fo:padding="0.101cm" fo:border-left="0.05pt solid #000000" fo:border-right="none" fo:border-top="none" fo:border-bottom="0.05pt solid #000000"/>
    </style:style>
    <style:style style:name="Taula42.C2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7" style:family="table-cell">
      <style:table-cell-properties fo:padding="0.101cm" fo:border-left="0.05pt solid #000000" fo:border-right="none" fo:border-top="none" fo:border-bottom="0.05pt solid #000000"/>
    </style:style>
    <style:style style:name="Taula42.C2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8" style:family="table-cell">
      <style:table-cell-properties fo:padding="0.101cm" fo:border-left="0.05pt solid #000000" fo:border-right="none" fo:border-top="none" fo:border-bottom="0.05pt solid #000000"/>
    </style:style>
    <style:style style:name="Taula42.C2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9" style:family="table-cell">
      <style:table-cell-properties fo:padding="0.101cm" fo:border-left="0.05pt solid #000000" fo:border-right="none" fo:border-top="none" fo:border-bottom="0.05pt solid #000000"/>
    </style:style>
    <style:style style:name="Taula42.C2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3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30" style:family="table-cell">
      <style:table-cell-properties fo:padding="0.101cm" fo:border-left="0.05pt solid #000000" fo:border-right="none" fo:border-top="none" fo:border-bottom="0.05pt solid #000000"/>
    </style:style>
    <style:style style:name="Taula42.C3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3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31" style:family="table-cell">
      <style:table-cell-properties fo:padding="0.101cm" fo:border-left="0.05pt solid #000000" fo:border-right="none" fo:border-top="none" fo:border-bottom="0.05pt solid #000000"/>
    </style:style>
    <style:style style:name="Taula42.C3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3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32" style:family="table-cell">
      <style:table-cell-properties fo:padding="0.101cm" fo:border-left="0.05pt solid #000000" fo:border-right="none" fo:border-top="none" fo:border-bottom="0.05pt solid #000000"/>
    </style:style>
    <style:style style:name="Taula42.C3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3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33" style:family="table-cell">
      <style:table-cell-properties fo:padding="0.101cm" fo:border-left="0.05pt solid #000000" fo:border-right="none" fo:border-top="none" fo:border-bottom="0.05pt solid #000000"/>
    </style:style>
    <style:style style:name="Taula42.C3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3" style:family="table">
      <style:table-properties style:width="17.013cm" fo:margin-left="0cm" table:align="left"/>
    </style:style>
    <style:style style:name="Taula43.A" style:family="table-column">
      <style:table-column-properties style:column-width="17.013cm"/>
    </style:style>
    <style:style style:name="Taula4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4.A" style:family="table-column">
      <style:table-column-properties style:column-width="4.807cm"/>
    </style:style>
    <style:style style:name="Taula44.B" style:family="table-column">
      <style:table-column-properties style:column-width="2.184cm"/>
    </style:style>
    <style:style style:name="Taula44.C" style:family="table-column">
      <style:table-column-properties style:column-width="10.022cm"/>
    </style:style>
    <style:style style:name="Taula44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4.2" style:family="table-row">
      <style:table-row-properties fo:background-color="transparent" fo:keep-together="auto">
        <style:background-image/>
      </style:table-row-properties>
    </style:style>
    <style:style style:name="Taula44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4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4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3" style:family="table-cell">
      <style:table-cell-properties fo:padding="0.101cm" fo:border-left="0.05pt solid #000000" fo:border-right="none" fo:border-top="none" fo:border-bottom="0.05pt solid #000000"/>
    </style:style>
    <style:style style:name="Taula44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4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4" style:family="table-cell">
      <style:table-cell-properties fo:padding="0.101cm" fo:border-left="0.05pt solid #000000" fo:border-right="none" fo:border-top="none" fo:border-bottom="0.05pt solid #000000"/>
    </style:style>
    <style:style style:name="Taula44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5" style:family="table-cell">
      <style:table-cell-properties fo:padding="0.101cm" fo:border-left="0.05pt solid #000000" fo:border-right="none" fo:border-top="none" fo:border-bottom="0.05pt solid #000000"/>
    </style:style>
    <style:style style:name="Taula44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6" style:family="table-cell">
      <style:table-cell-properties fo:padding="0.101cm" fo:border-left="0.05pt solid #000000" fo:border-right="none" fo:border-top="none" fo:border-bottom="0.05pt solid #000000"/>
    </style:style>
    <style:style style:name="Taula44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7" style:family="table-cell">
      <style:table-cell-properties fo:padding="0.101cm" fo:border-left="0.05pt solid #000000" fo:border-right="none" fo:border-top="none" fo:border-bottom="0.05pt solid #000000"/>
    </style:style>
    <style:style style:name="Taula44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8" style:family="table-cell">
      <style:table-cell-properties fo:padding="0.101cm" fo:border-left="0.05pt solid #000000" fo:border-right="none" fo:border-top="none" fo:border-bottom="0.05pt solid #000000"/>
    </style:style>
    <style:style style:name="Taula44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9" style:family="table-cell">
      <style:table-cell-properties fo:padding="0.101cm" fo:border-left="0.05pt solid #000000" fo:border-right="none" fo:border-top="none" fo:border-bottom="0.05pt solid #000000"/>
    </style:style>
    <style:style style:name="Taula44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0" style:family="table-cell">
      <style:table-cell-properties fo:padding="0.101cm" fo:border-left="0.05pt solid #000000" fo:border-right="none" fo:border-top="none" fo:border-bottom="0.05pt solid #000000"/>
    </style:style>
    <style:style style:name="Taula44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1" style:family="table-cell">
      <style:table-cell-properties fo:padding="0.101cm" fo:border-left="0.05pt solid #000000" fo:border-right="none" fo:border-top="none" fo:border-bottom="0.05pt solid #000000"/>
    </style:style>
    <style:style style:name="Taula44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2" style:family="table-cell">
      <style:table-cell-properties fo:padding="0.101cm" fo:border-left="0.05pt solid #000000" fo:border-right="none" fo:border-top="none" fo:border-bottom="0.05pt solid #000000"/>
    </style:style>
    <style:style style:name="Taula44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3" style:family="table-cell">
      <style:table-cell-properties fo:padding="0.101cm" fo:border-left="0.05pt solid #000000" fo:border-right="none" fo:border-top="none" fo:border-bottom="0.05pt solid #000000"/>
    </style:style>
    <style:style style:name="Taula44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4" style:family="table-cell">
      <style:table-cell-properties fo:padding="0.101cm" fo:border-left="0.05pt solid #000000" fo:border-right="none" fo:border-top="none" fo:border-bottom="0.05pt solid #000000"/>
    </style:style>
    <style:style style:name="Taula44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5" style:family="table-cell">
      <style:table-cell-properties fo:padding="0.101cm" fo:border-left="0.05pt solid #000000" fo:border-right="none" fo:border-top="none" fo:border-bottom="0.05pt solid #000000"/>
    </style:style>
    <style:style style:name="Taula44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6" style:family="table-cell">
      <style:table-cell-properties fo:padding="0.101cm" fo:border-left="0.05pt solid #000000" fo:border-right="none" fo:border-top="none" fo:border-bottom="0.05pt solid #000000"/>
    </style:style>
    <style:style style:name="Taula44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7" style:family="table-cell">
      <style:table-cell-properties fo:padding="0.101cm" fo:border-left="0.05pt solid #000000" fo:border-right="none" fo:border-top="none" fo:border-bottom="0.05pt solid #000000"/>
    </style:style>
    <style:style style:name="Taula44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8" style:family="table-cell">
      <style:table-cell-properties fo:padding="0.101cm" fo:border-left="0.05pt solid #000000" fo:border-right="none" fo:border-top="none" fo:border-bottom="0.05pt solid #000000"/>
    </style:style>
    <style:style style:name="Taula44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9" style:family="table-cell">
      <style:table-cell-properties fo:padding="0.101cm" fo:border-left="0.05pt solid #000000" fo:border-right="none" fo:border-top="none" fo:border-bottom="0.05pt solid #000000"/>
    </style:style>
    <style:style style:name="Taula44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0" style:family="table-cell">
      <style:table-cell-properties fo:padding="0.101cm" fo:border-left="0.05pt solid #000000" fo:border-right="none" fo:border-top="none" fo:border-bottom="0.05pt solid #000000"/>
    </style:style>
    <style:style style:name="Taula44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1" style:family="table-cell">
      <style:table-cell-properties fo:padding="0.101cm" fo:border-left="0.05pt solid #000000" fo:border-right="none" fo:border-top="none" fo:border-bottom="0.05pt solid #000000"/>
    </style:style>
    <style:style style:name="Taula44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2" style:family="table-cell">
      <style:table-cell-properties fo:padding="0.101cm" fo:border-left="0.05pt solid #000000" fo:border-right="none" fo:border-top="none" fo:border-bottom="0.05pt solid #000000"/>
    </style:style>
    <style:style style:name="Taula44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3" style:family="table-cell">
      <style:table-cell-properties fo:padding="0.101cm" fo:border-left="0.05pt solid #000000" fo:border-right="none" fo:border-top="none" fo:border-bottom="0.05pt solid #000000"/>
    </style:style>
    <style:style style:name="Taula44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4" style:family="table-cell">
      <style:table-cell-properties fo:padding="0.101cm" fo:border-left="0.05pt solid #000000" fo:border-right="none" fo:border-top="none" fo:border-bottom="0.05pt solid #000000"/>
    </style:style>
    <style:style style:name="Taula44.C2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5" style:family="table-cell">
      <style:table-cell-properties fo:padding="0.101cm" fo:border-left="0.05pt solid #000000" fo:border-right="none" fo:border-top="none" fo:border-bottom="0.05pt solid #000000"/>
    </style:style>
    <style:style style:name="Taula44.C2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6" style:family="table-cell">
      <style:table-cell-properties fo:padding="0.101cm" fo:border-left="0.05pt solid #000000" fo:border-right="none" fo:border-top="none" fo:border-bottom="0.05pt solid #000000"/>
    </style:style>
    <style:style style:name="Taula44.C2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7" style:family="table-cell">
      <style:table-cell-properties fo:padding="0.101cm" fo:border-left="0.05pt solid #000000" fo:border-right="none" fo:border-top="none" fo:border-bottom="0.05pt solid #000000"/>
    </style:style>
    <style:style style:name="Taula44.C2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8" style:family="table-cell">
      <style:table-cell-properties fo:padding="0.101cm" fo:border-left="0.05pt solid #000000" fo:border-right="none" fo:border-top="none" fo:border-bottom="0.05pt solid #000000"/>
    </style:style>
    <style:style style:name="Taula44.C2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6" style:family="table">
      <style:table-properties style:width="17.013cm" fo:margin-left="0cm" table:align="left"/>
    </style:style>
    <style:style style:name="Taula46.A" style:family="table-column">
      <style:table-column-properties style:column-width="17.013cm"/>
    </style:style>
    <style:style style:name="Taula4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7.A" style:family="table-column">
      <style:table-column-properties style:column-width="4.807cm"/>
    </style:style>
    <style:style style:name="Taula47.B" style:family="table-column">
      <style:table-column-properties style:column-width="2.184cm"/>
    </style:style>
    <style:style style:name="Taula47.C" style:family="table-column">
      <style:table-column-properties style:column-width="10.022cm"/>
    </style:style>
    <style:style style:name="Taula47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7.2" style:family="table-row">
      <style:table-row-properties fo:background-color="transparent" fo:keep-together="auto">
        <style:background-image/>
      </style:table-row-properties>
    </style:style>
    <style:style style:name="Taula47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7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7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7.B3" style:family="table-cell">
      <style:table-cell-properties fo:padding="0.101cm" fo:border-left="0.05pt solid #000000" fo:border-right="none" fo:border-top="none" fo:border-bottom="0.05pt solid #000000"/>
    </style:style>
    <style:style style:name="Taula47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7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4" style:family="table-cell">
      <style:table-cell-properties fo:padding="0.101cm" fo:border-left="0.05pt solid #000000" fo:border-right="none" fo:border-top="none" fo:border-bottom="0.05pt solid #000000"/>
    </style:style>
    <style:style style:name="Taula47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5" style:family="table-cell">
      <style:table-cell-properties fo:padding="0.101cm" fo:border-left="0.05pt solid #000000" fo:border-right="none" fo:border-top="none" fo:border-bottom="0.05pt solid #000000"/>
    </style:style>
    <style:style style:name="Taula4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6" style:family="table-cell">
      <style:table-cell-properties fo:padding="0.101cm" fo:border-left="0.05pt solid #000000" fo:border-right="none" fo:border-top="none" fo:border-bottom="0.05pt solid #000000"/>
    </style:style>
    <style:style style:name="Taula4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7" style:family="table-cell">
      <style:table-cell-properties fo:padding="0.101cm" fo:border-left="0.05pt solid #000000" fo:border-right="none" fo:border-top="none" fo:border-bottom="0.05pt solid #000000"/>
    </style:style>
    <style:style style:name="Taula47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8" style:family="table-cell">
      <style:table-cell-properties fo:padding="0.101cm" fo:border-left="0.05pt solid #000000" fo:border-right="none" fo:border-top="none" fo:border-bottom="0.05pt solid #000000"/>
    </style:style>
    <style:style style:name="Taula47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9" style:family="table-cell">
      <style:table-cell-properties fo:padding="0.101cm" fo:border-left="0.05pt solid #000000" fo:border-right="none" fo:border-top="none" fo:border-bottom="0.05pt solid #000000"/>
    </style:style>
    <style:style style:name="Taula47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0" style:family="table-cell">
      <style:table-cell-properties fo:padding="0.101cm" fo:border-left="0.05pt solid #000000" fo:border-right="none" fo:border-top="none" fo:border-bottom="0.05pt solid #000000"/>
    </style:style>
    <style:style style:name="Taula47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1" style:family="table-cell">
      <style:table-cell-properties fo:padding="0.101cm" fo:border-left="0.05pt solid #000000" fo:border-right="none" fo:border-top="none" fo:border-bottom="0.05pt solid #000000"/>
    </style:style>
    <style:style style:name="Taula47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2" style:family="table-cell">
      <style:table-cell-properties fo:padding="0.101cm" fo:border-left="0.05pt solid #000000" fo:border-right="none" fo:border-top="none" fo:border-bottom="0.05pt solid #000000"/>
    </style:style>
    <style:style style:name="Taula47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3" style:family="table-cell">
      <style:table-cell-properties fo:padding="0.101cm" fo:border-left="0.05pt solid #000000" fo:border-right="none" fo:border-top="none" fo:border-bottom="0.05pt solid #000000"/>
    </style:style>
    <style:style style:name="Taula47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4" style:family="table-cell">
      <style:table-cell-properties fo:padding="0.101cm" fo:border-left="0.05pt solid #000000" fo:border-right="none" fo:border-top="none" fo:border-bottom="0.05pt solid #000000"/>
    </style:style>
    <style:style style:name="Taula47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5" style:family="table-cell">
      <style:table-cell-properties fo:padding="0.101cm" fo:border-left="0.05pt solid #000000" fo:border-right="none" fo:border-top="none" fo:border-bottom="0.05pt solid #000000"/>
    </style:style>
    <style:style style:name="Taula47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6" style:family="table-cell">
      <style:table-cell-properties fo:padding="0.101cm" fo:border-left="0.05pt solid #000000" fo:border-right="none" fo:border-top="none" fo:border-bottom="0.05pt solid #000000"/>
    </style:style>
    <style:style style:name="Taula47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7" style:family="table-cell">
      <style:table-cell-properties fo:padding="0.101cm" fo:border-left="0.05pt solid #000000" fo:border-right="none" fo:border-top="none" fo:border-bottom="0.05pt solid #000000"/>
    </style:style>
    <style:style style:name="Taula47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8" style:family="table-cell">
      <style:table-cell-properties fo:padding="0.101cm" fo:border-left="0.05pt solid #000000" fo:border-right="none" fo:border-top="none" fo:border-bottom="0.05pt solid #000000"/>
    </style:style>
    <style:style style:name="Taula47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9" style:family="table-cell">
      <style:table-cell-properties fo:padding="0.101cm" fo:border-left="0.05pt solid #000000" fo:border-right="none" fo:border-top="none" fo:border-bottom="0.05pt solid #000000"/>
    </style:style>
    <style:style style:name="Taula47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20" style:family="table-cell">
      <style:table-cell-properties fo:padding="0.101cm" fo:border-left="0.05pt solid #000000" fo:border-right="none" fo:border-top="none" fo:border-bottom="0.05pt solid #000000"/>
    </style:style>
    <style:style style:name="Taula47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21" style:family="table-cell">
      <style:table-cell-properties fo:padding="0.101cm" fo:border-left="0.05pt solid #000000" fo:border-right="none" fo:border-top="none" fo:border-bottom="0.05pt solid #000000"/>
    </style:style>
    <style:style style:name="Taula47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22" style:family="table-cell">
      <style:table-cell-properties fo:padding="0.101cm" fo:border-left="0.05pt solid #000000" fo:border-right="none" fo:border-top="none" fo:border-bottom="0.05pt solid #000000"/>
    </style:style>
    <style:style style:name="Taula47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23" style:family="table-cell">
      <style:table-cell-properties fo:padding="0.101cm" fo:border-left="0.05pt solid #000000" fo:border-right="none" fo:border-top="none" fo:border-bottom="0.05pt solid #000000"/>
    </style:style>
    <style:style style:name="Taula47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8" style:family="table">
      <style:table-properties style:width="17.013cm" fo:margin-left="0cm" table:align="left"/>
    </style:style>
    <style:style style:name="Taula48.A" style:family="table-column">
      <style:table-column-properties style:column-width="17.013cm"/>
    </style:style>
    <style:style style:name="Taula4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9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9.A" style:family="table-column">
      <style:table-column-properties style:column-width="4.807cm"/>
    </style:style>
    <style:style style:name="Taula49.B" style:family="table-column">
      <style:table-column-properties style:column-width="2.184cm"/>
    </style:style>
    <style:style style:name="Taula49.C" style:family="table-column">
      <style:table-column-properties style:column-width="10.022cm"/>
    </style:style>
    <style:style style:name="Taula49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9.2" style:family="table-row">
      <style:table-row-properties fo:background-color="transparent" fo:keep-together="auto">
        <style:background-image/>
      </style:table-row-properties>
    </style:style>
    <style:style style:name="Taula49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9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9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9.B3" style:family="table-cell">
      <style:table-cell-properties fo:padding="0.101cm" fo:border-left="0.05pt solid #000000" fo:border-right="none" fo:border-top="none" fo:border-bottom="0.05pt solid #000000"/>
    </style:style>
    <style:style style:name="Taula49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9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9.B4" style:family="table-cell">
      <style:table-cell-properties fo:padding="0.101cm" fo:border-left="0.05pt solid #000000" fo:border-right="none" fo:border-top="none" fo:border-bottom="0.05pt solid #000000"/>
    </style:style>
    <style:style style:name="Taula49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9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9.B5" style:family="table-cell">
      <style:table-cell-properties fo:padding="0.101cm" fo:border-left="0.05pt solid #000000" fo:border-right="none" fo:border-top="none" fo:border-bottom="0.05pt solid #000000"/>
    </style:style>
    <style:style style:name="Taula4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0" style:family="table">
      <style:table-properties style:width="17.013cm" fo:margin-left="0cm" table:align="left"/>
    </style:style>
    <style:style style:name="Taula50.A" style:family="table-column">
      <style:table-column-properties style:column-width="17.013cm"/>
    </style:style>
    <style:style style:name="Taula5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51.A" style:family="table-column">
      <style:table-column-properties style:column-width="4.807cm"/>
    </style:style>
    <style:style style:name="Taula51.B" style:family="table-column">
      <style:table-column-properties style:column-width="2.184cm"/>
    </style:style>
    <style:style style:name="Taula51.C" style:family="table-column">
      <style:table-column-properties style:column-width="10.022cm"/>
    </style:style>
    <style:style style:name="Taula51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51.2" style:family="table-row">
      <style:table-row-properties fo:background-color="transparent" fo:keep-together="auto">
        <style:background-image/>
      </style:table-row-properties>
    </style:style>
    <style:style style:name="Taula51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1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1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3" style:family="table-cell">
      <style:table-cell-properties fo:padding="0.101cm" fo:border-left="0.05pt solid #000000" fo:border-right="none" fo:border-top="none" fo:border-bottom="0.05pt solid #000000"/>
    </style:style>
    <style:style style:name="Taula51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1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4" style:family="table-cell">
      <style:table-cell-properties fo:padding="0.101cm" fo:border-left="0.05pt solid #000000" fo:border-right="none" fo:border-top="none" fo:border-bottom="0.05pt solid #000000"/>
    </style:style>
    <style:style style:name="Taula51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5" style:family="table-cell">
      <style:table-cell-properties fo:padding="0.101cm" fo:border-left="0.05pt solid #000000" fo:border-right="none" fo:border-top="none" fo:border-bottom="0.05pt solid #000000"/>
    </style:style>
    <style:style style:name="Taula51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6" style:family="table-cell">
      <style:table-cell-properties fo:padding="0.101cm" fo:border-left="0.05pt solid #000000" fo:border-right="none" fo:border-top="none" fo:border-bottom="0.05pt solid #000000"/>
    </style:style>
    <style:style style:name="Taula51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7" style:family="table-cell">
      <style:table-cell-properties fo:padding="0.101cm" fo:border-left="0.05pt solid #000000" fo:border-right="none" fo:border-top="none" fo:border-bottom="0.05pt solid #000000"/>
    </style:style>
    <style:style style:name="Taula51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8" style:family="table-cell">
      <style:table-cell-properties fo:padding="0.101cm" fo:border-left="0.05pt solid #000000" fo:border-right="none" fo:border-top="none" fo:border-bottom="0.05pt solid #000000"/>
    </style:style>
    <style:style style:name="Taula51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9" style:family="table-cell">
      <style:table-cell-properties fo:padding="0.101cm" fo:border-left="0.05pt solid #000000" fo:border-right="none" fo:border-top="none" fo:border-bottom="0.05pt solid #000000"/>
    </style:style>
    <style:style style:name="Taula51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1.B10" style:family="table-cell">
      <style:table-cell-properties fo:padding="0.101cm" fo:border-left="0.05pt solid #000000" fo:border-right="none" fo:border-top="none" fo:border-bottom="0.05pt solid #000000"/>
    </style:style>
    <style:style style:name="Taula51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52" style:family="table">
      <style:table-properties style:width="17.013cm" fo:margin-left="0cm" table:align="left"/>
    </style:style>
    <style:style style:name="Taula52.A" style:family="table-column">
      <style:table-column-properties style:column-width="17.013cm"/>
    </style:style>
    <style:style style:name="Taula5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53.A" style:family="table-column">
      <style:table-column-properties style:column-width="4.807cm"/>
    </style:style>
    <style:style style:name="Taula53.B" style:family="table-column">
      <style:table-column-properties style:column-width="2.184cm"/>
    </style:style>
    <style:style style:name="Taula53.C" style:family="table-column">
      <style:table-column-properties style:column-width="10.022cm"/>
    </style:style>
    <style:style style:name="Taula53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53.2" style:family="table-row">
      <style:table-row-properties fo:background-color="transparent" fo:keep-together="auto">
        <style:background-image/>
      </style:table-row-properties>
    </style:style>
    <style:style style:name="Taula53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3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3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3.B3" style:family="table-cell">
      <style:table-cell-properties fo:padding="0.101cm" fo:border-left="0.05pt solid #000000" fo:border-right="none" fo:border-top="none" fo:border-bottom="0.05pt solid #000000"/>
    </style:style>
    <style:style style:name="Taula53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3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4" style:family="table-cell">
      <style:table-cell-properties fo:padding="0.101cm" fo:border-left="0.05pt solid #000000" fo:border-right="none" fo:border-top="none" fo:border-bottom="0.05pt solid #000000"/>
    </style:style>
    <style:style style:name="Taula53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5" style:family="table-cell">
      <style:table-cell-properties fo:padding="0.101cm" fo:border-left="0.05pt solid #000000" fo:border-right="none" fo:border-top="none" fo:border-bottom="0.05pt solid #000000"/>
    </style:style>
    <style:style style:name="Taula5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6" style:family="table-cell">
      <style:table-cell-properties fo:padding="0.101cm" fo:border-left="0.05pt solid #000000" fo:border-right="none" fo:border-top="none" fo:border-bottom="0.05pt solid #000000"/>
    </style:style>
    <style:style style:name="Taula53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7" style:family="table-cell">
      <style:table-cell-properties fo:padding="0.101cm" fo:border-left="0.05pt solid #000000" fo:border-right="none" fo:border-top="none" fo:border-bottom="0.05pt solid #000000"/>
    </style:style>
    <style:style style:name="Taula53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8" style:family="table-cell">
      <style:table-cell-properties fo:padding="0.101cm" fo:border-left="0.05pt solid #000000" fo:border-right="none" fo:border-top="none" fo:border-bottom="0.05pt solid #000000"/>
    </style:style>
    <style:style style:name="Taula53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9" style:family="table-cell">
      <style:table-cell-properties fo:padding="0.101cm" fo:border-left="0.05pt solid #000000" fo:border-right="none" fo:border-top="none" fo:border-bottom="0.05pt solid #000000"/>
    </style:style>
    <style:style style:name="Taula53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10" style:family="table-cell">
      <style:table-cell-properties fo:padding="0.101cm" fo:border-left="0.05pt solid #000000" fo:border-right="none" fo:border-top="none" fo:border-bottom="0.05pt solid #000000"/>
    </style:style>
    <style:style style:name="Taula53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11" style:family="table-cell">
      <style:table-cell-properties fo:padding="0.101cm" fo:border-left="0.05pt solid #000000" fo:border-right="none" fo:border-top="none" fo:border-bottom="0.05pt solid #000000"/>
    </style:style>
    <style:style style:name="Taula53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" style:family="table">
      <style:table-properties style:width="17.013cm" fo:margin-left="0cm" table:align="left"/>
    </style:style>
    <style:style style:name="Taula17.A" style:family="table-column">
      <style:table-column-properties style:column-width="2.69cm"/>
    </style:style>
    <style:style style:name="Taula17.B" style:family="table-column">
      <style:table-column-properties style:column-width="2.713cm"/>
    </style:style>
    <style:style style:name="Taula17.C" style:family="table-column">
      <style:table-column-properties style:column-width="3.307cm"/>
    </style:style>
    <style:style style:name="Taula17.D" style:family="table-column">
      <style:table-column-properties style:column-width="8.303cm"/>
    </style:style>
    <style:style style:name="Taula1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101cm" fo:border="0.05pt solid #000000"/>
    </style:style>
    <style:style style:name="Taula17.3" style:family="table-row">
      <style:table-row-properties fo:background-color="transparent" fo:keep-together="auto">
        <style:background-image/>
      </style:table-row-properties>
    </style:style>
    <style:style style:name="Taula1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17.C4" style:family="table-cell">
      <style:table-cell-properties fo:padding="0.101cm" fo:border-left="0.05pt solid #000000" fo:border-right="none" fo:border-top="none" fo:border-bottom="0.05pt solid #000000"/>
    </style:style>
    <style:style style:name="Taula17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7.B5" style:family="table-cell">
      <style:table-cell-properties fo:padding="0.101cm" fo:border-left="0.05pt solid #000000" fo:border-right="none" fo:border-top="none" fo:border-bottom="0.05pt solid #000000"/>
    </style:style>
    <style:style style:name="Taula1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7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" style:family="table">
      <style:table-properties style:width="17.013cm" fo:margin-left="0cm" table:align="left"/>
    </style:style>
    <style:style style:name="Taula4.A" style:family="table-column">
      <style:table-column-properties style:column-width="2.713cm"/>
    </style:style>
    <style:style style:name="Taula4.B" style:family="table-column">
      <style:table-column-properties style:column-width="2.734cm"/>
    </style:style>
    <style:style style:name="Taula4.C" style:family="table-column">
      <style:table-column-properties style:column-width="3.263cm"/>
    </style:style>
    <style:style style:name="Taula4.D" style:family="table-column">
      <style:table-column-properties style:column-width="8.303cm"/>
    </style:style>
    <style:style style:name="Taula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.B2" style:family="table-cell">
      <style:table-cell-properties fo:padding="0.101cm" fo:border="0.05pt solid #000000"/>
    </style:style>
    <style:style style:name="Taula4.3" style:family="table-row">
      <style:table-row-properties fo:background-color="transparent" fo:keep-together="auto">
        <style:background-image/>
      </style:table-row-properties>
    </style:style>
    <style:style style:name="Taula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4.C4" style:family="table-cell">
      <style:table-cell-properties fo:padding="0.101cm" fo:border-left="0.05pt solid #000000" fo:border-right="none" fo:border-top="none" fo:border-bottom="0.05pt solid #000000"/>
    </style:style>
    <style:style style:name="Taula4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.B5" style:family="table-cell">
      <style:table-cell-properties fo:padding="0.101cm" fo:border-left="0.05pt solid #000000" fo:border-right="none" fo:border-top="none" fo:border-bottom="0.05pt solid #000000"/>
    </style:style>
    <style:style style:name="Taula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" style:family="table">
      <style:table-properties style:width="17.013cm" fo:margin-left="0cm" table:align="left"/>
    </style:style>
    <style:style style:name="Taula33.A" style:family="table-column">
      <style:table-column-properties style:column-width="2.69cm"/>
    </style:style>
    <style:style style:name="Taula33.B" style:family="table-column">
      <style:table-column-properties style:column-width="2.746cm"/>
    </style:style>
    <style:style style:name="Taula33.C" style:family="table-column">
      <style:table-column-properties style:column-width="3.274cm"/>
    </style:style>
    <style:style style:name="Taula33.D" style:family="table-column">
      <style:table-column-properties style:column-width="8.303cm"/>
    </style:style>
    <style:style style:name="Taula3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3.B2" style:family="table-cell">
      <style:table-cell-properties fo:padding="0.101cm" fo:border="0.05pt solid #000000"/>
    </style:style>
    <style:style style:name="Taula33.3" style:family="table-row">
      <style:table-row-properties fo:background-color="transparent" fo:keep-together="auto">
        <style:background-image/>
      </style:table-row-properties>
    </style:style>
    <style:style style:name="Taula3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4" style:family="table-cell">
      <style:table-cell-properties fo:background-color="transparent" fo:padding-left="0.101cm" fo:padding-right="0.101cm" fo:padding-top="0.3cm" fo:padding-bottom="0.3cm" fo:border-left="0.05pt solid #000000" fo:border-right="none" fo:border-top="none" fo:border-bottom="0.05pt solid #000000">
        <style:background-image/>
      </style:table-cell-properties>
    </style:style>
    <style:style style:name="Taula33.C4" style:family="table-cell">
      <style:table-cell-properties fo:padding="0.101cm" fo:border-left="0.05pt solid #000000" fo:border-right="none" fo:border-top="none" fo:border-bottom="0.05pt solid #000000"/>
    </style:style>
    <style:style style:name="Taula33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3.B5" style:family="table-cell">
      <style:table-cell-properties fo:padding="0.101cm" fo:border-left="0.05pt solid #000000" fo:border-right="none" fo:border-top="none" fo:border-bottom="0.05pt solid #000000"/>
    </style:style>
    <style:style style:name="Taula3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" style:family="table">
      <style:table-properties style:width="17.013cm" fo:margin-left="0cm" table:align="left"/>
    </style:style>
    <style:style style:name="Taula20.A" style:family="table-column">
      <style:table-column-properties style:column-width="2.69cm"/>
    </style:style>
    <style:style style:name="Taula20.B" style:family="table-column">
      <style:table-column-properties style:column-width="2.713cm"/>
    </style:style>
    <style:style style:name="Taula20.C" style:family="table-column">
      <style:table-column-properties style:column-width="3.307cm"/>
    </style:style>
    <style:style style:name="Taula20.D" style:family="table-column">
      <style:table-column-properties style:column-width="8.303cm"/>
    </style:style>
    <style:style style:name="Taula2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0.B2" style:family="table-cell">
      <style:table-cell-properties fo:padding="0.101cm" fo:border="0.05pt solid #000000"/>
    </style:style>
    <style:style style:name="Taula20.3" style:family="table-row">
      <style:table-row-properties fo:background-color="transparent" fo:keep-together="auto">
        <style:background-image/>
      </style:table-row-properties>
    </style:style>
    <style:style style:name="Taula2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20.C4" style:family="table-cell">
      <style:table-cell-properties fo:padding="0.101cm" fo:border-left="0.05pt solid #000000" fo:border-right="none" fo:border-top="none" fo:border-bottom="0.05pt solid #000000"/>
    </style:style>
    <style:style style:name="Taula20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0.C5" style:family="table-cell">
      <style:table-cell-properties fo:padding="0.101cm" fo:border-left="0.05pt solid #000000" fo:border-right="none" fo:border-top="none" fo:border-bottom="0.05pt solid #000000"/>
    </style:style>
    <style:style style:name="Taula20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0.B6" style:family="table-cell">
      <style:table-cell-properties fo:padding="0.101cm" fo:border-left="0.05pt solid #000000" fo:border-right="none" fo:border-top="none" fo:border-bottom="0.05pt solid #000000"/>
    </style:style>
    <style:style style:name="Taula2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0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1.A" style:family="table-column">
      <style:table-column-properties style:column-width="2.69cm"/>
    </style:style>
    <style:style style:name="Taula21.B" style:family="table-column">
      <style:table-column-properties style:column-width="2.713cm"/>
    </style:style>
    <style:style style:name="Taula21.C" style:family="table-column">
      <style:table-column-properties style:column-width="3.307cm"/>
    </style:style>
    <style:style style:name="Taula21.D" style:family="table-column">
      <style:table-column-properties style:column-width="8.303cm"/>
    </style:style>
    <style:style style:name="Taula2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1.2" style:family="table-row">
      <style:table-row-properties style:min-row-height="0.727cm"/>
    </style:style>
    <style:style style:name="Taula2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1.B2" style:family="table-cell">
      <style:table-cell-properties fo:padding="0.101cm" fo:border="0.05pt solid #000000"/>
    </style:style>
    <style:style style:name="Taula21.3" style:family="table-row">
      <style:table-row-properties fo:background-color="transparent" fo:keep-together="auto">
        <style:background-image/>
      </style:table-row-properties>
    </style:style>
    <style:style style:name="Taula2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4" style:family="table-row">
      <style:table-row-properties style:min-row-height="0.646cm" fo:background-color="transparent" fo:keep-together="auto">
        <style:background-image/>
      </style:table-row-properties>
    </style:style>
    <style:style style:name="Taula2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1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1.C5" style:family="table-cell">
      <style:table-cell-properties fo:padding="0.101cm" fo:border-left="0.05pt solid #000000" fo:border-right="none" fo:border-top="none" fo:border-bottom="0.05pt solid #000000"/>
    </style:style>
    <style:style style:name="Taula21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1.C6" style:family="table-cell">
      <style:table-cell-properties fo:padding="0.101cm" fo:border-left="0.05pt solid #000000" fo:border-right="none" fo:border-top="none" fo:border-bottom="0.05pt solid #000000"/>
    </style:style>
    <style:style style:name="Taula21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1.B7" style:family="table-cell">
      <style:table-cell-properties fo:padding="0.101cm" fo:border-left="0.05pt solid #000000" fo:border-right="none" fo:border-top="none" fo:border-bottom="0.05pt solid #000000"/>
    </style:style>
    <style:style style:name="Taula21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1.B8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" style:family="table">
      <style:table-properties style:width="17.013cm" fo:margin-left="0cm" table:align="left"/>
    </style:style>
    <style:style style:name="Taula22.A" style:family="table-column">
      <style:table-column-properties style:column-width="2.69cm"/>
    </style:style>
    <style:style style:name="Taula22.B" style:family="table-column">
      <style:table-column-properties style:column-width="2.713cm"/>
    </style:style>
    <style:style style:name="Taula22.C" style:family="table-column">
      <style:table-column-properties style:column-width="3.307cm"/>
    </style:style>
    <style:style style:name="Taula22.D" style:family="table-column">
      <style:table-column-properties style:column-width="8.303cm"/>
    </style:style>
    <style:style style:name="Taula2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2.B2" style:family="table-cell">
      <style:table-cell-properties fo:padding="0.101cm" fo:border="0.05pt solid #000000"/>
    </style:style>
    <style:style style:name="Taula22.3" style:family="table-row">
      <style:table-row-properties fo:background-color="transparent" fo:keep-together="auto">
        <style:background-image/>
      </style:table-row-properties>
    </style:style>
    <style:style style:name="Taula2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4" style:family="table-cell">
      <style:table-cell-properties fo:background-color="transparent" fo:padding-left="0.101cm" fo:padding-right="0.101cm" fo:padding-top="0.3cm" fo:padding-bottom="0.3cm" fo:border-left="0.05pt solid #000000" fo:border-right="none" fo:border-top="none" fo:border-bottom="0.05pt solid #000000">
        <style:background-image/>
      </style:table-cell-properties>
    </style:style>
    <style:style style:name="Taula22.C4" style:family="table-cell">
      <style:table-cell-properties fo:padding="0.101cm" fo:border-left="0.05pt solid #000000" fo:border-right="none" fo:border-top="none" fo:border-bottom="0.05pt solid #000000"/>
    </style:style>
    <style:style style:name="Taula22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2.B5" style:family="table-cell">
      <style:table-cell-properties fo:padding="0.101cm" fo:border-left="0.05pt solid #000000" fo:border-right="none" fo:border-top="none" fo:border-bottom="0.05pt solid #000000"/>
    </style:style>
    <style:style style:name="Taula2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2.69cm"/>
    </style:style>
    <style:style style:name="Taula32.B" style:family="table-column">
      <style:table-column-properties style:column-width="2.757cm"/>
    </style:style>
    <style:style style:name="Taula32.C" style:family="table-column">
      <style:table-column-properties style:column-width="3.263cm"/>
    </style:style>
    <style:style style:name="Taula32.D" style:family="table-column">
      <style:table-column-properties style:column-width="8.303cm"/>
    </style:style>
    <style:style style:name="Taula3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2.B2" style:family="table-cell">
      <style:table-cell-properties fo:padding="0.101cm" fo:border="0.05pt solid #000000"/>
    </style:style>
    <style:style style:name="Taula32.3" style:family="table-row">
      <style:table-row-properties fo:background-color="transparent" fo:keep-together="auto">
        <style:background-image/>
      </style:table-row-properties>
    </style:style>
    <style:style style:name="Taula3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2.B5" style:family="table-cell">
      <style:table-cell-properties fo:padding="0.101cm" fo:border-left="0.05pt solid #000000" fo:border-right="none" fo:border-top="none" fo:border-bottom="0.05pt solid #000000"/>
    </style:style>
    <style:style style:name="Taula3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4.A" style:family="table-column">
      <style:table-column-properties style:column-width="2.69cm"/>
    </style:style>
    <style:style style:name="Taula24.B" style:family="table-column">
      <style:table-column-properties style:column-width="2.713cm"/>
    </style:style>
    <style:style style:name="Taula24.C" style:family="table-column">
      <style:table-column-properties style:column-width="3.307cm"/>
    </style:style>
    <style:style style:name="Taula24.D" style:family="table-column">
      <style:table-column-properties style:column-width="8.303cm"/>
    </style:style>
    <style:style style:name="Taula2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4.B2" style:family="table-cell">
      <style:table-cell-properties fo:padding="0.101cm" fo:border="0.05pt solid #000000"/>
    </style:style>
    <style:style style:name="Taula24.3" style:family="table-row">
      <style:table-row-properties fo:background-color="transparent" fo:keep-together="auto">
        <style:background-image/>
      </style:table-row-properties>
    </style:style>
    <style:style style:name="Taula2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4.B5" style:family="table-cell">
      <style:table-cell-properties fo:padding="0.101cm" fo:border-left="0.05pt solid #000000" fo:border-right="none" fo:border-top="none" fo:border-bottom="0.05pt solid #000000"/>
    </style:style>
    <style:style style:name="Taula2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" style:family="table">
      <style:table-properties style:width="17.013cm" fo:margin-left="0cm" table:align="left"/>
    </style:style>
    <style:style style:name="Taula94.A" style:family="table-column">
      <style:table-column-properties style:column-width="2.69cm"/>
    </style:style>
    <style:style style:name="Taula94.B" style:family="table-column">
      <style:table-column-properties style:column-width="2.713cm"/>
    </style:style>
    <style:style style:name="Taula94.C" style:family="table-column">
      <style:table-column-properties style:column-width="3.307cm"/>
    </style:style>
    <style:style style:name="Taula94.D" style:family="table-column">
      <style:table-column-properties style:column-width="8.303cm"/>
    </style:style>
    <style:style style:name="Taula9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9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94.B2" style:family="table-cell">
      <style:table-cell-properties fo:padding="0.101cm" fo:border="0.05pt solid #000000"/>
    </style:style>
    <style:style style:name="Taula94.3" style:family="table-row">
      <style:table-row-properties fo:background-color="transparent" fo:keep-together="auto">
        <style:background-image/>
      </style:table-row-properties>
    </style:style>
    <style:style style:name="Taula9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9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9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94.B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94.C4" style:family="table-cell">
      <style:table-cell-properties fo:padding="0.101cm" fo:border-left="0.05pt solid #000000" fo:border-right="none" fo:border-top="none" fo:border-bottom="0.05pt solid #000000"/>
    </style:style>
    <style:style style:name="Taula94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94.B5" style:family="table-cell">
      <style:table-cell-properties fo:padding="0.101cm" fo:border-left="0.05pt solid #000000" fo:border-right="none" fo:border-top="none" fo:border-bottom="0.05pt solid #000000"/>
    </style:style>
    <style:style style:name="Taula9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9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5.A" style:family="table-column">
      <style:table-column-properties style:column-width="2.69cm"/>
    </style:style>
    <style:style style:name="Taula45.B" style:family="table-column">
      <style:table-column-properties style:column-width="2.801cm"/>
    </style:style>
    <style:style style:name="Taula45.C" style:family="table-column">
      <style:table-column-properties style:column-width="3.219cm"/>
    </style:style>
    <style:style style:name="Taula45.D" style:family="table-column">
      <style:table-column-properties style:column-width="8.303cm"/>
    </style:style>
    <style:style style:name="Taula4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5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5.B2" style:family="table-cell">
      <style:table-cell-properties fo:padding="0.101cm" fo:border="0.05pt solid #000000"/>
    </style:style>
    <style:style style:name="Taula45.3" style:family="table-row">
      <style:table-row-properties fo:background-color="transparent" fo:keep-together="auto">
        <style:background-image/>
      </style:table-row-properties>
    </style:style>
    <style:style style:name="Taula45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5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5.B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5.C5" style:family="table-cell">
      <style:table-cell-properties fo:padding="0.101cm" fo:border-left="0.05pt solid #000000" fo:border-right="none" fo:border-top="none" fo:border-bottom="0.05pt solid #000000"/>
    </style:style>
    <style:style style:name="Taula45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5.B6" style:family="table-cell">
      <style:table-cell-properties fo:padding="0.101cm" fo:border-left="0.05pt solid #000000" fo:border-right="none" fo:border-top="none" fo:border-bottom="0.05pt solid #000000"/>
    </style:style>
    <style:style style:name="Taula45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5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0.A" style:family="table-column">
      <style:table-column-properties style:column-width="2.69cm"/>
    </style:style>
    <style:style style:name="Taula40.B" style:family="table-column">
      <style:table-column-properties style:column-width="2.757cm"/>
    </style:style>
    <style:style style:name="Taula40.C" style:family="table-column">
      <style:table-column-properties style:column-width="3.263cm"/>
    </style:style>
    <style:style style:name="Taula40.D" style:family="table-column">
      <style:table-column-properties style:column-width="8.303cm"/>
    </style:style>
    <style:style style:name="Taula4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0.B2" style:family="table-cell">
      <style:table-cell-properties fo:padding="0.101cm" fo:border="0.05pt solid #000000"/>
    </style:style>
    <style:style style:name="Taula40.3" style:family="table-row">
      <style:table-row-properties fo:background-color="transparent" fo:keep-together="auto">
        <style:background-image/>
      </style:table-row-properties>
    </style:style>
    <style:style style:name="Taula4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0.B6" style:family="table-cell">
      <style:table-cell-properties fo:padding="0.101cm" fo:border-left="0.05pt solid #000000" fo:border-right="none" fo:border-top="none" fo:border-bottom="0.05pt solid #000000"/>
    </style:style>
    <style:style style:name="Taula4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0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0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1" style:family="table">
      <style:table-properties style:width="17.013cm" fo:margin-left="0cm" table:align="left"/>
    </style:style>
    <style:style style:name="Taula41.A" style:family="table-column">
      <style:table-column-properties style:column-width="2.69cm"/>
    </style:style>
    <style:style style:name="Taula41.B" style:family="table-column">
      <style:table-column-properties style:column-width="14.323cm"/>
    </style:style>
    <style:style style:name="Taula4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1.B2" style:family="table-cell">
      <style:table-cell-properties fo:padding="0.101cm" fo:border="0.05pt solid #000000"/>
    </style:style>
    <style:style style:name="Taula3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2.69cm"/>
    </style:style>
    <style:style style:name="Taula30.B" style:family="table-column">
      <style:table-column-properties style:column-width="2.757cm"/>
    </style:style>
    <style:style style:name="Taula30.C" style:family="table-column">
      <style:table-column-properties style:column-width="3.263cm"/>
    </style:style>
    <style:style style:name="Taula30.D" style:family="table-column">
      <style:table-column-properties style:column-width="8.303cm"/>
    </style:style>
    <style:style style:name="Taula30.1" style:family="table-row">
      <style:table-row-properties fo:background-color="transparent" fo:keep-together="auto">
        <style:background-image/>
      </style:table-row-properties>
    </style:style>
    <style:style style:name="Taula30.A1" style:family="table-cell">
      <style:table-cell-properties style:vertical-align="" fo:background-color="#cccc99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30.B1" style:family="table-cell">
      <style:table-cell-properties style:vertical-align="" fo:background-color="#e6e6ff" fo:padding="0.101cm" fo:border="0.05pt solid #000000" style:writing-mode="lr-tb">
        <style:background-image/>
      </style:table-cell-properties>
    </style:style>
    <style:style style:name="Taula30.C1" style:family="table-cell">
      <style:table-cell-properties style:vertical-align="" fo:background-color="#e6e6ff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0.B3" style:family="table-cell">
      <style:table-cell-properties fo:padding="0.101cm" fo:border-left="0.05pt solid #000000" fo:border-right="none" fo:border-top="none" fo:border-bottom="0.05pt solid #000000"/>
    </style:style>
    <style:style style:name="Taula30.C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0.A4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0.B4" style:family="table-cell">
      <style:table-cell-properties fo:padding="0.101cm" fo:border="0.05pt solid #000000"/>
    </style:style>
    <style:style style:name="Taula2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5.A" style:family="table-column">
      <style:table-column-properties style:column-width="2.69cm"/>
    </style:style>
    <style:style style:name="Taula25.B" style:family="table-column">
      <style:table-column-properties style:column-width="2.757cm"/>
    </style:style>
    <style:style style:name="Taula25.C" style:family="table-column">
      <style:table-column-properties style:column-width="3.263cm"/>
    </style:style>
    <style:style style:name="Taula25.D" style:family="table-column">
      <style:table-column-properties style:column-width="8.303cm"/>
    </style:style>
    <style:style style:name="Taula2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5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5.B2" style:family="table-cell">
      <style:table-cell-properties fo:padding="0.101cm" fo:border="0.05pt solid #000000"/>
    </style:style>
    <style:style style:name="Taula25.3" style:family="table-row">
      <style:table-row-properties fo:background-color="transparent" fo:keep-together="auto">
        <style:background-image/>
      </style:table-row-properties>
    </style:style>
    <style:style style:name="Taula25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5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5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5.C5" style:family="table-cell">
      <style:table-cell-properties fo:padding="0.101cm" fo:border-left="0.05pt solid #000000" fo:border-right="none" fo:border-top="none" fo:border-bottom="0.05pt solid #000000"/>
    </style:style>
    <style:style style:name="Taula25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5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5.C6" style:family="table-cell">
      <style:table-cell-properties fo:padding="0.101cm" fo:border-left="0.05pt solid #000000" fo:border-right="none" fo:border-top="none" fo:border-bottom="0.05pt solid #000000"/>
    </style:style>
    <style:style style:name="Taula25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5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5.B7" style:family="table-cell">
      <style:table-cell-properties fo:padding="0.101cm" fo:border-left="0.05pt solid #000000" fo:border-right="none" fo:border-top="none" fo:border-bottom="0.05pt solid #000000"/>
    </style:style>
    <style:style style:name="Taula25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1" style:family="table">
      <style:table-properties style:width="17.013cm" fo:margin-left="0cm" table:align="left"/>
    </style:style>
    <style:style style:name="Taula31.A" style:family="table-column">
      <style:table-column-properties style:column-width="2.69cm"/>
    </style:style>
    <style:style style:name="Taula31.B" style:family="table-column">
      <style:table-column-properties style:column-width="14.323cm"/>
    </style:style>
    <style:style style:name="Taula31.A1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1.B1" style:family="table-cell">
      <style:table-cell-properties fo:padding="0.101cm" fo:border="0.05pt solid #000000"/>
    </style:style>
    <style:style style:name="Taula57" style:family="table">
      <style:table-properties style:width="17.013cm" fo:margin-left="0cm" table:align="left"/>
    </style:style>
    <style:style style:name="Taula57.A" style:family="table-column">
      <style:table-column-properties style:column-width="2.69cm"/>
    </style:style>
    <style:style style:name="Taula57.B" style:family="table-column">
      <style:table-column-properties style:column-width="2.757cm"/>
    </style:style>
    <style:style style:name="Taula57.C" style:family="table-column">
      <style:table-column-properties style:column-width="3.263cm"/>
    </style:style>
    <style:style style:name="Taula57.D" style:family="table-column">
      <style:table-column-properties style:column-width="8.303cm"/>
    </style:style>
    <style:style style:name="Taula5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7.B2" style:family="table-cell">
      <style:table-cell-properties fo:padding="0.101cm" fo:border="0.05pt solid #000000"/>
    </style:style>
    <style:style style:name="Taula57.3" style:family="table-row">
      <style:table-row-properties fo:background-color="transparent" fo:keep-together="auto">
        <style:background-image/>
      </style:table-row-properties>
    </style:style>
    <style:style style:name="Taula5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7.C5" style:family="table-cell">
      <style:table-cell-properties fo:padding="0.101cm" fo:border-left="0.05pt solid #000000" fo:border-right="none" fo:border-top="none" fo:border-bottom="0.05pt solid #000000"/>
    </style:style>
    <style:style style:name="Taula5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7.C6" style:family="table-cell">
      <style:table-cell-properties fo:padding="0.101cm" fo:border-left="0.05pt solid #000000" fo:border-right="none" fo:border-top="none" fo:border-bottom="0.05pt solid #000000"/>
    </style:style>
    <style:style style:name="Taula57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7.B7" style:family="table-cell">
      <style:table-cell-properties fo:padding="0.101cm" fo:border-left="0.05pt solid #000000" fo:border-right="none" fo:border-top="none" fo:border-bottom="0.05pt solid #000000"/>
    </style:style>
    <style:style style:name="Taula57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7.B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9" style:family="table">
      <style:table-properties style:width="17.013cm" fo:margin-left="0cm" table:align="left"/>
    </style:style>
    <style:style style:name="Taula59.A" style:family="table-column">
      <style:table-column-properties style:column-width="2.69cm"/>
    </style:style>
    <style:style style:name="Taula59.B" style:family="table-column">
      <style:table-column-properties style:column-width="2.757cm"/>
    </style:style>
    <style:style style:name="Taula59.C" style:family="table-column">
      <style:table-column-properties style:column-width="3.263cm"/>
    </style:style>
    <style:style style:name="Taula59.D" style:family="table-column">
      <style:table-column-properties style:column-width="8.303cm"/>
    </style:style>
    <style:style style:name="Taula5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9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9.B2" style:family="table-cell">
      <style:table-cell-properties fo:padding="0.101cm" fo:border="0.05pt solid #000000"/>
    </style:style>
    <style:style style:name="Taula59.3" style:family="table-row">
      <style:table-row-properties fo:background-color="transparent" fo:keep-together="auto">
        <style:background-image/>
      </style:table-row-properties>
    </style:style>
    <style:style style:name="Taula59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9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9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9.B5" style:family="table-cell">
      <style:table-cell-properties fo:padding="0.101cm" fo:border-left="0.05pt solid #000000" fo:border-right="none" fo:border-top="none" fo:border-bottom="0.05pt solid #000000"/>
    </style:style>
    <style:style style:name="Taula5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9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9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" style:family="table">
      <style:table-properties style:width="17.013cm" fo:margin-left="0cm" table:align="left"/>
    </style:style>
    <style:style style:name="Taula61.A" style:family="table-column">
      <style:table-column-properties style:column-width="2.69cm"/>
    </style:style>
    <style:style style:name="Taula61.B" style:family="table-column">
      <style:table-column-properties style:column-width="2.91cm"/>
    </style:style>
    <style:style style:name="Taula61.C" style:family="table-column">
      <style:table-column-properties style:column-width="3.11cm"/>
    </style:style>
    <style:style style:name="Taula61.D" style:family="table-column">
      <style:table-column-properties style:column-width="8.303cm"/>
    </style:style>
    <style:style style:name="Taula6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1.B2" style:family="table-cell">
      <style:table-cell-properties fo:padding="0.101cm" fo:border="0.05pt solid #000000"/>
    </style:style>
    <style:style style:name="Taula61.3" style:family="table-row">
      <style:table-row-properties fo:background-color="transparent" fo:keep-together="auto">
        <style:background-image/>
      </style:table-row-properties>
    </style:style>
    <style:style style:name="Taula6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1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1.C5" style:family="table-cell">
      <style:table-cell-properties fo:padding="0.101cm" fo:border-left="0.05pt solid #000000" fo:border-right="none" fo:border-top="none" fo:border-bottom="0.05pt solid #000000"/>
    </style:style>
    <style:style style:name="Taula61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1.B6" style:family="table-cell">
      <style:table-cell-properties fo:padding="0.101cm" fo:border-left="0.05pt solid #000000" fo:border-right="none" fo:border-top="none" fo:border-bottom="0.05pt solid #000000"/>
    </style:style>
    <style:style style:name="Taula61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1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" style:family="table">
      <style:table-properties style:width="17.013cm" fo:margin-left="0cm" table:align="left"/>
    </style:style>
    <style:style style:name="Taula62.A" style:family="table-column">
      <style:table-column-properties style:column-width="2.69cm"/>
    </style:style>
    <style:style style:name="Taula62.B" style:family="table-column">
      <style:table-column-properties style:column-width="2.91cm"/>
    </style:style>
    <style:style style:name="Taula62.C" style:family="table-column">
      <style:table-column-properties style:column-width="3.11cm"/>
    </style:style>
    <style:style style:name="Taula62.D" style:family="table-column">
      <style:table-column-properties style:column-width="8.303cm"/>
    </style:style>
    <style:style style:name="Taula6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2.B2" style:family="table-cell">
      <style:table-cell-properties fo:padding="0.101cm" fo:border="0.05pt solid #000000"/>
    </style:style>
    <style:style style:name="Taula62.3" style:family="table-row">
      <style:table-row-properties fo:background-color="transparent" fo:keep-together="auto">
        <style:background-image/>
      </style:table-row-properties>
    </style:style>
    <style:style style:name="Taula6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2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2.C5" style:family="table-cell">
      <style:table-cell-properties fo:padding="0.101cm" fo:border-left="0.05pt solid #000000" fo:border-right="none" fo:border-top="none" fo:border-bottom="0.05pt solid #000000"/>
    </style:style>
    <style:style style:name="Taula62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2.B6" style:family="table-cell">
      <style:table-cell-properties fo:padding="0.101cm" fo:border-left="0.05pt solid #000000" fo:border-right="none" fo:border-top="none" fo:border-bottom="0.05pt solid #000000"/>
    </style:style>
    <style:style style:name="Taula62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2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3" style:family="table">
      <style:table-properties style:width="17.013cm" fo:margin-left="0cm" table:align="left"/>
    </style:style>
    <style:style style:name="Taula63.A" style:family="table-column">
      <style:table-column-properties style:column-width="2.69cm"/>
    </style:style>
    <style:style style:name="Taula63.B" style:family="table-column">
      <style:table-column-properties style:column-width="2.757cm"/>
    </style:style>
    <style:style style:name="Taula63.C" style:family="table-column">
      <style:table-column-properties style:column-width="3.263cm"/>
    </style:style>
    <style:style style:name="Taula63.D" style:family="table-column">
      <style:table-column-properties style:column-width="8.303cm"/>
    </style:style>
    <style:style style:name="Taula6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3.B2" style:family="table-cell">
      <style:table-cell-properties fo:padding="0.101cm" fo:border="0.05pt solid #000000"/>
    </style:style>
    <style:style style:name="Taula63.3" style:family="table-row">
      <style:table-row-properties fo:background-color="transparent" fo:keep-together="auto">
        <style:background-image/>
      </style:table-row-properties>
    </style:style>
    <style:style style:name="Taula6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3.B5" style:family="table-cell">
      <style:table-cell-properties fo:padding="0.101cm" fo:border-left="0.05pt solid #000000" fo:border-right="none" fo:border-top="none" fo:border-bottom="0.05pt solid #000000"/>
    </style:style>
    <style:style style:name="Taula6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" style:family="table">
      <style:table-properties style:width="17.013cm" fo:margin-left="0cm" table:align="left"/>
    </style:style>
    <style:style style:name="Taula7.A" style:family="table-column">
      <style:table-column-properties style:column-width="2.69cm"/>
    </style:style>
    <style:style style:name="Taula7.B" style:family="table-column">
      <style:table-column-properties style:column-width="2.757cm"/>
    </style:style>
    <style:style style:name="Taula7.C" style:family="table-column">
      <style:table-column-properties style:column-width="3.263cm"/>
    </style:style>
    <style:style style:name="Taula7.D" style:family="table-column">
      <style:table-column-properties style:column-width="8.303cm"/>
    </style:style>
    <style:style style:name="Taula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.B2" style:family="table-cell">
      <style:table-cell-properties fo:padding="0.101cm" fo:border="0.05pt solid #000000"/>
    </style:style>
    <style:style style:name="Taula7.3" style:family="table-row">
      <style:table-row-properties fo:background-color="transparent" fo:keep-together="auto">
        <style:background-image/>
      </style:table-row-properties>
    </style:style>
    <style:style style:name="Taula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.B5" style:family="table-cell">
      <style:table-cell-properties fo:padding="0.101cm" fo:border-left="0.05pt solid #000000" fo:border-right="none" fo:border-top="none" fo:border-bottom="0.05pt solid #000000"/>
    </style:style>
    <style:style style:name="Taula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" style:family="table">
      <style:table-properties style:width="17.013cm" fo:margin-left="0cm" table:align="left"/>
    </style:style>
    <style:style style:name="Taula18.A" style:family="table-column">
      <style:table-column-properties style:column-width="2.69cm"/>
    </style:style>
    <style:style style:name="Taula18.B" style:family="table-column">
      <style:table-column-properties style:column-width="2.801cm"/>
    </style:style>
    <style:style style:name="Taula18.C" style:family="table-column">
      <style:table-column-properties style:column-width="3.219cm"/>
    </style:style>
    <style:style style:name="Taula18.D" style:family="table-column">
      <style:table-column-properties style:column-width="8.303cm"/>
    </style:style>
    <style:style style:name="Taula1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8.B2" style:family="table-cell">
      <style:table-cell-properties fo:padding="0.101cm" fo:border="0.05pt solid #000000"/>
    </style:style>
    <style:style style:name="Taula18.3" style:family="table-row">
      <style:table-row-properties fo:background-color="transparent" fo:keep-together="auto">
        <style:background-image/>
      </style:table-row-properties>
    </style:style>
    <style:style style:name="Taula1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8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8.C5" style:family="table-cell">
      <style:table-cell-properties fo:padding="0.101cm" fo:border-left="0.05pt solid #000000" fo:border-right="none" fo:border-top="none" fo:border-bottom="0.05pt solid #000000"/>
    </style:style>
    <style:style style:name="Taula18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8.B6" style:family="table-cell">
      <style:table-cell-properties fo:padding="0.101cm" fo:border-left="0.05pt solid #000000" fo:border-right="none" fo:border-top="none" fo:border-bottom="0.05pt solid #000000"/>
    </style:style>
    <style:style style:name="Taula18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8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4" style:family="table">
      <style:table-properties style:width="17.013cm" fo:margin-left="0cm" table:align="left"/>
    </style:style>
    <style:style style:name="Taula64.A" style:family="table-column">
      <style:table-column-properties style:column-width="2.69cm"/>
    </style:style>
    <style:style style:name="Taula64.B" style:family="table-column">
      <style:table-column-properties style:column-width="2.757cm"/>
    </style:style>
    <style:style style:name="Taula64.C" style:family="table-column">
      <style:table-column-properties style:column-width="3.263cm"/>
    </style:style>
    <style:style style:name="Taula64.D" style:family="table-column">
      <style:table-column-properties style:column-width="8.303cm"/>
    </style:style>
    <style:style style:name="Taula6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4.B2" style:family="table-cell">
      <style:table-cell-properties fo:padding="0.101cm" fo:border="0.05pt solid #000000"/>
    </style:style>
    <style:style style:name="Taula64.3" style:family="table-row">
      <style:table-row-properties fo:background-color="transparent" fo:keep-together="auto">
        <style:background-image/>
      </style:table-row-properties>
    </style:style>
    <style:style style:name="Taula6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4.B5" style:family="table-cell">
      <style:table-cell-properties fo:padding="0.101cm" fo:border-left="0.05pt solid #000000" fo:border-right="none" fo:border-top="none" fo:border-bottom="0.05pt solid #000000"/>
    </style:style>
    <style:style style:name="Taula6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3.A" style:family="table-column">
      <style:table-column-properties style:column-width="2.69cm"/>
    </style:style>
    <style:style style:name="Taula73.B" style:family="table-column">
      <style:table-column-properties style:column-width="2.757cm"/>
    </style:style>
    <style:style style:name="Taula73.C" style:family="table-column">
      <style:table-column-properties style:column-width="3.263cm"/>
    </style:style>
    <style:style style:name="Taula73.D" style:family="table-column">
      <style:table-column-properties style:column-width="8.303cm"/>
    </style:style>
    <style:style style:name="Taula7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3.B2" style:family="table-cell">
      <style:table-cell-properties fo:padding="0.101cm" fo:border="0.05pt solid #000000"/>
    </style:style>
    <style:style style:name="Taula73.3" style:family="table-row">
      <style:table-row-properties fo:background-color="transparent" fo:keep-together="auto">
        <style:background-image/>
      </style:table-row-properties>
    </style:style>
    <style:style style:name="Taula7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3.B5" style:family="table-cell">
      <style:table-cell-properties fo:padding="0.101cm" fo:border-left="0.05pt solid #000000" fo:border-right="none" fo:border-top="none" fo:border-bottom="0.05pt solid #000000"/>
    </style:style>
    <style:style style:name="Taula7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6" style:family="table">
      <style:table-properties style:width="17.013cm" fo:margin-left="0cm" table:align="left"/>
    </style:style>
    <style:style style:name="Taula66.A" style:family="table-column">
      <style:table-column-properties style:column-width="2.69cm"/>
    </style:style>
    <style:style style:name="Taula66.B" style:family="table-column">
      <style:table-column-properties style:column-width="2.757cm"/>
    </style:style>
    <style:style style:name="Taula66.C" style:family="table-column">
      <style:table-column-properties style:column-width="3.263cm"/>
    </style:style>
    <style:style style:name="Taula66.D" style:family="table-column">
      <style:table-column-properties style:column-width="8.303cm"/>
    </style:style>
    <style:style style:name="Taula6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6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6.B2" style:family="table-cell">
      <style:table-cell-properties fo:padding="0.101cm" fo:border="0.05pt solid #000000"/>
    </style:style>
    <style:style style:name="Taula66.3" style:family="table-row">
      <style:table-row-properties fo:background-color="transparent" fo:keep-together="auto">
        <style:background-image/>
      </style:table-row-properties>
    </style:style>
    <style:style style:name="Taula66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6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6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6.B5" style:family="table-cell">
      <style:table-cell-properties fo:padding="0.101cm" fo:border-left="0.05pt solid #000000" fo:border-right="none" fo:border-top="none" fo:border-bottom="0.05pt solid #000000"/>
    </style:style>
    <style:style style:name="Taula66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6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6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" style:family="table">
      <style:table-properties style:width="17.013cm" fo:margin-left="0cm" table:align="left"/>
    </style:style>
    <style:style style:name="Taula67.A" style:family="table-column">
      <style:table-column-properties style:column-width="2.69cm"/>
    </style:style>
    <style:style style:name="Taula67.B" style:family="table-column">
      <style:table-column-properties style:column-width="2.91cm"/>
    </style:style>
    <style:style style:name="Taula67.C" style:family="table-column">
      <style:table-column-properties style:column-width="3.11cm"/>
    </style:style>
    <style:style style:name="Taula67.D" style:family="table-column">
      <style:table-column-properties style:column-width="8.303cm"/>
    </style:style>
    <style:style style:name="Taula6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7.B2" style:family="table-cell">
      <style:table-cell-properties fo:padding="0.101cm" fo:border="0.05pt solid #000000"/>
    </style:style>
    <style:style style:name="Taula67.3" style:family="table-row">
      <style:table-row-properties fo:background-color="transparent" fo:keep-together="auto">
        <style:background-image/>
      </style:table-row-properties>
    </style:style>
    <style:style style:name="Taula6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C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7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7.C5" style:family="table-cell">
      <style:table-cell-properties fo:padding="0.101cm" fo:border-left="0.05pt solid #000000" fo:border-right="none" fo:border-top="none" fo:border-bottom="0.05pt solid #000000"/>
    </style:style>
    <style:style style:name="Taula6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7.B6" style:family="table-cell">
      <style:table-cell-properties fo:padding="0.101cm" fo:border-left="0.05pt solid #000000" fo:border-right="none" fo:border-top="none" fo:border-bottom="0.05pt solid #000000"/>
    </style:style>
    <style:style style:name="Taula6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" style:family="table">
      <style:table-properties style:width="17.013cm" fo:margin-left="0cm" table:align="left"/>
    </style:style>
    <style:style style:name="Taula68.A" style:family="table-column">
      <style:table-column-properties style:column-width="2.69cm"/>
    </style:style>
    <style:style style:name="Taula68.B" style:family="table-column">
      <style:table-column-properties style:column-width="2.91cm"/>
    </style:style>
    <style:style style:name="Taula68.C" style:family="table-column">
      <style:table-column-properties style:column-width="3.11cm"/>
    </style:style>
    <style:style style:name="Taula68.D" style:family="table-column">
      <style:table-column-properties style:column-width="8.303cm"/>
    </style:style>
    <style:style style:name="Taula6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8.B2" style:family="table-cell">
      <style:table-cell-properties fo:padding="0.101cm" fo:border="0.05pt solid #000000"/>
    </style:style>
    <style:style style:name="Taula68.3" style:family="table-row">
      <style:table-row-properties fo:background-color="transparent" fo:keep-together="auto">
        <style:background-image/>
      </style:table-row-properties>
    </style:style>
    <style:style style:name="Taula6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8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8.C5" style:family="table-cell">
      <style:table-cell-properties fo:padding="0.101cm" fo:border-left="0.05pt solid #000000" fo:border-right="none" fo:border-top="none" fo:border-bottom="0.05pt solid #000000"/>
    </style:style>
    <style:style style:name="Taula68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8.B6" style:family="table-cell">
      <style:table-cell-properties fo:padding="0.101cm" fo:border-left="0.05pt solid #000000" fo:border-right="none" fo:border-top="none" fo:border-bottom="0.05pt solid #000000"/>
    </style:style>
    <style:style style:name="Taula68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8.B7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5244b2" officeooo:paragraph-rsid="003e990f"/>
    </style:style>
    <style:style style:name="P2" style:family="paragraph" style:parent-style-name="Text_20_body">
      <style:text-properties officeooo:paragraph-rsid="00bf0cf0"/>
    </style:style>
    <style:style style:name="P3" style:family="paragraph" style:parent-style-name="Table_20_Contents">
      <style:text-properties style:font-name="Arial" fo:font-size="9pt" officeooo:rsid="0095f247" officeooo:paragraph-rsid="00f30ff6" style:font-size-asian="9pt" style:font-size-complex="9pt"/>
    </style:style>
    <style:style style:name="P4" style:family="paragraph" style:parent-style-name="Table_20_Contents">
      <style:text-properties style:font-name="Arial" fo:font-size="9pt" officeooo:rsid="0095f247" officeooo:paragraph-rsid="01215f2d" style:font-size-asian="9pt" style:font-size-complex="9pt"/>
    </style:style>
    <style:style style:name="P5" style:family="paragraph" style:parent-style-name="Table_20_Contents">
      <style:text-properties style:font-name="Arial" fo:font-size="9pt" officeooo:rsid="00bbdf96" officeooo:paragraph-rsid="00bf0cf0" style:font-size-asian="9pt" style:font-size-complex="9pt"/>
    </style:style>
    <style:style style:name="P6" style:family="paragraph" style:parent-style-name="Standard">
      <style:text-properties officeooo:rsid="0062d4a5" officeooo:paragraph-rsid="00bf0cf0"/>
    </style:style>
    <style:style style:name="P7" style:family="paragraph" style:parent-style-name="Standard">
      <style:text-properties officeooo:rsid="0053cec3" officeooo:paragraph-rsid="00bf0cf0"/>
    </style:style>
    <style:style style:name="P8" style:family="paragraph" style:parent-style-name="Heading_20_2">
      <style:text-properties officeooo:rsid="00a9bbde"/>
    </style:style>
    <style:style style:name="P9" style:family="paragraph" style:parent-style-name="Table_20_Contents">
      <style:text-properties style:font-name="Arial" fo:font-size="9pt" officeooo:rsid="0095f247" officeooo:paragraph-rsid="00f43c44" style:font-size-asian="9pt" style:font-size-complex="9pt"/>
    </style:style>
    <style:style style:name="P10" style:family="paragraph" style:parent-style-name="Standard">
      <style:text-properties officeooo:rsid="0053cec3"/>
    </style:style>
    <style:style style:name="P11" style:family="paragraph" style:parent-style-name="Text_20_body">
      <style:text-properties officeooo:paragraph-rsid="00d75fd4"/>
    </style:style>
    <style:style style:name="P12" style:family="paragraph" style:parent-style-name="Table_20_Contents">
      <style:text-properties style:font-name="Arial" fo:font-size="9pt" officeooo:rsid="0095f247" officeooo:paragraph-rsid="00f633dd" style:font-size-asian="9pt" style:font-size-complex="9pt"/>
    </style:style>
    <style:style style:name="P13" style:family="paragraph" style:parent-style-name="Table_20_Contents">
      <style:text-properties style:font-name="Arial" fo:font-size="9pt" officeooo:rsid="00b02fb8" officeooo:paragraph-rsid="00d75fd4" style:font-size-asian="9pt" style:font-size-complex="9pt"/>
    </style:style>
    <style:style style:name="P14" style:family="paragraph" style:parent-style-name="Table_20_Contents">
      <style:text-properties style:font-name="Arial" fo:font-size="9pt" officeooo:rsid="0094aa74" officeooo:paragraph-rsid="00d75fd4" style:font-size-asian="9pt" style:font-size-complex="9pt"/>
    </style:style>
    <style:style style:name="P15" style:family="paragraph" style:parent-style-name="Table_20_Contents" style:list-style-name="L1">
      <style:text-properties style:font-name="Arial" fo:font-size="9pt" officeooo:rsid="00b02fb8" officeooo:paragraph-rsid="00d75fd4" style:font-size-asian="9pt" style:font-size-complex="9pt"/>
    </style:style>
    <style:style style:name="P16" style:family="paragraph" style:parent-style-name="Table_20_Contents">
      <style:text-properties style:font-name="Arial" fo:font-size="9pt" officeooo:rsid="00b18b75" officeooo:paragraph-rsid="00d75fd4" style:font-size-asian="9pt" style:font-size-complex="9pt"/>
    </style:style>
    <style:style style:name="P17" style:family="paragraph" style:parent-style-name="Table_20_Contents">
      <style:text-properties style:font-name="Arial" fo:font-size="9pt" officeooo:rsid="0095f247" officeooo:paragraph-rsid="00f7d297" style:font-size-asian="9pt" style:font-size-complex="9pt"/>
    </style:style>
    <style:style style:name="P18" style:family="paragraph" style:parent-style-name="Table_20_Contents">
      <style:text-properties style:font-name="Arial" fo:font-size="9pt" fo:font-weight="bold" officeooo:rsid="0094aa74" officeooo:paragraph-rsid="00a2e09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Arial" fo:font-size="9pt" fo:font-weight="bold" officeooo:rsid="00b02fb8" officeooo:paragraph-rsid="00a2e09d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font-name="Arial" fo:font-size="9pt" officeooo:rsid="0094aa74" officeooo:paragraph-rsid="00a0031b" style:font-size-asian="9pt" style:font-size-complex="9pt"/>
    </style:style>
    <style:style style:name="P21" style:family="paragraph" style:parent-style-name="Table_20_Contents">
      <style:text-properties style:font-name="Arial" fo:font-size="9pt" officeooo:rsid="00b02fb8" officeooo:paragraph-rsid="00b02fb8" style:font-size-asian="9pt" style:font-size-complex="9pt"/>
    </style:style>
    <style:style style:name="P22" style:family="paragraph" style:parent-style-name="Table_20_Contents" style:list-style-name="L1">
      <style:text-properties style:font-name="Arial" fo:font-size="9pt" officeooo:rsid="00b02fb8" officeooo:paragraph-rsid="00b02fb8" style:font-size-asian="9pt" style:font-size-complex="9pt"/>
    </style:style>
    <style:style style:name="P23" style:family="paragraph" style:parent-style-name="Table_20_Contents">
      <style:text-properties style:font-name="Arial" fo:font-size="9pt" officeooo:rsid="00b0e101" officeooo:paragraph-rsid="00b0e101" style:font-size-asian="9pt" style:font-size-complex="9pt"/>
    </style:style>
    <style:style style:name="P24" style:family="paragraph" style:parent-style-name="Table_20_Contents" style:list-style-name="L1">
      <style:text-properties style:font-name="Arial" fo:font-size="9pt" officeooo:rsid="00b0e101" officeooo:paragraph-rsid="00b0e101" style:font-size-asian="9pt" style:font-size-complex="9pt"/>
    </style:style>
    <style:style style:name="P25" style:family="paragraph" style:parent-style-name="Table_20_Contents">
      <style:text-properties style:font-name="Arial" fo:font-size="9pt" officeooo:rsid="0094aa74" officeooo:paragraph-rsid="012049fc" style:font-size-asian="9pt" style:font-size-complex="9pt"/>
    </style:style>
    <style:style style:name="P26" style:family="paragraph" style:parent-style-name="Table_20_Contents">
      <style:text-properties style:font-name="Arial" fo:font-size="9pt" officeooo:rsid="00b18b75" officeooo:paragraph-rsid="00f82aa8" style:font-size-asian="9pt" style:font-size-complex="9pt"/>
    </style:style>
    <style:style style:name="P27" style:family="paragraph" style:parent-style-name="Text_20_body">
      <style:text-properties officeooo:paragraph-rsid="0094aa74"/>
    </style:style>
    <style:style style:name="P28" style:family="paragraph" style:parent-style-name="Table_20_Contents">
      <style:text-properties style:font-name="Arial" fo:font-size="9pt" fo:font-weight="normal" officeooo:rsid="0095f247" officeooo:paragraph-rsid="00f964b2" style:font-size-asian="9pt" style:font-weight-asian="normal" style:font-size-complex="9pt" style:font-weight-complex="normal"/>
    </style:style>
    <style:style style:name="P29" style:family="paragraph" style:parent-style-name="Table_20_Contents">
      <style:text-properties style:text-line-through-style="none" style:text-line-through-type="none" style:font-name="Arial" fo:font-size="9pt" fo:font-weight="bold" officeooo:rsid="0094aa74" officeooo:paragraph-rsid="00a2e09d" fo:background-color="transparent" style:font-size-asian="9pt" style:font-weight-asian="bold" style:font-size-complex="9pt" style:font-weight-complex="bold"/>
    </style:style>
    <style:style style:name="P30" style:family="paragraph" style:parent-style-name="Text_20_body">
      <style:text-properties officeooo:paragraph-rsid="00a88e9a"/>
    </style:style>
    <style:style style:name="P31" style:family="paragraph" style:parent-style-name="Table_20_Contents">
      <style:text-properties style:font-name="Arial" fo:font-size="9pt" officeooo:rsid="0095f247" officeooo:paragraph-rsid="00a47a01" style:font-size-asian="9pt" style:font-size-complex="9pt"/>
    </style:style>
    <style:style style:name="P32" style:family="paragraph" style:parent-style-name="Table_20_Contents">
      <style:text-properties style:font-name="Arial" fo:font-size="9pt" officeooo:rsid="0094aa74" officeooo:paragraph-rsid="00a32433" style:font-size-asian="9pt" style:font-size-complex="9pt"/>
    </style:style>
    <style:style style:name="P33" style:family="paragraph" style:parent-style-name="Table_20_Contents">
      <style:text-properties style:font-name="Arial" fo:font-size="9pt" officeooo:rsid="00a86f1b" officeooo:paragraph-rsid="0105731e" style:font-size-asian="9pt" style:font-size-complex="9pt"/>
    </style:style>
    <style:style style:name="P34" style:family="paragraph" style:parent-style-name="Table_20_Contents">
      <style:text-properties style:font-name="Arial" fo:font-size="9pt" officeooo:rsid="00d7cf1a" officeooo:paragraph-rsid="010f2c45" style:font-size-asian="9pt" style:font-size-complex="9pt"/>
    </style:style>
    <style:style style:name="P35" style:family="paragraph" style:parent-style-name="Table_20_Contents">
      <style:text-properties style:font-name="Arial" fo:font-size="9pt" officeooo:rsid="00ec12fc" officeooo:paragraph-rsid="010f2c45" style:font-size-asian="9pt" style:font-size-complex="9pt"/>
    </style:style>
    <style:style style:name="P36" style:family="paragraph" style:parent-style-name="Table_20_Contents">
      <style:text-properties style:font-name="Arial" fo:font-size="9pt" officeooo:rsid="00d811b7" officeooo:paragraph-rsid="010f2c45" style:font-size-asian="9pt" style:font-size-complex="9pt"/>
    </style:style>
    <style:style style:name="P37" style:family="paragraph" style:parent-style-name="Table_20_Contents">
      <style:text-properties style:font-name="Arial" fo:font-size="9pt" fo:font-weight="bold" officeooo:rsid="00da29ed" officeooo:paragraph-rsid="00da29ed" style:font-size-asian="9pt" style:font-weight-asian="bold" style:font-size-complex="9pt" style:font-weight-complex="bold"/>
    </style:style>
    <style:style style:name="P38" style:family="paragraph" style:parent-style-name="Table_20_Contents">
      <style:text-properties style:font-name="Arial" fo:font-size="9pt" officeooo:rsid="00a86f1b" officeooo:paragraph-rsid="00a86f1b" style:font-size-asian="9pt" style:font-size-complex="9pt"/>
    </style:style>
    <style:style style:name="P39" style:family="paragraph" style:parent-style-name="Heading_20_2">
      <style:text-properties officeooo:rsid="00a88e9a" officeooo:paragraph-rsid="01106c62"/>
    </style:style>
    <style:style style:name="P40" style:family="paragraph" style:parent-style-name="Text_20_body">
      <style:text-properties officeooo:paragraph-rsid="01106c62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4pt" fo:font-weight="bold" officeooo:rsid="00a88e9a" officeooo:paragraph-rsid="01106c62" style:font-size-asian="14pt" style:font-weight-asian="bold" style:font-size-complex="14pt" style:font-weight-complex="bold"/>
    </style:style>
    <style:style style:name="P42" style:family="paragraph" style:parent-style-name="Table_20_Contents">
      <style:text-properties style:font-name="Arial" fo:font-size="9pt" officeooo:rsid="0095f247" officeooo:paragraph-rsid="00a4611d" style:font-size-asian="9pt" style:font-size-complex="9pt"/>
    </style:style>
    <style:style style:name="P43" style:family="paragraph" style:parent-style-name="Table_20_Contents">
      <style:text-properties style:font-name="Arial" fo:font-size="9pt" officeooo:rsid="00958fe7" officeooo:paragraph-rsid="00a4611d" style:font-size-asian="9pt" style:font-size-complex="9pt"/>
    </style:style>
    <style:style style:name="P44" style:family="paragraph" style:parent-style-name="Table_20_Contents">
      <style:text-properties style:font-name="Arial" fo:font-size="9pt" officeooo:rsid="00be8221" officeooo:paragraph-rsid="00ec12fc" style:font-size-asian="9pt" style:font-size-complex="9pt"/>
    </style:style>
    <style:style style:name="P45" style:family="paragraph" style:parent-style-name="Table_20_Contents">
      <style:text-properties style:font-name="Arial" fo:font-size="9pt" officeooo:rsid="00be8221" officeooo:paragraph-rsid="00be8221" style:font-size-asian="9pt" style:font-size-complex="9pt"/>
    </style:style>
    <style:style style:name="P46" style:family="paragraph" style:parent-style-name="Table_20_Contents" style:list-style-name="L2">
      <style:text-properties style:font-name="Arial" fo:font-size="9pt" officeooo:rsid="00be8221" officeooo:paragraph-rsid="00be8221" style:font-size-asian="9pt" style:font-size-complex="9pt"/>
    </style:style>
    <style:style style:name="P47" style:family="paragraph" style:parent-style-name="Table_20_Contents">
      <style:text-properties style:font-name="Arial" fo:font-size="9pt" officeooo:rsid="00bbdf96" officeooo:paragraph-rsid="00bbdf96" style:font-size-asian="9pt" style:font-size-complex="9pt"/>
    </style:style>
    <style:style style:name="P48" style:family="paragraph" style:parent-style-name="Heading_20_2">
      <style:text-properties officeooo:rsid="00715846" officeooo:paragraph-rsid="00a9bbde"/>
    </style:style>
    <style:style style:name="P49" style:family="paragraph" style:parent-style-name="Text_20_body">
      <style:text-properties officeooo:paragraph-rsid="00a9bbde"/>
    </style:style>
    <style:style style:name="P50" style:family="paragraph" style:parent-style-name="Table_20_Contents">
      <style:text-properties style:font-name="Arial" fo:font-size="9pt" officeooo:rsid="0095f247" officeooo:paragraph-rsid="00fc5e03" style:font-size-asian="9pt" style:font-size-complex="9pt"/>
    </style:style>
    <style:style style:name="P51" style:family="paragraph" style:parent-style-name="Table_20_Contents">
      <style:text-properties style:text-line-through-style="none" style:text-line-through-type="none" style:font-name="Arial" fo:font-size="9pt" fo:font-weight="bold" officeooo:rsid="00acc891" officeooo:paragraph-rsid="00acc891" fo:background-color="transparent" style:font-size-asian="9pt" style:font-weight-asian="bold" style:font-size-complex="9pt" style:font-weight-complex="bold"/>
    </style:style>
    <style:style style:name="P52" style:family="paragraph" style:parent-style-name="Table_20_Contents">
      <style:text-properties style:text-line-through-style="none" style:text-line-through-type="none" style:font-name="Arial" fo:font-size="9pt" officeooo:rsid="00acc891" officeooo:paragraph-rsid="00f01e31" fo:background-color="transparent" style:font-size-asian="9pt" style:font-size-complex="9pt"/>
    </style:style>
    <style:style style:name="P53" style:family="paragraph" style:parent-style-name="Standard">
      <style:text-properties officeooo:rsid="0053cec3" officeooo:paragraph-rsid="00a32433"/>
    </style:style>
    <style:style style:name="P54" style:family="paragraph" style:parent-style-name="Table_20_Contents">
      <style:text-properties style:font-name="Arial" fo:font-size="9pt" officeooo:rsid="0095f247" officeooo:paragraph-rsid="00fdf9ff" style:font-size-asian="9pt" style:font-size-complex="9pt"/>
    </style:style>
    <style:style style:name="P55" style:family="paragraph" style:parent-style-name="Heading_20_2">
      <style:text-properties officeooo:paragraph-rsid="013832a3"/>
    </style:style>
    <style:style style:name="P56" style:family="paragraph" style:parent-style-name="Text_20_body">
      <style:text-properties officeooo:paragraph-rsid="013832a3"/>
    </style:style>
    <style:style style:name="P57" style:family="paragraph" style:parent-style-name="Text_20_body" style:list-style-name="L3">
      <style:text-properties officeooo:rsid="00a9b4aa" officeooo:paragraph-rsid="00975210"/>
    </style:style>
    <style:style style:name="P58" style:family="paragraph" style:parent-style-name="Text_20_body">
      <style:text-properties officeooo:rsid="0137582b" officeooo:paragraph-rsid="0137582b"/>
    </style:style>
    <style:style style:name="P59" style:family="paragraph" style:parent-style-name="Text_20_body" style:list-style-name="L3">
      <style:text-properties officeooo:rsid="00aa33b4" officeooo:paragraph-rsid="00975210"/>
    </style:style>
    <style:style style:name="P60" style:family="paragraph" style:parent-style-name="Text_20_body" style:list-style-name="L3">
      <style:text-properties officeooo:rsid="00aa641c" officeooo:paragraph-rsid="00975210"/>
    </style:style>
    <style:style style:name="P61" style:family="paragraph" style:parent-style-name="Text_20_body" style:list-style-name="L3">
      <style:text-properties officeooo:rsid="0062d4a5" officeooo:paragraph-rsid="00975210"/>
    </style:style>
    <style:style style:name="P62" style:family="paragraph" style:parent-style-name="Text_20_body">
      <style:text-properties officeooo:paragraph-rsid="01127e6a"/>
    </style:style>
    <style:style style:name="P63" style:family="paragraph" style:parent-style-name="Text_20_body">
      <style:text-properties style:font-name="Arial" fo:font-size="9pt" officeooo:rsid="00b867d6" officeooo:paragraph-rsid="0124b402" style:font-size-asian="9pt" style:font-size-complex="9pt"/>
    </style:style>
    <style:style style:name="P64" style:family="paragraph" style:parent-style-name="Table_20_Contents">
      <style:text-properties style:font-name="Arial" fo:font-size="9pt" fo:font-weight="bold" officeooo:rsid="00975210" officeooo:paragraph-rsid="00c0b5b5" style:font-size-asian="9pt" style:font-weight-asian="bold" style:font-size-complex="9pt" style:font-weight-complex="bold"/>
    </style:style>
    <style:style style:name="P65" style:family="paragraph" style:parent-style-name="Table_20_Contents">
      <style:text-properties style:font-name="Arial" fo:font-size="9pt" officeooo:rsid="00975210" officeooo:paragraph-rsid="00c0b5b5" style:font-size-asian="9pt" style:font-size-complex="9pt"/>
    </style:style>
    <style:style style:name="P66" style:family="paragraph" style:parent-style-name="Table_20_Contents">
      <style:text-properties style:font-name="Arial" fo:font-size="9pt" officeooo:rsid="00ca029e" officeooo:paragraph-rsid="0124d988" style:font-size-asian="9pt" style:font-size-complex="9pt"/>
    </style:style>
    <style:style style:name="P67" style:family="paragraph" style:parent-style-name="Table_20_Contents">
      <style:text-properties style:font-name="Arial" fo:font-size="9pt" officeooo:rsid="00dce997" officeooo:paragraph-rsid="0124d988" style:font-size-asian="9pt" style:font-size-complex="9pt"/>
    </style:style>
    <style:style style:name="P68" style:family="paragraph" style:parent-style-name="Standard">
      <style:text-properties officeooo:paragraph-rsid="0062d4a5"/>
    </style:style>
    <style:style style:name="P69" style:family="paragraph" style:parent-style-name="Text_20_body">
      <style:text-properties officeooo:paragraph-rsid="00c0b5b5"/>
    </style:style>
    <style:style style:name="P70" style:family="paragraph" style:parent-style-name="Text_20_body">
      <style:text-properties style:font-name="Arial" fo:font-size="9pt" officeooo:rsid="00649ebd" officeooo:paragraph-rsid="0124b402" style:font-size-asian="9pt" style:font-size-complex="9pt"/>
    </style:style>
    <style:style style:name="P71" style:family="paragraph" style:parent-style-name="Table_20_Contents">
      <style:text-properties style:font-name="Arial" fo:font-size="9pt" fo:font-weight="bold" officeooo:rsid="006d954b" officeooo:paragraph-rsid="0124d988" style:font-size-asian="9pt" style:font-weight-asian="bold" style:font-size-complex="9pt" style:font-weight-complex="bold"/>
    </style:style>
    <style:style style:name="P72" style:family="paragraph" style:parent-style-name="Table_20_Contents">
      <style:text-properties style:font-name="Arial" fo:font-size="9pt" officeooo:rsid="00975210" officeooo:paragraph-rsid="0124d988" style:font-size-asian="9pt" style:font-size-complex="9pt"/>
    </style:style>
    <style:style style:name="P73" style:family="paragraph" style:parent-style-name="Table_20_Contents">
      <style:text-properties style:font-name="Arial" fo:font-size="9pt" officeooo:rsid="00c6bffe" officeooo:paragraph-rsid="0124d988" style:font-size-asian="9pt" style:font-size-complex="9pt"/>
    </style:style>
    <style:style style:name="P74" style:family="paragraph" style:parent-style-name="Table_20_Contents">
      <style:text-properties style:font-name="Arial" fo:font-size="9pt" officeooo:rsid="00c091a2" officeooo:paragraph-rsid="01215f2d" style:font-size-asian="9pt" style:font-size-complex="9pt"/>
    </style:style>
    <style:style style:name="P75" style:family="paragraph" style:parent-style-name="Standard">
      <style:text-properties officeooo:paragraph-rsid="00649ebd"/>
    </style:style>
    <style:style style:name="P76" style:family="paragraph" style:parent-style-name="Text_20_body">
      <style:text-properties officeooo:paragraph-rsid="0064b1c0"/>
    </style:style>
    <style:style style:name="P77" style:family="paragraph" style:parent-style-name="Text_20_body">
      <style:text-properties style:font-name="Arial" fo:font-size="9pt" officeooo:rsid="00649ebd" officeooo:paragraph-rsid="0124d988" style:font-size-asian="9pt" style:font-size-complex="9pt"/>
    </style:style>
    <style:style style:name="P78" style:family="paragraph" style:parent-style-name="Heading_20_2">
      <style:text-properties officeooo:rsid="00663ab8" fo:background-color="transparent"/>
    </style:style>
    <style:style style:name="P79" style:family="paragraph" style:parent-style-name="Text_20_body">
      <style:text-properties officeooo:rsid="00663ab8" officeooo:paragraph-rsid="00663ab8" fo:background-color="transparent"/>
    </style:style>
    <style:style style:name="P80" style:family="paragraph" style:parent-style-name="Text_20_body">
      <style:text-properties style:font-name="Arial" fo:font-size="9pt" officeooo:rsid="006d954b" officeooo:paragraph-rsid="0124d988" style:font-size-asian="9pt" style:font-size-complex="9pt"/>
    </style:style>
    <style:style style:name="P81" style:family="paragraph" style:parent-style-name="Table_20_Contents">
      <style:text-properties style:font-name="Arial" fo:font-size="9pt" officeooo:rsid="00cad9bc" officeooo:paragraph-rsid="0124d988" style:font-size-asian="9pt" style:font-size-complex="9pt"/>
    </style:style>
    <style:style style:name="P82" style:family="paragraph" style:parent-style-name="Text_20_body">
      <style:text-properties style:font-name="Arial" fo:font-size="9pt" officeooo:rsid="0070e54d" officeooo:paragraph-rsid="0124d988" style:font-size-asian="9pt" style:font-size-complex="9pt"/>
    </style:style>
    <style:style style:name="P83" style:family="paragraph" style:parent-style-name="Table_20_Contents">
      <style:text-properties style:font-name="Arial" fo:font-size="9pt" officeooo:rsid="0095f247" officeooo:paragraph-rsid="00c2f196" style:font-size-asian="9pt" style:font-size-complex="9pt"/>
    </style:style>
    <style:style style:name="P84" style:family="paragraph" style:parent-style-name="Table_20_Contents">
      <style:text-properties style:font-name="Arial" fo:font-size="9pt" officeooo:rsid="00c4dea4" officeooo:paragraph-rsid="0124d988" style:font-size-asian="9pt" style:font-size-complex="9pt"/>
    </style:style>
    <style:style style:name="P85" style:family="paragraph" style:parent-style-name="Table_20_Contents">
      <style:text-properties style:font-name="Arial" fo:font-size="9pt" officeooo:rsid="0095f247" officeooo:paragraph-rsid="0118b910" style:font-size-asian="9pt" style:font-size-complex="9pt"/>
    </style:style>
    <style:style style:name="P86" style:family="paragraph" style:parent-style-name="Standard">
      <style:text-properties officeooo:paragraph-rsid="00663ab8"/>
    </style:style>
    <style:style style:name="P87" style:family="paragraph" style:parent-style-name="Heading_20_2">
      <style:text-properties officeooo:rsid="01127e6a" fo:background-color="transparent"/>
    </style:style>
    <style:style style:name="P88" style:family="paragraph" style:parent-style-name="Standard">
      <style:text-properties officeooo:paragraph-rsid="01127e6a"/>
    </style:style>
    <style:style style:name="P89" style:family="paragraph" style:parent-style-name="Text_20_body">
      <style:text-properties officeooo:rsid="01127e6a" officeooo:paragraph-rsid="01127e6a" fo:background-color="transparent"/>
    </style:style>
    <style:style style:name="P90" style:family="paragraph" style:parent-style-name="Standard">
      <style:text-properties officeooo:paragraph-rsid="007b1b00"/>
    </style:style>
    <style:style style:name="P91" style:family="paragraph" style:parent-style-name="Text_20_body">
      <style:text-properties style:font-name="Arial" fo:font-size="9pt" officeooo:rsid="0070e54d" officeooo:paragraph-rsid="0124ec23" style:font-size-asian="9pt" style:font-size-complex="9pt"/>
    </style:style>
    <style:style style:name="P92" style:family="paragraph" style:parent-style-name="Heading_20_2">
      <style:text-properties officeooo:rsid="0113824e" fo:background-color="transparent"/>
    </style:style>
    <style:style style:name="P93" style:family="paragraph" style:parent-style-name="Heading_20_2" style:list-style-name="">
      <style:text-properties officeooo:paragraph-rsid="00663ab8"/>
    </style:style>
    <style:style style:name="P94" style:family="paragraph" style:parent-style-name="Heading_20_2">
      <style:text-properties officeooo:rsid="00663ab8" officeooo:paragraph-rsid="0113824e" fo:background-color="transparent"/>
    </style:style>
    <style:style style:name="P95" style:family="paragraph" style:parent-style-name="Text_20_body">
      <style:text-properties officeooo:rsid="0113824e" officeooo:paragraph-rsid="0113824e" fo:background-color="transparent"/>
    </style:style>
    <style:style style:name="P96" style:family="paragraph" style:parent-style-name="Heading_20_2">
      <style:text-properties officeooo:rsid="0067cbb5" fo:background-color="transparent"/>
    </style:style>
    <style:style style:name="P97" style:family="paragraph" style:parent-style-name="Text_20_body">
      <style:text-properties officeooo:rsid="0067cbb5" officeooo:paragraph-rsid="0067cbb5" fo:background-color="transparent"/>
    </style:style>
    <style:style style:name="P98" style:family="paragraph" style:parent-style-name="Text_20_body">
      <style:text-properties style:font-name="Arial" fo:font-size="9pt" officeooo:rsid="00649ebd" officeooo:paragraph-rsid="0126cebc" style:font-size-asian="9pt" style:font-size-complex="9pt"/>
    </style:style>
    <style:style style:name="P99" style:family="paragraph" style:parent-style-name="Heading_20_2">
      <style:text-properties officeooo:rsid="007ee7b8" fo:background-color="transparent"/>
    </style:style>
    <style:style style:name="P100" style:family="paragraph" style:parent-style-name="Text_20_body">
      <style:text-properties officeooo:rsid="007ee7b8" officeooo:paragraph-rsid="007ee7b8" fo:background-color="transparent"/>
    </style:style>
    <style:style style:name="P101" style:family="paragraph" style:parent-style-name="Text_20_body">
      <style:text-properties style:font-name="Arial" fo:font-size="9pt" officeooo:rsid="007eb74a" officeooo:paragraph-rsid="012818e5" style:font-size-asian="9pt" style:font-size-complex="9pt"/>
    </style:style>
    <style:style style:name="P102" style:family="paragraph" style:parent-style-name="Table_20_Contents">
      <style:text-properties style:font-name="Arial" fo:font-size="9pt" officeooo:rsid="00db6ca5" officeooo:paragraph-rsid="012818e5" style:font-size-asian="9pt" style:font-size-complex="9pt"/>
    </style:style>
    <style:style style:name="P103" style:family="paragraph" style:parent-style-name="Table_20_Contents">
      <style:text-properties style:font-name="Arial" fo:font-size="9pt" officeooo:rsid="00d3a6e9" officeooo:paragraph-rsid="012818e5" style:font-size-asian="9pt" style:font-size-complex="9pt"/>
    </style:style>
    <style:style style:name="P104" style:family="paragraph" style:parent-style-name="Table_20_Contents">
      <style:text-properties style:font-name="Arial" fo:font-size="9pt" officeooo:rsid="00da943a" officeooo:paragraph-rsid="012818e5" style:font-size-asian="9pt" style:font-size-complex="9pt"/>
    </style:style>
    <style:style style:name="P105" style:family="paragraph" style:parent-style-name="Text_20_body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06" style:family="paragraph" style:parent-style-name="Heading_20_2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07" style:family="paragraph" style:parent-style-name="Heading_20_2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08" style:family="paragraph" style:parent-style-name="Heading_20_2">
      <style:text-properties style:font-name="Liberation Sans" fo:font-size="16.1000003814697pt" fo:font-weight="bold" officeooo:rsid="00681035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09" style:family="paragraph" style:parent-style-name="Standard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10" style:family="paragraph" style:parent-style-name="Text_20_body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11" style:family="paragraph" style:parent-style-name="Heading_20_2">
      <style:text-properties officeooo:rsid="00681035" officeooo:paragraph-rsid="00681035" fo:background-color="transparent"/>
    </style:style>
    <style:style style:name="P112" style:family="paragraph" style:parent-style-name="Table_20_Contents">
      <style:text-properties style:font-name="Arial" fo:font-size="9pt" officeooo:rsid="00dce997" officeooo:paragraph-rsid="012818e5" style:font-size-asian="9pt" style:font-size-complex="9pt"/>
    </style:style>
    <style:style style:name="P113" style:family="paragraph" style:parent-style-name="Heading_20_2">
      <style:text-properties officeooo:rsid="007eb74a" fo:background-color="transparent"/>
    </style:style>
    <style:style style:name="P114" style:family="paragraph" style:parent-style-name="Text_20_body">
      <style:text-properties officeooo:rsid="007eb74a" officeooo:paragraph-rsid="007eb74a" fo:background-color="transparent"/>
    </style:style>
    <style:style style:name="P115" style:family="paragraph" style:parent-style-name="Text_20_body">
      <style:text-properties style:font-name="Arial" fo:font-size="9pt" officeooo:rsid="00649ebd" officeooo:paragraph-rsid="012818e5" style:font-size-asian="9pt" style:font-size-complex="9pt"/>
    </style:style>
    <style:style style:name="P116" style:family="paragraph" style:parent-style-name="Text_20_body">
      <style:text-properties style:font-name="Arial" fo:font-size="9pt" officeooo:rsid="006d954b" officeooo:paragraph-rsid="012818e5" style:font-size-asian="9pt" style:font-size-complex="9pt"/>
    </style:style>
    <style:style style:name="P117" style:family="paragraph" style:parent-style-name="Text_20_body">
      <style:text-properties officeooo:rsid="00663ab8" officeooo:paragraph-rsid="00848713" fo:background-color="transparent"/>
    </style:style>
    <style:style style:name="P118" style:family="paragraph" style:parent-style-name="Text_20_body">
      <style:text-properties style:font-name="Arial" fo:font-size="9pt" officeooo:rsid="0070e54d" officeooo:paragraph-rsid="01296602" style:font-size-asian="9pt" style:font-size-complex="9pt"/>
    </style:style>
    <style:style style:name="P119" style:family="paragraph" style:parent-style-name="Standard">
      <style:text-properties officeooo:rsid="00861320" officeooo:paragraph-rsid="00848713" fo:background-color="transparent"/>
    </style:style>
    <style:style style:name="P120" style:family="paragraph" style:parent-style-name="Heading_20_2">
      <style:text-properties officeooo:rsid="00861320" officeooo:paragraph-rsid="012cc52b" fo:background-color="transparent"/>
    </style:style>
    <style:style style:name="P121" style:family="paragraph" style:parent-style-name="Text_20_body">
      <style:text-properties officeooo:rsid="00861320" officeooo:paragraph-rsid="00848713" fo:background-color="transparent"/>
    </style:style>
    <style:style style:name="P122" style:family="paragraph" style:parent-style-name="Heading_20_2">
      <style:text-properties officeooo:rsid="00861320" officeooo:paragraph-rsid="00848713" fo:background-color="transparent"/>
    </style:style>
    <style:style style:name="P123" style:family="paragraph" style:parent-style-name="Heading_20_2">
      <style:text-properties officeooo:rsid="00861320" fo:background-color="transparent"/>
    </style:style>
    <style:style style:name="P124" style:family="paragraph" style:parent-style-name="Heading_20_2">
      <style:text-properties officeooo:rsid="00874f80" fo:background-color="transparent"/>
    </style:style>
    <style:style style:name="P125" style:family="paragraph" style:parent-style-name="Text_20_body">
      <style:text-properties officeooo:rsid="00874f80" officeooo:paragraph-rsid="00874f80" fo:background-color="transparent"/>
    </style:style>
    <style:style style:name="P126" style:family="paragraph" style:parent-style-name="Text_20_body">
      <style:text-properties style:font-name="Arial" fo:font-size="9pt" officeooo:rsid="008a74da" officeooo:paragraph-rsid="012c5753" style:font-size-asian="9pt" style:font-size-complex="9pt"/>
    </style:style>
    <style:style style:name="P127" style:family="paragraph" style:parent-style-name="Table_20_Contents">
      <style:text-properties style:font-name="Arial" fo:font-size="9pt" officeooo:rsid="00c6bffe" officeooo:paragraph-rsid="012c5753" style:font-size-asian="9pt" style:font-size-complex="9pt"/>
    </style:style>
    <style:style style:name="P128" style:family="paragraph" style:parent-style-name="Table_20_Contents">
      <style:text-properties style:font-name="Arial" fo:font-size="9pt" fo:font-weight="bold" officeooo:rsid="00201e9f" officeooo:paragraph-rsid="00649ebd" style:font-size-asian="9pt" style:font-weight-asian="bold" style:font-size-complex="9pt" style:font-weight-complex="bold"/>
    </style:style>
    <style:style style:name="P129" style:family="paragraph" style:parent-style-name="Table_20_Contents">
      <style:text-properties style:font-name="Arial" fo:font-size="9pt" officeooo:rsid="00dce997" officeooo:paragraph-rsid="01215f2d" style:font-size-asian="9pt" style:font-size-complex="9pt"/>
    </style:style>
    <style:style style:name="P130" style:family="paragraph" style:parent-style-name="Heading_20_2">
      <style:text-properties officeooo:rsid="00861320" officeooo:paragraph-rsid="011d32c4" fo:background-color="transparent"/>
    </style:style>
    <style:style style:name="P131" style:family="paragraph" style:parent-style-name="Heading_20_2">
      <style:text-properties officeooo:rsid="00874f80" officeooo:paragraph-rsid="011d32c4" fo:background-color="transparent"/>
    </style:style>
    <style:style style:name="P132" style:family="paragraph" style:parent-style-name="Standard">
      <style:text-properties officeooo:paragraph-rsid="011d32c4"/>
    </style:style>
    <style:style style:name="P133" style:family="paragraph" style:parent-style-name="Standard">
      <style:text-properties officeooo:rsid="00a67137" officeooo:paragraph-rsid="00874f80"/>
    </style:style>
    <style:style style:name="P134" style:family="paragraph" style:parent-style-name="Text_20_body">
      <style:text-properties officeooo:rsid="0067cbb5" officeooo:paragraph-rsid="00861320" fo:background-color="transparent"/>
    </style:style>
    <style:style style:name="P135" style:family="paragraph" style:parent-style-name="Text_20_body">
      <style:text-properties style:font-name="Arial" fo:font-size="9pt" officeooo:rsid="00649ebd" officeooo:paragraph-rsid="012c6a7d" style:font-size-asian="9pt" style:font-size-complex="9pt"/>
    </style:style>
    <style:style style:name="P136" style:family="paragraph" style:parent-style-name="Standard">
      <style:text-properties officeooo:paragraph-rsid="00861320"/>
    </style:style>
    <style:style style:name="P137" style:family="paragraph" style:parent-style-name="Heading_20_2">
      <style:text-properties officeooo:rsid="0091007b" fo:background-color="transparent"/>
    </style:style>
    <style:style style:name="P138" style:family="paragraph" style:parent-style-name="Text_20_body">
      <style:text-properties officeooo:rsid="0091007b" officeooo:paragraph-rsid="0091007b" fo:background-color="transparent"/>
    </style:style>
    <style:style style:name="P139" style:family="paragraph" style:parent-style-name="Text_20_body">
      <style:text-properties style:font-name="Arial" fo:font-size="9pt" officeooo:rsid="0092c2be" officeooo:paragraph-rsid="012cc52b" style:font-size-asian="9pt" style:font-size-complex="9pt"/>
    </style:style>
    <style:style style:name="P140" style:family="paragraph" style:parent-style-name="Table_20_Contents">
      <style:text-properties style:font-name="Arial" fo:font-size="9pt" fo:font-weight="bold" officeooo:rsid="0091967e" officeooo:paragraph-rsid="012cc52b" style:font-size-asian="9pt" style:font-weight-asian="bold" style:font-size-complex="9pt" style:font-weight-complex="bold"/>
    </style:style>
    <style:style style:name="P141" style:family="paragraph" style:parent-style-name="Table_20_Contents">
      <style:text-properties style:font-name="Arial" fo:font-size="9pt" officeooo:rsid="00975210" officeooo:paragraph-rsid="00d321f3" style:font-size-asian="9pt" style:font-size-complex="9pt"/>
    </style:style>
    <style:style style:name="P142" style:family="paragraph" style:parent-style-name="Table_20_Contents">
      <style:text-properties style:font-name="Arial" fo:font-size="9pt" officeooo:rsid="00d3a6e9" officeooo:paragraph-rsid="012cc52b" style:font-size-asian="9pt" style:font-size-complex="9pt"/>
    </style:style>
    <style:style style:name="P143" style:family="paragraph" style:parent-style-name="Table_20_Contents">
      <style:text-properties style:font-name="Arial" fo:font-size="9pt" officeooo:rsid="00dce997" officeooo:paragraph-rsid="012eb63f" style:font-size-asian="9pt" style:font-size-complex="9pt"/>
    </style:style>
    <style:style style:name="P144" style:family="paragraph" style:parent-style-name="Standard">
      <style:text-properties officeooo:rsid="0091007b" officeooo:paragraph-rsid="0092c2be" fo:background-color="transparent"/>
    </style:style>
    <style:style style:name="P145" style:family="paragraph" style:parent-style-name="Heading_20_2">
      <style:text-properties officeooo:rsid="0092c2be" fo:background-color="transparent"/>
    </style:style>
    <style:style style:name="P146" style:family="paragraph" style:parent-style-name="Text_20_body">
      <style:text-properties officeooo:rsid="0092c2be" officeooo:paragraph-rsid="0092c2be" fo:background-color="transparent"/>
    </style:style>
    <style:style style:name="P147" style:family="paragraph" style:parent-style-name="Table_20_Contents">
      <style:text-properties style:font-name="Arial" fo:font-size="9pt" fo:font-weight="bold" officeooo:rsid="00975210" officeooo:paragraph-rsid="012cc52b" style:font-size-asian="9pt" style:font-weight-asian="bold" style:font-size-complex="9pt" style:font-weight-complex="bold"/>
    </style:style>
    <style:style style:name="P148" style:family="paragraph" style:parent-style-name="Table_20_Contents">
      <style:text-properties style:font-name="Arial" fo:font-size="9pt" fo:font-weight="bold" officeooo:rsid="012cc52b" officeooo:paragraph-rsid="012cc52b" style:font-size-asian="9pt" style:font-weight-asian="bold" style:font-size-complex="9pt" style:font-weight-complex="bold"/>
    </style:style>
    <style:style style:name="P149" style:family="paragraph" style:parent-style-name="Table_20_Contents">
      <style:text-properties style:font-name="Arial" fo:font-size="9pt" officeooo:rsid="0094aa74" officeooo:paragraph-rsid="00d321f3" style:font-size-asian="9pt" style:font-size-complex="9pt"/>
    </style:style>
    <style:style style:name="P150" style:family="paragraph" style:parent-style-name="Standard">
      <style:text-properties officeooo:paragraph-rsid="0092c2be"/>
    </style:style>
    <style:style style:name="P151" style:family="paragraph" style:parent-style-name="Standard">
      <style:text-properties officeooo:paragraph-rsid="0099ea68" fo:background-color="transparent"/>
    </style:style>
    <style:style style:name="P152" style:family="paragraph" style:parent-style-name="Text_20_body">
      <style:text-properties officeooo:rsid="00663ab8" officeooo:paragraph-rsid="0099ea68" fo:background-color="transparent"/>
    </style:style>
    <style:style style:name="P153" style:family="paragraph" style:parent-style-name="Text_20_body">
      <style:text-properties style:font-name="Arial" fo:font-size="9pt" officeooo:rsid="006d954b" officeooo:paragraph-rsid="012eb63f" style:font-size-asian="9pt" style:font-size-complex="9pt"/>
    </style:style>
    <style:style style:name="P154" style:family="paragraph" style:parent-style-name="Heading_20_2">
      <style:text-properties officeooo:rsid="0099ea68" fo:background-color="transparent"/>
    </style:style>
    <style:style style:name="P155" style:family="paragraph" style:parent-style-name="Standard">
      <style:text-properties officeooo:rsid="00a67137" officeooo:paragraph-rsid="0099ea68"/>
    </style:style>
    <style:style style:name="P156" style:family="paragraph" style:parent-style-name="Heading_20_2">
      <style:text-properties officeooo:rsid="0099ea68" officeooo:paragraph-rsid="012eb63f" fo:background-color="transparent"/>
    </style:style>
    <style:style style:name="P157" style:family="paragraph" style:parent-style-name="Standard">
      <style:text-properties officeooo:rsid="0092c2be" officeooo:paragraph-rsid="012eb63f" fo:background-color="transparent"/>
    </style:style>
    <style:style style:name="P158" style:family="paragraph" style:parent-style-name="Standard">
      <style:text-properties officeooo:rsid="0099ea68" officeooo:paragraph-rsid="012eb63f" fo:background-color="transparent"/>
    </style:style>
    <style:style style:name="P159" style:family="paragraph" style:parent-style-name="Text_20_body">
      <style:text-properties style:font-name="Arial" fo:font-size="9pt" officeooo:rsid="008a74da" officeooo:paragraph-rsid="012eb63f" style:font-size-asian="9pt" style:font-size-complex="9pt"/>
    </style:style>
    <style:style style:name="P160" style:family="paragraph" style:parent-style-name="Table_20_Contents">
      <style:text-properties style:font-name="Arial" fo:font-size="9pt" officeooo:rsid="00d3a6e9" officeooo:paragraph-rsid="012f9d3d" style:font-size-asian="9pt" style:font-size-complex="9pt"/>
    </style:style>
    <style:style style:name="P161" style:family="paragraph" style:parent-style-name="Table_20_Contents">
      <style:text-properties style:font-name="Arial" fo:font-size="9pt" officeooo:rsid="00c6bffe" officeooo:paragraph-rsid="012f9d3d" style:font-size-asian="9pt" style:font-size-complex="9pt"/>
    </style:style>
    <style:style style:name="P162" style:family="paragraph" style:parent-style-name="Table_20_Contents">
      <style:text-properties style:font-name="Arial" fo:font-size="9pt" officeooo:rsid="00649ebd" officeooo:paragraph-rsid="0137ecdc" style:font-size-asian="9pt" style:font-size-complex="9pt"/>
    </style:style>
    <style:style style:name="P163" style:family="paragraph" style:parent-style-name="Standard">
      <style:text-properties fo:language="ca" fo:country="ES" style:text-underline-style="none" officeooo:rsid="00a67137" officeooo:paragraph-rsid="0092c2be" style:letter-kerning="true" fo:background-color="transparent"/>
    </style:style>
    <style:style style:name="P164" style:family="paragraph" style:parent-style-name="Standard">
      <style:text-properties fo:language="ca" fo:country="ES" style:text-underline-style="none" officeooo:rsid="004e9afc" officeooo:paragraph-rsid="0091007b" style:letter-kerning="true" fo:background-color="transparent"/>
    </style:style>
    <style:style style:name="P165" style:family="paragraph" style:parent-style-name="Standard">
      <style:text-properties fo:language="ca" fo:country="ES" style:text-underline-style="none" officeooo:rsid="004e9afc" officeooo:paragraph-rsid="0092c2be" style:letter-kerning="true" fo:background-color="transparent"/>
    </style:style>
    <style:style style:name="P166" style:family="paragraph" style:parent-style-name="Title">
      <style:text-properties officeooo:rsid="005244b2" officeooo:paragraph-rsid="003e990f"/>
    </style:style>
    <style:style style:name="P167" style:family="paragraph" style:parent-style-name="Text_20_body">
      <style:text-properties officeooo:paragraph-rsid="00bf0cf0"/>
    </style:style>
    <style:style style:name="P168" style:family="paragraph" style:parent-style-name="Text_20_body">
      <style:text-properties officeooo:paragraph-rsid="00d75fd4"/>
    </style:style>
    <style:style style:name="P169" style:family="paragraph" style:parent-style-name="Text_20_body">
      <style:text-properties officeooo:paragraph-rsid="0094aa74"/>
    </style:style>
    <style:style style:name="P170" style:family="paragraph" style:parent-style-name="Text_20_body">
      <style:text-properties officeooo:paragraph-rsid="00a88e9a"/>
    </style:style>
    <style:style style:name="P171" style:family="paragraph" style:parent-style-name="Text_20_body">
      <style:text-properties officeooo:paragraph-rsid="01106c62"/>
    </style:style>
    <style:style style:name="P172" style:family="paragraph" style:parent-style-name="Text_20_body">
      <style:text-properties officeooo:paragraph-rsid="00a9bbde"/>
    </style:style>
    <style:style style:name="P173" style:family="paragraph" style:parent-style-name="Text_20_body">
      <style:text-properties officeooo:paragraph-rsid="013832a3"/>
    </style:style>
    <style:style style:name="P174" style:family="paragraph" style:parent-style-name="Text_20_body">
      <style:text-properties officeooo:rsid="0137582b" officeooo:paragraph-rsid="0137582b"/>
    </style:style>
    <style:style style:name="P175" style:family="paragraph" style:parent-style-name="Text_20_body">
      <style:text-properties officeooo:paragraph-rsid="01127e6a"/>
    </style:style>
    <style:style style:name="P176" style:family="paragraph" style:parent-style-name="Text_20_body">
      <style:text-properties style:font-name="Arial" fo:font-size="9pt" officeooo:rsid="00b867d6" officeooo:paragraph-rsid="0124b402" style:font-size-asian="9pt" style:font-size-complex="9pt"/>
    </style:style>
    <style:style style:name="P177" style:family="paragraph" style:parent-style-name="Text_20_body">
      <style:text-properties style:font-name="Arial" fo:font-size="9pt" officeooo:rsid="00649ebd" officeooo:paragraph-rsid="0124b402" style:font-size-asian="9pt" style:font-size-complex="9pt"/>
    </style:style>
    <style:style style:name="P178" style:family="paragraph" style:parent-style-name="Text_20_body">
      <style:text-properties style:font-name="Arial" fo:font-size="9pt" officeooo:rsid="00649ebd" officeooo:paragraph-rsid="0124d988" style:font-size-asian="9pt" style:font-size-complex="9pt"/>
    </style:style>
    <style:style style:name="P179" style:family="paragraph" style:parent-style-name="Text_20_body">
      <style:text-properties style:font-name="Arial" fo:font-size="9pt" officeooo:rsid="00649ebd" officeooo:paragraph-rsid="0126cebc" style:font-size-asian="9pt" style:font-size-complex="9pt"/>
    </style:style>
    <style:style style:name="P180" style:family="paragraph" style:parent-style-name="Text_20_body">
      <style:text-properties style:font-name="Arial" fo:font-size="9pt" officeooo:rsid="00649ebd" officeooo:paragraph-rsid="012818e5" style:font-size-asian="9pt" style:font-size-complex="9pt"/>
    </style:style>
    <style:style style:name="P181" style:family="paragraph" style:parent-style-name="Text_20_body">
      <style:text-properties style:font-name="Arial" fo:font-size="9pt" officeooo:rsid="00649ebd" officeooo:paragraph-rsid="012c6a7d" style:font-size-asian="9pt" style:font-size-complex="9pt"/>
    </style:style>
    <style:style style:name="P182" style:family="paragraph" style:parent-style-name="Text_20_body">
      <style:text-properties style:font-name="Arial" fo:font-size="9pt" officeooo:rsid="006d954b" officeooo:paragraph-rsid="0124d988" style:font-size-asian="9pt" style:font-size-complex="9pt"/>
    </style:style>
    <style:style style:name="P183" style:family="paragraph" style:parent-style-name="Text_20_body">
      <style:text-properties style:font-name="Arial" fo:font-size="9pt" officeooo:rsid="006d954b" officeooo:paragraph-rsid="012818e5" style:font-size-asian="9pt" style:font-size-complex="9pt"/>
    </style:style>
    <style:style style:name="P184" style:family="paragraph" style:parent-style-name="Text_20_body">
      <style:text-properties style:font-name="Arial" fo:font-size="9pt" officeooo:rsid="006d954b" officeooo:paragraph-rsid="012eb63f" style:font-size-asian="9pt" style:font-size-complex="9pt"/>
    </style:style>
    <style:style style:name="P185" style:family="paragraph" style:parent-style-name="Text_20_body">
      <style:text-properties style:font-name="Arial" fo:font-size="9pt" officeooo:rsid="0070e54d" officeooo:paragraph-rsid="0124d988" style:font-size-asian="9pt" style:font-size-complex="9pt"/>
    </style:style>
    <style:style style:name="P186" style:family="paragraph" style:parent-style-name="Text_20_body">
      <style:text-properties style:font-name="Arial" fo:font-size="9pt" officeooo:rsid="0070e54d" officeooo:paragraph-rsid="0124ec23" style:font-size-asian="9pt" style:font-size-complex="9pt"/>
    </style:style>
    <style:style style:name="P187" style:family="paragraph" style:parent-style-name="Text_20_body">
      <style:text-properties style:font-name="Arial" fo:font-size="9pt" officeooo:rsid="0070e54d" officeooo:paragraph-rsid="01296602" style:font-size-asian="9pt" style:font-size-complex="9pt"/>
    </style:style>
    <style:style style:name="P188" style:family="paragraph" style:parent-style-name="Text_20_body">
      <style:text-properties style:font-name="Arial" fo:font-size="9pt" officeooo:rsid="007eb74a" officeooo:paragraph-rsid="012818e5" style:font-size-asian="9pt" style:font-size-complex="9pt"/>
    </style:style>
    <style:style style:name="P189" style:family="paragraph" style:parent-style-name="Text_20_body">
      <style:text-properties style:font-name="Arial" fo:font-size="9pt" officeooo:rsid="007eb74a" officeooo:paragraph-rsid="00874f80" style:font-size-asian="9pt" style:font-size-complex="9pt"/>
    </style:style>
    <style:style style:name="P190" style:family="paragraph" style:parent-style-name="Text_20_body">
      <style:text-properties style:font-name="Arial" fo:font-size="9pt" officeooo:rsid="008a74da" officeooo:paragraph-rsid="012c5753" style:font-size-asian="9pt" style:font-size-complex="9pt"/>
    </style:style>
    <style:style style:name="P191" style:family="paragraph" style:parent-style-name="Text_20_body">
      <style:text-properties style:font-name="Arial" fo:font-size="9pt" officeooo:rsid="008a74da" officeooo:paragraph-rsid="012eb63f" style:font-size-asian="9pt" style:font-size-complex="9pt"/>
    </style:style>
    <style:style style:name="P192" style:family="paragraph" style:parent-style-name="Text_20_body">
      <style:text-properties style:font-name="Arial" fo:font-size="9pt" officeooo:rsid="0092c2be" officeooo:paragraph-rsid="012cc52b" style:font-size-asian="9pt" style:font-size-complex="9pt"/>
    </style:style>
    <style:style style:name="P193" style:family="paragraph" style:parent-style-name="Text_20_body">
      <style:text-properties style:font-name="Arial" fo:font-size="9pt" officeooo:rsid="0092c2be" officeooo:paragraph-rsid="0092c2be" style:font-size-asian="9pt" style:font-size-complex="9pt"/>
    </style:style>
    <style:style style:name="P194" style:family="paragraph" style:parent-style-name="Text_20_body">
      <style:text-properties style:font-name="Arial" fo:font-size="9pt" officeooo:rsid="0124ec23" officeooo:paragraph-rsid="0124ec23" style:font-size-asian="9pt" style:font-size-complex="9pt"/>
    </style:style>
    <style:style style:name="P195" style:family="paragraph" style:parent-style-name="Text_20_body">
      <style:text-properties style:font-name="Arial" fo:font-size="9pt" officeooo:rsid="0126cebc" officeooo:paragraph-rsid="0126cebc" style:font-size-asian="9pt" style:font-size-complex="9pt"/>
    </style:style>
    <style:style style:name="P196" style:family="paragraph" style:parent-style-name="Text_20_body">
      <style:text-properties style:font-name="Arial" fo:font-size="9pt" officeooo:rsid="012818e5" officeooo:paragraph-rsid="012818e5" style:font-size-asian="9pt" style:font-size-complex="9pt"/>
    </style:style>
    <style:style style:name="P197" style:family="paragraph" style:parent-style-name="Text_20_body">
      <style:text-properties style:font-name="Arial" fo:font-size="9pt" officeooo:rsid="01296602" officeooo:paragraph-rsid="01296602" style:font-size-asian="9pt" style:font-size-complex="9pt"/>
    </style:style>
    <style:style style:name="P198" style:family="paragraph" style:parent-style-name="Text_20_body">
      <style:text-properties style:font-name="Arial" fo:font-size="9pt" officeooo:rsid="012eb63f" officeooo:paragraph-rsid="012eb63f" style:font-size-asian="9pt" style:font-size-complex="9pt"/>
    </style:style>
    <style:style style:name="P199" style:family="paragraph" style:parent-style-name="Text_20_body">
      <style:text-properties style:font-name="Arial" fo:font-size="9pt" officeooo:rsid="007b1b00" officeooo:paragraph-rsid="007b1b00" style:font-size-asian="9pt" style:font-size-complex="9pt"/>
    </style:style>
    <style:style style:name="P200" style:family="paragraph" style:parent-style-name="Text_20_body">
      <style:text-properties style:font-name="Arial" fo:font-size="9pt" officeooo:rsid="007b1b00" officeooo:paragraph-rsid="00848713" style:font-size-asian="9pt" style:font-size-complex="9pt"/>
    </style:style>
    <style:style style:name="P201" style:family="paragraph" style:parent-style-name="Text_20_body">
      <style:text-properties style:font-name="Arial" fo:font-size="9pt" officeooo:rsid="00874f80" officeooo:paragraph-rsid="00874f80" style:font-size-asian="9pt" style:font-size-complex="9pt"/>
    </style:style>
    <style:style style:name="P202" style:family="paragraph" style:parent-style-name="Text_20_body">
      <style:text-properties style:font-name="Arial" fo:font-size="9pt" officeooo:rsid="00874f80" officeooo:paragraph-rsid="00848713" style:font-size-asian="9pt" style:font-size-complex="9pt"/>
    </style:style>
    <style:style style:name="P203" style:family="paragraph" style:parent-style-name="Text_20_body">
      <style:text-properties officeooo:paragraph-rsid="00c0b5b5"/>
    </style:style>
    <style:style style:name="P204" style:family="paragraph" style:parent-style-name="Text_20_body">
      <style:text-properties officeooo:paragraph-rsid="0064b1c0"/>
    </style:style>
    <style:style style:name="P205" style:family="paragraph" style:parent-style-name="Text_20_body">
      <style:text-properties officeooo:rsid="00663ab8" officeooo:paragraph-rsid="00663ab8" fo:background-color="transparent"/>
    </style:style>
    <style:style style:name="P206" style:family="paragraph" style:parent-style-name="Text_20_body">
      <style:text-properties officeooo:rsid="00663ab8" officeooo:paragraph-rsid="00848713" fo:background-color="transparent"/>
    </style:style>
    <style:style style:name="P207" style:family="paragraph" style:parent-style-name="Text_20_body">
      <style:text-properties officeooo:rsid="00663ab8" officeooo:paragraph-rsid="0099ea68" fo:background-color="transparent"/>
    </style:style>
    <style:style style:name="P208" style:family="paragraph" style:parent-style-name="Text_20_body">
      <style:text-properties officeooo:rsid="01127e6a" officeooo:paragraph-rsid="01127e6a" fo:background-color="transparent"/>
    </style:style>
    <style:style style:name="P209" style:family="paragraph" style:parent-style-name="Text_20_body">
      <style:text-properties officeooo:rsid="0113824e" officeooo:paragraph-rsid="0113824e" fo:background-color="transparent"/>
    </style:style>
    <style:style style:name="P210" style:family="paragraph" style:parent-style-name="Text_20_body">
      <style:text-properties officeooo:rsid="0067cbb5" officeooo:paragraph-rsid="0067cbb5" fo:background-color="transparent"/>
    </style:style>
    <style:style style:name="P211" style:family="paragraph" style:parent-style-name="Text_20_body">
      <style:text-properties officeooo:rsid="0067cbb5" officeooo:paragraph-rsid="00861320" fo:background-color="transparent"/>
    </style:style>
    <style:style style:name="P212" style:family="paragraph" style:parent-style-name="Text_20_body">
      <style:text-properties officeooo:rsid="007ee7b8" officeooo:paragraph-rsid="007ee7b8" fo:background-color="transparent"/>
    </style:style>
    <style:style style:name="P213" style:family="paragraph" style:parent-style-name="Text_20_body">
      <style:text-properties officeooo:rsid="007eb74a" officeooo:paragraph-rsid="007eb74a" fo:background-color="transparent"/>
    </style:style>
    <style:style style:name="P214" style:family="paragraph" style:parent-style-name="Text_20_body">
      <style:text-properties officeooo:rsid="00861320" officeooo:paragraph-rsid="00848713" fo:background-color="transparent"/>
    </style:style>
    <style:style style:name="P215" style:family="paragraph" style:parent-style-name="Text_20_body">
      <style:text-properties officeooo:rsid="00874f80" officeooo:paragraph-rsid="00874f80" fo:background-color="transparent"/>
    </style:style>
    <style:style style:name="P216" style:family="paragraph" style:parent-style-name="Text_20_body">
      <style:text-properties officeooo:rsid="0091007b" officeooo:paragraph-rsid="0091007b" fo:background-color="transparent"/>
    </style:style>
    <style:style style:name="P217" style:family="paragraph" style:parent-style-name="Text_20_body">
      <style:text-properties officeooo:rsid="0092c2be" officeooo:paragraph-rsid="0092c2be" fo:background-color="transparent"/>
    </style:style>
    <style:style style:name="P218" style:family="paragraph" style:parent-style-name="Text_20_body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219" style:family="paragraph" style:parent-style-name="Text_20_body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220" style:family="paragraph" style:parent-style-name="Text_20_body">
      <style:text-properties officeooo:rsid="00a67137" officeooo:paragraph-rsid="0060ea9d"/>
    </style:style>
    <style:style style:name="P221" style:family="paragraph" style:parent-style-name="Text_20_body">
      <style:text-properties officeooo:paragraph-rsid="003e990f"/>
    </style:style>
    <style:style style:name="P222" style:family="paragraph" style:parent-style-name="Text_20_body">
      <style:text-properties officeooo:rsid="00a46b03" officeooo:paragraph-rsid="009befc8"/>
    </style:style>
    <style:style style:name="P223" style:family="paragraph" style:parent-style-name="Text_20_body">
      <style:text-properties officeooo:rsid="009befc8" officeooo:paragraph-rsid="009befc8"/>
    </style:style>
    <style:style style:name="P224" style:family="paragraph" style:parent-style-name="Text_20_body">
      <style:text-properties officeooo:rsid="0139cd57" officeooo:paragraph-rsid="0139cd57"/>
    </style:style>
    <style:style style:name="P225" style:family="paragraph" style:parent-style-name="Text_20_body">
      <style:text-properties officeooo:rsid="0139cd57" officeooo:paragraph-rsid="01409ea6"/>
    </style:style>
    <style:style style:name="P226" style:family="paragraph" style:parent-style-name="Text_20_body">
      <style:text-properties officeooo:paragraph-rsid="013d512e"/>
    </style:style>
    <style:style style:name="P227" style:family="paragraph" style:parent-style-name="Text_20_body">
      <style:text-properties officeooo:paragraph-rsid="01409ea6"/>
    </style:style>
    <style:style style:name="P228" style:family="paragraph" style:parent-style-name="Table_20_Contents">
      <style:text-properties style:font-name="Arial" fo:font-size="9pt" officeooo:rsid="0095f247" officeooo:paragraph-rsid="00f30ff6" style:font-size-asian="9pt" style:font-size-complex="9pt"/>
    </style:style>
    <style:style style:name="P229" style:family="paragraph" style:parent-style-name="Table_20_Contents">
      <style:text-properties style:font-name="Arial" fo:font-size="9pt" officeooo:rsid="0095f247" officeooo:paragraph-rsid="01215f2d" style:font-size-asian="9pt" style:font-size-complex="9pt"/>
    </style:style>
    <style:style style:name="P230" style:family="paragraph" style:parent-style-name="Table_20_Contents">
      <style:text-properties style:font-name="Arial" fo:font-size="9pt" officeooo:rsid="0095f247" officeooo:paragraph-rsid="00f43c44" style:font-size-asian="9pt" style:font-size-complex="9pt"/>
    </style:style>
    <style:style style:name="P231" style:family="paragraph" style:parent-style-name="Table_20_Contents">
      <style:text-properties style:font-name="Arial" fo:font-size="9pt" officeooo:rsid="0095f247" officeooo:paragraph-rsid="00f633dd" style:font-size-asian="9pt" style:font-size-complex="9pt"/>
    </style:style>
    <style:style style:name="P232" style:family="paragraph" style:parent-style-name="Table_20_Contents">
      <style:text-properties style:font-name="Arial" fo:font-size="9pt" officeooo:rsid="0095f247" officeooo:paragraph-rsid="00f7d297" style:font-size-asian="9pt" style:font-size-complex="9pt"/>
    </style:style>
    <style:style style:name="P233" style:family="paragraph" style:parent-style-name="Table_20_Contents">
      <style:text-properties style:font-name="Arial" fo:font-size="9pt" officeooo:rsid="0095f247" officeooo:paragraph-rsid="00a47a01" style:font-size-asian="9pt" style:font-size-complex="9pt"/>
    </style:style>
    <style:style style:name="P234" style:family="paragraph" style:parent-style-name="Table_20_Contents">
      <style:text-properties style:font-name="Arial" fo:font-size="9pt" officeooo:rsid="0095f247" officeooo:paragraph-rsid="00a4611d" style:font-size-asian="9pt" style:font-size-complex="9pt"/>
    </style:style>
    <style:style style:name="P235" style:family="paragraph" style:parent-style-name="Table_20_Contents">
      <style:text-properties style:font-name="Arial" fo:font-size="9pt" officeooo:rsid="0095f247" officeooo:paragraph-rsid="00fc5e03" style:font-size-asian="9pt" style:font-size-complex="9pt"/>
    </style:style>
    <style:style style:name="P236" style:family="paragraph" style:parent-style-name="Table_20_Contents">
      <style:text-properties style:font-name="Arial" fo:font-size="9pt" officeooo:rsid="0095f247" officeooo:paragraph-rsid="00fdf9ff" style:font-size-asian="9pt" style:font-size-complex="9pt"/>
    </style:style>
    <style:style style:name="P237" style:family="paragraph" style:parent-style-name="Table_20_Contents">
      <style:text-properties style:font-name="Arial" fo:font-size="9pt" officeooo:rsid="0095f247" officeooo:paragraph-rsid="00c2f196" style:font-size-asian="9pt" style:font-size-complex="9pt"/>
    </style:style>
    <style:style style:name="P238" style:family="paragraph" style:parent-style-name="Table_20_Contents">
      <style:text-properties style:font-name="Arial" fo:font-size="9pt" officeooo:rsid="0095f247" officeooo:paragraph-rsid="0118b910" style:font-size-asian="9pt" style:font-size-complex="9pt"/>
    </style:style>
    <style:style style:name="P239" style:family="paragraph" style:parent-style-name="Table_20_Contents">
      <style:text-properties style:font-name="Arial" fo:font-size="9pt" officeooo:rsid="0095f247" officeooo:paragraph-rsid="00a32433" style:font-size-asian="9pt" style:font-size-complex="9pt"/>
    </style:style>
    <style:style style:name="P240" style:family="paragraph" style:parent-style-name="Table_20_Contents">
      <style:text-properties style:font-name="Arial" fo:font-size="9pt" officeooo:rsid="0095f247" officeooo:paragraph-rsid="00bf0cf0" style:font-size-asian="9pt" style:font-size-complex="9pt"/>
    </style:style>
    <style:style style:name="P241" style:family="paragraph" style:parent-style-name="Table_20_Contents">
      <style:text-properties style:font-name="Arial" fo:font-size="9pt" officeooo:rsid="00bbdf96" officeooo:paragraph-rsid="00bf0cf0" style:font-size-asian="9pt" style:font-size-complex="9pt"/>
    </style:style>
    <style:style style:name="P242" style:family="paragraph" style:parent-style-name="Table_20_Contents">
      <style:text-properties style:font-name="Arial" fo:font-size="9pt" officeooo:rsid="00bbdf96" officeooo:paragraph-rsid="00bbdf96" style:font-size-asian="9pt" style:font-size-complex="9pt"/>
    </style:style>
    <style:style style:name="P243" style:family="paragraph" style:parent-style-name="Table_20_Contents">
      <style:text-properties style:font-name="Arial" fo:font-size="9pt" officeooo:rsid="00b02fb8" officeooo:paragraph-rsid="00d75fd4" style:font-size-asian="9pt" style:font-size-complex="9pt"/>
    </style:style>
    <style:style style:name="P244" style:family="paragraph" style:parent-style-name="Table_20_Contents">
      <style:text-properties style:font-name="Arial" fo:font-size="9pt" officeooo:rsid="00b02fb8" officeooo:paragraph-rsid="00b02fb8" style:font-size-asian="9pt" style:font-size-complex="9pt"/>
    </style:style>
    <style:style style:name="P245" style:family="paragraph" style:parent-style-name="Table_20_Contents">
      <style:text-properties style:font-name="Arial" fo:font-size="9pt" officeooo:rsid="00b02fb8" officeooo:paragraph-rsid="00e327d2" style:font-size-asian="9pt" style:font-size-complex="9pt"/>
    </style:style>
    <style:style style:name="P246" style:family="paragraph" style:parent-style-name="Table_20_Contents">
      <style:text-properties style:font-name="Arial" fo:font-size="9pt" officeooo:rsid="00b02fb8" officeooo:paragraph-rsid="00eb4152" style:font-size-asian="9pt" style:font-size-complex="9pt"/>
    </style:style>
    <style:style style:name="P247" style:family="paragraph" style:parent-style-name="Table_20_Contents">
      <style:text-properties style:font-name="Arial" fo:font-size="9pt" officeooo:rsid="0094aa74" officeooo:paragraph-rsid="00d75fd4" style:font-size-asian="9pt" style:font-size-complex="9pt"/>
    </style:style>
    <style:style style:name="P248" style:family="paragraph" style:parent-style-name="Table_20_Contents">
      <style:text-properties style:font-name="Arial" fo:font-size="9pt" officeooo:rsid="0094aa74" officeooo:paragraph-rsid="00a0031b" style:font-size-asian="9pt" style:font-size-complex="9pt"/>
    </style:style>
    <style:style style:name="P249" style:family="paragraph" style:parent-style-name="Table_20_Contents">
      <style:text-properties style:font-name="Arial" fo:font-size="9pt" officeooo:rsid="0094aa74" officeooo:paragraph-rsid="012049fc" style:font-size-asian="9pt" style:font-size-complex="9pt"/>
    </style:style>
    <style:style style:name="P250" style:family="paragraph" style:parent-style-name="Table_20_Contents">
      <style:text-properties style:font-name="Arial" fo:font-size="9pt" officeooo:rsid="0094aa74" officeooo:paragraph-rsid="00a32433" style:font-size-asian="9pt" style:font-size-complex="9pt"/>
    </style:style>
    <style:style style:name="P251" style:family="paragraph" style:parent-style-name="Table_20_Contents">
      <style:text-properties style:font-name="Arial" fo:font-size="9pt" officeooo:rsid="0094aa74" officeooo:paragraph-rsid="00d321f3" style:font-size-asian="9pt" style:font-size-complex="9pt"/>
    </style:style>
    <style:style style:name="P252" style:family="paragraph" style:parent-style-name="Table_20_Contents">
      <style:text-properties style:font-name="Arial" fo:font-size="9pt" officeooo:rsid="0094aa74" officeooo:paragraph-rsid="01215f2d" style:font-size-asian="9pt" style:font-size-complex="9pt"/>
    </style:style>
    <style:style style:name="P253" style:family="paragraph" style:parent-style-name="Table_20_Contents">
      <style:text-properties style:font-name="Arial" fo:font-size="9pt" officeooo:rsid="0094aa74" officeooo:paragraph-rsid="00a4611d" style:font-size-asian="9pt" style:font-size-complex="9pt"/>
    </style:style>
    <style:style style:name="P254" style:family="paragraph" style:parent-style-name="Table_20_Contents">
      <style:text-properties style:font-name="Arial" fo:font-size="9pt" officeooo:rsid="0094aa74" officeooo:paragraph-rsid="00c0b5b5" style:font-size-asian="9pt" style:font-size-complex="9pt"/>
    </style:style>
    <style:style style:name="P255" style:family="paragraph" style:parent-style-name="Table_20_Contents">
      <style:text-properties style:font-name="Arial" fo:font-size="9pt" officeooo:rsid="0094aa74" officeooo:paragraph-rsid="0124d988" style:font-size-asian="9pt" style:font-size-complex="9pt"/>
    </style:style>
    <style:style style:name="P256" style:family="paragraph" style:parent-style-name="Table_20_Contents">
      <style:text-properties style:font-name="Arial" fo:font-size="9pt" officeooo:rsid="0094aa74" officeooo:paragraph-rsid="00c2f196" style:font-size-asian="9pt" style:font-size-complex="9pt"/>
    </style:style>
    <style:style style:name="P257" style:family="paragraph" style:parent-style-name="Table_20_Contents">
      <style:text-properties style:font-name="Arial" fo:font-size="9pt" officeooo:rsid="0094aa74" officeooo:paragraph-rsid="00a2e09d" style:font-size-asian="9pt" style:font-size-complex="9pt"/>
    </style:style>
    <style:style style:name="P258" style:family="paragraph" style:parent-style-name="Table_20_Contents">
      <style:text-properties style:font-name="Arial" fo:font-size="9pt" officeooo:rsid="0094aa74" officeooo:paragraph-rsid="00b006b7" style:font-size-asian="9pt" style:font-size-complex="9pt"/>
    </style:style>
    <style:style style:name="P259" style:family="paragraph" style:parent-style-name="Table_20_Contents">
      <style:text-properties style:font-name="Arial" fo:font-size="9pt" officeooo:rsid="0094aa74" officeooo:paragraph-rsid="0094aa74" style:font-size-asian="9pt" style:font-size-complex="9pt"/>
    </style:style>
    <style:style style:name="P260" style:family="paragraph" style:parent-style-name="Table_20_Contents">
      <style:text-properties style:font-name="Arial" fo:font-size="9pt" officeooo:rsid="0094aa74" officeooo:paragraph-rsid="009ecf3d" style:font-size-asian="9pt" style:font-size-complex="9pt"/>
    </style:style>
    <style:style style:name="P261" style:family="paragraph" style:parent-style-name="Table_20_Contents">
      <style:text-properties style:font-name="Arial" fo:font-size="9pt" officeooo:rsid="0094aa74" officeooo:paragraph-rsid="00bf0cf0" style:font-size-asian="9pt" style:font-size-complex="9pt"/>
    </style:style>
    <style:style style:name="P262" style:family="paragraph" style:parent-style-name="Table_20_Contents">
      <style:text-properties style:font-name="Arial" fo:font-size="9pt" officeooo:rsid="0094aa74" officeooo:paragraph-rsid="00c42eeb" style:font-size-asian="9pt" style:font-size-complex="9pt"/>
    </style:style>
    <style:style style:name="P263" style:family="paragraph" style:parent-style-name="Table_20_Contents">
      <style:text-properties style:font-name="Arial" fo:font-size="9pt" officeooo:rsid="0094aa74" officeooo:paragraph-rsid="00c4dea4" style:font-size-asian="9pt" style:font-size-complex="9pt"/>
    </style:style>
    <style:style style:name="P264" style:family="paragraph" style:parent-style-name="Table_20_Contents">
      <style:text-properties style:font-name="Arial" fo:font-size="9pt" officeooo:rsid="0094aa74" officeooo:paragraph-rsid="00c6bffe" style:font-size-asian="9pt" style:font-size-complex="9pt"/>
    </style:style>
    <style:style style:name="P265" style:family="paragraph" style:parent-style-name="Table_20_Contents">
      <style:text-properties style:font-name="Arial" fo:font-size="9pt" officeooo:rsid="0094aa74" officeooo:paragraph-rsid="00c6c8c8" style:font-size-asian="9pt" style:font-size-complex="9pt"/>
    </style:style>
    <style:style style:name="P266" style:family="paragraph" style:parent-style-name="Table_20_Contents">
      <style:text-properties style:font-name="Arial" fo:font-size="9pt" officeooo:rsid="0094aa74" officeooo:paragraph-rsid="00ccc276" style:font-size-asian="9pt" style:font-size-complex="9pt"/>
    </style:style>
    <style:style style:name="P267" style:family="paragraph" style:parent-style-name="Table_20_Contents">
      <style:text-properties style:font-name="Arial" fo:font-size="9pt" officeooo:rsid="0094aa74" officeooo:paragraph-rsid="00ce17bd" style:font-size-asian="9pt" style:font-size-complex="9pt"/>
    </style:style>
    <style:style style:name="P268" style:family="paragraph" style:parent-style-name="Table_20_Contents">
      <style:text-properties style:font-name="Arial" fo:font-size="9pt" officeooo:rsid="0094aa74" officeooo:paragraph-rsid="00cedd60" style:font-size-asian="9pt" style:font-size-complex="9pt"/>
    </style:style>
    <style:style style:name="P269" style:family="paragraph" style:parent-style-name="Table_20_Contents">
      <style:text-properties style:font-name="Arial" fo:font-size="9pt" officeooo:rsid="0094aa74" officeooo:paragraph-rsid="00d26b27" style:font-size-asian="9pt" style:font-size-complex="9pt"/>
    </style:style>
    <style:style style:name="P270" style:family="paragraph" style:parent-style-name="Table_20_Contents">
      <style:text-properties style:font-name="Arial" fo:font-size="9pt" officeooo:rsid="0094aa74" officeooo:paragraph-rsid="011b1460" style:font-size-asian="9pt" style:font-size-complex="9pt"/>
    </style:style>
    <style:style style:name="P271" style:family="paragraph" style:parent-style-name="Table_20_Contents">
      <style:text-properties style:font-name="Arial" fo:font-size="9pt" officeooo:rsid="0094aa74" officeooo:paragraph-rsid="011b2176" style:font-size-asian="9pt" style:font-size-complex="9pt"/>
    </style:style>
    <style:style style:name="P272" style:family="paragraph" style:parent-style-name="Table_20_Contents">
      <style:text-properties style:font-name="Arial" fo:font-size="9pt" officeooo:rsid="0094aa74" officeooo:paragraph-rsid="00cd256e" style:font-size-asian="9pt" style:font-size-complex="9pt"/>
    </style:style>
    <style:style style:name="P273" style:family="paragraph" style:parent-style-name="Table_20_Contents">
      <style:text-properties style:font-name="Arial" fo:font-size="9pt" officeooo:rsid="0094aa74" officeooo:paragraph-rsid="012eb63f" style:font-size-asian="9pt" style:font-size-complex="9pt"/>
    </style:style>
    <style:style style:name="P274" style:family="paragraph" style:parent-style-name="Table_20_Contents">
      <style:text-properties style:font-name="Arial" fo:font-size="9pt" officeooo:rsid="0094aa74" officeooo:paragraph-rsid="013d512e" style:font-size-asian="9pt" style:font-size-complex="9pt"/>
    </style:style>
    <style:style style:name="P275" style:family="paragraph" style:parent-style-name="Table_20_Contents">
      <style:text-properties style:font-name="Arial" fo:font-size="9pt" officeooo:rsid="00b18b75" officeooo:paragraph-rsid="00d75fd4" style:font-size-asian="9pt" style:font-size-complex="9pt"/>
    </style:style>
    <style:style style:name="P276" style:family="paragraph" style:parent-style-name="Table_20_Contents">
      <style:text-properties style:font-name="Arial" fo:font-size="9pt" officeooo:rsid="00b18b75" officeooo:paragraph-rsid="00f82aa8" style:font-size-asian="9pt" style:font-size-complex="9pt"/>
    </style:style>
    <style:style style:name="P277" style:family="paragraph" style:parent-style-name="Table_20_Contents">
      <style:text-properties style:font-name="Arial" fo:font-size="9pt" officeooo:rsid="00b18b75" officeooo:paragraph-rsid="00b18b75" style:font-size-asian="9pt" style:font-size-complex="9pt"/>
    </style:style>
    <style:style style:name="P278" style:family="paragraph" style:parent-style-name="Table_20_Contents">
      <style:text-properties style:font-name="Arial" fo:font-size="9pt" officeooo:rsid="00b0e101" officeooo:paragraph-rsid="00b0e101" style:font-size-asian="9pt" style:font-size-complex="9pt"/>
    </style:style>
    <style:style style:name="P279" style:family="paragraph" style:parent-style-name="Table_20_Contents">
      <style:text-properties style:font-name="Arial" fo:font-size="9pt" officeooo:rsid="00b0e101" officeooo:paragraph-rsid="00e327d2" style:font-size-asian="9pt" style:font-size-complex="9pt"/>
    </style:style>
    <style:style style:name="P280" style:family="paragraph" style:parent-style-name="Table_20_Contents">
      <style:text-properties style:font-name="Arial" fo:font-size="9pt" officeooo:rsid="00a86f1b" officeooo:paragraph-rsid="0105731e" style:font-size-asian="9pt" style:font-size-complex="9pt"/>
    </style:style>
    <style:style style:name="P281" style:family="paragraph" style:parent-style-name="Table_20_Contents">
      <style:text-properties style:font-name="Arial" fo:font-size="9pt" officeooo:rsid="00a86f1b" officeooo:paragraph-rsid="00a86f1b" style:font-size-asian="9pt" style:font-size-complex="9pt"/>
    </style:style>
    <style:style style:name="P282" style:family="paragraph" style:parent-style-name="Table_20_Contents">
      <style:text-properties style:font-name="Arial" fo:font-size="9pt" officeooo:rsid="00a86f1b" officeooo:paragraph-rsid="00d7cf1a" style:font-size-asian="9pt" style:font-size-complex="9pt"/>
    </style:style>
    <style:style style:name="P283" style:family="paragraph" style:parent-style-name="Table_20_Contents">
      <style:text-properties style:font-name="Arial" fo:font-size="9pt" officeooo:rsid="00d811b7" officeooo:paragraph-rsid="010f2c45" style:font-size-asian="9pt" style:font-size-complex="9pt"/>
    </style:style>
    <style:style style:name="P284" style:family="paragraph" style:parent-style-name="Table_20_Contents">
      <style:text-properties style:font-name="Arial" fo:font-size="9pt" officeooo:rsid="00ec12fc" officeooo:paragraph-rsid="010f2c45" style:font-size-asian="9pt" style:font-size-complex="9pt"/>
    </style:style>
    <style:style style:name="P285" style:family="paragraph" style:parent-style-name="Table_20_Contents">
      <style:text-properties style:font-name="Arial" fo:font-size="9pt" officeooo:rsid="00ec12fc" officeooo:paragraph-rsid="00ec12fc" style:font-size-asian="9pt" style:font-size-complex="9pt"/>
    </style:style>
    <style:style style:name="P286" style:family="paragraph" style:parent-style-name="Table_20_Contents">
      <style:text-properties style:font-name="Arial" fo:font-size="9pt" officeooo:rsid="00ec12fc" officeooo:paragraph-rsid="013b5251" style:font-size-asian="9pt" style:font-size-complex="9pt"/>
    </style:style>
    <style:style style:name="P287" style:family="paragraph" style:parent-style-name="Table_20_Contents">
      <style:text-properties style:font-name="Arial" fo:font-size="9pt" officeooo:rsid="00ec12fc" officeooo:paragraph-rsid="013d512e" style:font-size-asian="9pt" style:font-size-complex="9pt"/>
    </style:style>
    <style:style style:name="P288" style:family="paragraph" style:parent-style-name="Table_20_Contents">
      <style:text-properties style:font-name="Arial" fo:font-size="9pt" officeooo:rsid="00ec12fc" officeooo:paragraph-rsid="00b02fb8" style:font-size-asian="9pt" style:font-size-complex="9pt"/>
    </style:style>
    <style:style style:name="P289" style:family="paragraph" style:parent-style-name="Table_20_Contents">
      <style:text-properties style:font-name="Arial" fo:font-size="9pt" officeooo:rsid="00d7cf1a" officeooo:paragraph-rsid="010f2c45" style:font-size-asian="9pt" style:font-size-complex="9pt"/>
    </style:style>
    <style:style style:name="P290" style:family="paragraph" style:parent-style-name="Table_20_Contents">
      <style:text-properties style:font-name="Arial" fo:font-size="9pt" officeooo:rsid="00958fe7" officeooo:paragraph-rsid="00a4611d" style:font-size-asian="9pt" style:font-size-complex="9pt"/>
    </style:style>
    <style:style style:name="P291" style:family="paragraph" style:parent-style-name="Table_20_Contents">
      <style:text-properties style:font-name="Arial" fo:font-size="9pt" officeooo:rsid="00be8221" officeooo:paragraph-rsid="00ec12fc" style:font-size-asian="9pt" style:font-size-complex="9pt"/>
    </style:style>
    <style:style style:name="P292" style:family="paragraph" style:parent-style-name="Table_20_Contents">
      <style:text-properties style:font-name="Arial" fo:font-size="9pt" officeooo:rsid="00be8221" officeooo:paragraph-rsid="00be8221" style:font-size-asian="9pt" style:font-size-complex="9pt"/>
    </style:style>
    <style:style style:name="P293" style:family="paragraph" style:parent-style-name="Table_20_Contents">
      <style:text-properties style:font-name="Arial" fo:font-size="9pt" officeooo:rsid="00be8221" officeooo:paragraph-rsid="013b5251" style:font-size-asian="9pt" style:font-size-complex="9pt"/>
    </style:style>
    <style:style style:name="P294" style:family="paragraph" style:parent-style-name="Table_20_Contents">
      <style:text-properties style:font-name="Arial" fo:font-size="9pt" officeooo:rsid="00be8221" officeooo:paragraph-rsid="013d512e" style:font-size-asian="9pt" style:font-size-complex="9pt"/>
    </style:style>
    <style:style style:name="P295" style:family="paragraph" style:parent-style-name="Table_20_Contents">
      <style:text-properties style:font-name="Arial" fo:font-size="9pt" officeooo:rsid="00975210" officeooo:paragraph-rsid="00c0b5b5" style:font-size-asian="9pt" style:font-size-complex="9pt"/>
    </style:style>
    <style:style style:name="P296" style:family="paragraph" style:parent-style-name="Table_20_Contents">
      <style:text-properties style:font-name="Arial" fo:font-size="9pt" officeooo:rsid="00975210" officeooo:paragraph-rsid="0124d988" style:font-size-asian="9pt" style:font-size-complex="9pt"/>
    </style:style>
    <style:style style:name="P297" style:family="paragraph" style:parent-style-name="Table_20_Contents">
      <style:text-properties style:font-name="Arial" fo:font-size="9pt" officeooo:rsid="00975210" officeooo:paragraph-rsid="00d321f3" style:font-size-asian="9pt" style:font-size-complex="9pt"/>
    </style:style>
    <style:style style:name="P298" style:family="paragraph" style:parent-style-name="Table_20_Contents">
      <style:text-properties style:font-name="Arial" fo:font-size="9pt" officeooo:rsid="00975210" officeooo:paragraph-rsid="00cedd60" style:font-size-asian="9pt" style:font-size-complex="9pt"/>
    </style:style>
    <style:style style:name="P299" style:family="paragraph" style:parent-style-name="Table_20_Contents">
      <style:text-properties style:font-name="Arial" fo:font-size="9pt" officeooo:rsid="00ca029e" officeooo:paragraph-rsid="0124d988" style:font-size-asian="9pt" style:font-size-complex="9pt"/>
    </style:style>
    <style:style style:name="P300" style:family="paragraph" style:parent-style-name="Table_20_Contents">
      <style:text-properties style:font-name="Arial" fo:font-size="9pt" officeooo:rsid="00dce997" officeooo:paragraph-rsid="0124d988" style:font-size-asian="9pt" style:font-size-complex="9pt"/>
    </style:style>
    <style:style style:name="P301" style:family="paragraph" style:parent-style-name="Table_20_Contents">
      <style:text-properties style:font-name="Arial" fo:font-size="9pt" officeooo:rsid="00dce997" officeooo:paragraph-rsid="012818e5" style:font-size-asian="9pt" style:font-size-complex="9pt"/>
    </style:style>
    <style:style style:name="P302" style:family="paragraph" style:parent-style-name="Table_20_Contents">
      <style:text-properties style:font-name="Arial" fo:font-size="9pt" officeooo:rsid="00dce997" officeooo:paragraph-rsid="01215f2d" style:font-size-asian="9pt" style:font-size-complex="9pt"/>
    </style:style>
    <style:style style:name="P303" style:family="paragraph" style:parent-style-name="Table_20_Contents">
      <style:text-properties style:font-name="Arial" fo:font-size="9pt" officeooo:rsid="00dce997" officeooo:paragraph-rsid="012eb63f" style:font-size-asian="9pt" style:font-size-complex="9pt"/>
    </style:style>
    <style:style style:name="P304" style:family="paragraph" style:parent-style-name="Table_20_Contents">
      <style:text-properties style:font-name="Arial" fo:font-size="9pt" officeooo:rsid="00dce997" officeooo:paragraph-rsid="00dce997" style:font-size-asian="9pt" style:font-size-complex="9pt"/>
    </style:style>
    <style:style style:name="P305" style:family="paragraph" style:parent-style-name="Table_20_Contents">
      <style:text-properties style:font-name="Arial" fo:font-size="9pt" officeooo:rsid="00c6bffe" officeooo:paragraph-rsid="0124d988" style:font-size-asian="9pt" style:font-size-complex="9pt"/>
    </style:style>
    <style:style style:name="P306" style:family="paragraph" style:parent-style-name="Table_20_Contents">
      <style:text-properties style:font-name="Arial" fo:font-size="9pt" officeooo:rsid="00c6bffe" officeooo:paragraph-rsid="012c5753" style:font-size-asian="9pt" style:font-size-complex="9pt"/>
    </style:style>
    <style:style style:name="P307" style:family="paragraph" style:parent-style-name="Table_20_Contents">
      <style:text-properties style:font-name="Arial" fo:font-size="9pt" officeooo:rsid="00c6bffe" officeooo:paragraph-rsid="012f9d3d" style:font-size-asian="9pt" style:font-size-complex="9pt"/>
    </style:style>
    <style:style style:name="P308" style:family="paragraph" style:parent-style-name="Table_20_Contents">
      <style:text-properties style:font-name="Arial" fo:font-size="9pt" officeooo:rsid="00c6bffe" officeooo:paragraph-rsid="00c6bffe" style:font-size-asian="9pt" style:font-size-complex="9pt"/>
    </style:style>
    <style:style style:name="P309" style:family="paragraph" style:parent-style-name="Table_20_Contents">
      <style:text-properties style:font-name="Arial" fo:font-size="9pt" officeooo:rsid="00c6bffe" officeooo:paragraph-rsid="00c880b9" style:font-size-asian="9pt" style:font-size-complex="9pt"/>
    </style:style>
    <style:style style:name="P310" style:family="paragraph" style:parent-style-name="Table_20_Contents">
      <style:text-properties style:font-name="Arial" fo:font-size="9pt" officeooo:rsid="00c6bffe" officeooo:paragraph-rsid="00cad9bc" style:font-size-asian="9pt" style:font-size-complex="9pt"/>
    </style:style>
    <style:style style:name="P311" style:family="paragraph" style:parent-style-name="Table_20_Contents">
      <style:text-properties style:font-name="Arial" fo:font-size="9pt" officeooo:rsid="00c6bffe" officeooo:paragraph-rsid="00d3a6e9" style:font-size-asian="9pt" style:font-size-complex="9pt"/>
    </style:style>
    <style:style style:name="P312" style:family="paragraph" style:parent-style-name="Table_20_Contents">
      <style:text-properties style:font-name="Arial" fo:font-size="9pt" officeooo:rsid="00c6bffe" officeooo:paragraph-rsid="011b1460" style:font-size-asian="9pt" style:font-size-complex="9pt"/>
    </style:style>
    <style:style style:name="P313" style:family="paragraph" style:parent-style-name="Table_20_Contents">
      <style:text-properties style:font-name="Arial" fo:font-size="9pt" officeooo:rsid="00c091a2" officeooo:paragraph-rsid="01215f2d" style:font-size-asian="9pt" style:font-size-complex="9pt"/>
    </style:style>
    <style:style style:name="P314" style:family="paragraph" style:parent-style-name="Table_20_Contents">
      <style:text-properties style:font-name="Arial" fo:font-size="9pt" officeooo:rsid="00c091a2" officeooo:paragraph-rsid="00c091a2" style:font-size-asian="9pt" style:font-size-complex="9pt"/>
    </style:style>
    <style:style style:name="P315" style:family="paragraph" style:parent-style-name="Table_20_Contents">
      <style:text-properties style:font-name="Arial" fo:font-size="9pt" officeooo:rsid="00cad9bc" officeooo:paragraph-rsid="0124d988" style:font-size-asian="9pt" style:font-size-complex="9pt"/>
    </style:style>
    <style:style style:name="P316" style:family="paragraph" style:parent-style-name="Table_20_Contents">
      <style:text-properties style:font-name="Arial" fo:font-size="9pt" officeooo:rsid="00c4dea4" officeooo:paragraph-rsid="0124d988" style:font-size-asian="9pt" style:font-size-complex="9pt"/>
    </style:style>
    <style:style style:name="P317" style:family="paragraph" style:parent-style-name="Table_20_Contents">
      <style:text-properties style:font-name="Arial" fo:font-size="9pt" officeooo:rsid="00c4dea4" officeooo:paragraph-rsid="00c4dea4" style:font-size-asian="9pt" style:font-size-complex="9pt"/>
    </style:style>
    <style:style style:name="P318" style:family="paragraph" style:parent-style-name="Table_20_Contents">
      <style:text-properties style:font-name="Arial" fo:font-size="9pt" officeooo:rsid="00db6ca5" officeooo:paragraph-rsid="012818e5" style:font-size-asian="9pt" style:font-size-complex="9pt"/>
    </style:style>
    <style:style style:name="P319" style:family="paragraph" style:parent-style-name="Table_20_Contents">
      <style:text-properties style:font-name="Arial" fo:font-size="9pt" officeooo:rsid="00d3a6e9" officeooo:paragraph-rsid="012818e5" style:font-size-asian="9pt" style:font-size-complex="9pt"/>
    </style:style>
    <style:style style:name="P320" style:family="paragraph" style:parent-style-name="Table_20_Contents">
      <style:text-properties style:font-name="Arial" fo:font-size="9pt" officeooo:rsid="00d3a6e9" officeooo:paragraph-rsid="012cc52b" style:font-size-asian="9pt" style:font-size-complex="9pt"/>
    </style:style>
    <style:style style:name="P321" style:family="paragraph" style:parent-style-name="Table_20_Contents">
      <style:text-properties style:font-name="Arial" fo:font-size="9pt" officeooo:rsid="00d3a6e9" officeooo:paragraph-rsid="012f9d3d" style:font-size-asian="9pt" style:font-size-complex="9pt"/>
    </style:style>
    <style:style style:name="P322" style:family="paragraph" style:parent-style-name="Table_20_Contents">
      <style:text-properties style:font-name="Arial" fo:font-size="9pt" officeooo:rsid="00d3a6e9" officeooo:paragraph-rsid="00d3a6e9" style:font-size-asian="9pt" style:font-size-complex="9pt"/>
    </style:style>
    <style:style style:name="P323" style:family="paragraph" style:parent-style-name="Table_20_Contents">
      <style:text-properties style:font-name="Arial" fo:font-size="9pt" officeooo:rsid="00da943a" officeooo:paragraph-rsid="012818e5" style:font-size-asian="9pt" style:font-size-complex="9pt"/>
    </style:style>
    <style:style style:name="P324" style:family="paragraph" style:parent-style-name="Table_20_Contents">
      <style:text-properties style:font-name="Arial" fo:font-size="9pt" officeooo:rsid="00da943a" officeooo:paragraph-rsid="00da943a" style:font-size-asian="9pt" style:font-size-complex="9pt"/>
    </style:style>
    <style:style style:name="P325" style:family="paragraph" style:parent-style-name="Table_20_Contents">
      <style:text-properties style:font-name="Arial" fo:font-size="9pt" officeooo:rsid="00649ebd" officeooo:paragraph-rsid="0137ecdc" style:font-size-asian="9pt" style:font-size-complex="9pt"/>
    </style:style>
    <style:style style:name="P326" style:family="paragraph" style:parent-style-name="Table_20_Contents">
      <style:text-properties style:font-name="Arial" fo:font-size="9pt" officeooo:rsid="00649ebd" officeooo:paragraph-rsid="00649ebd" style:font-size-asian="9pt" style:font-size-complex="9pt"/>
    </style:style>
    <style:style style:name="P327" style:family="paragraph" style:parent-style-name="Table_20_Contents">
      <style:text-properties style:font-name="Arial" fo:font-size="9pt" officeooo:rsid="00649ebd" officeooo:paragraph-rsid="00663ab8" style:font-size-asian="9pt" style:font-size-complex="9pt"/>
    </style:style>
    <style:style style:name="P328" style:family="paragraph" style:parent-style-name="Table_20_Contents">
      <style:text-properties style:font-name="Arial" fo:font-size="9pt" officeooo:rsid="00649ebd" officeooo:paragraph-rsid="00874f80" style:font-size-asian="9pt" style:font-size-complex="9pt"/>
    </style:style>
    <style:style style:name="P329" style:family="paragraph" style:parent-style-name="Table_20_Contents">
      <style:text-properties style:font-name="Arial" fo:font-size="9pt" officeooo:rsid="00649ebd" officeooo:paragraph-rsid="0092c2be" style:font-size-asian="9pt" style:font-size-complex="9pt"/>
    </style:style>
    <style:style style:name="P330" style:family="paragraph" style:parent-style-name="Table_20_Contents">
      <style:text-properties style:font-name="Arial" fo:font-size="9pt" officeooo:rsid="00f30ff6" officeooo:paragraph-rsid="00f43c44" style:font-size-asian="9pt" style:font-size-complex="9pt"/>
    </style:style>
    <style:style style:name="P331" style:family="paragraph" style:parent-style-name="Table_20_Contents">
      <style:text-properties style:font-name="Arial" fo:font-size="9pt" officeooo:rsid="0105731e" officeooo:paragraph-rsid="0105731e" style:font-size-asian="9pt" style:font-size-complex="9pt"/>
    </style:style>
    <style:style style:name="P332" style:family="paragraph" style:parent-style-name="Table_20_Contents">
      <style:text-properties style:font-name="Arial" fo:font-size="9pt" officeooo:rsid="00e4e345" officeooo:paragraph-rsid="00ec12fc" style:font-size-asian="9pt" style:font-size-complex="9pt"/>
    </style:style>
    <style:style style:name="P333" style:family="paragraph" style:parent-style-name="Table_20_Contents">
      <style:text-properties style:font-name="Arial" fo:font-size="9pt" officeooo:rsid="00fc5e03" officeooo:paragraph-rsid="00fc5e03" style:font-size-asian="9pt" style:font-size-complex="9pt"/>
    </style:style>
    <style:style style:name="P334" style:family="paragraph" style:parent-style-name="Table_20_Contents">
      <style:text-properties style:font-name="Arial" fo:font-size="9pt" officeooo:rsid="00fdf9ff" officeooo:paragraph-rsid="00fdf9ff" style:font-size-asian="9pt" style:font-size-complex="9pt"/>
    </style:style>
    <style:style style:name="P335" style:family="paragraph" style:parent-style-name="Table_20_Contents">
      <style:text-properties style:font-name="Arial" fo:font-size="9pt" officeooo:rsid="0124d988" officeooo:paragraph-rsid="0124d988" style:font-size-asian="9pt" style:font-size-complex="9pt"/>
    </style:style>
    <style:style style:name="P336" style:family="paragraph" style:parent-style-name="Table_20_Contents">
      <style:text-properties style:font-name="Arial" fo:font-size="9pt" officeooo:rsid="0124d988" officeooo:paragraph-rsid="012818e5" style:font-size-asian="9pt" style:font-size-complex="9pt"/>
    </style:style>
    <style:style style:name="P337" style:family="paragraph" style:parent-style-name="Table_20_Contents">
      <style:text-properties style:font-name="Arial" fo:font-size="9pt" officeooo:rsid="01215f2d" officeooo:paragraph-rsid="01215f2d" style:font-size-asian="9pt" style:font-size-complex="9pt"/>
    </style:style>
    <style:style style:name="P338" style:family="paragraph" style:parent-style-name="Table_20_Contents">
      <style:text-properties style:font-name="Arial" fo:font-size="9pt" officeooo:rsid="01215f2d" officeooo:paragraph-rsid="0137ecdc" style:font-size-asian="9pt" style:font-size-complex="9pt"/>
    </style:style>
    <style:style style:name="P339" style:family="paragraph" style:parent-style-name="Table_20_Contents">
      <style:text-properties style:font-name="Arial" fo:font-size="9pt" officeooo:rsid="007b1b00" officeooo:paragraph-rsid="01215f2d" style:font-size-asian="9pt" style:font-size-complex="9pt"/>
    </style:style>
    <style:style style:name="P340" style:family="paragraph" style:parent-style-name="Table_20_Contents">
      <style:text-properties style:font-name="Arial" fo:font-size="9pt" officeooo:rsid="007b1b00" officeooo:paragraph-rsid="007b1b00" style:font-size-asian="9pt" style:font-size-complex="9pt"/>
    </style:style>
    <style:style style:name="P341" style:family="paragraph" style:parent-style-name="Table_20_Contents">
      <style:text-properties style:font-name="Arial" fo:font-size="9pt" officeooo:rsid="007b1b00" officeooo:paragraph-rsid="00861320" style:font-size-asian="9pt" style:font-size-complex="9pt"/>
    </style:style>
    <style:style style:name="P342" style:family="paragraph" style:parent-style-name="Table_20_Contents">
      <style:text-properties style:font-name="Arial" fo:font-size="9pt" officeooo:rsid="012818e5" officeooo:paragraph-rsid="012818e5" style:font-size-asian="9pt" style:font-size-complex="9pt"/>
    </style:style>
    <style:style style:name="P343" style:family="paragraph" style:parent-style-name="Table_20_Contents">
      <style:text-properties style:font-name="Arial" fo:font-size="9pt" officeooo:rsid="012c5753" officeooo:paragraph-rsid="012c5753" style:font-size-asian="9pt" style:font-size-complex="9pt"/>
    </style:style>
    <style:style style:name="P344" style:family="paragraph" style:parent-style-name="Table_20_Contents">
      <style:text-properties style:font-name="Arial" fo:font-size="9pt" officeooo:rsid="012cc52b" officeooo:paragraph-rsid="012cc52b" style:font-size-asian="9pt" style:font-size-complex="9pt"/>
    </style:style>
    <style:style style:name="P345" style:family="paragraph" style:parent-style-name="Table_20_Contents">
      <style:text-properties style:font-name="Arial" fo:font-size="9pt" officeooo:rsid="012cc52b" officeooo:paragraph-rsid="012eb63f" style:font-size-asian="9pt" style:font-size-complex="9pt"/>
    </style:style>
    <style:style style:name="P346" style:family="paragraph" style:parent-style-name="Table_20_Contents">
      <style:text-properties style:font-name="Arial" fo:font-size="9pt" officeooo:rsid="012eb63f" officeooo:paragraph-rsid="012eb63f" style:font-size-asian="9pt" style:font-size-complex="9pt"/>
    </style:style>
    <style:style style:name="P347" style:family="paragraph" style:parent-style-name="Table_20_Contents">
      <style:text-properties style:font-name="Arial" fo:font-size="9pt" officeooo:rsid="012f9d3d" officeooo:paragraph-rsid="012f9d3d" style:font-size-asian="9pt" style:font-size-complex="9pt"/>
    </style:style>
    <style:style style:name="P348" style:family="paragraph" style:parent-style-name="Table_20_Contents">
      <style:text-properties style:font-name="Arial" fo:font-size="9pt" officeooo:rsid="00b02550" officeooo:paragraph-rsid="00b02550" style:font-size-asian="9pt" style:font-size-complex="9pt"/>
    </style:style>
    <style:style style:name="P349" style:family="paragraph" style:parent-style-name="Table_20_Contents">
      <style:text-properties style:font-name="Arial" fo:font-size="9pt" officeooo:rsid="00b02550" officeooo:paragraph-rsid="00b02fb8" style:font-size-asian="9pt" style:font-size-complex="9pt"/>
    </style:style>
    <style:style style:name="P350" style:family="paragraph" style:parent-style-name="Table_20_Contents">
      <style:text-properties style:font-name="Arial" fo:font-size="9pt" officeooo:rsid="00b02550" officeooo:paragraph-rsid="00d75fd4" style:font-size-asian="9pt" style:font-size-complex="9pt"/>
    </style:style>
    <style:style style:name="P351" style:family="paragraph" style:parent-style-name="Table_20_Contents">
      <style:text-properties style:font-name="Arial" fo:font-size="9pt" officeooo:rsid="00b02550" officeooo:paragraph-rsid="00ee27f0" style:font-size-asian="9pt" style:font-size-complex="9pt"/>
    </style:style>
    <style:style style:name="P352" style:family="paragraph" style:parent-style-name="Table_20_Contents">
      <style:text-properties style:font-name="Arial" fo:font-size="9pt" officeooo:rsid="00b02550" officeooo:paragraph-rsid="01093a20" style:font-size-asian="9pt" style:font-size-complex="9pt"/>
    </style:style>
    <style:style style:name="P353" style:family="paragraph" style:parent-style-name="Table_20_Contents">
      <style:text-properties style:font-name="Arial" fo:font-size="9pt" officeooo:rsid="00b482a4" officeooo:paragraph-rsid="00b482a4" style:font-size-asian="9pt" style:font-size-complex="9pt"/>
    </style:style>
    <style:style style:name="P354" style:family="paragraph" style:parent-style-name="Table_20_Contents">
      <style:text-properties style:font-name="Arial" fo:font-size="9pt" officeooo:rsid="00b482a4" officeooo:paragraph-rsid="00b02fb8" style:font-size-asian="9pt" style:font-size-complex="9pt"/>
    </style:style>
    <style:style style:name="P355" style:family="paragraph" style:parent-style-name="Table_20_Contents">
      <style:text-properties style:font-name="Arial" fo:font-size="9pt" officeooo:rsid="00b482a4" officeooo:paragraph-rsid="00d75fd4" style:font-size-asian="9pt" style:font-size-complex="9pt"/>
    </style:style>
    <style:style style:name="P356" style:family="paragraph" style:parent-style-name="Table_20_Contents">
      <style:text-properties style:font-name="Arial" fo:font-size="9pt" officeooo:rsid="00b78255" officeooo:paragraph-rsid="00b78255" style:font-size-asian="9pt" style:font-size-complex="9pt"/>
    </style:style>
    <style:style style:name="P357" style:family="paragraph" style:parent-style-name="Table_20_Contents">
      <style:text-properties style:font-name="Arial" fo:font-size="9pt" officeooo:rsid="00bf0cf0" officeooo:paragraph-rsid="00bf0cf0" style:font-size-asian="9pt" style:font-size-complex="9pt"/>
    </style:style>
    <style:style style:name="P358" style:family="paragraph" style:parent-style-name="Table_20_Contents">
      <style:text-properties style:font-name="Arial" fo:font-size="9pt" officeooo:rsid="00a88e9a" officeooo:paragraph-rsid="00a88e9a" style:font-size-asian="9pt" style:font-size-complex="9pt"/>
    </style:style>
    <style:style style:name="P359" style:family="paragraph" style:parent-style-name="Table_20_Contents">
      <style:text-properties style:font-name="Arial" fo:font-size="9pt" officeooo:rsid="00c09d1a" officeooo:paragraph-rsid="00c09d1a" style:font-size-asian="9pt" style:font-size-complex="9pt"/>
    </style:style>
    <style:style style:name="P360" style:family="paragraph" style:parent-style-name="Table_20_Contents">
      <style:text-properties style:font-name="Arial" fo:font-size="9pt" officeooo:rsid="0062d4a5" officeooo:paragraph-rsid="00c4dea4" style:font-size-asian="9pt" style:font-size-complex="9pt"/>
    </style:style>
    <style:style style:name="P361" style:family="paragraph" style:parent-style-name="Table_20_Contents">
      <style:text-properties style:font-name="Arial" fo:font-size="9pt" officeooo:rsid="0029c379" officeooo:paragraph-rsid="0062d4a5" style:font-size-asian="9pt" style:font-size-complex="9pt"/>
    </style:style>
    <style:style style:name="P362" style:family="paragraph" style:parent-style-name="Table_20_Contents">
      <style:text-properties style:font-name="Arial" fo:font-size="9pt" officeooo:rsid="0029c379" officeooo:paragraph-rsid="00c42eeb" style:font-size-asian="9pt" style:font-size-complex="9pt"/>
    </style:style>
    <style:style style:name="P363" style:family="paragraph" style:parent-style-name="Table_20_Contents">
      <style:text-properties style:font-name="Arial" fo:font-size="9pt" officeooo:rsid="0029c379" officeooo:paragraph-rsid="00c4dea4" style:font-size-asian="9pt" style:font-size-complex="9pt"/>
    </style:style>
    <style:style style:name="P364" style:family="paragraph" style:parent-style-name="Table_20_Contents">
      <style:text-properties style:font-name="Arial" fo:font-size="9pt" officeooo:rsid="0029c379" officeooo:paragraph-rsid="00ccc276" style:font-size-asian="9pt" style:font-size-complex="9pt"/>
    </style:style>
    <style:style style:name="P365" style:family="paragraph" style:parent-style-name="Table_20_Contents">
      <style:text-properties style:font-name="Arial" fo:font-size="9pt" officeooo:rsid="0029c379" officeooo:paragraph-rsid="011b1460" style:font-size-asian="9pt" style:font-size-complex="9pt"/>
    </style:style>
    <style:style style:name="P366" style:family="paragraph" style:parent-style-name="Table_20_Contents">
      <style:text-properties style:font-name="Arial" fo:font-size="9pt" officeooo:rsid="006d954b" officeooo:paragraph-rsid="006d954b" style:font-size-asian="9pt" style:font-size-complex="9pt"/>
    </style:style>
    <style:style style:name="P367" style:family="paragraph" style:parent-style-name="Table_20_Contents">
      <style:text-properties style:font-name="Arial" fo:font-size="9pt" officeooo:rsid="0076ecd0" officeooo:paragraph-rsid="0076ecd0" style:font-size-asian="9pt" style:font-size-complex="9pt"/>
    </style:style>
    <style:style style:name="P368" style:family="paragraph" style:parent-style-name="Table_20_Contents">
      <style:text-properties style:font-name="Arial" fo:font-size="9pt" officeooo:rsid="0076ecd0" officeooo:paragraph-rsid="00848713" style:font-size-asian="9pt" style:font-size-complex="9pt"/>
    </style:style>
    <style:style style:name="P369" style:family="paragraph" style:parent-style-name="Table_20_Contents">
      <style:text-properties style:font-name="Arial" fo:font-size="9pt" officeooo:rsid="0099ea68" officeooo:paragraph-rsid="0099ea68" style:font-size-asian="9pt" style:font-size-complex="9pt"/>
    </style:style>
    <style:style style:name="P370" style:family="paragraph" style:parent-style-name="Table_20_Contents">
      <style:text-properties style:font-name="Arial" fo:font-size="9pt" officeooo:rsid="00cedd60" officeooo:paragraph-rsid="00cedd60" style:font-size-asian="9pt" style:font-size-complex="9pt"/>
    </style:style>
    <style:style style:name="P371" style:family="paragraph" style:parent-style-name="Table_20_Contents">
      <style:text-properties style:font-name="Arial" fo:font-size="9pt" officeooo:rsid="00d75fd4" officeooo:paragraph-rsid="00d75fd4" style:font-size-asian="9pt" style:font-size-complex="9pt"/>
    </style:style>
    <style:style style:name="P372" style:family="paragraph" style:parent-style-name="Table_20_Contents">
      <style:text-properties style:font-name="Arial" fo:font-size="9pt" officeooo:rsid="00da29ed" officeooo:paragraph-rsid="00da29ed" style:font-size-asian="9pt" style:font-size-complex="9pt"/>
    </style:style>
    <style:style style:name="P373" style:family="paragraph" style:parent-style-name="Table_20_Contents">
      <style:text-properties style:font-name="Arial" fo:font-size="9pt" officeooo:rsid="00ee27f0" officeooo:paragraph-rsid="00ee27f0" style:font-size-asian="9pt" style:font-size-complex="9pt"/>
    </style:style>
    <style:style style:name="P374" style:family="paragraph" style:parent-style-name="Table_20_Contents">
      <style:text-properties style:font-name="Arial" fo:font-size="9pt" officeooo:rsid="01093a20" officeooo:paragraph-rsid="01093a20" style:font-size-asian="9pt" style:font-size-complex="9pt"/>
    </style:style>
    <style:style style:name="P375" style:family="paragraph" style:parent-style-name="Table_20_Contents">
      <style:text-properties style:font-name="Arial" fo:font-size="9pt" officeooo:rsid="0119bc39" officeooo:paragraph-rsid="0119bc39" style:font-size-asian="9pt" style:font-size-complex="9pt"/>
    </style:style>
    <style:style style:name="P376" style:family="paragraph" style:parent-style-name="Table_20_Contents">
      <style:text-properties style:font-name="Arial" fo:font-size="9pt" officeooo:rsid="011b2176" officeooo:paragraph-rsid="011b2176" style:font-size-asian="9pt" style:font-size-complex="9pt"/>
    </style:style>
    <style:style style:name="P377" style:family="paragraph" style:parent-style-name="Table_20_Contents">
      <style:text-properties style:font-name="Arial" fo:font-size="9pt" officeooo:rsid="011c1ff1" officeooo:paragraph-rsid="011c1ff1" style:font-size-asian="9pt" style:font-size-complex="9pt"/>
    </style:style>
    <style:style style:name="P378" style:family="paragraph" style:parent-style-name="Table_20_Contents">
      <style:text-properties style:font-name="Arial" fo:font-size="9pt" officeooo:rsid="00874f80" officeooo:paragraph-rsid="00874f80" style:font-size-asian="9pt" style:font-size-complex="9pt"/>
    </style:style>
    <style:style style:name="P379" style:family="paragraph" style:parent-style-name="Table_20_Contents">
      <style:text-properties style:font-name="Arial" fo:font-size="9pt" officeooo:rsid="013b5251" officeooo:paragraph-rsid="013b5251" style:font-size-asian="9pt" style:font-size-complex="9pt"/>
    </style:style>
    <style:style style:name="P380" style:family="paragraph" style:parent-style-name="Table_20_Contents">
      <style:text-properties style:font-name="Arial" fo:font-size="9pt" officeooo:rsid="013b5251" officeooo:paragraph-rsid="013d512e" style:font-size-asian="9pt" style:font-size-complex="9pt"/>
    </style:style>
    <style:style style:name="P381" style:family="paragraph" style:parent-style-name="Table_20_Contents">
      <style:text-properties style:font-name="Arial" fo:font-size="9pt" officeooo:rsid="013b5251" officeooo:paragraph-rsid="013e8e14" style:font-size-asian="9pt" style:font-size-complex="9pt"/>
    </style:style>
    <style:style style:name="P382" style:family="paragraph" style:parent-style-name="Table_20_Contents">
      <style:text-properties style:font-name="Arial" fo:font-size="9pt" officeooo:rsid="013b5251" officeooo:paragraph-rsid="01407b3a" style:font-size-asian="9pt" style:font-size-complex="9pt"/>
    </style:style>
    <style:style style:name="P383" style:family="paragraph" style:parent-style-name="Table_20_Contents">
      <style:text-properties style:font-name="Arial" fo:font-size="9pt" officeooo:rsid="013d512e" officeooo:paragraph-rsid="013d512e" style:font-size-asian="9pt" style:font-size-complex="9pt"/>
    </style:style>
    <style:style style:name="P384" style:family="paragraph" style:parent-style-name="Table_20_Contents">
      <style:text-properties style:font-name="Arial" fo:font-size="9pt" officeooo:rsid="013d512e" officeooo:paragraph-rsid="01409ea6" style:font-size-asian="9pt" style:font-size-complex="9pt"/>
    </style:style>
    <style:style style:name="P385" style:family="paragraph" style:parent-style-name="Table_20_Contents">
      <style:text-properties style:font-name="Arial" fo:font-size="9pt" officeooo:rsid="013d512e" officeooo:paragraph-rsid="013b5251" style:font-size-asian="9pt" style:font-size-complex="9pt"/>
    </style:style>
    <style:style style:name="P386" style:family="paragraph" style:parent-style-name="Table_20_Contents">
      <style:text-properties style:font-name="Arial" fo:font-size="9pt" officeooo:rsid="013e8e14" officeooo:paragraph-rsid="013e8e14" style:font-size-asian="9pt" style:font-size-complex="9pt"/>
    </style:style>
    <style:style style:name="P387" style:family="paragraph" style:parent-style-name="Table_20_Contents">
      <style:text-properties style:font-name="Arial" fo:font-size="9pt" officeooo:rsid="01409ea6" officeooo:paragraph-rsid="01409ea6" style:font-size-asian="9pt" style:font-size-complex="9pt"/>
    </style:style>
    <style:style style:name="P388" style:family="paragraph" style:parent-style-name="Table_20_Contents">
      <style:text-properties style:font-name="Arial" fo:font-size="9pt" officeooo:rsid="0140a252" officeooo:paragraph-rsid="0140a252" style:font-size-asian="9pt" style:font-size-complex="9pt"/>
    </style:style>
    <style:style style:name="P389" style:family="paragraph" style:parent-style-name="Table_20_Contents">
      <style:text-properties style:font-name="Arial" fo:font-size="9pt" officeooo:rsid="01424694" officeooo:paragraph-rsid="01424694" style:font-size-asian="9pt" style:font-size-complex="9pt"/>
    </style:style>
    <style:style style:name="P390" style:family="paragraph" style:parent-style-name="Table_20_Contents">
      <style:text-properties style:font-name="Arial" fo:font-size="9pt" officeooo:rsid="01431d62" officeooo:paragraph-rsid="01431d62" style:font-size-asian="9pt" style:font-size-complex="9pt"/>
    </style:style>
    <style:style style:name="P391" style:family="paragraph" style:parent-style-name="Table_20_Contents">
      <style:text-properties style:font-name="Arial" fo:font-size="9pt" fo:font-weight="bold" officeooo:rsid="00b02fb8" officeooo:paragraph-rsid="00a2e09d" style:font-size-asian="9pt" style:font-weight-asian="bold" style:font-size-complex="9pt" style:font-weight-complex="bold"/>
    </style:style>
    <style:style style:name="P392" style:family="paragraph" style:parent-style-name="Table_20_Contents">
      <style:text-properties style:font-name="Arial" fo:font-size="9pt" fo:font-weight="bold" officeooo:rsid="0094aa74" officeooo:paragraph-rsid="00a2e09d" style:font-size-asian="9pt" style:font-weight-asian="bold" style:font-size-complex="9pt" style:font-weight-complex="bold"/>
    </style:style>
    <style:style style:name="P393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a2e09d" style:font-size-asian="9pt" style:font-weight-asian="bold" style:font-size-complex="9pt" style:font-weight-complex="bold"/>
    </style:style>
    <style:style style:name="P394" style:family="paragraph" style:parent-style-name="Table_20_Contents">
      <style:text-properties style:font-name="Arial" fo:font-size="9pt" fo:font-weight="bold" officeooo:rsid="0094aa74" officeooo:paragraph-rsid="00a0031b" style:font-size-asian="9pt" style:font-weight-asian="bold" style:font-size-complex="9pt" style:font-weight-complex="bold"/>
    </style:style>
    <style:style style:name="P395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a0031b" style:font-size-asian="9pt" style:font-weight-asian="bold" style:font-size-complex="9pt" style:font-weight-complex="bold"/>
    </style:style>
    <style:style style:name="P396" style:family="paragraph" style:parent-style-name="Table_20_Contents">
      <style:text-properties style:font-name="Arial" fo:font-size="9pt" fo:font-weight="bold" officeooo:rsid="0094aa74" officeooo:paragraph-rsid="00a1ef69" style:font-size-asian="9pt" style:font-weight-asian="bold" style:font-size-complex="9pt" style:font-weight-complex="bold"/>
    </style:style>
    <style:style style:name="P397" style:family="paragraph" style:parent-style-name="Table_20_Contents">
      <style:text-properties style:font-name="Arial" fo:font-size="9pt" fo:font-weight="bold" officeooo:rsid="0094aa74" officeooo:paragraph-rsid="00a32433" style:font-size-asian="9pt" style:font-weight-asian="bold" style:font-size-complex="9pt" style:font-weight-complex="bold"/>
    </style:style>
    <style:style style:name="P398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a32433" style:font-size-asian="9pt" style:font-weight-asian="bold" style:font-size-complex="9pt" style:font-weight-complex="bold"/>
    </style:style>
    <style:style style:name="P399" style:family="paragraph" style:parent-style-name="Table_20_Contents">
      <style:text-properties style:font-name="Arial" fo:font-size="9pt" fo:font-weight="bold" officeooo:rsid="0094aa74" officeooo:paragraph-rsid="00a47a01" style:font-size-asian="9pt" style:font-weight-asian="bold" style:font-size-complex="9pt" style:font-weight-complex="bold"/>
    </style:style>
    <style:style style:name="P400" style:family="paragraph" style:parent-style-name="Table_20_Contents">
      <style:text-properties style:font-name="Arial" fo:font-size="9pt" fo:font-weight="bold" officeooo:rsid="0094aa74" officeooo:paragraph-rsid="00bf0cf0" style:font-size-asian="9pt" style:font-weight-asian="bold" style:font-size-complex="9pt" style:font-weight-complex="bold"/>
    </style:style>
    <style:style style:name="P401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bf0cf0" style:font-size-asian="9pt" style:font-weight-asian="bold" style:font-size-complex="9pt" style:font-weight-complex="bold"/>
    </style:style>
    <style:style style:name="P402" style:family="paragraph" style:parent-style-name="Table_20_Contents">
      <style:text-properties style:font-name="Arial" fo:font-size="9pt" fo:font-weight="bold" officeooo:rsid="0094aa74" officeooo:paragraph-rsid="00c09d1a" style:font-size-asian="9pt" style:font-weight-asian="bold" style:font-size-complex="9pt" style:font-weight-complex="bold"/>
    </style:style>
    <style:style style:name="P403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09d1a" style:font-size-asian="9pt" style:font-weight-asian="bold" style:font-size-complex="9pt" style:font-weight-complex="bold"/>
    </style:style>
    <style:style style:name="P404" style:family="paragraph" style:parent-style-name="Table_20_Contents">
      <style:text-properties style:font-name="Arial" fo:font-size="9pt" fo:font-weight="bold" officeooo:rsid="0094aa74" officeooo:paragraph-rsid="00c1db9a" style:font-size-asian="9pt" style:font-weight-asian="bold" style:font-size-complex="9pt" style:font-weight-complex="bold"/>
    </style:style>
    <style:style style:name="P405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1db9a" style:font-size-asian="9pt" style:font-weight-asian="bold" style:font-size-complex="9pt" style:font-weight-complex="bold"/>
    </style:style>
    <style:style style:name="P406" style:family="paragraph" style:parent-style-name="Table_20_Contents">
      <style:text-properties style:font-name="Arial" fo:font-size="9pt" fo:font-weight="bold" officeooo:rsid="0094aa74" officeooo:paragraph-rsid="00c2f196" style:font-size-asian="9pt" style:font-weight-asian="bold" style:font-size-complex="9pt" style:font-weight-complex="bold"/>
    </style:style>
    <style:style style:name="P407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2f196" style:font-size-asian="9pt" style:font-weight-asian="bold" style:font-size-complex="9pt" style:font-weight-complex="bold"/>
    </style:style>
    <style:style style:name="P408" style:family="paragraph" style:parent-style-name="Table_20_Contents">
      <style:text-properties style:font-name="Arial" fo:font-size="9pt" fo:font-weight="bold" officeooo:rsid="0094aa74" officeooo:paragraph-rsid="00ccc276" style:font-size-asian="9pt" style:font-weight-asian="bold" style:font-size-complex="9pt" style:font-weight-complex="bold"/>
    </style:style>
    <style:style style:name="P409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cc276" style:font-size-asian="9pt" style:font-weight-asian="bold" style:font-size-complex="9pt" style:font-weight-complex="bold"/>
    </style:style>
    <style:style style:name="P410" style:family="paragraph" style:parent-style-name="Table_20_Contents">
      <style:text-properties style:font-name="Arial" fo:font-size="9pt" fo:font-weight="bold" officeooo:rsid="0094aa74" officeooo:paragraph-rsid="00d75fd4" style:font-size-asian="9pt" style:font-weight-asian="bold" style:font-size-complex="9pt" style:font-weight-complex="bold"/>
    </style:style>
    <style:style style:name="P411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d75fd4" style:font-size-asian="9pt" style:font-weight-asian="bold" style:font-size-complex="9pt" style:font-weight-complex="bold"/>
    </style:style>
    <style:style style:name="P412" style:family="paragraph" style:parent-style-name="Table_20_Contents">
      <style:text-properties style:font-name="Arial" fo:font-size="9pt" fo:font-weight="bold" officeooo:rsid="0094aa74" officeooo:paragraph-rsid="011b1460" style:font-size-asian="9pt" style:font-weight-asian="bold" style:font-size-complex="9pt" style:font-weight-complex="bold"/>
    </style:style>
    <style:style style:name="P413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11b1460" style:font-size-asian="9pt" style:font-weight-asian="bold" style:font-size-complex="9pt" style:font-weight-complex="bold"/>
    </style:style>
    <style:style style:name="P414" style:family="paragraph" style:parent-style-name="Table_20_Contents">
      <style:text-properties style:font-name="Arial" fo:font-size="9pt" fo:font-weight="bold" officeooo:rsid="0094aa74" officeooo:paragraph-rsid="013b5251" style:font-size-asian="9pt" style:font-weight-asian="bold" style:font-size-complex="9pt" style:font-weight-complex="bold"/>
    </style:style>
    <style:style style:name="P415" style:family="paragraph" style:parent-style-name="Table_20_Contents">
      <style:text-properties style:font-name="Arial" fo:font-size="9pt" fo:font-weight="bold" officeooo:rsid="0094aa74" officeooo:paragraph-rsid="013d512e" style:font-size-asian="9pt" style:font-weight-asian="bold" style:font-size-complex="9pt" style:font-weight-complex="bold"/>
    </style:style>
    <style:style style:name="P416" style:family="paragraph" style:parent-style-name="Table_20_Contents">
      <style:text-properties style:font-name="Arial" fo:font-size="9pt" fo:font-weight="bold" officeooo:rsid="0094aa74" officeooo:paragraph-rsid="01409ea6" style:font-size-asian="9pt" style:font-weight-asian="bold" style:font-size-complex="9pt" style:font-weight-complex="bold"/>
    </style:style>
    <style:style style:name="P417" style:family="paragraph" style:parent-style-name="Table_20_Contents">
      <style:text-properties style:font-name="Arial" fo:font-size="9pt" fo:font-weight="bold" officeooo:rsid="00da29ed" officeooo:paragraph-rsid="00da29ed" style:font-size-asian="9pt" style:font-weight-asian="bold" style:font-size-complex="9pt" style:font-weight-complex="bold"/>
    </style:style>
    <style:style style:name="P418" style:family="paragraph" style:parent-style-name="Table_20_Contents">
      <style:text-properties style:font-name="Arial" fo:font-size="9pt" fo:font-weight="bold" officeooo:rsid="00975210" officeooo:paragraph-rsid="00c0b5b5" style:font-size-asian="9pt" style:font-weight-asian="bold" style:font-size-complex="9pt" style:font-weight-complex="bold"/>
    </style:style>
    <style:style style:name="P419" style:family="paragraph" style:parent-style-name="Table_20_Contents">
      <style:text-properties style:font-name="Arial" fo:font-size="9pt" fo:font-weight="bold" officeooo:rsid="00975210" officeooo:paragraph-rsid="012cc52b" style:font-size-asian="9pt" style:font-weight-asian="bold" style:font-size-complex="9pt" style:font-weight-complex="bold"/>
    </style:style>
    <style:style style:name="P420" style:family="paragraph" style:parent-style-name="Table_20_Contents">
      <style:text-properties style:font-name="Arial" fo:font-size="9pt" fo:font-weight="bold" officeooo:rsid="00975210" officeooo:paragraph-rsid="00cedd60" style:font-size-asian="9pt" style:font-weight-asian="bold" style:font-size-complex="9pt" style:font-weight-complex="bold"/>
    </style:style>
    <style:style style:name="P421" style:family="paragraph" style:parent-style-name="Table_20_Contents">
      <style:text-properties style:font-name="Arial" fo:font-size="9pt" fo:font-weight="bold" officeooo:rsid="006d954b" officeooo:paragraph-rsid="0124d988" style:font-size-asian="9pt" style:font-weight-asian="bold" style:font-size-complex="9pt" style:font-weight-complex="bold"/>
    </style:style>
    <style:style style:name="P422" style:family="paragraph" style:parent-style-name="Table_20_Contents">
      <style:text-properties style:font-name="Arial" fo:font-size="9pt" fo:font-weight="bold" officeooo:rsid="006d954b" officeooo:paragraph-rsid="00c42eeb" style:font-size-asian="9pt" style:font-weight-asian="bold" style:font-size-complex="9pt" style:font-weight-complex="bold"/>
    </style:style>
    <style:style style:name="P423" style:family="paragraph" style:parent-style-name="Table_20_Contents">
      <style:text-properties style:font-name="Arial" fo:font-size="9pt" fo:font-weight="bold" officeooo:rsid="006d954b" officeooo:paragraph-rsid="00c4dea4" style:font-size-asian="9pt" style:font-weight-asian="bold" style:font-size-complex="9pt" style:font-weight-complex="bold"/>
    </style:style>
    <style:style style:name="P424" style:family="paragraph" style:parent-style-name="Table_20_Contents">
      <style:text-properties style:font-name="Arial" fo:font-size="9pt" fo:font-weight="bold" officeooo:rsid="006d954b" officeooo:paragraph-rsid="00c6bffe" style:font-size-asian="9pt" style:font-weight-asian="bold" style:font-size-complex="9pt" style:font-weight-complex="bold"/>
    </style:style>
    <style:style style:name="P425" style:family="paragraph" style:parent-style-name="Table_20_Contents">
      <style:text-properties style:font-name="Arial" fo:font-size="9pt" fo:font-weight="bold" officeooo:rsid="006d954b" officeooo:paragraph-rsid="00c6c8c8" style:font-size-asian="9pt" style:font-weight-asian="bold" style:font-size-complex="9pt" style:font-weight-complex="bold"/>
    </style:style>
    <style:style style:name="P426" style:family="paragraph" style:parent-style-name="Table_20_Contents">
      <style:text-properties style:font-name="Arial" fo:font-size="9pt" fo:font-weight="bold" officeooo:rsid="006d954b" officeooo:paragraph-rsid="00ce17bd" style:font-size-asian="9pt" style:font-weight-asian="bold" style:font-size-complex="9pt" style:font-weight-complex="bold"/>
    </style:style>
    <style:style style:name="P427" style:family="paragraph" style:parent-style-name="Table_20_Contents">
      <style:text-properties style:font-name="Arial" fo:font-size="9pt" fo:font-weight="bold" officeooo:rsid="006d954b" officeooo:paragraph-rsid="00cedd60" style:font-size-asian="9pt" style:font-weight-asian="bold" style:font-size-complex="9pt" style:font-weight-complex="bold"/>
    </style:style>
    <style:style style:name="P428" style:family="paragraph" style:parent-style-name="Table_20_Contents">
      <style:text-properties style:font-name="Arial" fo:font-size="9pt" fo:font-weight="bold" officeooo:rsid="006d954b" officeooo:paragraph-rsid="00d26b27" style:font-size-asian="9pt" style:font-weight-asian="bold" style:font-size-complex="9pt" style:font-weight-complex="bold"/>
    </style:style>
    <style:style style:name="P429" style:family="paragraph" style:parent-style-name="Table_20_Contents">
      <style:text-properties style:font-name="Arial" fo:font-size="9pt" fo:font-weight="bold" officeooo:rsid="006d954b" officeooo:paragraph-rsid="00d321f3" style:font-size-asian="9pt" style:font-weight-asian="bold" style:font-size-complex="9pt" style:font-weight-complex="bold"/>
    </style:style>
    <style:style style:name="P430" style:family="paragraph" style:parent-style-name="Table_20_Contents">
      <style:text-properties style:font-name="Arial" fo:font-size="9pt" fo:font-weight="bold" officeooo:rsid="006d954b" officeooo:paragraph-rsid="011b1460" style:font-size-asian="9pt" style:font-weight-asian="bold" style:font-size-complex="9pt" style:font-weight-complex="bold"/>
    </style:style>
    <style:style style:name="P431" style:family="paragraph" style:parent-style-name="Table_20_Contents">
      <style:text-properties style:font-name="Arial" fo:font-size="9pt" fo:font-weight="bold" officeooo:rsid="006d954b" officeooo:paragraph-rsid="00cd256e" style:font-size-asian="9pt" style:font-weight-asian="bold" style:font-size-complex="9pt" style:font-weight-complex="bold"/>
    </style:style>
    <style:style style:name="P432" style:family="paragraph" style:parent-style-name="Table_20_Contents">
      <style:text-properties style:font-name="Arial" fo:font-size="9pt" fo:font-weight="bold" officeooo:rsid="00201e9f" officeooo:paragraph-rsid="00649ebd" style:font-size-asian="9pt" style:font-weight-asian="bold" style:font-size-complex="9pt" style:font-weight-complex="bold"/>
    </style:style>
    <style:style style:name="P433" style:family="paragraph" style:parent-style-name="Table_20_Contents">
      <style:text-properties style:font-name="Arial" fo:font-size="9pt" fo:font-weight="bold" officeooo:rsid="00201e9f" officeooo:paragraph-rsid="0062d4a5" style:font-size-asian="9pt" style:font-weight-asian="bold" style:font-size-complex="9pt" style:font-weight-complex="bold"/>
    </style:style>
    <style:style style:name="P434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62d4a5" style:font-size-asian="9pt" style:font-weight-asian="bold" style:font-size-complex="9pt" style:font-weight-complex="bold"/>
    </style:style>
    <style:style style:name="P435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c1db9a" style:font-size-asian="9pt" style:font-weight-asian="bold" style:font-size-complex="9pt" style:font-weight-complex="bold"/>
    </style:style>
    <style:style style:name="P436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c2f196" style:font-size-asian="9pt" style:font-weight-asian="bold" style:font-size-complex="9pt" style:font-weight-complex="bold"/>
    </style:style>
    <style:style style:name="P437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ccc276" style:font-size-asian="9pt" style:font-weight-asian="bold" style:font-size-complex="9pt" style:font-weight-complex="bold"/>
    </style:style>
    <style:style style:name="P438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11b1460" style:font-size-asian="9pt" style:font-weight-asian="bold" style:font-size-complex="9pt" style:font-weight-complex="bold"/>
    </style:style>
    <style:style style:name="P439" style:family="paragraph" style:parent-style-name="Table_20_Contents">
      <style:text-properties style:font-name="Arial" fo:font-size="9pt" fo:font-weight="bold" officeooo:rsid="00201e9f" officeooo:paragraph-rsid="00663ab8" style:font-size-asian="9pt" style:font-weight-asian="bold" style:font-size-complex="9pt" style:font-weight-complex="bold"/>
    </style:style>
    <style:style style:name="P440" style:family="paragraph" style:parent-style-name="Table_20_Contents">
      <style:text-properties style:font-name="Arial" fo:font-size="9pt" fo:font-weight="bold" officeooo:rsid="00201e9f" officeooo:paragraph-rsid="007b1b00" style:font-size-asian="9pt" style:font-weight-asian="bold" style:font-size-complex="9pt" style:font-weight-complex="bold"/>
    </style:style>
    <style:style style:name="P441" style:family="paragraph" style:parent-style-name="Table_20_Contents">
      <style:text-properties style:font-name="Arial" fo:font-size="9pt" fo:font-weight="bold" officeooo:rsid="00201e9f" officeooo:paragraph-rsid="00c42eeb" style:font-size-asian="9pt" style:font-weight-asian="bold" style:font-size-complex="9pt" style:font-weight-complex="bold"/>
    </style:style>
    <style:style style:name="P442" style:family="paragraph" style:parent-style-name="Table_20_Contents">
      <style:text-properties style:font-name="Arial" fo:font-size="9pt" fo:font-weight="bold" officeooo:rsid="00201e9f" officeooo:paragraph-rsid="00c4dea4" style:font-size-asian="9pt" style:font-weight-asian="bold" style:font-size-complex="9pt" style:font-weight-complex="bold"/>
    </style:style>
    <style:style style:name="P443" style:family="paragraph" style:parent-style-name="Table_20_Contents">
      <style:text-properties style:font-name="Arial" fo:font-size="9pt" fo:font-weight="bold" officeooo:rsid="00201e9f" officeooo:paragraph-rsid="007ee7b8" style:font-size-asian="9pt" style:font-weight-asian="bold" style:font-size-complex="9pt" style:font-weight-complex="bold"/>
    </style:style>
    <style:style style:name="P444" style:family="paragraph" style:parent-style-name="Table_20_Contents">
      <style:text-properties style:font-name="Arial" fo:font-size="9pt" fo:font-weight="bold" officeooo:rsid="00201e9f" officeooo:paragraph-rsid="00874f80" style:font-size-asian="9pt" style:font-weight-asian="bold" style:font-size-complex="9pt" style:font-weight-complex="bold"/>
    </style:style>
    <style:style style:name="P445" style:family="paragraph" style:parent-style-name="Table_20_Contents">
      <style:text-properties style:font-name="Arial" fo:font-size="9pt" fo:font-weight="bold" officeooo:rsid="00201e9f" officeooo:paragraph-rsid="00848713" style:font-size-asian="9pt" style:font-weight-asian="bold" style:font-size-complex="9pt" style:font-weight-complex="bold"/>
    </style:style>
    <style:style style:name="P446" style:family="paragraph" style:parent-style-name="Table_20_Contents">
      <style:text-properties style:font-name="Arial" fo:font-size="9pt" fo:font-weight="bold" officeooo:rsid="00201e9f" officeooo:paragraph-rsid="00861320" style:font-size-asian="9pt" style:font-weight-asian="bold" style:font-size-complex="9pt" style:font-weight-complex="bold"/>
    </style:style>
    <style:style style:name="P447" style:family="paragraph" style:parent-style-name="Table_20_Contents">
      <style:text-properties style:font-name="Arial" fo:font-size="9pt" fo:font-weight="bold" officeooo:rsid="00201e9f" officeooo:paragraph-rsid="0091007b" style:font-size-asian="9pt" style:font-weight-asian="bold" style:font-size-complex="9pt" style:font-weight-complex="bold"/>
    </style:style>
    <style:style style:name="P448" style:family="paragraph" style:parent-style-name="Table_20_Contents">
      <style:text-properties style:font-name="Arial" fo:font-size="9pt" fo:font-weight="bold" officeooo:rsid="00201e9f" officeooo:paragraph-rsid="0092c2be" style:font-size-asian="9pt" style:font-weight-asian="bold" style:font-size-complex="9pt" style:font-weight-complex="bold"/>
    </style:style>
    <style:style style:name="P449" style:family="paragraph" style:parent-style-name="Table_20_Contents">
      <style:text-properties style:font-name="Arial" fo:font-size="9pt" fo:font-weight="bold" officeooo:rsid="00201e9f" officeooo:paragraph-rsid="0099ea68" style:font-size-asian="9pt" style:font-weight-asian="bold" style:font-size-complex="9pt" style:font-weight-complex="bold"/>
    </style:style>
    <style:style style:name="P450" style:family="paragraph" style:parent-style-name="Table_20_Contents">
      <style:text-properties style:font-name="Arial" fo:font-size="9pt" fo:font-weight="bold" officeooo:rsid="00201e9f" officeooo:paragraph-rsid="00ccc276" style:font-size-asian="9pt" style:font-weight-asian="bold" style:font-size-complex="9pt" style:font-weight-complex="bold"/>
    </style:style>
    <style:style style:name="P451" style:family="paragraph" style:parent-style-name="Table_20_Contents">
      <style:text-properties style:font-name="Arial" fo:font-size="9pt" fo:font-weight="bold" officeooo:rsid="00201e9f" officeooo:paragraph-rsid="011b1460" style:font-size-asian="9pt" style:font-weight-asian="bold" style:font-size-complex="9pt" style:font-weight-complex="bold"/>
    </style:style>
    <style:style style:name="P452" style:family="paragraph" style:parent-style-name="Table_20_Contents">
      <style:text-properties style:font-name="Arial" fo:font-size="9pt" fo:font-weight="bold" officeooo:rsid="00201e9f" officeooo:paragraph-rsid="0137ecdc" style:font-size-asian="9pt" style:font-weight-asian="bold" style:font-size-complex="9pt" style:font-weight-complex="bold"/>
    </style:style>
    <style:style style:name="P453" style:family="paragraph" style:parent-style-name="Table_20_Contents">
      <style:text-properties style:font-name="Arial" fo:font-size="9pt" fo:font-weight="bold" officeooo:rsid="0091967e" officeooo:paragraph-rsid="012cc52b" style:font-size-asian="9pt" style:font-weight-asian="bold" style:font-size-complex="9pt" style:font-weight-complex="bold"/>
    </style:style>
    <style:style style:name="P454" style:family="paragraph" style:parent-style-name="Table_20_Contents">
      <style:text-properties style:font-name="Arial" fo:font-size="9pt" fo:font-weight="bold" officeooo:rsid="0091967e" officeooo:paragraph-rsid="00d321f3" style:font-size-asian="9pt" style:font-weight-asian="bold" style:font-size-complex="9pt" style:font-weight-complex="bold"/>
    </style:style>
    <style:style style:name="P455" style:family="paragraph" style:parent-style-name="Table_20_Contents">
      <style:text-properties style:font-name="Arial" fo:font-size="9pt" fo:font-weight="bold" officeooo:rsid="012cc52b" officeooo:paragraph-rsid="012cc52b" style:font-size-asian="9pt" style:font-weight-asian="bold" style:font-size-complex="9pt" style:font-weight-complex="bold"/>
    </style:style>
    <style:style style:name="P456" style:family="paragraph" style:parent-style-name="Table_20_Contents">
      <style:text-properties style:font-name="Arial" fo:font-size="9pt" fo:font-weight="bold" officeooo:rsid="012cc52b" officeooo:paragraph-rsid="012eb63f" style:font-size-asian="9pt" style:font-weight-asian="bold" style:font-size-complex="9pt" style:font-weight-complex="bold"/>
    </style:style>
    <style:style style:name="P457" style:family="paragraph" style:parent-style-name="Table_20_Contents">
      <style:text-properties style:font-name="Arial" fo:font-size="9pt" fo:font-weight="bold" officeooo:rsid="00958fe7" officeooo:paragraph-rsid="00a47a01" style:font-size-asian="9pt" style:font-weight-asian="bold" style:font-size-complex="9pt" style:font-weight-complex="bold"/>
    </style:style>
    <style:style style:name="P458" style:family="paragraph" style:parent-style-name="Table_20_Contents">
      <style:text-properties style:font-name="Arial" fo:font-size="9pt" fo:font-weight="bold" officeooo:rsid="00958fe7" officeooo:paragraph-rsid="00a4611d" style:font-size-asian="9pt" style:font-weight-asian="bold" style:font-size-complex="9pt" style:font-weight-complex="bold"/>
    </style:style>
    <style:style style:name="P459" style:family="paragraph" style:parent-style-name="Table_20_Contents">
      <style:text-properties style:font-name="Arial" fo:font-size="9pt" fo:font-weight="bold" officeooo:rsid="00958fe7" officeooo:paragraph-rsid="00b006b7" style:font-size-asian="9pt" style:font-weight-asian="bold" style:font-size-complex="9pt" style:font-weight-complex="bold"/>
    </style:style>
    <style:style style:name="P460" style:family="paragraph" style:parent-style-name="Table_20_Contents">
      <style:text-properties style:font-name="Arial" fo:font-size="9pt" fo:font-weight="bold" officeooo:rsid="0095f247" officeooo:paragraph-rsid="00a32433" style:font-size-asian="9pt" style:font-weight-asian="bold" style:font-size-complex="9pt" style:font-weight-complex="bold"/>
    </style:style>
    <style:style style:name="P461" style:family="paragraph" style:parent-style-name="Table_20_Contents">
      <style:text-properties style:font-name="Arial" fo:font-size="9pt" fo:font-weight="bold" officeooo:rsid="0095f247" officeooo:paragraph-rsid="00bf0cf0" style:font-size-asian="9pt" style:font-weight-asian="bold" style:font-size-complex="9pt" style:font-weight-complex="bold"/>
    </style:style>
    <style:style style:name="P462" style:family="paragraph" style:parent-style-name="Table_20_Contents">
      <style:text-properties style:font-name="Arial" fo:font-size="9pt" fo:font-weight="bold" officeooo:rsid="0095f247" officeooo:paragraph-rsid="00c2f196" style:font-size-asian="9pt" style:font-weight-asian="bold" style:font-size-complex="9pt" style:font-weight-complex="bold"/>
    </style:style>
    <style:style style:name="P463" style:family="paragraph" style:parent-style-name="Table_20_Contents">
      <style:text-properties style:font-name="Arial" fo:font-size="9pt" fo:font-weight="bold" officeooo:rsid="0096e237" officeooo:paragraph-rsid="00bf0cf0" style:font-size-asian="9pt" style:font-weight-asian="bold" style:font-size-complex="9pt" style:font-weight-complex="bold"/>
    </style:style>
    <style:style style:name="P464" style:family="paragraph" style:parent-style-name="Table_20_Contents">
      <style:text-properties style:font-name="Arial" fo:font-size="9pt" fo:font-weight="bold" officeooo:rsid="00a86f1b" officeooo:paragraph-rsid="00a86f1b" style:font-size-asian="9pt" style:font-weight-asian="bold" style:font-size-complex="9pt" style:font-weight-complex="bold"/>
    </style:style>
    <style:style style:name="P465" style:family="paragraph" style:parent-style-name="Table_20_Contents">
      <style:text-properties style:font-name="Arial" fo:font-size="9pt" fo:font-weight="bold" officeooo:rsid="0062d4a5" officeooo:paragraph-rsid="00c4dea4" style:font-size-asian="9pt" style:font-weight-asian="bold" style:font-size-complex="9pt" style:font-weight-complex="bold"/>
    </style:style>
    <style:style style:name="P466" style:family="paragraph" style:parent-style-name="Table_20_Contents">
      <style:text-properties style:font-name="Arial" fo:font-size="9pt" fo:font-weight="bold" officeooo:rsid="00893428" officeooo:paragraph-rsid="00ccc276" style:font-size-asian="9pt" style:font-weight-asian="bold" style:font-size-complex="9pt" style:font-weight-complex="bold"/>
    </style:style>
    <style:style style:name="P467" style:family="paragraph" style:parent-style-name="Table_20_Contents">
      <style:text-properties style:font-name="Arial" fo:font-size="9pt" fo:font-weight="bold" officeooo:rsid="00893428" officeooo:paragraph-rsid="00cd256e" style:font-size-asian="9pt" style:font-weight-asian="bold" style:font-size-complex="9pt" style:font-weight-complex="bold"/>
    </style:style>
    <style:style style:name="P468" style:family="paragraph" style:parent-style-name="Table_20_Contents">
      <style:text-properties style:font-name="Arial" fo:font-size="9pt" fo:font-weight="bold" officeooo:rsid="008a74da" officeooo:paragraph-rsid="00d321f3" style:font-size-asian="9pt" style:font-weight-asian="bold" style:font-size-complex="9pt" style:font-weight-complex="bold"/>
    </style:style>
    <style:style style:name="P469" style:family="paragraph" style:parent-style-name="Table_20_Contents">
      <style:text-properties style:font-name="Arial" fo:font-size="9pt" fo:font-weight="bold" officeooo:rsid="00c4dea4" officeooo:paragraph-rsid="00c2f196" style:font-size-asian="9pt" style:font-weight-asian="bold" style:font-size-complex="9pt" style:font-weight-complex="bold"/>
    </style:style>
    <style:style style:name="P470" style:family="paragraph" style:parent-style-name="Table_20_Contents">
      <style:text-properties style:font-name="Arial" fo:font-size="9pt" fo:font-weight="bold" officeooo:rsid="00d75fd4" officeooo:paragraph-rsid="00d75fd4" style:font-size-asian="9pt" style:font-weight-asian="bold" style:font-size-complex="9pt" style:font-weight-complex="bold"/>
    </style:style>
    <style:style style:name="P471" style:family="paragraph" style:parent-style-name="Table_20_Contents">
      <style:text-properties style:font-name="Arial" fo:font-size="9pt" fo:font-weight="bold" officeooo:rsid="00db6ca5" officeooo:paragraph-rsid="00db6ca5" style:font-size-asian="9pt" style:font-weight-asian="bold" style:font-size-complex="9pt" style:font-weight-complex="bold"/>
    </style:style>
    <style:style style:name="P472" style:family="paragraph" style:parent-style-name="Table_20_Contents">
      <style:text-properties style:font-name="Arial" fo:font-size="9pt" fo:font-weight="bold" officeooo:rsid="00dce997" officeooo:paragraph-rsid="00dce997" style:font-size-asian="9pt" style:font-weight-asian="bold" style:font-size-complex="9pt" style:font-weight-complex="bold"/>
    </style:style>
    <style:style style:name="P473" style:family="paragraph" style:parent-style-name="Table_20_Contents">
      <style:text-properties style:font-name="Arial" fo:font-size="9pt" fo:font-weight="bold" officeooo:rsid="0105731e" officeooo:paragraph-rsid="0105731e" style:font-size-asian="9pt" style:font-weight-asian="bold" style:font-size-complex="9pt" style:font-weight-complex="bold"/>
    </style:style>
    <style:style style:name="P474" style:family="paragraph" style:parent-style-name="Table_20_Contents">
      <style:text-properties style:font-name="Arial" fo:font-size="9pt" fo:font-weight="bold" officeooo:rsid="01093a20" officeooo:paragraph-rsid="01093a20" style:font-size-asian="9pt" style:font-weight-asian="bold" style:font-size-complex="9pt" style:font-weight-complex="bold"/>
    </style:style>
    <style:style style:name="P475" style:family="paragraph" style:parent-style-name="Table_20_Contents">
      <style:text-properties style:font-name="Arial" fo:font-size="9pt" fo:font-weight="bold" officeooo:rsid="0119bc39" officeooo:paragraph-rsid="0119bc39" style:font-size-asian="9pt" style:font-weight-asian="bold" style:font-size-complex="9pt" style:font-weight-complex="bold"/>
    </style:style>
    <style:style style:name="P476" style:family="paragraph" style:parent-style-name="Table_20_Contents">
      <style:text-properties style:font-name="Arial" fo:font-size="9pt" fo:font-weight="bold" officeooo:rsid="01215f2d" officeooo:paragraph-rsid="01215f2d" style:font-size-asian="9pt" style:font-weight-asian="bold" style:font-size-complex="9pt" style:font-weight-complex="bold"/>
    </style:style>
    <style:style style:name="P477" style:family="paragraph" style:parent-style-name="Table_20_Contents">
      <style:text-properties style:font-name="Arial" fo:font-size="9pt" fo:font-weight="bold" officeooo:rsid="013b5251" officeooo:paragraph-rsid="013b5251" style:font-size-asian="9pt" style:font-weight-asian="bold" style:font-size-complex="9pt" style:font-weight-complex="bold"/>
    </style:style>
    <style:style style:name="P478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13b5251" officeooo:paragraph-rsid="013b5251" style:font-size-asian="9pt" style:font-weight-asian="bold" style:font-size-complex="9pt" style:font-weight-complex="bold"/>
    </style:style>
    <style:style style:name="P479" style:family="paragraph" style:parent-style-name="Table_20_Contents">
      <style:text-properties style:font-name="Arial" fo:font-size="9pt" fo:font-weight="bold" officeooo:rsid="013b5251" officeooo:paragraph-rsid="013d512e" style:font-size-asian="9pt" style:font-weight-asian="bold" style:font-size-complex="9pt" style:font-weight-complex="bold"/>
    </style:style>
    <style:style style:name="P480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13b5251" officeooo:paragraph-rsid="013d512e" style:font-size-asian="9pt" style:font-weight-asian="bold" style:font-size-complex="9pt" style:font-weight-complex="bold"/>
    </style:style>
    <style:style style:name="P481" style:family="paragraph" style:parent-style-name="Table_20_Contents">
      <style:text-properties style:font-name="Arial" fo:font-size="9pt" fo:font-weight="bold" officeooo:rsid="013b5251" officeooo:paragraph-rsid="01409ea6" style:font-size-asian="9pt" style:font-weight-asian="bold" style:font-size-complex="9pt" style:font-weight-complex="bold"/>
    </style:style>
    <style:style style:name="P482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13b5251" officeooo:paragraph-rsid="01409ea6" style:font-size-asian="9pt" style:font-weight-asian="bold" style:font-size-complex="9pt" style:font-weight-complex="bold"/>
    </style:style>
    <style:style style:name="P483" style:family="paragraph" style:parent-style-name="Table_20_Contents">
      <style:text-properties style:font-name="Arial" fo:font-size="9pt" fo:font-weight="bold" officeooo:rsid="013d512e" officeooo:paragraph-rsid="013d512e" style:font-size-asian="9pt" style:font-weight-asian="bold" style:font-size-complex="9pt" style:font-weight-complex="bold"/>
    </style:style>
    <style:style style:name="P484" style:family="paragraph" style:parent-style-name="Table_20_Contents">
      <style:text-properties style:font-name="Arial" fo:font-size="9pt" fo:font-weight="bold" officeooo:rsid="013e8e14" officeooo:paragraph-rsid="013e8e14" style:font-size-asian="9pt" style:font-weight-asian="bold" style:font-size-complex="9pt" style:font-weight-complex="bold"/>
    </style:style>
    <style:style style:name="P485" style:family="paragraph" style:parent-style-name="Table_20_Contents">
      <style:text-properties style:font-name="Arial" fo:font-size="9pt" fo:font-weight="bold" officeooo:rsid="01409ea6" officeooo:paragraph-rsid="01409ea6" style:font-size-asian="9pt" style:font-weight-asian="bold" style:font-size-complex="9pt" style:font-weight-complex="bold"/>
    </style:style>
    <style:style style:name="P486" style:family="paragraph" style:parent-style-name="Table_20_Contents">
      <style:text-properties style:font-name="Arial" fo:font-size="9pt" fo:font-weight="bold" officeooo:rsid="01424694" officeooo:paragraph-rsid="01424694" style:font-size-asian="9pt" style:font-weight-asian="bold" style:font-size-complex="9pt" style:font-weight-complex="bold"/>
    </style:style>
    <style:style style:name="P487" style:family="paragraph" style:parent-style-name="Table_20_Contents">
      <style:text-properties style:font-name="Arial" fo:font-size="9pt" fo:font-weight="bold" officeooo:rsid="01431d62" officeooo:paragraph-rsid="01431d62" style:font-size-asian="9pt" style:font-weight-asian="bold" style:font-size-complex="9pt" style:font-weight-complex="bold"/>
    </style:style>
    <style:style style:name="P488" style:family="paragraph" style:parent-style-name="Table_20_Contents">
      <style:text-properties style:font-name="Arial" fo:font-size="9pt" fo:font-weight="bold" officeooo:rsid="00bbdf96" officeooo:paragraph-rsid="00bf0cf0" fo:background-color="transparent" style:font-size-asian="9pt" style:font-weight-asian="bold" style:font-size-complex="9pt" style:font-weight-complex="bold"/>
    </style:style>
    <style:style style:name="P489" style:family="paragraph" style:parent-style-name="Table_20_Contents">
      <style:text-properties style:font-name="Arial" fo:font-size="9pt" fo:font-weight="normal" officeooo:rsid="0095f247" officeooo:paragraph-rsid="00f964b2" style:font-size-asian="9pt" style:font-weight-asian="normal" style:font-size-complex="9pt" style:font-weight-complex="normal"/>
    </style:style>
    <style:style style:name="P490" style:family="paragraph" style:parent-style-name="Table_20_Contents">
      <style:text-properties style:font-name="Arial" fo:font-size="9pt" fo:font-weight="normal" officeooo:rsid="013e8e14" officeooo:paragraph-rsid="013e8e14" style:font-size-asian="9pt" style:font-weight-asian="normal" style:font-size-complex="9pt" style:font-weight-complex="normal"/>
    </style:style>
    <style:style style:name="P491" style:family="paragraph" style:parent-style-name="Table_20_Contents">
      <style:text-properties style:font-name="Arial" fo:font-size="9pt" officeooo:rsid="00bbdf96" officeooo:paragraph-rsid="00bbdf96" fo:background-color="transparent" style:font-size-asian="9pt" style:font-size-complex="9pt"/>
    </style:style>
    <style:style style:name="P492" style:family="paragraph" style:parent-style-name="Table_20_Contents">
      <style:paragraph-properties fo:text-align="center" style:justify-single-word="false"/>
      <style:text-properties style:font-name="Arial" fo:font-size="14pt" fo:font-weight="bold" officeooo:rsid="00a88e9a" officeooo:paragraph-rsid="01106c62" style:font-size-asian="14pt" style:font-weight-asian="bold" style:font-size-complex="14pt" style:font-weight-complex="bold"/>
    </style:style>
    <style:style style:name="P493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106c62" style:font-size-asian="14pt" style:font-weight-asian="bold" style:font-size-complex="14pt" style:font-weight-complex="bold"/>
    </style:style>
    <style:style style:name="P494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94aa74" style:font-size-asian="14pt" style:font-weight-asian="bold" style:font-size-complex="14pt" style:font-weight-complex="bold"/>
    </style:style>
    <style:style style:name="P495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a9bbde" style:font-size-asian="14pt" style:font-weight-asian="bold" style:font-size-complex="14pt" style:font-weight-complex="bold"/>
    </style:style>
    <style:style style:name="P496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b1e65d" style:font-size-asian="14pt" style:font-weight-asian="bold" style:font-size-complex="14pt" style:font-weight-complex="bold"/>
    </style:style>
    <style:style style:name="P497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bf0cf0" style:font-size-asian="14pt" style:font-weight-asian="bold" style:font-size-complex="14pt" style:font-weight-complex="bold"/>
    </style:style>
    <style:style style:name="P498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d75fd4" style:font-size-asian="14pt" style:font-weight-asian="bold" style:font-size-complex="14pt" style:font-weight-complex="bold"/>
    </style:style>
    <style:style style:name="P499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3b5251" style:font-size-asian="14pt" style:font-weight-asian="bold" style:font-size-complex="14pt" style:font-weight-complex="bold"/>
    </style:style>
    <style:style style:name="P500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3d512e" style:font-size-asian="14pt" style:font-weight-asian="bold" style:font-size-complex="14pt" style:font-weight-complex="bold"/>
    </style:style>
    <style:style style:name="P501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3e8e14" style:font-size-asian="14pt" style:font-weight-asian="bold" style:font-size-complex="14pt" style:font-weight-complex="bold"/>
    </style:style>
    <style:style style:name="P502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407b3a" style:font-size-asian="14pt" style:font-weight-asian="bold" style:font-size-complex="14pt" style:font-weight-complex="bold"/>
    </style:style>
    <style:style style:name="P503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409ea6" style:font-size-asian="14pt" style:font-weight-asian="bold" style:font-size-complex="14pt" style:font-weight-complex="bold"/>
    </style:style>
    <style:style style:name="P504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2d4a5" style:font-size-asian="14pt" style:font-weight-asian="bold" style:font-size-complex="14pt" style:font-weight-complex="bold"/>
    </style:style>
    <style:style style:name="P505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49ebd" style:font-size-asian="14pt" style:font-weight-asian="bold" style:font-size-complex="14pt" style:font-weight-complex="bold"/>
    </style:style>
    <style:style style:name="P506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63ab8" style:font-size-asian="14pt" style:font-weight-asian="bold" style:font-size-complex="14pt" style:font-weight-complex="bold"/>
    </style:style>
    <style:style style:name="P507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7b1b00" style:font-size-asian="14pt" style:font-weight-asian="bold" style:font-size-complex="14pt" style:font-weight-complex="bold"/>
    </style:style>
    <style:style style:name="P508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7cbb5" style:font-size-asian="14pt" style:font-weight-asian="bold" style:font-size-complex="14pt" style:font-weight-complex="bold"/>
    </style:style>
    <style:style style:name="P509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2cf0a" style:font-size-asian="14pt" style:font-weight-asian="bold" style:font-size-complex="14pt" style:font-weight-complex="bold"/>
    </style:style>
    <style:style style:name="P510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74f80" style:font-size-asian="14pt" style:font-weight-asian="bold" style:font-size-complex="14pt" style:font-weight-complex="bold"/>
    </style:style>
    <style:style style:name="P511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81035" style:font-size-asian="14pt" style:font-weight-asian="bold" style:font-size-complex="14pt" style:font-weight-complex="bold"/>
    </style:style>
    <style:style style:name="P512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48713" style:font-size-asian="14pt" style:font-weight-asian="bold" style:font-size-complex="14pt" style:font-weight-complex="bold"/>
    </style:style>
    <style:style style:name="P513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61320" style:font-size-asian="14pt" style:font-weight-asian="bold" style:font-size-complex="14pt" style:font-weight-complex="bold"/>
    </style:style>
    <style:style style:name="P514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91007b" style:font-size-asian="14pt" style:font-weight-asian="bold" style:font-size-complex="14pt" style:font-weight-complex="bold"/>
    </style:style>
    <style:style style:name="P515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92c2be" style:font-size-asian="14pt" style:font-weight-asian="bold" style:font-size-complex="14pt" style:font-weight-complex="bold"/>
    </style:style>
    <style:style style:name="P516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99ea68" style:font-size-asian="14pt" style:font-weight-asian="bold" style:font-size-complex="14pt" style:font-weight-complex="bold"/>
    </style:style>
    <style:style style:name="P517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11b1460" style:font-size-asian="14pt" style:font-weight-asian="bold" style:font-size-complex="14pt" style:font-weight-complex="bold"/>
    </style:style>
    <style:style style:name="P518" style:family="paragraph" style:parent-style-name="Table_20_Contents">
      <style:text-properties style:text-line-through-style="none" style:text-line-through-type="none" style:font-name="Arial" fo:font-size="9pt" fo:font-weight="bold" officeooo:rsid="0094aa74" officeooo:paragraph-rsid="00a2e09d" fo:background-color="transparent" style:font-size-asian="9pt" style:font-weight-asian="bold" style:font-size-complex="9pt" style:font-weight-complex="bold"/>
    </style:style>
    <style:style style:name="P519" style:family="paragraph" style:parent-style-name="Table_20_Contents">
      <style:text-properties style:text-line-through-style="none" style:text-line-through-type="none" style:font-name="Arial" fo:font-size="9pt" fo:font-weight="bold" officeooo:rsid="00acc891" officeooo:paragraph-rsid="00acc891" fo:background-color="transparent" style:font-size-asian="9pt" style:font-weight-asian="bold" style:font-size-complex="9pt" style:font-weight-complex="bold"/>
    </style:style>
    <style:style style:name="P520" style:family="paragraph" style:parent-style-name="Table_20_Contents">
      <style:text-properties style:text-line-through-style="none" style:text-line-through-type="none" style:font-name="Arial" fo:font-size="9pt" fo:font-weight="bold" officeooo:rsid="00bc2fc3" officeooo:paragraph-rsid="00bc2fc3" fo:background-color="transparent" style:font-size-asian="9pt" style:font-weight-asian="bold" style:font-size-complex="9pt" style:font-weight-complex="bold"/>
    </style:style>
    <style:style style:name="P521" style:family="paragraph" style:parent-style-name="Table_20_Contents">
      <style:text-properties style:text-line-through-style="none" style:text-line-through-type="none" style:font-name="Arial" fo:font-size="9pt" officeooo:rsid="00acc891" officeooo:paragraph-rsid="00f01e31" fo:background-color="transparent" style:font-size-asian="9pt" style:font-size-complex="9pt"/>
    </style:style>
    <style:style style:name="P522" style:family="paragraph" style:parent-style-name="Table_20_Contents">
      <style:text-properties style:text-line-through-style="none" style:text-line-through-type="none" style:font-name="Arial" fo:font-size="9pt" officeooo:rsid="00acc891" officeooo:paragraph-rsid="00acc891" fo:background-color="transparent" style:font-size-asian="9pt" style:font-size-complex="9pt"/>
    </style:style>
    <style:style style:name="P523" style:family="paragraph" style:parent-style-name="Table_20_Contents">
      <style:text-properties style:text-line-through-style="none" style:text-line-through-type="none" style:font-name="Arial" fo:font-size="9pt" officeooo:rsid="00f01e31" officeooo:paragraph-rsid="00f01e31" fo:background-color="transparent" style:font-size-asian="9pt" style:font-size-complex="9pt"/>
    </style:style>
    <style:style style:name="P524" style:family="paragraph" style:parent-style-name="Table_20_Contents">
      <style:text-properties style:text-line-through-style="none" style:text-line-through-type="none" style:font-name="Arial" fo:font-size="9pt" officeooo:rsid="00bc2fc3" officeooo:paragraph-rsid="00bc2fc3" fo:background-color="transparent" style:font-size-asian="9pt" style:font-size-complex="9pt"/>
    </style:style>
    <style:style style:name="P525" style:family="paragraph" style:parent-style-name="Table_20_Contents">
      <style:text-properties style:text-line-through-style="none" style:text-line-through-type="none" style:font-name="Arial" fo:font-size="9pt" officeooo:rsid="00c09d1a" officeooo:paragraph-rsid="00a32433" fo:background-color="transparent" style:font-size-asian="9pt" style:font-size-complex="9pt"/>
    </style:style>
    <style:style style:name="P526" style:family="paragraph" style:parent-style-name="Table_20_Contents">
      <style:text-properties style:text-line-through-style="none" style:text-line-through-type="none" style:font-name="Arial" fo:font-size="9pt" officeooo:rsid="00c09d1a" officeooo:paragraph-rsid="00c09d1a" fo:background-color="transparent" style:font-size-asian="9pt" style:font-size-complex="9pt"/>
    </style:style>
    <style:style style:name="P527" style:family="paragraph" style:parent-style-name="Table_20_Contents">
      <style:text-properties style:text-line-through-style="none" style:text-line-through-type="none" style:font-name="Arial" fo:font-size="9pt" officeooo:rsid="0095f247" officeooo:paragraph-rsid="00bf0cf0" fo:background-color="transparent" style:font-size-asian="9pt" style:font-size-complex="9pt"/>
    </style:style>
    <style:style style:name="P528" style:family="paragraph" style:parent-style-name="Table_20_Contents">
      <style:text-properties style:text-line-through-style="solid" style:text-line-through-type="single" style:font-name="Arial" fo:font-size="9pt" fo:font-weight="bold" officeooo:rsid="0094aa74" officeooo:paragraph-rsid="00a2e09d" fo:background-color="#ffff00" style:font-size-asian="9pt" style:font-weight-asian="bold" style:font-size-complex="9pt" style:font-weight-complex="bold"/>
    </style:style>
    <style:style style:name="P529" style:family="paragraph" style:parent-style-name="Table_20_Contents">
      <style:text-properties style:text-line-through-style="solid" style:text-line-through-type="single" style:font-name="Arial" fo:font-size="9pt" fo:font-weight="bold" officeooo:rsid="0094aa74" officeooo:paragraph-rsid="00d7cf1a" fo:background-color="#ffff00" style:font-size-asian="9pt" style:font-weight-asian="bold" style:font-size-complex="9pt" style:font-weight-complex="bold"/>
    </style:style>
    <style:style style:name="P530" style:family="paragraph" style:parent-style-name="Table_20_Contents">
      <style:text-properties style:text-line-through-style="solid" style:text-line-through-type="single" style:font-name="Arial" fo:font-size="9pt" fo:font-weight="bold" officeooo:rsid="011b2176" officeooo:paragraph-rsid="011b2176" fo:background-color="#ffff00" style:font-size-asian="9pt" style:font-weight-asian="bold" style:font-size-complex="9pt" style:font-weight-complex="bold"/>
    </style:style>
    <style:style style:name="P531" style:family="paragraph" style:parent-style-name="Table_20_Contents">
      <style:text-properties style:text-line-through-style="solid" style:text-line-through-type="single" style:font-name="Arial" fo:font-size="9pt" officeooo:rsid="0094aa74" officeooo:paragraph-rsid="00a32433" fo:background-color="#ffff00" style:font-size-asian="9pt" style:font-size-complex="9pt"/>
    </style:style>
    <style:style style:name="P532" style:family="paragraph" style:parent-style-name="Standard">
      <style:text-properties officeooo:rsid="0062d4a5" officeooo:paragraph-rsid="00bf0cf0"/>
    </style:style>
    <style:style style:name="P533" style:family="paragraph" style:parent-style-name="Standard">
      <style:text-properties officeooo:rsid="0062d4a5" officeooo:paragraph-rsid="00a32433"/>
    </style:style>
    <style:style style:name="P534" style:family="paragraph" style:parent-style-name="Standard">
      <style:text-properties officeooo:rsid="0053cec3"/>
    </style:style>
    <style:style style:name="P535" style:family="paragraph" style:parent-style-name="Standard">
      <style:text-properties officeooo:rsid="0053cec3" officeooo:paragraph-rsid="00bf0cf0"/>
    </style:style>
    <style:style style:name="P536" style:family="paragraph" style:parent-style-name="Standard">
      <style:text-properties officeooo:rsid="0053cec3" officeooo:paragraph-rsid="00a32433"/>
    </style:style>
    <style:style style:name="P537" style:family="paragraph" style:parent-style-name="Standard">
      <style:text-properties officeooo:rsid="0053cec3" officeooo:paragraph-rsid="013832a3"/>
    </style:style>
    <style:style style:name="P538" style:family="paragraph" style:parent-style-name="Standard">
      <style:text-properties officeooo:paragraph-rsid="0062d4a5"/>
    </style:style>
    <style:style style:name="P539" style:family="paragraph" style:parent-style-name="Standard">
      <style:text-properties officeooo:paragraph-rsid="00649ebd"/>
    </style:style>
    <style:style style:name="P540" style:family="paragraph" style:parent-style-name="Standard">
      <style:text-properties officeooo:paragraph-rsid="00663ab8"/>
    </style:style>
    <style:style style:name="P541" style:family="paragraph" style:parent-style-name="Standard">
      <style:text-properties officeooo:paragraph-rsid="01127e6a"/>
    </style:style>
    <style:style style:name="P542" style:family="paragraph" style:parent-style-name="Standard">
      <style:text-properties officeooo:paragraph-rsid="007b1b00"/>
    </style:style>
    <style:style style:name="P543" style:family="paragraph" style:parent-style-name="Standard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544" style:family="paragraph" style:parent-style-name="Standard">
      <style:text-properties officeooo:rsid="00861320" officeooo:paragraph-rsid="00848713" fo:background-color="transparent"/>
    </style:style>
    <style:style style:name="P545" style:family="paragraph" style:parent-style-name="Standard">
      <style:text-properties officeooo:rsid="00861320" officeooo:paragraph-rsid="011d32c4" fo:background-color="transparent"/>
    </style:style>
    <style:style style:name="P546" style:family="paragraph" style:parent-style-name="Standard">
      <style:text-properties officeooo:rsid="0091007b" officeooo:paragraph-rsid="0092c2be" fo:background-color="transparent"/>
    </style:style>
    <style:style style:name="P547" style:family="paragraph" style:parent-style-name="Standard">
      <style:text-properties officeooo:paragraph-rsid="0099ea68" fo:background-color="transparent"/>
    </style:style>
    <style:style style:name="P548" style:family="paragraph" style:parent-style-name="Standard">
      <style:text-properties officeooo:rsid="0099ea68" officeooo:paragraph-rsid="012eb63f" fo:background-color="transparent"/>
    </style:style>
    <style:style style:name="P549" style:family="paragraph" style:parent-style-name="Standard">
      <style:text-properties officeooo:rsid="0092c2be" officeooo:paragraph-rsid="012eb63f" fo:background-color="transparent"/>
    </style:style>
    <style:style style:name="P550" style:family="paragraph" style:parent-style-name="Standard">
      <style:text-properties officeooo:paragraph-rsid="00663ab8" fo:background-color="transparent"/>
    </style:style>
    <style:style style:name="P551" style:family="paragraph" style:parent-style-name="Standard">
      <style:text-properties officeooo:rsid="012eb63f" officeooo:paragraph-rsid="012eb63f" fo:background-color="transparent"/>
    </style:style>
    <style:style style:name="P552" style:family="paragraph" style:parent-style-name="Standard">
      <style:text-properties officeooo:paragraph-rsid="011d32c4"/>
    </style:style>
    <style:style style:name="P553" style:family="paragraph" style:parent-style-name="Standard">
      <style:text-properties officeooo:rsid="00a67137" officeooo:paragraph-rsid="00874f80"/>
    </style:style>
    <style:style style:name="P554" style:family="paragraph" style:parent-style-name="Standard">
      <style:text-properties officeooo:rsid="00a67137" officeooo:paragraph-rsid="0099ea68"/>
    </style:style>
    <style:style style:name="P555" style:family="paragraph" style:parent-style-name="Standard">
      <style:text-properties officeooo:rsid="00a67137" officeooo:paragraph-rsid="0092c2be"/>
    </style:style>
    <style:style style:name="P556" style:family="paragraph" style:parent-style-name="Standard">
      <style:text-properties officeooo:rsid="00a67137" officeooo:paragraph-rsid="011b1460"/>
    </style:style>
    <style:style style:name="P557" style:family="paragraph" style:parent-style-name="Standard">
      <style:text-properties officeooo:paragraph-rsid="00861320"/>
    </style:style>
    <style:style style:name="P558" style:family="paragraph" style:parent-style-name="Standard">
      <style:text-properties officeooo:paragraph-rsid="0092c2be"/>
    </style:style>
    <style:style style:name="P559" style:family="paragraph" style:parent-style-name="Standard">
      <style:text-properties fo:language="ca" fo:country="ES" style:text-underline-style="none" officeooo:rsid="00a67137" officeooo:paragraph-rsid="0092c2be" style:letter-kerning="true" fo:background-color="transparent"/>
    </style:style>
    <style:style style:name="P560" style:family="paragraph" style:parent-style-name="Standard">
      <style:text-properties fo:language="ca" fo:country="ES" style:text-underline-style="none" officeooo:rsid="004e9afc" officeooo:paragraph-rsid="0091007b" style:letter-kerning="true" fo:background-color="transparent"/>
    </style:style>
    <style:style style:name="P561" style:family="paragraph" style:parent-style-name="Standard">
      <style:text-properties fo:language="ca" fo:country="ES" style:text-underline-style="none" officeooo:rsid="004e9afc" officeooo:paragraph-rsid="0092c2be" style:letter-kerning="true" fo:background-color="transparent"/>
    </style:style>
    <style:style style:name="P562" style:family="paragraph" style:parent-style-name="Standard">
      <style:text-properties officeooo:paragraph-rsid="00848713"/>
    </style:style>
    <style:style style:name="P563" style:family="paragraph" style:parent-style-name="Standard">
      <style:text-properties officeooo:paragraph-rsid="0094aa74"/>
    </style:style>
    <style:style style:name="P564" style:family="paragraph" style:parent-style-name="Standard">
      <style:text-properties officeooo:paragraph-rsid="0113824e"/>
    </style:style>
    <style:style style:name="P565" style:family="paragraph" style:parent-style-name="Standard">
      <style:text-properties style:font-name="Arial" fo:font-size="9pt" officeooo:rsid="013d512e" officeooo:paragraph-rsid="013d512e" style:font-size-asian="9pt" style:font-size-complex="9pt"/>
    </style:style>
    <style:style style:name="P566" style:family="paragraph" style:parent-style-name="Text_20_body" style:list-style-name="L3">
      <style:text-properties officeooo:rsid="00a9b4aa" officeooo:paragraph-rsid="00975210"/>
    </style:style>
    <style:style style:name="P567" style:family="paragraph" style:parent-style-name="Text_20_body" style:list-style-name="L3">
      <style:text-properties officeooo:rsid="00aa33b4" officeooo:paragraph-rsid="00975210"/>
    </style:style>
    <style:style style:name="P568" style:family="paragraph" style:parent-style-name="Text_20_body" style:list-style-name="L3">
      <style:text-properties officeooo:rsid="00aa641c" officeooo:paragraph-rsid="00975210"/>
    </style:style>
    <style:style style:name="P569" style:family="paragraph" style:parent-style-name="Text_20_body" style:list-style-name="L3">
      <style:text-properties officeooo:rsid="0062d4a5" officeooo:paragraph-rsid="00975210"/>
    </style:style>
    <style:style style:name="P570" style:family="paragraph" style:parent-style-name="Text_20_body" style:list-style-name="L3">
      <style:text-properties officeooo:rsid="00ad7f34" officeooo:paragraph-rsid="00975210"/>
    </style:style>
    <style:style style:name="P571" style:family="paragraph" style:parent-style-name="Text_20_body" style:list-style-name="L3">
      <style:text-properties officeooo:rsid="0131abf3" officeooo:paragraph-rsid="0131abf3"/>
    </style:style>
    <style:style style:name="P572" style:family="paragraph" style:parent-style-name="Heading_20_2">
      <style:text-properties officeooo:rsid="00a9bbde"/>
    </style:style>
    <style:style style:name="P573" style:family="paragraph" style:parent-style-name="Heading_20_2">
      <style:text-properties officeooo:rsid="00a9bbde" officeooo:paragraph-rsid="00bf0cf0"/>
    </style:style>
    <style:style style:name="P574" style:family="paragraph" style:parent-style-name="Heading_20_2">
      <style:text-properties officeooo:rsid="00a88e9a" officeooo:paragraph-rsid="01106c62"/>
    </style:style>
    <style:style style:name="P575" style:family="paragraph" style:parent-style-name="Heading_20_2">
      <style:text-properties officeooo:rsid="00715846" officeooo:paragraph-rsid="00a9bbde"/>
    </style:style>
    <style:style style:name="P576" style:family="paragraph" style:parent-style-name="Heading_20_2">
      <style:text-properties officeooo:paragraph-rsid="013832a3"/>
    </style:style>
    <style:style style:name="P577" style:family="paragraph" style:parent-style-name="Heading_20_2">
      <style:text-properties officeooo:rsid="00663ab8" fo:background-color="transparent"/>
    </style:style>
    <style:style style:name="P578" style:family="paragraph" style:parent-style-name="Heading_20_2">
      <style:text-properties officeooo:rsid="00663ab8" officeooo:paragraph-rsid="0113824e" fo:background-color="transparent"/>
    </style:style>
    <style:style style:name="P579" style:family="paragraph" style:parent-style-name="Heading_20_2">
      <style:text-properties officeooo:rsid="00663ab8" officeooo:paragraph-rsid="00663ab8" fo:background-color="transparent"/>
    </style:style>
    <style:style style:name="P580" style:family="paragraph" style:parent-style-name="Heading_20_2">
      <style:text-properties officeooo:rsid="01127e6a" fo:background-color="transparent"/>
    </style:style>
    <style:style style:name="P581" style:family="paragraph" style:parent-style-name="Heading_20_2">
      <style:text-properties officeooo:rsid="0113824e" fo:background-color="transparent"/>
    </style:style>
    <style:style style:name="P582" style:family="paragraph" style:parent-style-name="Heading_20_2">
      <style:text-properties officeooo:rsid="0067cbb5" fo:background-color="transparent"/>
    </style:style>
    <style:style style:name="P583" style:family="paragraph" style:parent-style-name="Heading_20_2">
      <style:text-properties officeooo:rsid="007ee7b8" fo:background-color="transparent"/>
    </style:style>
    <style:style style:name="P584" style:family="paragraph" style:parent-style-name="Heading_20_2">
      <style:text-properties officeooo:rsid="00681035" officeooo:paragraph-rsid="00681035" fo:background-color="transparent"/>
    </style:style>
    <style:style style:name="P585" style:family="paragraph" style:parent-style-name="Heading_20_2">
      <style:text-properties officeooo:rsid="007eb74a" fo:background-color="transparent"/>
    </style:style>
    <style:style style:name="P586" style:family="paragraph" style:parent-style-name="Heading_20_2">
      <style:text-properties officeooo:rsid="00861320" fo:background-color="transparent"/>
    </style:style>
    <style:style style:name="P587" style:family="paragraph" style:parent-style-name="Heading_20_2">
      <style:text-properties officeooo:rsid="00861320" officeooo:paragraph-rsid="012cc52b" fo:background-color="transparent"/>
    </style:style>
    <style:style style:name="P588" style:family="paragraph" style:parent-style-name="Heading_20_2">
      <style:text-properties officeooo:rsid="00861320" officeooo:paragraph-rsid="00848713" fo:background-color="transparent"/>
    </style:style>
    <style:style style:name="P589" style:family="paragraph" style:parent-style-name="Heading_20_2">
      <style:text-properties officeooo:rsid="00861320" officeooo:paragraph-rsid="011d32c4" fo:background-color="transparent"/>
    </style:style>
    <style:style style:name="P590" style:family="paragraph" style:parent-style-name="Heading_20_2">
      <style:text-properties officeooo:rsid="00874f80" fo:background-color="transparent"/>
    </style:style>
    <style:style style:name="P591" style:family="paragraph" style:parent-style-name="Heading_20_2">
      <style:text-properties officeooo:rsid="00874f80" officeooo:paragraph-rsid="011d32c4" fo:background-color="transparent"/>
    </style:style>
    <style:style style:name="P592" style:family="paragraph" style:parent-style-name="Heading_20_2">
      <style:text-properties officeooo:rsid="0091007b" fo:background-color="transparent"/>
    </style:style>
    <style:style style:name="P593" style:family="paragraph" style:parent-style-name="Heading_20_2">
      <style:text-properties officeooo:rsid="0091007b" officeooo:paragraph-rsid="0091007b" fo:background-color="transparent"/>
    </style:style>
    <style:style style:name="P594" style:family="paragraph" style:parent-style-name="Heading_20_2">
      <style:text-properties officeooo:rsid="0092c2be" fo:background-color="transparent"/>
    </style:style>
    <style:style style:name="P595" style:family="paragraph" style:parent-style-name="Heading_20_2">
      <style:text-properties officeooo:rsid="0092c2be" officeooo:paragraph-rsid="0092c2be" fo:background-color="transparent"/>
    </style:style>
    <style:style style:name="P596" style:family="paragraph" style:parent-style-name="Heading_20_2">
      <style:text-properties officeooo:rsid="0099ea68" fo:background-color="transparent"/>
    </style:style>
    <style:style style:name="P597" style:family="paragraph" style:parent-style-name="Heading_20_2">
      <style:text-properties officeooo:rsid="0099ea68" officeooo:paragraph-rsid="012eb63f" fo:background-color="transparent"/>
    </style:style>
    <style:style style:name="P598" style:family="paragraph" style:parent-style-name="Heading_20_2" style:list-style-name="">
      <style:text-properties officeooo:paragraph-rsid="00663ab8"/>
    </style:style>
    <style:style style:name="P599" style:family="paragraph" style:parent-style-name="Heading_20_2">
      <style:text-properties style:font-name="Liberation Sans" fo:font-size="16.1000003814697pt" fo:font-weight="bold" officeooo:rsid="00681035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600" style:family="paragraph" style:parent-style-name="Heading_20_2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601" style:family="paragraph" style:parent-style-name="Heading_20_2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602" style:family="paragraph" style:parent-style-name="Heading_20_2">
      <style:text-properties officeooo:rsid="00575787" officeooo:paragraph-rsid="00bf0cf0"/>
    </style:style>
    <style:style style:name="P603" style:family="paragraph" style:parent-style-name="Heading_20_2">
      <style:text-properties officeooo:rsid="0053cec3" officeooo:paragraph-rsid="00bf0cf0"/>
    </style:style>
    <style:style style:name="P604" style:family="paragraph" style:parent-style-name="Heading_20_2">
      <style:text-properties officeooo:rsid="0053cec3" officeooo:paragraph-rsid="0094aa74"/>
    </style:style>
    <style:style style:name="P605" style:family="paragraph" style:parent-style-name="Heading_20_2">
      <style:text-properties officeooo:rsid="00b1e65d" officeooo:paragraph-rsid="00d75fd4"/>
    </style:style>
    <style:style style:name="P606" style:family="paragraph" style:parent-style-name="Heading_20_2">
      <style:text-properties officeooo:rsid="0062d4a5" officeooo:paragraph-rsid="00a88e9a"/>
    </style:style>
    <style:style style:name="P607" style:family="paragraph" style:parent-style-name="Heading_20_2">
      <style:text-properties officeooo:rsid="013832a3" officeooo:paragraph-rsid="013832a3"/>
    </style:style>
    <style:style style:name="P608" style:family="paragraph" style:parent-style-name="Heading_20_2">
      <style:text-properties officeooo:rsid="00a7337a" officeooo:paragraph-rsid="00975210"/>
    </style:style>
    <style:style style:name="P609" style:family="paragraph" style:parent-style-name="Heading_20_2">
      <style:text-properties officeooo:rsid="00649ebd" officeooo:paragraph-rsid="01127e6a"/>
    </style:style>
    <style:style style:name="P610" style:family="paragraph" style:parent-style-name="Heading_20_2">
      <style:text-properties officeooo:rsid="0064b1c0" officeooo:paragraph-rsid="0064b1c0"/>
    </style:style>
    <style:style style:name="P611" style:family="paragraph" style:parent-style-name="Heading_20_2">
      <style:text-properties officeooo:paragraph-rsid="01127e6a"/>
    </style:style>
    <style:style style:name="P612" style:family="paragraph" style:parent-style-name="Heading_20_2">
      <style:text-properties officeooo:paragraph-rsid="0113824e"/>
    </style:style>
    <style:style style:name="P613" style:family="paragraph" style:parent-style-name="Heading_20_2">
      <style:text-properties officeooo:paragraph-rsid="0067cbb5"/>
    </style:style>
    <style:style style:name="P614" style:family="paragraph" style:parent-style-name="Heading_20_2">
      <style:text-properties officeooo:paragraph-rsid="007ee7b8"/>
    </style:style>
    <style:style style:name="P615" style:family="paragraph" style:parent-style-name="Heading_20_2">
      <style:text-properties officeooo:paragraph-rsid="007eb74a"/>
    </style:style>
    <style:style style:name="P616" style:family="paragraph" style:parent-style-name="Heading_20_2">
      <style:text-properties officeooo:paragraph-rsid="00663ab8"/>
    </style:style>
    <style:style style:name="P617" style:family="paragraph" style:parent-style-name="Heading_20_2">
      <style:text-properties officeooo:paragraph-rsid="00848713"/>
    </style:style>
    <style:style style:name="P618" style:family="paragraph" style:parent-style-name="Heading_20_2">
      <style:text-properties officeooo:paragraph-rsid="012cc52b"/>
    </style:style>
    <style:style style:name="P619" style:family="paragraph" style:parent-style-name="Heading_20_2">
      <style:text-properties officeooo:paragraph-rsid="00874f80"/>
    </style:style>
    <style:style style:name="P620" style:family="paragraph" style:parent-style-name="Heading_20_2">
      <style:text-properties officeooo:paragraph-rsid="011d32c4"/>
    </style:style>
    <style:style style:name="P621" style:family="paragraph" style:parent-style-name="Heading_20_2">
      <style:text-properties officeooo:paragraph-rsid="00861320"/>
    </style:style>
    <style:style style:name="P622" style:family="paragraph" style:parent-style-name="Heading_20_2">
      <style:text-properties officeooo:paragraph-rsid="011b1460"/>
    </style:style>
    <style:style style:name="P623" style:family="paragraph" style:parent-style-name="Heading_20_2">
      <style:text-properties officeooo:paragraph-rsid="0092c2be"/>
    </style:style>
    <style:style style:name="P624" style:family="paragraph" style:parent-style-name="Heading_20_2">
      <style:text-properties officeooo:paragraph-rsid="0099ea68"/>
    </style:style>
    <style:style style:name="P625" style:family="paragraph" style:parent-style-name="Heading_20_2">
      <style:text-properties officeooo:paragraph-rsid="012eb63f"/>
    </style:style>
    <style:style style:name="P626" style:family="paragraph" style:parent-style-name="Heading_20_2">
      <style:paragraph-properties fo:break-before="page"/>
      <style:text-properties officeooo:rsid="00d75fd4" officeooo:paragraph-rsid="00d75fd4"/>
    </style:style>
    <style:style style:name="P627" style:family="paragraph" style:parent-style-name="Heading_20_2">
      <style:paragraph-properties fo:break-before="page"/>
      <style:text-properties officeooo:paragraph-rsid="0092c2be"/>
    </style:style>
    <style:style style:name="P628" style:family="paragraph" style:parent-style-name="Heading_20_2" style:master-page-name="">
      <style:paragraph-properties style:page-number="auto" fo:break-before="auto" fo:break-after="auto"/>
      <style:text-properties officeooo:rsid="00649ebd" officeooo:paragraph-rsid="00c0b5b5"/>
    </style:style>
    <style:style style:name="P629" style:family="paragraph" style:parent-style-name="Heading_20_1">
      <style:paragraph-properties fo:break-before="page"/>
    </style:style>
    <style:style style:name="P630" style:family="paragraph" style:parent-style-name="Heading_20_1">
      <style:paragraph-properties fo:break-before="page"/>
      <style:text-properties officeooo:rsid="005244b2" officeooo:paragraph-rsid="005244b2"/>
    </style:style>
    <style:style style:name="P631" style:family="paragraph" style:parent-style-name="Contents_20_Heading">
      <style:paragraph-properties fo:break-before="page"/>
    </style:style>
    <style:style style:name="P6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3" style:family="paragraph" style:parent-style-name="Table_20_Contents" style:list-style-name="L1">
      <style:text-properties style:font-name="Arial" fo:font-size="9pt" officeooo:rsid="00b02fb8" officeooo:paragraph-rsid="00d75fd4" style:font-size-asian="9pt" style:font-size-complex="9pt"/>
    </style:style>
    <style:style style:name="P634" style:family="paragraph" style:parent-style-name="Table_20_Contents" style:list-style-name="L1">
      <style:text-properties style:font-name="Arial" fo:font-size="9pt" officeooo:rsid="00b02fb8" officeooo:paragraph-rsid="00b02fb8" style:font-size-asian="9pt" style:font-size-complex="9pt"/>
    </style:style>
    <style:style style:name="P635" style:family="paragraph" style:parent-style-name="Table_20_Contents" style:list-style-name="L1">
      <style:text-properties style:font-name="Arial" fo:font-size="9pt" officeooo:rsid="00b0e101" officeooo:paragraph-rsid="00b0e101" style:font-size-asian="9pt" style:font-size-complex="9pt"/>
    </style:style>
    <style:style style:name="P636" style:family="paragraph" style:parent-style-name="Table_20_Contents" style:list-style-name="L2">
      <style:text-properties style:font-name="Arial" fo:font-size="9pt" officeooo:rsid="00be8221" officeooo:paragraph-rsid="00be8221" style:font-size-asian="9pt" style:font-size-complex="9pt"/>
    </style:style>
    <style:style style:name="P6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d75fd4"/>
    </style:style>
    <style:style style:name="T2" style:family="text">
      <style:text-properties officeooo:rsid="00bf0cf0"/>
    </style:style>
    <style:style style:name="T3" style:family="text">
      <style:text-properties officeooo:rsid="00aa641c"/>
    </style:style>
    <style:style style:name="T4" style:family="text">
      <style:text-properties officeooo:rsid="00975210"/>
    </style:style>
    <style:style style:name="T5" style:family="text">
      <style:text-properties officeooo:rsid="00663ab8" fo:background-color="transparent" loext:char-shading-value="0"/>
    </style:style>
    <style:style style:name="T6" style:family="text">
      <style:text-properties officeooo:rsid="007b1b00" fo:background-color="transparent" loext:char-shading-value="0"/>
    </style:style>
    <style:style style:name="T7" style:family="text">
      <style:text-properties officeooo:rsid="00874f80"/>
    </style:style>
    <style:style style:name="T8" style:family="text">
      <style:text-properties officeooo:rsid="00861320" fo:background-color="transparent" loext:char-shading-value="0"/>
    </style:style>
    <style:style style:name="T9" style:family="text">
      <style:text-properties officeooo:rsid="00874f80" fo:background-color="transparent" loext:char-shading-value="0"/>
    </style:style>
    <style:style style:name="T10" style:family="text">
      <style:text-properties officeooo:rsid="00d75fd4"/>
    </style:style>
    <style:style style:name="T11" style:family="text">
      <style:text-properties officeooo:rsid="00bf0cf0"/>
    </style:style>
    <style:style style:name="T12" style:family="text">
      <style:text-properties officeooo:rsid="00aa641c"/>
    </style:style>
    <style:style style:name="T13" style:family="text">
      <style:text-properties officeooo:rsid="0097521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663ab8" fo:background-color="transparent" loext:char-shading-value="0"/>
    </style:style>
    <style:style style:name="T16" style:family="text">
      <style:text-properties officeooo:rsid="007b1b00" fo:background-color="transparent" loext:char-shading-value="0"/>
    </style:style>
    <style:style style:name="T17" style:family="text">
      <style:text-properties officeooo:rsid="00861320" fo:background-color="transparent" loext:char-shading-value="0"/>
    </style:style>
    <style:style style:name="T18" style:family="text">
      <style:text-properties officeooo:rsid="00874f80" fo:background-color="transparent" loext:char-shading-value="0"/>
    </style:style>
    <style:style style:name="T19" style:family="text">
      <style:text-properties officeooo:rsid="01127e6a" fo:background-color="transparent" loext:char-shading-value="0"/>
    </style:style>
    <style:style style:name="T20" style:family="text">
      <style:text-properties officeooo:rsid="0113824e" fo:background-color="transparent" loext:char-shading-value="0"/>
    </style:style>
    <style:style style:name="T21" style:family="text">
      <style:text-properties officeooo:rsid="0067cbb5" fo:background-color="transparent" loext:char-shading-value="0"/>
    </style:style>
    <style:style style:name="T22" style:family="text">
      <style:text-properties officeooo:rsid="007ee7b8" fo:background-color="transparent" loext:char-shading-value="0"/>
    </style:style>
    <style:style style:name="T23" style:family="text">
      <style:text-properties officeooo:rsid="007eb74a" fo:background-color="transparent" loext:char-shading-value="0"/>
    </style:style>
    <style:style style:name="T24" style:family="text">
      <style:text-properties officeooo:rsid="0091007b" fo:background-color="transparent" loext:char-shading-value="0"/>
    </style:style>
    <style:style style:name="T25" style:family="text">
      <style:text-properties officeooo:rsid="0092c2be" fo:background-color="transparent" loext:char-shading-value="0"/>
    </style:style>
    <style:style style:name="T26" style:family="text">
      <style:text-properties officeooo:rsid="0099ea68" fo:background-color="transparent" loext:char-shading-value="0"/>
    </style:style>
    <style:style style:name="T27" style:family="text">
      <style:text-properties officeooo:rsid="011d32c4" fo:background-color="transparent" loext:char-shading-value="0"/>
    </style:style>
    <style:style style:name="T28" style:family="text">
      <style:text-properties officeooo:rsid="00681035" fo:background-color="transparent" loext:char-shading-value="0"/>
    </style:style>
    <style:style style:name="T29" style:family="text">
      <style:text-properties officeooo:rsid="00842b17" fo:background-color="transparent" loext:char-shading-value="0"/>
    </style:style>
    <style:style style:name="T30" style:family="text">
      <style:text-properties officeooo:rsid="008602da" fo:background-color="transparent" loext:char-shading-value="0"/>
    </style:style>
    <style:style style:name="T31" style:family="text">
      <style:text-properties officeooo:rsid="011b1460" fo:background-color="transparent" loext:char-shading-value="0"/>
    </style:style>
    <style:style style:name="T32" style:family="text">
      <style:text-properties officeooo:rsid="012cc52b" fo:background-color="transparent" loext:char-shading-value="0"/>
    </style:style>
    <style:style style:name="T33" style:family="text">
      <style:text-properties officeooo:rsid="012eb63f" fo:background-color="transparent" loext:char-shading-value="0"/>
    </style:style>
    <style:style style:name="T34" style:family="text">
      <style:text-properties officeooo:rsid="00874f80"/>
    </style:style>
    <style:style style:name="T35" style:family="text">
      <style:text-properties officeooo:rsid="0095f247"/>
    </style:style>
    <style:style style:name="T36" style:family="text">
      <style:text-properties officeooo:rsid="00a9bbde"/>
    </style:style>
    <style:style style:name="T37" style:family="text">
      <style:text-properties style:text-line-through-style="none" style:text-line-through-type="none" fo:background-color="transparent" loext:char-shading-value="0"/>
    </style:style>
    <style:style style:name="T38" style:family="text">
      <style:text-properties style:text-line-through-style="none" style:text-line-through-type="none" officeooo:rsid="00a88e9a" fo:background-color="transparent" loext:char-shading-value="0"/>
    </style:style>
    <style:style style:name="T39" style:family="text">
      <style:text-properties style:text-line-through-style="none" style:text-line-through-type="none" officeooo:rsid="00b42bdb" fo:background-color="transparent" loext:char-shading-value="0"/>
    </style:style>
    <style:style style:name="T40" style:family="text">
      <style:text-properties style:text-line-through-style="none" style:text-line-through-type="none" officeooo:rsid="0094aa74" fo:background-color="transparent" loext:char-shading-value="0"/>
    </style:style>
    <style:style style:name="T41" style:family="text">
      <style:text-properties officeooo:rsid="00d7cf1a"/>
    </style:style>
    <style:style style:name="T42" style:family="text">
      <style:text-properties officeooo:rsid="00d811b7"/>
    </style:style>
    <style:style style:name="T43" style:family="text">
      <style:text-properties officeooo:rsid="00a88e9a"/>
    </style:style>
    <style:style style:name="T44" style:family="text">
      <style:text-properties officeooo:rsid="00958fe7"/>
    </style:style>
    <style:style style:name="T45" style:family="text">
      <style:text-properties officeooo:rsid="00be8221"/>
    </style:style>
    <style:style style:name="T46" style:family="text">
      <style:text-properties officeooo:rsid="00715846"/>
    </style:style>
    <style:style style:name="T47" style:family="text">
      <style:text-properties officeooo:rsid="00dce997"/>
    </style:style>
    <style:style style:name="T48" style:family="text">
      <style:text-properties officeooo:rsid="00c091a2"/>
    </style:style>
    <style:style style:name="T49" style:family="text">
      <style:text-properties officeooo:rsid="00c4dea4"/>
    </style:style>
    <style:style style:name="T50" style:family="text">
      <style:text-properties officeooo:rsid="00649ebd"/>
    </style:style>
    <style:style style:name="T51" style:family="text">
      <style:text-properties officeooo:rsid="00db6ca5"/>
    </style:style>
    <style:style style:name="T52" style:family="text">
      <style:text-properties officeooo:rsid="00d3a6e9"/>
    </style:style>
    <style:style style:name="T53" style:family="text">
      <style:text-properties officeooo:rsid="00da943a"/>
    </style:style>
    <style:style style:name="T54" style:family="text">
      <style:text-properties officeooo:rsid="00239d15"/>
    </style:style>
    <style:style style:name="T55" style:family="text">
      <style:text-properties fo:color="#ffffff" officeooo:rsid="002d41b1" fo:background-color="#333333" loext:char-shading-value="0"/>
    </style:style>
    <style:style style:name="T56" style:family="text">
      <style:text-properties fo:color="#ffffff" officeooo:rsid="00352db6" fo:background-color="#333333" loext:char-shading-value="0"/>
    </style:style>
    <style:style style:name="T57" style:family="text">
      <style:text-properties fo:color="#ffffff" officeooo:rsid="013b5251" fo:background-color="#333333" loext:char-shading-value="0"/>
    </style:style>
    <style:style style:name="T58" style:family="text">
      <style:text-properties officeooo:rsid="0053cec3"/>
    </style:style>
    <style:style style:name="T59" style:family="text">
      <style:text-properties officeooo:rsid="0060ea9d"/>
    </style:style>
    <style:style style:name="T60" style:family="text">
      <style:text-properties officeooo:rsid="00861320"/>
    </style:style>
    <style:style style:name="T61" style:family="text">
      <style:text-properties officeooo:rsid="00903fbf"/>
    </style:style>
    <style:style style:name="T62" style:family="text">
      <style:text-properties officeooo:rsid="0094aa74"/>
    </style:style>
    <style:style style:name="T63" style:family="text">
      <style:text-properties officeooo:rsid="0096e237"/>
    </style:style>
    <style:style style:name="T64" style:family="text">
      <style:text-properties officeooo:rsid="009befc8"/>
    </style:style>
    <style:style style:name="T65" style:family="text">
      <style:text-properties officeooo:rsid="00a2e09d"/>
    </style:style>
    <style:style style:name="T66" style:family="text">
      <style:text-properties officeooo:rsid="00a6ddb7"/>
    </style:style>
    <style:style style:name="T67" style:family="text">
      <style:text-properties officeooo:rsid="00575787"/>
    </style:style>
    <style:style style:name="T68" style:family="text">
      <style:text-properties officeooo:rsid="00b18b75"/>
    </style:style>
    <style:style style:name="T69" style:family="text">
      <style:text-properties officeooo:rsid="00b482a4"/>
    </style:style>
    <style:style style:name="T70" style:family="text">
      <style:text-properties officeooo:rsid="00b8e143"/>
    </style:style>
    <style:style style:name="T71" style:family="text">
      <style:text-properties officeooo:rsid="00c09d1a"/>
    </style:style>
    <style:style style:name="T72" style:family="text">
      <style:text-properties officeooo:rsid="00cd256e"/>
    </style:style>
    <style:style style:name="T73" style:family="text">
      <style:text-properties officeooo:rsid="00e327d2"/>
    </style:style>
    <style:style style:name="T74" style:family="text">
      <style:text-properties officeooo:rsid="00e5e93e"/>
    </style:style>
    <style:style style:name="T75" style:family="text">
      <style:text-properties officeooo:rsid="00e7e039"/>
    </style:style>
    <style:style style:name="T76" style:family="text">
      <style:text-properties officeooo:rsid="00e9df60"/>
    </style:style>
    <style:style style:name="T77" style:family="text">
      <style:text-properties officeooo:rsid="00ee34a0"/>
    </style:style>
    <style:style style:name="T78" style:family="text">
      <style:text-properties officeooo:rsid="00f01e31"/>
    </style:style>
    <style:style style:name="T79" style:family="text">
      <style:text-properties officeooo:rsid="00f18726"/>
    </style:style>
    <style:style style:name="T80" style:family="text">
      <style:text-properties officeooo:rsid="00f30ff6"/>
    </style:style>
    <style:style style:name="T81" style:family="text">
      <style:text-properties officeooo:rsid="00f633dd"/>
    </style:style>
    <style:style style:name="T82" style:family="text">
      <style:text-properties officeooo:rsid="00f7d297"/>
    </style:style>
    <style:style style:name="T83" style:family="text">
      <style:text-properties officeooo:rsid="00f82aa8"/>
    </style:style>
    <style:style style:name="T84" style:family="text">
      <style:text-properties officeooo:rsid="00f964b2"/>
    </style:style>
    <style:style style:name="T85" style:family="text">
      <style:text-properties officeooo:rsid="00fa95ef"/>
    </style:style>
    <style:style style:name="T86" style:family="text">
      <style:text-properties officeooo:rsid="00fe4ad8"/>
    </style:style>
    <style:style style:name="T87" style:family="text">
      <style:text-properties officeooo:rsid="0105238f"/>
    </style:style>
    <style:style style:name="T88" style:family="text">
      <style:text-properties officeooo:rsid="0106a9a2"/>
    </style:style>
    <style:style style:name="T89" style:family="text">
      <style:text-properties officeooo:rsid="010ad758"/>
    </style:style>
    <style:style style:name="T90" style:family="text">
      <style:text-properties officeooo:rsid="01106c62"/>
    </style:style>
    <style:style style:name="T91" style:family="text">
      <style:text-properties officeooo:rsid="01127e6a"/>
    </style:style>
    <style:style style:name="T92" style:family="text">
      <style:text-properties officeooo:rsid="012049fc"/>
    </style:style>
    <style:style style:name="T93" style:family="text">
      <style:text-properties officeooo:rsid="0124b402"/>
    </style:style>
    <style:style style:name="T94" style:family="text">
      <style:text-properties officeooo:rsid="0124d988"/>
    </style:style>
    <style:style style:name="T95" style:family="text">
      <style:text-properties officeooo:rsid="012818e5"/>
    </style:style>
    <style:style style:name="T96" style:family="text">
      <style:text-properties officeooo:rsid="012c5753"/>
    </style:style>
    <style:style style:name="T97" style:family="text">
      <style:text-properties officeooo:rsid="012c6a7d"/>
    </style:style>
    <style:style style:name="T98" style:family="text">
      <style:text-properties officeooo:rsid="012cc52b"/>
    </style:style>
    <style:style style:name="T99" style:family="text">
      <style:text-properties officeooo:rsid="012eb63f"/>
    </style:style>
    <style:style style:name="T100" style:family="text">
      <style:text-properties officeooo:rsid="01339e0f"/>
    </style:style>
    <style:style style:name="T101" style:family="text">
      <style:text-properties officeooo:rsid="0139cd57"/>
    </style:style>
    <style:style style:name="T102" style:family="text">
      <style:text-properties officeooo:rsid="013d512e"/>
    </style:style>
    <style:style style:name="T103" style:family="text">
      <style:text-properties officeooo:rsid="013e8e14"/>
    </style:style>
    <style:style style:name="T104" style:family="text">
      <style:text-properties officeooo:rsid="01407b3a"/>
    </style:style>
    <style:style style:name="T105" style:family="text">
      <style:text-properties officeooo:rsid="01431d6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4087721122976" text:id="ct94087721122976">
          <text:deletion>
            <office:change-info>
              <dc:creator>Autoria desconeguda</dc:creator>
              <dc:date>2017-10-17T15:03:31</dc:date>
            </office:change-info>
            <text:p text:style-name="P1">Anàlisi: </text:p>
          </text:deletion>
        </text:changed-region>
        <text:changed-region xml:id="ct94087721328672" text:id="ct94087721328672">
          <text:deletion>
            <office:change-info>
              <dc:creator>Autoria desconeguda</dc:creator>
              <dc:date>2017-10-06T09:25:35</dc:date>
            </office:change-info>
            <text:h text:style-name="Heading_20_2" text:outline-level="2"/>
            <text:p text:style-name="P2"/>
          </text:deletion>
        </text:changed-region>
        <text:changed-region xml:id="ct94087721328896" text:id="ct94087721328896">
          <text:deletion>
            <office:change-info>
              <dc:creator>Autoria desconeguda</dc:creator>
              <dc:date>2017-10-03T10:23:19</dc:date>
            </office:change-info>
            <text:p text:style-name="P3">Objecte que representa els detalls d’un expedient de l’arxiu</text:p>
          </text:deletion>
        </text:changed-region>
        <text:changed-region xml:id="ct94087721329120" text:id="ct94087721329120">
          <text:insertion>
            <office:change-info>
              <dc:creator>Autoria desconeguda</dc:creator>
              <dc:date>2017-10-03T10:23:19</dc:date>
            </office:change-info>
          </text:insertion>
        </text:changed-region>
        <text:changed-region xml:id="ct94087721358768" text:id="ct94087721358768">
          <text:insertion>
            <office:change-info>
              <dc:creator>Autoria desconeguda</dc:creator>
              <dc:date>2017-10-03T10:03:50</dc:date>
            </office:change-info>
          </text:insertion>
        </text:changed-region>
        <text:changed-region xml:id="ct94087721382640" text:id="ct94087721382640">
          <text:insertion>
            <office:change-info>
              <dc:creator>Autoria desconeguda</dc:creator>
              <dc:date>2017-10-03T10:03:50</dc:date>
            </office:change-info>
          </text:insertion>
        </text:changed-region>
        <text:changed-region xml:id="ct94087721383952" text:id="ct94087721383952">
          <text:insertion>
            <office:change-info>
              <dc:creator>Autoria desconeguda</dc:creator>
              <dc:date>2017-10-03T10:03:51</dc:date>
            </office:change-info>
          </text:insertion>
        </text:changed-region>
        <text:changed-region xml:id="ct94087721385984" text:id="ct94087721385984">
          <text:deletion>
            <office:change-info>
              <dc:creator>Autoria desconeguda</dc:creator>
              <dc:date>2017-10-10T10:00:17</dc:date>
            </office:change-info>
            <text:p text:style-name="P4">InformacioItem</text:p>
          </text:deletion>
        </text:changed-region>
        <text:changed-region xml:id="ct94087721387328" text:id="ct94087721387328">
          <text:insertion>
            <office:change-info>
              <dc:creator>Autoria desconeguda</dc:creator>
              <dc:date>2017-10-10T10:00:17</dc:date>
            </office:change-info>
          </text:insertion>
        </text:changed-region>
        <text:changed-region xml:id="ct94087721388192" text:id="ct94087721388192">
          <text:insertion>
            <office:change-info>
              <dc:creator>Autoria desconeguda</dc:creator>
              <dc:date>2017-10-03T10:03:53</dc:date>
            </office:change-info>
          </text:insertion>
        </text:changed-region>
        <text:changed-region xml:id="ct94087721388512" text:id="ct94087721388512">
          <text:insertion>
            <office:change-info>
              <dc:creator>Autoria desconeguda</dc:creator>
              <dc:date>2017-10-03T09:29:11</dc:date>
            </office:change-info>
          </text:insertion>
        </text:changed-region>
        <text:changed-region xml:id="ct94087721388736" text:id="ct94087721388736">
          <text:deletion>
            <office:change-info>
              <dc:creator>Autoria desconeguda</dc:creator>
              <dc:date>2017-10-03T09:29:11</dc:date>
            </office:change-info>
            <text:p text:style-name="P5">d’items</text:p>
          </text:deletion>
        </text:changed-region>
        <text:changed-region xml:id="ct94087721388960" text:id="ct94087721388960">
          <text:deletion>
            <office:change-info>
              <dc:creator>Autoria desconeguda</dc:creator>
              <dc:date>2017-10-03T09:29:05</dc:date>
            </office:change-info>
            <text:p text:style-name="P5">penjen</text:p>
          </text:deletion>
        </text:changed-region>
        <text:changed-region xml:id="ct94087721389680" text:id="ct94087721389680">
          <text:insertion>
            <office:change-info>
              <dc:creator>Autoria desconeguda</dc:creator>
              <dc:date>2017-10-03T09:29:05</dc:date>
            </office:change-info>
          </text:insertion>
        </text:changed-region>
        <text:changed-region xml:id="ct94087721394256" text:id="ct94087721394256">
          <text:deletion>
            <office:change-info>
              <dc:creator>Autoria desconeguda</dc:creator>
              <dc:date>2017-10-06T09:25:33</dc:date>
            </office:change-info>
            <text:p text:style-name="P6"/>
            <text:p text:style-name="P6"/>
          </text:deletion>
        </text:changed-region>
        <text:changed-region xml:id="ct94087721378784" text:id="ct94087721378784">
          <text:deletion>
            <office:change-info>
              <dc:creator>Autoria desconeguda</dc:creator>
              <dc:date>2017-10-06T09:25:31</dc:date>
            </office:change-info>
            <text:h text:style-name="Heading_20_2" text:outline-level="2"/>
            <text:p text:style-name="P2"/>
          </text:deletion>
        </text:changed-region>
        <text:changed-region xml:id="ct94087720652784" text:id="ct94087720652784">
          <text:deletion>
            <office:change-info>
              <dc:creator>Autoria desconeguda</dc:creator>
              <dc:date>2017-10-03T10:23:24</dc:date>
            </office:change-info>
            <text:p text:style-name="P3">Objecte que representa els detalls d’un document de l’arxiu</text:p>
          </text:deletion>
        </text:changed-region>
        <text:changed-region xml:id="ct94087721397040" text:id="ct94087721397040">
          <text:insertion>
            <office:change-info>
              <dc:creator>Autoria desconeguda</dc:creator>
              <dc:date>2017-10-03T10:23:24</dc:date>
            </office:change-info>
          </text:insertion>
        </text:changed-region>
        <text:changed-region xml:id="ct94087721398576" text:id="ct94087721398576">
          <text:insertion>
            <office:change-info>
              <dc:creator>Autoria desconeguda</dc:creator>
              <dc:date>2017-10-03T10:03:48</dc:date>
            </office:change-info>
          </text:insertion>
        </text:changed-region>
        <text:changed-region xml:id="ct94087721399952" text:id="ct94087721399952">
          <text:insertion>
            <office:change-info>
              <dc:creator>Autoria desconeguda</dc:creator>
              <dc:date>2017-10-03T10:03:47</dc:date>
            </office:change-info>
          </text:insertion>
        </text:changed-region>
        <text:changed-region xml:id="ct94087721401024" text:id="ct94087721401024">
          <text:insertion>
            <office:change-info>
              <dc:creator>Autoria desconeguda</dc:creator>
              <dc:date>2017-10-06T11:05:42</dc:date>
            </office:change-info>
          </text:insertion>
        </text:changed-region>
        <text:changed-region xml:id="ct94087721401472" text:id="ct94087721401472">
          <text:insertion>
            <office:change-info>
              <dc:creator>Autoria desconeguda</dc:creator>
              <dc:date>2017-10-19T08:26:25</dc:date>
            </office:change-info>
          </text:insertion>
        </text:changed-region>
        <text:changed-region xml:id="ct94087721401856" text:id="ct94087721401856">
          <text:insertion>
            <office:change-info>
              <dc:creator>Autoria desconeguda</dc:creator>
              <dc:date>2017-10-06T11:05:47</dc:date>
            </office:change-info>
          </text:insertion>
        </text:changed-region>
        <text:changed-region xml:id="ct94087721402288" text:id="ct94087721402288">
          <text:insertion>
            <office:change-info>
              <dc:creator>Autoria desconeguda</dc:creator>
              <dc:date>2017-10-06T11:05:49</dc:date>
            </office:change-info>
          </text:insertion>
        </text:changed-region>
        <text:changed-region xml:id="ct94087721402896" text:id="ct94087721402896">
          <text:insertion>
            <office:change-info>
              <dc:creator>Autoria desconeguda</dc:creator>
              <dc:date>2017-10-06T11:05:53</dc:date>
            </office:change-info>
          </text:insertion>
        </text:changed-region>
        <text:changed-region xml:id="ct94087721403200" text:id="ct94087721403200">
          <text:insertion>
            <office:change-info>
              <dc:creator>Autoria desconeguda</dc:creator>
              <dc:date>2017-10-06T11:06:00</dc:date>
            </office:change-info>
          </text:insertion>
        </text:changed-region>
        <text:changed-region xml:id="ct94087721404448" text:id="ct94087721404448">
          <text:insertion>
            <office:change-info>
              <dc:creator>Autoria desconeguda</dc:creator>
              <dc:date>2017-10-03T10:03:46</dc:date>
            </office:change-info>
          </text:insertion>
        </text:changed-region>
        <text:changed-region xml:id="ct94087721405040" text:id="ct94087721405040">
          <text:insertion>
            <office:change-info>
              <dc:creator>Autoria desconeguda</dc:creator>
              <dc:date>2017-10-03T10:03:56</dc:date>
            </office:change-info>
          </text:insertion>
        </text:changed-region>
        <text:changed-region xml:id="ct94087721406480" text:id="ct94087721406480">
          <text:insertion>
            <office:change-info>
              <dc:creator>Autoria desconeguda</dc:creator>
              <dc:date>2017-10-03T10:03:57</dc:date>
            </office:change-info>
          </text:insertion>
        </text:changed-region>
        <text:changed-region xml:id="ct94087721412208" text:id="ct94087721412208">
          <text:deletion>
            <office:change-info>
              <dc:creator>Autoria desconeguda</dc:creator>
              <dc:date>2017-10-06T09:25:29</dc:date>
            </office:change-info>
            <text:p text:style-name="P7"/>
            <text:p text:style-name="P7"/>
          </text:deletion>
        </text:changed-region>
        <text:changed-region xml:id="ct94087721412432" text:id="ct94087721412432">
          <text:deletion>
            <office:change-info>
              <dc:creator>Autoria desconeguda</dc:creator>
              <dc:date>2017-10-06T09:25:27</dc:date>
            </office:change-info>
            <text:h text:style-name="P8" text:outline-level="2"><text:s/></text:h>
            <text:p text:style-name="P2"/>
          </text:deletion>
        </text:changed-region>
        <text:changed-region xml:id="ct94087721411568" text:id="ct94087721411568">
          <text:deletion>
            <office:change-info>
              <dc:creator>Autoria desconeguda</dc:creator>
              <dc:date>2017-10-03T10:23:38</dc:date>
            </office:change-info>
            <text:p text:style-name="P9">Objecte que representa els detalls d’una carpeta de l’arxiu.</text:p>
          </text:deletion>
        </text:changed-region>
        <text:changed-region xml:id="ct94087721404672" text:id="ct94087721404672">
          <text:insertion>
            <office:change-info>
              <dc:creator>Autoria desconeguda</dc:creator>
              <dc:date>2017-10-03T10:23:38</dc:date>
            </office:change-info>
          </text:insertion>
        </text:changed-region>
        <text:changed-region xml:id="ct94087721417040" text:id="ct94087721417040">
          <text:insertion>
            <office:change-info>
              <dc:creator>Autoria desconeguda</dc:creator>
              <dc:date>2017-10-03T10:03:24</dc:date>
            </office:change-info>
          </text:insertion>
        </text:changed-region>
        <text:changed-region xml:id="ct94087721418976" text:id="ct94087721418976">
          <text:insertion>
            <office:change-info>
              <dc:creator>Autoria desconeguda</dc:creator>
              <dc:date>2017-10-03T10:03:25</dc:date>
            </office:change-info>
          </text:insertion>
        </text:changed-region>
        <text:changed-region xml:id="ct94087721420832" text:id="ct94087721420832">
          <text:deletion>
            <office:change-info>
              <dc:creator>Autoria desconeguda</dc:creator>
              <dc:date>2017-10-10T10:00:20</dc:date>
            </office:change-info>
            <text:p text:style-name="P4">InformacioItem</text:p>
          </text:deletion>
        </text:changed-region>
        <text:changed-region xml:id="ct94087721422096" text:id="ct94087721422096">
          <text:insertion>
            <office:change-info>
              <dc:creator>Autoria desconeguda</dc:creator>
              <dc:date>2017-10-10T10:00:20</dc:date>
            </office:change-info>
          </text:insertion>
        </text:changed-region>
        <text:changed-region xml:id="ct94087721423008" text:id="ct94087721423008">
          <text:insertion>
            <office:change-info>
              <dc:creator>Autoria desconeguda</dc:creator>
              <dc:date>2017-10-03T10:03:27</dc:date>
            </office:change-info>
          </text:insertion>
        </text:changed-region>
        <text:changed-region xml:id="ct94087721415696" text:id="ct94087721415696">
          <text:deletion>
            <office:change-info>
              <dc:creator>Autoria desconeguda</dc:creator>
              <dc:date>2017-10-06T09:25:23</dc:date>
            </office:change-info>
            <text:p text:style-name="P10"/>
            <text:p text:style-name="P10"/>
          </text:deletion>
        </text:changed-region>
        <text:changed-region xml:id="ct94087721417872" text:id="ct94087721417872">
          <text:deletion>
            <office:change-info>
              <dc:creator>Autoria desconeguda</dc:creator>
              <dc:date>2017-10-06T09:25:20</dc:date>
            </office:change-info>
            <text:h text:style-name="Heading_20_2" text:outline-level="2"/>
            <text:p text:style-name="P11"/>
          </text:deletion>
        </text:changed-region>
        <text:changed-region xml:id="ct94087721413376" text:id="ct94087721413376">
          <text:deletion>
            <office:change-info>
              <dc:creator>Autoria desconeguda</dc:creator>
              <dc:date>2017-10-03T10:27:17</dc:date>
            </office:change-info>
            <text:p text:style-name="P12">Objecte que representa les metadades per a un <text:span text:style-name="T1">expedient</text:span> de l’arxiu</text:p>
          </text:deletion>
        </text:changed-region>
        <text:changed-region xml:id="ct94087721430912" text:id="ct94087721430912">
          <text:insertion>
            <office:change-info>
              <dc:creator>Autoria desconeguda</dc:creator>
              <dc:date>2017-10-03T10:27:17</dc:date>
            </office:change-info>
          </text:insertion>
        </text:changed-region>
        <text:changed-region xml:id="ct94087721429296" text:id="ct94087721429296">
          <text:deletion>
            <office:change-info>
              <dc:creator>Autoria desconeguda</dc:creator>
              <dc:date>2017-10-03T09:29:24</dc:date>
            </office:change-info>
            <text:p text:style-name="P13">Dir3</text:p>
          </text:deletion>
        </text:changed-region>
        <text:changed-region xml:id="ct94087721437392" text:id="ct94087721437392">
          <text:insertion>
            <office:change-info>
              <dc:creator>Autoria desconeguda</dc:creator>
              <dc:date>2017-10-03T09:29:24</dc:date>
            </office:change-info>
          </text:insertion>
        </text:changed-region>
        <text:changed-region xml:id="ct94087721441536" text:id="ct94087721441536">
          <text:deletion>
            <office:change-info>
              <dc:creator>Autoria desconeguda</dc:creator>
              <dc:date>2017-10-19T08:25:35</dc:date>
            </office:change-info>
            <text:p text:style-name="P14">String</text:p>
          </text:deletion>
        </text:changed-region>
        <text:changed-region xml:id="ct94087721442304" text:id="ct94087721442304">
          <text:insertion>
            <office:change-info>
              <dc:creator>Autoria desconeguda</dc:creator>
              <dc:date>2017-10-19T08:25:35</dc:date>
            </office:change-info>
          </text:insertion>
        </text:changed-region>
        <text:changed-region xml:id="ct94087720732528" text:id="ct94087720732528">
          <text:deletion>
            <office:change-info>
              <dc:creator>Autoria desconeguda</dc:creator>
              <dc:date>2017-10-03T09:52:11</dc:date>
            </office:change-info>
            <text:p text:style-name="P13">:</text:p>
            <text:list xml:id="list1239562363" text:style-name="L1">
              <text:list-item>
                <text:p text:style-name="P15">E01: <text:span text:style-name="T1">Obert</text:span></text:p>
              </text:list-item>
              <text:list-item>
                <text:p text:style-name="P15">E02: <text:span text:style-name="T1">Tancat</text:span></text:p>
              </text:list-item>
            </text:list>
            <text:p text:style-name="P13">E03: <text:span text:style-name="T1">Índex per a remissió tancat</text:span></text:p>
          </text:deletion>
        </text:changed-region>
        <text:changed-region xml:id="ct94087721443088" text:id="ct94087721443088">
          <text:insertion>
            <office:change-info>
              <dc:creator>Autoria desconeguda</dc:creator>
              <dc:date>2017-10-03T09:52:12</dc:date>
            </office:change-info>
          </text:insertion>
        </text:changed-region>
        <text:changed-region xml:id="ct94087721446800" text:id="ct94087721446800">
          <text:deletion>
            <office:change-info>
              <dc:creator>Autoria desconeguda</dc:creator>
              <dc:date>2017-10-09T15:09:29</dc:date>
            </office:change-info>
            <text:p text:style-name="P14">String</text:p>
          </text:deletion>
        </text:changed-region>
        <text:changed-region xml:id="ct94087721447936" text:id="ct94087721447936">
          <text:insertion>
            <office:change-info>
              <dc:creator>Autoria desconeguda</dc:creator>
              <dc:date>2017-10-09T15:09:29</dc:date>
            </office:change-info>
          </text:insertion>
        </text:changed-region>
        <text:changed-region xml:id="ct94087720657856" text:id="ct94087720657856">
          <text:deletion>
            <office:change-info>
              <dc:creator>Autoria desconeguda</dc:creator>
              <dc:date>2017-10-03T10:28:36</dc:date>
            </office:change-info>
            <text:p text:style-name="P16">Altres metadades que es vulguin desar</text:p>
          </text:deletion>
        </text:changed-region>
        <text:changed-region xml:id="ct94087721448912" text:id="ct94087721448912">
          <text:insertion>
            <office:change-info>
              <dc:creator>Autoria desconeguda</dc:creator>
              <dc:date>2017-10-03T10:28:36</dc:date>
            </office:change-info>
          </text:insertion>
        </text:changed-region>
        <text:changed-region xml:id="ct94087721462400" text:id="ct94087721462400">
          <text:insertion>
            <office:change-info>
              <dc:creator>Autoria desconeguda</dc:creator>
              <dc:date>2017-10-06T09:25:13</dc:date>
            </office:change-info>
          </text:insertion>
        </text:changed-region>
        <text:changed-region xml:id="ct94087721462624" text:id="ct94087721462624">
          <text:deletion>
            <office:change-info>
              <dc:creator>Autoria desconeguda</dc:creator>
              <dc:date>2017-10-06T09:25:10</dc:date>
            </office:change-info>
            <text:h text:style-name="Heading_20_2" text:outline-level="2"/>
            <text:p text:style-name="P11"/>
          </text:deletion>
        </text:changed-region>
        <text:changed-region xml:id="ct94087721435040" text:id="ct94087721435040">
          <text:deletion>
            <office:change-info>
              <dc:creator>Autoria desconeguda</dc:creator>
              <dc:date>2017-10-03T10:27:28</dc:date>
            </office:change-info>
            <text:p text:style-name="P17">Objecte que representa les metadades per a un document de l’arxiu</text:p>
          </text:deletion>
        </text:changed-region>
        <text:changed-region xml:id="ct94087721432096" text:id="ct94087721432096">
          <text:insertion>
            <office:change-info>
              <dc:creator>Autoria desconeguda</dc:creator>
              <dc:date>2017-10-03T10:27:28</dc:date>
            </office:change-info>
          </text:insertion>
        </text:changed-region>
        <text:changed-region xml:id="ct94087721462144" text:id="ct94087721462144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94087721467328" text:id="ct94087721467328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94087721467648" text:id="ct94087721467648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94087721467872" text:id="ct94087721467872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94087721468624" text:id="ct94087721468624">
          <text:insertion>
            <office:change-info>
              <dc:creator>Autoria desconeguda</dc:creator>
              <dc:date>2017-10-19T08:25:20</dc:date>
            </office:change-info>
          </text:insertion>
        </text:changed-region>
        <text:changed-region xml:id="ct94087721469168" text:id="ct94087721469168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94087721470048" text:id="ct94087721470048">
          <text:insertion>
            <office:change-info>
              <dc:creator>Autoria desconeguda</dc:creator>
              <dc:date>2017-10-04T08:45:28</dc:date>
            </office:change-info>
          </text:insertion>
        </text:changed-region>
        <text:changed-region xml:id="ct94087721471952" text:id="ct94087721471952">
          <text:deletion>
            <office:change-info>
              <dc:creator>Autoria desconeguda</dc:creator>
              <dc:date>2017-10-19T08:24:04</dc:date>
            </office:change-info>
            <text:p text:style-name="P18">String</text:p>
          </text:deletion>
        </text:changed-region>
        <text:changed-region xml:id="ct94087721471648" text:id="ct94087721471648">
          <text:deletion>
            <office:change-info>
              <dc:creator>Autoria desconeguda</dc:creator>
              <dc:date>2017-10-03T10:01:50</dc:date>
            </office:change-info>
            <text:p text:style-name="P19">Administració o ciutadà</text:p>
          </text:deletion>
        </text:changed-region>
        <text:changed-region xml:id="ct94087721472416" text:id="ct94087721472416">
          <text:deletion>
            <office:change-info>
              <dc:creator>Autoria desconeguda</dc:creator>
              <dc:date>2017-10-03T09:48:54</dc:date>
            </office:change-info>
            <text:p text:style-name="P20">String</text:p>
          </text:deletion>
        </text:changed-region>
        <text:changed-region xml:id="ct94087721474128" text:id="ct94087721474128">
          <text:insertion>
            <office:change-info>
              <dc:creator>Autoria desconeguda</dc:creator>
              <dc:date>2017-10-19T08:24:00</dc:date>
            </office:change-info>
          </text:insertion>
        </text:changed-region>
        <text:changed-region xml:id="ct94087721475216" text:id="ct94087721475216">
          <text:insertion>
            <office:change-info>
              <dc:creator>Autoria desconeguda</dc:creator>
              <dc:date>2017-10-19T08:23:54</dc:date>
            </office:change-info>
          </text:insertion>
        </text:changed-region>
        <text:changed-region xml:id="ct94087721475600" text:id="ct94087721475600">
          <text:insertion>
            <office:change-info>
              <dc:creator>Autoria desconeguda</dc:creator>
              <dc:date>2017-10-04T13:42:49</dc:date>
            </office:change-info>
          </text:insertion>
        </text:changed-region>
        <text:changed-region xml:id="ct94087721475824" text:id="ct94087721475824">
          <text:deletion>
            <office:change-info>
              <dc:creator>Autoria desconeguda</dc:creator>
              <dc:date>2017-10-03T09:30:12</dc:date>
            </office:change-info>
            <text:p text:style-name="P21">:</text:p>
            <text:list xml:id="list83645526947318" text:continue-numbering="true" text:style-name="L1">
              <text:list-item>
                <text:p text:style-name="P22">EE01: Original</text:p>
              </text:list-item>
              <text:list-item>
                <text:p text:style-name="P22">EE02: Còpia electrònica autèntica amb canvi de format</text:p>
              </text:list-item>
              <text:list-item>
                <text:p text:style-name="P22">EE03: Còpia electrònica autèntica de document paper</text:p>
              </text:list-item>
            </text:list>
            <text:p text:style-name="P21">EE04: Còpia electrònica parcial autèntica</text:p>
          </text:deletion>
        </text:changed-region>
        <text:changed-region xml:id="ct94087721476128" text:id="ct94087721476128">
          <text:insertion>
            <office:change-info>
              <dc:creator>Autoria desconeguda</dc:creator>
              <dc:date>2017-10-04T13:42:33</dc:date>
            </office:change-info>
          </text:insertion>
        </text:changed-region>
        <text:changed-region xml:id="ct94087721476432" text:id="ct94087721476432">
          <text:insertion>
            <office:change-info>
              <dc:creator>Autoria desconeguda</dc:creator>
              <dc:date>2017-10-03T09:30:10</dc:date>
            </office:change-info>
          </text:insertion>
        </text:changed-region>
        <text:changed-region xml:id="ct94087720761696" text:id="ct94087720761696">
          <text:deletion>
            <office:change-info>
              <dc:creator>Autoria desconeguda</dc:creator>
              <dc:date>2017-10-19T08:23:48</dc:date>
            </office:change-info>
            <text:p text:style-name="P20">String</text:p>
          </text:deletion>
        </text:changed-region>
        <text:changed-region xml:id="ct94087720759952" text:id="ct94087720759952">
          <text:insertion>
            <office:change-info>
              <dc:creator>Autoria desconeguda</dc:creator>
              <dc:date>2017-10-19T08:23:48</dc:date>
            </office:change-info>
          </text:insertion>
        </text:changed-region>
        <text:changed-region xml:id="ct94087720762992" text:id="ct94087720762992">
          <text:insertion>
            <office:change-info>
              <dc:creator>Autoria desconeguda</dc:creator>
              <dc:date>2017-10-03T09:30:28</dc:date>
            </office:change-info>
          </text:insertion>
        </text:changed-region>
        <text:changed-region xml:id="ct94087721476736" text:id="ct94087721476736">
          <text:deletion>
            <office:change-info>
              <dc:creator>Autoria desconeguda</dc:creator>
              <dc:date>2017-10-03T09:30:21</dc:date>
            </office:change-info>
            <text:p text:style-name="P23">TD01 - Resolución.</text:p>
            <text:list xml:id="list83646042164420" text:continue-numbering="true" text:style-name="L1">
              <text:list-item>
                <text:p text:style-name="P24">TD02 - Acuerdo.</text:p>
              </text:list-item>
              <text:list-item>
                <text:p text:style-name="P24">TD03 - Contrato.</text:p>
              </text:list-item>
              <text:list-item>
                <text:p text:style-name="P24">TD04 - Convenio.</text:p>
              </text:list-item>
              <text:list-item>
                <text:p text:style-name="P24">TD05 - Declaración.</text:p>
              </text:list-item>
              <text:list-item>
                <text:p text:style-name="P24">TD06 - Comunicación.</text:p>
              </text:list-item>
              <text:list-item>
                <text:p text:style-name="P24">TD07 - Notificación.</text:p>
              </text:list-item>
              <text:list-item>
                <text:p text:style-name="P24">TD08 - Publicación.</text:p>
              </text:list-item>
              <text:list-item>
                <text:p text:style-name="P24">TD09 - Acuse de recibo.</text:p>
              </text:list-item>
              <text:list-item>
                <text:p text:style-name="P24">TD10 - Acta.</text:p>
              </text:list-item>
              <text:list-item>
                <text:p text:style-name="P24">TD11 - Certificado.</text:p>
              </text:list-item>
              <text:list-item>
                <text:p text:style-name="P24">TD12 - Diligencia.</text:p>
              </text:list-item>
              <text:list-item>
                <text:p text:style-name="P24">TD13 - Informe.</text:p>
              </text:list-item>
              <text:list-item>
                <text:p text:style-name="P24">TD14 - Solicitud.</text:p>
              </text:list-item>
              <text:list-item>
                <text:p text:style-name="P24">TD15 - Denuncia.</text:p>
              </text:list-item>
              <text:list-item>
                <text:p text:style-name="P24">TD16 - Alegación.</text:p>
              </text:list-item>
              <text:list-item>
                <text:p text:style-name="P24">TD17 - Recursos.</text:p>
              </text:list-item>
              <text:list-item>
                <text:p text:style-name="P24">TD18 - Comunicación ciudadano.</text:p>
              </text:list-item>
              <text:list-item>
                <text:p text:style-name="P24">TD19 - Factura.</text:p>
              </text:list-item>
              <text:list-item>
                <text:p text:style-name="P24">TD20 - Otros incautados.</text:p>
              </text:list-item>
            </text:list>
            <text:p text:style-name="P23">TD99 - Otros</text:p>
          </text:deletion>
        </text:changed-region>
        <text:changed-region xml:id="ct94087721477568" text:id="ct94087721477568">
          <text:insertion>
            <office:change-info>
              <dc:creator>Autoria desconeguda</dc:creator>
              <dc:date>2017-10-04T13:42:45</dc:date>
            </office:change-info>
          </text:insertion>
        </text:changed-region>
        <text:changed-region xml:id="ct94087721479840" text:id="ct94087721479840">
          <text:insertion>
            <office:change-info>
              <dc:creator>Autoria desconeguda</dc:creator>
              <dc:date>2017-10-03T09:30:22</dc:date>
            </office:change-info>
          </text:insertion>
        </text:changed-region>
        <text:changed-region xml:id="ct94087721430400" text:id="ct94087721430400">
          <text:insertion>
            <office:change-info>
              <dc:creator>Autoria desconeguda</dc:creator>
              <dc:date>2017-10-04T15:28:33</dc:date>
            </office:change-info>
          </text:insertion>
        </text:changed-region>
        <text:changed-region xml:id="ct94087721479488" text:id="ct94087721479488">
          <text:insertion>
            <office:change-info>
              <dc:creator>Autoria desconeguda</dc:creator>
              <dc:date>2017-10-19T08:23:37</dc:date>
            </office:change-info>
          </text:insertion>
        </text:changed-region>
        <text:changed-region xml:id="ct94087721484368" text:id="ct94087721484368">
          <text:insertion>
            <office:change-info>
              <dc:creator>Autoria desconeguda</dc:creator>
              <dc:date>2017-10-04T15:28:42</dc:date>
            </office:change-info>
          </text:insertion>
        </text:changed-region>
        <text:changed-region xml:id="ct94087721484720" text:id="ct94087721484720">
          <text:insertion>
            <office:change-info>
              <dc:creator>Autoria desconeguda</dc:creator>
              <dc:date>2017-10-04T15:28:45</dc:date>
            </office:change-info>
          </text:insertion>
        </text:changed-region>
        <text:changed-region xml:id="ct94087721485072" text:id="ct94087721485072">
          <text:insertion>
            <office:change-info>
              <dc:creator>Autoria desconeguda</dc:creator>
              <dc:date>2017-10-04T15:28:56</dc:date>
            </office:change-info>
          </text:insertion>
        </text:changed-region>
        <text:changed-region xml:id="ct94087720769600" text:id="ct94087720769600">
          <text:insertion>
            <office:change-info>
              <dc:creator>Autoria desconeguda</dc:creator>
              <dc:date>2017-10-04T15:29:00</dc:date>
            </office:change-info>
          </text:insertion>
        </text:changed-region>
        <text:changed-region xml:id="ct94087721486496" text:id="ct94087721486496">
          <text:insertion>
            <office:change-info>
              <dc:creator>Autoria desconeguda</dc:creator>
              <dc:date>2017-10-04T15:31:55</dc:date>
            </office:change-info>
          </text:insertion>
        </text:changed-region>
        <text:changed-region xml:id="ct94087721478240" text:id="ct94087721478240">
          <text:insertion>
            <office:change-info>
              <dc:creator>Autoria desconeguda</dc:creator>
              <dc:date>2017-10-04T15:32:00</dc:date>
            </office:change-info>
          </text:insertion>
        </text:changed-region>
        <text:changed-region xml:id="ct94087721486032" text:id="ct94087721486032">
          <text:insertion>
            <office:change-info>
              <dc:creator>Autoria desconeguda</dc:creator>
              <dc:date>2017-10-04T15:28:48</dc:date>
            </office:change-info>
          </text:insertion>
        </text:changed-region>
        <text:changed-region xml:id="ct94087721483952" text:id="ct94087721483952">
          <text:insertion>
            <office:change-info>
              <dc:creator>Autoria desconeguda</dc:creator>
              <dc:date>2017-10-19T08:23:40</dc:date>
            </office:change-info>
          </text:insertion>
        </text:changed-region>
        <text:changed-region xml:id="ct94087721487120" text:id="ct94087721487120">
          <text:insertion>
            <office:change-info>
              <dc:creator>Autoria desconeguda</dc:creator>
              <dc:date>2017-10-04T15:28:43</dc:date>
            </office:change-info>
          </text:insertion>
        </text:changed-region>
        <text:changed-region xml:id="ct94087721487456" text:id="ct94087721487456">
          <text:insertion>
            <office:change-info>
              <dc:creator>Autoria desconeguda</dc:creator>
              <dc:date>2017-10-04T15:28:47</dc:date>
            </office:change-info>
          </text:insertion>
        </text:changed-region>
        <text:changed-region xml:id="ct94087721487728" text:id="ct94087721487728">
          <text:insertion>
            <office:change-info>
              <dc:creator>Autoria desconeguda</dc:creator>
              <dc:date>2017-10-04T15:29:12</dc:date>
            </office:change-info>
          </text:insertion>
        </text:changed-region>
        <text:changed-region xml:id="ct94087720768832" text:id="ct94087720768832">
          <text:insertion>
            <office:change-info>
              <dc:creator>Autoria desconeguda</dc:creator>
              <dc:date>2017-10-04T15:29:57</dc:date>
            </office:change-info>
          </text:insertion>
        </text:changed-region>
        <text:changed-region xml:id="ct94087720760800" text:id="ct94087720760800">
          <text:insertion>
            <office:change-info>
              <dc:creator>Autoria desconeguda</dc:creator>
              <dc:date>2017-10-04T13:42:31</dc:date>
            </office:change-info>
          </text:insertion>
        </text:changed-region>
        <text:changed-region xml:id="ct94087720782544" text:id="ct94087720782544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087721340048" text:id="ct94087721340048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087721488352" text:id="ct94087721488352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087721490592" text:id="ct94087721490592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087721491360" text:id="ct94087721491360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087721493952" text:id="ct94087721493952">
          <text:insertion>
            <office:change-info>
              <dc:creator>Autoria desconeguda</dc:creator>
              <dc:date>2017-10-04T13:43:15</dc:date>
            </office:change-info>
          </text:insertion>
        </text:changed-region>
        <text:changed-region xml:id="ct94087721495104" text:id="ct94087721495104">
          <text:deletion>
            <office:change-info>
              <dc:creator>Autoria desconeguda</dc:creator>
              <dc:date>2017-10-09T15:09:35</dc:date>
            </office:change-info>
            <text:p text:style-name="P25">String</text:p>
          </text:deletion>
        </text:changed-region>
        <text:changed-region xml:id="ct94087721496256" text:id="ct94087721496256">
          <text:insertion>
            <office:change-info>
              <dc:creator>Autoria desconeguda</dc:creator>
              <dc:date>2017-10-09T15:09:36</dc:date>
            </office:change-info>
          </text:insertion>
        </text:changed-region>
        <text:changed-region xml:id="ct94087721496640" text:id="ct94087721496640">
          <text:deletion>
            <office:change-info>
              <dc:creator>Autoria desconeguda</dc:creator>
              <dc:date>2017-10-03T10:28:52</dc:date>
            </office:change-info>
            <text:p text:style-name="P26">Altres metadades que es vulguin desar</text:p>
          </text:deletion>
        </text:changed-region>
        <text:changed-region xml:id="ct94087720784720" text:id="ct94087720784720">
          <text:insertion>
            <office:change-info>
              <dc:creator>Autoria desconeguda</dc:creator>
              <dc:date>2017-10-03T10:28:52</dc:date>
            </office:change-info>
          </text:insertion>
        </text:changed-region>
        <text:changed-region xml:id="ct94087721509584" text:id="ct94087721509584">
          <text:deletion>
            <office:change-info>
              <dc:creator>Autoria desconeguda</dc:creator>
              <dc:date>2017-10-06T09:25:07</dc:date>
            </office:change-info>
            <text:h text:style-name="Heading_20_2" text:outline-level="2"/>
            <text:p text:style-name="P27"/>
          </text:deletion>
        </text:changed-region>
        <text:changed-region xml:id="ct94087720786272" text:id="ct94087720786272">
          <text:deletion>
            <office:change-info>
              <dc:creator>Autoria desconeguda</dc:creator>
              <dc:date>2017-10-03T10:31:23</dc:date>
            </office:change-info>
            <text:p text:style-name="P28">Objecte que representa el contingut d’un document de l’arxiu</text:p>
          </text:deletion>
        </text:changed-region>
        <text:changed-region xml:id="ct94087721469472" text:id="ct94087721469472">
          <text:insertion>
            <office:change-info>
              <dc:creator>Autoria desconeguda</dc:creator>
              <dc:date>2017-10-03T10:31:23</dc:date>
            </office:change-info>
          </text:insertion>
        </text:changed-region>
        <text:changed-region xml:id="ct94087721465376" text:id="ct94087721465376">
          <text:insertion>
            <office:change-info>
              <dc:creator>Autoria desconeguda</dc:creator>
              <dc:date>2017-10-09T08:13:10</dc:date>
            </office:change-info>
          </text:insertion>
        </text:changed-region>
        <text:changed-region xml:id="ct94087721512336" text:id="ct94087721512336">
          <text:insertion>
            <office:change-info>
              <dc:creator>Autoria desconeguda</dc:creator>
              <dc:date>2017-10-09T08:13:19</dc:date>
            </office:change-info>
          </text:insertion>
        </text:changed-region>
        <text:changed-region xml:id="ct94087721512560" text:id="ct94087721512560">
          <text:insertion>
            <office:change-info>
              <dc:creator>Autoria desconeguda</dc:creator>
              <dc:date>2017-10-09T08:13:21</dc:date>
            </office:change-info>
          </text:insertion>
        </text:changed-region>
        <text:changed-region xml:id="ct94087721512784" text:id="ct94087721512784">
          <text:insertion>
            <office:change-info>
              <dc:creator>Autoria desconeguda</dc:creator>
              <dc:date>2017-10-09T08:13:23</dc:date>
            </office:change-info>
          </text:insertion>
        </text:changed-region>
        <text:changed-region xml:id="ct94087721513008" text:id="ct94087721513008">
          <text:deletion>
            <office:change-info>
              <dc:creator>Autoria desconeguda</dc:creator>
              <dc:date>2017-10-09T08:13:14</dc:date>
            </office:change-info>
            <text:p text:style-name="P29"><text:s/></text:p>
          </text:deletion>
        </text:changed-region>
        <text:changed-region xml:id="ct94087721515456" text:id="ct94087721515456">
          <text:deletion>
            <office:change-info>
              <dc:creator>Autoria desconeguda</dc:creator>
              <dc:date>2017-10-06T09:25:05</dc:date>
            </office:change-info>
            <text:h text:style-name="Heading_20_2" text:outline-level="2"/>
            <text:p text:style-name="P30"/>
          </text:deletion>
        </text:changed-region>
        <text:changed-region xml:id="ct94087721515680" text:id="ct94087721515680">
          <text:deletion>
            <office:change-info>
              <dc:creator>Autoria desconeguda</dc:creator>
              <dc:date>2017-10-03T10:21:21</dc:date>
            </office:change-info>
            <text:p text:style-name="P31">Objecte que representa una firma per un contingut de l’arxiu</text:p>
          </text:deletion>
        </text:changed-region>
        <text:changed-region xml:id="ct94087721519568" text:id="ct94087721519568">
          <text:insertion>
            <office:change-info>
              <dc:creator>Autoria desconeguda</dc:creator>
              <dc:date>2017-10-03T10:21:21</dc:date>
            </office:change-info>
          </text:insertion>
        </text:changed-region>
        <text:changed-region xml:id="ct94087721520912" text:id="ct94087721520912">
          <text:deletion>
            <office:change-info>
              <dc:creator>Autoria desconeguda</dc:creator>
              <dc:date>2017-10-03T09:34:39</dc:date>
            </office:change-info>
            <text:p text:style-name="P32">String</text:p>
          </text:deletion>
        </text:changed-region>
        <text:changed-region xml:id="ct94087721521536" text:id="ct94087721521536">
          <text:insertion>
            <office:change-info>
              <dc:creator>Autoria desconeguda</dc:creator>
              <dc:date>2017-10-19T08:23:14</dc:date>
            </office:change-info>
          </text:insertion>
        </text:changed-region>
        <text:changed-region xml:id="ct94087721521824" text:id="ct94087721521824">
          <text:deletion>
            <office:change-info>
              <dc:creator>Autoria desconeguda</dc:creator>
              <dc:date>2017-10-04T12:48:09</dc:date>
            </office:change-info>
            <text:p text:style-name="P33">No</text:p>
          </text:deletion>
        </text:changed-region>
        <text:changed-region xml:id="ct94087721522048" text:id="ct94087721522048">
          <text:insertion>
            <office:change-info>
              <dc:creator>Autoria desconeguda</dc:creator>
              <dc:date>2017-10-04T12:48:09</dc:date>
            </office:change-info>
          </text:insertion>
        </text:changed-region>
        <text:changed-region xml:id="ct94087721523456" text:id="ct94087721523456">
          <text:insertion>
            <office:change-info>
              <dc:creator>Autoria desconeguda</dc:creator>
              <dc:date>2017-10-03T09:58:38</dc:date>
            </office:change-info>
          </text:insertion>
        </text:changed-region>
        <text:changed-region xml:id="ct94087721524720" text:id="ct94087721524720">
          <text:insertion>
            <office:change-info>
              <dc:creator>Autoria desconeguda</dc:creator>
              <dc:date>2017-10-05T16:21:59</dc:date>
            </office:change-info>
          </text:insertion>
        </text:changed-region>
        <text:changed-region xml:id="ct94087721531840" text:id="ct94087721531840">
          <text:deletion>
            <office:change-info>
              <dc:creator>Autoria desconeguda</dc:creator>
              <dc:date>2017-10-03T09:35:02</dc:date>
            </office:change-info>
            <text:p text:style-name="P34">TF01</text:p>
          </text:deletion>
        </text:changed-region>
        <text:changed-region xml:id="ct94087721531536" text:id="ct94087721531536">
          <text:deletion>
            <office:change-info>
              <dc:creator>Autoria desconeguda</dc:creator>
              <dc:date>2017-10-03T09:36:03</dc:date>
            </office:change-info>
            <text:p text:style-name="P34"><text:s/>- CSV.</text:p>
          </text:deletion>
        </text:changed-region>
        <text:changed-region xml:id="ct94087721531232" text:id="ct94087721531232">
          <text:deletion>
            <office:change-info>
              <dc:creator>Autoria desconeguda</dc:creator>
              <dc:date>2017-10-03T10:00:06</dc:date>
            </office:change-info>
            <text:p text:style-name="P35"/>
            <text:p text:style-name="P35"/>
          </text:deletion>
        </text:changed-region>
        <text:changed-region xml:id="ct94087721530928" text:id="ct94087721530928">
          <text:deletion>
            <office:change-info>
              <dc:creator>Autoria desconeguda</dc:creator>
              <dc:date>2017-10-03T09:35:09</dc:date>
            </office:change-info>
            <text:p text:style-name="P34">TF02</text:p>
          </text:deletion>
        </text:changed-region>
        <text:changed-region xml:id="ct94087721530624" text:id="ct94087721530624">
          <text:deletion>
            <office:change-info>
              <dc:creator>Autoria desconeguda</dc:creator>
              <dc:date>2017-10-03T10:00:06</dc:date>
            </office:change-info>
            <text:p text:style-name="P34"><text:s/>- XAdES internally detached signature.</text:p>
            <text:p text:style-name="P35"/>
          </text:deletion>
        </text:changed-region>
        <text:changed-region xml:id="ct94087721530320" text:id="ct94087721530320">
          <text:deletion>
            <office:change-info>
              <dc:creator>Autoria desconeguda</dc:creator>
              <dc:date>2017-10-03T09:35:16</dc:date>
            </office:change-info>
            <text:p text:style-name="P34">TF03</text:p>
          </text:deletion>
        </text:changed-region>
        <text:changed-region xml:id="ct94087721530016" text:id="ct94087721530016">
          <text:deletion>
            <office:change-info>
              <dc:creator>Autoria desconeguda</dc:creator>
              <dc:date>2017-10-03T10:00:06</dc:date>
            </office:change-info>
            <text:p text:style-name="P34"><text:s/>- XAdES enveloped signature.</text:p>
            <text:p text:style-name="P35"/>
          </text:deletion>
        </text:changed-region>
        <text:changed-region xml:id="ct94087721529712" text:id="ct94087721529712">
          <text:deletion>
            <office:change-info>
              <dc:creator>Autoria desconeguda</dc:creator>
              <dc:date>2017-10-03T09:35:24</dc:date>
            </office:change-info>
            <text:p text:style-name="P34">TF04</text:p>
          </text:deletion>
        </text:changed-region>
        <text:changed-region xml:id="ct94087721529408" text:id="ct94087721529408">
          <text:deletion>
            <office:change-info>
              <dc:creator>Autoria desconeguda</dc:creator>
              <dc:date>2017-10-03T10:00:06</dc:date>
            </office:change-info>
            <text:p text:style-name="P34"><text:s/>- CAdES detached/explicit signature.</text:p>
            <text:p text:style-name="P35"/>
          </text:deletion>
        </text:changed-region>
        <text:changed-region xml:id="ct94087721529104" text:id="ct94087721529104">
          <text:deletion>
            <office:change-info>
              <dc:creator>Autoria desconeguda</dc:creator>
              <dc:date>2017-10-03T09:35:29</dc:date>
            </office:change-info>
            <text:p text:style-name="P34">TF05</text:p>
          </text:deletion>
        </text:changed-region>
        <text:changed-region xml:id="ct94087721528800" text:id="ct94087721528800">
          <text:deletion>
            <office:change-info>
              <dc:creator>Autoria desconeguda</dc:creator>
              <dc:date>2017-10-03T10:00:06</dc:date>
            </office:change-info>
            <text:p text:style-name="P34"><text:s/>- CAdES attached/implicit signature.</text:p>
            <text:p text:style-name="P35"/>
          </text:deletion>
        </text:changed-region>
        <text:changed-region xml:id="ct94087721528496" text:id="ct94087721528496">
          <text:deletion>
            <office:change-info>
              <dc:creator>Autoria desconeguda</dc:creator>
              <dc:date>2017-10-03T09:35:37</dc:date>
            </office:change-info>
            <text:p text:style-name="P34">TF06 - PadES</text:p>
          </text:deletion>
        </text:changed-region>
        <text:changed-region xml:id="ct94087721528192" text:id="ct94087721528192">
          <text:deletion>
            <office:change-info>
              <dc:creator>Autoria desconeguda</dc:creator>
              <dc:date>2017-10-03T10:00:06</dc:date>
            </office:change-info>
            <text:p text:style-name="P35"/>
            <text:p text:style-name="P35"/>
          </text:deletion>
        </text:changed-region>
        <text:changed-region xml:id="ct94087721517824" text:id="ct94087721517824">
          <text:deletion>
            <office:change-info>
              <dc:creator>Autoria desconeguda</dc:creator>
              <dc:date>2017-10-03T09:35:39</dc:date>
            </office:change-info>
            <text:p text:style-name="P36">TF07 - SMIME</text:p>
          </text:deletion>
        </text:changed-region>
        <text:changed-region xml:id="ct94087721515200" text:id="ct94087721515200">
          <text:deletion>
            <office:change-info>
              <dc:creator>Autoria desconeguda</dc:creator>
              <dc:date>2017-10-03T10:00:06</dc:date>
            </office:change-info>
            <text:p text:style-name="P35"/>
            <text:p text:style-name="P35"/>
          </text:deletion>
        </text:changed-region>
        <text:changed-region xml:id="ct94087721525904" text:id="ct94087721525904">
          <text:deletion>
            <office:change-info>
              <dc:creator>Autoria desconeguda</dc:creator>
              <dc:date>2017-10-03T09:35:45</dc:date>
            </office:change-info>
            <text:p text:style-name="P36">TF08 - ODT</text:p>
          </text:deletion>
        </text:changed-region>
        <text:changed-region xml:id="ct94087721525600" text:id="ct94087721525600">
          <text:deletion>
            <office:change-info>
              <dc:creator>Autoria desconeguda</dc:creator>
              <dc:date>2017-10-03T10:00:06</dc:date>
            </office:change-info>
            <text:p text:style-name="P35"/>
            <text:p text:style-name="P35"/>
          </text:deletion>
        </text:changed-region>
        <text:changed-region xml:id="ct94087721525296" text:id="ct94087721525296">
          <text:deletion>
            <office:change-info>
              <dc:creator>Autoria desconeguda</dc:creator>
              <dc:date>2017-10-03T09:35:47</dc:date>
            </office:change-info>
            <text:p text:style-name="P36">TF09</text:p>
          </text:deletion>
        </text:changed-region>
        <text:changed-region xml:id="ct94087721524992" text:id="ct94087721524992">
          <text:deletion>
            <office:change-info>
              <dc:creator>Autoria desconeguda</dc:creator>
              <dc:date>2017-10-03T09:36:00</dc:date>
            </office:change-info>
            <text:p text:style-name="P36"><text:s/>- OOXML</text:p>
          </text:deletion>
        </text:changed-region>
        <text:changed-region xml:id="ct94087721532512" text:id="ct94087721532512">
          <text:insertion>
            <office:change-info>
              <dc:creator>Autoria desconeguda</dc:creator>
              <dc:date>2017-10-05T16:21:59</dc:date>
            </office:change-info>
          </text:insertion>
        </text:changed-region>
        <text:changed-region xml:id="ct94087721533424" text:id="ct94087721533424">
          <text:insertion>
            <office:change-info>
              <dc:creator>Autoria desconeguda</dc:creator>
              <dc:date>2017-10-05T16:22:10</dc:date>
            </office:change-info>
          </text:insertion>
        </text:changed-region>
        <text:changed-region xml:id="ct94087720799520" text:id="ct94087720799520">
          <text:insertion>
            <office:change-info>
              <dc:creator>Autoria desconeguda</dc:creator>
              <dc:date>2017-10-04T12:47:53</dc:date>
            </office:change-info>
          </text:insertion>
        </text:changed-region>
        <text:changed-region xml:id="ct94087721532112" text:id="ct94087721532112">
          <text:insertion>
            <office:change-info>
              <dc:creator>Autoria desconeguda</dc:creator>
              <dc:date>2017-10-19T08:23:12</dc:date>
            </office:change-info>
          </text:insertion>
        </text:changed-region>
        <text:changed-region xml:id="ct94087720799200" text:id="ct94087720799200">
          <text:insertion>
            <office:change-info>
              <dc:creator>Autoria desconeguda</dc:creator>
              <dc:date>2017-10-04T12:48:13</dc:date>
            </office:change-info>
          </text:insertion>
        </text:changed-region>
        <text:changed-region xml:id="ct94087721518528" text:id="ct94087721518528">
          <text:insertion>
            <office:change-info>
              <dc:creator>Autoria desconeguda</dc:creator>
              <dc:date>2017-10-04T12:48:15</dc:date>
            </office:change-info>
          </text:insertion>
        </text:changed-region>
        <text:changed-region xml:id="ct94087720809504" text:id="ct94087720809504">
          <text:insertion>
            <office:change-info>
              <dc:creator>Autoria desconeguda</dc:creator>
              <dc:date>2017-10-04T12:48:38</dc:date>
            </office:change-info>
          </text:insertion>
        </text:changed-region>
        <text:changed-region xml:id="ct94087721497568" text:id="ct94087721497568">
          <text:insertion>
            <office:change-info>
              <dc:creator>Autoria desconeguda</dc:creator>
              <dc:date>2017-10-03T09:34:17</dc:date>
            </office:change-info>
          </text:insertion>
        </text:changed-region>
        <text:changed-region xml:id="ct94087721357952" text:id="ct94087721357952">
          <text:deletion>
            <office:change-info>
              <dc:creator>Autoria desconeguda</dc:creator>
              <dc:date>2017-10-03T09:34:20</dc:date>
            </office:change-info>
            <text:p text:style-name="P37">n</text:p>
          </text:deletion>
        </text:changed-region>
        <text:changed-region xml:id="ct94087721518784" text:id="ct94087721518784">
          <text:deletion>
            <office:change-info>
              <dc:creator>Autoria desconeguda</dc:creator>
              <dc:date>2017-10-03T09:37:15</dc:date>
            </office:change-info>
            <text:p text:style-name="P38">e<text:span text:style-name="T2">l</text:span> contingut serà el</text:p>
          </text:deletion>
        </text:changed-region>
        <text:changed-region xml:id="ct94087721533648" text:id="ct94087721533648">
          <text:insertion>
            <office:change-info>
              <dc:creator>Autoria desconeguda</dc:creator>
              <dc:date>2017-10-03T09:37:15</dc:date>
            </office:change-info>
          </text:insertion>
        </text:changed-region>
        <text:changed-region xml:id="ct94087720797696" text:id="ct94087720797696">
          <text:insertion>
            <office:change-info>
              <dc:creator>Autoria desconeguda</dc:creator>
              <dc:date>2017-10-03T09:37:49</dc:date>
            </office:change-info>
          </text:insertion>
        </text:changed-region>
        <text:changed-region xml:id="ct94087721524128" text:id="ct94087721524128">
          <text:deletion>
            <office:change-info>
              <dc:creator>Autoria desconeguda</dc:creator>
              <dc:date>2017-10-03T09:38:03</dc:date>
            </office:change-info>
            <text:p text:style-name="P38">csv</text:p>
          </text:deletion>
        </text:changed-region>
        <text:changed-region xml:id="ct94087721535280" text:id="ct94087721535280">
          <text:insertion>
            <office:change-info>
              <dc:creator>Autoria desconeguda</dc:creator>
              <dc:date>2017-10-03T09:38:03</dc:date>
            </office:change-info>
          </text:insertion>
        </text:changed-region>
        <text:changed-region xml:id="ct94087721535632" text:id="ct94087721535632">
          <text:deletion>
            <office:change-info>
              <dc:creator>Autoria desconeguda</dc:creator>
              <dc:date>2017-10-03T09:36:31</dc:date>
            </office:change-info>
            <text:p text:style-name="P38">en format <text:s/>un String</text:p>
          </text:deletion>
        </text:changed-region>
        <text:changed-region xml:id="ct94087721536768" text:id="ct94087721536768">
          <text:insertion>
            <office:change-info>
              <dc:creator>Autoria desconeguda</dc:creator>
              <dc:date>2017-10-03T09:36:32</dc:date>
            </office:change-info>
          </text:insertion>
        </text:changed-region>
        <text:changed-region xml:id="ct94087721537296" text:id="ct94087721537296">
          <text:deletion>
            <office:change-info>
              <dc:creator>Autoria desconeguda</dc:creator>
              <dc:date>2017-10-03T09:37:25</dc:date>
            </office:change-info>
            <text:p text:style-name="P38">serà </text:p>
          </text:deletion>
        </text:changed-region>
        <text:changed-region xml:id="ct94087721537520" text:id="ct94087721537520">
          <text:insertion>
            <office:change-info>
              <dc:creator>Autoria desconeguda</dc:creator>
              <dc:date>2017-10-03T09:37:25</dc:date>
            </office:change-info>
          </text:insertion>
        </text:changed-region>
        <text:changed-region xml:id="ct94087721537840" text:id="ct94087721537840">
          <text:insertion>
            <office:change-info>
              <dc:creator>Autoria desconeguda</dc:creator>
              <dc:date>2017-10-03T09:36:52</dc:date>
            </office:change-info>
          </text:insertion>
        </text:changed-region>
        <text:changed-region xml:id="ct94087721543456" text:id="ct94087721543456">
          <text:deletion>
            <office:change-info>
              <dc:creator>Autoria desconeguda</dc:creator>
              <dc:date>2017-10-06T08:13:39</dc:date>
            </office:change-info>
            <text:h text:style-name="P39" text:outline-level="2">InformacioItem</text:h>
          </text:deletion>
        </text:changed-region>
        <text:changed-region xml:id="ct94087721543680" text:id="ct94087721543680">
          <text:insertion>
            <office:change-info>
              <dc:creator>Autoria desconeguda</dc:creator>
              <dc:date>2017-10-06T08:13:39</dc:date>
            </office:change-info>
          </text:insertion>
        </text:changed-region>
        <text:changed-region xml:id="ct94087721543904" text:id="ct94087721543904">
          <text:deletion>
            <office:change-info>
              <dc:creator>Autoria desconeguda</dc:creator>
              <dc:date>2017-10-06T09:25:03</dc:date>
            </office:change-info>
            <text:h text:style-name="Heading_20_2" text:outline-level="2"/>
            <text:p text:style-name="P40"/>
          </text:deletion>
        </text:changed-region>
        <text:changed-region xml:id="ct94087720814752" text:id="ct94087720814752">
          <text:deletion>
            <office:change-info>
              <dc:creator>Autoria desconeguda</dc:creator>
              <dc:date>2017-10-06T08:13:26</dc:date>
            </office:change-info>
            <text:p text:style-name="P41">InformacioItem</text:p>
          </text:deletion>
        </text:changed-region>
        <text:changed-region xml:id="ct94087721544832" text:id="ct94087721544832">
          <text:insertion>
            <office:change-info>
              <dc:creator>Autoria desconeguda</dc:creator>
              <dc:date>2017-10-06T08:13:26</dc:date>
            </office:change-info>
          </text:insertion>
        </text:changed-region>
        <text:changed-region xml:id="ct94087721545984" text:id="ct94087721545984">
          <text:deletion>
            <office:change-info>
              <dc:creator>Autoria desconeguda</dc:creator>
              <dc:date>2017-10-03T10:33:04</dc:date>
            </office:change-info>
            <text:p text:style-name="P42">Objecte que representa</text:p>
          </text:deletion>
        </text:changed-region>
        <text:changed-region xml:id="ct94087721546208" text:id="ct94087721546208">
          <text:insertion>
            <office:change-info>
              <dc:creator>Autoria desconeguda</dc:creator>
              <dc:date>2017-10-03T10:33:04</dc:date>
            </office:change-info>
          </text:insertion>
        </text:changed-region>
        <text:changed-region xml:id="ct94087721546432" text:id="ct94087721546432">
          <text:deletion>
            <office:change-info>
              <dc:creator>Autoria desconeguda</dc:creator>
              <dc:date>2017-10-03T10:33:11</dc:date>
            </office:change-info>
            <text:p text:style-name="P42">genèric de l’arxiu</text:p>
          </text:deletion>
        </text:changed-region>
        <text:changed-region xml:id="ct94087721546656" text:id="ct94087721546656">
          <text:insertion>
            <office:change-info>
              <dc:creator>Autoria desconeguda</dc:creator>
              <dc:date>2017-10-06T08:14:11</dc:date>
            </office:change-info>
          </text:insertion>
        </text:changed-region>
        <text:changed-region xml:id="ct94087721546880" text:id="ct94087721546880">
          <text:insertion>
            <office:change-info>
              <dc:creator>Autoria desconeguda</dc:creator>
              <dc:date>2017-10-06T08:14:21</dc:date>
            </office:change-info>
          </text:insertion>
        </text:changed-region>
        <text:changed-region xml:id="ct94087721547776" text:id="ct94087721547776">
          <text:deletion>
            <office:change-info>
              <dc:creator>Autoria desconeguda</dc:creator>
              <dc:date>2017-10-03T09:57:35</dc:date>
            </office:change-info>
            <text:p text:style-name="P43">ContingutTipus</text:p>
          </text:deletion>
        </text:changed-region>
        <text:changed-region xml:id="ct94087721548400" text:id="ct94087721548400">
          <text:insertion>
            <office:change-info>
              <dc:creator>Autoria desconeguda</dc:creator>
              <dc:date>2017-10-03T09:57:35</dc:date>
            </office:change-info>
          </text:insertion>
        </text:changed-region>
        <text:changed-region xml:id="ct94087721548624" text:id="ct94087721548624">
          <text:insertion>
            <office:change-info>
              <dc:creator>Autoria desconeguda</dc:creator>
              <dc:date>2017-10-03T10:04:56</dc:date>
            </office:change-info>
          </text:insertion>
        </text:changed-region>
        <text:changed-region xml:id="ct94087721548848" text:id="ct94087721548848">
          <text:deletion>
            <office:change-info>
              <dc:creator>Autoria desconeguda</dc:creator>
              <dc:date>2017-10-03T09:34:33</dc:date>
            </office:change-info>
            <text:p text:style-name="P43">t</text:p>
          </text:deletion>
        </text:changed-region>
        <text:changed-region xml:id="ct94087721549472" text:id="ct94087721549472">
          <text:insertion>
            <office:change-info>
              <dc:creator>Autoria desconeguda</dc:creator>
              <dc:date>2017-10-03T09:34:33</dc:date>
            </office:change-info>
          </text:insertion>
        </text:changed-region>
        <text:changed-region xml:id="ct94087721549696" text:id="ct94087721549696">
          <text:deletion>
            <office:change-info>
              <dc:creator>Autoria desconeguda</dc:creator>
              <dc:date>2017-10-03T09:33:53</dc:date>
            </office:change-info>
            <text:p text:style-name="P44">enumerat: </text:p>
            <text:p text:style-name="P45">expedient</text:p>
            <text:list xml:id="list3460245347" text:style-name="L2">
              <text:list-item>
                <text:p text:style-name="P46">carpeta</text:p>
              </text:list-item>
            </text:list>
            <text:p text:style-name="P44">document</text:p>
          </text:deletion>
        </text:changed-region>
        <text:changed-region xml:id="ct94087721550160" text:id="ct94087721550160">
          <text:insertion>
            <office:change-info>
              <dc:creator>Autoria desconeguda</dc:creator>
              <dc:date>2017-10-03T10:06:03</dc:date>
            </office:change-info>
          </text:insertion>
        </text:changed-region>
        <text:changed-region xml:id="ct94087721550816" text:id="ct94087721550816">
          <text:insertion>
            <office:change-info>
              <dc:creator>Autoria desconeguda</dc:creator>
              <dc:date>2017-10-03T09:57:12</dc:date>
            </office:change-info>
          </text:insertion>
        </text:changed-region>
        <text:changed-region xml:id="ct94087721551440" text:id="ct94087721551440">
          <text:insertion>
            <office:change-info>
              <dc:creator>Autoria desconeguda</dc:creator>
              <dc:date>2017-10-03T09:33:53</dc:date>
            </office:change-info>
          </text:insertion>
        </text:changed-region>
        <text:changed-region xml:id="ct94087721551664" text:id="ct94087721551664">
          <text:insertion>
            <office:change-info>
              <dc:creator>Autoria desconeguda</dc:creator>
              <dc:date>2017-10-03T10:06:07</dc:date>
            </office:change-info>
          </text:insertion>
        </text:changed-region>
        <text:changed-region xml:id="ct94087721552080" text:id="ct94087721552080">
          <text:insertion>
            <office:change-info>
              <dc:creator>Autoria desconeguda</dc:creator>
              <dc:date>2017-10-03T09:57:28</dc:date>
            </office:change-info>
          </text:insertion>
        </text:changed-region>
        <text:changed-region xml:id="ct94087721552832" text:id="ct94087721552832">
          <text:insertion>
            <office:change-info>
              <dc:creator>Autoria desconeguda</dc:creator>
              <dc:date>2017-10-03T10:04:59</dc:date>
            </office:change-info>
          </text:insertion>
        </text:changed-region>
        <text:changed-region xml:id="ct94087721553216" text:id="ct94087721553216">
          <text:deletion>
            <office:change-info>
              <dc:creator>Autoria desconeguda</dc:creator>
              <dc:date>2017-10-06T08:14:03</dc:date>
            </office:change-info>
            <text:p text:style-name="P47"><text:s/>l’item</text:p>
          </text:deletion>
        </text:changed-region>
        <text:changed-region xml:id="ct94087721553984" text:id="ct94087721553984">
          <text:insertion>
            <office:change-info>
              <dc:creator>Autoria desconeguda</dc:creator>
              <dc:date>2017-10-06T08:14:04</dc:date>
            </office:change-info>
          </text:insertion>
        </text:changed-region>
        <text:changed-region xml:id="ct94087721555184" text:id="ct94087721555184">
          <text:insertion>
            <office:change-info>
              <dc:creator>Autoria desconeguda</dc:creator>
              <dc:date>2017-10-03T10:05:00</dc:date>
            </office:change-info>
          </text:insertion>
        </text:changed-region>
        <text:changed-region xml:id="ct94087721556736" text:id="ct94087721556736">
          <text:insertion>
            <office:change-info>
              <dc:creator>Autoria desconeguda</dc:creator>
              <dc:date>2017-10-03T10:05:07</dc:date>
            </office:change-info>
          </text:insertion>
        </text:changed-region>
        <text:changed-region xml:id="ct94087720822032" text:id="ct94087720822032">
          <text:insertion>
            <office:change-info>
              <dc:creator>Autoria desconeguda</dc:creator>
              <dc:date>2017-10-09T08:11:18</dc:date>
            </office:change-info>
          </text:insertion>
        </text:changed-region>
        <text:changed-region xml:id="ct94087720825616" text:id="ct94087720825616">
          <text:deletion>
            <office:change-info>
              <dc:creator>Autoria desconeguda</dc:creator>
              <dc:date>2017-10-06T09:25:00</dc:date>
            </office:change-info>
            <text:h text:style-name="P48" text:outline-level="2"><text:s/></text:h>
          </text:deletion>
        </text:changed-region>
        <text:changed-region xml:id="ct94087720825392" text:id="ct94087720825392">
          <text:deletion>
            <office:change-info>
              <dc:creator>Autoria desconeguda</dc:creator>
              <dc:date>2017-10-06T09:24:59</dc:date>
            </office:change-info>
            <text:h text:style-name="Heading_20_2" text:outline-level="2"/>
            <text:p text:style-name="P49"/>
          </text:deletion>
        </text:changed-region>
        <text:changed-region xml:id="ct94087721565600" text:id="ct94087721565600">
          <text:deletion>
            <office:change-info>
              <dc:creator>Autoria desconeguda</dc:creator>
              <dc:date>2017-10-03T18:01:47</dc:date>
            </office:change-info>
            <text:p text:style-name="P50">Objecte que representa un filtre per a fer consulta de continguts a l’arxiu.</text:p>
          </text:deletion>
        </text:changed-region>
        <text:changed-region xml:id="ct94087721567440" text:id="ct94087721567440">
          <text:insertion>
            <office:change-info>
              <dc:creator>Autoria desconeguda</dc:creator>
              <dc:date>2017-10-03T18:01:47</dc:date>
            </office:change-info>
          </text:insertion>
        </text:changed-region>
        <text:changed-region xml:id="ct94087721567984" text:id="ct94087721567984">
          <text:deletion>
            <office:change-info>
              <dc:creator>Autoria desconeguda</dc:creator>
              <dc:date>2017-10-04T16:15:10</dc:date>
            </office:change-info>
            <text:p text:style-name="P51">taClau</text:p>
          </text:deletion>
        </text:changed-region>
        <text:changed-region xml:id="ct94087721568608" text:id="ct94087721568608">
          <text:insertion>
            <office:change-info>
              <dc:creator>Autoria desconeguda</dc:creator>
              <dc:date>2017-10-04T16:15:10</dc:date>
            </office:change-info>
          </text:insertion>
        </text:changed-region>
        <text:changed-region xml:id="ct94087721570000" text:id="ct94087721570000">
          <text:insertion>
            <office:change-info>
              <dc:creator>Autoria desconeguda</dc:creator>
              <dc:date>2017-10-03T10:08:46</dc:date>
            </office:change-info>
          </text:insertion>
        </text:changed-region>
        <text:changed-region xml:id="ct94087721570752" text:id="ct94087721570752">
          <text:insertion>
            <office:change-info>
              <dc:creator>Autoria desconeguda</dc:creator>
              <dc:date>2017-10-03T10:08:56</dc:date>
            </office:change-info>
          </text:insertion>
        </text:changed-region>
        <text:changed-region xml:id="ct94087721571920" text:id="ct94087721571920">
          <text:insertion>
            <office:change-info>
              <dc:creator>Autoria desconeguda</dc:creator>
              <dc:date>2017-10-03T10:09:00</dc:date>
            </office:change-info>
          </text:insertion>
        </text:changed-region>
        <text:changed-region xml:id="ct94087721572144" text:id="ct94087721572144">
          <text:deletion>
            <office:change-info>
              <dc:creator>Autoria desconeguda</dc:creator>
              <dc:date>2017-10-03T10:09:04</dc:date>
            </office:change-info>
            <text:p text:style-name="P52">Igual, conté, menor, major, entre</text:p>
          </text:deletion>
        </text:changed-region>
        <text:changed-region xml:id="ct94087721575296" text:id="ct94087721575296">
          <text:deletion>
            <office:change-info>
              <dc:creator>Autoria desconeguda</dc:creator>
              <dc:date>2017-10-06T09:18:44</dc:date>
            </office:change-info>
            <text:p text:style-name="P53"/>
            <text:p text:style-name="P53"/>
          </text:deletion>
        </text:changed-region>
        <text:changed-region xml:id="ct94087721575520" text:id="ct94087721575520">
          <text:deletion>
            <office:change-info>
              <dc:creator>Autoria desconeguda</dc:creator>
              <dc:date>2017-10-06T09:24:58</dc:date>
            </office:change-info>
            <text:h text:style-name="Heading_20_2" text:outline-level="2"/>
            <text:p text:style-name="P49"/>
          </text:deletion>
        </text:changed-region>
        <text:changed-region xml:id="ct94087720846944" text:id="ct94087720846944">
          <text:deletion>
            <office:change-info>
              <dc:creator>Autoria desconeguda</dc:creator>
              <dc:date>2017-10-03T18:02:01</dc:date>
            </office:change-info>
            <text:p text:style-name="P54">Objecte que representa el resultat d’una consulta a l’arxiu.</text:p>
          </text:deletion>
        </text:changed-region>
        <text:changed-region xml:id="ct94087721578768" text:id="ct94087721578768">
          <text:insertion>
            <office:change-info>
              <dc:creator>Autoria desconeguda</dc:creator>
              <dc:date>2017-10-03T18:02:01</dc:date>
            </office:change-info>
          </text:insertion>
        </text:changed-region>
        <text:changed-region xml:id="ct94087721583984" text:id="ct94087721583984">
          <text:deletion>
            <office:change-info>
              <dc:creator>Autoria desconeguda</dc:creator>
              <dc:date>2017-10-10T09:59:16</dc:date>
            </office:change-info>
            <text:p text:style-name="P4">InformacioItem</text:p>
          </text:deletion>
        </text:changed-region>
        <text:changed-region xml:id="ct94087721585392" text:id="ct94087721585392">
          <text:insertion>
            <office:change-info>
              <dc:creator>Autoria desconeguda</dc:creator>
              <dc:date>2017-10-10T09:59:16</dc:date>
            </office:change-info>
          </text:insertion>
        </text:changed-region>
        <text:changed-region xml:id="ct94087721581360" text:id="ct94087721581360">
          <text:insertion>
            <office:change-info>
              <dc:creator>Autoria desconeguda</dc:creator>
              <dc:date>2017-10-18T16:59:59</dc:date>
            </office:change-info>
          </text:insertion>
        </text:changed-region>
        <text:changed-region xml:id="ct94087721581088" text:id="ct94087721581088">
          <text:deletion>
            <office:change-info>
              <dc:creator>Autoria desconeguda</dc:creator>
              <dc:date>2017-10-09T08:11:31</dc:date>
            </office:change-info>
            <text:h text:style-name="P55" text:outline-level="2"/>
            <text:h text:style-name="P55" text:outline-level="2"/>
          </text:deletion>
        </text:changed-region>
        <text:changed-region xml:id="ct94087721577456" text:id="ct94087721577456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087721576624" text:id="ct94087721576624">
          <text:deletion>
            <office:change-info>
              <dc:creator>Autoria desconeguda</dc:creator>
              <dc:date>2017-10-19T07:55:49</dc:date>
            </office:change-info>
            <text:h text:style-name="Heading_20_2" text:outline-level="2"/>
            <text:p text:style-name="P56"/>
          </text:deletion>
        </text:changed-region>
        <text:changed-region xml:id="ct94087721591184" text:id="ct94087721591184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087721595888" text:id="ct94087721595888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087721596112" text:id="ct94087721596112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087721596336" text:id="ct94087721596336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087721596560" text:id="ct94087721596560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087721591920" text:id="ct94087721591920">
          <text:insertion>
            <office:change-info>
              <dc:creator>Autoria desconeguda</dc:creator>
              <dc:date>2017-10-19T07:56:19</dc:date>
            </office:change-info>
          </text:insertion>
        </text:changed-region>
        <text:changed-region xml:id="ct94087721591408" text:id="ct94087721591408">
          <text:insertion>
            <office:change-info>
              <dc:creator>Autoria desconeguda</dc:creator>
              <dc:date>2017-10-19T07:56:37</dc:date>
            </office:change-info>
          </text:insertion>
        </text:changed-region>
        <text:changed-region xml:id="ct94087721596784" text:id="ct94087721596784">
          <text:insertion>
            <office:change-info>
              <dc:creator>Autoria desconeguda</dc:creator>
              <dc:date>2017-10-19T07:56:24</dc:date>
            </office:change-info>
          </text:insertion>
        </text:changed-region>
        <text:changed-region xml:id="ct94087721597168" text:id="ct94087721597168">
          <text:insertion>
            <office:change-info>
              <dc:creator>Autoria desconeguda</dc:creator>
              <dc:date>2017-10-19T07:56:38</dc:date>
            </office:change-info>
          </text:insertion>
        </text:changed-region>
        <text:changed-region xml:id="ct94087721602832" text:id="ct94087721602832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087721603424" text:id="ct94087721603424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087721603648" text:id="ct94087721603648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087721603872" text:id="ct94087721603872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087721604096" text:id="ct94087721604096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087721604800" text:id="ct94087721604800">
          <text:insertion>
            <office:change-info>
              <dc:creator>Autoria desconeguda</dc:creator>
              <dc:date>2017-10-19T07:57:34</dc:date>
            </office:change-info>
          </text:insertion>
        </text:changed-region>
        <text:changed-region xml:id="ct94087721605184" text:id="ct94087721605184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087721600656" text:id="ct94087721600656">
          <text:insertion>
            <office:change-info>
              <dc:creator>Autoria desconeguda</dc:creator>
              <dc:date>2017-10-19T07:57:36</dc:date>
            </office:change-info>
          </text:insertion>
        </text:changed-region>
        <text:changed-region xml:id="ct94087721599936" text:id="ct94087721599936">
          <text:insertion>
            <office:change-info>
              <dc:creator>Autoria desconeguda</dc:creator>
              <dc:date>2017-10-19T07:57:42</dc:date>
            </office:change-info>
          </text:insertion>
        </text:changed-region>
        <text:changed-region xml:id="ct94087721611552" text:id="ct94087721611552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087721612288" text:id="ct94087721612288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087721612512" text:id="ct94087721612512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087721612736" text:id="ct94087721612736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087721612960" text:id="ct94087721612960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087721613424" text:id="ct94087721613424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087721607696" text:id="ct94087721607696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087721615616" text:id="ct94087721615616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87721627536" text:id="ct94087721627536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87721623136" text:id="ct94087721623136">
          <text:insertion>
            <office:change-info>
              <dc:creator>Autoria desconeguda</dc:creator>
              <dc:date>2017-10-19T08:03:07</dc:date>
            </office:change-info>
          </text:insertion>
        </text:changed-region>
        <text:changed-region xml:id="ct94087721626368" text:id="ct94087721626368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87721624848" text:id="ct94087721624848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87721625072" text:id="ct94087721625072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87721625376" text:id="ct94087721625376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87721628272" text:id="ct94087721628272">
          <text:insertion>
            <office:change-info>
              <dc:creator>Autoria desconeguda</dc:creator>
              <dc:date>2017-10-19T08:03:41</dc:date>
            </office:change-info>
          </text:insertion>
        </text:changed-region>
        <text:changed-region xml:id="ct94087721628976" text:id="ct94087721628976">
          <text:insertion>
            <office:change-info>
              <dc:creator>Autoria desconeguda</dc:creator>
              <dc:date>2017-10-19T08:03:55</dc:date>
            </office:change-info>
          </text:insertion>
        </text:changed-region>
        <text:changed-region xml:id="ct94087721629200" text:id="ct94087721629200">
          <text:insertion>
            <office:change-info>
              <dc:creator>Autoria desconeguda</dc:creator>
              <dc:date>2017-10-19T08:03:44</dc:date>
            </office:change-info>
          </text:insertion>
        </text:changed-region>
        <text:changed-region xml:id="ct94087721629984" text:id="ct94087721629984">
          <text:insertion>
            <office:change-info>
              <dc:creator>Autoria desconeguda</dc:creator>
              <dc:date>2017-10-19T08:03:50</dc:date>
            </office:change-info>
          </text:insertion>
        </text:changed-region>
        <text:changed-region xml:id="ct94087721630768" text:id="ct94087721630768">
          <text:insertion>
            <office:change-info>
              <dc:creator>Autoria desconeguda</dc:creator>
              <dc:date>2017-10-19T08:04:31</dc:date>
            </office:change-info>
          </text:insertion>
        </text:changed-region>
        <text:changed-region xml:id="ct94087721631184" text:id="ct94087721631184">
          <text:insertion>
            <office:change-info>
              <dc:creator>Autoria desconeguda</dc:creator>
              <dc:date>2017-10-19T08:04:23</dc:date>
            </office:change-info>
          </text:insertion>
        </text:changed-region>
        <text:changed-region xml:id="ct94087721632064" text:id="ct94087721632064">
          <text:insertion>
            <office:change-info>
              <dc:creator>Autoria desconeguda</dc:creator>
              <dc:date>2017-10-19T08:04:33</dc:date>
            </office:change-info>
          </text:insertion>
        </text:changed-region>
        <text:changed-region xml:id="ct94087721632528" text:id="ct94087721632528">
          <text:insertion>
            <office:change-info>
              <dc:creator>Autoria desconeguda</dc:creator>
              <dc:date>2017-10-19T08:04:26</dc:date>
            </office:change-info>
          </text:insertion>
        </text:changed-region>
        <text:changed-region xml:id="ct94087721633408" text:id="ct94087721633408">
          <text:insertion>
            <office:change-info>
              <dc:creator>Autoria desconeguda</dc:creator>
              <dc:date>2017-10-19T08:04:36</dc:date>
            </office:change-info>
          </text:insertion>
        </text:changed-region>
        <text:changed-region xml:id="ct94087721633872" text:id="ct94087721633872">
          <text:insertion>
            <office:change-info>
              <dc:creator>Autoria desconeguda</dc:creator>
              <dc:date>2017-10-19T08:04:39</dc:date>
            </office:change-info>
          </text:insertion>
        </text:changed-region>
        <text:changed-region xml:id="ct94087721634752" text:id="ct94087721634752">
          <text:insertion>
            <office:change-info>
              <dc:creator>Autoria desconeguda</dc:creator>
              <dc:date>2017-10-19T08:04:45</dc:date>
            </office:change-info>
          </text:insertion>
        </text:changed-region>
        <text:changed-region xml:id="ct94087721635216" text:id="ct94087721635216">
          <text:insertion>
            <office:change-info>
              <dc:creator>Autoria desconeguda</dc:creator>
              <dc:date>2017-10-19T08:04:51</dc:date>
            </office:change-info>
          </text:insertion>
        </text:changed-region>
        <text:changed-region xml:id="ct94087720868304" text:id="ct94087720868304">
          <text:insertion>
            <office:change-info>
              <dc:creator>Autoria desconeguda</dc:creator>
              <dc:date>2017-10-19T08:04:48</dc:date>
            </office:change-info>
          </text:insertion>
        </text:changed-region>
        <text:changed-region xml:id="ct94087720871616" text:id="ct94087720871616">
          <text:insertion>
            <office:change-info>
              <dc:creator>Autoria desconeguda</dc:creator>
              <dc:date>2017-10-19T08:04:51</dc:date>
            </office:change-info>
          </text:insertion>
        </text:changed-region>
        <text:changed-region xml:id="ct94087720870880" text:id="ct94087720870880">
          <text:insertion>
            <office:change-info>
              <dc:creator>Autoria desconeguda</dc:creator>
              <dc:date>2017-10-19T08:04:55</dc:date>
            </office:change-info>
          </text:insertion>
        </text:changed-region>
        <text:changed-region xml:id="ct94087720871248" text:id="ct94087720871248">
          <text:insertion>
            <office:change-info>
              <dc:creator>Autoria desconeguda</dc:creator>
              <dc:date>2017-10-19T08:04:58</dc:date>
            </office:change-info>
          </text:insertion>
        </text:changed-region>
        <text:changed-region xml:id="ct94087720872720" text:id="ct94087720872720">
          <text:insertion>
            <office:change-info>
              <dc:creator>Autoria desconeguda</dc:creator>
              <dc:date>2017-10-19T08:05:00</dc:date>
            </office:change-info>
          </text:insertion>
        </text:changed-region>
        <text:changed-region xml:id="ct94087720870144" text:id="ct94087720870144">
          <text:insertion>
            <office:change-info>
              <dc:creator>Autoria desconeguda</dc:creator>
              <dc:date>2017-10-19T08:05:03</dc:date>
            </office:change-info>
          </text:insertion>
        </text:changed-region>
        <text:changed-region xml:id="ct94087720869408" text:id="ct94087720869408">
          <text:insertion>
            <office:change-info>
              <dc:creator>Autoria desconeguda</dc:creator>
              <dc:date>2017-10-19T08:05:06</dc:date>
            </office:change-info>
          </text:insertion>
        </text:changed-region>
        <text:changed-region xml:id="ct94087721526208" text:id="ct94087721526208">
          <text:insertion>
            <office:change-info>
              <dc:creator>Autoria desconeguda</dc:creator>
              <dc:date>2017-10-19T08:05:10</dc:date>
            </office:change-info>
          </text:insertion>
        </text:changed-region>
        <text:changed-region xml:id="ct94087721527200" text:id="ct94087721527200">
          <text:insertion>
            <office:change-info>
              <dc:creator>Autoria desconeguda</dc:creator>
              <dc:date>2017-10-19T08:05:15</dc:date>
            </office:change-info>
          </text:insertion>
        </text:changed-region>
        <text:changed-region xml:id="ct94087721625680" text:id="ct94087721625680">
          <text:insertion>
            <office:change-info>
              <dc:creator>Autoria desconeguda</dc:creator>
              <dc:date>2017-10-19T08:05:48</dc:date>
            </office:change-info>
          </text:insertion>
        </text:changed-region>
        <text:changed-region xml:id="ct94087720874928" text:id="ct94087720874928">
          <text:insertion>
            <office:change-info>
              <dc:creator>Autoria desconeguda</dc:creator>
              <dc:date>2017-10-19T08:05:17</dc:date>
            </office:change-info>
          </text:insertion>
        </text:changed-region>
        <text:changed-region xml:id="ct94087720873536" text:id="ct94087720873536">
          <text:insertion>
            <office:change-info>
              <dc:creator>Autoria desconeguda</dc:creator>
              <dc:date>2017-10-19T08:05:44</dc:date>
            </office:change-info>
          </text:insertion>
        </text:changed-region>
        <text:changed-region xml:id="ct94087721527904" text:id="ct94087721527904">
          <text:insertion>
            <office:change-info>
              <dc:creator>Autoria desconeguda</dc:creator>
              <dc:date>2017-10-19T08:05:19</dc:date>
            </office:change-info>
          </text:insertion>
        </text:changed-region>
        <text:changed-region xml:id="ct94087721640064" text:id="ct94087721640064">
          <text:insertion>
            <office:change-info>
              <dc:creator>Autoria desconeguda</dc:creator>
              <dc:date>2017-10-19T08:05:40</dc:date>
            </office:change-info>
          </text:insertion>
        </text:changed-region>
        <text:changed-region xml:id="ct94087721641056" text:id="ct94087721641056">
          <text:insertion>
            <office:change-info>
              <dc:creator>Autoria desconeguda</dc:creator>
              <dc:date>2017-10-19T08:05:21</dc:date>
            </office:change-info>
          </text:insertion>
        </text:changed-region>
        <text:changed-region xml:id="ct94087721641520" text:id="ct94087721641520">
          <text:insertion>
            <office:change-info>
              <dc:creator>Autoria desconeguda</dc:creator>
              <dc:date>2017-10-19T08:05:38</dc:date>
            </office:change-info>
          </text:insertion>
        </text:changed-region>
        <text:changed-region xml:id="ct94087721642400" text:id="ct94087721642400">
          <text:insertion>
            <office:change-info>
              <dc:creator>Autoria desconeguda</dc:creator>
              <dc:date>2017-10-19T08:05:23</dc:date>
            </office:change-info>
          </text:insertion>
        </text:changed-region>
        <text:changed-region xml:id="ct94087721642864" text:id="ct94087721642864">
          <text:insertion>
            <office:change-info>
              <dc:creator>Autoria desconeguda</dc:creator>
              <dc:date>2017-10-19T08:05:35</dc:date>
            </office:change-info>
          </text:insertion>
        </text:changed-region>
        <text:changed-region xml:id="ct94087720868752" text:id="ct94087720868752">
          <text:insertion>
            <office:change-info>
              <dc:creator>Autoria desconeguda</dc:creator>
              <dc:date>2017-10-19T08:05:25</dc:date>
            </office:change-info>
          </text:insertion>
        </text:changed-region>
        <text:changed-region xml:id="ct94087720876400" text:id="ct94087720876400">
          <text:insertion>
            <office:change-info>
              <dc:creator>Autoria desconeguda</dc:creator>
              <dc:date>2017-10-19T08:05:33</dc:date>
            </office:change-info>
          </text:insertion>
        </text:changed-region>
        <text:changed-region xml:id="ct94087720876848" text:id="ct94087720876848">
          <text:insertion>
            <office:change-info>
              <dc:creator>Autoria desconeguda</dc:creator>
              <dc:date>2017-10-19T08:05:28</dc:date>
            </office:change-info>
          </text:insertion>
        </text:changed-region>
        <text:changed-region xml:id="ct94087721643696" text:id="ct94087721643696">
          <text:insertion>
            <office:change-info>
              <dc:creator>Autoria desconeguda</dc:creator>
              <dc:date>2017-10-19T08:05:32</dc:date>
            </office:change-info>
          </text:insertion>
        </text:changed-region>
        <text:changed-region xml:id="ct94087721644592" text:id="ct94087721644592">
          <text:insertion>
            <office:change-info>
              <dc:creator>Autoria desconeguda</dc:creator>
              <dc:date>2017-10-19T08:05:58</dc:date>
            </office:change-info>
          </text:insertion>
        </text:changed-region>
        <text:changed-region xml:id="ct94087721645056" text:id="ct94087721645056">
          <text:insertion>
            <office:change-info>
              <dc:creator>Autoria desconeguda</dc:creator>
              <dc:date>2017-10-19T08:06:45</dc:date>
            </office:change-info>
          </text:insertion>
        </text:changed-region>
        <text:changed-region xml:id="ct94087721645936" text:id="ct94087721645936">
          <text:insertion>
            <office:change-info>
              <dc:creator>Autoria desconeguda</dc:creator>
              <dc:date>2017-10-19T08:06:03</dc:date>
            </office:change-info>
          </text:insertion>
        </text:changed-region>
        <text:changed-region xml:id="ct94087721646400" text:id="ct94087721646400">
          <text:insertion>
            <office:change-info>
              <dc:creator>Autoria desconeguda</dc:creator>
              <dc:date>2017-10-19T08:06:46</dc:date>
            </office:change-info>
          </text:insertion>
        </text:changed-region>
        <text:changed-region xml:id="ct94087721647280" text:id="ct94087721647280">
          <text:insertion>
            <office:change-info>
              <dc:creator>Autoria desconeguda</dc:creator>
              <dc:date>2017-10-19T08:06:04</dc:date>
            </office:change-info>
          </text:insertion>
        </text:changed-region>
        <text:changed-region xml:id="ct94087721647744" text:id="ct94087721647744">
          <text:insertion>
            <office:change-info>
              <dc:creator>Autoria desconeguda</dc:creator>
              <dc:date>2017-10-19T08:06:48</dc:date>
            </office:change-info>
          </text:insertion>
        </text:changed-region>
        <text:changed-region xml:id="ct94087720880448" text:id="ct94087720880448">
          <text:insertion>
            <office:change-info>
              <dc:creator>Autoria desconeguda</dc:creator>
              <dc:date>2017-10-19T08:06:06</dc:date>
            </office:change-info>
          </text:insertion>
        </text:changed-region>
        <text:changed-region xml:id="ct94087720881920" text:id="ct94087720881920">
          <text:insertion>
            <office:change-info>
              <dc:creator>Autoria desconeguda</dc:creator>
              <dc:date>2017-10-19T08:06:50</dc:date>
            </office:change-info>
          </text:insertion>
        </text:changed-region>
        <text:changed-region xml:id="ct94087720881264" text:id="ct94087720881264">
          <text:insertion>
            <office:change-info>
              <dc:creator>Autoria desconeguda</dc:creator>
              <dc:date>2017-10-19T08:06:09</dc:date>
            </office:change-info>
          </text:insertion>
        </text:changed-region>
        <text:changed-region xml:id="ct94087721648560" text:id="ct94087721648560">
          <text:insertion>
            <office:change-info>
              <dc:creator>Autoria desconeguda</dc:creator>
              <dc:date>2017-10-19T08:06:53</dc:date>
            </office:change-info>
          </text:insertion>
        </text:changed-region>
        <text:changed-region xml:id="ct94087720878320" text:id="ct94087720878320">
          <text:insertion>
            <office:change-info>
              <dc:creator>Autoria desconeguda</dc:creator>
              <dc:date>2017-10-19T08:06:11</dc:date>
            </office:change-info>
          </text:insertion>
        </text:changed-region>
        <text:changed-region xml:id="ct94087721649120" text:id="ct94087721649120">
          <text:insertion>
            <office:change-info>
              <dc:creator>Autoria desconeguda</dc:creator>
              <dc:date>2017-10-19T08:06:55</dc:date>
            </office:change-info>
          </text:insertion>
        </text:changed-region>
        <text:changed-region xml:id="ct94087721649904" text:id="ct94087721649904">
          <text:insertion>
            <office:change-info>
              <dc:creator>Autoria desconeguda</dc:creator>
              <dc:date>2017-10-19T08:06:16</dc:date>
            </office:change-info>
          </text:insertion>
        </text:changed-region>
        <text:changed-region xml:id="ct94087721650288" text:id="ct94087721650288">
          <text:insertion>
            <office:change-info>
              <dc:creator>Autoria desconeguda</dc:creator>
              <dc:date>2017-10-19T08:06:58</dc:date>
            </office:change-info>
          </text:insertion>
        </text:changed-region>
        <text:changed-region xml:id="ct94087721651120" text:id="ct94087721651120">
          <text:insertion>
            <office:change-info>
              <dc:creator>Autoria desconeguda</dc:creator>
              <dc:date>2017-10-19T08:06:18</dc:date>
            </office:change-info>
          </text:insertion>
        </text:changed-region>
        <text:changed-region xml:id="ct94087721651584" text:id="ct94087721651584">
          <text:insertion>
            <office:change-info>
              <dc:creator>Autoria desconeguda</dc:creator>
              <dc:date>2017-10-19T08:07:02</dc:date>
            </office:change-info>
          </text:insertion>
        </text:changed-region>
        <text:changed-region xml:id="ct94087721652464" text:id="ct94087721652464">
          <text:insertion>
            <office:change-info>
              <dc:creator>Autoria desconeguda</dc:creator>
              <dc:date>2017-10-19T08:06:20</dc:date>
            </office:change-info>
          </text:insertion>
        </text:changed-region>
        <text:changed-region xml:id="ct94087721652928" text:id="ct94087721652928">
          <text:insertion>
            <office:change-info>
              <dc:creator>Autoria desconeguda</dc:creator>
              <dc:date>2017-10-19T08:07:32</dc:date>
            </office:change-info>
          </text:insertion>
        </text:changed-region>
        <text:changed-region xml:id="ct94087721653808" text:id="ct94087721653808">
          <text:insertion>
            <office:change-info>
              <dc:creator>Autoria desconeguda</dc:creator>
              <dc:date>2017-10-19T08:06:23</dc:date>
            </office:change-info>
          </text:insertion>
        </text:changed-region>
        <text:changed-region xml:id="ct94087721654272" text:id="ct94087721654272">
          <text:insertion>
            <office:change-info>
              <dc:creator>Autoria desconeguda</dc:creator>
              <dc:date>2017-10-19T08:07:28</dc:date>
            </office:change-info>
          </text:insertion>
        </text:changed-region>
        <text:changed-region xml:id="ct94087720881632" text:id="ct94087720881632">
          <text:insertion>
            <office:change-info>
              <dc:creator>Autoria desconeguda</dc:creator>
              <dc:date>2017-10-19T08:06:28</dc:date>
            </office:change-info>
          </text:insertion>
        </text:changed-region>
        <text:changed-region xml:id="ct94087720879056" text:id="ct94087720879056">
          <text:insertion>
            <office:change-info>
              <dc:creator>Autoria desconeguda</dc:creator>
              <dc:date>2017-10-19T08:07:25</dc:date>
            </office:change-info>
          </text:insertion>
        </text:changed-region>
        <text:changed-region xml:id="ct94087720887072" text:id="ct94087720887072">
          <text:insertion>
            <office:change-info>
              <dc:creator>Autoria desconeguda</dc:creator>
              <dc:date>2017-10-19T08:06:31</dc:date>
            </office:change-info>
          </text:insertion>
        </text:changed-region>
        <text:changed-region xml:id="ct94087720885600" text:id="ct94087720885600">
          <text:insertion>
            <office:change-info>
              <dc:creator>Autoria desconeguda</dc:creator>
              <dc:date>2017-10-19T08:07:22</dc:date>
            </office:change-info>
          </text:insertion>
        </text:changed-region>
        <text:changed-region xml:id="ct94087721655344" text:id="ct94087721655344">
          <text:insertion>
            <office:change-info>
              <dc:creator>Autoria desconeguda</dc:creator>
              <dc:date>2017-10-19T08:07:14</dc:date>
            </office:change-info>
          </text:insertion>
        </text:changed-region>
        <text:changed-region xml:id="ct94087721655808" text:id="ct94087721655808">
          <text:insertion>
            <office:change-info>
              <dc:creator>Autoria desconeguda</dc:creator>
              <dc:date>2017-10-19T08:07:19</dc:date>
            </office:change-info>
          </text:insertion>
        </text:changed-region>
        <text:changed-region xml:id="ct94087721656688" text:id="ct94087721656688">
          <text:insertion>
            <office:change-info>
              <dc:creator>Autoria desconeguda</dc:creator>
              <dc:date>2017-10-19T08:07:16</dc:date>
            </office:change-info>
          </text:insertion>
        </text:changed-region>
        <text:changed-region xml:id="ct94087721657152" text:id="ct94087721657152">
          <text:insertion>
            <office:change-info>
              <dc:creator>Autoria desconeguda</dc:creator>
              <dc:date>2017-10-19T08:07:17</dc:date>
            </office:change-info>
          </text:insertion>
        </text:changed-region>
        <text:changed-region xml:id="ct94087720877216" text:id="ct94087720877216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87720884208" text:id="ct94087720884208">
          <text:insertion>
            <office:change-info>
              <dc:creator>Autoria desconeguda</dc:creator>
              <dc:date>2017-10-19T08:08:34</dc:date>
            </office:change-info>
          </text:insertion>
        </text:changed-region>
        <text:changed-region xml:id="ct94087720879424" text:id="ct9408772087942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87720869120" text:id="ct94087720869120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87721648000" text:id="ct94087721648000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87721640288" text:id="ct94087721640288">
          <text:insertion>
            <office:change-info>
              <dc:creator>Autoria desconeguda</dc:creator>
              <dc:date>2017-10-19T08:09:00</dc:date>
            </office:change-info>
          </text:insertion>
        </text:changed-region>
        <text:changed-region xml:id="ct94087721527424" text:id="ct94087721527424">
          <text:insertion>
            <office:change-info>
              <dc:creator>Autoria desconeguda</dc:creator>
              <dc:date>2017-10-19T08:09:02</dc:date>
            </office:change-info>
          </text:insertion>
        </text:changed-region>
        <text:changed-region xml:id="ct94087721526432" text:id="ct94087721526432">
          <text:insertion>
            <office:change-info>
              <dc:creator>Autoria desconeguda</dc:creator>
              <dc:date>2017-10-19T08:09:06</dc:date>
            </office:change-info>
          </text:insertion>
        </text:changed-region>
        <text:changed-region xml:id="ct94087721635472" text:id="ct94087721635472">
          <text:insertion>
            <office:change-info>
              <dc:creator>Autoria desconeguda</dc:creator>
              <dc:date>2017-10-19T08:09:06</dc:date>
            </office:change-info>
          </text:insertion>
        </text:changed-region>
        <text:changed-region xml:id="ct94087721617856" text:id="ct94087721617856">
          <text:insertion>
            <office:change-info>
              <dc:creator>Autoria desconeguda</dc:creator>
              <dc:date>2017-10-19T08:09:09</dc:date>
            </office:change-info>
          </text:insertion>
        </text:changed-region>
        <text:changed-region xml:id="ct94087721649344" text:id="ct94087721649344">
          <text:insertion>
            <office:change-info>
              <dc:creator>Autoria desconeguda</dc:creator>
              <dc:date>2017-10-19T08:09:10</dc:date>
            </office:change-info>
          </text:insertion>
        </text:changed-region>
        <text:changed-region xml:id="ct94087720885312" text:id="ct94087720885312">
          <text:insertion>
            <office:change-info>
              <dc:creator>Autoria desconeguda</dc:creator>
              <dc:date>2017-10-19T08:09:11</dc:date>
            </office:change-info>
          </text:insertion>
        </text:changed-region>
        <text:changed-region xml:id="ct94087720886784" text:id="ct94087720886784">
          <text:insertion>
            <office:change-info>
              <dc:creator>Autoria desconeguda</dc:creator>
              <dc:date>2017-10-19T08:09:12</dc:date>
            </office:change-info>
          </text:insertion>
        </text:changed-region>
        <text:changed-region xml:id="ct94087721630208" text:id="ct94087721630208">
          <text:insertion>
            <office:change-info>
              <dc:creator>Autoria desconeguda</dc:creator>
              <dc:date>2017-10-19T08:09:14</dc:date>
            </office:change-info>
          </text:insertion>
        </text:changed-region>
        <text:changed-region xml:id="ct94087720893392" text:id="ct94087720893392">
          <text:insertion>
            <office:change-info>
              <dc:creator>Autoria desconeguda</dc:creator>
              <dc:date>2017-10-19T08:09:15</dc:date>
            </office:change-info>
          </text:insertion>
        </text:changed-region>
        <text:changed-region xml:id="ct94087721641776" text:id="ct94087721641776">
          <text:insertion>
            <office:change-info>
              <dc:creator>Autoria desconeguda</dc:creator>
              <dc:date>2017-10-19T08:09:17</dc:date>
            </office:change-info>
          </text:insertion>
        </text:changed-region>
        <text:changed-region xml:id="ct94087721634128" text:id="ct94087721634128">
          <text:insertion>
            <office:change-info>
              <dc:creator>Autoria desconeguda</dc:creator>
              <dc:date>2017-10-19T08:09:18</dc:date>
            </office:change-info>
          </text:insertion>
        </text:changed-region>
        <text:changed-region xml:id="ct94087721631440" text:id="ct94087721631440">
          <text:insertion>
            <office:change-info>
              <dc:creator>Autoria desconeguda</dc:creator>
              <dc:date>2017-10-19T08:09:21</dc:date>
            </office:change-info>
          </text:insertion>
        </text:changed-region>
        <text:changed-region xml:id="ct94087721627984" text:id="ct94087721627984">
          <text:insertion>
            <office:change-info>
              <dc:creator>Autoria desconeguda</dc:creator>
              <dc:date>2017-10-19T08:10:10</dc:date>
            </office:change-info>
          </text:insertion>
        </text:changed-region>
        <text:changed-region xml:id="ct94087721643920" text:id="ct94087721643920">
          <text:insertion>
            <office:change-info>
              <dc:creator>Autoria desconeguda</dc:creator>
              <dc:date>2017-10-19T08:09:34</dc:date>
            </office:change-info>
          </text:insertion>
        </text:changed-region>
        <text:changed-region xml:id="ct94087720875296" text:id="ct94087720875296">
          <text:insertion>
            <office:change-info>
              <dc:creator>Autoria desconeguda</dc:creator>
              <dc:date>2017-10-19T08:09:23</dc:date>
            </office:change-info>
          </text:insertion>
        </text:changed-region>
        <text:changed-region xml:id="ct94087720877952" text:id="ct94087720877952">
          <text:insertion>
            <office:change-info>
              <dc:creator>Autoria desconeguda</dc:creator>
              <dc:date>2017-10-19T08:10:20</dc:date>
            </office:change-info>
          </text:insertion>
        </text:changed-region>
        <text:changed-region xml:id="ct94087720896640" text:id="ct94087720896640">
          <text:insertion>
            <office:change-info>
              <dc:creator>Autoria desconeguda</dc:creator>
              <dc:date>2017-10-19T08:09:37</dc:date>
            </office:change-info>
          </text:insertion>
        </text:changed-region>
        <text:changed-region xml:id="ct94087720895904" text:id="ct94087720895904">
          <text:insertion>
            <office:change-info>
              <dc:creator>Autoria desconeguda</dc:creator>
              <dc:date>2017-10-19T08:09:49</dc:date>
            </office:change-info>
          </text:insertion>
        </text:changed-region>
        <text:changed-region xml:id="ct94087720875664" text:id="ct94087720875664">
          <text:insertion>
            <office:change-info>
              <dc:creator>Autoria desconeguda</dc:creator>
              <dc:date>2017-10-19T08:09:55</dc:date>
            </office:change-info>
          </text:insertion>
        </text:changed-region>
        <text:changed-region xml:id="ct94087720896272" text:id="ct94087720896272">
          <text:insertion>
            <office:change-info>
              <dc:creator>Autoria desconeguda</dc:creator>
              <dc:date>2017-10-19T08:10:41</dc:date>
            </office:change-info>
          </text:insertion>
        </text:changed-region>
        <text:changed-region xml:id="ct94087721670688" text:id="ct94087721670688">
          <text:insertion>
            <office:change-info>
              <dc:creator>Autoria desconeguda</dc:creator>
              <dc:date>2017-10-19T08:10:41</dc:date>
            </office:change-info>
          </text:insertion>
        </text:changed-region>
        <text:changed-region xml:id="ct94087720883104" text:id="ct94087720883104">
          <text:insertion>
            <office:change-info>
              <dc:creator>Autoria desconeguda</dc:creator>
              <dc:date>2017-10-19T08:10:44</dc:date>
            </office:change-info>
          </text:insertion>
        </text:changed-region>
        <text:changed-region xml:id="ct94087720898112" text:id="ct94087720898112">
          <text:insertion>
            <office:change-info>
              <dc:creator>Autoria desconeguda</dc:creator>
              <dc:date>2017-10-19T08:10:45</dc:date>
            </office:change-info>
          </text:insertion>
        </text:changed-region>
        <text:changed-region xml:id="ct94087721672864" text:id="ct94087721672864">
          <text:insertion>
            <office:change-info>
              <dc:creator>Autoria desconeguda</dc:creator>
              <dc:date>2017-10-19T08:10:47</dc:date>
            </office:change-info>
          </text:insertion>
        </text:changed-region>
        <text:changed-region xml:id="ct94087721673248" text:id="ct94087721673248">
          <text:insertion>
            <office:change-info>
              <dc:creator>Autoria desconeguda</dc:creator>
              <dc:date>2017-10-19T08:10:48</dc:date>
            </office:change-info>
          </text:insertion>
        </text:changed-region>
        <text:changed-region xml:id="ct94087721673952" text:id="ct94087721673952">
          <text:insertion>
            <office:change-info>
              <dc:creator>Autoria desconeguda</dc:creator>
              <dc:date>2017-10-19T08:10:50</dc:date>
            </office:change-info>
          </text:insertion>
        </text:changed-region>
        <text:changed-region xml:id="ct94087721674336" text:id="ct94087721674336">
          <text:insertion>
            <office:change-info>
              <dc:creator>Autoria desconeguda</dc:creator>
              <dc:date>2017-10-19T08:10:51</dc:date>
            </office:change-info>
          </text:insertion>
        </text:changed-region>
        <text:changed-region xml:id="ct94087721675856" text:id="ct94087721675856">
          <text:insertion>
            <office:change-info>
              <dc:creator>Autoria desconeguda</dc:creator>
              <dc:date>2017-10-19T08:10:55</dc:date>
            </office:change-info>
          </text:insertion>
        </text:changed-region>
        <text:changed-region xml:id="ct94087721676560" text:id="ct94087721676560">
          <text:insertion>
            <office:change-info>
              <dc:creator>Autoria desconeguda</dc:creator>
              <dc:date>2017-10-19T08:10:58</dc:date>
            </office:change-info>
          </text:insertion>
        </text:changed-region>
        <text:changed-region xml:id="ct94087721676976" text:id="ct94087721676976">
          <text:insertion>
            <office:change-info>
              <dc:creator>Autoria desconeguda</dc:creator>
              <dc:date>2017-10-19T08:10:59</dc:date>
            </office:change-info>
          </text:insertion>
        </text:changed-region>
        <text:changed-region xml:id="ct94087721677392" text:id="ct94087721677392">
          <text:insertion>
            <office:change-info>
              <dc:creator>Autoria desconeguda</dc:creator>
              <dc:date>2017-10-19T08:11:03</dc:date>
            </office:change-info>
          </text:insertion>
        </text:changed-region>
        <text:changed-region xml:id="ct94087721678016" text:id="ct94087721678016">
          <text:insertion>
            <office:change-info>
              <dc:creator>Autoria desconeguda</dc:creator>
              <dc:date>2017-10-19T08:11:14</dc:date>
            </office:change-info>
          </text:insertion>
        </text:changed-region>
        <text:changed-region xml:id="ct94087721678432" text:id="ct94087721678432">
          <text:insertion>
            <office:change-info>
              <dc:creator>Autoria desconeguda</dc:creator>
              <dc:date>2017-10-19T08:11:14</dc:date>
            </office:change-info>
          </text:insertion>
        </text:changed-region>
        <text:changed-region xml:id="ct94087720897456" text:id="ct94087720897456">
          <text:insertion>
            <office:change-info>
              <dc:creator>Autoria desconeguda</dc:creator>
              <dc:date>2017-10-19T08:11:19</dc:date>
            </office:change-info>
          </text:insertion>
        </text:changed-region>
        <text:changed-region xml:id="ct94087720901856" text:id="ct94087720901856">
          <text:insertion>
            <office:change-info>
              <dc:creator>Autoria desconeguda</dc:creator>
              <dc:date>2017-10-19T08:11:19</dc:date>
            </office:change-info>
          </text:insertion>
        </text:changed-region>
        <text:changed-region xml:id="ct94087720902528" text:id="ct94087720902528">
          <text:insertion>
            <office:change-info>
              <dc:creator>Autoria desconeguda</dc:creator>
              <dc:date>2017-10-19T08:11:22</dc:date>
            </office:change-info>
          </text:insertion>
        </text:changed-region>
        <text:changed-region xml:id="ct94087721678688" text:id="ct94087721678688">
          <text:insertion>
            <office:change-info>
              <dc:creator>Autoria desconeguda</dc:creator>
              <dc:date>2017-10-19T08:11:30</dc:date>
            </office:change-info>
          </text:insertion>
        </text:changed-region>
        <text:changed-region xml:id="ct94087721679152" text:id="ct94087721679152">
          <text:insertion>
            <office:change-info>
              <dc:creator>Autoria desconeguda</dc:creator>
              <dc:date>2017-10-19T08:11:31</dc:date>
            </office:change-info>
          </text:insertion>
        </text:changed-region>
        <text:changed-region xml:id="ct94087721679888" text:id="ct94087721679888">
          <text:insertion>
            <office:change-info>
              <dc:creator>Autoria desconeguda</dc:creator>
              <dc:date>2017-10-19T08:11:34</dc:date>
            </office:change-info>
          </text:insertion>
        </text:changed-region>
        <text:changed-region xml:id="ct94087721680304" text:id="ct94087721680304">
          <text:insertion>
            <office:change-info>
              <dc:creator>Autoria desconeguda</dc:creator>
              <dc:date>2017-10-19T08:11:34</dc:date>
            </office:change-info>
          </text:insertion>
        </text:changed-region>
        <text:changed-region xml:id="ct94087721681184" text:id="ct94087721681184">
          <text:insertion>
            <office:change-info>
              <dc:creator>Autoria desconeguda</dc:creator>
              <dc:date>2017-10-19T08:11:36</dc:date>
            </office:change-info>
          </text:insertion>
        </text:changed-region>
        <text:changed-region xml:id="ct94087721681648" text:id="ct94087721681648">
          <text:insertion>
            <office:change-info>
              <dc:creator>Autoria desconeguda</dc:creator>
              <dc:date>2017-10-19T08:11:37</dc:date>
            </office:change-info>
          </text:insertion>
        </text:changed-region>
        <text:changed-region xml:id="ct94087721682528" text:id="ct94087721682528">
          <text:insertion>
            <office:change-info>
              <dc:creator>Autoria desconeguda</dc:creator>
              <dc:date>2017-10-19T08:11:39</dc:date>
            </office:change-info>
          </text:insertion>
        </text:changed-region>
        <text:changed-region xml:id="ct94087720900768" text:id="ct94087720900768">
          <text:insertion>
            <office:change-info>
              <dc:creator>Autoria desconeguda</dc:creator>
              <dc:date>2017-10-19T08:11:40</dc:date>
            </office:change-info>
          </text:insertion>
        </text:changed-region>
        <text:changed-region xml:id="ct94087720906272" text:id="ct94087720906272">
          <text:insertion>
            <office:change-info>
              <dc:creator>Autoria desconeguda</dc:creator>
              <dc:date>2017-10-19T08:11:42</dc:date>
            </office:change-info>
          </text:insertion>
        </text:changed-region>
        <text:changed-region xml:id="ct94087720904368" text:id="ct94087720904368">
          <text:insertion>
            <office:change-info>
              <dc:creator>Autoria desconeguda</dc:creator>
              <dc:date>2017-10-19T08:11:43</dc:date>
            </office:change-info>
          </text:insertion>
        </text:changed-region>
        <text:changed-region xml:id="ct94087720902240" text:id="ct94087720902240">
          <text:insertion>
            <office:change-info>
              <dc:creator>Autoria desconeguda</dc:creator>
              <dc:date>2017-10-19T08:11:46</dc:date>
            </office:change-info>
          </text:insertion>
        </text:changed-region>
        <text:changed-region xml:id="ct94087720906944" text:id="ct94087720906944">
          <text:insertion>
            <office:change-info>
              <dc:creator>Autoria desconeguda</dc:creator>
              <dc:date>2017-10-19T08:11:47</dc:date>
            </office:change-info>
          </text:insertion>
        </text:changed-region>
        <text:changed-region xml:id="ct94087721683520" text:id="ct94087721683520">
          <text:insertion>
            <office:change-info>
              <dc:creator>Autoria desconeguda</dc:creator>
              <dc:date>2017-10-19T08:11:52</dc:date>
            </office:change-info>
          </text:insertion>
        </text:changed-region>
        <text:changed-region xml:id="ct94087721684080" text:id="ct94087721684080">
          <text:insertion>
            <office:change-info>
              <dc:creator>Autoria desconeguda</dc:creator>
              <dc:date>2017-10-19T08:11:52</dc:date>
            </office:change-info>
          </text:insertion>
        </text:changed-region>
        <text:changed-region xml:id="ct94087721684624" text:id="ct94087721684624">
          <text:insertion>
            <office:change-info>
              <dc:creator>Autoria desconeguda</dc:creator>
              <dc:date>2017-10-19T08:11:55</dc:date>
            </office:change-info>
          </text:insertion>
        </text:changed-region>
        <text:changed-region xml:id="ct94087721685344" text:id="ct94087721685344">
          <text:insertion>
            <office:change-info>
              <dc:creator>Autoria desconeguda</dc:creator>
              <dc:date>2017-10-19T08:11:57</dc:date>
            </office:change-info>
          </text:insertion>
        </text:changed-region>
        <text:changed-region xml:id="ct94087721685808" text:id="ct94087721685808">
          <text:insertion>
            <office:change-info>
              <dc:creator>Autoria desconeguda</dc:creator>
              <dc:date>2017-10-19T08:11:58</dc:date>
            </office:change-info>
          </text:insertion>
        </text:changed-region>
        <text:changed-region xml:id="ct94087721686368" text:id="ct94087721686368">
          <text:insertion>
            <office:change-info>
              <dc:creator>Autoria desconeguda</dc:creator>
              <dc:date>2017-10-19T08:12:11</dc:date>
            </office:change-info>
          </text:insertion>
        </text:changed-region>
        <text:changed-region xml:id="ct94087720894144" text:id="ct94087720894144">
          <text:insertion>
            <office:change-info>
              <dc:creator>Autoria desconeguda</dc:creator>
              <dc:date>2017-10-19T08:12:00</dc:date>
            </office:change-info>
          </text:insertion>
        </text:changed-region>
        <text:changed-region xml:id="ct94087720910256" text:id="ct94087720910256">
          <text:insertion>
            <office:change-info>
              <dc:creator>Autoria desconeguda</dc:creator>
              <dc:date>2017-10-19T08:12:00</dc:date>
            </office:change-info>
          </text:insertion>
        </text:changed-region>
        <text:changed-region xml:id="ct94087720910688" text:id="ct94087720910688">
          <text:insertion>
            <office:change-info>
              <dc:creator>Autoria desconeguda</dc:creator>
              <dc:date>2017-10-19T08:12:08</dc:date>
            </office:change-info>
          </text:insertion>
        </text:changed-region>
        <text:changed-region xml:id="ct94087720910992" text:id="ct94087720910992">
          <text:insertion>
            <office:change-info>
              <dc:creator>Autoria desconeguda</dc:creator>
              <dc:date>2017-10-19T08:12:03</dc:date>
            </office:change-info>
          </text:insertion>
        </text:changed-region>
        <text:changed-region xml:id="ct94087720909600" text:id="ct94087720909600">
          <text:insertion>
            <office:change-info>
              <dc:creator>Autoria desconeguda</dc:creator>
              <dc:date>2017-10-19T08:12:03</dc:date>
            </office:change-info>
          </text:insertion>
        </text:changed-region>
        <text:changed-region xml:id="ct94087721686832" text:id="ct94087721686832">
          <text:insertion>
            <office:change-info>
              <dc:creator>Autoria desconeguda</dc:creator>
              <dc:date>2017-10-19T08:12:05</dc:date>
            </office:change-info>
          </text:insertion>
        </text:changed-region>
        <text:changed-region xml:id="ct94087721699264" text:id="ct9408772169926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87721699984" text:id="ct94087721699984">
          <text:insertion>
            <office:change-info>
              <dc:creator>Autoria desconeguda</dc:creator>
              <dc:date>2017-10-19T08:13:01</dc:date>
            </office:change-info>
          </text:insertion>
        </text:changed-region>
        <text:changed-region xml:id="ct94087721700208" text:id="ct94087721700208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87721700432" text:id="ct94087721700432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87721700656" text:id="ct94087721700656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87721700880" text:id="ct94087721700880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087721701104" text:id="ct94087721701104">
          <text:insertion>
            <office:change-info>
              <dc:creator>Autoria desconeguda</dc:creator>
              <dc:date>2017-10-19T08:15:07</dc:date>
            </office:change-info>
          </text:insertion>
        </text:changed-region>
        <text:changed-region xml:id="ct94087721701328" text:id="ct94087721701328">
          <text:insertion>
            <office:change-info>
              <dc:creator>Autoria desconeguda</dc:creator>
              <dc:date>2017-10-19T08:15:30</dc:date>
            </office:change-info>
          </text:insertion>
        </text:changed-region>
        <text:changed-region xml:id="ct94087721701552" text:id="ct94087721701552">
          <text:insertion>
            <office:change-info>
              <dc:creator>Autoria desconeguda</dc:creator>
              <dc:date>2017-10-19T08:16:59</dc:date>
            </office:change-info>
          </text:insertion>
        </text:changed-region>
        <text:changed-region xml:id="ct94087720899952" text:id="ct94087720899952">
          <text:insertion>
            <office:change-info>
              <dc:creator>Autoria desconeguda</dc:creator>
              <dc:date>2017-10-19T08:17:16</dc:date>
            </office:change-info>
          </text:insertion>
        </text:changed-region>
        <text:changed-region xml:id="ct94087720906656" text:id="ct94087720906656">
          <text:insertion>
            <office:change-info>
              <dc:creator>Autoria desconeguda</dc:creator>
              <dc:date>2017-10-19T08:15:09</dc:date>
            </office:change-info>
          </text:insertion>
        </text:changed-region>
        <text:changed-region xml:id="ct94087720908496" text:id="ct94087720908496">
          <text:insertion>
            <office:change-info>
              <dc:creator>Autoria desconeguda</dc:creator>
              <dc:date>2017-10-19T08:15:29</dc:date>
            </office:change-info>
          </text:insertion>
        </text:changed-region>
        <text:changed-region xml:id="ct94087720901136" text:id="ct94087720901136">
          <text:insertion>
            <office:change-info>
              <dc:creator>Autoria desconeguda</dc:creator>
              <dc:date>2017-10-19T08:16:57</dc:date>
            </office:change-info>
          </text:insertion>
        </text:changed-region>
        <text:changed-region xml:id="ct94087720912176" text:id="ct94087720912176">
          <text:insertion>
            <office:change-info>
              <dc:creator>Autoria desconeguda</dc:creator>
              <dc:date>2017-10-19T08:17:18</dc:date>
            </office:change-info>
          </text:insertion>
        </text:changed-region>
        <text:changed-region xml:id="ct94087721697888" text:id="ct94087721697888">
          <text:insertion>
            <office:change-info>
              <dc:creator>Autoria desconeguda</dc:creator>
              <dc:date>2017-10-19T08:15:14</dc:date>
            </office:change-info>
          </text:insertion>
        </text:changed-region>
        <text:changed-region xml:id="ct94087720905472" text:id="ct94087720905472">
          <text:insertion>
            <office:change-info>
              <dc:creator>Autoria desconeguda</dc:creator>
              <dc:date>2017-10-19T08:15:29</dc:date>
            </office:change-info>
          </text:insertion>
        </text:changed-region>
        <text:changed-region xml:id="ct94087721695200" text:id="ct94087721695200">
          <text:insertion>
            <office:change-info>
              <dc:creator>Autoria desconeguda</dc:creator>
              <dc:date>2017-10-19T08:16:57</dc:date>
            </office:change-info>
          </text:insertion>
        </text:changed-region>
        <text:changed-region xml:id="ct94087721698752" text:id="ct94087721698752">
          <text:insertion>
            <office:change-info>
              <dc:creator>Autoria desconeguda</dc:creator>
              <dc:date>2017-10-19T08:17:20</dc:date>
            </office:change-info>
          </text:insertion>
        </text:changed-region>
        <text:changed-region xml:id="ct94087720917984" text:id="ct94087720917984">
          <text:insertion>
            <office:change-info>
              <dc:creator>Autoria desconeguda</dc:creator>
              <dc:date>2017-10-19T08:15:16</dc:date>
            </office:change-info>
          </text:insertion>
        </text:changed-region>
        <text:changed-region xml:id="ct94087720918352" text:id="ct94087720918352">
          <text:insertion>
            <office:change-info>
              <dc:creator>Autoria desconeguda</dc:creator>
              <dc:date>2017-10-19T08:15:29</dc:date>
            </office:change-info>
          </text:insertion>
        </text:changed-region>
        <text:changed-region xml:id="ct94087720917616" text:id="ct94087720917616">
          <text:insertion>
            <office:change-info>
              <dc:creator>Autoria desconeguda</dc:creator>
              <dc:date>2017-10-19T08:16:54</dc:date>
            </office:change-info>
          </text:insertion>
        </text:changed-region>
        <text:changed-region xml:id="ct94087721698976" text:id="ct94087721698976">
          <text:insertion>
            <office:change-info>
              <dc:creator>Autoria desconeguda</dc:creator>
              <dc:date>2017-10-19T08:17:23</dc:date>
            </office:change-info>
          </text:insertion>
        </text:changed-region>
        <text:changed-region xml:id="ct94087721696512" text:id="ct94087721696512">
          <text:insertion>
            <office:change-info>
              <dc:creator>Autoria desconeguda</dc:creator>
              <dc:date>2017-10-19T08:15:19</dc:date>
            </office:change-info>
          </text:insertion>
        </text:changed-region>
        <text:changed-region xml:id="ct94087721696832" text:id="ct94087721696832">
          <text:insertion>
            <office:change-info>
              <dc:creator>Autoria desconeguda</dc:creator>
              <dc:date>2017-10-19T08:15:27</dc:date>
            </office:change-info>
          </text:insertion>
        </text:changed-region>
        <text:changed-region xml:id="ct94087720919088" text:id="ct94087720919088">
          <text:insertion>
            <office:change-info>
              <dc:creator>Autoria desconeguda</dc:creator>
              <dc:date>2017-10-19T08:16:54</dc:date>
            </office:change-info>
          </text:insertion>
        </text:changed-region>
        <text:changed-region xml:id="ct94087720920928" text:id="ct94087720920928">
          <text:insertion>
            <office:change-info>
              <dc:creator>Autoria desconeguda</dc:creator>
              <dc:date>2017-10-19T08:17:25</dc:date>
            </office:change-info>
          </text:insertion>
        </text:changed-region>
        <text:changed-region xml:id="ct94087720920192" text:id="ct94087720920192">
          <text:insertion>
            <office:change-info>
              <dc:creator>Autoria desconeguda</dc:creator>
              <dc:date>2017-10-19T08:15:21</dc:date>
            </office:change-info>
          </text:insertion>
        </text:changed-region>
        <text:changed-region xml:id="ct94087720919456" text:id="ct94087720919456">
          <text:insertion>
            <office:change-info>
              <dc:creator>Autoria desconeguda</dc:creator>
              <dc:date>2017-10-19T08:15:23</dc:date>
            </office:change-info>
          </text:insertion>
        </text:changed-region>
        <text:changed-region xml:id="ct94087721698208" text:id="ct94087721698208">
          <text:insertion>
            <office:change-info>
              <dc:creator>Autoria desconeguda</dc:creator>
              <dc:date>2017-10-19T08:16:53</dc:date>
            </office:change-info>
          </text:insertion>
        </text:changed-region>
        <text:changed-region xml:id="ct94087721697216" text:id="ct94087721697216">
          <text:insertion>
            <office:change-info>
              <dc:creator>Autoria desconeguda</dc:creator>
              <dc:date>2017-10-19T08:17:27</dc:date>
            </office:change-info>
          </text:insertion>
        </text:changed-region>
        <text:changed-region xml:id="ct94087721701776" text:id="ct94087721701776">
          <text:insertion>
            <office:change-info>
              <dc:creator>Autoria desconeguda</dc:creator>
              <dc:date>2017-10-19T08:15:46</dc:date>
            </office:change-info>
          </text:insertion>
        </text:changed-region>
        <text:changed-region xml:id="ct94087720918720" text:id="ct94087720918720">
          <text:insertion>
            <office:change-info>
              <dc:creator>Autoria desconeguda</dc:creator>
              <dc:date>2017-10-19T08:15:32</dc:date>
            </office:change-info>
          </text:insertion>
        </text:changed-region>
        <text:changed-region xml:id="ct94087720920560" text:id="ct94087720920560">
          <text:insertion>
            <office:change-info>
              <dc:creator>Autoria desconeguda</dc:creator>
              <dc:date>2017-10-19T08:16:49</dc:date>
            </office:change-info>
          </text:insertion>
        </text:changed-region>
        <text:changed-region xml:id="ct94087720925344" text:id="ct94087720925344">
          <text:insertion>
            <office:change-info>
              <dc:creator>Autoria desconeguda</dc:creator>
              <dc:date>2017-10-19T08:17:29</dc:date>
            </office:change-info>
          </text:insertion>
        </text:changed-region>
        <text:changed-region xml:id="ct94087720924976" text:id="ct94087720924976">
          <text:insertion>
            <office:change-info>
              <dc:creator>Autoria desconeguda</dc:creator>
              <dc:date>2017-10-19T08:15:48</dc:date>
            </office:change-info>
          </text:insertion>
        </text:changed-region>
        <text:changed-region xml:id="ct94087720923872" text:id="ct94087720923872">
          <text:insertion>
            <office:change-info>
              <dc:creator>Autoria desconeguda</dc:creator>
              <dc:date>2017-10-19T08:15:33</dc:date>
            </office:change-info>
          </text:insertion>
        </text:changed-region>
        <text:changed-region xml:id="ct94087720923504" text:id="ct94087720923504">
          <text:insertion>
            <office:change-info>
              <dc:creator>Autoria desconeguda</dc:creator>
              <dc:date>2017-10-19T08:17:30</dc:date>
            </office:change-info>
          </text:insertion>
        </text:changed-region>
        <text:changed-region xml:id="ct94087720927552" text:id="ct94087720927552">
          <text:insertion>
            <office:change-info>
              <dc:creator>Autoria desconeguda</dc:creator>
              <dc:date>2017-10-19T08:15:54</dc:date>
            </office:change-info>
          </text:insertion>
        </text:changed-region>
        <text:changed-region xml:id="ct94087721702000" text:id="ct94087721702000">
          <text:insertion>
            <office:change-info>
              <dc:creator>Autoria desconeguda</dc:creator>
              <dc:date>2017-10-19T08:15:33</dc:date>
            </office:change-info>
          </text:insertion>
        </text:changed-region>
        <text:changed-region xml:id="ct94087721702304" text:id="ct94087721702304">
          <text:insertion>
            <office:change-info>
              <dc:creator>Autoria desconeguda</dc:creator>
              <dc:date>2017-10-19T08:16:48</dc:date>
            </office:change-info>
          </text:insertion>
        </text:changed-region>
        <text:changed-region xml:id="ct94087721702688" text:id="ct94087721702688">
          <text:insertion>
            <office:change-info>
              <dc:creator>Autoria desconeguda</dc:creator>
              <dc:date>2017-10-19T08:17:34</dc:date>
            </office:change-info>
          </text:insertion>
        </text:changed-region>
        <text:changed-region xml:id="ct94087721703312" text:id="ct94087721703312">
          <text:insertion>
            <office:change-info>
              <dc:creator>Autoria desconeguda</dc:creator>
              <dc:date>2017-10-19T08:15:56</dc:date>
            </office:change-info>
          </text:insertion>
        </text:changed-region>
        <text:changed-region xml:id="ct94087721703728" text:id="ct94087721703728">
          <text:insertion>
            <office:change-info>
              <dc:creator>Autoria desconeguda</dc:creator>
              <dc:date>2017-10-19T08:15:34</dc:date>
            </office:change-info>
          </text:insertion>
        </text:changed-region>
        <text:changed-region xml:id="ct94087721704032" text:id="ct94087721704032">
          <text:insertion>
            <office:change-info>
              <dc:creator>Autoria desconeguda</dc:creator>
              <dc:date>2017-10-19T08:16:45</dc:date>
            </office:change-info>
          </text:insertion>
        </text:changed-region>
        <text:changed-region xml:id="ct94087721704448" text:id="ct94087721704448">
          <text:insertion>
            <office:change-info>
              <dc:creator>Autoria desconeguda</dc:creator>
              <dc:date>2017-10-19T08:17:36</dc:date>
            </office:change-info>
          </text:insertion>
        </text:changed-region>
        <text:changed-region xml:id="ct94087721713872" text:id="ct94087721713872">
          <text:insertion>
            <office:change-info>
              <dc:creator>Autoria desconeguda</dc:creator>
              <dc:date>2017-10-19T08:15:59</dc:date>
            </office:change-info>
          </text:insertion>
        </text:changed-region>
        <text:changed-region xml:id="ct94087721714256" text:id="ct94087721714256">
          <text:insertion>
            <office:change-info>
              <dc:creator>Autoria desconeguda</dc:creator>
              <dc:date>2017-10-19T08:15:34</dc:date>
            </office:change-info>
          </text:insertion>
        </text:changed-region>
        <text:changed-region xml:id="ct94087721714560" text:id="ct94087721714560">
          <text:insertion>
            <office:change-info>
              <dc:creator>Autoria desconeguda</dc:creator>
              <dc:date>2017-10-19T08:16:45</dc:date>
            </office:change-info>
          </text:insertion>
        </text:changed-region>
        <text:changed-region xml:id="ct94087721714944" text:id="ct94087721714944">
          <text:insertion>
            <office:change-info>
              <dc:creator>Autoria desconeguda</dc:creator>
              <dc:date>2017-10-19T08:17:38</dc:date>
            </office:change-info>
          </text:insertion>
        </text:changed-region>
        <text:changed-region xml:id="ct94087721715568" text:id="ct94087721715568">
          <text:insertion>
            <office:change-info>
              <dc:creator>Autoria desconeguda</dc:creator>
              <dc:date>2017-10-19T08:16:01</dc:date>
            </office:change-info>
          </text:insertion>
        </text:changed-region>
        <text:changed-region xml:id="ct94087721715952" text:id="ct94087721715952">
          <text:insertion>
            <office:change-info>
              <dc:creator>Autoria desconeguda</dc:creator>
              <dc:date>2017-10-19T08:15:35</dc:date>
            </office:change-info>
          </text:insertion>
        </text:changed-region>
        <text:changed-region xml:id="ct94087721716256" text:id="ct94087721716256">
          <text:insertion>
            <office:change-info>
              <dc:creator>Autoria desconeguda</dc:creator>
              <dc:date>2017-10-19T08:16:44</dc:date>
            </office:change-info>
          </text:insertion>
        </text:changed-region>
        <text:changed-region xml:id="ct94087721716672" text:id="ct94087721716672">
          <text:insertion>
            <office:change-info>
              <dc:creator>Autoria desconeguda</dc:creator>
              <dc:date>2017-10-19T08:17:40</dc:date>
            </office:change-info>
          </text:insertion>
        </text:changed-region>
        <text:changed-region xml:id="ct94087721717296" text:id="ct94087721717296">
          <text:insertion>
            <office:change-info>
              <dc:creator>Autoria desconeguda</dc:creator>
              <dc:date>2017-10-19T08:16:03</dc:date>
            </office:change-info>
          </text:insertion>
        </text:changed-region>
        <text:changed-region xml:id="ct94087720927920" text:id="ct94087720927920">
          <text:insertion>
            <office:change-info>
              <dc:creator>Autoria desconeguda</dc:creator>
              <dc:date>2017-10-19T08:15:40</dc:date>
            </office:change-info>
          </text:insertion>
        </text:changed-region>
        <text:changed-region xml:id="ct94087720930496" text:id="ct94087720930496">
          <text:insertion>
            <office:change-info>
              <dc:creator>Autoria desconeguda</dc:creator>
              <dc:date>2017-10-19T08:16:43</dc:date>
            </office:change-info>
          </text:insertion>
        </text:changed-region>
        <text:changed-region xml:id="ct94087720923136" text:id="ct94087720923136">
          <text:insertion>
            <office:change-info>
              <dc:creator>Autoria desconeguda</dc:creator>
              <dc:date>2017-10-19T08:17:42</dc:date>
            </office:change-info>
          </text:insertion>
        </text:changed-region>
        <text:changed-region xml:id="ct94087720928288" text:id="ct94087720928288">
          <text:insertion>
            <office:change-info>
              <dc:creator>Autoria desconeguda</dc:creator>
              <dc:date>2017-10-19T08:16:05</dc:date>
            </office:change-info>
          </text:insertion>
        </text:changed-region>
        <text:changed-region xml:id="ct94087720924608" text:id="ct94087720924608">
          <text:insertion>
            <office:change-info>
              <dc:creator>Autoria desconeguda</dc:creator>
              <dc:date>2017-10-19T08:15:40</dc:date>
            </office:change-info>
          </text:insertion>
        </text:changed-region>
        <text:changed-region xml:id="ct94087720926080" text:id="ct94087720926080">
          <text:insertion>
            <office:change-info>
              <dc:creator>Autoria desconeguda</dc:creator>
              <dc:date>2017-10-19T08:16:43</dc:date>
            </office:change-info>
          </text:insertion>
        </text:changed-region>
        <text:changed-region xml:id="ct94087720933072" text:id="ct94087720933072">
          <text:insertion>
            <office:change-info>
              <dc:creator>Autoria desconeguda</dc:creator>
              <dc:date>2017-10-19T08:17:44</dc:date>
            </office:change-info>
          </text:insertion>
        </text:changed-region>
        <text:changed-region xml:id="ct94087720929760" text:id="ct94087720929760">
          <text:insertion>
            <office:change-info>
              <dc:creator>Autoria desconeguda</dc:creator>
              <dc:date>2017-10-19T08:16:08</dc:date>
            </office:change-info>
          </text:insertion>
        </text:changed-region>
        <text:changed-region xml:id="ct94087720931968" text:id="ct94087720931968">
          <text:insertion>
            <office:change-info>
              <dc:creator>Autoria desconeguda</dc:creator>
              <dc:date>2017-10-19T08:15:41</dc:date>
            </office:change-info>
          </text:insertion>
        </text:changed-region>
        <text:changed-region xml:id="ct94087720930864" text:id="ct94087720930864">
          <text:insertion>
            <office:change-info>
              <dc:creator>Autoria desconeguda</dc:creator>
              <dc:date>2017-10-19T08:16:39</dc:date>
            </office:change-info>
          </text:insertion>
        </text:changed-region>
        <text:changed-region xml:id="ct94087720930128" text:id="ct94087720930128">
          <text:insertion>
            <office:change-info>
              <dc:creator>Autoria desconeguda</dc:creator>
              <dc:date>2017-10-19T08:17:46</dc:date>
            </office:change-info>
          </text:insertion>
        </text:changed-region>
        <text:changed-region xml:id="ct94087720929392" text:id="ct94087720929392">
          <text:insertion>
            <office:change-info>
              <dc:creator>Autoria desconeguda</dc:creator>
              <dc:date>2017-10-19T08:16:11</dc:date>
            </office:change-info>
          </text:insertion>
        </text:changed-region>
        <text:changed-region xml:id="ct94087721717520" text:id="ct94087721717520">
          <text:insertion>
            <office:change-info>
              <dc:creator>Autoria desconeguda</dc:creator>
              <dc:date>2017-10-19T08:15:41</dc:date>
            </office:change-info>
          </text:insertion>
        </text:changed-region>
        <text:changed-region xml:id="ct94087721717824" text:id="ct94087721717824">
          <text:insertion>
            <office:change-info>
              <dc:creator>Autoria desconeguda</dc:creator>
              <dc:date>2017-10-19T08:16:38</dc:date>
            </office:change-info>
          </text:insertion>
        </text:changed-region>
        <text:changed-region xml:id="ct94087721718240" text:id="ct94087721718240">
          <text:insertion>
            <office:change-info>
              <dc:creator>Autoria desconeguda</dc:creator>
              <dc:date>2017-10-19T08:17:48</dc:date>
            </office:change-info>
          </text:insertion>
        </text:changed-region>
        <text:changed-region xml:id="ct94087721718864" text:id="ct94087721718864">
          <text:insertion>
            <office:change-info>
              <dc:creator>Autoria desconeguda</dc:creator>
              <dc:date>2017-10-19T08:16:13</dc:date>
            </office:change-info>
          </text:insertion>
        </text:changed-region>
        <text:changed-region xml:id="ct94087721719280" text:id="ct94087721719280">
          <text:insertion>
            <office:change-info>
              <dc:creator>Autoria desconeguda</dc:creator>
              <dc:date>2017-10-19T08:15:42</dc:date>
            </office:change-info>
          </text:insertion>
        </text:changed-region>
        <text:changed-region xml:id="ct94087721719584" text:id="ct94087721719584">
          <text:insertion>
            <office:change-info>
              <dc:creator>Autoria desconeguda</dc:creator>
              <dc:date>2017-10-19T08:16:33</dc:date>
            </office:change-info>
          </text:insertion>
        </text:changed-region>
        <text:changed-region xml:id="ct94087721720000" text:id="ct94087721720000">
          <text:insertion>
            <office:change-info>
              <dc:creator>Autoria desconeguda</dc:creator>
              <dc:date>2017-10-19T08:17:50</dc:date>
            </office:change-info>
          </text:insertion>
        </text:changed-region>
        <text:changed-region xml:id="ct94087720938656" text:id="ct94087720938656">
          <text:insertion>
            <office:change-info>
              <dc:creator>Autoria desconeguda</dc:creator>
              <dc:date>2017-10-19T08:16:16</dc:date>
            </office:change-info>
          </text:insertion>
        </text:changed-region>
        <text:changed-region xml:id="ct94087720931600" text:id="ct94087720931600">
          <text:insertion>
            <office:change-info>
              <dc:creator>Autoria desconeguda</dc:creator>
              <dc:date>2017-10-19T08:15:42</dc:date>
            </office:change-info>
          </text:insertion>
        </text:changed-region>
        <text:changed-region xml:id="ct94087720934912" text:id="ct94087720934912">
          <text:insertion>
            <office:change-info>
              <dc:creator>Autoria desconeguda</dc:creator>
              <dc:date>2017-10-19T08:16:32</dc:date>
            </office:change-info>
          </text:insertion>
        </text:changed-region>
        <text:changed-region xml:id="ct94087720941168" text:id="ct94087720941168">
          <text:insertion>
            <office:change-info>
              <dc:creator>Autoria desconeguda</dc:creator>
              <dc:date>2017-10-19T08:17:53</dc:date>
            </office:change-info>
          </text:insertion>
        </text:changed-region>
        <text:changed-region xml:id="ct94087720940432" text:id="ct94087720940432">
          <text:insertion>
            <office:change-info>
              <dc:creator>Autoria desconeguda</dc:creator>
              <dc:date>2017-10-19T08:16:18</dc:date>
            </office:change-info>
          </text:insertion>
        </text:changed-region>
        <text:changed-region xml:id="ct94087720939696" text:id="ct94087720939696">
          <text:insertion>
            <office:change-info>
              <dc:creator>Autoria desconeguda</dc:creator>
              <dc:date>2017-10-19T08:15:43</dc:date>
            </office:change-info>
          </text:insertion>
        </text:changed-region>
        <text:changed-region xml:id="ct94087720939328" text:id="ct94087720939328">
          <text:insertion>
            <office:change-info>
              <dc:creator>Autoria desconeguda</dc:creator>
              <dc:date>2017-10-19T08:16:31</dc:date>
            </office:change-info>
          </text:insertion>
        </text:changed-region>
        <text:changed-region xml:id="ct94087720938224" text:id="ct94087720938224">
          <text:insertion>
            <office:change-info>
              <dc:creator>Autoria desconeguda</dc:creator>
              <dc:date>2017-10-19T08:17:56</dc:date>
            </office:change-info>
          </text:insertion>
        </text:changed-region>
        <text:changed-region xml:id="ct94087720937856" text:id="ct94087720937856">
          <text:insertion>
            <office:change-info>
              <dc:creator>Autoria desconeguda</dc:creator>
              <dc:date>2017-10-19T08:16:21</dc:date>
            </office:change-info>
          </text:insertion>
        </text:changed-region>
        <text:changed-region xml:id="ct94087720936752" text:id="ct94087720936752">
          <text:insertion>
            <office:change-info>
              <dc:creator>Autoria desconeguda</dc:creator>
              <dc:date>2017-10-19T08:15:43</dc:date>
            </office:change-info>
          </text:insertion>
        </text:changed-region>
        <text:changed-region xml:id="ct94087720936384" text:id="ct94087720936384">
          <text:insertion>
            <office:change-info>
              <dc:creator>Autoria desconeguda</dc:creator>
              <dc:date>2017-10-19T08:16:29</dc:date>
            </office:change-info>
          </text:insertion>
        </text:changed-region>
        <text:changed-region xml:id="ct94087720943744" text:id="ct94087720943744">
          <text:insertion>
            <office:change-info>
              <dc:creator>Autoria desconeguda</dc:creator>
              <dc:date>2017-10-19T08:18:00</dc:date>
            </office:change-info>
          </text:insertion>
        </text:changed-region>
        <text:changed-region xml:id="ct94087720936016" text:id="ct94087720936016">
          <text:insertion>
            <office:change-info>
              <dc:creator>Autoria desconeguda</dc:creator>
              <dc:date>2017-10-19T08:16:25</dc:date>
            </office:change-info>
          </text:insertion>
        </text:changed-region>
        <text:changed-region xml:id="ct94087720928656" text:id="ct94087720928656">
          <text:insertion>
            <office:change-info>
              <dc:creator>Autoria desconeguda</dc:creator>
              <dc:date>2017-10-19T08:16:26</dc:date>
            </office:change-info>
          </text:insertion>
        </text:changed-region>
        <text:changed-region xml:id="ct94087720938960" text:id="ct94087720938960">
          <text:insertion>
            <office:change-info>
              <dc:creator>Autoria desconeguda</dc:creator>
              <dc:date>2017-10-19T08:18:02</dc:date>
            </office:change-info>
          </text:insertion>
        </text:changed-region>
        <text:changed-region xml:id="ct94087721726576" text:id="ct94087721726576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87721727584" text:id="ct9408772172758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87721727808" text:id="ct94087721727808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87721728032" text:id="ct94087721728032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87721728256" text:id="ct94087721728256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87721728480" text:id="ct94087721728480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87721728704" text:id="ct94087721728704">
          <text:insertion>
            <office:change-info>
              <dc:creator>Autoria desconeguda</dc:creator>
              <dc:date>2017-10-19T08:19:27</dc:date>
            </office:change-info>
          </text:insertion>
        </text:changed-region>
        <text:changed-region xml:id="ct94087721728928" text:id="ct94087721728928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87720922848" text:id="ct94087720922848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87720925792" text:id="ct94087720925792">
          <text:insertion>
            <office:change-info>
              <dc:creator>Autoria desconeguda</dc:creator>
              <dc:date>2017-10-19T08:19:28</dc:date>
            </office:change-info>
          </text:insertion>
        </text:changed-region>
        <text:changed-region xml:id="ct94087721726160" text:id="ct94087721726160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87721722448" text:id="ct94087721722448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87721724464" text:id="ct94087721724464">
          <text:insertion>
            <office:change-info>
              <dc:creator>Autoria desconeguda</dc:creator>
              <dc:date>2017-10-19T08:19:30</dc:date>
            </office:change-info>
          </text:insertion>
        </text:changed-region>
        <text:changed-region xml:id="ct94087721724688" text:id="ct94087721724688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87721740544" text:id="ct9408772174054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87721740992" text:id="ct94087721740992">
          <text:insertion>
            <office:change-info>
              <dc:creator>Autoria desconeguda</dc:creator>
              <dc:date>2017-10-19T08:20:28</dc:date>
            </office:change-info>
          </text:insertion>
        </text:changed-region>
        <text:changed-region xml:id="ct94087724533456" text:id="ct94087724533456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87724533680" text:id="ct94087724533680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87724533904" text:id="ct9408772453390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087724534448" text:id="ct94087724534448">
          <text:insertion>
            <office:change-info>
              <dc:creator>Autoria desconeguda</dc:creator>
              <dc:date>2017-10-19T08:20:40</dc:date>
            </office:change-info>
          </text:insertion>
        </text:changed-region>
        <text:changed-region xml:id="ct94087724534832" text:id="ct94087724534832">
          <text:insertion>
            <office:change-info>
              <dc:creator>Autoria desconeguda</dc:creator>
              <dc:date>2017-10-19T08:20:54</dc:date>
            </office:change-info>
          </text:insertion>
        </text:changed-region>
        <text:changed-region xml:id="ct94087721722816" text:id="ct94087721722816">
          <text:insertion>
            <office:change-info>
              <dc:creator>Autoria desconeguda</dc:creator>
              <dc:date>2017-10-19T08:20:42</dc:date>
            </office:change-info>
          </text:insertion>
        </text:changed-region>
        <text:changed-region xml:id="ct94087720950736" text:id="ct94087720950736">
          <text:insertion>
            <office:change-info>
              <dc:creator>Autoria desconeguda</dc:creator>
              <dc:date>2017-10-19T08:20:51</dc:date>
            </office:change-info>
          </text:insertion>
        </text:changed-region>
        <text:changed-region xml:id="ct94087721723632" text:id="ct94087721723632">
          <text:insertion>
            <office:change-info>
              <dc:creator>Autoria desconeguda</dc:creator>
              <dc:date>2017-10-19T08:20:44</dc:date>
            </office:change-info>
          </text:insertion>
        </text:changed-region>
        <text:changed-region xml:id="ct94087724535056" text:id="ct94087724535056">
          <text:insertion>
            <office:change-info>
              <dc:creator>Autoria desconeguda</dc:creator>
              <dc:date>2017-10-19T08:20:45</dc:date>
            </office:change-info>
          </text:insertion>
        </text:changed-region>
        <text:changed-region xml:id="ct94087724535760" text:id="ct94087724535760">
          <text:insertion>
            <office:change-info>
              <dc:creator>Autoria desconeguda</dc:creator>
              <dc:date>2017-10-19T08:20:48</dc:date>
            </office:change-info>
          </text:insertion>
        </text:changed-region>
        <text:changed-region xml:id="ct94087724536144" text:id="ct94087724536144">
          <text:insertion>
            <office:change-info>
              <dc:creator>Autoria desconeguda</dc:creator>
              <dc:date>2017-10-19T08:20:48</dc:date>
            </office:change-info>
          </text:insertion>
        </text:changed-region>
        <text:changed-region xml:id="ct94087724536848" text:id="ct94087724536848">
          <text:insertion>
            <office:change-info>
              <dc:creator>Autoria desconeguda</dc:creator>
              <dc:date>2017-10-19T08:20:58</dc:date>
            </office:change-info>
          </text:insertion>
        </text:changed-region>
        <text:changed-region xml:id="ct94087724537232" text:id="ct94087724537232">
          <text:insertion>
            <office:change-info>
              <dc:creator>Autoria desconeguda</dc:creator>
              <dc:date>2017-10-19T08:20:58</dc:date>
            </office:change-info>
          </text:insertion>
        </text:changed-region>
        <text:changed-region xml:id="ct94087724537936" text:id="ct94087724537936">
          <text:insertion>
            <office:change-info>
              <dc:creator>Autoria desconeguda</dc:creator>
              <dc:date>2017-10-19T08:21:02</dc:date>
            </office:change-info>
          </text:insertion>
        </text:changed-region>
        <text:changed-region xml:id="ct94087724538320" text:id="ct94087724538320">
          <text:insertion>
            <office:change-info>
              <dc:creator>Autoria desconeguda</dc:creator>
              <dc:date>2017-10-19T08:21:02</dc:date>
            </office:change-info>
          </text:insertion>
        </text:changed-region>
        <text:changed-region xml:id="ct94087720958096" text:id="ct94087720958096">
          <text:insertion>
            <office:change-info>
              <dc:creator>Autoria desconeguda</dc:creator>
              <dc:date>2017-10-19T08:21:04</dc:date>
            </office:change-info>
          </text:insertion>
        </text:changed-region>
        <text:changed-region xml:id="ct94087720957360" text:id="ct94087720957360">
          <text:insertion>
            <office:change-info>
              <dc:creator>Autoria desconeguda</dc:creator>
              <dc:date>2017-10-19T08:21:05</dc:date>
            </office:change-info>
          </text:insertion>
        </text:changed-region>
        <text:changed-region xml:id="ct94087720955520" text:id="ct94087720955520">
          <text:insertion>
            <office:change-info>
              <dc:creator>Autoria desconeguda</dc:creator>
              <dc:date>2017-10-19T08:21:08</dc:date>
            </office:change-info>
          </text:insertion>
        </text:changed-region>
        <text:changed-region xml:id="ct94087720956624" text:id="ct94087720956624">
          <text:insertion>
            <office:change-info>
              <dc:creator>Autoria desconeguda</dc:creator>
              <dc:date>2017-10-19T08:21:09</dc:date>
            </office:change-info>
          </text:insertion>
        </text:changed-region>
        <text:changed-region xml:id="ct94087724541584" text:id="ct9408772454158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87724542592" text:id="ct94087724542592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87724542816" text:id="ct94087724542816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87724543040" text:id="ct9408772454304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87724543264" text:id="ct9408772454326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87724543648" text:id="ct94087724543648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87724540208" text:id="ct94087724540208">
          <text:insertion>
            <office:change-info>
              <dc:creator>Autoria desconeguda</dc:creator>
              <dc:date>2017-10-19T08:22:17</dc:date>
            </office:change-info>
          </text:insertion>
        </text:changed-region>
        <text:changed-region xml:id="ct94087724541232" text:id="ct94087724541232">
          <text:insertion>
            <office:change-info>
              <dc:creator>Autoria desconeguda</dc:creator>
              <dc:date>2017-10-19T08:22:35</dc:date>
            </office:change-info>
          </text:insertion>
        </text:changed-region>
        <text:changed-region xml:id="ct94087724539568" text:id="ct94087724539568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87724538928" text:id="ct94087724538928">
          <text:insertion>
            <office:change-info>
              <dc:creator>Autoria desconeguda</dc:creator>
              <dc:date>2017-10-19T08:22:19</dc:date>
            </office:change-info>
          </text:insertion>
        </text:changed-region>
        <text:changed-region xml:id="ct94087724543872" text:id="ct94087724543872">
          <text:insertion>
            <office:change-info>
              <dc:creator>Autoria desconeguda</dc:creator>
              <dc:date>2017-10-19T08:22:37</dc:date>
            </office:change-info>
          </text:insertion>
        </text:changed-region>
        <text:changed-region xml:id="ct94087724544576" text:id="ct94087724544576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87724544960" text:id="ct94087724544960">
          <text:insertion>
            <office:change-info>
              <dc:creator>Autoria desconeguda</dc:creator>
              <dc:date>2017-10-19T08:22:20</dc:date>
            </office:change-info>
          </text:insertion>
        </text:changed-region>
        <text:changed-region xml:id="ct94087720954864" text:id="ct94087720954864">
          <text:insertion>
            <office:change-info>
              <dc:creator>Autoria desconeguda</dc:creator>
              <dc:date>2017-10-19T08:22:40</dc:date>
            </office:change-info>
          </text:insertion>
        </text:changed-region>
        <text:changed-region xml:id="ct94087720953312" text:id="ct94087720953312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87724545184" text:id="ct94087724545184">
          <text:insertion>
            <office:change-info>
              <dc:creator>Autoria desconeguda</dc:creator>
              <dc:date>2017-10-19T08:22:20</dc:date>
            </office:change-info>
          </text:insertion>
        </text:changed-region>
        <text:changed-region xml:id="ct94087724545568" text:id="ct94087724545568">
          <text:insertion>
            <office:change-info>
              <dc:creator>Autoria desconeguda</dc:creator>
              <dc:date>2017-10-19T08:22:43</dc:date>
            </office:change-info>
          </text:insertion>
        </text:changed-region>
        <text:changed-region xml:id="ct94087724546192" text:id="ct94087724546192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87724546576" text:id="ct94087724546576">
          <text:insertion>
            <office:change-info>
              <dc:creator>Autoria desconeguda</dc:creator>
              <dc:date>2017-10-19T08:22:20</dc:date>
            </office:change-info>
          </text:insertion>
        </text:changed-region>
        <text:changed-region xml:id="ct94087724546960" text:id="ct94087724546960">
          <text:insertion>
            <office:change-info>
              <dc:creator>Autoria desconeguda</dc:creator>
              <dc:date>2017-10-19T08:22:47</dc:date>
            </office:change-info>
          </text:insertion>
        </text:changed-region>
        <text:changed-region xml:id="ct94087720964720" text:id="ct9408772096472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87720964352" text:id="ct94087720964352">
          <text:insertion>
            <office:change-info>
              <dc:creator>Autoria desconeguda</dc:creator>
              <dc:date>2017-10-19T08:22:21</dc:date>
            </office:change-info>
          </text:insertion>
        </text:changed-region>
        <text:changed-region xml:id="ct94087720965088" text:id="ct94087720965088">
          <text:insertion>
            <office:change-info>
              <dc:creator>Autoria desconeguda</dc:creator>
              <dc:date>2017-10-19T08:22:49</dc:date>
            </office:change-info>
          </text:insertion>
        </text:changed-region>
        <text:changed-region xml:id="ct94087720963248" text:id="ct94087720963248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87724547184" text:id="ct94087724547184">
          <text:insertion>
            <office:change-info>
              <dc:creator>Autoria desconeguda</dc:creator>
              <dc:date>2017-10-19T08:22:23</dc:date>
            </office:change-info>
          </text:insertion>
        </text:changed-region>
        <text:changed-region xml:id="ct94087724548144" text:id="ct9408772454814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87720966928" text:id="ct94087720966928">
          <text:insertion>
            <office:change-info>
              <dc:creator>Autoria desconeguda</dc:creator>
              <dc:date>2017-10-19T08:22:24</dc:date>
            </office:change-info>
          </text:insertion>
        </text:changed-region>
        <text:changed-region xml:id="ct94087720967664" text:id="ct9408772096766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087720966560" text:id="ct94087720966560">
          <text:insertion>
            <office:change-info>
              <dc:creator>Autoria desconeguda</dc:creator>
              <dc:date>2017-10-19T08:22:25</dc:date>
            </office:change-info>
          </text:insertion>
        </text:changed-region>
        <text:changed-region xml:id="ct94087721637824" text:id="ct94087721637824">
          <text:insertion>
            <office:change-info>
              <dc:creator>Autoria desconeguda</dc:creator>
              <dc:date>2017-10-18T17:02:00</dc:date>
            </office:change-info>
          </text:insertion>
        </text:changed-region>
        <text:changed-region xml:id="ct94087720966272" text:id="ct94087720966272">
          <text:deletion>
            <office:change-info>
              <dc:creator>Autoria desconeguda</dc:creator>
              <dc:date>2017-10-11T10:23:54</dc:date>
            </office:change-info>
            <text:list xml:id="list752048443" text:style-name="L3">
              <text:list-item>
                <text:p text:style-name="P57"/>
              </text:list-item>
              <text:list-item>
                <text:p text:style-name="P57">Els mètodes de creació i modificació tendran com a paràmetres les metadades ENI necessàries <text:span text:style-name="T3">i algun paràmetre addicional com, per exemple, la sèrie documental</text:span>.</text:p>
              </text:list-item>
            </text:list>
          </text:deletion>
        </text:changed-region>
        <text:changed-region xml:id="ct94087720969584" text:id="ct94087720969584">
          <text:insertion>
            <office:change-info>
              <dc:creator>Autoria desconeguda</dc:creator>
              <dc:date>2017-10-11T10:24:21</dc:date>
            </office:change-info>
          </text:insertion>
        </text:changed-region>
        <text:changed-region xml:id="ct94087724548400" text:id="ct94087724548400">
          <text:insertion>
            <office:change-info>
              <dc:creator>Autoria desconeguda</dc:creator>
              <dc:date>2017-10-11T10:23:40</dc:date>
            </office:change-info>
          </text:insertion>
        </text:changed-region>
        <text:changed-region xml:id="ct94087721637184" text:id="ct94087721637184">
          <text:deletion>
            <office:change-info>
              <dc:creator>Autoria desconeguda</dc:creator>
              <dc:date>2017-10-11T10:23:38</dc:date>
            </office:change-info>
            <text:p text:style-name="P58"/>
            <text:list xml:id="list83645500696232" text:continue-numbering="true" text:style-name="L3">
              <text:list-item>
                <text:p text:style-name="P59">Cada mètode tendrà un paràmetre addicional per <text:span text:style-name="T3">indicar la informació de context de la petició. Aquest paràmetre contendrà la següent informació:</text:span></text:p>
                <text:list>
                  <text:list-item>
                    <text:p text:style-name="P60">Dades del funcionari</text:p>
                  </text:list-item>
                  <text:list-item>
                    <text:p text:style-name="P60">Unitat organitzativa del funcionari.</text:p>
                  </text:list-item>
                  <text:list-item>
                    <text:p text:style-name="P60">Dades del procediment.</text:p>
                  </text:list-item>
                </text:list>
              </text:list-item>
              <text:list-item>
                <text:p text:style-name="P60">Dades de l’expedient.</text:p>
              </text:list-item>
            </text:list>
            <text:p text:style-name="P58"/>
          </text:deletion>
        </text:changed-region>
        <text:changed-region xml:id="ct94087721185488" text:id="ct94087721185488">
          <text:insertion>
            <office:change-info>
              <dc:creator>Autoria desconeguda</dc:creator>
              <dc:date>2017-10-06T09:22:33</dc:date>
            </office:change-info>
          </text:insertion>
        </text:changed-region>
        <text:changed-region xml:id="ct94087721185712" text:id="ct94087721185712">
          <text:deletion>
            <office:change-info>
              <dc:creator>Autoria desconeguda</dc:creator>
              <dc:date>2017-10-06T09:22:46</dc:date>
            </office:change-info>
            <text:h text:style-name="Heading_20_2" text:outline-level="2"/>
            <text:list xml:id="list83646248982167" text:continue-numbering="true" text:style-name="L3">
              <text:list-item>
                <text:list>
                  <text:list-item>
                    <text:p text:style-name="P61">expedientCrear<text:bookmark text:name="__RefHeading___Toc475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        </text:list-item>
                </text:list>
              </text:list-item>
            </text:list>
            <text:p text:style-name="P62"/>
          </text:deletion>
        </text:changed-region>
        <text:changed-region xml:id="ct94087721637568" text:id="ct94087721637568">
          <text:deletion>
            <office:change-info>
              <dc:creator>Autoria desconeguda</dc:creator>
              <dc:date>2017-10-11T09:01:22</dc:date>
            </office:change-info>
            <text:p text:style-name="P63">Creació d’un nou expedient a dins l’arxiu</text:p>
          </text:deletion>
        </text:changed-region>
        <text:changed-region xml:id="ct94087724715808" text:id="ct94087724715808">
          <text:insertion>
            <office:change-info>
              <dc:creator>Autoria desconeguda</dc:creator>
              <dc:date>2017-10-11T09:01:22</dc:date>
            </office:change-info>
          </text:insertion>
        </text:changed-region>
        <text:changed-region xml:id="ct94087721180688" text:id="ct94087721180688">
          <text:deletion>
            <office:change-info>
              <dc:creator>Autoria desconeguda</dc:creator>
              <dc:date>2017-10-11T09:03:59</dc:date>
            </office:change-info>
            <text:p text:style-name="P64">nom</text:p>
          </text:deletion>
        </text:changed-region>
        <text:changed-region xml:id="ct94087724716432" text:id="ct94087724716432">
          <text:insertion>
            <office:change-info>
              <dc:creator>Autoria desconeguda</dc:creator>
              <dc:date>2017-10-11T09:03:59</dc:date>
            </office:change-info>
          </text:insertion>
        </text:changed-region>
        <text:changed-region xml:id="ct94087724717312" text:id="ct94087724717312">
          <text:insertion>
            <office:change-info>
              <dc:creator>Autoria desconeguda</dc:creator>
              <dc:date>2017-10-11T09:04:09</dc:date>
            </office:change-info>
          </text:insertion>
        </text:changed-region>
        <text:changed-region xml:id="ct94087724717536" text:id="ct94087724717536">
          <text:deletion>
            <office:change-info>
              <dc:creator>Autoria desconeguda</dc:creator>
              <dc:date>2017-10-11T09:04:12</dc:date>
            </office:change-info>
            <text:p text:style-name="P65">String</text:p>
          </text:deletion>
        </text:changed-region>
        <text:changed-region xml:id="ct94087724717760" text:id="ct94087724717760">
          <text:insertion>
            <office:change-info>
              <dc:creator>Autoria desconeguda</dc:creator>
              <dc:date>2017-10-11T09:04:12</dc:date>
            </office:change-info>
          </text:insertion>
        </text:changed-region>
        <text:changed-region xml:id="ct94087724717984" text:id="ct94087724717984">
          <text:deletion>
            <office:change-info>
              <dc:creator>Autoria desconeguda</dc:creator>
              <dc:date>2017-10-11T09:04:16</dc:date>
            </office:change-info>
            <text:p text:style-name="P66">Nom de l’expedient</text:p>
          </text:deletion>
        </text:changed-region>
        <text:changed-region xml:id="ct94087724718208" text:id="ct94087724718208">
          <text:insertion>
            <office:change-info>
              <dc:creator>Autoria desconeguda</dc:creator>
              <dc:date>2017-10-11T09:04:17</dc:date>
            </office:change-info>
          </text:insertion>
        </text:changed-region>
        <text:changed-region xml:id="ct94087724716816" text:id="ct94087724716816">
          <text:insertion>
            <office:change-info>
              <dc:creator>Autoria desconeguda</dc:creator>
              <dc:date>2017-10-11T09:14:15</dc:date>
            </office:change-info>
          </text:insertion>
        </text:changed-region>
        <text:changed-region xml:id="ct94087721006304" text:id="ct94087721006304">
          <text:deletion>
            <office:change-info>
              <dc:creator>Autoria desconeguda</dc:creator>
              <dc:date>2017-10-11T09:06:40</dc:date>
            </office:change-info>
            <text:p text:style-name="P67">String</text:p>
          </text:deletion>
        </text:changed-region>
        <text:changed-region xml:id="ct94087724718592" text:id="ct94087724718592">
          <text:insertion>
            <office:change-info>
              <dc:creator>Autoria desconeguda</dc:creator>
              <dc:date>2017-10-11T09:06:40</dc:date>
            </office:change-info>
          </text:insertion>
        </text:changed-region>
        <text:changed-region xml:id="ct94087724720608" text:id="ct94087724720608">
          <text:deletion>
            <office:change-info>
              <dc:creator>Autoria desconeguda</dc:creator>
              <dc:date>2017-10-06T09:22:14</dc:date>
            </office:change-info>
            <text:p text:style-name="P68"/>
            <text:p text:style-name="P68"/>
            <text:p text:style-name="P68"/>
            <text:p text:style-name="P68"/>
            <text:p text:style-name="P68"/>
            <text:p text:style-name="P68"/>
          </text:deletion>
        </text:changed-region>
        <text:changed-region xml:id="ct94087724720832" text:id="ct94087724720832">
          <text:deletion>
            <office:change-info>
              <dc:creator>Autoria desconeguda</dc:creator>
              <dc:date>2017-10-06T09:22:06</dc:date>
            </office:change-info>
            <text:h text:style-name="Heading_20_2" text:outline-level="2"/>
            <text:p text:style-name="P69"/>
          </text:deletion>
        </text:changed-region>
        <text:changed-region xml:id="ct94087724723520" text:id="ct94087724723520">
          <text:deletion>
            <office:change-info>
              <dc:creator>Autoria desconeguda</dc:creator>
              <dc:date>2017-10-11T09:01:39</dc:date>
            </office:change-info>
            <text:p text:style-name="P70">Modificació d’un expedient existent a dins l’arxiu</text:p>
          </text:deletion>
        </text:changed-region>
        <text:changed-region xml:id="ct94087724724272" text:id="ct94087724724272">
          <text:insertion>
            <office:change-info>
              <dc:creator>Autoria desconeguda</dc:creator>
              <dc:date>2017-10-11T09:01:39</dc:date>
            </office:change-info>
          </text:insertion>
        </text:changed-region>
        <text:changed-region xml:id="ct94087724726736" text:id="ct94087724726736">
          <text:deletion>
            <office:change-info>
              <dc:creator>Autoria desconeguda</dc:creator>
              <dc:date>2017-10-11T09:04:28</dc:date>
            </office:change-info>
            <text:p text:style-name="P71"><text:span text:style-name="T4">i</text:span>dentificador</text:p>
          </text:deletion>
        </text:changed-region>
        <text:changed-region xml:id="ct94087724727040" text:id="ct94087724727040">
          <text:insertion>
            <office:change-info>
              <dc:creator>Autoria desconeguda</dc:creator>
              <dc:date>2017-10-11T09:04:29</dc:date>
            </office:change-info>
          </text:insertion>
        </text:changed-region>
        <text:changed-region xml:id="ct94087724719968" text:id="ct94087724719968">
          <text:deletion>
            <office:change-info>
              <dc:creator>Autoria desconeguda</dc:creator>
              <dc:date>2017-10-11T09:04:33</dc:date>
            </office:change-info>
            <text:p text:style-name="P72">String</text:p>
          </text:deletion>
        </text:changed-region>
        <text:changed-region xml:id="ct94087724727920" text:id="ct94087724727920">
          <text:insertion>
            <office:change-info>
              <dc:creator>Autoria desconeguda</dc:creator>
              <dc:date>2017-10-11T09:04:33</dc:date>
            </office:change-info>
          </text:insertion>
        </text:changed-region>
        <text:changed-region xml:id="ct94087724728144" text:id="ct94087724728144">
          <text:deletion>
            <office:change-info>
              <dc:creator>Autoria desconeguda</dc:creator>
              <dc:date>2017-10-11T09:04:48</dc:date>
            </office:change-info>
            <text:p text:style-name="P73">Identificador de l’expedient</text:p>
          </text:deletion>
        </text:changed-region>
        <text:changed-region xml:id="ct94087724728368" text:id="ct94087724728368">
          <text:insertion>
            <office:change-info>
              <dc:creator>Autoria desconeguda</dc:creator>
              <dc:date>2017-10-11T09:04:48</dc:date>
            </office:change-info>
          </text:insertion>
        </text:changed-region>
        <text:changed-region xml:id="ct94087724730688" text:id="ct94087724730688">
          <text:insertion>
            <office:change-info>
              <dc:creator>Autoria desconeguda</dc:creator>
              <dc:date>2017-10-11T09:14:14</dc:date>
            </office:change-info>
          </text:insertion>
        </text:changed-region>
        <text:changed-region xml:id="ct94087724730912" text:id="ct94087724730912">
          <text:deletion>
            <office:change-info>
              <dc:creator>Autoria desconeguda</dc:creator>
              <dc:date>2017-10-10T09:59:29</dc:date>
            </office:change-info>
            <text:p text:style-name="P74">InformacioItem</text:p>
          </text:deletion>
        </text:changed-region>
        <text:changed-region xml:id="ct94087724731136" text:id="ct94087724731136">
          <text:insertion>
            <office:change-info>
              <dc:creator>Autoria desconeguda</dc:creator>
              <dc:date>2017-10-10T09:59:47</dc:date>
            </office:change-info>
          </text:insertion>
        </text:changed-region>
        <text:changed-region xml:id="ct94087721008448" text:id="ct94087721008448">
          <text:deletion>
            <office:change-info>
              <dc:creator>Autoria desconeguda</dc:creator>
              <dc:date>2017-10-06T09:22:04</dc:date>
            </office:change-info>
            <text:p text:style-name="P75"/>
            <text:p text:style-name="P75"/>
          </text:deletion>
        </text:changed-region>
        <text:changed-region xml:id="ct94087721013088" text:id="ct94087721013088">
          <text:deletion>
            <office:change-info>
              <dc:creator>Autoria desconeguda</dc:creator>
              <dc:date>2017-10-06T09:22:02</dc:date>
            </office:change-info>
            <text:h text:style-name="Heading_20_2" text:outline-level="2"/>
            <text:p text:style-name="P76"/>
          </text:deletion>
        </text:changed-region>
        <text:changed-region xml:id="ct94087721015136" text:id="ct94087721015136">
          <text:deletion>
            <office:change-info>
              <dc:creator>Autoria desconeguda</dc:creator>
              <dc:date>2017-10-11T09:07:29</dc:date>
            </office:change-info>
            <text:p text:style-name="P77">Eliminació d’un expedient existent a dins l’arxiu</text:p>
          </text:deletion>
        </text:changed-region>
        <text:changed-region xml:id="ct94087724736016" text:id="ct94087724736016">
          <text:insertion>
            <office:change-info>
              <dc:creator>Autoria desconeguda</dc:creator>
              <dc:date>2017-10-11T09:07:29</dc:date>
            </office:change-info>
          </text:insertion>
        </text:changed-region>
        <text:changed-region xml:id="ct94087724737376" text:id="ct94087724737376">
          <text:insertion>
            <office:change-info>
              <dc:creator>Autoria desconeguda</dc:creator>
              <dc:date>2017-10-11T09:08:43</dc:date>
            </office:change-info>
          </text:insertion>
        </text:changed-region>
        <text:changed-region xml:id="ct94087724739808" text:id="ct94087724739808">
          <text:insertion>
            <office:change-info>
              <dc:creator>Autoria desconeguda</dc:creator>
              <dc:date>2017-10-11T09:14:12</dc:date>
            </office:change-info>
          </text:insertion>
        </text:changed-region>
        <text:changed-region xml:id="ct94087724741488" text:id="ct94087724741488">
          <text:deletion>
            <office:change-info>
              <dc:creator>Autoria desconeguda</dc:creator>
              <dc:date>2017-10-06T09:21:57</dc:date>
            </office:change-info>
            <text:p text:style-name="P75"/>
            <text:p text:style-name="P75"/>
          </text:deletion>
        </text:changed-region>
        <text:changed-region xml:id="ct94087724741712" text:id="ct94087724741712">
          <text:deletion>
            <office:change-info>
              <dc:creator>Autoria desconeguda</dc:creator>
              <dc:date>2017-10-06T09:21:54</dc:date>
            </office:change-info>
            <text:h text:style-name="P78" text:outline-level="2"/>
            <text:p text:style-name="P79"/>
          </text:deletion>
        </text:changed-region>
        <text:changed-region xml:id="ct94087724745008" text:id="ct94087724745008">
          <text:deletion>
            <office:change-info>
              <dc:creator>Autoria desconeguda</dc:creator>
              <dc:date>2017-10-11T09:07:49</dc:date>
            </office:change-info>
            <text:p text:style-name="P80">Obtenció de la informació completa d’un expedient donat el seu identificador i versió (la versió és opcional i si no s’especifica s'entén que es sol·licita </text:p>
          </text:deletion>
        </text:changed-region>
        <text:changed-region xml:id="ct94087724744704" text:id="ct94087724744704">
          <text:deletion>
            <office:change-info>
              <dc:creator>Autoria desconeguda</dc:creator>
              <dc:date>2017-10-06T09:26:35</dc:date>
            </office:change-info>
            <text:p text:style-name="P80">la </text:p>
          </text:deletion>
        </text:changed-region>
        <text:changed-region xml:id="ct94087724744400" text:id="ct94087724744400">
          <text:deletion>
            <office:change-info>
              <dc:creator>Autoria desconeguda</dc:creator>
              <dc:date>2017-10-11T09:07:49</dc:date>
            </office:change-info>
            <text:p text:style-name="P80">informació de la darrera)</text:p>
          </text:deletion>
        </text:changed-region>
        <text:changed-region xml:id="ct94087724745632" text:id="ct94087724745632">
          <text:insertion>
            <office:change-info>
              <dc:creator>Autoria desconeguda</dc:creator>
              <dc:date>2017-10-11T09:07:49</dc:date>
            </office:change-info>
          </text:insertion>
        </text:changed-region>
        <text:changed-region xml:id="ct94087721019648" text:id="ct94087721019648">
          <text:insertion>
            <office:change-info>
              <dc:creator>Autoria desconeguda</dc:creator>
              <dc:date>2017-10-11T09:08:43</dc:date>
            </office:change-info>
          </text:insertion>
        </text:changed-region>
        <text:changed-region xml:id="ct94087724747920" text:id="ct94087724747920">
          <text:deletion>
            <office:change-info>
              <dc:creator>Autoria desconeguda</dc:creator>
              <dc:date>2017-10-11T09:08:36</dc:date>
            </office:change-info>
            <text:p text:style-name="P81">Versió de l’expedient que es vol consultar. Null si es vol obtenir el detall de la darrera versió de l’expedient.</text:p>
          </text:deletion>
        </text:changed-region>
        <text:changed-region xml:id="ct94087724748368" text:id="ct94087724748368">
          <text:insertion>
            <office:change-info>
              <dc:creator>Autoria desconeguda</dc:creator>
              <dc:date>2017-10-11T09:08:36</dc:date>
            </office:change-info>
          </text:insertion>
        </text:changed-region>
        <text:changed-region xml:id="ct94087724750480" text:id="ct94087724750480">
          <text:insertion>
            <office:change-info>
              <dc:creator>Autoria desconeguda</dc:creator>
              <dc:date>2017-10-11T09:14:11</dc:date>
            </office:change-info>
          </text:insertion>
        </text:changed-region>
        <text:changed-region xml:id="ct94087724753888" text:id="ct94087724753888">
          <text:deletion>
            <office:change-info>
              <dc:creator>Autoria desconeguda</dc:creator>
              <dc:date>2017-10-06T09:21:51</dc:date>
            </office:change-info>
            <text:h text:style-name="P78" text:outline-level="2"/>
            <text:p text:style-name="P79"/>
          </text:deletion>
        </text:changed-region>
        <text:changed-region xml:id="ct94087724754112" text:id="ct94087724754112">
          <text:deletion>
            <office:change-info>
              <dc:creator>Autoria desconeguda</dc:creator>
              <dc:date>2017-10-11T09:09:30</dc:date>
            </office:change-info>
            <text:p text:style-name="P82">Consulta d’expedients amb filtres</text:p>
          </text:deletion>
        </text:changed-region>
        <text:changed-region xml:id="ct94087724755840" text:id="ct94087724755840">
          <text:insertion>
            <office:change-info>
              <dc:creator>Autoria desconeguda</dc:creator>
              <dc:date>2017-10-11T09:09:30</dc:date>
            </office:change-info>
          </text:insertion>
        </text:changed-region>
        <text:changed-region xml:id="ct94087724757392" text:id="ct94087724757392">
          <text:deletion>
            <office:change-info>
              <dc:creator>Autoria desconeguda</dc:creator>
              <dc:date>2017-10-11T09:09:57</dc:date>
            </office:change-info>
            <text:p text:style-name="P73">Filtres a aplicar per a la realització de la consulta</text:p>
          </text:deletion>
        </text:changed-region>
        <text:changed-region xml:id="ct94087724757696" text:id="ct94087724757696">
          <text:insertion>
            <office:change-info>
              <dc:creator>Autoria desconeguda</dc:creator>
              <dc:date>2017-10-11T09:09:57</dc:date>
            </office:change-info>
          </text:insertion>
        </text:changed-region>
        <text:changed-region xml:id="ct94087724759072" text:id="ct94087724759072">
          <text:deletion>
            <office:change-info>
              <dc:creator>Autoria desconeguda</dc:creator>
              <dc:date>2017-10-06T09:27:08</dc:date>
            </office:change-info>
            <text:p text:style-name="P83">int</text:p>
          </text:deletion>
        </text:changed-region>
        <text:changed-region xml:id="ct94087724759296" text:id="ct94087724759296">
          <text:insertion>
            <office:change-info>
              <dc:creator>Autoria desconeguda</dc:creator>
              <dc:date>2017-10-06T09:27:08</dc:date>
            </office:change-info>
          </text:insertion>
        </text:changed-region>
        <text:changed-region xml:id="ct94087724759520" text:id="ct94087724759520">
          <text:deletion>
            <office:change-info>
              <dc:creator>Autoria desconeguda</dc:creator>
              <dc:date>2017-10-11T09:10:17</dc:date>
            </office:change-info>
            <text:p text:style-name="P84">Número de pàgina que es vol obtenir. Null si no es vol realitzar la consulta amb paginació</text:p>
          </text:deletion>
        </text:changed-region>
        <text:changed-region xml:id="ct94087724759744" text:id="ct94087724759744">
          <text:insertion>
            <office:change-info>
              <dc:creator>Autoria desconeguda</dc:creator>
              <dc:date>2017-10-11T09:10:17</dc:date>
            </office:change-info>
          </text:insertion>
        </text:changed-region>
        <text:changed-region xml:id="ct94087724760416" text:id="ct94087724760416">
          <text:deletion>
            <office:change-info>
              <dc:creator>Autoria desconeguda</dc:creator>
              <dc:date>2017-10-06T09:27:10</dc:date>
            </office:change-info>
            <text:p text:style-name="P85">int</text:p>
          </text:deletion>
        </text:changed-region>
        <text:changed-region xml:id="ct94087724760816" text:id="ct94087724760816">
          <text:insertion>
            <office:change-info>
              <dc:creator>Autoria desconeguda</dc:creator>
              <dc:date>2017-10-06T09:27:10</dc:date>
            </office:change-info>
          </text:insertion>
        </text:changed-region>
        <text:changed-region xml:id="ct94087724761200" text:id="ct94087724761200">
          <text:deletion>
            <office:change-info>
              <dc:creator>Autoria desconeguda</dc:creator>
              <dc:date>2017-10-11T09:10:40</dc:date>
            </office:change-info>
            <text:p text:style-name="P84">Número de elements per pàgina. Null si no es vol realitzar la consulta amb paginació</text:p>
          </text:deletion>
        </text:changed-region>
        <text:changed-region xml:id="ct94087724761424" text:id="ct94087724761424">
          <text:insertion>
            <office:change-info>
              <dc:creator>Autoria desconeguda</dc:creator>
              <dc:date>2017-10-11T09:10:40</dc:date>
            </office:change-info>
          </text:insertion>
        </text:changed-region>
        <text:changed-region xml:id="ct94087721029456" text:id="ct94087721029456">
          <text:insertion>
            <office:change-info>
              <dc:creator>Autoria desconeguda</dc:creator>
              <dc:date>2017-10-11T09:14:10</dc:date>
            </office:change-info>
          </text:insertion>
        </text:changed-region>
        <text:changed-region xml:id="ct94087724765440" text:id="ct94087724765440">
          <text:deletion>
            <office:change-info>
              <dc:creator>Autoria desconeguda</dc:creator>
              <dc:date>2017-10-06T09:21:48</dc:date>
            </office:change-info>
            <text:p text:style-name="P86"/>
            <text:p text:style-name="P86"/>
          </text:deletion>
        </text:changed-region>
        <text:changed-region xml:id="ct94087724766688" text:id="ct94087724766688">
          <text:insertion>
            <office:change-info>
              <dc:creator>Autoria desconeguda</dc:creator>
              <dc:date>2017-10-06T09:21:30</dc:date>
            </office:change-info>
          </text:insertion>
        </text:changed-region>
        <text:changed-region xml:id="ct94087724766912" text:id="ct94087724766912">
          <text:deletion>
            <office:change-info>
              <dc:creator>Autoria desconeguda</dc:creator>
              <dc:date>2017-10-06T09:21:37</dc:date>
            </office:change-info>
            <text:h text:style-name="P87" text:outline-level="2"/>
            <text:p text:style-name="P88"><text:bookmark-start text:name="__RefHeading___Toc476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5">expedient</text:span><text:span text:style-name="T6">Versions</text:span><text:bookmark-end text:name="__RefHeading___Toc476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  <text:p text:style-name="P89"/>
          </text:deletion>
        </text:changed-region>
        <text:changed-region xml:id="ct94087724767712" text:id="ct94087724767712">
          <text:insertion>
            <office:change-info>
              <dc:creator>Autoria desconeguda</dc:creator>
              <dc:date>2017-10-11T09:11:52</dc:date>
            </office:change-info>
          </text:insertion>
        </text:changed-region>
        <text:changed-region xml:id="ct94087724774000" text:id="ct94087724774000">
          <text:insertion>
            <office:change-info>
              <dc:creator>Autoria desconeguda</dc:creator>
              <dc:date>2017-10-11T09:13:33</dc:date>
            </office:change-info>
          </text:insertion>
        </text:changed-region>
        <text:changed-region xml:id="ct94087724774224" text:id="ct94087724774224">
          <text:deletion>
            <office:change-info>
              <dc:creator>Autoria desconeguda</dc:creator>
              <dc:date>2017-10-10T10:00:00</dc:date>
            </office:change-info>
            <text:p text:style-name="P74">InformacioItem</text:p>
          </text:deletion>
        </text:changed-region>
        <text:changed-region xml:id="ct94087724774768" text:id="ct94087724774768">
          <text:insertion>
            <office:change-info>
              <dc:creator>Autoria desconeguda</dc:creator>
              <dc:date>2017-10-10T10:00:00</dc:date>
            </office:change-info>
          </text:insertion>
        </text:changed-region>
        <text:changed-region xml:id="ct94087724776960" text:id="ct94087724776960">
          <text:deletion>
            <office:change-info>
              <dc:creator>Autoria desconeguda</dc:creator>
              <dc:date>2017-10-06T09:21:45</dc:date>
            </office:change-info>
            <text:p text:style-name="P90"/>
            <text:p text:style-name="P90"/>
          </text:deletion>
        </text:changed-region>
        <text:changed-region xml:id="ct94087724777184" text:id="ct94087724777184">
          <text:deletion>
            <office:change-info>
              <dc:creator>Autoria desconeguda</dc:creator>
              <dc:date>2017-10-06T09:21:41</dc:date>
            </office:change-info>
            <text:h text:style-name="P78" text:outline-level="2"/>
            <text:p text:style-name="P79"/>
          </text:deletion>
        </text:changed-region>
        <text:changed-region xml:id="ct94087724777408" text:id="ct94087724777408">
          <text:deletion>
            <office:change-info>
              <dc:creator>Autoria desconeguda</dc:creator>
              <dc:date>2017-10-11T09:13:22</dc:date>
            </office:change-info>
            <text:p text:style-name="P91">Tancament d’un expedient amb estat obert.</text:p>
          </text:deletion>
        </text:changed-region>
        <text:changed-region xml:id="ct94087724778560" text:id="ct94087724778560">
          <text:insertion>
            <office:change-info>
              <dc:creator>Autoria desconeguda</dc:creator>
              <dc:date>2017-10-11T09:13:22</dc:date>
            </office:change-info>
          </text:insertion>
        </text:changed-region>
        <text:changed-region xml:id="ct94087724779504" text:id="ct94087724779504">
          <text:insertion>
            <office:change-info>
              <dc:creator>Autoria desconeguda</dc:creator>
              <dc:date>2017-10-11T09:14:04</dc:date>
            </office:change-info>
          </text:insertion>
        </text:changed-region>
        <text:changed-region xml:id="ct94087724782384" text:id="ct94087724782384">
          <text:insertion>
            <office:change-info>
              <dc:creator>Autoria desconeguda</dc:creator>
              <dc:date>2017-10-11T09:13:37</dc:date>
            </office:change-info>
          </text:insertion>
        </text:changed-region>
        <text:changed-region xml:id="ct94087724785744" text:id="ct94087724785744">
          <text:deletion>
            <office:change-info>
              <dc:creator>Autoria desconeguda</dc:creator>
              <dc:date>2017-10-06T09:23:13</dc:date>
            </office:change-info>
            <text:h text:style-name="P92" text:outline-level="2"/>
            <text:h text:style-name="P93" text:outline-level="2"/>
            <text:h text:style-name="P94" text:outline-level="2"><text:bookmark-start text:name="__RefHeading___Toc4764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xpedientReobrir<text:bookmark-end text:name="__RefHeading___Toc4764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5"/>
          </text:deletion>
        </text:changed-region>
        <text:changed-region xml:id="ct94087724786352" text:id="ct94087724786352">
          <text:deletion>
            <office:change-info>
              <dc:creator>Autoria desconeguda</dc:creator>
              <dc:date>2017-10-11T09:13:58</dc:date>
            </office:change-info>
            <text:p text:style-name="P91">Reobertura d’un expedient amb estat tancat.</text:p>
          </text:deletion>
        </text:changed-region>
        <text:changed-region xml:id="ct94087724788496" text:id="ct94087724788496">
          <text:insertion>
            <office:change-info>
              <dc:creator>Autoria desconeguda</dc:creator>
              <dc:date>2017-10-11T09:13:58</dc:date>
            </office:change-info>
          </text:insertion>
        </text:changed-region>
        <text:changed-region xml:id="ct94087724784848" text:id="ct94087724784848">
          <text:insertion>
            <office:change-info>
              <dc:creator>Autoria desconeguda</dc:creator>
              <dc:date>2017-10-11T09:14:05</dc:date>
            </office:change-info>
          </text:insertion>
        </text:changed-region>
        <text:changed-region xml:id="ct94087724792000" text:id="ct94087724792000">
          <text:insertion>
            <office:change-info>
              <dc:creator>Autoria desconeguda</dc:creator>
              <dc:date>2017-10-11T09:14:08</dc:date>
            </office:change-info>
          </text:insertion>
        </text:changed-region>
        <text:changed-region xml:id="ct94087724795008" text:id="ct94087724795008">
          <text:deletion>
            <office:change-info>
              <dc:creator>Autoria desconeguda</dc:creator>
              <dc:date>2017-10-06T09:19:40</dc:date>
            </office:change-info>
            <text:p text:style-name="P86"/>
            <text:p text:style-name="P86"/>
          </text:deletion>
        </text:changed-region>
        <text:changed-region xml:id="ct94087724796640" text:id="ct94087724796640">
          <text:deletion>
            <office:change-info>
              <dc:creator>Autoria desconeguda</dc:creator>
              <dc:date>2017-10-06T09:21:13</dc:date>
            </office:change-info>
            <text:h text:style-name="P96" text:outline-level="2"/>
            <text:p text:style-name="P97"/>
          </text:deletion>
        </text:changed-region>
        <text:changed-region xml:id="ct94087724796864" text:id="ct94087724796864">
          <text:deletion>
            <office:change-info>
              <dc:creator>Autoria desconeguda</dc:creator>
              <dc:date>2017-10-11T09:14:53</dc:date>
            </office:change-info>
            <text:p text:style-name="P98">Exporta un expedient al format definit per l’ENI.</text:p>
          </text:deletion>
        </text:changed-region>
        <text:changed-region xml:id="ct94087724799008" text:id="ct94087724799008">
          <text:insertion>
            <office:change-info>
              <dc:creator>Autoria desconeguda</dc:creator>
              <dc:date>2017-10-11T09:14:54</dc:date>
            </office:change-info>
          </text:insertion>
        </text:changed-region>
        <text:changed-region xml:id="ct94087724802384" text:id="ct94087724802384">
          <text:insertion>
            <office:change-info>
              <dc:creator>Autoria desconeguda</dc:creator>
              <dc:date>2017-10-11T09:14:32</dc:date>
            </office:change-info>
          </text:insertion>
        </text:changed-region>
        <text:changed-region xml:id="ct94087724804080" text:id="ct94087724804080">
          <text:deletion>
            <office:change-info>
              <dc:creator>Autoria desconeguda</dc:creator>
              <dc:date>2017-10-06T09:19:38</dc:date>
            </office:change-info>
            <text:p text:style-name="P86"/>
            <text:p text:style-name="P86"/>
          </text:deletion>
        </text:changed-region>
        <text:changed-region xml:id="ct94087724805328" text:id="ct94087724805328">
          <text:deletion>
            <office:change-info>
              <dc:creator>Autoria desconeguda</dc:creator>
              <dc:date>2017-10-06T09:21:10</dc:date>
            </office:change-info>
            <text:h text:style-name="P99" text:outline-level="2"/>
            <text:p text:style-name="P100"/>
          </text:deletion>
        </text:changed-region>
        <text:changed-region xml:id="ct94087724811152" text:id="ct94087724811152">
          <text:deletion>
            <office:change-info>
              <dc:creator>Autoria desconeguda</dc:creator>
              <dc:date>2017-10-11T09:15:18</dc:date>
            </office:change-info>
            <text:p text:style-name="P101">Creació d’un document </text:p>
          </text:deletion>
        </text:changed-region>
        <text:changed-region xml:id="ct94087724810928" text:id="ct94087724810928">
          <text:deletion>
            <office:change-info>
              <dc:creator>Autoria desconeguda</dc:creator>
              <dc:date>2017-10-06T13:10:15</dc:date>
            </office:change-info>
            <text:p text:style-name="P101">de tipus </text:p>
          </text:deletion>
        </text:changed-region>
        <text:changed-region xml:id="ct94087724810704" text:id="ct94087724810704">
          <text:deletion>
            <office:change-info>
              <dc:creator>Autoria desconeguda</dc:creator>
              <dc:date>2017-10-05T16:30:03</dc:date>
            </office:change-info>
            <text:p text:style-name="P101">final</text:p>
          </text:deletion>
        </text:changed-region>
        <text:changed-region xml:id="ct94087724810480" text:id="ct94087724810480">
          <text:deletion>
            <office:change-info>
              <dc:creator>Autoria desconeguda</dc:creator>
              <dc:date>2017-10-06T13:10:15</dc:date>
            </office:change-info>
            <text:p text:style-name="P101"><text:s/></text:p>
          </text:deletion>
        </text:changed-region>
        <text:changed-region xml:id="ct94087721052784" text:id="ct94087721052784">
          <text:deletion>
            <office:change-info>
              <dc:creator>Autoria desconeguda</dc:creator>
              <dc:date>2017-10-11T09:15:18</dc:date>
            </office:change-info>
            <text:p text:style-name="P101">a dins l’arxiu.</text:p>
          </text:deletion>
        </text:changed-region>
        <text:changed-region xml:id="ct94087724811376" text:id="ct94087724811376">
          <text:insertion>
            <office:change-info>
              <dc:creator>Autoria desconeguda</dc:creator>
              <dc:date>2017-10-11T09:15:18</dc:date>
            </office:change-info>
          </text:insertion>
        </text:changed-region>
        <text:changed-region xml:id="ct94087724813696" text:id="ct94087724813696">
          <text:deletion>
            <office:change-info>
              <dc:creator>Autoria desconeguda</dc:creator>
              <dc:date>2017-10-11T09:16:08</dc:date>
            </office:change-info>
            <text:p text:style-name="P102">Document a crear</text:p>
          </text:deletion>
        </text:changed-region>
        <text:changed-region xml:id="ct94087724813920" text:id="ct94087724813920">
          <text:insertion>
            <office:change-info>
              <dc:creator>Autoria desconeguda</dc:creator>
              <dc:date>2017-10-11T09:16:08</dc:date>
            </office:change-info>
          </text:insertion>
        </text:changed-region>
        <text:changed-region xml:id="ct94087721063056" text:id="ct94087721063056">
          <text:deletion>
            <office:change-info>
              <dc:creator>Autoria desconeguda</dc:creator>
              <dc:date>2017-10-11T09:15:47</dc:date>
            </office:change-info>
            <text:p text:style-name="P103">Identificador del pare (contenidor) del document</text:p>
          </text:deletion>
        </text:changed-region>
        <text:changed-region xml:id="ct94087724805072" text:id="ct94087724805072">
          <text:insertion>
            <office:change-info>
              <dc:creator>Autoria desconeguda</dc:creator>
              <dc:date>2017-10-11T09:15:47</dc:date>
            </office:change-info>
          </text:insertion>
        </text:changed-region>
        <text:changed-region xml:id="ct94087724815312" text:id="ct94087724815312">
          <text:insertion>
            <office:change-info>
              <dc:creator>Autoria desconeguda</dc:creator>
              <dc:date>2017-10-11T09:16:35</dc:date>
            </office:change-info>
          </text:insertion>
        </text:changed-region>
        <text:changed-region xml:id="ct94087724815536" text:id="ct94087724815536">
          <text:deletion>
            <office:change-info>
              <dc:creator>Autoria desconeguda</dc:creator>
              <dc:date>2017-10-11T09:17:36</dc:date>
            </office:change-info>
            <text:p text:style-name="P104">String</text:p>
          </text:deletion>
        </text:changed-region>
        <text:changed-region xml:id="ct94087724815760" text:id="ct94087724815760">
          <text:insertion>
            <office:change-info>
              <dc:creator>Autoria desconeguda</dc:creator>
              <dc:date>2017-10-11T09:17:36</dc:date>
            </office:change-info>
          </text:insertion>
        </text:changed-region>
        <text:changed-region xml:id="ct94087724821520" text:id="ct94087724821520">
          <text:deletion>
            <office:change-info>
              <dc:creator>Autoria desconeguda</dc:creator>
              <dc:date>2017-10-10T09:56:53</dc:date>
            </office:change-info>
            <text:p text:style-name="P105"/>
            <table:table table:name="Taula28" table:style-name="Taula28">
              <table:table-column table:style-name="Taula28.A"/>
              <table:table-column table:style-name="Taula28.B"/>
              <table:table-column table:style-name="Taula28.C"/>
              <table:table-column table:style-name="Taula28.D"/>
              <table:table-row>
                <table:table-cell table:style-name="Taula28.A1" table:number-columns-spanned="4" office:value-type="string">
                  <text:p text:style-name="P510"><text:span text:style-name="T55"><text:s/>M </text:span><text:span text:style-name="T54"><text:s/>documentEstablirDefinitiu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ula28.A2" office:value-type="string">
                  <text:p text:style-name="P444">Descripció</text:p>
                </table:table-cell>
                <table:table-cell table:style-name="Taula28.B2" table:number-columns-spanned="3" office:value-type="string">
                  <text:p text:style-name="P201">Converteix un document de tipus esborrany a un document de tipus definitiu.</text:p>
                </table:table-cell>
                <table:covered-table-cell/>
                <table:covered-table-cell/>
              </table:table-row>
              <table:table-row table:style-name="Taula28.3">
                <table:table-cell table:style-name="Taula28.A3" table:number-rows-spanned="2" office:value-type="string">
                  <text:p text:style-name="P437"><text:span text:style-name="T72">P</text:span>aràmetres</text:p>
                </table:table-cell>
                <table:table-cell table:style-name="Taula28.B3" office:value-type="string">
                  <text:p text:style-name="P409">Camp</text:p>
                </table:table-cell>
                <table:table-cell table:style-name="Taula28.C3" office:value-type="string">
                  <text:p text:style-name="P408">Tipus</text:p>
                </table:table-cell>
                <table:table-cell table:style-name="Taula28.B3" office:value-type="string">
                  <text:p text:style-name="P408">Descripció</text:p>
                </table:table-cell>
              </table:table-row>
              <table:table-row table:style-name="Taula28.3">
                <table:covered-table-cell/>
                <table:table-cell table:style-name="Taula28.B4" office:value-type="string">
                  <text:p text:style-name="P431">identificador</text:p>
                </table:table-cell>
                <table:table-cell table:style-name="Taula28.B4" office:value-type="string">
                  <text:p text:style-name="P272"><text:span text:style-name="T4">String</text:span> </text:p>
                </table:table-cell>
                <table:table-cell table:style-name="Taula28.D4" office:value-type="string">
                  <text:p text:style-name="P311">Identificador de<text:span text:style-name="T52">l document</text:span></text:p>
                </table:table-cell>
              </table:table-row>
              <table:table-row>
                <table:table-cell table:style-name="Taula28.A5" office:value-type="string">
                  <text:p text:style-name="P450">Excepcions</text:p>
                </table:table-cell>
                <table:table-cell table:style-name="Taula28.B5" office:value-type="string">
                  <text:p text:style-name="P364"><text:span text:style-name="T50">Arxiu</text:span>Exception</text:p>
                </table:table-cell>
                <table:table-cell table:style-name="Taula28.C5" table:number-columns-spanned="2" office:value-type="string">
                  <text:p text:style-name="P364">Si es produeix algun problema <text:span text:style-name="T50">al realitzar l’operació amb l’arxiu</text:span></text:p>
                </table:table-cell>
                <table:covered-table-cell/>
              </table:table-row>
              <table:table-row>
                <table:table-cell table:style-name="Taula28.A6" office:value-type="string">
                  <text:p text:style-name="P444">Valor de retorn</text:p>
                </table:table-cell>
                <table:table-cell table:style-name="Taula28.B6" table:number-columns-spanned="3" office:value-type="string">
                  <text:p text:style-name="P314">InformacioItem</text:p>
                </table:table-cell>
                <table:covered-table-cell/>
                <table:covered-table-cell/>
              </table:table-row>
            </table:table>
            <text:h text:style-name="P106" text:outline-level="2"/>
          </text:deletion>
        </text:changed-region>
        <text:changed-region xml:id="ct94087724821296" text:id="ct94087724821296">
          <text:deletion>
            <office:change-info>
              <dc:creator>Autoria desconeguda</dc:creator>
              <dc:date>2017-10-06T09:23:24</dc:date>
            </office:change-info>
            <text:h text:style-name="P106" text:outline-level="2"/>
            <text:h text:style-name="P107" text:outline-level="2"/>
          </text:deletion>
        </text:changed-region>
        <text:changed-region xml:id="ct94087724821072" text:id="ct94087724821072">
          <text:deletion>
            <office:change-info>
              <dc:creator>Autoria desconeguda</dc:creator>
              <dc:date>2017-10-10T09:56:53</dc:date>
            </office:change-info>
            <text:h text:style-name="P107" text:outline-level="2">ocument<text:span text:style-name="T7">EstablirDefinitiu</text:span></text:h>
          </text:deletion>
        </text:changed-region>
        <text:changed-region xml:id="ct94087724820848" text:id="ct94087724820848">
          <text:deletion>
            <office:change-info>
              <dc:creator>Autoria desconeguda</dc:creator>
              <dc:date>2017-10-06T09:19:30</dc:date>
            </office:change-info>
            <text:h text:style-name="P107" text:outline-level="2">D</text:h>
          </text:deletion>
        </text:changed-region>
        <text:changed-region xml:id="ct94087724820624" text:id="ct94087724820624">
          <text:deletion>
            <office:change-info>
              <dc:creator>Autoria desconeguda</dc:creator>
              <dc:date>2017-10-10T09:56:53</dc:date>
            </office:change-info>
            <text:h text:style-name="P108" text:outline-level="2"/>
            <text:p text:style-name="P109"/>
          </text:deletion>
        </text:changed-region>
        <text:changed-region xml:id="ct94087724820400" text:id="ct94087724820400">
          <text:deletion>
            <office:change-info>
              <dc:creator>Autoria desconeguda</dc:creator>
              <dc:date>2017-10-06T09:21:08</dc:date>
            </office:change-info>
            <text:p text:style-name="P109"/>
            <text:h text:style-name="P107" text:outline-level="2"/>
          </text:deletion>
        </text:changed-region>
        <text:changed-region xml:id="ct94087724820176" text:id="ct94087724820176">
          <text:deletion>
            <office:change-info>
              <dc:creator>Autoria desconeguda</dc:creator>
              <dc:date>2017-10-06T09:20:20</dc:date>
            </office:change-info>
            <text:h text:style-name="P107" text:outline-level="2"/>
            <text:h text:style-name="P106" text:outline-level="2"/>
          </text:deletion>
        </text:changed-region>
        <text:changed-region xml:id="ct94087724819952" text:id="ct94087724819952">
          <text:deletion>
            <office:change-info>
              <dc:creator>Autoria desconeguda</dc:creator>
              <dc:date>2017-10-06T09:19:33</dc:date>
            </office:change-info>
            <text:h text:style-name="P106" text:outline-level="2">D</text:h>
          </text:deletion>
        </text:changed-region>
        <text:changed-region xml:id="ct94087724819728" text:id="ct94087724819728">
          <text:deletion>
            <office:change-info>
              <dc:creator>Autoria desconeguda</dc:creator>
              <dc:date>2017-10-06T09:21:06</dc:date>
            </office:change-info>
            <text:h text:style-name="P108" text:outline-level="2">ocumentEsborranyCrear</text:h>
            <text:p text:style-name="P110"/>
          </text:deletion>
        </text:changed-region>
        <text:changed-region xml:id="ct94087724819504" text:id="ct94087724819504">
          <text:deletion>
            <office:change-info>
              <dc:creator>Autoria desconeguda</dc:creator>
              <dc:date>2017-10-06T13:10:28</dc:date>
            </office:change-info>
            <text:p text:style-name="P110"/>
            <table:table table:name="Taula27" table:style-name="Taula27">
              <table:table-column table:style-name="Taula27.A"/>
              <table:table-column table:style-name="Taula27.B"/>
              <table:table-column table:style-name="Taula27.C"/>
              <table:table-column table:style-name="Taula27.D"/>
              <table:table-row>
                <table:table-cell table:style-name="Taula27.A1" table:number-columns-spanned="4" office:value-type="string">
                  <text:p text:style-name="P510"><text:span text:style-name="T55"><text:s/>M </text:span><text:span text:style-name="T54"><text:s/>documentEsborranyCrear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ula27.A2" office:value-type="string">
                  <text:p text:style-name="P444">Descripció</text:p>
                </table:table-cell>
                <table:table-cell table:style-name="Taula27.B2" table:number-columns-spanned="3" office:value-type="string">
                  <text:p text:style-name="P189">Creació d’un document de tipus esborrany (sense firmes) a dins l’arxiu.</text:p>
                </table:table-cell>
                <table:covered-table-cell/>
                <table:covered-table-cell/>
              </table:table-row>
              <table:table-row table:style-name="Taula27.3">
                <table:table-cell table:style-name="Taula27.A3" table:number-rows-spanned="3" office:value-type="string">
                  <text:p text:style-name="P437">Paràmetres</text:p>
                </table:table-cell>
                <table:table-cell table:style-name="Taula27.B3" office:value-type="string">
                  <text:p text:style-name="P409">Camp</text:p>
                </table:table-cell>
                <table:table-cell table:style-name="Taula27.C3" office:value-type="string">
                  <text:p text:style-name="P408">Tipus</text:p>
                </table:table-cell>
                <table:table-cell table:style-name="Taula27.B3" office:value-type="string">
                  <text:p text:style-name="P408">Descripció</text:p>
                </table:table-cell>
              </table:table-row>
              <table:table-row table:style-name="Taula27.3">
                <table:covered-table-cell/>
                <table:table-cell table:style-name="Taula27.B4" office:value-type="string">
                  <text:p text:style-name="P472">document</text:p>
                </table:table-cell>
                <table:table-cell table:style-name="Taula27.B4" office:value-type="string">
                  <text:p text:style-name="P272"><text:span text:style-name="T51">Document</text:span> </text:p>
                </table:table-cell>
                <table:table-cell table:style-name="Taula27.D4" office:value-type="string">
                  <text:p text:style-name="P322"><text:span text:style-name="T47">D</text:span>ocument <text:span text:style-name="T47">a crear</text:span></text:p>
                </table:table-cell>
              </table:table-row>
              <table:table-row>
                <table:covered-table-cell/>
                <table:table-cell table:style-name="Taula27.B5" office:value-type="string">
                  <text:p text:style-name="P467">identificador<text:span text:style-name="T61">Pare</text:span></text:p>
                </table:table-cell>
                <table:table-cell table:style-name="Taula27.C5" office:value-type="string">
                  <text:p text:style-name="P272"><text:span text:style-name="T4">String</text:span> </text:p>
                </table:table-cell>
                <table:table-cell table:style-name="Taula27.D5" office:value-type="string">
                  <text:p text:style-name="P322">Identificador del pare (contenidor) del document</text:p>
                </table:table-cell>
              </table:table-row>
              <table:table-row>
                <table:table-cell table:style-name="Taula27.A6" office:value-type="string">
                  <text:p text:style-name="P450">Excepcions</text:p>
                </table:table-cell>
                <table:table-cell table:style-name="Taula27.B6" office:value-type="string">
                  <text:p text:style-name="P364"><text:span text:style-name="T50">Arxiu</text:span>Exception</text:p>
                </table:table-cell>
                <table:table-cell table:style-name="Taula27.C6" table:number-columns-spanned="2" office:value-type="string">
                  <text:p text:style-name="P364">Si es produeix algun problema <text:span text:style-name="T50">al realitzar l’operació amb l’arxiu</text:span></text:p>
                </table:table-cell>
                <table:covered-table-cell/>
              </table:table-row>
              <table:table-row>
                <table:table-cell table:style-name="Taula27.A7" office:value-type="string">
                  <text:p text:style-name="P444">Valor de retorn</text:p>
                </table:table-cell>
                <table:table-cell table:style-name="Taula27.B7" table:number-columns-spanned="3" office:value-type="string">
                  <text:p text:style-name="P324">String</text:p>
                </table:table-cell>
                <table:covered-table-cell/>
                <table:covered-table-cell/>
              </table:table-row>
            </table:table>
            <text:p text:style-name="P110"/>
          </text:deletion>
        </text:changed-region>
        <text:changed-region xml:id="ct94087724821744" text:id="ct94087724821744">
          <text:deletion>
            <office:change-info>
              <dc:creator>Autoria desconeguda</dc:creator>
              <dc:date>2017-10-06T09:19:28</dc:date>
            </office:change-info>
            <text:h text:style-name="P111" text:outline-level="2">D</text:h>
          </text:deletion>
        </text:changed-region>
        <text:changed-region xml:id="ct94087724822480" text:id="ct94087724822480">
          <text:insertion>
            <office:change-info>
              <dc:creator>Autoria desconeguda</dc:creator>
              <dc:date>2017-10-06T09:19:28</dc:date>
            </office:change-info>
          </text:insertion>
        </text:changed-region>
        <text:changed-region xml:id="ct94087724823056" text:id="ct94087724823056">
          <text:deletion>
            <office:change-info>
              <dc:creator>Autoria desconeguda</dc:creator>
              <dc:date>2017-10-11T09:18:27</dc:date>
            </office:change-info>
            <text:p text:style-name="P101">Modificació d’un document existent a l’arxiu</text:p>
          </text:deletion>
        </text:changed-region>
        <text:changed-region xml:id="ct94087724823760" text:id="ct94087724823760">
          <text:insertion>
            <office:change-info>
              <dc:creator>Autoria desconeguda</dc:creator>
              <dc:date>2017-10-11T09:18:27</dc:date>
            </office:change-info>
          </text:insertion>
        </text:changed-region>
        <text:changed-region xml:id="ct94087724822224" text:id="ct94087724822224">
          <text:deletion>
            <office:change-info>
              <dc:creator>Autoria desconeguda</dc:creator>
              <dc:date>2017-10-11T09:16:14</dc:date>
            </office:change-info>
            <text:p text:style-name="P112">Document a modificar</text:p>
          </text:deletion>
        </text:changed-region>
        <text:changed-region xml:id="ct94087724818944" text:id="ct94087724818944">
          <text:insertion>
            <office:change-info>
              <dc:creator>Autoria desconeguda</dc:creator>
              <dc:date>2017-10-11T09:16:14</dc:date>
            </office:change-info>
          </text:insertion>
        </text:changed-region>
        <text:changed-region xml:id="ct94087724824784" text:id="ct94087724824784">
          <text:insertion>
            <office:change-info>
              <dc:creator>Autoria desconeguda</dc:creator>
              <dc:date>2017-10-10T09:57:11</dc:date>
            </office:change-info>
          </text:insertion>
        </text:changed-region>
        <text:changed-region xml:id="ct94087724825168" text:id="ct94087724825168">
          <text:insertion>
            <office:change-info>
              <dc:creator>Autoria desconeguda</dc:creator>
              <dc:date>2017-10-10T09:57:38</dc:date>
            </office:change-info>
          </text:insertion>
        </text:changed-region>
        <text:changed-region xml:id="ct94087724825648" text:id="ct94087724825648">
          <text:insertion>
            <office:change-info>
              <dc:creator>Autoria desconeguda</dc:creator>
              <dc:date>2017-10-10T09:57:45</dc:date>
            </office:change-info>
          </text:insertion>
        </text:changed-region>
        <text:changed-region xml:id="ct94087724825952" text:id="ct94087724825952">
          <text:insertion>
            <office:change-info>
              <dc:creator>Autoria desconeguda</dc:creator>
              <dc:date>2017-10-10T09:58:00</dc:date>
            </office:change-info>
          </text:insertion>
        </text:changed-region>
        <text:changed-region xml:id="ct94087724835712" text:id="ct94087724835712">
          <text:insertion>
            <office:change-info>
              <dc:creator>Autoria desconeguda</dc:creator>
              <dc:date>2017-10-11T09:16:34</dc:date>
            </office:change-info>
          </text:insertion>
        </text:changed-region>
        <text:changed-region xml:id="ct94087721067376" text:id="ct94087721067376">
          <text:deletion>
            <office:change-info>
              <dc:creator>Autoria desconeguda</dc:creator>
              <dc:date>2017-10-10T10:00:04</dc:date>
            </office:change-info>
            <text:p text:style-name="P74">InformacioItem</text:p>
          </text:deletion>
        </text:changed-region>
        <text:changed-region xml:id="ct94087724834592" text:id="ct94087724834592">
          <text:insertion>
            <office:change-info>
              <dc:creator>Autoria desconeguda</dc:creator>
              <dc:date>2017-10-10T10:00:04</dc:date>
            </office:change-info>
          </text:insertion>
        </text:changed-region>
        <text:changed-region xml:id="ct94087724837904" text:id="ct94087724837904">
          <text:insertion>
            <office:change-info>
              <dc:creator>Autoria desconeguda</dc:creator>
              <dc:date>2017-10-06T09:19:19</dc:date>
            </office:change-info>
          </text:insertion>
        </text:changed-region>
        <text:changed-region xml:id="ct94087724839088" text:id="ct94087724839088">
          <text:deletion>
            <office:change-info>
              <dc:creator>Autoria desconeguda</dc:creator>
              <dc:date>2017-10-06T09:23:30</dc:date>
            </office:change-info>
            <text:h text:style-name="P113" text:outline-level="2"/>
            <text:p text:style-name="P114"/>
          </text:deletion>
        </text:changed-region>
        <text:changed-region xml:id="ct94087724839504" text:id="ct94087724839504">
          <text:deletion>
            <office:change-info>
              <dc:creator>Autoria desconeguda</dc:creator>
              <dc:date>2017-10-11T09:18:11</dc:date>
            </office:change-info>
            <text:p text:style-name="P115">Eliminació d’un document existent a dins l’arxiu.</text:p>
          </text:deletion>
        </text:changed-region>
        <text:changed-region xml:id="ct94087724840000" text:id="ct94087724840000">
          <text:insertion>
            <office:change-info>
              <dc:creator>Autoria desconeguda</dc:creator>
              <dc:date>2017-10-11T09:18:11</dc:date>
            </office:change-info>
          </text:insertion>
        </text:changed-region>
        <text:changed-region xml:id="ct94087724843744" text:id="ct94087724843744">
          <text:insertion>
            <office:change-info>
              <dc:creator>Autoria desconeguda</dc:creator>
              <dc:date>2017-10-11T09:16:41</dc:date>
            </office:change-info>
          </text:insertion>
        </text:changed-region>
        <text:changed-region xml:id="ct94087724845552" text:id="ct94087724845552">
          <text:insertion>
            <office:change-info>
              <dc:creator>Autoria desconeguda</dc:creator>
              <dc:date>2017-10-11T09:16:38</dc:date>
            </office:change-info>
          </text:insertion>
        </text:changed-region>
        <text:changed-region xml:id="ct94087724848064" text:id="ct94087724848064">
          <text:deletion>
            <office:change-info>
              <dc:creator>Autoria desconeguda</dc:creator>
              <dc:date>2017-10-06T09:23:32</dc:date>
            </office:change-info>
            <text:h text:style-name="P78" text:outline-level="2"/>
            <text:p text:style-name="P79"/>
          </text:deletion>
        </text:changed-region>
        <text:changed-region xml:id="ct94087724848288" text:id="ct94087724848288">
          <text:deletion>
            <office:change-info>
              <dc:creator>Autoria desconeguda</dc:creator>
              <dc:date>2017-10-11T09:18:49</dc:date>
            </office:change-info>
            <text:p text:style-name="P116">Obtenció de la informació completa d’un document donat el seu identificador i versió (la versió és opcional i si no s’especifica s'entén que es sol·licita la informació de la darrera).</text:p>
          </text:deletion>
        </text:changed-region>
        <text:changed-region xml:id="ct94087724846912" text:id="ct94087724846912">
          <text:insertion>
            <office:change-info>
              <dc:creator>Autoria desconeguda</dc:creator>
              <dc:date>2017-10-11T09:18:49</dc:date>
            </office:change-info>
          </text:insertion>
        </text:changed-region>
        <text:changed-region xml:id="ct94087724855472" text:id="ct94087724855472">
          <text:insertion>
            <office:change-info>
              <dc:creator>Autoria desconeguda</dc:creator>
              <dc:date>2017-10-11T09:18:53</dc:date>
            </office:change-info>
          </text:insertion>
        </text:changed-region>
        <text:changed-region xml:id="ct94087724856000" text:id="ct94087724856000">
          <text:deletion>
            <office:change-info>
              <dc:creator>Autoria desconeguda</dc:creator>
              <dc:date>2017-10-11T09:19:09</dc:date>
            </office:change-info>
            <text:p text:style-name="P103">Versió del document. NO Obligatori.</text:p>
          </text:deletion>
        </text:changed-region>
        <text:changed-region xml:id="ct94087724856544" text:id="ct94087724856544">
          <text:insertion>
            <office:change-info>
              <dc:creator>Autoria desconeguda</dc:creator>
              <dc:date>2017-10-11T09:19:09</dc:date>
            </office:change-info>
          </text:insertion>
        </text:changed-region>
        <text:changed-region xml:id="ct94087724847296" text:id="ct94087724847296">
          <text:deletion>
            <office:change-info>
              <dc:creator>Autoria desconeguda</dc:creator>
              <dc:date>2017-10-11T09:20:01</dc:date>
            </office:change-info>
            <text:p text:style-name="P103">Indica si del document resultat inclou el contingut del document</text:p>
          </text:deletion>
        </text:changed-region>
        <text:changed-region xml:id="ct94087724857104" text:id="ct94087724857104">
          <text:insertion>
            <office:change-info>
              <dc:creator>Autoria desconeguda</dc:creator>
              <dc:date>2017-10-11T09:20:01</dc:date>
            </office:change-info>
          </text:insertion>
        </text:changed-region>
        <text:changed-region xml:id="ct94087724858048" text:id="ct94087724858048">
          <text:insertion>
            <office:change-info>
              <dc:creator>Autoria desconeguda</dc:creator>
              <dc:date>2017-10-11T09:20:10</dc:date>
            </office:change-info>
          </text:insertion>
        </text:changed-region>
        <text:changed-region xml:id="ct94087724864192" text:id="ct94087724864192">
          <text:deletion>
            <office:change-info>
              <dc:creator>Autoria desconeguda</dc:creator>
              <dc:date>2017-10-06T09:23:33</dc:date>
            </office:change-info>
            <text:h text:style-name="P78" text:outline-level="2"/>
            <text:p text:style-name="P117"/>
          </text:deletion>
        </text:changed-region>
        <text:changed-region xml:id="ct94087724864800" text:id="ct94087724864800">
          <text:deletion>
            <office:change-info>
              <dc:creator>Autoria desconeguda</dc:creator>
              <dc:date>2017-10-11T09:21:36</dc:date>
            </office:change-info>
            <text:p text:style-name="P118">Consulta de documents amb filtres.</text:p>
          </text:deletion>
        </text:changed-region>
        <text:changed-region xml:id="ct94087724865296" text:id="ct94087724865296">
          <text:insertion>
            <office:change-info>
              <dc:creator>Autoria desconeguda</dc:creator>
              <dc:date>2017-10-11T09:21:36</dc:date>
            </office:change-info>
          </text:insertion>
        </text:changed-region>
        <text:changed-region xml:id="ct94087724868912" text:id="ct94087724868912">
          <text:insertion>
            <office:change-info>
              <dc:creator>Autoria desconeguda</dc:creator>
              <dc:date>2017-10-11T10:17:01</dc:date>
            </office:change-info>
          </text:insertion>
        </text:changed-region>
        <text:changed-region xml:id="ct94087724875264" text:id="ct94087724875264">
          <text:deletion>
            <office:change-info>
              <dc:creator>Autoria desconeguda</dc:creator>
              <dc:date>2017-10-06T09:23:39</dc:date>
            </office:change-info>
            <text:p text:style-name="P119"/>
            <text:p text:style-name="P119"/>
          </text:deletion>
        </text:changed-region>
        <text:changed-region xml:id="ct94087724875040" text:id="ct94087724875040">
          <text:deletion>
            <office:change-info>
              <dc:creator>Autoria desconeguda</dc:creator>
              <dc:date>2017-10-11T10:17:16</dc:date>
            </office:change-info>
            <text:p text:style-name="P119"/>
            <text:p text:style-name="P119"><text:bookmark-start text:name="__RefHeading___Toc4782_112191102111111111111111111111111111111111111111111111111111111111111111111111111111111111111111111111111111111111111111111111111111111111111111111111111111111111111111111111111111111111111111111111111111111111111111111111111111111111111111111111111111111111111111111111111111"/>ocumentVersions<text:bookmark-end text:name="__RefHeading___Toc4782_112191102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94087724875744" text:id="ct94087724875744">
          <text:insertion>
            <office:change-info>
              <dc:creator>Autoria desconeguda</dc:creator>
              <dc:date>2017-10-11T10:17:09</dc:date>
            </office:change-info>
          </text:insertion>
        </text:changed-region>
        <text:changed-region xml:id="ct94087724875968" text:id="ct94087724875968">
          <text:deletion>
            <office:change-info>
              <dc:creator>Autoria desconeguda</dc:creator>
              <dc:date>2017-10-06T09:23:37</dc:date>
            </office:change-info>
            <text:h text:style-name="P120" text:outline-level="2"/>
            <text:h text:style-name="P120" text:outline-level="2"/>
          </text:deletion>
        </text:changed-region>
        <text:changed-region xml:id="ct94087724877152" text:id="ct94087724877152">
          <text:insertion>
            <office:change-info>
              <dc:creator>Autoria desconeguda</dc:creator>
              <dc:date>2017-10-11T10:17:09</dc:date>
            </office:change-info>
          </text:insertion>
        </text:changed-region>
        <text:changed-region xml:id="ct94087724877760" text:id="ct94087724877760">
          <text:insertion>
            <office:change-info>
              <dc:creator>Autoria desconeguda</dc:creator>
              <dc:date>2017-10-11T10:16:59</dc:date>
            </office:change-info>
          </text:insertion>
        </text:changed-region>
        <text:changed-region xml:id="ct94087724882672" text:id="ct94087724882672">
          <text:deletion>
            <office:change-info>
              <dc:creator>Autoria desconeguda</dc:creator>
              <dc:date>2017-10-10T10:00:10</dc:date>
            </office:change-info>
            <text:p text:style-name="P74">InformacioItem</text:p>
          </text:deletion>
        </text:changed-region>
        <text:changed-region xml:id="ct94087724883408" text:id="ct94087724883408">
          <text:insertion>
            <office:change-info>
              <dc:creator>Autoria desconeguda</dc:creator>
              <dc:date>2017-10-10T10:00:10</dc:date>
            </office:change-info>
          </text:insertion>
        </text:changed-region>
        <text:changed-region xml:id="ct94087724887088" text:id="ct94087724887088">
          <text:deletion>
            <office:change-info>
              <dc:creator>Autoria desconeguda</dc:creator>
              <dc:date>2017-10-06T09:23:49</dc:date>
            </office:change-info>
            <text:p text:style-name="P119"/>
            <text:p text:style-name="P121"/>
          </text:deletion>
        </text:changed-region>
        <text:changed-region xml:id="ct94087724886864" text:id="ct94087724886864">
          <text:deletion>
            <office:change-info>
              <dc:creator>Autoria desconeguda</dc:creator>
              <dc:date>2017-10-09T13:34:29</dc:date>
            </office:change-info>
            <text:p text:style-name="P121"/>
            <table:table table:name="Taula60" table:style-name="Taula60">
              <table:table-column table:style-name="Taula60.A"/>
              <table:table-column table:style-name="Taula60.B"/>
              <table:table-column table:style-name="Taula60.C"/>
              <table:table-column table:style-name="Taula60.D"/>
              <table:table-row>
                <table:table-cell table:style-name="Taula60.A1" table:number-columns-spanned="4" office:value-type="string">
                  <text:p text:style-name="P512"><text:span text:style-name="T55"><text:s/>M </text:span><text:span text:style-name="T54"><text:s/>documentGenerarCsv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ula60.A2" office:value-type="string">
                  <text:p text:style-name="P445">Descripció</text:p>
                </table:table-cell>
                <table:table-cell table:style-name="Taula60.B2" table:number-columns-spanned="3" office:value-type="string">
                  <text:p text:style-name="P202">Genera un nou CSV per a un document.</text:p>
                </table:table-cell>
                <table:covered-table-cell/>
                <table:covered-table-cell/>
              </table:table-row>
              <table:table-row table:style-name="Taula60.3">
                <table:table-cell table:style-name="Taula60.A3" table:number-rows-spanned="2" office:value-type="string">
                  <text:p text:style-name="P437">Paràmetres</text:p>
                </table:table-cell>
                <table:table-cell table:style-name="Taula60.B3" office:value-type="string">
                  <text:p text:style-name="P409">Camp</text:p>
                </table:table-cell>
                <table:table-cell table:style-name="Taula60.C3" office:value-type="string">
                  <text:p text:style-name="P408">Tipus</text:p>
                </table:table-cell>
                <table:table-cell table:style-name="Taula60.B3" office:value-type="string">
                  <text:p text:style-name="P408">Descripció</text:p>
                </table:table-cell>
              </table:table-row>
              <table:table-row table:style-name="Taula60.3">
                <table:covered-table-cell/>
                <table:table-cell table:style-name="Taula60.B4" office:value-type="string">
                  <text:p text:style-name="P428">identificador</text:p>
                </table:table-cell>
                <table:table-cell table:style-name="Taula60.B4" office:value-type="string">
                  <text:p text:style-name="P269"><text:span text:style-name="T4">String</text:span> </text:p>
                </table:table-cell>
                <table:table-cell table:style-name="Taula60.D4" office:value-type="string">
                  <text:p text:style-name="P311">Identificador de<text:span text:style-name="T52">l document</text:span></text:p>
                </table:table-cell>
              </table:table-row>
              <table:table-row>
                <table:table-cell table:style-name="Taula60.A5" office:value-type="string">
                  <text:p text:style-name="P450">Excepcions</text:p>
                </table:table-cell>
                <table:table-cell table:style-name="Taula60.B5" office:value-type="string">
                  <text:p text:style-name="P364"><text:span text:style-name="T50">Arxiu</text:span>Exception</text:p>
                </table:table-cell>
                <table:table-cell table:style-name="Taula60.C5" table:number-columns-spanned="2" office:value-type="string">
                  <text:p text:style-name="P364">Si es produeix algun problema <text:span text:style-name="T50">al realitzar l’operació amb l’arxiu</text:span></text:p>
                </table:table-cell>
                <table:covered-table-cell/>
              </table:table-row>
              <table:table-row>
                <table:table-cell table:style-name="Taula60.A6" office:value-type="string">
                  <text:p text:style-name="P445">Valor de retorn</text:p>
                </table:table-cell>
                <table:table-cell table:style-name="Taula60.B6" table:number-columns-spanned="3" office:value-type="string">
                  <text:p text:style-name="P378">String</text:p>
                </table:table-cell>
                <table:covered-table-cell/>
                <table:covered-table-cell/>
              </table:table-row>
            </table:table>
            <text:h text:style-name="P122" text:outline-level="2"/>
          </text:deletion>
        </text:changed-region>
        <text:changed-region xml:id="ct94087724886640" text:id="ct94087724886640">
          <text:deletion>
            <office:change-info>
              <dc:creator>Autoria desconeguda</dc:creator>
              <dc:date>2017-10-06T09:23:46</dc:date>
            </office:change-info>
            <text:h text:style-name="P122" text:outline-level="2"/>
            <text:p text:style-name="P119"/>
          </text:deletion>
        </text:changed-region>
        <text:changed-region xml:id="ct94087724886416" text:id="ct94087724886416">
          <text:deletion>
            <office:change-info>
              <dc:creator>Autoria desconeguda</dc:creator>
              <dc:date>2017-10-09T13:34:30</dc:date>
            </office:change-info>
            <text:p text:style-name="P119"/>
            <text:h text:style-name="P122" text:outline-level="2">documentGenerarCsv</text:h>
          </text:deletion>
        </text:changed-region>
        <text:changed-region xml:id="ct94087724886192" text:id="ct94087724886192">
          <text:deletion>
            <office:change-info>
              <dc:creator>Autoria desconeguda</dc:creator>
              <dc:date>2017-10-06T09:23:45</dc:date>
            </office:change-info>
            <text:h text:style-name="P123" text:outline-level="2"/>
            <text:p text:style-name="P121"/>
          </text:deletion>
        </text:changed-region>
        <text:changed-region xml:id="ct94087724888208" text:id="ct94087724888208">
          <text:deletion>
            <office:change-info>
              <dc:creator>Autoria desconeguda</dc:creator>
              <dc:date>2017-10-06T09:23:50</dc:date>
            </office:change-info>
            <text:h text:style-name="P124" text:outline-level="2"/>
            <text:p text:style-name="P125"/>
          </text:deletion>
        </text:changed-region>
        <text:changed-region xml:id="ct94087724888432" text:id="ct94087724888432">
          <text:deletion>
            <office:change-info>
              <dc:creator>Autoria desconeguda</dc:creator>
              <dc:date>2017-10-11T10:13:52</dc:date>
            </office:change-info>
            <text:p text:style-name="P126">Copia un document</text:p>
          </text:deletion>
        </text:changed-region>
        <text:changed-region xml:id="ct94087724877520" text:id="ct94087724877520">
          <text:insertion>
            <office:change-info>
              <dc:creator>Autoria desconeguda</dc:creator>
              <dc:date>2017-10-11T10:13:52</dc:date>
            </office:change-info>
          </text:insertion>
        </text:changed-region>
        <text:changed-region xml:id="ct94087724893200" text:id="ct94087724893200">
          <text:insertion>
            <office:change-info>
              <dc:creator>Autoria desconeguda</dc:creator>
              <dc:date>2017-10-11T10:14:51</dc:date>
            </office:change-info>
          </text:insertion>
        </text:changed-region>
        <text:changed-region xml:id="ct94087724893840" text:id="ct94087724893840">
          <text:deletion>
            <office:change-info>
              <dc:creator>Autoria desconeguda</dc:creator>
              <dc:date>2017-10-11T10:14:46</dc:date>
            </office:change-info>
            <text:p text:style-name="P127">Identificador del contenidor on copiar el document</text:p>
          </text:deletion>
        </text:changed-region>
        <text:changed-region xml:id="ct94087724894064" text:id="ct94087724894064">
          <text:insertion>
            <office:change-info>
              <dc:creator>Autoria desconeguda</dc:creator>
              <dc:date>2017-10-11T10:14:46</dc:date>
            </office:change-info>
          </text:insertion>
        </text:changed-region>
        <text:changed-region xml:id="ct94087724895296" text:id="ct94087724895296">
          <text:insertion>
            <office:change-info>
              <dc:creator>Autoria desconeguda</dc:creator>
              <dc:date>2017-10-11T10:16:58</dc:date>
            </office:change-info>
          </text:insertion>
        </text:changed-region>
        <text:changed-region xml:id="ct94087724895600" text:id="ct94087724895600">
          <text:insertion>
            <office:change-info>
              <dc:creator>Autoria desconeguda</dc:creator>
              <dc:date>2017-10-18T12:29:07</dc:date>
            </office:change-info>
          </text:insertion>
        </text:changed-region>
        <text:changed-region xml:id="ct94087724895824" text:id="ct94087724895824">
          <text:deletion>
            <office:change-info>
              <dc:creator>Autoria desconeguda</dc:creator>
              <dc:date>2017-10-18T12:29:07</dc:date>
            </office:change-info>
            <text:p text:style-name="P128"/>
            <table:table table:name="Taula19" table:style-name="Taula19">
              <table:table-column table:style-name="Taula19.A"/>
              <table:table-column table:style-name="Taula19.B"/>
              <table:table-row>
                <table:table-cell table:style-name="Taula19.A1" office:value-type="string">
                  <text:p text:style-name="P452">Valor de retorn</text:p>
                </table:table-cell>
                <table:table-cell table:style-name="Taula19.B1" office:value-type="string">
                  <text:p text:style-name="P338">ContingutArxiu</text:p>
                </table:table-cell>
              </table:table-row>
            </table:table>
            <text:p text:style-name="P128">Valor de retorn</text:p>
          </text:deletion>
        </text:changed-region>
        <text:changed-region xml:id="ct94087724896208" text:id="ct94087724896208">
          <text:insertion>
            <office:change-info>
              <dc:creator>Autoria desconeguda</dc:creator>
              <dc:date>2017-10-18T12:29:07</dc:date>
            </office:change-info>
          </text:insertion>
        </text:changed-region>
        <text:changed-region xml:id="ct94087724896816" text:id="ct94087724896816">
          <text:deletion>
            <office:change-info>
              <dc:creator>sion </dc:creator>
              <dc:date>2017-09-22T12:34:00</dc:date>
            </office:change-info>
            <text:p text:style-name="P129">(sense valor de retorn)</text:p>
          </text:deletion>
        </text:changed-region>
        <text:changed-region xml:id="ct94087724896512" text:id="ct94087724896512">
          <text:deletion>
            <office:change-info>
              <dc:creator>Autoria desconeguda</dc:creator>
              <dc:date>2017-10-11T10:15:09</dc:date>
            </office:change-info>
            <text:p text:style-name="P129">String</text:p>
          </text:deletion>
        </text:changed-region>
        <text:changed-region xml:id="ct94087724900144" text:id="ct94087724900144">
          <text:insertion>
            <office:change-info>
              <dc:creator>Autoria desconeguda</dc:creator>
              <dc:date>2017-10-09T13:34:34</dc:date>
            </office:change-info>
          </text:insertion>
        </text:changed-region>
        <text:changed-region xml:id="ct94087724900368" text:id="ct94087724900368">
          <text:deletion>
            <office:change-info>
              <dc:creator>Autoria desconeguda</dc:creator>
              <dc:date>2017-10-06T09:23:56</dc:date>
            </office:change-info>
            <text:h text:style-name="P130" text:outline-level="2"/>
            <text:h text:style-name="P130" text:outline-level="2"/>
          </text:deletion>
        </text:changed-region>
        <text:changed-region xml:id="ct94087724901360" text:id="ct94087724901360">
          <text:insertion>
            <office:change-info>
              <dc:creator>Autoria desconeguda</dc:creator>
              <dc:date>2017-10-09T13:34:34</dc:date>
            </office:change-info>
          </text:insertion>
        </text:changed-region>
        <text:changed-region xml:id="ct94087724901808" text:id="ct94087724901808">
          <text:deletion>
            <office:change-info>
              <dc:creator>Autoria desconeguda</dc:creator>
              <dc:date>2017-10-06T09:23:53</dc:date>
            </office:change-info>
            <text:h text:style-name="P124" text:outline-level="2"/>
            <text:h text:style-name="P131" text:outline-level="2"/>
          </text:deletion>
        </text:changed-region>
        <text:changed-region xml:id="ct94087724901584" text:id="ct94087724901584">
          <text:deletion>
            <office:change-info>
              <dc:creator>Autoria desconeguda</dc:creator>
              <dc:date>2017-10-09T13:34:40</dc:date>
            </office:change-info>
            <text:h text:style-name="P131" text:outline-level="2"/>
            <text:p text:style-name="P132"><text:span text:style-name="T8">document</text:span><text:span text:style-name="T9">Moure</text:span></text:p>
          </text:deletion>
        </text:changed-region>
        <text:changed-region xml:id="ct94087721169344" text:id="ct94087721169344">
          <text:deletion>
            <office:change-info>
              <dc:creator>Autoria desconeguda</dc:creator>
              <dc:date>2017-10-11T10:14:22</dc:date>
            </office:change-info>
            <text:p text:style-name="P126">Mou un document</text:p>
          </text:deletion>
        </text:changed-region>
        <text:changed-region xml:id="ct94087724904560" text:id="ct94087724904560">
          <text:insertion>
            <office:change-info>
              <dc:creator>Autoria desconeguda</dc:creator>
              <dc:date>2017-10-11T10:14:22</dc:date>
            </office:change-info>
          </text:insertion>
        </text:changed-region>
        <text:changed-region xml:id="ct94087724900720" text:id="ct94087724900720">
          <text:insertion>
            <office:change-info>
              <dc:creator>Autoria desconeguda</dc:creator>
              <dc:date>2017-10-11T10:14:48</dc:date>
            </office:change-info>
          </text:insertion>
        </text:changed-region>
        <text:changed-region xml:id="ct94087724899760" text:id="ct94087724899760">
          <text:deletion>
            <office:change-info>
              <dc:creator>Autoria desconeguda</dc:creator>
              <dc:date>2017-10-11T10:14:39</dc:date>
            </office:change-info>
            <text:p text:style-name="P127">Identificador del contenidor on moure el document</text:p>
          </text:deletion>
        </text:changed-region>
        <text:changed-region xml:id="ct94087724906752" text:id="ct94087724906752">
          <text:insertion>
            <office:change-info>
              <dc:creator>Autoria desconeguda</dc:creator>
              <dc:date>2017-10-11T10:14:39</dc:date>
            </office:change-info>
          </text:insertion>
        </text:changed-region>
        <text:changed-region xml:id="ct94087724908560" text:id="ct94087724908560">
          <text:insertion>
            <office:change-info>
              <dc:creator>Autoria desconeguda</dc:creator>
              <dc:date>2017-10-11T10:16:57</dc:date>
            </office:change-info>
          </text:insertion>
        </text:changed-region>
        <text:changed-region xml:id="ct94087724912384" text:id="ct94087724912384">
          <text:deletion>
            <office:change-info>
              <dc:creator>Autoria desconeguda</dc:creator>
              <dc:date>2017-10-06T09:24:03</dc:date>
            </office:change-info>
            <text:p text:style-name="P133"/>
            <text:p text:style-name="P133"/>
          </text:deletion>
        </text:changed-region>
        <text:changed-region xml:id="ct94087724914656" text:id="ct94087724914656">
          <text:deletion>
            <office:change-info>
              <dc:creator>Autoria desconeguda</dc:creator>
              <dc:date>2017-10-06T09:24:01</dc:date>
            </office:change-info>
            <text:h text:style-name="P96" text:outline-level="2"/>
            <text:p text:style-name="P134"/>
          </text:deletion>
        </text:changed-region>
        <text:changed-region xml:id="ct94087724915200" text:id="ct94087724915200">
          <text:deletion>
            <office:change-info>
              <dc:creator>Autoria desconeguda</dc:creator>
              <dc:date>2017-10-11T10:15:26</dc:date>
            </office:change-info>
            <text:p text:style-name="P135">Exporta un document al format definit per l’ENI</text:p>
          </text:deletion>
        </text:changed-region>
        <text:changed-region xml:id="ct94087724915424" text:id="ct94087724915424">
          <text:insertion>
            <office:change-info>
              <dc:creator>Autoria desconeguda</dc:creator>
              <dc:date>2017-10-11T10:15:26</dc:date>
            </office:change-info>
          </text:insertion>
        </text:changed-region>
        <text:changed-region xml:id="ct94087724919408" text:id="ct94087724919408">
          <text:insertion>
            <office:change-info>
              <dc:creator>Autoria desconeguda</dc:creator>
              <dc:date>2017-10-11T10:16:56</dc:date>
            </office:change-info>
          </text:insertion>
        </text:changed-region>
        <text:changed-region xml:id="ct94087724922736" text:id="ct9408772492273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87724923152" text:id="ct9408772492315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87724925456" text:id="ct9408772492545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87724926000" text:id="ct94087724926000">
          <text:insertion>
            <office:change-info>
              <dc:creator>Autoria desconeguda</dc:creator>
              <dc:date>2017-10-11T10:15:54</dc:date>
            </office:change-info>
          </text:insertion>
        </text:changed-region>
        <text:changed-region xml:id="ct94087724926304" text:id="ct94087724926304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87724927008" text:id="ct9408772492700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87724927392" text:id="ct9408772492739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87724927776" text:id="ct9408772492777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87724928160" text:id="ct94087724928160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87724923824" text:id="ct94087724923824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87724928384" text:id="ct94087724928384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87724929088" text:id="ct9408772492908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87724929888" text:id="ct9408772492988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87724930832" text:id="ct9408772493083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87724931248" text:id="ct9408772493124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87724932288" text:id="ct94087724932288">
          <text:insertion>
            <office:change-info>
              <dc:creator>Autoria desconeguda</dc:creator>
              <dc:date>2017-10-11T10:16:54</dc:date>
            </office:change-info>
          </text:insertion>
        </text:changed-region>
        <text:changed-region xml:id="ct94087724932736" text:id="ct9408772493273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087724933008" text:id="ct94087724933008">
          <text:insertion>
            <office:change-info>
              <dc:creator>Autoria desconeguda</dc:creator>
              <dc:date>2017-10-09T08:15:27</dc:date>
            </office:change-info>
          </text:insertion>
        </text:changed-region>
        <text:changed-region xml:id="ct94087724935696" text:id="ct94087724935696">
          <text:deletion>
            <office:change-info>
              <dc:creator>Autoria desconeguda</dc:creator>
              <dc:date>2017-10-06T09:24:05</dc:date>
            </office:change-info>
            <text:p text:style-name="P136"/>
            <text:p text:style-name="P136"/>
          </text:deletion>
        </text:changed-region>
        <text:changed-region xml:id="ct94087724935920" text:id="ct94087724935920">
          <text:deletion>
            <office:change-info>
              <dc:creator>Autoria desconeguda</dc:creator>
              <dc:date>2017-10-06T09:24:06</dc:date>
            </office:change-info>
            <text:h text:style-name="P137" text:outline-level="2"/>
            <text:p text:style-name="P138"/>
          </text:deletion>
        </text:changed-region>
        <text:changed-region xml:id="ct94087721203936" text:id="ct94087721203936">
          <text:deletion>
            <office:change-info>
              <dc:creator>Autoria desconeguda</dc:creator>
              <dc:date>2017-10-11T10:16:33</dc:date>
            </office:change-info>
            <text:p text:style-name="P139">Crea una nova carpeta a dins un expedient o una altra carpeta</text:p>
          </text:deletion>
        </text:changed-region>
        <text:changed-region xml:id="ct94087724923536" text:id="ct94087724923536">
          <text:insertion>
            <office:change-info>
              <dc:creator>Autoria desconeguda</dc:creator>
              <dc:date>2017-10-11T10:16:33</dc:date>
            </office:change-info>
          </text:insertion>
        </text:changed-region>
        <text:changed-region xml:id="ct94087724936944" text:id="ct94087724936944">
          <text:deletion>
            <office:change-info>
              <dc:creator>Autoria desconeguda</dc:creator>
              <dc:date>2017-10-11T10:16:35</dc:date>
            </office:change-info>
            <text:p text:style-name="P140">nom</text:p>
          </text:deletion>
        </text:changed-region>
        <text:changed-region xml:id="ct94087724938368" text:id="ct94087724938368">
          <text:insertion>
            <office:change-info>
              <dc:creator>Autoria desconeguda</dc:creator>
              <dc:date>2017-10-11T10:16:35</dc:date>
            </office:change-info>
          </text:insertion>
        </text:changed-region>
        <text:changed-region xml:id="ct94087724938752" text:id="ct94087724938752">
          <text:deletion>
            <office:change-info>
              <dc:creator>Autoria desconeguda</dc:creator>
              <dc:date>2017-10-11T10:16:38</dc:date>
            </office:change-info>
            <text:p text:style-name="P141">String</text:p>
          </text:deletion>
        </text:changed-region>
        <text:changed-region xml:id="ct94087724939888" text:id="ct94087724939888">
          <text:insertion>
            <office:change-info>
              <dc:creator>Autoria desconeguda</dc:creator>
              <dc:date>2017-10-11T10:16:38</dc:date>
            </office:change-info>
          </text:insertion>
        </text:changed-region>
        <text:changed-region xml:id="ct94087724940112" text:id="ct94087724940112">
          <text:deletion>
            <office:change-info>
              <dc:creator>Autoria desconeguda</dc:creator>
              <dc:date>2017-10-11T10:16:51</dc:date>
            </office:change-info>
            <text:p text:style-name="P142">Nom de la carpeta</text:p>
          </text:deletion>
        </text:changed-region>
        <text:changed-region xml:id="ct94087724940336" text:id="ct94087724940336">
          <text:insertion>
            <office:change-info>
              <dc:creator>Autoria desconeguda</dc:creator>
              <dc:date>2017-10-11T10:16:51</dc:date>
            </office:change-info>
          </text:insertion>
        </text:changed-region>
        <text:changed-region xml:id="ct94087724943360" text:id="ct94087724943360">
          <text:insertion>
            <office:change-info>
              <dc:creator>Autoria desconeguda</dc:creator>
              <dc:date>2017-10-11T10:21:51</dc:date>
            </office:change-info>
          </text:insertion>
        </text:changed-region>
        <text:changed-region xml:id="ct94087724943856" text:id="ct94087724943856">
          <text:deletion>
            <office:change-info>
              <dc:creator>Autoria desconeguda</dc:creator>
              <dc:date>2017-10-11T10:18:11</dc:date>
            </office:change-info>
            <text:p text:style-name="P143">String</text:p>
          </text:deletion>
        </text:changed-region>
        <text:changed-region xml:id="ct94087724944176" text:id="ct94087724944176">
          <text:insertion>
            <office:change-info>
              <dc:creator>Autoria desconeguda</dc:creator>
              <dc:date>2017-10-11T10:18:11</dc:date>
            </office:change-info>
          </text:insertion>
        </text:changed-region>
        <text:changed-region xml:id="ct94087721199904" text:id="ct94087721199904">
          <text:deletion>
            <office:change-info>
              <dc:creator>Autoria desconeguda</dc:creator>
              <dc:date>2017-10-06T09:24:10</dc:date>
            </office:change-info>
            <text:p text:style-name="P144"/>
            <text:p text:style-name="P144"/>
            <text:p text:style-name="P144"/>
          </text:deletion>
        </text:changed-region>
        <text:changed-region xml:id="ct94087721205696" text:id="ct94087721205696">
          <text:deletion>
            <office:change-info>
              <dc:creator>Autoria desconeguda</dc:creator>
              <dc:date>2017-10-06T09:24:15</dc:date>
            </office:change-info>
            <text:h text:style-name="P145" text:outline-level="2"/>
            <text:p text:style-name="P146"/>
          </text:deletion>
        </text:changed-region>
        <text:changed-region xml:id="ct94087724946464" text:id="ct94087724946464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94087724950080" text:id="ct94087724950080">
          <text:deletion>
            <office:change-info>
              <dc:creator>Autoria desconeguda</dc:creator>
              <dc:date>2017-10-11T10:18:25</dc:date>
            </office:change-info>
            <text:p text:style-name="P147">identificador</text:p>
            <table:table table:name="Taula11" table:style-name="Taula11">
              <table:table-column table:style-name="Taula11.A"/>
              <table:table-column table:style-name="Taula11.B"/>
              <table:table-column table:style-name="Taula11.C"/>
              <table:table-row table:style-name="Taula11.1">
                <table:table-cell table:style-name="Taula11.A1" office:value-type="string">
                  <text:p text:style-name="P456">carpeta</text:p>
                </table:table-cell>
                <table:table-cell table:style-name="Taula11.A1" office:value-type="string">
                  <text:p text:style-name="P273"><text:span text:style-name="T4">Carpeta</text:span> </text:p>
                </table:table-cell>
                <table:table-cell table:style-name="Taula11.C1" office:value-type="string">
                  <text:p text:style-name="P345">Informació per a la creació de la carpeta.</text:p>
                </table:table-cell>
              </table:table-row>
            </table:table>
            <text:p text:style-name="P148"/>
          </text:deletion>
        </text:changed-region>
        <text:changed-region xml:id="ct94087724950784" text:id="ct94087724950784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94087724951088" text:id="ct94087724951088">
          <text:deletion>
            <office:change-info>
              <dc:creator>Autoria desconeguda</dc:creator>
              <dc:date>2017-10-11T10:18:25</dc:date>
            </office:change-info>
            <text:p text:style-name="P149"><text:span text:style-name="T4">String</text:span> </text:p>
          </text:deletion>
        </text:changed-region>
        <text:changed-region xml:id="ct94087724951312" text:id="ct94087724951312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94087724951536" text:id="ct94087724951536">
          <text:deletion>
            <office:change-info>
              <dc:creator>Autoria desconeguda</dc:creator>
              <dc:date>2017-10-11T10:18:25</dc:date>
            </office:change-info>
            <text:p text:style-name="P142">Identificador de la carpeta</text:p>
          </text:deletion>
        </text:changed-region>
        <text:changed-region xml:id="ct94087724953328" text:id="ct94087724953328">
          <text:insertion>
            <office:change-info>
              <dc:creator>Autoria desconeguda</dc:creator>
              <dc:date>2017-10-11T10:21:49</dc:date>
            </office:change-info>
          </text:insertion>
        </text:changed-region>
        <text:changed-region xml:id="ct94087724953792" text:id="ct94087724953792">
          <text:deletion>
            <office:change-info>
              <dc:creator>Autoria desconeguda</dc:creator>
              <dc:date>2017-10-10T10:00:12</dc:date>
            </office:change-info>
            <text:p text:style-name="P74">InformacioItem</text:p>
          </text:deletion>
        </text:changed-region>
        <text:changed-region xml:id="ct94087724954096" text:id="ct94087724954096">
          <text:insertion>
            <office:change-info>
              <dc:creator>Autoria desconeguda</dc:creator>
              <dc:date>2017-10-10T10:00:12</dc:date>
            </office:change-info>
          </text:insertion>
        </text:changed-region>
        <text:changed-region xml:id="ct94087724956688" text:id="ct94087724956688">
          <text:deletion>
            <office:change-info>
              <dc:creator>Autoria desconeguda</dc:creator>
              <dc:date>2017-10-06T09:24:18</dc:date>
            </office:change-info>
            <text:p text:style-name="P150"/>
            <text:p text:style-name="P150"/>
          </text:deletion>
        </text:changed-region>
        <text:changed-region xml:id="ct94087724957936" text:id="ct94087724957936">
          <text:deletion>
            <office:change-info>
              <dc:creator>Autoria desconeguda</dc:creator>
              <dc:date>2017-10-06T09:24:19</dc:date>
            </office:change-info>
            <text:h text:style-name="P145" text:outline-level="2"/>
            <text:p text:style-name="P146"/>
          </text:deletion>
        </text:changed-region>
        <text:changed-region xml:id="ct94087724958160" text:id="ct94087724958160">
          <text:insertion>
            <office:change-info>
              <dc:creator>Autoria desconeguda</dc:creator>
              <dc:date>2017-10-11T10:21:48</dc:date>
            </office:change-info>
          </text:insertion>
        </text:changed-region>
        <text:changed-region xml:id="ct94087724964880" text:id="ct94087724964880">
          <text:deletion>
            <office:change-info>
              <dc:creator>Autoria desconeguda</dc:creator>
              <dc:date>2017-10-06T09:24:20</dc:date>
            </office:change-info>
            <text:p text:style-name="P151"/>
            <text:p text:style-name="P151"/>
          </text:deletion>
        </text:changed-region>
        <text:changed-region xml:id="ct94087723068832" text:id="ct94087723068832">
          <text:deletion>
            <office:change-info>
              <dc:creator>Autoria desconeguda</dc:creator>
              <dc:date>2017-10-06T09:24:21</dc:date>
            </office:change-info>
            <text:h text:style-name="P78" text:outline-level="2"/>
            <text:p text:style-name="P152"/>
          </text:deletion>
        </text:changed-region>
        <text:changed-region xml:id="ct94087723069440" text:id="ct94087723069440">
          <text:deletion>
            <office:change-info>
              <dc:creator>Autoria desconeguda</dc:creator>
              <dc:date>2017-10-11T10:19:10</dc:date>
            </office:change-info>
            <text:p text:style-name="P153">Obtenció de la informació completa d’una carpeta donat el seu identificador</text:p>
          </text:deletion>
        </text:changed-region>
        <text:changed-region xml:id="ct94087724967728" text:id="ct94087724967728">
          <text:insertion>
            <office:change-info>
              <dc:creator>Autoria desconeguda</dc:creator>
              <dc:date>2017-10-11T10:19:10</dc:date>
            </office:change-info>
          </text:insertion>
        </text:changed-region>
        <text:changed-region xml:id="ct94087724971760" text:id="ct94087724971760">
          <text:insertion>
            <office:change-info>
              <dc:creator>Autoria desconeguda</dc:creator>
              <dc:date>2017-10-11T10:21:47</dc:date>
            </office:change-info>
          </text:insertion>
        </text:changed-region>
        <text:changed-region xml:id="ct94087724974608" text:id="ct94087724974608">
          <text:insertion>
            <office:change-info>
              <dc:creator>Autoria desconeguda</dc:creator>
              <dc:date>2017-10-11T10:20:18</dc:date>
            </office:change-info>
          </text:insertion>
        </text:changed-region>
        <text:changed-region xml:id="ct94087724975280" text:id="ct94087724975280">
          <text:deletion>
            <office:change-info>
              <dc:creator>Autoria desconeguda</dc:creator>
              <dc:date>2017-10-06T09:24:28</dc:date>
            </office:change-info>
            <text:h text:style-name="P154" text:outline-level="2"/>
            <text:p text:style-name="P155"/>
            <text:h text:style-name="P156" text:outline-level="2"/>
          </text:deletion>
        </text:changed-region>
        <text:changed-region xml:id="ct94087724975056" text:id="ct94087724975056">
          <text:deletion>
            <office:change-info>
              <dc:creator>Autoria desconeguda</dc:creator>
              <dc:date>2017-10-11T10:20:27</dc:date>
            </office:change-info>
            <text:h text:style-name="P156" text:outline-level="2"/>
            <text:p text:style-name="P157"><text:bookmark-start text:name="__RefHeading___Toc4800_1121911021111111111111111111111111111111111111111111111111111111111111111111111111111111111111111111111111111111111111111111111111111111111111111111111111111111111111111111111111111111111111111111111111111111111111111111111111111111111111111111111111111111111111111"/>carpetaCopiar<text:bookmark-end text:name="__RefHeading___Toc4800_112191102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94087724974832" text:id="ct94087724974832">
          <text:deletion>
            <office:change-info>
              <dc:creator>Autoria desconeguda</dc:creator>
              <dc:date>2017-10-06T09:24:25</dc:date>
            </office:change-info>
            <text:p text:style-name="P158"/>
            <text:p text:style-name="P158"/>
          </text:deletion>
        </text:changed-region>
        <text:changed-region xml:id="ct94087724975856" text:id="ct94087724975856">
          <text:insertion>
            <office:change-info>
              <dc:creator>Autoria desconeguda</dc:creator>
              <dc:date>2017-10-11T10:20:31</dc:date>
            </office:change-info>
          </text:insertion>
        </text:changed-region>
        <text:changed-region xml:id="ct94087724965104" text:id="ct94087724965104">
          <text:deletion>
            <office:change-info>
              <dc:creator>Autoria desconeguda</dc:creator>
              <dc:date>2017-10-11T10:19:42</dc:date>
            </office:change-info>
            <text:p text:style-name="P159">Copia una carpeta.</text:p>
          </text:deletion>
        </text:changed-region>
        <text:changed-region xml:id="ct94087724979360" text:id="ct94087724979360">
          <text:insertion>
            <office:change-info>
              <dc:creator>Autoria desconeguda</dc:creator>
              <dc:date>2017-10-11T10:19:42</dc:date>
            </office:change-info>
          </text:insertion>
        </text:changed-region>
        <text:changed-region xml:id="ct94087724981312" text:id="ct94087724981312">
          <text:deletion>
            <office:change-info>
              <dc:creator>Autoria desconeguda</dc:creator>
              <dc:date>2017-10-11T10:21:02</dc:date>
            </office:change-info>
            <text:p text:style-name="P160">Identificador de la carpeta</text:p>
          </text:deletion>
        </text:changed-region>
        <text:changed-region xml:id="ct94087724981536" text:id="ct94087724981536">
          <text:insertion>
            <office:change-info>
              <dc:creator>Autoria desconeguda</dc:creator>
              <dc:date>2017-10-11T10:21:02</dc:date>
            </office:change-info>
          </text:insertion>
        </text:changed-region>
        <text:changed-region xml:id="ct94087724974128" text:id="ct94087724974128">
          <text:deletion>
            <office:change-info>
              <dc:creator>Autoria desconeguda</dc:creator>
              <dc:date>2017-10-11T10:21:35</dc:date>
            </office:change-info>
            <text:p text:style-name="P161">Identificador del contenidor on copiar la carpeta</text:p>
          </text:deletion>
        </text:changed-region>
        <text:changed-region xml:id="ct94087724973488" text:id="ct94087724973488">
          <text:insertion>
            <office:change-info>
              <dc:creator>Autoria desconeguda</dc:creator>
              <dc:date>2017-10-11T10:21:35</dc:date>
            </office:change-info>
          </text:insertion>
        </text:changed-region>
        <text:changed-region xml:id="ct94087724983584" text:id="ct94087724983584">
          <text:insertion>
            <office:change-info>
              <dc:creator>Autoria desconeguda</dc:creator>
              <dc:date>2017-10-11T10:21:44</dc:date>
            </office:change-info>
          </text:insertion>
        </text:changed-region>
        <text:changed-region xml:id="ct94087724984656" text:id="ct94087724984656">
          <text:deletion>
            <office:change-info>
              <dc:creator>sion </dc:creator>
              <dc:date>2017-09-22T12:34:00</dc:date>
            </office:change-info>
            <text:p text:style-name="P162">(sense valor de retorn)</text:p>
          </text:deletion>
        </text:changed-region>
        <text:changed-region xml:id="ct94087724984432" text:id="ct94087724984432">
          <text:deletion>
            <office:change-info>
              <dc:creator>Autoria desconeguda</dc:creator>
              <dc:date>2017-10-11T10:20:00</dc:date>
            </office:change-info>
            <text:p text:style-name="P162">String</text:p>
          </text:deletion>
        </text:changed-region>
        <text:changed-region xml:id="ct94087724985056" text:id="ct94087724985056">
          <text:insertion>
            <office:change-info>
              <dc:creator>Autoria desconeguda</dc:creator>
              <dc:date>2017-10-18T12:29:23</dc:date>
            </office:change-info>
          </text:insertion>
        </text:changed-region>
        <text:changed-region xml:id="ct94087724988352" text:id="ct94087724988352">
          <text:deletion>
            <office:change-info>
              <dc:creator>Autoria desconeguda</dc:creator>
              <dc:date>2017-10-06T09:24:32</dc:date>
            </office:change-info>
            <text:h text:style-name="P145" text:outline-level="2"/>
            <text:p text:style-name="P146"/>
          </text:deletion>
        </text:changed-region>
        <text:changed-region xml:id="ct94087724978800" text:id="ct94087724978800">
          <text:deletion>
            <office:change-info>
              <dc:creator>Autoria desconeguda</dc:creator>
              <dc:date>2017-10-11T10:19:47</dc:date>
            </office:change-info>
            <text:p text:style-name="P159">Mou una carpeta.</text:p>
          </text:deletion>
        </text:changed-region>
        <text:changed-region xml:id="ct94087724991936" text:id="ct94087724991936">
          <text:insertion>
            <office:change-info>
              <dc:creator>Autoria desconeguda</dc:creator>
              <dc:date>2017-10-11T10:19:47</dc:date>
            </office:change-info>
          </text:insertion>
        </text:changed-region>
        <text:changed-region xml:id="ct94087724992720" text:id="ct94087724992720">
          <text:deletion>
            <office:change-info>
              <dc:creator>Autoria desconeguda</dc:creator>
              <dc:date>2017-10-11T10:21:11</dc:date>
            </office:change-info>
            <text:p text:style-name="P160">Identificador de la carpeta</text:p>
          </text:deletion>
        </text:changed-region>
        <text:changed-region xml:id="ct94087724992944" text:id="ct94087724992944">
          <text:insertion>
            <office:change-info>
              <dc:creator>Autoria desconeguda</dc:creator>
              <dc:date>2017-10-11T10:21:11</dc:date>
            </office:change-info>
          </text:insertion>
        </text:changed-region>
        <text:changed-region xml:id="ct94087724993488" text:id="ct94087724993488">
          <text:deletion>
            <office:change-info>
              <dc:creator>Autoria desconeguda</dc:creator>
              <dc:date>2017-10-11T10:21:28</dc:date>
            </office:change-info>
            <text:p text:style-name="P161">Identificador del contenidor on moure la carpeta</text:p>
          </text:deletion>
        </text:changed-region>
        <text:changed-region xml:id="ct94087724993712" text:id="ct94087724993712">
          <text:insertion>
            <office:change-info>
              <dc:creator>Autoria desconeguda</dc:creator>
              <dc:date>2017-10-11T10:21:28</dc:date>
            </office:change-info>
          </text:insertion>
        </text:changed-region>
        <text:changed-region xml:id="ct94087724996304" text:id="ct94087724996304">
          <text:insertion>
            <office:change-info>
              <dc:creator>Autoria desconeguda</dc:creator>
              <dc:date>2017-10-11T10:21:43</dc:date>
            </office:change-info>
          </text:insertion>
        </text:changed-region>
        <text:changed-region xml:id="ct94087724999296" text:id="ct94087724999296">
          <text:deletion>
            <office:change-info>
              <dc:creator>Autoria desconeguda</dc:creator>
              <dc:date>2017-10-06T09:24:42</dc:date>
            </office:change-info>
            <text:p text:style-name="P163"/>
            <text:p text:style-name="P164"/>
            <text:p text:style-name="P165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 text:change-id="ct94087721122976"/>Interfície genèrica per a la comunicació amb l’arxiu digital</text:p>
      <text:p text:style-name="P221"/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631">Índex de continguts</text:p>
          </text:index-title>
          <text:p text:style-name="P632"><text:a xlink:type="simple" xlink:href="#__RefHeading___Toc4720_112191102" text:style-name="Index_20_Link" text:visited-style-name="Index_20_Link">1 Introducció<text:tab/>3</text:a></text:p>
          <text:p text:style-name="P632"><text:a xlink:type="simple" xlink:href="#__RefHeading___Toc4722_112191102" text:style-name="Index_20_Link" text:visited-style-name="Index_20_Link">2 Estructures de dades comunes<text:tab/>4</text:a></text:p>
          <text:p text:style-name="P637"><text:a xlink:type="simple" xlink:href="#__RefHeading___Toc7468_250777550" text:style-name="Index_20_Link" text:visited-style-name="Index_20_Link">2.1 Expedient<text:tab/>4</text:a></text:p>
          <text:p text:style-name="P637"><text:a xlink:type="simple" xlink:href="#__RefHeading___Toc4738_112191102" text:style-name="Index_20_Link" text:visited-style-name="Index_20_Link">2.2 Document<text:tab/>4</text:a></text:p>
          <text:p text:style-name="P637"><text:a xlink:type="simple" xlink:href="#__RefHeading___Toc4740_112191102" text:style-name="Index_20_Link" text:visited-style-name="Index_20_Link">2.3 Carpeta<text:tab/>4</text:a></text:p>
          <text:p text:style-name="P637"><text:a xlink:type="simple" xlink:href="#__RefHeading___Toc3780_928946740" text:style-name="Index_20_Link" text:visited-style-name="Index_20_Link">2.4 ExpedientMetadades<text:tab/>5</text:a></text:p>
          <text:p text:style-name="P637"><text:a xlink:type="simple" xlink:href="#__RefHeading___Toc4724_112191102" text:style-name="Index_20_Link" text:visited-style-name="Index_20_Link">2.5 DocumentMetadades<text:tab/>5</text:a></text:p>
          <text:p text:style-name="P637"><text:a xlink:type="simple" xlink:href="#__RefHeading___Toc4726_112191102" text:style-name="Index_20_Link" text:visited-style-name="Index_20_Link">2.6 DocumentContingut<text:tab/>6</text:a></text:p>
          <text:p text:style-name="P637"><text:a xlink:type="simple" xlink:href="#__RefHeading___Toc4730_112191102" text:style-name="Index_20_Link" text:visited-style-name="Index_20_Link">2.7 Firma<text:tab/>7</text:a></text:p>
          <text:p text:style-name="P637"><text:a xlink:type="simple" xlink:href="#__RefHeading___Toc4732_112191102" text:style-name="Index_20_Link" text:visited-style-name="Index_20_Link">2.8 ContingutArxiu<text:tab/>7</text:a></text:p>
          <text:p text:style-name="P637"><text:a xlink:type="simple" xlink:href="#__RefHeading___Toc4742_112191102" text:style-name="Index_20_Link" text:visited-style-name="Index_20_Link">2.9 ConsultaFiltre<text:tab/>7</text:a></text:p>
          <text:p text:style-name="P637"><text:a xlink:type="simple" xlink:href="#__RefHeading___Toc4744_112191102" text:style-name="Index_20_Link" text:visited-style-name="Index_20_Link">2.10 ConsultaResultat<text:tab/>8</text:a></text:p>
          <text:p text:style-name="P637"><text:a xlink:type="simple" xlink:href="#__RefHeading___Toc4744_1121911021" text:style-name="Index_20_Link" text:visited-style-name="Index_20_Link">2.11 Enumerats<text:tab/>8</text:a></text:p>
          <text:p text:style-name="P632"><text:a xlink:type="simple" xlink:href="#__RefHeading___Toc4746_112191102" text:style-name="Index_20_Link" text:visited-style-name="Index_20_Link">3 Mètodes de l’API<text:tab/>13</text:a></text:p>
          <text:p text:style-name="P637"><text:a xlink:type="simple" xlink:href="#__RefHeading___Toc4748_112191102" text:style-name="Index_20_Link" text:visited-style-name="Index_20_Link">3.1 Consideracions sobre els paràmetres dels mètodes<text:tab/>13</text:a></text:p>
          <text:p text:style-name="P637"><text:a xlink:type="simple" xlink:href="#__RefHeading___Toc4752_1121911021" text:style-name="Index_20_Link" text:visited-style-name="Index_20_Link">3.2 expedientCrear<text:tab/>13</text:a></text:p>
          <text:p text:style-name="P637"><text:a xlink:type="simple" xlink:href="#__RefHeading___Toc4752_112191102" text:style-name="Index_20_Link" text:visited-style-name="Index_20_Link">3.3 expedientModificar<text:tab/>13</text:a></text:p>
          <text:p text:style-name="P637"><text:a xlink:type="simple" xlink:href="#__RefHeading___Toc4754_112191102" text:style-name="Index_20_Link" text:visited-style-name="Index_20_Link">3.4 expedientEsborrar<text:tab/>14</text:a></text:p>
          <text:p text:style-name="P637"><text:a xlink:type="simple" xlink:href="#__RefHeading___Toc4756_112191102" text:style-name="Index_20_Link" text:visited-style-name="Index_20_Link">3.5 expedientDetalls<text:tab/>14</text:a></text:p>
          <text:p text:style-name="P637"><text:a xlink:type="simple" xlink:href="#__RefHeading___Toc4758_112191102" text:style-name="Index_20_Link" text:visited-style-name="Index_20_Link">3.6 expedientConsulta<text:tab/>14</text:a></text:p>
          <text:p text:style-name="P637"><text:a xlink:type="simple" xlink:href="#__RefHeading___Toc4762_1121911021" text:style-name="Index_20_Link" text:visited-style-name="Index_20_Link">3.7 expedientVersions<text:tab/>14</text:a></text:p>
          <text:p text:style-name="P637"><text:a xlink:type="simple" xlink:href="#__RefHeading___Toc4762_112191102" text:style-name="Index_20_Link" text:visited-style-name="Index_20_Link">3.8 expedientTancar<text:tab/>15</text:a></text:p>
          <text:p text:style-name="P637"><text:a xlink:type="simple" xlink:href="#__RefHeading___Toc4766_1121911022" text:style-name="Index_20_Link" text:visited-style-name="Index_20_Link">3.9 expedientReobrir<text:tab/>15</text:a></text:p>
          <text:p text:style-name="P637"><text:a xlink:type="simple" xlink:href="#__RefHeading___Toc4766_112191102" text:style-name="Index_20_Link" text:visited-style-name="Index_20_Link">3.10 expedientExportarEni<text:tab/>15</text:a></text:p>
          <text:p text:style-name="P637"><text:a xlink:type="simple" xlink:href="#__RefHeading___Toc4768_112191102" text:style-name="Index_20_Link" text:visited-style-name="Index_20_Link">3.11 documentCrear<text:tab/>15</text:a></text:p>
          <text:p text:style-name="P637"><text:a xlink:type="simple" xlink:href="#__RefHeading___Toc4774_112191102" text:style-name="Index_20_Link" text:visited-style-name="Index_20_Link">3.12 documentModificar<text:tab/>16</text:a></text:p>
          <text:p text:style-name="P637"><text:a xlink:type="simple" xlink:href="#__RefHeading___Toc4776_112191102" text:style-name="Index_20_Link" text:visited-style-name="Index_20_Link">3.13 documentEsborrar<text:tab/>16</text:a></text:p>
          <text:p text:style-name="P637"><text:a xlink:type="simple" xlink:href="#__RefHeading___Toc4778_112191102" text:style-name="Index_20_Link" text:visited-style-name="Index_20_Link">3.14 documentDetalls<text:tab/>16</text:a></text:p>
          <text:p text:style-name="P637"><text:a xlink:type="simple" xlink:href="#__RefHeading___Toc4780_112191102" text:style-name="Index_20_Link" text:visited-style-name="Index_20_Link">3.15 documentConsulta<text:tab/>17</text:a></text:p>
          <text:p text:style-name="P637"><text:a xlink:type="simple" xlink:href="#__RefHeading___Toc7464_3993651760" text:style-name="Index_20_Link" text:visited-style-name="Index_20_Link">3.16 documentVersions<text:tab/>17</text:a></text:p>
          <text:p text:style-name="P637"><text:a xlink:type="simple" xlink:href="#__RefHeading___Toc4786_112191102" text:style-name="Index_20_Link" text:visited-style-name="Index_20_Link">3.17 documentCopiar<text:tab/>17</text:a></text:p>
          <text:p text:style-name="P637"><text:a xlink:type="simple" xlink:href="#__RefHeading___Toc4786_1121911021" text:style-name="Index_20_Link" text:visited-style-name="Index_20_Link">3.18 documentMoure<text:tab/>17</text:a></text:p>
          <text:p text:style-name="P637"><text:a xlink:type="simple" xlink:href="#__RefHeading___Toc4790_112191102" text:style-name="Index_20_Link" text:visited-style-name="Index_20_Link">3.19 documentExportarEni<text:tab/>18</text:a></text:p>
          <text:p text:style-name="P637"><text:a xlink:type="simple" xlink:href="#__RefHeading___Toc4790_1121911021" text:style-name="Index_20_Link" text:visited-style-name="Index_20_Link">3.20 documentImprimible<text:tab/>18</text:a></text:p>
          <text:p text:style-name="P637"><text:a xlink:type="simple" xlink:href="#__RefHeading___Toc4792_112191102" text:style-name="Index_20_Link" text:visited-style-name="Index_20_Link">3.21 carpetaCrear<text:tab/>18</text:a></text:p>
          <text:p text:style-name="P637"><text:a xlink:type="simple" xlink:href="#__RefHeading___Toc4794_112191102" text:style-name="Index_20_Link" text:visited-style-name="Index_20_Link">3.22 carpetaModificar<text:tab/>19</text:a></text:p>
          <text:p text:style-name="P637"><text:a xlink:type="simple" xlink:href="#__RefHeading___Toc4796_112191102" text:style-name="Index_20_Link" text:visited-style-name="Index_20_Link">3.23 carpetaEsborrar<text:tab/>19</text:a></text:p>
          <text:p text:style-name="P637"><text:a xlink:type="simple" xlink:href="#__RefHeading___Toc4798_112191102" text:style-name="Index_20_Link" text:visited-style-name="Index_20_Link">3.24 carpetaDetalls<text:tab/>19</text:a></text:p>
          <text:p text:style-name="P637"><text:a xlink:type="simple" xlink:href="#__RefHeading___Toc7466_3993651760" text:style-name="Index_20_Link" text:visited-style-name="Index_20_Link">3.25 carpetaCopiar<text:tab/>19</text:a></text:p>
          <text:p text:style-name="P637"><text:a xlink:type="simple" xlink:href="#__RefHeading___Toc4910_112191102" text:style-name="Index_20_Link" text:visited-style-name="Index_20_Link">3.26 carpetaMoure<text:tab/>20</text:a></text:p>
        </text:index-body>
      </text:table-of-content>
      <text:p text:style-name="P221"/>
      <text:h text:style-name="P630" text:outline-level="1"><text:bookmark-start text:name="__RefHeading___Toc4720_112191102"/>Introducció<text:bookmark-end text:name="__RefHeading___Toc4720_112191102"/></text:h>
      <text:p text:style-name="P222"><text:span text:style-name="T64">Aquest document te com a objectiu la definició d’una API</text:span> <text:span text:style-name="T64">genèrica que permeti la comunicació de les aplicacions que formen part del Kit Aníbal amb un arxiu digital.</text:span></text:p>
      <text:p text:style-name="P223">Es te previst realitzar implementacions per a diferents arxius com, per exemple, l’arxiu digital de la CAIB o l’aplicació INSIDE. És per això que el disseny de l’API es basa en les APIs d’aquestes dues aplicacions.</text:p>
      <text:h text:style-name="P630" text:outline-level="1"><text:bookmark-start text:name="__RefHeading___Toc4722_112191102"/>Estructures de dades comunes<text:bookmark-end text:name="__RefHeading___Toc4722_112191102"/></text:h>
      <text:h text:style-name="P602" text:outline-level="2"><text:bookmark-start text:name="__RefHeading___Toc7468_250777550"/>Expedient<text:bookmark-end text:name="__RefHeading___Toc7468_250777550"/><text:change text:change-id="ct94087721328672"/></text:h>
      <table:table table:name="Taula6" table:style-name="Taula6">
        <table:table-column table:style-name="Taula6.A"/>
        <table:table-column table:style-name="Taula6.B"/>
        <table:table-column table:style-name="Taula6.C"/>
        <table:table-column table:style-name="Taula6.D"/>
        <table:table-column table:style-name="Taula6.E"/>
        <table:table-row>
          <table:table-cell table:style-name="Taula6.A1" table:number-columns-spanned="5" office:value-type="string">
            <text:p text:style-name="P497"><text:span text:style-name="T55"><text:s/></text:span><text:span text:style-name="T56">C</text:span><text:span text:style-name="T55"> </text:span><text:s/><text:span text:style-name="T67">Expedien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6.A2" table:number-columns-spanned="5" office:value-type="string">
            <text:p text:style-name="P3"><text:change text:change-id="ct94087721328896"/><text:change-start text:change-id="ct94087721329120"/><text:span text:style-name="T80">Informació d'un contingut de l'arxiu de tipus expedient</text:span><text:change-end text:change-id="ct94087721329120"/>.</text:p>
          </table:table-cell>
          <table:covered-table-cell/>
          <table:covered-table-cell/>
          <table:covered-table-cell/>
          <table:covered-table-cell/>
        </table:table-row>
        <table:table-row table:style-name="Taula6.3">
          <table:table-cell table:style-name="Taula6.A3" office:value-type="string">
            <text:p text:style-name="P401">Camp</text:p>
          </table:table-cell>
          <table:table-cell table:style-name="Taula6.A3" office:value-type="string">
            <text:p text:style-name="P400">Tipus</text:p>
          </table:table-cell>
          <table:table-cell table:style-name="Taula6.A3" office:value-type="string">
            <text:p text:style-name="P400">Ob<text:span text:style-name="T65">l</text:span></text:p>
          </table:table-cell>
          <table:table-cell table:style-name="Taula6.A3" office:value-type="string">
            <text:p text:style-name="P400">Descripció</text:p>
          </table:table-cell>
          <table:table-cell table:style-name="Taula6.E3" office:value-type="string">
            <text:p text:style-name="P400">Comentaris</text:p>
          </table:table-cell>
        </table:table-row>
        <table:table-row>
          <table:table-cell table:style-name="Taula6.A4" office:value-type="string">
            <text:p text:style-name="P488"><text:span text:style-name="T53">i</text:span>dentificador</text:p>
          </table:table-cell>
          <table:table-cell table:style-name="Taula6.B5" office:value-type="string">
            <text:p text:style-name="P357">String</text:p>
          </table:table-cell>
          <table:table-cell table:style-name="Taula6.C4" office:value-type="string">
            <text:p text:style-name="P351"><text:change-start text:change-id="ct94087721358768"/>SI<text:change-end text:change-id="ct94087721358768"/></text:p>
          </table:table-cell>
          <table:table-cell table:style-name="Taula6.D4" office:value-type="string">
            <text:p text:style-name="P357">Identificador de l’expedient</text:p>
          </table:table-cell>
          <table:table-cell table:style-name="Taula6.E5" office:value-type="string">
            <text:p text:style-name="P261"/>
          </table:table-cell>
        </table:table-row>
        <table:table-row>
          <table:table-cell table:style-name="Taula6.A2" office:value-type="string">
            <text:p text:style-name="P463">nom</text:p>
          </table:table-cell>
          <table:table-cell table:style-name="Taula6.B5" office:value-type="string">
            <text:p text:style-name="P261"><text:span text:style-name="T63">String</text:span> </text:p>
          </table:table-cell>
          <table:table-cell table:style-name="Taula6.C5" office:value-type="string">
            <text:p text:style-name="P351"><text:change-start text:change-id="ct94087721382640"/>SI<text:change-end text:change-id="ct94087721382640"/></text:p>
          </table:table-cell>
          <table:table-cell table:style-name="Taula6.D5" office:value-type="string">
            <text:p text:style-name="P5">Nom de l’expedient</text:p>
          </table:table-cell>
          <table:table-cell table:style-name="Taula6.E5" office:value-type="string">
            <text:p text:style-name="P261"/>
          </table:table-cell>
        </table:table-row>
        <table:table-row>
          <table:table-cell table:style-name="Taula6.A2" office:value-type="string">
            <text:p text:style-name="P461">metadades</text:p>
          </table:table-cell>
          <table:table-cell table:style-name="Taula6.B6" office:value-type="string">
            <text:p text:style-name="P240">ExpedientMetadades</text:p>
          </table:table-cell>
          <table:table-cell table:style-name="Taula6.C6" office:value-type="string">
            <text:p text:style-name="P351"><text:change-start text:change-id="ct94087721383952"/>SI<text:change-end text:change-id="ct94087721383952"/></text:p>
          </table:table-cell>
          <table:table-cell table:style-name="Taula6.D6" office:value-type="string">
            <text:p text:style-name="P5">Metadades de l’expedient</text:p>
          </table:table-cell>
          <table:table-cell table:style-name="Taula6.E6" office:value-type="string">
            <text:p text:style-name="P261"/>
          </table:table-cell>
        </table:table-row>
        <table:table-row>
          <table:table-cell table:style-name="Taula6.A2" office:value-type="string">
            <text:p text:style-name="P461">continguts</text:p>
          </table:table-cell>
          <table:table-cell table:style-name="Taula6.B7" office:value-type="string">
            <text:p text:style-name="P252"><text:span text:style-name="T35">List&lt;</text:span><text:change text:change-id="ct94087721385984"/><text:change-start text:change-id="ct94087721387328"/><text:span text:style-name="T35">ContingutArxiu</text:span><text:change-end text:change-id="ct94087721387328"/><text:span text:style-name="T35">&gt;</text:span> </text:p>
          </table:table-cell>
          <table:table-cell table:style-name="Taula6.C7" office:value-type="string">
            <text:p text:style-name="P373"><text:change-start text:change-id="ct94087721388192"/>NO<text:change-end text:change-id="ct94087721388192"/></text:p>
          </table:table-cell>
          <table:table-cell table:style-name="Taula6.D7" office:value-type="string">
            <text:p text:style-name="P5">Llista <text:change-start text:change-id="ct94087721388512"/><text:span text:style-name="T73">d'ítems</text:span><text:change-end text:change-id="ct94087721388512"/><text:change text:change-id="ct94087721388736"/> que <text:change text:change-id="ct94087721388960"/><text:change-start text:change-id="ct94087721389680"/><text:span text:style-name="T73">pengen</text:span><text:change-end text:change-id="ct94087721389680"/> de l’expedient</text:p>
          </table:table-cell>
          <table:table-cell table:style-name="Taula6.E7" office:value-type="string">
            <text:p text:style-name="P261"/>
          </table:table-cell>
        </table:table-row>
      </table:table>
      <text:p text:style-name="P6"><text:change text:change-id="ct94087721394256"/></text:p>
      <text:h text:style-name="P603" text:outline-level="2"><text:bookmark-start text:name="__RefHeading___Toc4738_112191102"/>Document<text:bookmark-end text:name="__RefHeading___Toc4738_112191102"/><text:change text:change-id="ct94087721378784"/></text:h>
      <table:table table:name="Taula8" table:style-name="Taula8">
        <table:table-column table:style-name="Taula8.A"/>
        <table:table-row>
          <table:table-cell table:style-name="Taula8.A1" office:value-type="string">
            <text:p text:style-name="P497"><text:span text:style-name="T55"><text:s/></text:span><text:span text:style-name="T56">C</text:span><text:span text:style-name="T55"> </text:span><text:s/><text:span text:style-name="T58">Document</text:span></text:p>
          </table:table-cell>
        </table:table-row>
      </table:table>
      <table:table table:name="Taula9" table:style-name="Taula9">
        <table:table-column table:style-name="Taula9.A"/>
        <table:table-row>
          <table:table-cell table:style-name="Taula9.A1" office:value-type="string">
            <text:p text:style-name="P3"><text:change text:change-id="ct94087720652784"/><text:change-start text:change-id="ct94087721397040"/><text:span text:style-name="T80">Informació d'un contingut de l'arxiu de tipus document</text:span><text:change-end text:change-id="ct94087721397040"/>.</text:p>
          </table:table-cell>
        </table:table-row>
      </table:table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column table:style-name="Taula12.E"/>
        <table:table-row table:style-name="Taula12.1">
          <table:table-cell table:style-name="Taula12.A1" office:value-type="string">
            <text:p text:style-name="P401">Camp</text:p>
          </table:table-cell>
          <table:table-cell table:style-name="Taula12.A1" office:value-type="string">
            <text:p text:style-name="P400">Tipus</text:p>
          </table:table-cell>
          <table:table-cell table:style-name="Taula12.A1" office:value-type="string">
            <text:p text:style-name="P400">Ob<text:span text:style-name="T65">l</text:span></text:p>
          </table:table-cell>
          <table:table-cell table:style-name="Taula12.A1" office:value-type="string">
            <text:p text:style-name="P400">Descripció</text:p>
          </table:table-cell>
          <table:table-cell table:style-name="Taula12.E1" office:value-type="string">
            <text:p text:style-name="P400">Comentaris</text:p>
          </table:table-cell>
        </table:table-row>
        <table:table-row>
          <table:table-cell table:style-name="Taula12.A2" office:value-type="string">
            <text:p text:style-name="P488"><text:span text:style-name="T53">i</text:span>dentificador</text:p>
          </table:table-cell>
          <table:table-cell table:style-name="Taula12.B6" office:value-type="string">
            <text:p text:style-name="P357">String</text:p>
          </table:table-cell>
          <table:table-cell table:style-name="Taula12.C2" office:value-type="string">
            <text:p text:style-name="P351"><text:change-start text:change-id="ct94087721398576"/>SI<text:change-end text:change-id="ct94087721398576"/></text:p>
          </table:table-cell>
          <table:table-cell table:style-name="Taula12.D2" office:value-type="string">
            <text:p text:style-name="P357">Identificador del document</text:p>
          </table:table-cell>
          <table:table-cell table:style-name="Taula12.E6" office:value-type="string">
            <text:p text:style-name="P261"/>
          </table:table-cell>
        </table:table-row>
        <table:table-row>
          <table:table-cell table:style-name="Taula12.A3" office:value-type="string">
            <text:p text:style-name="P463">nom</text:p>
          </table:table-cell>
          <table:table-cell table:style-name="Taula12.B6" office:value-type="string">
            <text:p text:style-name="P261"><text:span text:style-name="T63">String</text:span> </text:p>
          </table:table-cell>
          <table:table-cell table:style-name="Taula12.C3" office:value-type="string">
            <text:p text:style-name="P351"><text:change-start text:change-id="ct94087721399952"/>SI<text:change-end text:change-id="ct94087721399952"/></text:p>
          </table:table-cell>
          <table:table-cell table:style-name="Taula12.D3" office:value-type="string">
            <text:p text:style-name="P359">Nom del document</text:p>
          </table:table-cell>
          <table:table-cell table:style-name="Taula12.E6" office:value-type="string">
            <text:p text:style-name="P261"/>
          </table:table-cell>
        </table:table-row>
        <table:table-row>
          <table:table-cell table:style-name="Taula12.A5" office:value-type="string">
            <text:p text:style-name="P475"><text:change-start text:change-id="ct94087721401024"/>estat<text:change-end text:change-id="ct94087721401024"/></text:p>
          </table:table-cell>
          <table:table-cell table:style-name="Taula12.B6" office:value-type="string">
            <text:p text:style-name="P390"><text:change-start text:change-id="ct94087721401472"/>DocumentEstat<text:change-end text:change-id="ct94087721401472"/></text:p>
          </table:table-cell>
          <table:table-cell table:style-name="Taula12.C5" office:value-type="string">
            <text:p text:style-name="P375"><text:change-start text:change-id="ct94087721401856"/>SI<text:change-end text:change-id="ct94087721401856"/></text:p>
          </table:table-cell>
          <table:table-cell table:style-name="Taula12.D5" office:value-type="string">
            <text:p text:style-name="P375"><text:change-start text:change-id="ct94087721402288"/>Estat del document<text:change-end text:change-id="ct94087721402288"/></text:p>
          </table:table-cell>
          <table:table-cell table:style-name="Taula12.E6" office:value-type="string">
            <text:p text:style-name="P375"><text:change-start text:change-id="ct94087721402896"/>ESBORRANY</text:p>
            <text:p text:style-name="P375">DEFINITI<text:change-end text:change-id="ct94087721402896"/><text:change-start text:change-id="ct94087721403200"/>U<text:change-end text:change-id="ct94087721403200"/></text:p>
          </table:table-cell>
        </table:table-row>
        <table:table-row>
          <table:table-cell table:style-name="Taula12.A5" office:value-type="string">
            <text:p text:style-name="P461">metadades</text:p>
          </table:table-cell>
          <table:table-cell table:style-name="Taula12.B6" office:value-type="string">
            <text:p text:style-name="P240">DocumentMetadades</text:p>
          </table:table-cell>
          <table:table-cell table:style-name="Taula12.C5" office:value-type="string">
            <text:p text:style-name="P351"><text:change-start text:change-id="ct94087721404448"/>SI<text:change-end text:change-id="ct94087721404448"/></text:p>
          </table:table-cell>
          <table:table-cell table:style-name="Taula12.D5" office:value-type="string">
            <text:p text:style-name="P359">Metadades del document</text:p>
          </table:table-cell>
          <table:table-cell table:style-name="Taula12.E6" office:value-type="string">
            <text:p text:style-name="P261"/>
          </table:table-cell>
        </table:table-row>
        <table:table-row>
          <table:table-cell table:style-name="Taula12.A6" office:value-type="string">
            <text:p text:style-name="P461">firmes</text:p>
          </table:table-cell>
          <table:table-cell table:style-name="Taula12.B6" office:value-type="string">
            <text:p text:style-name="P240">List&lt;Firma&gt;</text:p>
          </table:table-cell>
          <table:table-cell table:style-name="Taula12.C6" office:value-type="string">
            <text:p text:style-name="P373"><text:change-start text:change-id="ct94087721405040"/>NO<text:change-end text:change-id="ct94087721405040"/></text:p>
          </table:table-cell>
          <table:table-cell table:style-name="Taula12.D6" office:value-type="string">
            <text:p text:style-name="P359">Llista de firmes del document</text:p>
          </table:table-cell>
          <table:table-cell table:style-name="Taula12.E6" office:value-type="string">
            <text:p text:style-name="P261"/>
          </table:table-cell>
        </table:table-row>
        <table:table-row>
          <table:table-cell table:style-name="Taula12.A7" office:value-type="string">
            <text:p text:style-name="P461">contingut</text:p>
          </table:table-cell>
          <table:table-cell table:style-name="Taula12.B7" office:value-type="string">
            <text:p text:style-name="P527">DocumentContingut</text:p>
          </table:table-cell>
          <table:table-cell table:style-name="Taula12.C7" office:value-type="string">
            <text:p text:style-name="P373"><text:change-start text:change-id="ct94087721406480"/>NO<text:change-end text:change-id="ct94087721406480"/></text:p>
          </table:table-cell>
          <table:table-cell table:style-name="Taula12.D7" office:value-type="string">
            <text:p text:style-name="P359">Contingut del document</text:p>
          </table:table-cell>
          <table:table-cell table:style-name="Taula12.E7" office:value-type="string">
            <text:p text:style-name="P261"/>
          </table:table-cell>
        </table:table-row>
      </table:table>
      <text:p text:style-name="P7"><text:change text:change-id="ct94087721412208"/></text:p>
      <text:h text:style-name="P573" text:outline-level="2"><text:bookmark-start text:name="__RefHeading___Toc4740_112191102"/>Carpeta<text:bookmark-end text:name="__RefHeading___Toc4740_112191102"/><text:change text:change-id="ct94087721412432"/></text:h>
      <table:table table:name="Taula13" table:style-name="Taula13">
        <table:table-column table:style-name="Taula13.A"/>
        <table:table-row>
          <table:table-cell table:style-name="Taula13.A1" office:value-type="string">
            <text:p text:style-name="P497"><text:span text:style-name="T55"><text:s/></text:span><text:span text:style-name="T56">C</text:span><text:span text:style-name="T55"> </text:span><text:s/><text:span text:style-name="T36">Carpeta</text:span></text:p>
          </table:table-cell>
        </table:table-row>
      </table:table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column table:style-name="Taula16.E"/>
        <table:table-row>
          <table:table-cell table:style-name="Taula16.A1" table:number-columns-spanned="5" office:value-type="string">
            <text:p text:style-name="P330"><text:change text:change-id="ct94087721411568"/><text:change-start text:change-id="ct94087721404672"/>Informació d'un contingut de l'arxiu de tipus carpeta.<text:change-end text:change-id="ct94087721404672"/></text:p>
          </table:table-cell>
          <table:covered-table-cell/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401">Camp</text:p>
          </table:table-cell>
          <table:table-cell table:style-name="Taula16.A2" office:value-type="string">
            <text:p text:style-name="P400">Tipus</text:p>
          </table:table-cell>
          <table:table-cell table:style-name="Taula16.A2" office:value-type="string">
            <text:p text:style-name="P400">Ob<text:span text:style-name="T65">l</text:span></text:p>
          </table:table-cell>
          <table:table-cell table:style-name="Taula16.A2" office:value-type="string">
            <text:p text:style-name="P400">Descripció</text:p>
          </table:table-cell>
          <table:table-cell table:style-name="Taula16.E2" office:value-type="string">
            <text:p text:style-name="P400">Comentaris</text:p>
          </table:table-cell>
        </table:table-row>
        <table:table-row>
          <table:table-cell table:style-name="Taula16.A1" office:value-type="string">
            <text:p text:style-name="P488"><text:span text:style-name="T53">i</text:span>dentificador</text:p>
          </table:table-cell>
          <table:table-cell table:style-name="Taula16.B4" office:value-type="string">
            <text:p text:style-name="P357">String</text:p>
          </table:table-cell>
          <table:table-cell table:style-name="Taula16.C3" office:value-type="string">
            <text:p text:style-name="P351"><text:change-start text:change-id="ct94087721417040"/>SI<text:change-end text:change-id="ct94087721417040"/></text:p>
          </table:table-cell>
          <table:table-cell table:style-name="Taula16.D3" office:value-type="string">
            <text:p text:style-name="P357">Identificador de l<text:span text:style-name="T71">a carpeta</text:span></text:p>
          </table:table-cell>
          <table:table-cell table:style-name="Taula16.E4" office:value-type="string">
            <text:p text:style-name="P261"/>
          </table:table-cell>
        </table:table-row>
        <table:table-row>
          <table:table-cell table:style-name="Taula16.A4" office:value-type="string">
            <text:p text:style-name="P463">nom</text:p>
          </table:table-cell>
          <table:table-cell table:style-name="Taula16.B4" office:value-type="string">
            <text:p text:style-name="P261"><text:span text:style-name="T63">String</text:span> </text:p>
          </table:table-cell>
          <table:table-cell table:style-name="Taula16.C4" office:value-type="string">
            <text:p text:style-name="P351"><text:change-start text:change-id="ct94087721418976"/>SI<text:change-end text:change-id="ct94087721418976"/></text:p>
          </table:table-cell>
          <table:table-cell table:style-name="Taula16.D4" office:value-type="string">
            <text:p text:style-name="P359">Nom de la carpeta</text:p>
          </table:table-cell>
          <table:table-cell table:style-name="Taula16.E4" office:value-type="string">
            <text:p text:style-name="P261"/>
          </table:table-cell>
        </table:table-row>
        <table:table-row>
          <table:table-cell table:style-name="Taula16.A5" office:value-type="string">
            <text:p text:style-name="P461">continguts</text:p>
          </table:table-cell>
          <table:table-cell table:style-name="Taula16.B5" office:value-type="string">
            <text:p text:style-name="P252"><text:span text:style-name="T35">List&lt;</text:span><text:change text:change-id="ct94087721420832"/><text:change-start text:change-id="ct94087721422096"/><text:span text:style-name="T35">ContingutArxiu</text:span><text:change-end text:change-id="ct94087721422096"/><text:span text:style-name="T35">&gt;</text:span> </text:p>
          </table:table-cell>
          <table:table-cell table:style-name="Taula16.C5" office:value-type="string">
            <text:p text:style-name="P373"><text:change-start text:change-id="ct94087721423008"/>NO<text:change-end text:change-id="ct94087721423008"/></text:p>
          </table:table-cell>
          <table:table-cell table:style-name="Taula16.D5" office:value-type="string">
            <text:p text:style-name="P359">Llista d’elements que pengen de la carpeta</text:p>
          </table:table-cell>
          <table:table-cell table:style-name="Taula16.E5" office:value-type="string">
            <text:p text:style-name="P261"/>
          </table:table-cell>
        </table:table-row>
      </table:table>
      <text:p text:style-name="P10"><text:change text:change-id="ct94087721415696"/></text:p>
      <text:h text:style-name="P626" text:outline-level="2"><text:bookmark-start text:name="__RefHeading___Toc3780_928946740"/>ExpedientMetadades<text:bookmark-end text:name="__RefHeading___Toc3780_928946740"/><text:change text:change-id="ct94087721417872"/></text:h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>
          <table:table-cell table:style-name="Taula1.A1" table:number-columns-spanned="5" office:value-type="string">
            <text:p text:style-name="P498"><text:span text:style-name="T55"><text:s/></text:span><text:span text:style-name="T56">C</text:span><text:span text:style-name="T55"> </text:span><text:s/><text:span text:style-name="T1">ExpedientMetadad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.A2" table:number-columns-spanned="5" office:value-type="string">
            <text:p text:style-name="P12"><text:change text:change-id="ct94087721413376"/><text:change-start text:change-id="ct94087721430912"/><text:span text:style-name="T81">Meta-dades associades a un expedient</text:span><text:change-end text:change-id="ct94087721430912"/>.</text:p>
          </table:table-cell>
          <table:covered-table-cell/>
          <table:covered-table-cell/>
          <table:covered-table-cell/>
          <table:covered-table-cell/>
        </table:table-row>
        <table:table-row table:style-name="Taula1.3">
          <table:table-cell table:style-name="Taula1.A3" office:value-type="string">
            <text:p text:style-name="P411">Camp</text:p>
          </table:table-cell>
          <table:table-cell table:style-name="Taula1.A3" office:value-type="string">
            <text:p text:style-name="P410">Tipus</text:p>
          </table:table-cell>
          <table:table-cell table:style-name="Taula1.A3" office:value-type="string">
            <text:p text:style-name="P410">Ob<text:span text:style-name="T65">l</text:span></text:p>
          </table:table-cell>
          <table:table-cell table:style-name="Taula1.A3" office:value-type="string">
            <text:p text:style-name="P410">Descripció</text:p>
          </table:table-cell>
          <table:table-cell table:style-name="Taula1.E3" office:value-type="string">
            <text:p text:style-name="P410">Comentaris</text:p>
          </table:table-cell>
        </table:table-row>
        <table:table-row>
          <table:table-cell table:style-name="Taula1.A2" office:value-type="string">
            <text:p text:style-name="P410">versioNti</text:p>
          </table:table-cell>
          <table:table-cell table:style-name="Taula1.B4" office:value-type="string">
            <text:p text:style-name="P14">String </text:p>
          </table:table-cell>
          <table:table-cell table:style-name="Taula1.C4" office:value-type="string">
            <text:p text:style-name="P350">SI</text:p>
          </table:table-cell>
          <table:table-cell table:style-name="Taula1.D4" office:value-type="string">
            <text:p text:style-name="P350">http://administracionelectronica.gob.es/ENI/XSD/v1.0/documento-e</text:p>
          </table:table-cell>
          <table:table-cell table:style-name="Taula1.E4" office:value-type="string">
            <text:p text:style-name="P14"/>
          </table:table-cell>
        </table:table-row>
        <table:table-row>
          <table:table-cell table:style-name="Taula1.A5" office:value-type="string">
            <text:p text:style-name="P410">identificador</text:p>
          </table:table-cell>
          <table:table-cell table:style-name="Taula1.B5" office:value-type="string">
            <text:p text:style-name="P14">String </text:p>
          </table:table-cell>
          <table:table-cell table:style-name="Taula1.C5" office:value-type="string">
            <text:p text:style-name="P350">SI</text:p>
          </table:table-cell>
          <table:table-cell table:style-name="Taula1.D5" office:value-type="string">
            <text:p text:style-name="P13">Identificador de la metadada</text:p>
          </table:table-cell>
          <table:table-cell table:style-name="Taula1.E5" office:value-type="string">
            <text:p text:style-name="P14"/>
          </table:table-cell>
        </table:table-row>
        <table:table-row>
          <table:table-cell table:style-name="Taula1.A6" office:value-type="string">
            <text:p text:style-name="P410">organs</text:p>
          </table:table-cell>
          <table:table-cell table:style-name="Taula1.B6" office:value-type="string">
            <text:p text:style-name="P14"><text:span text:style-name="T14">List</text:span>&lt;String&gt; </text:p>
          </table:table-cell>
          <table:table-cell table:style-name="Taula1.C6" office:value-type="string">
            <text:p text:style-name="P350">SI</text:p>
          </table:table-cell>
          <table:table-cell table:style-name="Taula1.D6" office:value-type="string">
            <text:p text:style-name="P13">Codi <text:change text:change-id="ct94087721429296"/><text:change-start text:change-id="ct94087721437392"/><text:span text:style-name="T73">DIR3</text:span><text:change-end text:change-id="ct94087721437392"/> de la unitat orgànica</text:p>
          </table:table-cell>
          <table:table-cell table:style-name="Taula1.E6" office:value-type="string">
            <text:p text:style-name="P14"/>
          </table:table-cell>
        </table:table-row>
        <table:table-row>
          <table:table-cell table:style-name="Taula1.A7" office:value-type="string">
            <text:p text:style-name="P410">data<text:span text:style-name="T1">Obertura</text:span></text:p>
          </table:table-cell>
          <table:table-cell table:style-name="Taula1.B7" office:value-type="string">
            <text:p text:style-name="P14">Date </text:p>
          </table:table-cell>
          <table:table-cell table:style-name="Taula1.C7" office:value-type="string">
            <text:p text:style-name="P350">SI</text:p>
          </table:table-cell>
          <table:table-cell table:style-name="Taula1.D7" office:value-type="string">
            <text:p text:style-name="P13"><text:span text:style-name="T1">D</text:span>ata d’obertura <text:span text:style-name="T1">de l’expedient</text:span></text:p>
          </table:table-cell>
          <table:table-cell table:style-name="Taula1.E7" office:value-type="string">
            <text:p text:style-name="P13"/>
          </table:table-cell>
        </table:table-row>
        <table:table-row>
          <table:table-cell table:style-name="Taula1.A8" office:value-type="string">
            <text:p text:style-name="P470">classificacio</text:p>
          </table:table-cell>
          <table:table-cell table:style-name="Taula1.B8" office:value-type="string">
            <text:p text:style-name="P14">String </text:p>
          </table:table-cell>
          <table:table-cell table:style-name="Taula1.C8" office:value-type="string">
            <text:p text:style-name="P355">SI</text:p>
          </table:table-cell>
          <table:table-cell table:style-name="Taula1.D8" office:value-type="string">
            <text:p text:style-name="P371">Codi SIA del procediment</text:p>
          </table:table-cell>
          <table:table-cell table:style-name="Taula1.E8" office:value-type="string">
            <text:p text:style-name="P13"/>
          </table:table-cell>
        </table:table-row>
        <table:table-row>
          <table:table-cell table:style-name="Taula1.A9" office:value-type="string">
            <text:p text:style-name="P410">estat</text:p>
          </table:table-cell>
          <table:table-cell table:style-name="Taula1.B9" office:value-type="string">
            <text:p text:style-name="P14"><text:change text:change-id="ct94087721441536"/><text:change-start text:change-id="ct94087721442304"/><text:span text:style-name="T105">ExpedientEstat</text:span><text:change-end text:change-id="ct94087721442304"/> </text:p>
          </table:table-cell>
          <table:table-cell table:style-name="Taula1.C9" office:value-type="string">
            <text:p text:style-name="P13">SI</text:p>
          </table:table-cell>
          <table:table-cell table:style-name="Taula1.D9" office:value-type="string">
            <text:p text:style-name="P13">Estat <text:span text:style-name="T1">de l’expedient</text:span><text:change text:change-id="ct94087720732528"/></text:p>
          </table:table-cell>
          <table:table-cell table:style-name="Taula1.E9" office:value-type="string">
            <text:p text:style-name="P246"><text:change-start text:change-id="ct94087721443088"/>E01: <text:span text:style-name="T1">Obert</text:span></text:p>
            <text:p text:style-name="P246">E02: <text:span text:style-name="T1">Tancat</text:span></text:p>
            <text:p text:style-name="P246">E03: <text:span text:style-name="T1">Índex per a remissió tancat</text:span><text:change-end text:change-id="ct94087721443088"/></text:p>
          </table:table-cell>
        </table:table-row>
        <table:table-row>
          <table:table-cell table:style-name="Taula1.A11" office:value-type="string">
            <text:p text:style-name="P470">interessats</text:p>
          </table:table-cell>
          <table:table-cell table:style-name="Taula1.B10" office:value-type="string">
            <text:p text:style-name="P14"><text:span text:style-name="T1">List&lt;</text:span>String<text:span text:style-name="T1">&gt;</text:span> </text:p>
          </table:table-cell>
          <table:table-cell table:style-name="Taula1.C10" office:value-type="string">
            <text:p text:style-name="P371">NO</text:p>
          </table:table-cell>
          <table:table-cell table:style-name="Taula1.D10" office:value-type="string">
            <text:p text:style-name="P371">NIFs dels interessats associats a l’expedient</text:p>
          </table:table-cell>
          <table:table-cell table:style-name="Taula1.E10" office:value-type="string">
            <text:p text:style-name="P13"/>
          </table:table-cell>
        </table:table-row>
        <table:table-row>
          <table:table-cell table:style-name="Taula1.A11" office:value-type="string">
            <text:p text:style-name="P410">serieDocumental</text:p>
          </table:table-cell>
          <table:table-cell table:style-name="Taula1.B11" office:value-type="string">
            <text:p text:style-name="P14">String </text:p>
          </table:table-cell>
          <table:table-cell table:style-name="Taula1.C11" office:value-type="string">
            <text:p text:style-name="P350">SI</text:p>
          </table:table-cell>
          <table:table-cell table:style-name="Taula1.D11" office:value-type="string">
            <text:p text:style-name="P16">Identificador de la sèrie documental de l’arxiu</text:p>
          </table:table-cell>
          <table:table-cell table:style-name="Taula1.E11" office:value-type="string">
            <text:p text:style-name="P14"/>
          </table:table-cell>
        </table:table-row>
        <table:table-row>
          <table:table-cell table:style-name="Taula1.A12" office:value-type="string">
            <text:p text:style-name="P410">metadadesAddicionals</text:p>
          </table:table-cell>
          <table:table-cell table:style-name="Taula1.B12" office:value-type="string">
            <text:p text:style-name="P14"><text:span text:style-name="T68">Map</text:span>&lt;String, <text:change text:change-id="ct94087721446800"/><text:change-start text:change-id="ct94087721447936"/><text:span text:style-name="T92">Object</text:span><text:change-end text:change-id="ct94087721447936"/>&gt; </text:p>
          </table:table-cell>
          <table:table-cell table:style-name="Taula1.C12" office:value-type="string">
            <text:p text:style-name="P16">No</text:p>
          </table:table-cell>
          <table:table-cell table:style-name="Taula1.D12" office:value-type="string">
            <text:p text:style-name="P16"><text:change text:change-id="ct94087720657856"/><text:change-start text:change-id="ct94087721448912"/><text:span text:style-name="T83">Altres meta-dades de l’expedient</text:span><text:change-end text:change-id="ct94087721448912"/>.</text:p>
          </table:table-cell>
          <table:table-cell table:style-name="Taula1.E12" office:value-type="string">
            <text:p text:style-name="P16">Map: &lt;nomMetadada, valorMetadada&gt;</text:p>
          </table:table-cell>
        </table:table-row>
      </table:table>
      <text:p text:style-name="Text_20_body"><text:change-start text:change-id="ct94087721462400"/></text:p>
      <text:h text:style-name="P605" text:outline-level="2"><text:bookmark-start text:name="__RefHeading___Toc4724_112191102"/><text:change-end text:change-id="ct94087721462400"/>DocumentMetadades<text:bookmark-end text:name="__RefHeading___Toc4724_112191102"/><text:change text:change-id="ct94087721462624"/></text:h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row>
          <table:table-cell table:style-name="Taula3.A1" table:number-columns-spanned="5" office:value-type="string">
            <text:p text:style-name="P496"><text:span text:style-name="T55"><text:s/></text:span><text:span text:style-name="T56">C</text:span><text:span text:style-name="T55"> </text:span><text:s/><text:span text:style-name="T58">DocumentMetadad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3.A2" table:number-columns-spanned="5" office:value-type="string">
            <text:p text:style-name="P17"><text:change text:change-id="ct94087721435040"/><text:change-start text:change-id="ct94087721432096"/><text:span text:style-name="T82">Meta-dades associades a un document</text:span><text:change-end text:change-id="ct94087721432096"/>.</text:p>
          </table:table-cell>
          <table:covered-table-cell/>
          <table:covered-table-cell/>
          <table:covered-table-cell/>
          <table:covered-table-cell/>
        </table:table-row>
        <table:table-row table:style-name="Taula3.3">
          <table:table-cell table:style-name="Taula3.A3" office:value-type="string">
            <text:p text:style-name="P395">Camp</text:p>
          </table:table-cell>
          <table:table-cell table:style-name="Taula3.A3" office:value-type="string">
            <text:p text:style-name="P394">Tipus</text:p>
          </table:table-cell>
          <table:table-cell table:style-name="Taula3.A3" office:value-type="string">
            <text:p text:style-name="P394">Ob<text:span text:style-name="T65">l</text:span></text:p>
          </table:table-cell>
          <table:table-cell table:style-name="Taula3.A3" office:value-type="string">
            <text:p text:style-name="P394">Descripció</text:p>
          </table:table-cell>
          <table:table-cell table:style-name="Taula3.E3" office:value-type="string">
            <text:p text:style-name="P394">Comentaris</text:p>
          </table:table-cell>
        </table:table-row>
        <table:table-row>
          <table:table-cell table:style-name="Taula3.A2" office:value-type="string">
            <text:p text:style-name="P396">versioNti</text:p>
          </table:table-cell>
          <table:table-cell table:style-name="Taula3.B4" office:value-type="string">
            <text:p text:style-name="P260">String </text:p>
          </table:table-cell>
          <table:table-cell table:style-name="Taula3.C4" office:value-type="string">
            <text:p text:style-name="P348">SI</text:p>
          </table:table-cell>
          <table:table-cell table:style-name="Taula3.D4" office:value-type="string">
            <text:p text:style-name="P348">http://administracionelectronica.gob.es/ENI/XSD/v1.0/documento-e</text:p>
          </table:table-cell>
          <table:table-cell table:style-name="Taula3.E4" office:value-type="string">
            <text:p text:style-name="P259"/>
          </table:table-cell>
        </table:table-row>
        <table:table-row>
          <table:table-cell table:style-name="Taula3.A5" office:value-type="string">
            <text:p text:style-name="P18">identificador</text:p>
          </table:table-cell>
          <table:table-cell table:style-name="Taula3.B5" office:value-type="string">
            <text:p text:style-name="P260">String </text:p>
          </table:table-cell>
          <table:table-cell table:style-name="Taula3.C5" office:value-type="string">
            <text:p text:style-name="P349">SI</text:p>
          </table:table-cell>
          <table:table-cell table:style-name="Taula3.D5" office:value-type="string">
            <text:p text:style-name="P21">Identificador de la metadada</text:p>
          </table:table-cell>
          <table:table-cell table:style-name="Taula3.E5" office:value-type="string">
            <text:p text:style-name="P259"/>
          </table:table-cell>
        </table:table-row>
        <table:table-row>
          <table:table-cell table:style-name="Taula3.A7" office:value-type="string">
            <text:p text:style-name="P18"><text:change-start text:change-id="ct94087721462144"/>origen<text:change-end text:change-id="ct94087721462144"/></text:p>
          </table:table-cell>
          <table:table-cell table:style-name="Taula3.B7" office:value-type="string">
            <text:p text:style-name="P260"><text:change-start text:change-id="ct94087721467328"/><text:span text:style-name="T105">ContingutOrigen</text:span> <text:change-end text:change-id="ct94087721467328"/></text:p>
          </table:table-cell>
          <table:table-cell table:style-name="Taula3.C7" office:value-type="string">
            <text:p text:style-name="P354"><text:change-start text:change-id="ct94087721467648"/>SI<text:change-end text:change-id="ct94087721467648"/></text:p>
          </table:table-cell>
          <table:table-cell table:style-name="Taula3.D7" office:value-type="string">
            <text:p text:style-name="P288"><text:change-start text:change-id="ct94087721467872"/>Persona física o jurídica que origina el document.<text:change-end text:change-id="ct94087721467872"/></text:p>
          </table:table-cell>
          <table:table-cell table:style-name="Taula3.E7" office:value-type="string">
            <text:p text:style-name="P285"><text:change-start text:change-id="ct94087721468624"/><text:span text:style-name="T105">0:</text:span><text:change-end text:change-id="ct94087721468624"/><text:change-start text:change-id="ct94087721469168"/> Ciutadà</text:p>
            <text:p text:style-name="P285"><text:span text:style-name="T105">1</text:span>: Administració<text:change-end text:change-id="ct94087721469168"/></text:p>
          </table:table-cell>
        </table:table-row>
        <table:table-row>
          <table:table-cell table:style-name="Taula3.A7" office:value-type="string">
            <text:p text:style-name="P18">organs</text:p>
          </table:table-cell>
          <table:table-cell table:style-name="Taula3.B7" office:value-type="string">
            <text:p text:style-name="P260"><text:span text:style-name="T14">List</text:span>&lt;String&gt; </text:p>
          </table:table-cell>
          <table:table-cell table:style-name="Taula3.C7" office:value-type="string">
            <text:p text:style-name="P349">SI</text:p>
          </table:table-cell>
          <table:table-cell table:style-name="Taula3.D7" office:value-type="string">
            <text:p text:style-name="P21">Codi Dir3 de la unitat orgànica</text:p>
          </table:table-cell>
          <table:table-cell table:style-name="Taula3.E7" office:value-type="string">
            <text:p text:style-name="P259"/>
          </table:table-cell>
        </table:table-row>
        <table:table-row>
          <table:table-cell table:style-name="Taula3.A8" office:value-type="string">
            <text:p text:style-name="P18">data<text:change-start text:change-id="ct94087721470048"/><text:span text:style-name="T86">Captura</text:span><text:change-end text:change-id="ct94087721470048"/></text:p>
          </table:table-cell>
          <table:table-cell table:style-name="Taula3.B8" office:value-type="string">
            <text:p text:style-name="P260">Date </text:p>
          </table:table-cell>
          <table:table-cell table:style-name="Taula3.C8" office:value-type="string">
            <text:p text:style-name="P349">SI</text:p>
          </table:table-cell>
          <table:table-cell table:style-name="Taula3.D8" office:value-type="string">
            <text:p text:style-name="P21"><text:span text:style-name="T1">D</text:span>ata de captura <text:span text:style-name="T1">del document</text:span></text:p>
          </table:table-cell>
          <table:table-cell table:style-name="Taula3.E8" office:value-type="string">
            <text:p text:style-name="P21"/>
          </table:table-cell>
        </table:table-row>
        <table:table-row>
          <table:table-cell table:style-name="Taula3.A9" office:value-type="string">
            <text:p text:style-name="P18"><text:change text:change-id="ct94087721471952"/><text:change text:change-id="ct94087721471648"/>estat<text:span text:style-name="T69">Elaboracio</text:span></text:p>
          </table:table-cell>
          <table:table-cell table:style-name="Taula3.B9" office:value-type="string">
            <text:p text:style-name="P20"><text:change text:change-id="ct94087721472416"/><text:change-start text:change-id="ct94087721474128"/><text:span text:style-name="T105">Document</text:span><text:change-end text:change-id="ct94087721474128"/><text:change-start text:change-id="ct94087721475216"/><text:span text:style-name="T105">EstatElaboracio</text:span><text:change-end text:change-id="ct94087721475216"/> </text:p>
          </table:table-cell>
          <table:table-cell table:style-name="Taula3.C9" office:value-type="string">
            <text:p text:style-name="P21">SI</text:p>
          </table:table-cell>
          <table:table-cell table:style-name="Taula3.D9" office:value-type="string">
            <text:p text:style-name="P21">Estat <text:change-start text:change-id="ct94087721475600"/><text:span text:style-name="T88">d’</text:span><text:change-end text:change-id="ct94087721475600"/>elaboració<text:change text:change-id="ct94087721475824"/><text:change-start text:change-id="ct94087721476128"/>.<text:change-end text:change-id="ct94087721476128"/></text:p>
          </table:table-cell>
          <table:table-cell table:style-name="Taula3.E9" office:value-type="string">
            <text:p text:style-name="P245"><text:change-start text:change-id="ct94087721476432"/>EE01: Original</text:p>
            <text:p text:style-name="P245">EE02: Còpia electrònica autèntica amb canvi de format</text:p>
            <text:p text:style-name="P245">EE03: Còpia electrònica autèntica de document paper</text:p>
            <text:p text:style-name="P245">EE04: Còpia electrònica parcial autèntica<text:change-end text:change-id="ct94087721476432"/></text:p>
          </table:table-cell>
        </table:table-row>
        <table:table-row>
          <table:table-cell table:style-name="Taula3.A14" office:value-type="string">
            <text:p text:style-name="P18">tipusDocumental</text:p>
          </table:table-cell>
          <table:table-cell table:style-name="Taula3.B10" office:value-type="string">
            <text:p text:style-name="P20"><text:change text:change-id="ct94087720761696"/><text:change-start text:change-id="ct94087720759952"/><text:span text:style-name="T105">DocumentTipus</text:span><text:change-end text:change-id="ct94087720759952"/> </text:p>
          </table:table-cell>
          <table:table-cell table:style-name="Taula3.C10" office:value-type="string">
            <text:p text:style-name="P353">SI</text:p>
          </table:table-cell>
          <table:table-cell table:style-name="Taula3.D10" office:value-type="string">
            <text:p text:style-name="P23"><text:change-start text:change-id="ct94087720762992"/><text:span text:style-name="T73">Tipus</text:span><text:change-end text:change-id="ct94087720762992"/><text:change text:change-id="ct94087721476736"/><text:change-start text:change-id="ct94087721477568"/><text:span text:style-name="T73"> de document.</text:span><text:change-end text:change-id="ct94087721477568"/></text:p>
          </table:table-cell>
          <table:table-cell table:style-name="Taula3.E10" office:value-type="string">
            <text:p text:style-name="P279"><text:change-start text:change-id="ct94087721479840"/>TD01: Resolución</text:p>
            <text:p text:style-name="P279">TD02: Acuerdo</text:p>
            <text:p text:style-name="P279">TD03: Contrato</text:p>
            <text:p text:style-name="P279">TD04: Convenio</text:p>
            <text:p text:style-name="P279">TD05: Declaración</text:p>
            <text:p text:style-name="P279">TD06: Comunicación</text:p>
            <text:p text:style-name="P279">TD07: Notificación</text:p>
            <text:p text:style-name="P279">TD08: Publicación</text:p>
            <text:p text:style-name="P279">TD09: Acuse de recibo</text:p>
            <text:p text:style-name="P279">TD10: Acta</text:p>
            <text:p text:style-name="P279">TD11: Certificado</text:p>
            <text:p text:style-name="P279">TD12: Diligencia</text:p>
            <text:p text:style-name="P279"><text:soft-page-break/>TD13: Informe</text:p>
            <text:p text:style-name="P279">TD14: Solicitud</text:p>
            <text:p text:style-name="P279">TD15: Denuncia</text:p>
            <text:p text:style-name="P279">TD16: Alegación</text:p>
            <text:p text:style-name="P279">TD17: Recursos</text:p>
            <text:p text:style-name="P279">TD18: Comunicación ciudadano</text:p>
            <text:p text:style-name="P279">TD19: Factura</text:p>
            <text:p text:style-name="P279">TD20: Otros incautados</text:p>
            <text:p text:style-name="P279">TD99: Otros<text:change-end text:change-id="ct94087721479840"/></text:p>
          </table:table-cell>
        </table:table-row>
        <table:table-row>
          <table:table-cell table:style-name="Taula3.A14" office:value-type="string">
            <text:p text:style-name="P474"><text:change-start text:change-id="ct94087721430400"/>format<text:change-end text:change-id="ct94087721430400"/></text:p>
          </table:table-cell>
          <table:table-cell table:style-name="Taula3.B14" office:value-type="string">
            <text:p text:style-name="P20"><text:change-start text:change-id="ct94087721479488"/><text:span text:style-name="T105">DocumentFormat</text:span><text:change-end text:change-id="ct94087721479488"/><text:change-start text:change-id="ct94087721484368"/> <text:change-end text:change-id="ct94087721484368"/></text:p>
          </table:table-cell>
          <table:table-cell table:style-name="Taula3.C14" office:value-type="string">
            <text:p text:style-name="P352"><text:change-start text:change-id="ct94087721484720"/>SI<text:change-end text:change-id="ct94087721484720"/></text:p>
          </table:table-cell>
          <table:table-cell table:style-name="Taula3.D14" office:value-type="string">
            <text:p text:style-name="P374"><text:change-start text:change-id="ct94087721485072"/>Nom del fo<text:change-end text:change-id="ct94087721485072"/><text:change-start text:change-id="ct94087720769600"/>rmat del fitxer.<text:change-end text:change-id="ct94087720769600"/></text:p>
          </table:table-cell>
          <table:table-cell table:style-name="Taula3.E14" office:value-type="string">
            <text:p text:style-name="P374"><text:change-start text:change-id="ct94087721486496"/>Valor extret de la l<text:change-end text:change-id="ct94087721486496"/><text:change-start text:change-id="ct94087721478240"/>lista de formats admesos per la NTI de Catálogo de estándares.<text:change-end text:change-id="ct94087721478240"/></text:p>
          </table:table-cell>
        </table:table-row>
        <table:table-row>
          <table:table-cell table:style-name="Taula3.A12" office:value-type="string">
            <text:p text:style-name="P474"><text:change-start text:change-id="ct94087721486032"/>extensio<text:change-end text:change-id="ct94087721486032"/></text:p>
          </table:table-cell>
          <table:table-cell table:style-name="Taula3.B12" office:value-type="string">
            <text:p text:style-name="P20"><text:change-start text:change-id="ct94087721483952"/><text:span text:style-name="T105">DocumentExtensio</text:span><text:change-end text:change-id="ct94087721483952"/><text:change-start text:change-id="ct94087721487120"/> <text:change-end text:change-id="ct94087721487120"/></text:p>
          </table:table-cell>
          <table:table-cell table:style-name="Taula3.C12" office:value-type="string">
            <text:p text:style-name="P352"><text:change-start text:change-id="ct94087721487456"/>SI<text:change-end text:change-id="ct94087721487456"/></text:p>
          </table:table-cell>
          <table:table-cell table:style-name="Taula3.D12" office:value-type="string">
            <text:p text:style-name="P374"><text:change-start text:change-id="ct94087721487728"/>Extensió del fitxer.<text:change-end text:change-id="ct94087721487728"/></text:p>
          </table:table-cell>
          <table:table-cell table:style-name="Taula3.E12" office:value-type="string">
            <text:p text:style-name="P374"><text:change-start text:change-id="ct94087720768832"/>.gml</text:p>
            <text:p text:style-name="P374">.gz</text:p>
            <text:p text:style-name="P374">.zip</text:p>
            <text:p text:style-name="P374">.avi</text:p>
            <text:p text:style-name="P374">.csv</text:p>
            <text:p text:style-name="P374">.html</text:p>
            <text:p text:style-name="P374">.htm</text:p>
            <text:p text:style-name="P374">.css</text:p>
            <text:p text:style-name="P374">.jpg</text:p>
            <text:p text:style-name="P374">.jpeg</text:p>
            <text:p text:style-name="P374">.mhtml</text:p>
            <text:p text:style-name="P374">.mht</text:p>
            <text:p text:style-name="P374">.odt</text:p>
            <text:p text:style-name="P374">.ods</text:p>
            <text:p text:style-name="P374">.odp</text:p>
            <text:p text:style-name="P374">.odg</text:p>
            <text:p text:style-name="P374">.docx</text:p>
            <text:p text:style-name="P374">.xlsx</text:p>
            <text:p text:style-name="P374">.pptx</text:p>
            <text:p text:style-name="P374">.pdf</text:p>
            <text:p text:style-name="P374">.png</text:p>
            <text:p text:style-name="P374">.rtf</text:p>
            <text:p text:style-name="P374">.svg</text:p>
            <text:p text:style-name="P374">.tiff</text:p>
            <text:p text:style-name="P374">.txt</text:p>
            <text:p text:style-name="P374">.mp3</text:p>
            <text:p text:style-name="P374">.ogg</text:p>
            <text:p text:style-name="P374">.oga</text:p>
            <text:p text:style-name="P374">.mpeg</text:p>
            <text:p text:style-name="P374">.mp4</text:p>
            <text:p text:style-name="P374">.webm<text:change-end text:change-id="ct94087720768832"/></text:p>
          </table:table-cell>
        </table:table-row>
        <table:table-row>
          <table:table-cell table:style-name="Taula3.A13" office:value-type="string">
            <text:p text:style-name="P18">serieDocumental</text:p>
          </table:table-cell>
          <table:table-cell table:style-name="Taula3.B13" office:value-type="string">
            <text:p text:style-name="P20">String </text:p>
          </table:table-cell>
          <table:table-cell table:style-name="Taula3.C13" office:value-type="string">
            <text:p text:style-name="P349">SI</text:p>
          </table:table-cell>
          <table:table-cell table:style-name="Taula3.D13" office:value-type="string">
            <text:p text:style-name="P277">Identificador de la sèrie documental de l’arxiu<text:change-start text:change-id="ct94087720760800"/>.<text:change-end text:change-id="ct94087720760800"/></text:p>
          </table:table-cell>
          <table:table-cell table:style-name="Taula3.E13" office:value-type="string">
            <text:p text:style-name="P259"/>
          </table:table-cell>
        </table:table-row>
        <table:table-row>
          <table:table-cell table:style-name="Taula3.A14" office:value-type="string">
            <text:p text:style-name="P18"><text:change-start text:change-id="ct94087720782544"/>identificadorOrigen<text:change-end text:change-id="ct94087720782544"/></text:p>
          </table:table-cell>
          <table:table-cell table:style-name="Taula3.B14" office:value-type="string">
            <text:p text:style-name="P257"><text:change-start text:change-id="ct94087721340048"/>String<text:change-end text:change-id="ct94087721340048"/></text:p>
          </table:table-cell>
          <table:table-cell table:style-name="Taula3.C14" office:value-type="string">
            <text:p text:style-name="P38"><text:change-start text:change-id="ct94087721488352"/>No<text:change-end text:change-id="ct94087721488352"/></text:p>
          </table:table-cell>
          <table:table-cell table:style-name="Taula3.D14" office:value-type="string">
            <text:p text:style-name="P38"><text:change-start text:change-id="ct94087721490592"/>Identificador del document <text:span text:style-name="T88">original al que correspon aquesta còpia.</text:span><text:change-end text:change-id="ct94087721490592"/></text:p>
          </table:table-cell>
          <table:table-cell table:style-name="Taula3.E14" office:value-type="string">
            <text:p text:style-name="P38"><text:change-start text:change-id="ct94087721491360"/>Només té sentit en cas de <text:span text:style-name="T88">que el document sigui una</text:span> còpia<text:change-end text:change-id="ct94087721491360"/><text:change-start text:change-id="ct94087721493952"/> <text:span text:style-name="T88">(estats d’elaboració: EE02 i EE04).</text:span><text:change-end text:change-id="ct94087721493952"/></text:p>
          </table:table-cell>
        </table:table-row>
        <table:table-row>
          <table:table-cell table:style-name="Taula3.A15" office:value-type="string">
            <text:p text:style-name="P18">metadadesAddicionals</text:p>
          </table:table-cell>
          <table:table-cell table:style-name="Taula3.B15" office:value-type="string">
            <text:p text:style-name="P25"><text:span text:style-name="T68">Map</text:span>&lt;String, <text:change text:change-id="ct94087721495104"/><text:change-start text:change-id="ct94087721496256"/><text:span text:style-name="T92">Object</text:span><text:change-end text:change-id="ct94087721496256"/>&gt; </text:p>
          </table:table-cell>
          <table:table-cell table:style-name="Taula3.C15" office:value-type="string">
            <text:p text:style-name="P277">No</text:p>
          </table:table-cell>
          <table:table-cell table:style-name="Taula3.D15" office:value-type="string">
            <text:p text:style-name="P26"><text:change text:change-id="ct94087721496640"/><text:change-start text:change-id="ct94087720784720"/><text:span text:style-name="T83">Altres meta-dades del document</text:span><text:change-end text:change-id="ct94087720784720"/>.</text:p>
          </table:table-cell>
          <table:table-cell table:style-name="Taula3.E15" office:value-type="string">
            <text:p text:style-name="P277">Map: &lt;nomMetadada, valorMetadada&gt;</text:p>
          </table:table-cell>
        </table:table-row>
      </table:table>
      <text:p text:style-name="P563"/>
      <text:h text:style-name="P604" text:outline-level="2"><text:bookmark-start text:name="__RefHeading___Toc4726_112191102"/>DocumentContingut<text:bookmark-end text:name="__RefHeading___Toc4726_112191102"/><text:change text:change-id="ct94087721509584"/></text:h>
      <table:table table:name="Taula58" table:style-name="Taula58">
        <table:table-column table:style-name="Taula58.A"/>
        <table:table-column table:style-name="Taula58.B"/>
        <table:table-column table:style-name="Taula58.C"/>
        <table:table-column table:style-name="Taula58.D"/>
        <table:table-column table:style-name="Taula58.E"/>
        <table:table-row>
          <table:table-cell table:style-name="Taula58.A1" table:number-columns-spanned="5" office:value-type="string">
            <text:p text:style-name="P494"><text:span text:style-name="T55"><text:s/></text:span><text:span text:style-name="T56">C</text:span><text:span text:style-name="T55"> </text:span><text:s/><text:span text:style-name="T58">DocumentContingu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58.A2" table:number-columns-spanned="5" office:value-type="string">
            <text:p text:style-name="P28"><text:change text:change-id="ct94087720786272"/><text:change-start text:change-id="ct94087721469472"/><text:span text:style-name="T84">Informació sobre un contingut d’un document</text:span><text:change-end text:change-id="ct94087721469472"/>.</text:p>
          </table:table-cell>
          <table:covered-table-cell/>
          <table:covered-table-cell/>
          <table:covered-table-cell/>
          <table:covered-table-cell/>
        </table:table-row>
        <table:table-row table:style-name="Taula58.3">
          <table:table-cell table:style-name="Taula58.A3" office:value-type="string">
            <text:p text:style-name="P393">Camp</text:p>
          </table:table-cell>
          <table:table-cell table:style-name="Taula58.A3" office:value-type="string">
            <text:p text:style-name="P18">Tipus</text:p>
          </table:table-cell>
          <table:table-cell table:style-name="Taula58.A3" office:value-type="string">
            <text:p text:style-name="P18">Ob<text:span text:style-name="T65">l</text:span></text:p>
          </table:table-cell>
          <table:table-cell table:style-name="Taula58.A3" office:value-type="string">
            <text:p text:style-name="P18">Descripció</text:p>
          </table:table-cell>
          <table:table-cell table:style-name="Taula58.E3" office:value-type="string">
            <text:p text:style-name="P18">Comentaris</text:p>
          </table:table-cell>
        </table:table-row>
        <table:table-row>
          <table:table-cell table:style-name="Taula58.A4" office:value-type="string">
            <text:p text:style-name="P18">contingut</text:p>
          </table:table-cell>
          <table:table-cell table:style-name="Taula58.B4" office:value-type="string">
            <text:p text:style-name="P257"><text:span text:style-name="T66">byte[]</text:span> </text:p>
          </table:table-cell>
          <table:table-cell table:style-name="Taula58.C4" office:value-type="string">
            <text:p text:style-name="P38">Si</text:p>
          </table:table-cell>
          <table:table-cell table:style-name="Taula58.D4" office:value-type="string">
            <text:p text:style-name="P38">Contingut del fitxer</text:p>
          </table:table-cell>
          <table:table-cell table:style-name="Taula58.E4" office:value-type="string">
            <text:p text:style-name="P257"/>
          </table:table-cell>
        </table:table-row>
        <table:table-row>
          <table:table-cell table:style-name="Taula58.A2" office:value-type="string">
            <text:p text:style-name="P530"><text:change-start text:change-id="ct94087721465376"/><text:span text:style-name="T40">a</text:span><text:span text:style-name="T37">rxiuNom</text:span><text:change-end text:change-id="ct94087721465376"/></text:p>
          </table:table-cell>
          <table:table-cell table:style-name="Taula58.B5" office:value-type="string">
            <text:p text:style-name="P271"><text:change-start text:change-id="ct94087721512336"/>String<text:change-end text:change-id="ct94087721512336"/></text:p>
          </table:table-cell>
          <table:table-cell table:style-name="Taula58.C5" office:value-type="string">
            <text:p text:style-name="P376"><text:change-start text:change-id="ct94087721512560"/>No<text:change-end text:change-id="ct94087721512560"/></text:p>
          </table:table-cell>
          <table:table-cell table:style-name="Taula58.D5" office:value-type="string">
            <text:p text:style-name="P376"><text:change-start text:change-id="ct94087721512784"/>Nom de l’arxiu<text:change-end text:change-id="ct94087721512784"/></text:p>
          </table:table-cell>
          <table:table-cell table:style-name="Taula58.E5" office:value-type="string">
            <text:p text:style-name="P38"/>
          </table:table-cell>
        </table:table-row>
        <text:soft-page-break/>
        <table:table-row>
          <table:table-cell table:style-name="Taula58.A2" office:value-type="string">
            <text:p text:style-name="P528"><text:span text:style-name="T39">tipusM</text:span><text:span text:style-name="T38">ime</text:span><text:change text:change-id="ct94087721513008"/></text:p>
          </table:table-cell>
          <table:table-cell table:style-name="Taula58.B6" office:value-type="string">
            <text:p text:style-name="P257">String </text:p>
          </table:table-cell>
          <table:table-cell table:style-name="Taula58.C6" office:value-type="string">
            <text:p text:style-name="P38">Si</text:p>
          </table:table-cell>
          <table:table-cell table:style-name="Taula58.D6" office:value-type="string">
            <text:p text:style-name="P38">Tipus de format del contingut</text:p>
          </table:table-cell>
          <table:table-cell table:style-name="Taula58.E6" office:value-type="string">
            <text:p text:style-name="P38">PDF, XML, ...</text:p>
          </table:table-cell>
        </table:table-row>
      </table:table>
      <text:p text:style-name="Standard"/>
      <text:h text:style-name="P606" text:outline-level="2"><text:bookmark-start text:name="__RefHeading___Toc4730_112191102"/>Firma<text:bookmark-end text:name="__RefHeading___Toc4730_112191102"/><text:change text:change-id="ct9408772151545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row>
          <table:table-cell table:style-name="Taula2.A1" table:number-columns-spanned="5" office:value-type="string">
            <text:p text:style-name="P494"><text:span text:style-name="T55"><text:s/></text:span><text:span text:style-name="T56">C</text:span><text:span text:style-name="T55"> </text:span><text:s/><text:span text:style-name="T62">Firm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.A2" table:number-columns-spanned="5" office:value-type="string">
            <text:p text:style-name="P31"><text:change text:change-id="ct94087721515680"/><text:change-start text:change-id="ct94087721519568"/><text:span text:style-name="T79">Informació sobre la firma d’un expedient o document</text:span><text:change-end text:change-id="ct94087721519568"/>.</text:p>
          </table:table-cell>
          <table:covered-table-cell/>
          <table:covered-table-cell/>
          <table:covered-table-cell/>
          <table:covered-table-cell/>
        </table:table-row>
        <table:table-row table:style-name="Taula2.3">
          <table:table-cell table:style-name="Taula2.A3" office:value-type="string">
            <text:p text:style-name="P398">Camp</text:p>
          </table:table-cell>
          <table:table-cell table:style-name="Taula2.A3" office:value-type="string">
            <text:p text:style-name="P397">Tipus</text:p>
          </table:table-cell>
          <table:table-cell table:style-name="Taula2.A3" office:value-type="string">
            <text:p text:style-name="P397">Ob<text:span text:style-name="T65">l</text:span></text:p>
          </table:table-cell>
          <table:table-cell table:style-name="Taula2.A3" office:value-type="string">
            <text:p text:style-name="P397">Descripció</text:p>
          </table:table-cell>
          <table:table-cell table:style-name="Taula2.E3" office:value-type="string">
            <text:p text:style-name="P397">Comentaris</text:p>
          </table:table-cell>
        </table:table-row>
        <table:table-row>
          <table:table-cell table:style-name="Taula2.A4" office:value-type="string">
            <text:p text:style-name="P399">tipus</text:p>
          </table:table-cell>
          <table:table-cell table:style-name="Taula2.B7" office:value-type="string">
            <text:p text:style-name="P32"><text:change text:change-id="ct94087721520912"/><text:change-start text:change-id="ct94087721521536"/><text:span text:style-name="T105">FirmaTipus</text:span><text:change-end text:change-id="ct94087721521536"/> </text:p>
          </table:table-cell>
          <table:table-cell table:style-name="Taula2.C6" office:value-type="string">
            <text:p text:style-name="P331"><text:change text:change-id="ct94087721521824"/><text:change-start text:change-id="ct94087721522048"/>Si<text:change-end text:change-id="ct94087721522048"/></text:p>
          </table:table-cell>
          <table:table-cell table:style-name="Taula2.D6" office:value-type="string">
            <text:p text:style-name="P38">Tipus de firma</text:p>
          </table:table-cell>
          <table:table-cell table:style-name="Taula2.E7" office:value-type="string">
            <text:p text:style-name="P285"><text:change-start text:change-id="ct94087721523456"/>TF01: CSV</text:p>
            <text:p text:style-name="P285">TF02: <text:span text:style-name="T41">XAdES internally detached signature</text:span></text:p>
            <text:p text:style-name="P285">TF03: <text:span text:style-name="T41">XAdES enveloped signature</text:span></text:p>
            <text:p text:style-name="P285">TF04: <text:span text:style-name="T41">CAdES detached/explicit signature</text:span></text:p>
            <text:p text:style-name="P285">TF05: <text:span text:style-name="T41">CAdES attached/implicit signature</text:span></text:p>
            <text:p text:style-name="P35">TF06: P<text:span text:style-name="T87">A</text:span>dES<text:change-end text:change-id="ct94087721523456"/><text:change-start text:change-id="ct94087721524720"/></text:p>
            <text:p text:style-name="P36">TF07: SMIME</text:p>
            <text:p text:style-name="P36">TF08: ODT</text:p>
            <text:p text:style-name="P35"><text:change-end text:change-id="ct94087721524720"/><text:change text:change-id="ct94087721531840"/><text:change text:change-id="ct94087721531536"/><text:change text:change-id="ct94087721531232"/><text:change text:change-id="ct94087721530928"/><text:change text:change-id="ct94087721530624"/><text:change text:change-id="ct94087721530320"/><text:change text:change-id="ct94087721530016"/><text:change text:change-id="ct94087721529712"/><text:change text:change-id="ct94087721529408"/><text:change text:change-id="ct94087721529104"/><text:change text:change-id="ct94087721528800"/><text:change text:change-id="ct94087721528496"/><text:change text:change-id="ct94087721528192"/><text:change text:change-id="ct94087721517824"/><text:change text:change-id="ct94087721515200"/><text:change text:change-id="ct94087721525904"/><text:change text:change-id="ct94087721525600"/><text:change text:change-id="ct94087721525296"/><text:change text:change-id="ct94087721524992"/><text:change-start text:change-id="ct94087721532512"/><text:span text:style-name="T42">TF09</text:span><text:change-end text:change-id="ct94087721532512"/><text:change-start text:change-id="ct94087721533424"/><text:span text:style-name="T42">: OOXML</text:span><text:change-end text:change-id="ct94087721533424"/></text:p>
          </table:table-cell>
        </table:table-row>
        <table:table-row>
          <table:table-cell table:style-name="Taula2.A2" office:value-type="string">
            <text:p text:style-name="P473"><text:change-start text:change-id="ct94087720799520"/>perfil<text:change-end text:change-id="ct94087720799520"/></text:p>
          </table:table-cell>
          <table:table-cell table:style-name="Taula2.B7" office:value-type="string">
            <text:p text:style-name="P390"><text:change-start text:change-id="ct94087721532112"/>FirmaPerfil<text:change-end text:change-id="ct94087721532112"/></text:p>
          </table:table-cell>
          <table:table-cell table:style-name="Taula2.C6" office:value-type="string">
            <text:p text:style-name="P331"><text:change-start text:change-id="ct94087720799200"/>Si<text:change-end text:change-id="ct94087720799200"/></text:p>
          </table:table-cell>
          <table:table-cell table:style-name="Taula2.D6" office:value-type="string">
            <text:p text:style-name="P331"><text:change-start text:change-id="ct94087721518528"/>Perfil de la firma<text:change-end text:change-id="ct94087721518528"/></text:p>
          </table:table-cell>
          <table:table-cell table:style-name="Taula2.E7" office:value-type="string">
            <text:p text:style-name="P331"><text:change-start text:change-id="ct94087720809504"/>BES</text:p>
            <text:p text:style-name="P331">EPES</text:p>
            <text:p text:style-name="P331">LTV</text:p>
            <text:p text:style-name="P331">T</text:p>
            <text:p text:style-name="P331">C</text:p>
            <text:p text:style-name="P331">X</text:p>
            <text:p text:style-name="P331">XL</text:p>
            <text:p text:style-name="P331">A<text:change-end text:change-id="ct94087720809504"/></text:p>
          </table:table-cell>
        </table:table-row>
        <table:table-row>
          <table:table-cell table:style-name="Taula2.A2" office:value-type="string">
            <text:p text:style-name="P37"><text:change-start text:change-id="ct94087721497568"/><text:span text:style-name="T74">fitxerN</text:span><text:change-end text:change-id="ct94087721497568"/><text:change text:change-id="ct94087721357952"/>om</text:p>
          </table:table-cell>
          <table:table-cell table:style-name="Taula2.B7" office:value-type="string">
            <text:p text:style-name="P372">String</text:p>
          </table:table-cell>
          <table:table-cell table:style-name="Taula2.C6" office:value-type="string">
            <text:p text:style-name="P372">No</text:p>
          </table:table-cell>
          <table:table-cell table:style-name="Taula2.D6" office:value-type="string">
            <text:p text:style-name="P372">Nom del fitxer que conté la firma</text:p>
          </table:table-cell>
          <table:table-cell table:style-name="Taula2.E7" office:value-type="string">
            <text:p text:style-name="P282"/>
          </table:table-cell>
        </table:table-row>
        <table:table-row>
          <table:table-cell table:style-name="Taula2.A2" office:value-type="string">
            <text:p text:style-name="P464"><text:span text:style-name="T43">c</text:span>ontingut</text:p>
          </table:table-cell>
          <table:table-cell table:style-name="Taula2.B7" office:value-type="string">
            <text:p text:style-name="P38">byte[]</text:p>
          </table:table-cell>
          <table:table-cell table:style-name="Taula2.C7" office:value-type="string">
            <text:p text:style-name="P38">Si</text:p>
          </table:table-cell>
          <table:table-cell table:style-name="Taula2.D7" office:value-type="string">
            <text:p text:style-name="P38">Contingut de la firma</text:p>
          </table:table-cell>
          <table:table-cell table:style-name="Taula2.E7" office:value-type="string">
            <text:p text:style-name="P38">En cas de firma de tipus CSV <text:change text:change-id="ct94087721518784"/><text:change-start text:change-id="ct94087721533648"/><text:span text:style-name="T76">aquest camp contendrà</text:span><text:change-end text:change-id="ct94087721533648"/> <text:change-start text:change-id="ct94087720797696"/><text:span text:style-name="T76">el </text:span><text:change-end text:change-id="ct94087720797696"/><text:change text:change-id="ct94087721524128"/><text:change-start text:change-id="ct94087721535280"/><text:span text:style-name="T76">CSV</text:span><text:change-end text:change-id="ct94087721535280"/> <text:change text:change-id="ct94087721535632"/><text:change-start text:change-id="ct94087721536768"/><text:span text:style-name="T76">com a cadena de caràcters</text:span><text:change-end text:change-id="ct94087721536768"/>.</text:p>
            <text:p text:style-name="P38">E<text:span text:style-name="T2">n</text:span> cas contrari <text:change text:change-id="ct94087721537296"/><text:change-start text:change-id="ct94087721537520"/><text:span text:style-name="T76">aquest camp contendrà els bytes de </text:span><text:change-end text:change-id="ct94087721537520"/>la firma detached<text:change-start text:change-id="ct94087721537840"/>.<text:change-end text:change-id="ct94087721537840"/></text:p>
          </table:table-cell>
        </table:table-row>
        <table:table-row>
          <table:table-cell table:style-name="Taula2.A2" office:value-type="string">
            <text:p text:style-name="P529"><text:span text:style-name="T39">tipusM</text:span><text:span text:style-name="T38">ime</text:span></text:p>
          </table:table-cell>
          <table:table-cell table:style-name="Taula2.B8" office:value-type="string">
            <text:p text:style-name="P358">String</text:p>
          </table:table-cell>
          <table:table-cell table:style-name="Taula2.C8" office:value-type="string">
            <text:p text:style-name="P358">Si</text:p>
          </table:table-cell>
          <table:table-cell table:style-name="Taula2.D8" office:value-type="string">
            <text:p text:style-name="P358">Format del contingut de la firma</text:p>
          </table:table-cell>
          <table:table-cell table:style-name="Taula2.E8" office:value-type="string">
            <text:p text:style-name="P38"/>
          </table:table-cell>
        </table:table-row>
        <table:table-row>
          <table:table-cell table:style-name="Taula2.A2" office:value-type="string">
            <text:p text:style-name="P457">csvRegulacio</text:p>
          </table:table-cell>
          <table:table-cell table:style-name="Taula2.B9" office:value-type="string">
            <text:p text:style-name="P32">String </text:p>
          </table:table-cell>
          <table:table-cell table:style-name="Taula2.C9" office:value-type="string">
            <text:p text:style-name="P38">No</text:p>
          </table:table-cell>
          <table:table-cell table:style-name="Taula2.D9" office:value-type="string">
            <text:p text:style-name="P356">Referència a la llei que regula <text:span text:style-name="T70">l’aplicació d</text:span>el CSV</text:p>
          </table:table-cell>
          <table:table-cell table:style-name="Taula2.E9" office:value-type="string">
            <text:p text:style-name="P32"/>
          </table:table-cell>
        </table:table-row>
      </table:table>
      <text:p text:style-name="P533"/>
      <text:h text:style-name="P39" text:outline-level="2"><text:bookmark-start text:name="__RefHeading___Toc4732_112191102"/><text:change text:change-id="ct94087721543456"/><text:change-start text:change-id="ct94087721543680"/>ContingutArxiu<text:bookmark-end text:name="__RefHeading___Toc4732_112191102"/><text:change-end text:change-id="ct94087721543680"/><text:change text:change-id="ct94087721543904"/></text:h>
      <table:table table:name="Taula5" table:style-name="Taula5">
        <table:table-column table:style-name="Taula5.A"/>
        <table:table-row>
          <table:table-cell table:style-name="Taula5.A1" office:value-type="string">
            <text:p text:style-name="P493"><text:span text:style-name="T55"><text:s/></text:span><text:span text:style-name="T56">C</text:span><text:span text:style-name="T55"> </text:span><text:s/><text:change text:change-id="ct94087720814752"/><text:change-start text:change-id="ct94087721544832"/><text:span text:style-name="T43">ContingutArxiu</text:span><text:change-end text:change-id="ct94087721544832"/></text:p>
          </table:table-cell>
        </table:table-row>
      </table:table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column table:style-name="Taula15.E"/>
        <table:table-row>
          <table:table-cell table:style-name="Taula15.A1" table:number-columns-spanned="5" office:value-type="string">
            <text:p text:style-name="P42"><text:change text:change-id="ct94087721545984"/><text:change-start text:change-id="ct94087721546208"/><text:span text:style-name="T85">Informació sobre</text:span><text:change-end text:change-id="ct94087721546208"/> un contingut <text:change text:change-id="ct94087721546432"/><text:change-start text:change-id="ct94087721546656"/><text:span text:style-name="T90">genèric de l’arxiu</text:span><text:change-end text:change-id="ct94087721546656"/>.<text:change-start text:change-id="ct94087721546880"/> <text:span text:style-name="T90">Aquest contingut pot ser de tipus document, expedient o carpeta.</text:span><text:change-end text:change-id="ct94087721546880"/></text:p>
          </table:table-cell>
          <table:covered-table-cell/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398">Camp</text:p>
          </table:table-cell>
          <table:table-cell table:style-name="Taula15.A2" office:value-type="string">
            <text:p text:style-name="P397">Tipus</text:p>
          </table:table-cell>
          <table:table-cell table:style-name="Taula15.A2" office:value-type="string">
            <text:p text:style-name="P397">Ob<text:span text:style-name="T65">l</text:span></text:p>
          </table:table-cell>
          <table:table-cell table:style-name="Taula15.A2" office:value-type="string">
            <text:p text:style-name="P397">Descripció</text:p>
          </table:table-cell>
          <table:table-cell table:style-name="Taula15.E2" office:value-type="string">
            <text:p text:style-name="P397">Comentaris</text:p>
          </table:table-cell>
        </table:table-row>
        <table:table-row table:style-name="Taula15.2">
          <table:table-cell table:style-name="Taula15.A1" office:value-type="string">
            <text:p text:style-name="P458">tipus</text:p>
          </table:table-cell>
          <table:table-cell table:style-name="Taula15.B3" office:value-type="string">
            <text:p text:style-name="P253"><text:change text:change-id="ct94087721547776"/><text:change-start text:change-id="ct94087721548400"/><text:span text:style-name="T44">String</text:span><text:change-end text:change-id="ct94087721548400"/> </text:p>
          </table:table-cell>
          <table:table-cell table:style-name="Taula15.C3" office:value-type="string">
            <text:p text:style-name="P373"><text:change-start text:change-id="ct94087721548624"/>SI<text:change-end text:change-id="ct94087721548624"/></text:p>
          </table:table-cell>
          <table:table-cell table:style-name="Taula15.D3" office:value-type="string">
            <text:p text:style-name="P43"><text:change text:change-id="ct94087721548848"/><text:change-start text:change-id="ct94087721549472"/><text:span text:style-name="T75">T</text:span><text:change-end text:change-id="ct94087721549472"/>ipus de contingut</text:p>
          </table:table-cell>
          <table:table-cell table:style-name="Taula15.E3" office:value-type="string">
            <text:p text:style-name="P332"><text:change text:change-id="ct94087721549696"/><text:change-start text:change-id="ct94087721550160"/><text:span text:style-name="T45">TC</text:span><text:change-end text:change-id="ct94087721550160"/><text:change-start text:change-id="ct94087721550816"/><text:span text:style-name="T45">01: Expedient</text:span><text:change-end text:change-id="ct94087721550816"/><text:change-start text:change-id="ct94087721551440"/></text:p>
            <text:p text:style-name="P285"><text:span text:style-name="T77">TC</text:span>02: Document</text:p>
            <text:p text:style-name="P285"><text:change-end text:change-id="ct94087721551440"/><text:change-start text:change-id="ct94087721551664"/><text:span text:style-name="T77">TC</text:span><text:change-end text:change-id="ct94087721551664"/><text:change-start text:change-id="ct94087721552080"/>03: Carpeta<text:change-end text:change-id="ct94087721552080"/></text:p>
          </table:table-cell>
        </table:table-row>
        <table:table-row>
          <table:table-cell table:style-name="Taula15.A4" office:value-type="string">
            <text:p text:style-name="P458">nom</text:p>
          </table:table-cell>
          <table:table-cell table:style-name="Taula15.B4" office:value-type="string">
            <text:p text:style-name="P32">String </text:p>
          </table:table-cell>
          <table:table-cell table:style-name="Taula15.C4" office:value-type="string">
            <text:p text:style-name="P373"><text:change-start text:change-id="ct94087721552832"/>SI<text:change-end text:change-id="ct94087721552832"/></text:p>
          </table:table-cell>
          <table:table-cell table:style-name="Taula15.D4" office:value-type="string">
            <text:p text:style-name="P47">Nom de<text:change text:change-id="ct94087721553216"/><text:change-start text:change-id="ct94087721553984"/><text:span text:style-name="T90">l contingut</text:span><text:change-end text:change-id="ct94087721553984"/></text:p>
          </table:table-cell>
          <table:table-cell table:style-name="Taula15.E4" office:value-type="string">
            <text:p text:style-name="P45"/>
          </table:table-cell>
        </table:table-row>
        <table:table-row>
          <table:table-cell table:style-name="Taula15.A5" office:value-type="string">
            <text:p text:style-name="P459">identificador</text:p>
          </table:table-cell>
          <table:table-cell table:style-name="Taula15.B5" office:value-type="string">
            <text:p text:style-name="P258">String </text:p>
          </table:table-cell>
          <table:table-cell table:style-name="Taula15.C5" office:value-type="string">
            <text:p text:style-name="P373"><text:change-start text:change-id="ct94087721555184"/>SI<text:change-end text:change-id="ct94087721555184"/></text:p>
          </table:table-cell>
          <table:table-cell table:style-name="Taula15.D5" office:value-type="string">
            <text:p text:style-name="P47">Identificador de l’item</text:p>
          </table:table-cell>
          <table:table-cell table:style-name="Taula15.E5" office:value-type="string">
            <text:p text:style-name="P258"/>
          </table:table-cell>
        </table:table-row>
        <table:table-row>
          <table:table-cell table:style-name="Taula15.A6" office:value-type="string">
            <text:p text:style-name="P459">versio</text:p>
          </table:table-cell>
          <table:table-cell table:style-name="Taula15.B6" office:value-type="string">
            <text:p text:style-name="P258">String </text:p>
          </table:table-cell>
          <table:table-cell table:style-name="Taula15.C6" office:value-type="string">
            <text:p text:style-name="P373"><text:change-start text:change-id="ct94087721556736"/>NO<text:change-end text:change-id="ct94087721556736"/></text:p>
          </table:table-cell>
          <table:table-cell table:style-name="Taula15.D6" office:value-type="string">
            <text:p text:style-name="P491">Versió de l’item</text:p>
          </table:table-cell>
          <table:table-cell table:style-name="Taula15.E6" office:value-type="string">
            <text:p text:style-name="P258"/>
          </table:table-cell>
        </table:table-row>
      </table:table>
      <text:p text:style-name="Text_20_body"><text:change-start text:change-id="ct94087720822032"/></text:p>
      <text:h text:style-name="P48" text:outline-level="2"><text:bookmark-start text:name="__RefHeading___Toc4742_112191102"/><text:change-end text:change-id="ct94087720822032"/>ConsultaFiltre<text:bookmark-end text:name="__RefHeading___Toc4742_112191102"/><text:change text:change-id="ct94087720825616"/><text:change text:change-id="ct94087720825392"/></text:h>
      <table:table table:name="Taula10" table:style-name="Taula10">
        <table:table-column table:style-name="Taula10.A"/>
        <table:table-column table:style-name="Taula10.B"/>
        <table:table-column table:style-name="Taula10.C"/>
        <table:table-column table:style-name="Taula10.D"/>
        <table:table-column table:style-name="Taula10.E"/>
        <table:table-row>
          <table:table-cell table:style-name="Taula10.A1" table:number-columns-spanned="5" office:value-type="string">
            <text:p text:style-name="P495"><text:span text:style-name="T55"><text:s/></text:span><text:span text:style-name="T56">C</text:span><text:span text:style-name="T55"> </text:span><text:s/><text:span text:style-name="T46">ConsultaFiltre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ula10.A2" table:number-columns-spanned="5" office:value-type="string">
            <text:p text:style-name="P333"><text:change text:change-id="ct94087721565600"/><text:change-start text:change-id="ct94087721567440"/>Informació sobre el filtre per a realitzar consultes.<text:change-end text:change-id="ct94087721567440"/></text:p>
          </table:table-cell>
          <table:covered-table-cell/>
          <table:covered-table-cell/>
          <table:covered-table-cell/>
          <table:covered-table-cell/>
        </table:table-row>
        <table:table-row table:style-name="Taula10.3">
          <table:table-cell table:style-name="Taula10.A3" office:value-type="string">
            <text:p text:style-name="P398">Camp</text:p>
          </table:table-cell>
          <table:table-cell table:style-name="Taula10.A3" office:value-type="string">
            <text:p text:style-name="P397">Tipus</text:p>
          </table:table-cell>
          <table:table-cell table:style-name="Taula10.A3" office:value-type="string">
            <text:p text:style-name="P397">Ob<text:span text:style-name="T65">l</text:span></text:p>
          </table:table-cell>
          <table:table-cell table:style-name="Taula10.A3" office:value-type="string">
            <text:p text:style-name="P397">Descripció</text:p>
          </table:table-cell>
          <table:table-cell table:style-name="Taula10.E3" office:value-type="string">
            <text:p text:style-name="P397">Comentaris</text:p>
          </table:table-cell>
        </table:table-row>
        <table:table-row>
          <table:table-cell table:style-name="Taula10.A4" office:value-type="string">
            <text:p text:style-name="P51">metada<text:change text:change-id="ct94087721567984"/><text:change-start text:change-id="ct94087721568608"/><text:span text:style-name="T89">da</text:span><text:change-end text:change-id="ct94087721568608"/></text:p>
          </table:table-cell>
          <table:table-cell table:style-name="Taula10.B5" office:value-type="string">
            <text:p text:style-name="P522">String</text:p>
          </table:table-cell>
          <table:table-cell table:style-name="Taula10.C4" office:value-type="string">
            <text:p text:style-name="P526">SI</text:p>
          </table:table-cell>
          <table:table-cell table:style-name="Taula10.D4" office:value-type="string">
            <text:p text:style-name="P524">Metadada sobre la que s’aplica el criteri de filtre</text:p>
          </table:table-cell>
          <table:table-cell table:style-name="Taula10.E5" office:value-type="string">
            <text:p text:style-name="P531"/>
          </table:table-cell>
        </table:table-row>
        <table:table-row>
          <table:table-cell table:style-name="Taula10.A2" office:value-type="string">
            <text:p text:style-name="P51">operacio</text:p>
          </table:table-cell>
          <table:table-cell table:style-name="Taula10.B5" office:value-type="string">
            <text:p text:style-name="P522"><text:change-start text:change-id="ct94087721570000"/><text:span text:style-name="T78">Consulta</text:span><text:change-end text:change-id="ct94087721570000"/>Operacio</text:p>
          </table:table-cell>
          <table:table-cell table:style-name="Taula10.C5" office:value-type="string">
            <text:p text:style-name="P525">SI</text:p>
          </table:table-cell>
          <table:table-cell table:style-name="Taula10.D5" office:value-type="string">
            <text:p text:style-name="P524">Operació a aplicar sobre la metadada</text:p>
          </table:table-cell>
          <table:table-cell table:style-name="Taula10.E5" office:value-type="string">
            <text:p text:style-name="P523"><text:change-start text:change-id="ct94087721570752"/>IGUAL</text:p>
            <text:p text:style-name="P523">CONTE</text:p>
            <text:p text:style-name="P52"><text:span text:style-name="T78">M</text:span><text:change-end text:change-id="ct94087721570752"/><text:change-start text:change-id="ct94087721571920"/><text:span text:style-name="T78">ENOR</text:span></text:p>
            <text:p text:style-name="P523">MAJOR</text:p>
            <text:p text:style-name="P523">ENTRE<text:change-end text:change-id="ct94087721571920"/><text:change text:change-id="ct94087721572144"/></text:p>
          </table:table-cell>
        </table:table-row>
        <table:table-row>
          <table:table-cell table:style-name="Taula10.A2" office:value-type="string">
            <text:p text:style-name="P520">valorOperacio</text:p>
          </table:table-cell>
          <table:table-cell table:style-name="Taula10.B6" office:value-type="string">
            <text:p text:style-name="P524">String</text:p>
          </table:table-cell>
          <table:table-cell table:style-name="Taula10.C6" office:value-type="string">
            <text:p text:style-name="P526">SI</text:p>
          </table:table-cell>
          <table:table-cell table:style-name="Taula10.D6" office:value-type="string">
            <text:p text:style-name="P524">Valor a utilitzar en el criteri</text:p>
          </table:table-cell>
          <table:table-cell table:style-name="Taula10.E6" office:value-type="string">
            <text:p text:style-name="P522"/>
          </table:table-cell>
        </table:table-row>
      </table:table>
      <text:p text:style-name="P53"><text:change text:change-id="ct94087721575296"/></text:p>
      <text:h text:style-name="P48" text:outline-level="2"><text:bookmark-start text:name="__RefHeading___Toc4744_112191102"/>ConsultaResultat <text:bookmark-end text:name="__RefHeading___Toc4744_112191102"/><text:change text:change-id="ct94087721575520"/></text:h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column table:style-name="Taula14.E"/>
        <table:table-row>
          <table:table-cell table:style-name="Taula14.A1" table:number-columns-spanned="5" office:value-type="string">
            <text:p text:style-name="P495"><text:span text:style-name="T55"><text:s/></text:span><text:span text:style-name="T56">C</text:span><text:span text:style-name="T55"> </text:span><text:s/><text:span text:style-name="T46">ConsultaResulta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4.A2" table:number-columns-spanned="5" office:value-type="string">
            <text:p text:style-name="P334"><text:change text:change-id="ct94087720846944"/><text:change-start text:change-id="ct94087721578768"/>Informació sobre el resultat d’una consulta.<text:change-end text:change-id="ct94087721578768"/></text:p>
          </table:table-cell>
          <table:covered-table-cell/>
          <table:covered-table-cell/>
          <table:covered-table-cell/>
          <table:covered-table-cell/>
        </table:table-row>
        <table:table-row table:style-name="Taula14.3">
          <table:table-cell table:style-name="Taula14.A3" office:value-type="string">
            <text:p text:style-name="P398">Camp</text:p>
          </table:table-cell>
          <table:table-cell table:style-name="Taula14.A3" office:value-type="string">
            <text:p text:style-name="P397">Tipus</text:p>
          </table:table-cell>
          <table:table-cell table:style-name="Taula14.A3" office:value-type="string">
            <text:p text:style-name="P397">Ob<text:span text:style-name="T65">l</text:span></text:p>
          </table:table-cell>
          <table:table-cell table:style-name="Taula14.A3" office:value-type="string">
            <text:p text:style-name="P397">Descripció</text:p>
          </table:table-cell>
          <table:table-cell table:style-name="Taula14.E3" office:value-type="string">
            <text:p text:style-name="P397">Comentaris</text:p>
          </table:table-cell>
        </table:table-row>
        <table:table-row>
          <table:table-cell table:style-name="Taula14.A4" office:value-type="string">
            <text:p text:style-name="P460">numRegistres</text:p>
          </table:table-cell>
          <table:table-cell table:style-name="Taula14.B4" office:value-type="string">
            <text:p text:style-name="P32"><text:span text:style-name="T35">int</text:span> </text:p>
          </table:table-cell>
          <table:table-cell table:style-name="Taula14.C4" office:value-type="string">
            <text:p text:style-name="P32"/>
          </table:table-cell>
          <table:table-cell table:style-name="Taula14.D4" office:value-type="string">
            <text:p text:style-name="P32"/>
          </table:table-cell>
          <table:table-cell table:style-name="Taula14.E4" office:value-type="string">
            <text:p text:style-name="P32"/>
          </table:table-cell>
        </table:table-row>
        <table:table-row>
          <table:table-cell table:style-name="Taula14.A2" office:value-type="string">
            <text:p text:style-name="P460">numPagines</text:p>
          </table:table-cell>
          <table:table-cell table:style-name="Taula14.B5" office:value-type="string">
            <text:p text:style-name="P32"><text:span text:style-name="T35">int</text:span> </text:p>
          </table:table-cell>
          <table:table-cell table:style-name="Taula14.C5" office:value-type="string">
            <text:p text:style-name="P32"/>
          </table:table-cell>
          <table:table-cell table:style-name="Taula14.D5" office:value-type="string">
            <text:p text:style-name="P32"/>
          </table:table-cell>
          <table:table-cell table:style-name="Taula14.E5" office:value-type="string">
            <text:p text:style-name="P32"/>
          </table:table-cell>
        </table:table-row>
        <table:table-row>
          <table:table-cell table:style-name="Taula14.A2" office:value-type="string">
            <text:p text:style-name="P460">numRetornat</text:p>
          </table:table-cell>
          <table:table-cell table:style-name="Taula14.B6" office:value-type="string">
            <text:p text:style-name="P239">int</text:p>
          </table:table-cell>
          <table:table-cell table:style-name="Taula14.C6" office:value-type="string">
            <text:p text:style-name="P32"/>
          </table:table-cell>
          <table:table-cell table:style-name="Taula14.D6" office:value-type="string">
            <text:p text:style-name="P32"/>
          </table:table-cell>
          <table:table-cell table:style-name="Taula14.E6" office:value-type="string">
            <text:p text:style-name="P32"/>
          </table:table-cell>
        </table:table-row>
        <table:table-row>
          <table:table-cell table:style-name="Taula14.A2" office:value-type="string">
            <text:p text:style-name="P460">paginaActual</text:p>
          </table:table-cell>
          <table:table-cell table:style-name="Taula14.B7" office:value-type="string">
            <text:p text:style-name="P32"><text:span text:style-name="T35">int</text:span> </text:p>
          </table:table-cell>
          <table:table-cell table:style-name="Taula14.C7" office:value-type="string">
            <text:p text:style-name="P32"/>
          </table:table-cell>
          <table:table-cell table:style-name="Taula14.D7" office:value-type="string">
            <text:p text:style-name="P32"/>
          </table:table-cell>
          <table:table-cell table:style-name="Taula14.E7" office:value-type="string">
            <text:p text:style-name="P32"/>
          </table:table-cell>
        </table:table-row>
        <table:table-row>
          <table:table-cell table:style-name="Taula14.A2" office:value-type="string">
            <text:p text:style-name="P460">resultats</text:p>
          </table:table-cell>
          <table:table-cell table:style-name="Taula14.B8" office:value-type="string">
            <text:p text:style-name="P252"><text:span text:style-name="T35">List&lt;</text:span><text:change text:change-id="ct94087721583984"/><text:change-start text:change-id="ct94087721585392"/><text:span text:style-name="T35">ContingutArxiu</text:span><text:change-end text:change-id="ct94087721585392"/><text:span text:style-name="T35">&gt;</text:span> </text:p>
          </table:table-cell>
          <table:table-cell table:style-name="Taula14.C8" office:value-type="string">
            <text:p text:style-name="P32"/>
          </table:table-cell>
          <table:table-cell table:style-name="Taula14.D8" office:value-type="string">
            <text:p text:style-name="P32"/>
          </table:table-cell>
          <table:table-cell table:style-name="Taula14.E8" office:value-type="string">
            <text:p text:style-name="P32"/>
          </table:table-cell>
        </table:table-row>
      </table:table>
      <text:p text:style-name="P537"><text:change-start text:change-id="ct94087721581360"/></text:p>
      <text:h text:style-name="P607" text:outline-level="2"><text:bookmark-start text:name="__RefHeading___Toc4744_1121911021"/><text:change-end text:change-id="ct94087721581360"/><text:change text:change-id="ct94087721581088"/><text:change-start text:change-id="ct94087721577456"/>Enumerats<text:bookmark-end text:name="__RefHeading___Toc4744_1121911021"/><text:change-end text:change-id="ct94087721577456"/><text:change text:change-id="ct94087721576624"/></text:h>
      <table:table table:name="Taula23" table:style-name="Taula23">
        <table:table-column table:style-name="Taula23.A"/>
        <table:table-row>
          <table:table-cell table:style-name="Taula23.A1" office:value-type="string">
            <text:p text:style-name="P499"><text:change-start text:change-id="ct94087721591184"/><text:span text:style-name="T55"><text:s/></text:span><text:span text:style-name="T57">E</text:span><text:span text:style-name="T55"> </text:span><text:s/><text:span text:style-name="T43">ContingutOrigen</text:span><text:change-end text:change-id="ct94087721591184"/></text:p>
          </table:table-cell>
        </table:table-row>
      </table:table>
      <table:table table:name="Taula26" table:style-name="Taula26">
        <table:table-column table:style-name="Taula26.A"/>
        <table:table-column table:style-name="Taula26.B"/>
        <table:table-column table:style-name="Taula26.C"/>
        <table:table-header-rows>
          <table:table-row>
            <table:table-cell table:style-name="Taula26.A1" table:number-columns-spanned="3" office:value-type="string">
              <text:p text:style-name="P379"><text:change-start text:change-id="ct94087721595888"/>Possibles orígens d’un document.<text:change-end text:change-id="ct94087721595888"/></text:p>
            </table:table-cell>
            <table:covered-table-cell/>
            <table:covered-table-cell/>
          </table:table-row>
        </table:table-header-rows>
        <table:table-row table:style-name="Taula26.2">
          <table:table-cell table:style-name="Taula26.A2" office:value-type="string">
            <text:p text:style-name="P478"><text:change-start text:change-id="ct94087721596112"/>Codi<text:change-end text:change-id="ct94087721596112"/></text:p>
          </table:table-cell>
          <table:table-cell table:style-name="Taula26.A2" office:value-type="string">
            <text:p text:style-name="P477"><text:change-start text:change-id="ct94087721596336"/>Valor<text:change-end text:change-id="ct94087721596336"/></text:p>
          </table:table-cell>
          <table:table-cell table:style-name="Taula26.C2" office:value-type="string">
            <text:p text:style-name="P414"><text:change-start text:change-id="ct94087721596560"/>Comentaris<text:change-end text:change-id="ct94087721596560"/></text:p>
          </table:table-cell>
        </table:table-row>
        <table:table-row table:style-name="Taula26.2">
          <table:table-cell table:style-name="Taula26.A3" office:value-type="string">
            <text:p text:style-name="P483"><text:change-start text:change-id="ct94087721591920"/>CIUTADA<text:change-end text:change-id="ct94087721591920"/></text:p>
          </table:table-cell>
          <table:table-cell table:style-name="Taula26.B3" office:value-type="string">
            <text:p text:style-name="P385"><text:change-start text:change-id="ct94087721591408"/>0<text:change-end text:change-id="ct94087721591408"/></text:p>
          </table:table-cell>
          <table:table-cell table:style-name="Taula26.C3" office:value-type="string">
            <text:p text:style-name="P286"/>
          </table:table-cell>
        </table:table-row>
        <table:table-row>
          <table:table-cell table:style-name="Taula26.A4" office:value-type="string">
            <text:p text:style-name="P483"><text:change-start text:change-id="ct94087721596784"/>ADMINISTRACIO<text:change-end text:change-id="ct94087721596784"/></text:p>
          </table:table-cell>
          <table:table-cell table:style-name="Taula26.B4" office:value-type="string">
            <text:p text:style-name="P385"><text:change-start text:change-id="ct94087721597168"/>1<text:change-end text:change-id="ct94087721597168"/></text:p>
          </table:table-cell>
          <table:table-cell table:style-name="Taula26.C4" office:value-type="string">
            <text:p text:style-name="P293"/>
          </table:table-cell>
        </table:table-row>
      </table:table>
      <text:p text:style-name="P226"/>
      <table:table table:name="Taula29" table:style-name="Taula29">
        <table:table-column table:style-name="Taula29.A"/>
        <table:table-row>
          <table:table-cell table:style-name="Taula29.A1" office:value-type="string">
            <text:p text:style-name="P500"><text:change-start text:change-id="ct94087721602832"/><text:span text:style-name="T55"><text:s/></text:span><text:span text:style-name="T57">E</text:span><text:span text:style-name="T55"> </text:span><text:s/><text:span text:style-name="T43">ContingutTipus</text:span><text:change-end text:change-id="ct94087721602832"/></text:p>
          </table:table-cell>
        </table:table-row>
      </table:table>
      <table:table table:name="Taula34" table:style-name="Taula34">
        <table:table-column table:style-name="Taula34.A"/>
        <table:table-column table:style-name="Taula34.B"/>
        <table:table-column table:style-name="Taula34.C"/>
        <table:table-header-rows>
          <table:table-row>
            <table:table-cell table:style-name="Taula34.A1" table:number-columns-spanned="3" office:value-type="string">
              <text:p text:style-name="P380"><text:change-start text:change-id="ct94087721603424"/>Possibles <text:span text:style-name="T102">tipus de continguts que gestiona l’arxiu</text:span>.<text:change-end text:change-id="ct94087721603424"/></text:p>
            </table:table-cell>
            <table:covered-table-cell/>
            <table:covered-table-cell/>
          </table:table-row>
        </table:table-header-rows>
        <table:table-row table:style-name="Taula34.2">
          <table:table-cell table:style-name="Taula34.A2" office:value-type="string">
            <text:p text:style-name="P480"><text:change-start text:change-id="ct94087721603648"/>Codi<text:change-end text:change-id="ct94087721603648"/></text:p>
          </table:table-cell>
          <table:table-cell table:style-name="Taula34.A2" office:value-type="string">
            <text:p text:style-name="P479"><text:change-start text:change-id="ct94087721603872"/>Valor<text:change-end text:change-id="ct94087721603872"/></text:p>
          </table:table-cell>
          <table:table-cell table:style-name="Taula34.C2" office:value-type="string">
            <text:p text:style-name="P415"><text:change-start text:change-id="ct94087721604096"/>Comentaris<text:change-end text:change-id="ct94087721604096"/></text:p>
          </table:table-cell>
        </table:table-row>
        <table:table-row table:style-name="Taula34.2">
          <table:table-cell table:style-name="Taula34.A3" office:value-type="string">
            <text:p text:style-name="P483"><text:change-start text:change-id="ct94087721604800"/>EXPEDIENT<text:change-end text:change-id="ct94087721604800"/></text:p>
          </table:table-cell>
          <table:table-cell table:style-name="Taula34.B3" office:value-type="string">
            <text:p text:style-name="P274"><text:change-start text:change-id="ct94087721605184"/><text:s/><text:change-end text:change-id="ct94087721605184"/></text:p>
          </table:table-cell>
          <table:table-cell table:style-name="Taula34.C3" office:value-type="string">
            <text:p text:style-name="P287"/>
          </table:table-cell>
        </table:table-row>
        <table:table-row>
          <table:table-cell table:style-name="Taula34.A4" office:value-type="string">
            <text:p text:style-name="P483"><text:change-start text:change-id="ct94087721600656"/>DOCUMENT<text:change-end text:change-id="ct94087721600656"/></text:p>
          </table:table-cell>
          <table:table-cell table:style-name="Taula34.B4" office:value-type="string">
            <text:p text:style-name="P274"/>
          </table:table-cell>
          <table:table-cell table:style-name="Taula34.C4" office:value-type="string">
            <text:p text:style-name="P294"/>
          </table:table-cell>
        </table:table-row>
        <table:table-row>
          <table:table-cell table:style-name="Taula34.A5" office:value-type="string">
            <text:p text:style-name="P483"><text:change-start text:change-id="ct94087721599936"/>CARPETA<text:change-end text:change-id="ct94087721599936"/></text:p>
          </table:table-cell>
          <table:table-cell table:style-name="Taula34.B5" office:value-type="string">
            <text:p text:style-name="P274"/>
          </table:table-cell>
          <table:table-cell table:style-name="Taula34.C5" office:value-type="string">
            <text:p text:style-name="P294"/>
          </table:table-cell>
        </table:table-row>
      </table:table>
      <text:p text:style-name="P226"/>
      <table:table table:name="Taula35" table:style-name="Taula35">
        <table:table-column table:style-name="Taula35.A"/>
        <table:table-row>
          <table:table-cell table:style-name="Taula35.A1" office:value-type="string">
            <text:p text:style-name="P500"><text:change-start text:change-id="ct94087721611552"/><text:span text:style-name="T55"><text:s/></text:span><text:span text:style-name="T57">E</text:span><text:span text:style-name="T55"> </text:span><text:s/><text:span text:style-name="T102">DocumentEstat</text:span><text:change-end text:change-id="ct94087721611552"/></text:p>
          </table:table-cell>
        </table:table-row>
      </table:table>
      <table:table table:name="Taula36" table:style-name="Taula36">
        <table:table-column table:style-name="Taula36.A"/>
        <table:table-column table:style-name="Taula36.B"/>
        <table:table-column table:style-name="Taula36.C"/>
        <table:table-header-rows>
          <table:table-row>
            <table:table-cell table:style-name="Taula36.A1" table:number-columns-spanned="3" office:value-type="string">
              <text:p text:style-name="P380"><text:change-start text:change-id="ct94087721612288"/>Possibles <text:span text:style-name="T102">estats durant el cicle de vida del document.</text:span><text:change-end text:change-id="ct94087721612288"/></text:p>
            </table:table-cell>
            <table:covered-table-cell/>
            <table:covered-table-cell/>
          </table:table-row>
        </table:table-header-rows>
        <table:table-row table:style-name="Taula36.2">
          <table:table-cell table:style-name="Taula36.A2" office:value-type="string">
            <text:p text:style-name="P480"><text:change-start text:change-id="ct94087721612512"/>Codi<text:change-end text:change-id="ct94087721612512"/></text:p>
          </table:table-cell>
          <table:table-cell table:style-name="Taula36.A2" office:value-type="string">
            <text:p text:style-name="P479"><text:change-start text:change-id="ct94087721612736"/>Valor<text:change-end text:change-id="ct94087721612736"/></text:p>
          </table:table-cell>
          <table:table-cell table:style-name="Taula36.C2" office:value-type="string">
            <text:p text:style-name="P415"><text:change-start text:change-id="ct94087721612960"/>Comentaris<text:change-end text:change-id="ct94087721612960"/></text:p>
          </table:table-cell>
        </table:table-row>
        <table:table-row table:style-name="Taula36.2">
          <table:table-cell table:style-name="Taula36.A3" office:value-type="string">
            <text:p text:style-name="P483"><text:change-start text:change-id="ct94087721613424"/>ESBORRANY<text:change-end text:change-id="ct94087721613424"/></text:p>
          </table:table-cell>
          <table:table-cell table:style-name="Taula36.B3" office:value-type="string">
            <text:p text:style-name="P274"/>
          </table:table-cell>
          <table:table-cell table:style-name="Taula36.C3" office:value-type="string">
            <text:p text:style-name="P383"/>
          </table:table-cell>
        </table:table-row>
        <table:table-row>
          <table:table-cell table:style-name="Taula36.A4" office:value-type="string">
            <text:p text:style-name="P483"><text:change-start text:change-id="ct94087721607696"/>DEFINITIU<text:change-end text:change-id="ct94087721607696"/></text:p>
          </table:table-cell>
          <table:table-cell table:style-name="Taula36.B4" office:value-type="string">
            <text:p text:style-name="P274"/>
          </table:table-cell>
          <table:table-cell table:style-name="Taula36.C4" office:value-type="string">
            <text:p text:style-name="P383"/>
          </table:table-cell>
        </table:table-row>
      </table:table>
      <text:p text:style-name="P226"><text:change-start text:change-id="ct94087721615616"/><text:soft-page-break/></text:p>
      <table:table table:name="Taula37" table:style-name="Taula37">
        <table:table-column table:style-name="Taula37.A"/>
        <table:table-row>
          <table:table-cell table:style-name="Taula37.A1" office:value-type="string">
            <text:p text:style-name="P500"><text:span text:style-name="T55"><text:s/></text:span><text:span text:style-name="T57">E</text:span><text:span text:style-name="T55"> </text:span><text:s/><text:span text:style-name="T102">DocumentEstatElaboracio</text:span></text:p>
          </table:table-cell>
        </table:table-row>
      </table:table>
      <table:table table:name="Taula38" table:style-name="Taula38">
        <table:table-column table:style-name="Taula38.A"/>
        <table:table-column table:style-name="Taula38.B"/>
        <table:table-column table:style-name="Taula38.C"/>
        <table:table-header-rows>
          <table:table-row>
            <table:table-cell table:style-name="Taula38.A1" table:number-columns-spanned="3" office:value-type="string">
              <text:p text:style-name="P383">Possibles estats d'elaboració d'un document.</text:p>
            </table:table-cell>
            <table:covered-table-cell/>
            <table:covered-table-cell/>
          </table:table-row>
        </table:table-header-rows>
        <table:table-row table:style-name="Taula38.2">
          <table:table-cell table:style-name="Taula38.A2" office:value-type="string">
            <text:p text:style-name="P480">Codi</text:p>
          </table:table-cell>
          <table:table-cell table:style-name="Taula38.A2" office:value-type="string">
            <text:p text:style-name="P479">Valor</text:p>
          </table:table-cell>
          <table:table-cell table:style-name="Taula38.C2" office:value-type="string">
            <text:p text:style-name="P415">Comentaris</text:p>
          </table:table-cell>
        </table:table-row>
        <table:table-row table:style-name="Taula38.2">
          <table:table-cell table:style-name="Taula38.A3" office:value-type="string">
            <text:p text:style-name="P483">ORIGINAL</text:p>
          </table:table-cell>
          <table:table-cell table:style-name="Taula38.B3" office:value-type="string">
            <text:p text:style-name="P383">EE01</text:p>
          </table:table-cell>
          <table:table-cell table:style-name="Taula38.C3" office:value-type="string">
            <text:p text:style-name="P383">Original (Llei 11/2007 Art. 30)</text:p>
          </table:table-cell>
        </table:table-row>
        <table:table-row>
          <table:table-cell table:style-name="Taula38.A6" office:value-type="string">
            <text:p text:style-name="P483">COPIA_CF</text:p>
          </table:table-cell>
          <table:table-cell table:style-name="Taula38.B6" office:value-type="string">
            <text:p text:style-name="P383">EE02</text:p>
          </table:table-cell>
          <table:table-cell table:style-name="Taula38.C6" office:value-type="string">
            <text:p text:style-name="P565">Còpia electrònica autèntica amb canvi de format (Llei 11/2007 Art. 30.1).</text:p>
          </table:table-cell>
        </table:table-row>
        <table:table-row>
          <table:table-cell table:style-name="Taula38.A6" office:value-type="string">
            <text:p text:style-name="P483">COPIA_DP</text:p>
          </table:table-cell>
          <table:table-cell table:style-name="Taula38.B6" office:value-type="string">
            <text:p text:style-name="P383">EE03</text:p>
          </table:table-cell>
          <table:table-cell table:style-name="Taula38.C6" office:value-type="string">
            <text:p text:style-name="P565">Còpia electrònica autèntica de document en paper amb canvi de format (Llei 11/2007 Art. 30.2 i 30.3).</text:p>
          </table:table-cell>
        </table:table-row>
        <table:table-row>
          <table:table-cell table:style-name="Taula38.A6" office:value-type="string">
            <text:p text:style-name="P483">COPIA_PR</text:p>
          </table:table-cell>
          <table:table-cell table:style-name="Taula38.B6" office:value-type="string">
            <text:p text:style-name="P383">EE04</text:p>
          </table:table-cell>
          <table:table-cell table:style-name="Taula38.C6" office:value-type="string">
            <text:p text:style-name="P383">Còpia electrònica parcial autèntica.</text:p>
          </table:table-cell>
        </table:table-row>
        <table:table-row>
          <table:table-cell table:style-name="Taula38.A7" office:value-type="string">
            <text:p text:style-name="P483">ALTRES</text:p>
          </table:table-cell>
          <table:table-cell table:style-name="Taula38.B7" office:value-type="string">
            <text:p text:style-name="P383">EE99</text:p>
          </table:table-cell>
          <table:table-cell table:style-name="Taula38.C7" office:value-type="string">
            <text:p text:style-name="P383">Altres estats d'elaboració.</text:p>
          </table:table-cell>
        </table:table-row>
      </table:table>
      <text:p text:style-name="P226"><text:change-end text:change-id="ct94087721615616"/></text:p>
      <table:table table:name="Taula39" table:style-name="Taula39">
        <table:table-column table:style-name="Taula39.A"/>
        <table:table-row>
          <table:table-cell table:style-name="Taula39.A1" office:value-type="string">
            <text:p text:style-name="P500"><text:change-start text:change-id="ct94087721627536"/><text:span text:style-name="T55"><text:s/></text:span><text:span text:style-name="T57">E</text:span><text:span text:style-name="T55"> </text:span><text:s/><text:span text:style-name="T101">DocumentExtensio</text:span><text:change-end text:change-id="ct94087721627536"/></text:p>
          </table:table-cell>
        </table:table-row>
      </table:table>
      <table:table table:name="Taula42" table:style-name="Taula42">
        <table:table-column table:style-name="Taula42.A"/>
        <table:table-column table:style-name="Taula42.B"/>
        <table:table-column table:style-name="Taula42.C"/>
        <table:table-header-rows>
          <table:table-row>
            <table:table-cell table:style-name="Taula42.A1" table:number-columns-spanned="3" office:value-type="string">
              <text:p text:style-name="P381"><text:change-start text:change-id="ct94087721623136"/><text:span text:style-name="T103">Possibles extensions d'un document</text:span><text:change-end text:change-id="ct94087721623136"/><text:change-start text:change-id="ct94087721626368"/><text:span text:style-name="T103">.</text:span><text:change-end text:change-id="ct94087721626368"/></text:p>
            </table:table-cell>
            <table:covered-table-cell/>
            <table:covered-table-cell/>
          </table:table-row>
        </table:table-header-rows>
        <table:table-row table:style-name="Taula42.2">
          <table:table-cell table:style-name="Taula42.A2" office:value-type="string">
            <text:p text:style-name="P480"><text:change-start text:change-id="ct94087721624848"/>Codi<text:change-end text:change-id="ct94087721624848"/></text:p>
          </table:table-cell>
          <table:table-cell table:style-name="Taula42.A2" office:value-type="string">
            <text:p text:style-name="P479"><text:change-start text:change-id="ct94087721625072"/>Valor<text:change-end text:change-id="ct94087721625072"/></text:p>
          </table:table-cell>
          <table:table-cell table:style-name="Taula42.C2" office:value-type="string">
            <text:p text:style-name="P415"><text:change-start text:change-id="ct94087721625376"/>Comentaris<text:change-end text:change-id="ct94087721625376"/></text:p>
          </table:table-cell>
        </table:table-row>
        <table:table-row table:style-name="Taula42.2">
          <table:table-cell table:style-name="Taula42.A3" office:value-type="string">
            <text:p text:style-name="P484"><text:change-start text:change-id="ct94087721628272"/>GML.gml<text:change-end text:change-id="ct94087721628272"/></text:p>
          </table:table-cell>
          <table:table-cell table:style-name="Taula42.B3" office:value-type="string">
            <text:p text:style-name="P386"><text:change-start text:change-id="ct94087721628976"/>.gml<text:change-end text:change-id="ct94087721628976"/></text:p>
          </table:table-cell>
          <table:table-cell table:style-name="Taula42.C3" office:value-type="string">
            <text:p text:style-name="P383"/>
          </table:table-cell>
        </table:table-row>
        <table:table-row>
          <table:table-cell table:style-name="Taula42.A11" office:value-type="string">
            <text:p text:style-name="P484"><text:change-start text:change-id="ct94087721629200"/>GZ<text:change-end text:change-id="ct94087721629200"/></text:p>
          </table:table-cell>
          <table:table-cell table:style-name="Taula42.B11" office:value-type="string">
            <text:p text:style-name="P386"><text:change-start text:change-id="ct94087721629984"/>.gz<text:change-end text:change-id="ct94087721629984"/></text:p>
          </table:table-cell>
          <table:table-cell table:style-name="Taula42.C11" office:value-type="string">
            <text:p text:style-name="P383"/>
          </table:table-cell>
        </table:table-row>
        <table:table-row>
          <table:table-cell table:style-name="Taula42.A11" office:value-type="string">
            <text:p text:style-name="P484"><text:change-start text:change-id="ct94087721630768"/>ZIP<text:change-end text:change-id="ct94087721630768"/></text:p>
          </table:table-cell>
          <table:table-cell table:style-name="Taula42.B11" office:value-type="string">
            <text:p text:style-name="P386"><text:change-start text:change-id="ct94087721631184"/>.zip<text:change-end text:change-id="ct94087721631184"/></text:p>
          </table:table-cell>
          <table:table-cell table:style-name="Taula42.C11" office:value-type="string">
            <text:p text:style-name="P383"/>
          </table:table-cell>
        </table:table-row>
        <table:table-row>
          <table:table-cell table:style-name="Taula42.A11" office:value-type="string">
            <text:p text:style-name="P484"><text:change-start text:change-id="ct94087721632064"/>AVI<text:change-end text:change-id="ct94087721632064"/></text:p>
          </table:table-cell>
          <table:table-cell table:style-name="Taula42.B11" office:value-type="string">
            <text:p text:style-name="P386"><text:change-start text:change-id="ct94087721632528"/>.avi<text:change-end text:change-id="ct94087721632528"/></text:p>
          </table:table-cell>
          <table:table-cell table:style-name="Taula42.C11" office:value-type="string">
            <text:p text:style-name="P383"/>
          </table:table-cell>
        </table:table-row>
        <table:table-row>
          <table:table-cell table:style-name="Taula42.A11" office:value-type="string">
            <text:p text:style-name="P484"><text:change-start text:change-id="ct94087721633408"/>CSV<text:change-end text:change-id="ct94087721633408"/></text:p>
          </table:table-cell>
          <table:table-cell table:style-name="Taula42.B11" office:value-type="string">
            <text:p text:style-name="P386"><text:change-start text:change-id="ct94087721633872"/>.csv<text:change-end text:change-id="ct94087721633872"/></text:p>
          </table:table-cell>
          <table:table-cell table:style-name="Taula42.C11" office:value-type="string">
            <text:p text:style-name="P383"/>
          </table:table-cell>
        </table:table-row>
        <table:table-row>
          <table:table-cell table:style-name="Taula42.A11" office:value-type="string">
            <text:p text:style-name="P484"><text:change-start text:change-id="ct94087721634752"/>HTML<text:change-end text:change-id="ct94087721634752"/></text:p>
          </table:table-cell>
          <table:table-cell table:style-name="Taula42.B11" office:value-type="string">
            <text:p text:style-name="P386"><text:change-start text:change-id="ct94087721635216"/>.html<text:change-end text:change-id="ct94087721635216"/></text:p>
          </table:table-cell>
          <table:table-cell table:style-name="Taula42.C11" office:value-type="string">
            <text:p text:style-name="P383"/>
          </table:table-cell>
        </table:table-row>
        <table:table-row>
          <table:table-cell table:style-name="Taula42.A11" office:value-type="string">
            <text:p text:style-name="P484"><text:change-start text:change-id="ct94087720868304"/>HTM<text:change-end text:change-id="ct94087720868304"/></text:p>
          </table:table-cell>
          <table:table-cell table:style-name="Taula42.B11" office:value-type="string">
            <text:p text:style-name="P386"><text:change-start text:change-id="ct94087720871616"/>.htm<text:change-end text:change-id="ct94087720871616"/></text:p>
          </table:table-cell>
          <table:table-cell table:style-name="Taula42.C11" office:value-type="string">
            <text:p text:style-name="P383"/>
          </table:table-cell>
        </table:table-row>
        <table:table-row>
          <table:table-cell table:style-name="Taula42.A11" office:value-type="string">
            <text:p text:style-name="P484"><text:change-start text:change-id="ct94087720870880"/>CSS<text:change-end text:change-id="ct94087720870880"/></text:p>
          </table:table-cell>
          <table:table-cell table:style-name="Taula42.B11" office:value-type="string">
            <text:p text:style-name="P386"><text:change-start text:change-id="ct94087720871248"/>.css<text:change-end text:change-id="ct94087720871248"/></text:p>
          </table:table-cell>
          <table:table-cell table:style-name="Taula42.C11" office:value-type="string">
            <text:p text:style-name="P383"/>
          </table:table-cell>
        </table:table-row>
        <table:table-row>
          <table:table-cell table:style-name="Taula42.A11" office:value-type="string">
            <text:p text:style-name="P484"><text:change-start text:change-id="ct94087720872720"/>JPG<text:change-end text:change-id="ct94087720872720"/></text:p>
          </table:table-cell>
          <table:table-cell table:style-name="Taula42.B11" office:value-type="string">
            <text:p text:style-name="P386"><text:change-start text:change-id="ct94087720870144"/>.jpg<text:change-end text:change-id="ct94087720870144"/></text:p>
          </table:table-cell>
          <table:table-cell table:style-name="Taula42.C11" office:value-type="string">
            <text:p text:style-name="P383"/>
          </table:table-cell>
        </table:table-row>
        <table:table-row>
          <table:table-cell table:style-name="Taula42.A19" office:value-type="string">
            <text:p text:style-name="P484"><text:change-start text:change-id="ct94087720869408"/>JPEG<text:change-end text:change-id="ct94087720869408"/></text:p>
          </table:table-cell>
          <table:table-cell table:style-name="Taula42.B19" office:value-type="string">
            <text:p text:style-name="P386"><text:change-start text:change-id="ct94087721526208"/>.jpeg<text:change-end text:change-id="ct94087721526208"/></text:p>
          </table:table-cell>
          <table:table-cell table:style-name="Taula42.C19" office:value-type="string">
            <text:p text:style-name="P383"/>
          </table:table-cell>
        </table:table-row>
        <table:table-row>
          <table:table-cell table:style-name="Taula42.A19" office:value-type="string">
            <text:p text:style-name="P484"><text:change-start text:change-id="ct94087721527200"/>MHTML<text:change-end text:change-id="ct94087721527200"/></text:p>
          </table:table-cell>
          <table:table-cell table:style-name="Taula42.B19" office:value-type="string">
            <text:p text:style-name="P386"><text:change-start text:change-id="ct94087721625680"/>.mhtml<text:change-end text:change-id="ct94087721625680"/></text:p>
          </table:table-cell>
          <table:table-cell table:style-name="Taula42.C19" office:value-type="string">
            <text:p text:style-name="P383"/>
          </table:table-cell>
        </table:table-row>
        <table:table-row>
          <table:table-cell table:style-name="Taula42.A19" office:value-type="string">
            <text:p text:style-name="P484"><text:change-start text:change-id="ct94087720874928"/>MHT<text:change-end text:change-id="ct94087720874928"/></text:p>
          </table:table-cell>
          <table:table-cell table:style-name="Taula42.B19" office:value-type="string">
            <text:p text:style-name="P386"><text:change-start text:change-id="ct94087720873536"/>.mht<text:change-end text:change-id="ct94087720873536"/></text:p>
          </table:table-cell>
          <table:table-cell table:style-name="Taula42.C19" office:value-type="string">
            <text:p text:style-name="P383"/>
          </table:table-cell>
        </table:table-row>
        <table:table-row>
          <table:table-cell table:style-name="Taula42.A19" office:value-type="string">
            <text:p text:style-name="P484"><text:change-start text:change-id="ct94087721527904"/>ODT<text:change-end text:change-id="ct94087721527904"/></text:p>
          </table:table-cell>
          <table:table-cell table:style-name="Taula42.B19" office:value-type="string">
            <text:p text:style-name="P386"><text:change-start text:change-id="ct94087721640064"/>.odt<text:change-end text:change-id="ct94087721640064"/></text:p>
          </table:table-cell>
          <table:table-cell table:style-name="Taula42.C19" office:value-type="string">
            <text:p text:style-name="P383"/>
          </table:table-cell>
        </table:table-row>
        <table:table-row>
          <table:table-cell table:style-name="Taula42.A19" office:value-type="string">
            <text:p text:style-name="P484"><text:change-start text:change-id="ct94087721641056"/>ODS<text:change-end text:change-id="ct94087721641056"/></text:p>
          </table:table-cell>
          <table:table-cell table:style-name="Taula42.B19" office:value-type="string">
            <text:p text:style-name="P386"><text:change-start text:change-id="ct94087721641520"/>.ods<text:change-end text:change-id="ct94087721641520"/></text:p>
          </table:table-cell>
          <table:table-cell table:style-name="Taula42.C19" office:value-type="string">
            <text:p text:style-name="P383"/>
          </table:table-cell>
        </table:table-row>
        <table:table-row>
          <table:table-cell table:style-name="Taula42.A19" office:value-type="string">
            <text:p text:style-name="P484"><text:change-start text:change-id="ct94087721642400"/>ODP<text:change-end text:change-id="ct94087721642400"/></text:p>
          </table:table-cell>
          <table:table-cell table:style-name="Taula42.B19" office:value-type="string">
            <text:p text:style-name="P386"><text:change-start text:change-id="ct94087721642864"/>.odp<text:change-end text:change-id="ct94087721642864"/></text:p>
          </table:table-cell>
          <table:table-cell table:style-name="Taula42.C19" office:value-type="string">
            <text:p text:style-name="P383"/>
          </table:table-cell>
        </table:table-row>
        <table:table-row>
          <table:table-cell table:style-name="Taula42.A19" office:value-type="string">
            <text:p text:style-name="P484"><text:change-start text:change-id="ct94087720868752"/>ODG<text:change-end text:change-id="ct94087720868752"/></text:p>
          </table:table-cell>
          <table:table-cell table:style-name="Taula42.B19" office:value-type="string">
            <text:p text:style-name="P386"><text:change-start text:change-id="ct94087720876400"/>.odg<text:change-end text:change-id="ct94087720876400"/></text:p>
          </table:table-cell>
          <table:table-cell table:style-name="Taula42.C19" office:value-type="string">
            <text:p text:style-name="P383"/>
          </table:table-cell>
        </table:table-row>
        <table:table-row>
          <table:table-cell table:style-name="Taula42.A19" office:value-type="string">
            <text:p text:style-name="P484"><text:change-start text:change-id="ct94087720876848"/>DOCX<text:change-end text:change-id="ct94087720876848"/></text:p>
          </table:table-cell>
          <table:table-cell table:style-name="Taula42.B19" office:value-type="string">
            <text:p text:style-name="P386"><text:change-start text:change-id="ct94087721643696"/>.docx<text:change-end text:change-id="ct94087721643696"/></text:p>
          </table:table-cell>
          <table:table-cell table:style-name="Taula42.C19" office:value-type="string">
            <text:p text:style-name="P383"/>
          </table:table-cell>
        </table:table-row>
        <table:table-row>
          <table:table-cell table:style-name="Taula42.A25" office:value-type="string">
            <text:p text:style-name="P484"><text:change-start text:change-id="ct94087721644592"/>XLSX<text:change-end text:change-id="ct94087721644592"/></text:p>
          </table:table-cell>
          <table:table-cell table:style-name="Taula42.B25" office:value-type="string">
            <text:p text:style-name="P386"><text:change-start text:change-id="ct94087721645056"/>.xlsx<text:change-end text:change-id="ct94087721645056"/></text:p>
          </table:table-cell>
          <table:table-cell table:style-name="Taula42.C25" office:value-type="string">
            <text:p text:style-name="P383"/>
          </table:table-cell>
        </table:table-row>
        <table:table-row>
          <table:table-cell table:style-name="Taula42.A25" office:value-type="string">
            <text:p text:style-name="P484"><text:change-start text:change-id="ct94087721645936"/>PPTX<text:change-end text:change-id="ct94087721645936"/></text:p>
          </table:table-cell>
          <table:table-cell table:style-name="Taula42.B25" office:value-type="string">
            <text:p text:style-name="P386"><text:change-start text:change-id="ct94087721646400"/>.pptx<text:change-end text:change-id="ct94087721646400"/></text:p>
          </table:table-cell>
          <table:table-cell table:style-name="Taula42.C25" office:value-type="string">
            <text:p text:style-name="P383"/>
          </table:table-cell>
        </table:table-row>
        <table:table-row>
          <table:table-cell table:style-name="Taula42.A25" office:value-type="string">
            <text:p text:style-name="P484"><text:change-start text:change-id="ct94087721647280"/>PDF<text:change-end text:change-id="ct94087721647280"/></text:p>
          </table:table-cell>
          <table:table-cell table:style-name="Taula42.B25" office:value-type="string">
            <text:p text:style-name="P386"><text:change-start text:change-id="ct94087721647744"/>.pdf<text:change-end text:change-id="ct94087721647744"/></text:p>
          </table:table-cell>
          <table:table-cell table:style-name="Taula42.C25" office:value-type="string">
            <text:p text:style-name="P383"/>
          </table:table-cell>
        </table:table-row>
        <table:table-row>
          <table:table-cell table:style-name="Taula42.A25" office:value-type="string">
            <text:p text:style-name="P484"><text:change-start text:change-id="ct94087720880448"/>PNG<text:change-end text:change-id="ct94087720880448"/></text:p>
          </table:table-cell>
          <table:table-cell table:style-name="Taula42.B25" office:value-type="string">
            <text:p text:style-name="P386"><text:change-start text:change-id="ct94087720881920"/>.png<text:change-end text:change-id="ct94087720881920"/></text:p>
          </table:table-cell>
          <table:table-cell table:style-name="Taula42.C25" office:value-type="string">
            <text:p text:style-name="P383"/>
          </table:table-cell>
        </table:table-row>
        <table:table-row>
          <table:table-cell table:style-name="Taula42.A25" office:value-type="string">
            <text:p text:style-name="P484"><text:change-start text:change-id="ct94087720881264"/>RTF<text:change-end text:change-id="ct94087720881264"/></text:p>
          </table:table-cell>
          <table:table-cell table:style-name="Taula42.B25" office:value-type="string">
            <text:p text:style-name="P386"><text:change-start text:change-id="ct94087721648560"/>.rtf<text:change-end text:change-id="ct94087721648560"/></text:p>
          </table:table-cell>
          <table:table-cell table:style-name="Taula42.C25" office:value-type="string">
            <text:p text:style-name="P383"/>
          </table:table-cell>
        </table:table-row>
        <table:table-row>
          <table:table-cell table:style-name="Taula42.A25" office:value-type="string">
            <text:p text:style-name="P484"><text:change-start text:change-id="ct94087720878320"/>SVG<text:change-end text:change-id="ct94087720878320"/></text:p>
          </table:table-cell>
          <table:table-cell table:style-name="Taula42.B25" office:value-type="string">
            <text:p text:style-name="P386"><text:change-start text:change-id="ct94087721649120"/>.svg<text:change-end text:change-id="ct94087721649120"/></text:p>
          </table:table-cell>
          <table:table-cell table:style-name="Taula42.C25" office:value-type="string">
            <text:p text:style-name="P383"/>
          </table:table-cell>
        </table:table-row>
        <table:table-row>
          <table:table-cell table:style-name="Taula42.A26" office:value-type="string">
            <text:p text:style-name="P484"><text:change-start text:change-id="ct94087721649904"/>TIFF<text:change-end text:change-id="ct94087721649904"/></text:p>
          </table:table-cell>
          <table:table-cell table:style-name="Taula42.B26" office:value-type="string">
            <text:p text:style-name="P386"><text:change-start text:change-id="ct94087721650288"/>.tiff<text:change-end text:change-id="ct94087721650288"/></text:p>
          </table:table-cell>
          <table:table-cell table:style-name="Taula42.C26" office:value-type="string">
            <text:p text:style-name="P383"/>
          </table:table-cell>
        </table:table-row>
        <table:table-row>
          <table:table-cell table:style-name="Taula42.A27" office:value-type="string">
            <text:p text:style-name="P484"><text:change-start text:change-id="ct94087721651120"/>TXT<text:change-end text:change-id="ct94087721651120"/></text:p>
          </table:table-cell>
          <table:table-cell table:style-name="Taula42.B27" office:value-type="string">
            <text:p text:style-name="P386"><text:change-start text:change-id="ct94087721651584"/>.txt<text:change-end text:change-id="ct94087721651584"/></text:p>
          </table:table-cell>
          <table:table-cell table:style-name="Taula42.C27" office:value-type="string">
            <text:p text:style-name="P383"/>
          </table:table-cell>
        </table:table-row>
        <table:table-row>
          <table:table-cell table:style-name="Taula42.A28" office:value-type="string">
            <text:p text:style-name="P484"><text:change-start text:change-id="ct94087721652464"/>MP3<text:change-end text:change-id="ct94087721652464"/></text:p>
          </table:table-cell>
          <table:table-cell table:style-name="Taula42.B28" office:value-type="string">
            <text:p text:style-name="P386"><text:change-start text:change-id="ct94087721652928"/>.mp3<text:change-end text:change-id="ct94087721652928"/></text:p>
          </table:table-cell>
          <table:table-cell table:style-name="Taula42.C28" office:value-type="string">
            <text:p text:style-name="P383"/>
          </table:table-cell>
        </table:table-row>
        <table:table-row>
          <table:table-cell table:style-name="Taula42.A29" office:value-type="string">
            <text:p text:style-name="P484"><text:change-start text:change-id="ct94087721653808"/>OGG<text:change-end text:change-id="ct94087721653808"/></text:p>
          </table:table-cell>
          <table:table-cell table:style-name="Taula42.B29" office:value-type="string">
            <text:p text:style-name="P386"><text:change-start text:change-id="ct94087721654272"/>.ogg<text:change-end text:change-id="ct94087721654272"/></text:p>
          </table:table-cell>
          <table:table-cell table:style-name="Taula42.C29" office:value-type="string">
            <text:p text:style-name="P383"/>
          </table:table-cell>
        </table:table-row>
        <text:soft-page-break/>
        <table:table-row>
          <table:table-cell table:style-name="Taula42.A30" office:value-type="string">
            <text:p text:style-name="P484"><text:change-start text:change-id="ct94087720881632"/>OGA<text:change-end text:change-id="ct94087720881632"/></text:p>
          </table:table-cell>
          <table:table-cell table:style-name="Taula42.B30" office:value-type="string">
            <text:p text:style-name="P386"><text:change-start text:change-id="ct94087720879056"/>.oga<text:change-end text:change-id="ct94087720879056"/></text:p>
          </table:table-cell>
          <table:table-cell table:style-name="Taula42.C30" office:value-type="string">
            <text:p text:style-name="P383"/>
          </table:table-cell>
        </table:table-row>
        <table:table-row>
          <table:table-cell table:style-name="Taula42.A32" office:value-type="string">
            <text:p text:style-name="P484"><text:change-start text:change-id="ct94087720887072"/>MPEG<text:change-end text:change-id="ct94087720887072"/></text:p>
          </table:table-cell>
          <table:table-cell table:style-name="Taula42.B32" office:value-type="string">
            <text:p text:style-name="P386"><text:change-start text:change-id="ct94087720885600"/>.mpeg<text:change-end text:change-id="ct94087720885600"/></text:p>
          </table:table-cell>
          <table:table-cell table:style-name="Taula42.C32" office:value-type="string">
            <text:p text:style-name="P383"/>
          </table:table-cell>
        </table:table-row>
        <table:table-row>
          <table:table-cell table:style-name="Taula42.A32" office:value-type="string">
            <text:p text:style-name="P484"><text:change-start text:change-id="ct94087721655344"/>MP4<text:change-end text:change-id="ct94087721655344"/></text:p>
          </table:table-cell>
          <table:table-cell table:style-name="Taula42.B32" office:value-type="string">
            <text:p text:style-name="P386"><text:change-start text:change-id="ct94087721655808"/>.mp4<text:change-end text:change-id="ct94087721655808"/></text:p>
          </table:table-cell>
          <table:table-cell table:style-name="Taula42.C32" office:value-type="string">
            <text:p text:style-name="P383"/>
          </table:table-cell>
        </table:table-row>
        <table:table-row>
          <table:table-cell table:style-name="Taula42.A33" office:value-type="string">
            <text:p text:style-name="P484"><text:change-start text:change-id="ct94087721656688"/>WEBM<text:change-end text:change-id="ct94087721656688"/></text:p>
          </table:table-cell>
          <table:table-cell table:style-name="Taula42.B33" office:value-type="string">
            <text:p text:style-name="P386"><text:change-start text:change-id="ct94087721657152"/>.webm<text:change-end text:change-id="ct94087721657152"/></text:p>
          </table:table-cell>
          <table:table-cell table:style-name="Taula42.C33" office:value-type="string">
            <text:p text:style-name="P383"/>
          </table:table-cell>
        </table:table-row>
      </table:table>
      <text:p text:style-name="P226"/>
      <table:table table:name="Taula43" table:style-name="Taula43">
        <table:table-column table:style-name="Taula43.A"/>
        <table:table-row>
          <table:table-cell table:style-name="Taula43.A1" office:value-type="string">
            <text:p text:style-name="P501"><text:change-start text:change-id="ct94087720877216"/><text:span text:style-name="T55"><text:s/></text:span><text:span text:style-name="T57">E</text:span><text:span text:style-name="T55"> </text:span><text:s/><text:span text:style-name="T101">DocumentFormat</text:span><text:change-end text:change-id="ct94087720877216"/></text:p>
          </table:table-cell>
        </table:table-row>
      </table:table>
      <table:table table:name="Taula44" table:style-name="Taula44">
        <table:table-column table:style-name="Taula44.A"/>
        <table:table-column table:style-name="Taula44.B"/>
        <table:table-column table:style-name="Taula44.C"/>
        <table:table-header-rows>
          <table:table-row>
            <table:table-cell table:style-name="Taula44.A1" table:number-columns-spanned="3" office:value-type="string">
              <text:p text:style-name="P386"><text:change-start text:change-id="ct94087720884208"/>Possibles formats de document.<text:change-end text:change-id="ct94087720884208"/></text:p>
            </table:table-cell>
            <table:covered-table-cell/>
            <table:covered-table-cell/>
          </table:table-row>
        </table:table-header-rows>
        <table:table-row table:style-name="Taula44.2">
          <table:table-cell table:style-name="Taula44.A2" office:value-type="string">
            <text:p text:style-name="P480"><text:change-start text:change-id="ct94087720879424"/>Codi<text:change-end text:change-id="ct94087720879424"/></text:p>
          </table:table-cell>
          <table:table-cell table:style-name="Taula44.A2" office:value-type="string">
            <text:p text:style-name="P479"><text:change-start text:change-id="ct94087720869120"/>Valor<text:change-end text:change-id="ct94087720869120"/></text:p>
          </table:table-cell>
          <table:table-cell table:style-name="Taula44.C2" office:value-type="string">
            <text:p text:style-name="P415"><text:change-start text:change-id="ct94087721648000"/>Comentaris<text:change-end text:change-id="ct94087721648000"/></text:p>
          </table:table-cell>
        </table:table-row>
        <table:table-row table:style-name="Taula44.2">
          <table:table-cell table:style-name="Taula44.A9" office:value-type="string">
            <text:p text:style-name="P484"><text:change-start text:change-id="ct94087721640288"/>GML<text:change-end text:change-id="ct94087721640288"/></text:p>
          </table:table-cell>
          <table:table-cell table:style-name="Taula44.B9" office:value-type="string">
            <text:p text:style-name="P386"><text:change-start text:change-id="ct94087721527424"/>GML<text:change-end text:change-id="ct94087721527424"/></text:p>
          </table:table-cell>
          <table:table-cell table:style-name="Taula44.C3" office:value-type="string">
            <text:p text:style-name="P383"/>
          </table:table-cell>
        </table:table-row>
        <table:table-row table:style-name="Taula44.2">
          <table:table-cell table:style-name="Taula44.A9" office:value-type="string">
            <text:p text:style-name="P484"><text:change-start text:change-id="ct94087721526432"/>WFS<text:change-end text:change-id="ct94087721526432"/></text:p>
          </table:table-cell>
          <table:table-cell table:style-name="Taula44.B9" office:value-type="string">
            <text:p text:style-name="P386"><text:change-start text:change-id="ct94087721635472"/>WFS<text:change-end text:change-id="ct94087721635472"/></text:p>
          </table:table-cell>
          <table:table-cell table:style-name="Taula44.C3" office:value-type="string">
            <text:p text:style-name="P383"/>
          </table:table-cell>
        </table:table-row>
        <table:table-row table:style-name="Taula44.2">
          <table:table-cell table:style-name="Taula44.A9" office:value-type="string">
            <text:p text:style-name="P484"><text:change-start text:change-id="ct94087721617856"/>WMS<text:change-end text:change-id="ct94087721617856"/></text:p>
          </table:table-cell>
          <table:table-cell table:style-name="Taula44.B9" office:value-type="string">
            <text:p text:style-name="P386"><text:change-start text:change-id="ct94087721649344"/>WMS<text:change-end text:change-id="ct94087721649344"/></text:p>
          </table:table-cell>
          <table:table-cell table:style-name="Taula44.C3" office:value-type="string">
            <text:p text:style-name="P383"/>
          </table:table-cell>
        </table:table-row>
        <table:table-row table:style-name="Taula44.2">
          <table:table-cell table:style-name="Taula44.A9" office:value-type="string">
            <text:p text:style-name="P484"><text:change-start text:change-id="ct94087720885312"/>GZIP<text:change-end text:change-id="ct94087720885312"/></text:p>
          </table:table-cell>
          <table:table-cell table:style-name="Taula44.B9" office:value-type="string">
            <text:p text:style-name="P386"><text:change-start text:change-id="ct94087720886784"/>GZIP<text:change-end text:change-id="ct94087720886784"/></text:p>
          </table:table-cell>
          <table:table-cell table:style-name="Taula44.C3" office:value-type="string">
            <text:p text:style-name="P383"/>
          </table:table-cell>
        </table:table-row>
        <table:table-row table:style-name="Taula44.2">
          <table:table-cell table:style-name="Taula44.A9" office:value-type="string">
            <text:p text:style-name="P484"><text:change-start text:change-id="ct94087721630208"/>ZIP<text:change-end text:change-id="ct94087721630208"/></text:p>
          </table:table-cell>
          <table:table-cell table:style-name="Taula44.B9" office:value-type="string">
            <text:p text:style-name="P386"><text:change-start text:change-id="ct94087720893392"/>ZIP<text:change-end text:change-id="ct94087720893392"/></text:p>
          </table:table-cell>
          <table:table-cell table:style-name="Taula44.C3" office:value-type="string">
            <text:p text:style-name="P383"/>
          </table:table-cell>
        </table:table-row>
        <table:table-row table:style-name="Taula44.2">
          <table:table-cell table:style-name="Taula44.A9" office:value-type="string">
            <text:p text:style-name="P484"><text:change-start text:change-id="ct94087721641776"/>AVI<text:change-end text:change-id="ct94087721641776"/></text:p>
          </table:table-cell>
          <table:table-cell table:style-name="Taula44.B9" office:value-type="string">
            <text:p text:style-name="P386"><text:change-start text:change-id="ct94087721634128"/>AVI<text:change-end text:change-id="ct94087721634128"/></text:p>
          </table:table-cell>
          <table:table-cell table:style-name="Taula44.C3" office:value-type="string">
            <text:p text:style-name="P383"/>
          </table:table-cell>
        </table:table-row>
        <table:table-row table:style-name="Taula44.2">
          <table:table-cell table:style-name="Taula44.A9" office:value-type="string">
            <text:p text:style-name="P484"><text:change-start text:change-id="ct94087721631440"/>MP4A<text:change-end text:change-id="ct94087721631440"/></text:p>
          </table:table-cell>
          <table:table-cell table:style-name="Taula44.B9" office:value-type="string">
            <text:p text:style-name="P386"><text:change-start text:change-id="ct94087721627984"/>MP4A<text:change-end text:change-id="ct94087721627984"/></text:p>
          </table:table-cell>
          <table:table-cell table:style-name="Taula44.C3" office:value-type="string">
            <text:p text:style-name="P386"><text:change-start text:change-id="ct94087721643920"/>MPEG-4 MP4 media<text:change-end text:change-id="ct94087721643920"/></text:p>
          </table:table-cell>
        </table:table-row>
        <table:table-row>
          <table:table-cell table:style-name="Taula44.A16" office:value-type="string">
            <text:p text:style-name="P484"><text:change-start text:change-id="ct94087720875296"/>CSV<text:change-end text:change-id="ct94087720875296"/></text:p>
          </table:table-cell>
          <table:table-cell table:style-name="Taula44.B16" office:value-type="string">
            <text:p text:style-name="P490"><text:change-start text:change-id="ct94087720877952"/>CSV<text:change-end text:change-id="ct94087720877952"/></text:p>
          </table:table-cell>
          <table:table-cell table:style-name="Taula44.C16" office:value-type="string">
            <text:p text:style-name="P386"><text:change-start text:change-id="ct94087720896640"/>Comma Separated Values<text:change-end text:change-id="ct94087720896640"/></text:p>
          </table:table-cell>
        </table:table-row>
        <table:table-row>
          <table:table-cell table:style-name="Taula44.A16" office:value-type="string">
            <text:p text:style-name="P484"><text:change-start text:change-id="ct94087720895904"/>HTML<text:change-end text:change-id="ct94087720895904"/></text:p>
          </table:table-cell>
          <table:table-cell table:style-name="Taula44.B16" office:value-type="string">
            <text:p text:style-name="P386"><text:change-start text:change-id="ct94087720875664"/>HTML<text:change-end text:change-id="ct94087720875664"/></text:p>
          </table:table-cell>
          <table:table-cell table:style-name="Taula44.C16" office:value-type="string">
            <text:p text:style-name="P386"/>
          </table:table-cell>
        </table:table-row>
        <table:table-row>
          <table:table-cell table:style-name="Taula44.A16" office:value-type="string">
            <text:p text:style-name="P484"><text:change-start text:change-id="ct94087720896272"/>CSS<text:change-end text:change-id="ct94087720896272"/></text:p>
          </table:table-cell>
          <table:table-cell table:style-name="Taula44.B16" office:value-type="string">
            <text:p text:style-name="P386"><text:change-start text:change-id="ct94087721670688"/>CSS<text:change-end text:change-id="ct94087721670688"/></text:p>
          </table:table-cell>
          <table:table-cell table:style-name="Taula44.C16" office:value-type="string">
            <text:p text:style-name="P386"/>
          </table:table-cell>
        </table:table-row>
        <table:table-row>
          <table:table-cell table:style-name="Taula44.A16" office:value-type="string">
            <text:p text:style-name="P484"><text:change-start text:change-id="ct94087720883104"/>JPEG<text:change-end text:change-id="ct94087720883104"/></text:p>
          </table:table-cell>
          <table:table-cell table:style-name="Taula44.B16" office:value-type="string">
            <text:p text:style-name="P386"><text:change-start text:change-id="ct94087720898112"/>JPEG<text:change-end text:change-id="ct94087720898112"/></text:p>
          </table:table-cell>
          <table:table-cell table:style-name="Taula44.C16" office:value-type="string">
            <text:p text:style-name="P386"/>
          </table:table-cell>
        </table:table-row>
        <table:table-row>
          <table:table-cell table:style-name="Taula44.A16" office:value-type="string">
            <text:p text:style-name="P484"><text:change-start text:change-id="ct94087721672864"/>MHTML<text:change-end text:change-id="ct94087721672864"/></text:p>
          </table:table-cell>
          <table:table-cell table:style-name="Taula44.B16" office:value-type="string">
            <text:p text:style-name="P386"><text:change-start text:change-id="ct94087721673248"/>MHTML<text:change-end text:change-id="ct94087721673248"/></text:p>
          </table:table-cell>
          <table:table-cell table:style-name="Taula44.C16" office:value-type="string">
            <text:p text:style-name="P386"/>
          </table:table-cell>
        </table:table-row>
        <table:table-row>
          <table:table-cell table:style-name="Taula44.A16" office:value-type="string">
            <text:p text:style-name="P484"><text:change-start text:change-id="ct94087721673952"/>OASIS12<text:change-end text:change-id="ct94087721673952"/></text:p>
          </table:table-cell>
          <table:table-cell table:style-name="Taula44.B16" office:value-type="string">
            <text:p text:style-name="P386"><text:change-start text:change-id="ct94087721674336"/>OASIS12<text:change-end text:change-id="ct94087721674336"/></text:p>
          </table:table-cell>
          <table:table-cell table:style-name="Taula44.C16" office:value-type="string">
            <text:p text:style-name="P386"><text:change-start text:change-id="ct94087721675856"/>ISO/IEC 26300:2006 OASIS 1.2<text:change-end text:change-id="ct94087721675856"/></text:p>
          </table:table-cell>
        </table:table-row>
        <table:table-row>
          <table:table-cell table:style-name="Taula44.A16" office:value-type="string">
            <text:p text:style-name="P484"><text:change-start text:change-id="ct94087721676560"/>SOXML<text:change-end text:change-id="ct94087721676560"/></text:p>
          </table:table-cell>
          <table:table-cell table:style-name="Taula44.B16" office:value-type="string">
            <text:p text:style-name="P386"><text:change-start text:change-id="ct94087721676976"/>SOXML<text:change-end text:change-id="ct94087721676976"/></text:p>
          </table:table-cell>
          <table:table-cell table:style-name="Taula44.C16" office:value-type="string">
            <text:p text:style-name="P386"><text:change-start text:change-id="ct94087721677392"/>Strict Open XML<text:change-end text:change-id="ct94087721677392"/></text:p>
          </table:table-cell>
        </table:table-row>
        <table:table-row>
          <table:table-cell table:style-name="Taula44.A23" office:value-type="string">
            <text:p text:style-name="P484"><text:change-start text:change-id="ct94087721678016"/>PDF<text:change-end text:change-id="ct94087721678016"/></text:p>
          </table:table-cell>
          <table:table-cell table:style-name="Taula44.B23" office:value-type="string">
            <text:p text:style-name="P386"><text:change-start text:change-id="ct94087721678432"/>PDF<text:change-end text:change-id="ct94087721678432"/></text:p>
          </table:table-cell>
          <table:table-cell table:style-name="Taula44.C23" office:value-type="string">
            <text:p text:style-name="P386"/>
          </table:table-cell>
        </table:table-row>
        <table:table-row>
          <table:table-cell table:style-name="Taula44.A23" office:value-type="string">
            <text:p text:style-name="P484"><text:change-start text:change-id="ct94087720897456"/>PDFA<text:change-end text:change-id="ct94087720897456"/></text:p>
          </table:table-cell>
          <table:table-cell table:style-name="Taula44.B23" office:value-type="string">
            <text:p text:style-name="P386"><text:change-start text:change-id="ct94087720901856"/>PDFA<text:change-end text:change-id="ct94087720901856"/></text:p>
          </table:table-cell>
          <table:table-cell table:style-name="Taula44.C23" office:value-type="string">
            <text:p text:style-name="P386"><text:change-start text:change-id="ct94087720902528"/>PDF/A<text:change-end text:change-id="ct94087720902528"/></text:p>
          </table:table-cell>
        </table:table-row>
        <table:table-row>
          <table:table-cell table:style-name="Taula44.A23" office:value-type="string">
            <text:p text:style-name="P484"><text:change-start text:change-id="ct94087721678688"/>PNG<text:change-end text:change-id="ct94087721678688"/></text:p>
          </table:table-cell>
          <table:table-cell table:style-name="Taula44.B23" office:value-type="string">
            <text:p text:style-name="P386"><text:change-start text:change-id="ct94087721679152"/>PNG<text:change-end text:change-id="ct94087721679152"/></text:p>
          </table:table-cell>
          <table:table-cell table:style-name="Taula44.C23" office:value-type="string">
            <text:p text:style-name="P386"/>
          </table:table-cell>
        </table:table-row>
        <table:table-row>
          <table:table-cell table:style-name="Taula44.A23" office:value-type="string">
            <text:p text:style-name="P484"><text:change-start text:change-id="ct94087721679888"/>RTF<text:change-end text:change-id="ct94087721679888"/></text:p>
          </table:table-cell>
          <table:table-cell table:style-name="Taula44.B23" office:value-type="string">
            <text:p text:style-name="P386"><text:change-start text:change-id="ct94087721680304"/>RTF<text:change-end text:change-id="ct94087721680304"/></text:p>
          </table:table-cell>
          <table:table-cell table:style-name="Taula44.C23" office:value-type="string">
            <text:p text:style-name="P386"/>
          </table:table-cell>
        </table:table-row>
        <table:table-row>
          <table:table-cell table:style-name="Taula44.A23" office:value-type="string">
            <text:p text:style-name="P484"><text:change-start text:change-id="ct94087721681184"/>SVG<text:change-end text:change-id="ct94087721681184"/></text:p>
          </table:table-cell>
          <table:table-cell table:style-name="Taula44.B23" office:value-type="string">
            <text:p text:style-name="P386"><text:change-start text:change-id="ct94087721681648"/>SVG<text:change-end text:change-id="ct94087721681648"/></text:p>
          </table:table-cell>
          <table:table-cell table:style-name="Taula44.C23" office:value-type="string">
            <text:p text:style-name="P386"/>
          </table:table-cell>
        </table:table-row>
        <table:table-row>
          <table:table-cell table:style-name="Taula44.A23" office:value-type="string">
            <text:p text:style-name="P484"><text:change-start text:change-id="ct94087721682528"/>TIFF<text:change-end text:change-id="ct94087721682528"/></text:p>
          </table:table-cell>
          <table:table-cell table:style-name="Taula44.B23" office:value-type="string">
            <text:p text:style-name="P386"><text:change-start text:change-id="ct94087720900768"/>TIFF<text:change-end text:change-id="ct94087720900768"/></text:p>
          </table:table-cell>
          <table:table-cell table:style-name="Taula44.C23" office:value-type="string">
            <text:p text:style-name="P386"/>
          </table:table-cell>
        </table:table-row>
        <table:table-row>
          <table:table-cell table:style-name="Taula44.A23" office:value-type="string">
            <text:p text:style-name="P484"><text:change-start text:change-id="ct94087720906272"/>TXT<text:change-end text:change-id="ct94087720906272"/></text:p>
          </table:table-cell>
          <table:table-cell table:style-name="Taula44.B23" office:value-type="string">
            <text:p text:style-name="P386"><text:change-start text:change-id="ct94087720904368"/>TXT<text:change-end text:change-id="ct94087720904368"/></text:p>
          </table:table-cell>
          <table:table-cell table:style-name="Taula44.C23" office:value-type="string">
            <text:p text:style-name="P386"/>
          </table:table-cell>
        </table:table-row>
        <table:table-row>
          <table:table-cell table:style-name="Taula44.A27" office:value-type="string">
            <text:p text:style-name="P484"><text:change-start text:change-id="ct94087720902240"/>XHTML<text:change-end text:change-id="ct94087720902240"/></text:p>
          </table:table-cell>
          <table:table-cell table:style-name="Taula44.B27" office:value-type="string">
            <text:p text:style-name="P386"><text:change-start text:change-id="ct94087720906944"/>XHTML<text:change-end text:change-id="ct94087720906944"/></text:p>
          </table:table-cell>
          <table:table-cell table:style-name="Taula44.C27" office:value-type="string">
            <text:p text:style-name="P386"/>
          </table:table-cell>
        </table:table-row>
        <table:table-row>
          <table:table-cell table:style-name="Taula44.A27" office:value-type="string">
            <text:p text:style-name="P484"><text:change-start text:change-id="ct94087721683520"/>MP3<text:change-end text:change-id="ct94087721683520"/></text:p>
          </table:table-cell>
          <table:table-cell table:style-name="Taula44.B27" office:value-type="string">
            <text:p text:style-name="P386"><text:change-start text:change-id="ct94087721684080"/>MP3<text:change-end text:change-id="ct94087721684080"/></text:p>
          </table:table-cell>
          <table:table-cell table:style-name="Taula44.C27" office:value-type="string">
            <text:p text:style-name="P386"><text:change-start text:change-id="ct94087721684624"/>MP3. MPEG-1 Audio Layer 3<text:change-end text:change-id="ct94087721684624"/></text:p>
          </table:table-cell>
        </table:table-row>
        <table:table-row>
          <table:table-cell table:style-name="Taula44.A27" office:value-type="string">
            <text:p text:style-name="P484"><text:change-start text:change-id="ct94087721685344"/>OGG<text:change-end text:change-id="ct94087721685344"/></text:p>
          </table:table-cell>
          <table:table-cell table:style-name="Taula44.B27" office:value-type="string">
            <text:p text:style-name="P386"><text:change-start text:change-id="ct94087721685808"/>OGG<text:change-end text:change-id="ct94087721685808"/></text:p>
          </table:table-cell>
          <table:table-cell table:style-name="Taula44.C27" office:value-type="string">
            <text:p text:style-name="P386"><text:change-start text:change-id="ct94087721686368"/>OGG-Vorbis<text:change-end text:change-id="ct94087721686368"/></text:p>
          </table:table-cell>
        </table:table-row>
        <table:table-row>
          <table:table-cell table:style-name="Taula44.A27" office:value-type="string">
            <text:p text:style-name="P484"><text:change-start text:change-id="ct94087720894144"/>MP4V<text:change-end text:change-id="ct94087720894144"/></text:p>
          </table:table-cell>
          <table:table-cell table:style-name="Taula44.B27" office:value-type="string">
            <text:p text:style-name="P386"><text:change-start text:change-id="ct94087720910256"/>MP4V<text:change-end text:change-id="ct94087720910256"/></text:p>
          </table:table-cell>
          <table:table-cell table:style-name="Taula44.C27" office:value-type="string">
            <text:p text:style-name="P386"><text:change-start text:change-id="ct94087720910688"/>MPEG-4 MP4 vídeo<text:change-end text:change-id="ct94087720910688"/></text:p>
          </table:table-cell>
        </table:table-row>
        <table:table-row>
          <table:table-cell table:style-name="Taula44.A28" office:value-type="string">
            <text:p text:style-name="P484"><text:change-start text:change-id="ct94087720910992"/>WEBM<text:change-end text:change-id="ct94087720910992"/></text:p>
          </table:table-cell>
          <table:table-cell table:style-name="Taula44.B28" office:value-type="string">
            <text:p text:style-name="P386"><text:change-start text:change-id="ct94087720909600"/>WEBM<text:change-end text:change-id="ct94087720909600"/></text:p>
          </table:table-cell>
          <table:table-cell table:style-name="Taula44.C28" office:value-type="string">
            <text:p text:style-name="P386"><text:change-start text:change-id="ct94087721686832"/>WebM<text:change-end text:change-id="ct94087721686832"/></text:p>
          </table:table-cell>
        </table:table-row>
      </table:table>
      <text:p text:style-name="P226"/>
      <table:table table:name="Taula46" table:style-name="Taula46">
        <table:table-column table:style-name="Taula46.A"/>
        <table:table-row>
          <table:table-cell table:style-name="Taula46.A1" office:value-type="string">
            <text:p text:style-name="P502"><text:change-start text:change-id="ct94087721699264"/><text:span text:style-name="T55"><text:s/></text:span><text:span text:style-name="T57">E</text:span><text:span text:style-name="T55"> </text:span><text:s/><text:span text:style-name="T101">DocumentTipus</text:span><text:change-end text:change-id="ct94087721699264"/></text:p>
          </table:table-cell>
        </table:table-row>
      </table:table>
      <table:table table:name="Taula47" table:style-name="Taula47">
        <table:table-column table:style-name="Taula47.A"/>
        <table:table-column table:style-name="Taula47.B"/>
        <table:table-column table:style-name="Taula47.C"/>
        <table:table-header-rows>
          <table:table-row>
            <table:table-cell table:style-name="Taula47.A1" table:number-columns-spanned="3" office:value-type="string">
              <text:p text:style-name="P382"><text:change-start text:change-id="ct94087721699984"/><text:span text:style-name="T104">Possibles tipus de document</text:span><text:change-end text:change-id="ct94087721699984"/><text:change-start text:change-id="ct94087721700208"/><text:span text:style-name="T104">.</text:span><text:change-end text:change-id="ct94087721700208"/></text:p>
            </table:table-cell>
            <table:covered-table-cell/>
            <table:covered-table-cell/>
          </table:table-row>
        </table:table-header-rows>
        <table:table-row table:style-name="Taula47.2">
          <table:table-cell table:style-name="Taula47.A2" office:value-type="string">
            <text:p text:style-name="P480"><text:change-start text:change-id="ct94087721700432"/>Codi<text:change-end text:change-id="ct94087721700432"/></text:p>
          </table:table-cell>
          <table:table-cell table:style-name="Taula47.A2" office:value-type="string">
            <text:p text:style-name="P479"><text:change-start text:change-id="ct94087721700656"/>Valor<text:change-end text:change-id="ct94087721700656"/></text:p>
          </table:table-cell>
          <table:table-cell table:style-name="Taula47.C2" office:value-type="string">
            <text:p text:style-name="P415"><text:change-start text:change-id="ct94087721700880"/>Comentaris<text:change-end text:change-id="ct94087721700880"/></text:p>
          </table:table-cell>
        </table:table-row>
        <table:table-row table:style-name="Taula47.2">
          <table:table-cell table:style-name="Taula47.A3" office:value-type="string">
            <text:p text:style-name="P485"><text:change-start text:change-id="ct94087721701104"/>RESOLUCIO<text:change-end text:change-id="ct94087721701104"/></text:p>
          </table:table-cell>
          <table:table-cell table:style-name="Taula47.B3" office:value-type="string">
            <text:p text:style-name="P387"><text:change-start text:change-id="ct94087721701328"/>TD<text:change-end text:change-id="ct94087721701328"/><text:change-start text:change-id="ct94087721701552"/>01<text:change-end text:change-id="ct94087721701552"/></text:p>
          </table:table-cell>
          <table:table-cell table:style-name="Taula47.C3" office:value-type="string">
            <text:p text:style-name="P388"><text:change-start text:change-id="ct94087720899952"/>Resolución<text:change-end text:change-id="ct94087720899952"/></text:p>
          </table:table-cell>
        </table:table-row>
        <table:table-row>
          <table:table-cell table:style-name="Taula47.A13" office:value-type="string">
            <text:p text:style-name="P485"><text:change-start text:change-id="ct94087720906656"/>ACORD<text:change-end text:change-id="ct94087720906656"/></text:p>
          </table:table-cell>
          <table:table-cell table:style-name="Taula47.B13" office:value-type="string">
            <text:p text:style-name="P387"><text:change-start text:change-id="ct94087720908496"/>TD<text:change-end text:change-id="ct94087720908496"/><text:change-start text:change-id="ct94087720901136"/>02<text:change-end text:change-id="ct94087720901136"/></text:p>
          </table:table-cell>
          <table:table-cell table:style-name="Taula47.C13" office:value-type="string">
            <text:p text:style-name="P388"><text:change-start text:change-id="ct94087720912176"/>Acuerdo<text:change-end text:change-id="ct94087720912176"/></text:p>
          </table:table-cell>
        </table:table-row>
        <table:table-row>
          <table:table-cell table:style-name="Taula47.A13" office:value-type="string">
            <text:p text:style-name="P485"><text:change-start text:change-id="ct94087721697888"/>CONTRACTE<text:change-end text:change-id="ct94087721697888"/></text:p>
          </table:table-cell>
          <table:table-cell table:style-name="Taula47.B13" office:value-type="string">
            <text:p text:style-name="P387"><text:change-start text:change-id="ct94087720905472"/>TD<text:change-end text:change-id="ct94087720905472"/><text:change-start text:change-id="ct94087721695200"/>03<text:change-end text:change-id="ct94087721695200"/></text:p>
          </table:table-cell>
          <table:table-cell table:style-name="Taula47.C13" office:value-type="string">
            <text:p text:style-name="P388"><text:change-start text:change-id="ct94087721698752"/>Contrato<text:change-end text:change-id="ct94087721698752"/></text:p>
          </table:table-cell>
        </table:table-row>
        <text:soft-page-break/>
        <table:table-row>
          <table:table-cell table:style-name="Taula47.A13" office:value-type="string">
            <text:p text:style-name="P485"><text:change-start text:change-id="ct94087720917984"/>CONVENI<text:change-end text:change-id="ct94087720917984"/></text:p>
          </table:table-cell>
          <table:table-cell table:style-name="Taula47.B13" office:value-type="string">
            <text:p text:style-name="P387"><text:change-start text:change-id="ct94087720918352"/>TD<text:change-end text:change-id="ct94087720918352"/><text:change-start text:change-id="ct94087720917616"/>04<text:change-end text:change-id="ct94087720917616"/></text:p>
          </table:table-cell>
          <table:table-cell table:style-name="Taula47.C13" office:value-type="string">
            <text:p text:style-name="P388"><text:change-start text:change-id="ct94087721698976"/>Convenio<text:change-end text:change-id="ct94087721698976"/></text:p>
          </table:table-cell>
        </table:table-row>
        <table:table-row>
          <table:table-cell table:style-name="Taula47.A13" office:value-type="string">
            <text:p text:style-name="P485"><text:change-start text:change-id="ct94087721696512"/>DECLARACIO<text:change-end text:change-id="ct94087721696512"/></text:p>
          </table:table-cell>
          <table:table-cell table:style-name="Taula47.B13" office:value-type="string">
            <text:p text:style-name="P387"><text:change-start text:change-id="ct94087721696832"/>TD<text:change-end text:change-id="ct94087721696832"/><text:change-start text:change-id="ct94087720919088"/>05<text:change-end text:change-id="ct94087720919088"/></text:p>
          </table:table-cell>
          <table:table-cell table:style-name="Taula47.C13" office:value-type="string">
            <text:p text:style-name="P388"><text:change-start text:change-id="ct94087720920928"/>Declaración<text:change-end text:change-id="ct94087720920928"/></text:p>
          </table:table-cell>
        </table:table-row>
        <table:table-row>
          <table:table-cell table:style-name="Taula47.A13" office:value-type="string">
            <text:p text:style-name="P485"><text:change-start text:change-id="ct94087720920192"/>COMUNICACIO<text:change-end text:change-id="ct94087720920192"/></text:p>
          </table:table-cell>
          <table:table-cell table:style-name="Taula47.B13" office:value-type="string">
            <text:p text:style-name="P387"><text:change-start text:change-id="ct94087720919456"/>TD<text:change-end text:change-id="ct94087720919456"/><text:change-start text:change-id="ct94087721698208"/>06<text:change-end text:change-id="ct94087721698208"/></text:p>
          </table:table-cell>
          <table:table-cell table:style-name="Taula47.C13" office:value-type="string">
            <text:p text:style-name="P388"><text:change-start text:change-id="ct94087721697216"/>Comunicación<text:change-end text:change-id="ct94087721697216"/></text:p>
          </table:table-cell>
        </table:table-row>
        <table:table-row>
          <table:table-cell table:style-name="Taula47.A13" office:value-type="string">
            <text:p text:style-name="P485"><text:change-start text:change-id="ct94087721701776"/>NOTIFICACIO<text:change-end text:change-id="ct94087721701776"/></text:p>
          </table:table-cell>
          <table:table-cell table:style-name="Taula47.B13" office:value-type="string">
            <text:p text:style-name="P387"><text:change-start text:change-id="ct94087720918720"/>TD<text:change-end text:change-id="ct94087720918720"/><text:change-start text:change-id="ct94087720920560"/>07<text:change-end text:change-id="ct94087720920560"/></text:p>
          </table:table-cell>
          <table:table-cell table:style-name="Taula47.C13" office:value-type="string">
            <text:p text:style-name="P388"><text:change-start text:change-id="ct94087720925344"/>Notificación<text:change-end text:change-id="ct94087720925344"/></text:p>
          </table:table-cell>
        </table:table-row>
        <table:table-row>
          <table:table-cell table:style-name="Taula47.A13" office:value-type="string">
            <text:p text:style-name="P485"><text:change-start text:change-id="ct94087720924976"/>PUBLICACIO<text:change-end text:change-id="ct94087720924976"/></text:p>
          </table:table-cell>
          <table:table-cell table:style-name="Taula47.B13" office:value-type="string">
            <text:p text:style-name="P387"><text:change-start text:change-id="ct94087720923872"/>TD08<text:change-end text:change-id="ct94087720923872"/></text:p>
          </table:table-cell>
          <table:table-cell table:style-name="Taula47.C13" office:value-type="string">
            <text:p text:style-name="P388"><text:change-start text:change-id="ct94087720923504"/>Publicación<text:change-end text:change-id="ct94087720923504"/></text:p>
          </table:table-cell>
        </table:table-row>
        <table:table-row>
          <table:table-cell table:style-name="Taula47.A13" office:value-type="string">
            <text:p text:style-name="P485"><text:change-start text:change-id="ct94087720927552"/>JUSTIFICANT_RECEPCIO<text:change-end text:change-id="ct94087720927552"/></text:p>
          </table:table-cell>
          <table:table-cell table:style-name="Taula47.B13" office:value-type="string">
            <text:p text:style-name="P387"><text:change-start text:change-id="ct94087721702000"/>TD<text:change-end text:change-id="ct94087721702000"/><text:change-start text:change-id="ct94087721702304"/>09<text:change-end text:change-id="ct94087721702304"/></text:p>
          </table:table-cell>
          <table:table-cell table:style-name="Taula47.C13" office:value-type="string">
            <text:p text:style-name="P388"><text:change-start text:change-id="ct94087721702688"/>Acuse de recibo<text:change-end text:change-id="ct94087721702688"/></text:p>
          </table:table-cell>
        </table:table-row>
        <table:table-row>
          <table:table-cell table:style-name="Taula47.A13" office:value-type="string">
            <text:p text:style-name="P485"><text:change-start text:change-id="ct94087721703312"/>ACTA<text:change-end text:change-id="ct94087721703312"/></text:p>
          </table:table-cell>
          <table:table-cell table:style-name="Taula47.B13" office:value-type="string">
            <text:p text:style-name="P387"><text:change-start text:change-id="ct94087721703728"/>TD<text:change-end text:change-id="ct94087721703728"/><text:change-start text:change-id="ct94087721704032"/>10<text:change-end text:change-id="ct94087721704032"/></text:p>
          </table:table-cell>
          <table:table-cell table:style-name="Taula47.C13" office:value-type="string">
            <text:p text:style-name="P388"><text:change-start text:change-id="ct94087721704448"/>Acta<text:change-end text:change-id="ct94087721704448"/></text:p>
          </table:table-cell>
        </table:table-row>
        <table:table-row>
          <table:table-cell table:style-name="Taula47.A13" office:value-type="string">
            <text:p text:style-name="P485"><text:change-start text:change-id="ct94087721713872"/>CERTIFICAT<text:change-end text:change-id="ct94087721713872"/></text:p>
          </table:table-cell>
          <table:table-cell table:style-name="Taula47.B13" office:value-type="string">
            <text:p text:style-name="P387"><text:change-start text:change-id="ct94087721714256"/>TD<text:change-end text:change-id="ct94087721714256"/><text:change-start text:change-id="ct94087721714560"/>11<text:change-end text:change-id="ct94087721714560"/></text:p>
          </table:table-cell>
          <table:table-cell table:style-name="Taula47.C13" office:value-type="string">
            <text:p text:style-name="P388"><text:change-start text:change-id="ct94087721714944"/>Certificat<text:change-end text:change-id="ct94087721714944"/></text:p>
          </table:table-cell>
        </table:table-row>
        <table:table-row>
          <table:table-cell table:style-name="Taula47.A21" office:value-type="string">
            <text:p text:style-name="P485"><text:change-start text:change-id="ct94087721715568"/>DILIGENCIA<text:change-end text:change-id="ct94087721715568"/></text:p>
          </table:table-cell>
          <table:table-cell table:style-name="Taula47.B21" office:value-type="string">
            <text:p text:style-name="P387"><text:change-start text:change-id="ct94087721715952"/>TD<text:change-end text:change-id="ct94087721715952"/><text:change-start text:change-id="ct94087721716256"/>12<text:change-end text:change-id="ct94087721716256"/></text:p>
          </table:table-cell>
          <table:table-cell table:style-name="Taula47.C21" office:value-type="string">
            <text:p text:style-name="P388"><text:change-start text:change-id="ct94087721716672"/>Diligència<text:change-end text:change-id="ct94087721716672"/></text:p>
          </table:table-cell>
        </table:table-row>
        <table:table-row>
          <table:table-cell table:style-name="Taula47.A21" office:value-type="string">
            <text:p text:style-name="P485"><text:change-start text:change-id="ct94087721717296"/>INFORME<text:change-end text:change-id="ct94087721717296"/></text:p>
          </table:table-cell>
          <table:table-cell table:style-name="Taula47.B21" office:value-type="string">
            <text:p text:style-name="P387"><text:change-start text:change-id="ct94087720927920"/>TD<text:change-end text:change-id="ct94087720927920"/><text:change-start text:change-id="ct94087720930496"/>13<text:change-end text:change-id="ct94087720930496"/></text:p>
          </table:table-cell>
          <table:table-cell table:style-name="Taula47.C21" office:value-type="string">
            <text:p text:style-name="P388"><text:change-start text:change-id="ct94087720923136"/>Informe<text:change-end text:change-id="ct94087720923136"/></text:p>
          </table:table-cell>
        </table:table-row>
        <table:table-row>
          <table:table-cell table:style-name="Taula47.A21" office:value-type="string">
            <text:p text:style-name="P485"><text:change-start text:change-id="ct94087720928288"/>SOLICITUD<text:change-end text:change-id="ct94087720928288"/></text:p>
          </table:table-cell>
          <table:table-cell table:style-name="Taula47.B21" office:value-type="string">
            <text:p text:style-name="P387"><text:change-start text:change-id="ct94087720924608"/>TD<text:change-end text:change-id="ct94087720924608"/><text:change-start text:change-id="ct94087720926080"/>14<text:change-end text:change-id="ct94087720926080"/></text:p>
          </table:table-cell>
          <table:table-cell table:style-name="Taula47.C21" office:value-type="string">
            <text:p text:style-name="P388"><text:change-start text:change-id="ct94087720933072"/>Solicitud<text:change-end text:change-id="ct94087720933072"/></text:p>
          </table:table-cell>
        </table:table-row>
        <table:table-row>
          <table:table-cell table:style-name="Taula47.A21" office:value-type="string">
            <text:p text:style-name="P485"><text:change-start text:change-id="ct94087720929760"/>DENUNCIA<text:change-end text:change-id="ct94087720929760"/></text:p>
          </table:table-cell>
          <table:table-cell table:style-name="Taula47.B21" office:value-type="string">
            <text:p text:style-name="P387"><text:change-start text:change-id="ct94087720931968"/>TD<text:change-end text:change-id="ct94087720931968"/><text:change-start text:change-id="ct94087720930864"/>15<text:change-end text:change-id="ct94087720930864"/></text:p>
          </table:table-cell>
          <table:table-cell table:style-name="Taula47.C21" office:value-type="string">
            <text:p text:style-name="P388"><text:change-start text:change-id="ct94087720930128"/>Denuncia<text:change-end text:change-id="ct94087720930128"/></text:p>
          </table:table-cell>
        </table:table-row>
        <table:table-row>
          <table:table-cell table:style-name="Taula47.A21" office:value-type="string">
            <text:p text:style-name="P485"><text:change-start text:change-id="ct94087720929392"/>ALEGACIO<text:change-end text:change-id="ct94087720929392"/></text:p>
          </table:table-cell>
          <table:table-cell table:style-name="Taula47.B21" office:value-type="string">
            <text:p text:style-name="P387"><text:change-start text:change-id="ct94087721717520"/>TD<text:change-end text:change-id="ct94087721717520"/><text:change-start text:change-id="ct94087721717824"/>16<text:change-end text:change-id="ct94087721717824"/></text:p>
          </table:table-cell>
          <table:table-cell table:style-name="Taula47.C21" office:value-type="string">
            <text:p text:style-name="P388"><text:change-start text:change-id="ct94087721718240"/>Alegación<text:change-end text:change-id="ct94087721718240"/></text:p>
          </table:table-cell>
        </table:table-row>
        <table:table-row>
          <table:table-cell table:style-name="Taula47.A21" office:value-type="string">
            <text:p text:style-name="P485"><text:change-start text:change-id="ct94087721718864"/>RECURS<text:change-end text:change-id="ct94087721718864"/></text:p>
          </table:table-cell>
          <table:table-cell table:style-name="Taula47.B21" office:value-type="string">
            <text:p text:style-name="P387"><text:change-start text:change-id="ct94087721719280"/>TD<text:change-end text:change-id="ct94087721719280"/><text:change-start text:change-id="ct94087721719584"/>17<text:change-end text:change-id="ct94087721719584"/></text:p>
          </table:table-cell>
          <table:table-cell table:style-name="Taula47.C21" office:value-type="string">
            <text:p text:style-name="P388"><text:change-start text:change-id="ct94087721720000"/>Recurso<text:change-end text:change-id="ct94087721720000"/></text:p>
          </table:table-cell>
        </table:table-row>
        <table:table-row>
          <table:table-cell table:style-name="Taula47.A21" office:value-type="string">
            <text:p text:style-name="P485"><text:change-start text:change-id="ct94087720938656"/>COMUNICACIO_CIUTADA<text:change-end text:change-id="ct94087720938656"/></text:p>
          </table:table-cell>
          <table:table-cell table:style-name="Taula47.B21" office:value-type="string">
            <text:p text:style-name="P387"><text:change-start text:change-id="ct94087720931600"/>TD<text:change-end text:change-id="ct94087720931600"/><text:change-start text:change-id="ct94087720934912"/>18<text:change-end text:change-id="ct94087720934912"/></text:p>
          </table:table-cell>
          <table:table-cell table:style-name="Taula47.C21" office:value-type="string">
            <text:p text:style-name="P388"><text:change-start text:change-id="ct94087720941168"/>Comunicación ciudadano<text:change-end text:change-id="ct94087720941168"/></text:p>
          </table:table-cell>
        </table:table-row>
        <table:table-row>
          <table:table-cell table:style-name="Taula47.A21" office:value-type="string">
            <text:p text:style-name="P485"><text:change-start text:change-id="ct94087720940432"/>FACTURA<text:change-end text:change-id="ct94087720940432"/></text:p>
          </table:table-cell>
          <table:table-cell table:style-name="Taula47.B21" office:value-type="string">
            <text:p text:style-name="P387"><text:change-start text:change-id="ct94087720939696"/>TD<text:change-end text:change-id="ct94087720939696"/><text:change-start text:change-id="ct94087720939328"/>19<text:change-end text:change-id="ct94087720939328"/></text:p>
          </table:table-cell>
          <table:table-cell table:style-name="Taula47.C21" office:value-type="string">
            <text:p text:style-name="P388"><text:change-start text:change-id="ct94087720938224"/>Factura<text:change-end text:change-id="ct94087720938224"/></text:p>
          </table:table-cell>
        </table:table-row>
        <table:table-row>
          <table:table-cell table:style-name="Taula47.A22" office:value-type="string">
            <text:p text:style-name="P485"><text:change-start text:change-id="ct94087720937856"/>ALTRES_INCAUTATS<text:change-end text:change-id="ct94087720937856"/></text:p>
          </table:table-cell>
          <table:table-cell table:style-name="Taula47.B22" office:value-type="string">
            <text:p text:style-name="P387"><text:change-start text:change-id="ct94087720936752"/>TD<text:change-end text:change-id="ct94087720936752"/><text:change-start text:change-id="ct94087720936384"/>20<text:change-end text:change-id="ct94087720936384"/></text:p>
          </table:table-cell>
          <table:table-cell table:style-name="Taula47.C22" office:value-type="string">
            <text:p text:style-name="P388"><text:change-start text:change-id="ct94087720943744"/>Otros incautados<text:change-end text:change-id="ct94087720943744"/></text:p>
          </table:table-cell>
        </table:table-row>
        <table:table-row>
          <table:table-cell table:style-name="Taula47.A23" office:value-type="string">
            <text:p text:style-name="P485"><text:change-start text:change-id="ct94087720936016"/>ALTRES<text:change-end text:change-id="ct94087720936016"/></text:p>
          </table:table-cell>
          <table:table-cell table:style-name="Taula47.B23" office:value-type="string">
            <text:p text:style-name="P387"><text:change-start text:change-id="ct94087720928656"/>TD99<text:change-end text:change-id="ct94087720928656"/></text:p>
          </table:table-cell>
          <table:table-cell table:style-name="Taula47.C23" office:value-type="string">
            <text:p text:style-name="P388"><text:change-start text:change-id="ct94087720938960"/>Otros<text:change-end text:change-id="ct94087720938960"/></text:p>
          </table:table-cell>
        </table:table-row>
      </table:table>
      <text:p text:style-name="P227"/>
      <table:table table:name="Taula48" table:style-name="Taula48">
        <table:table-column table:style-name="Taula48.A"/>
        <table:table-row>
          <table:table-cell table:style-name="Taula48.A1" office:value-type="string">
            <text:p text:style-name="P503"><text:change-start text:change-id="ct94087721726576"/><text:span text:style-name="T55"><text:s/></text:span><text:span text:style-name="T57">E</text:span><text:span text:style-name="T55"> </text:span><text:s/><text:span text:style-name="T101">ExpedientEstat</text:span><text:change-end text:change-id="ct94087721726576"/></text:p>
          </table:table-cell>
        </table:table-row>
      </table:table>
      <table:table table:name="Taula49" table:style-name="Taula49">
        <table:table-column table:style-name="Taula49.A"/>
        <table:table-column table:style-name="Taula49.B"/>
        <table:table-column table:style-name="Taula49.C"/>
        <table:table-header-rows>
          <table:table-row>
            <table:table-cell table:style-name="Taula49.A1" table:number-columns-spanned="3" office:value-type="string">
              <text:p text:style-name="P389"><text:change-start text:change-id="ct94087721727584"/>Possibles estats d'un expedient.<text:change-end text:change-id="ct94087721727584"/></text:p>
            </table:table-cell>
            <table:covered-table-cell/>
            <table:covered-table-cell/>
          </table:table-row>
        </table:table-header-rows>
        <table:table-row table:style-name="Taula49.2">
          <table:table-cell table:style-name="Taula49.A2" office:value-type="string">
            <text:p text:style-name="P482"><text:change-start text:change-id="ct94087721727808"/>Codi<text:change-end text:change-id="ct94087721727808"/></text:p>
          </table:table-cell>
          <table:table-cell table:style-name="Taula49.A2" office:value-type="string">
            <text:p text:style-name="P481"><text:change-start text:change-id="ct94087721728032"/>Valor<text:change-end text:change-id="ct94087721728032"/></text:p>
          </table:table-cell>
          <table:table-cell table:style-name="Taula49.C2" office:value-type="string">
            <text:p text:style-name="P416"><text:change-start text:change-id="ct94087721728256"/>Comentaris<text:change-end text:change-id="ct94087721728256"/></text:p>
          </table:table-cell>
        </table:table-row>
        <table:table-row table:style-name="Taula49.2">
          <table:table-cell table:style-name="Taula49.A3" office:value-type="string">
            <text:p text:style-name="P486"><text:change-start text:change-id="ct94087721728480"/>OBERT<text:change-end text:change-id="ct94087721728480"/></text:p>
          </table:table-cell>
          <table:table-cell table:style-name="Taula49.B3" office:value-type="string">
            <text:p text:style-name="P389"><text:change-start text:change-id="ct94087721728704"/>E01<text:change-end text:change-id="ct94087721728704"/></text:p>
          </table:table-cell>
          <table:table-cell table:style-name="Taula49.C3" office:value-type="string">
            <text:p text:style-name="P389"><text:change-start text:change-id="ct94087721728928"/>Abierto<text:change-end text:change-id="ct94087721728928"/></text:p>
          </table:table-cell>
        </table:table-row>
        <table:table-row>
          <table:table-cell table:style-name="Taula49.A4" office:value-type="string">
            <text:p text:style-name="P486"><text:change-start text:change-id="ct94087720922848"/>TANCAT<text:change-end text:change-id="ct94087720922848"/></text:p>
          </table:table-cell>
          <table:table-cell table:style-name="Taula49.B4" office:value-type="string">
            <text:p text:style-name="P389"><text:change-start text:change-id="ct94087720925792"/>E02<text:change-end text:change-id="ct94087720925792"/></text:p>
          </table:table-cell>
          <table:table-cell table:style-name="Taula49.C4" office:value-type="string">
            <text:p text:style-name="P389"><text:change-start text:change-id="ct94087721726160"/>Cerrado<text:change-end text:change-id="ct94087721726160"/></text:p>
          </table:table-cell>
        </table:table-row>
        <table:table-row>
          <table:table-cell table:style-name="Taula49.A5" office:value-type="string">
            <text:p text:style-name="P486"><text:change-start text:change-id="ct94087721722448"/>INDEX_REMISSIO<text:change-end text:change-id="ct94087721722448"/></text:p>
          </table:table-cell>
          <table:table-cell table:style-name="Taula49.B5" office:value-type="string">
            <text:p text:style-name="P389"><text:change-start text:change-id="ct94087721724464"/>E03<text:change-end text:change-id="ct94087721724464"/></text:p>
          </table:table-cell>
          <table:table-cell table:style-name="Taula49.C5" office:value-type="string">
            <text:p text:style-name="P389"><text:change-start text:change-id="ct94087721724688"/>Índice para remisión cerrado<text:change-end text:change-id="ct94087721724688"/></text:p>
          </table:table-cell>
        </table:table-row>
      </table:table>
      <text:p text:style-name="P227"/>
      <table:table table:name="Taula50" table:style-name="Taula50">
        <table:table-column table:style-name="Taula50.A"/>
        <table:table-row>
          <table:table-cell table:style-name="Taula50.A1" office:value-type="string">
            <text:p text:style-name="P503"><text:change-start text:change-id="ct94087721740544"/><text:span text:style-name="T55"><text:s/></text:span><text:span text:style-name="T57">E</text:span><text:span text:style-name="T55"> </text:span><text:s/><text:span text:style-name="T101">FirmaPerfil</text:span><text:change-end text:change-id="ct94087721740544"/></text:p>
          </table:table-cell>
        </table:table-row>
      </table:table>
      <table:table table:name="Taula51" table:style-name="Taula51">
        <table:table-column table:style-name="Taula51.A"/>
        <table:table-column table:style-name="Taula51.B"/>
        <table:table-column table:style-name="Taula51.C"/>
        <table:table-header-rows>
          <table:table-row>
            <table:table-cell table:style-name="Taula51.A1" table:number-columns-spanned="3" office:value-type="string">
              <text:p text:style-name="P390"><text:change-start text:change-id="ct94087721740992"/>Possibles perfils de firma.<text:change-end text:change-id="ct94087721740992"/></text:p>
            </table:table-cell>
            <table:covered-table-cell/>
            <table:covered-table-cell/>
          </table:table-row>
        </table:table-header-rows>
        <table:table-row table:style-name="Taula51.2">
          <table:table-cell table:style-name="Taula51.A2" office:value-type="string">
            <text:p text:style-name="P482"><text:change-start text:change-id="ct94087724533456"/>Codi<text:change-end text:change-id="ct94087724533456"/></text:p>
          </table:table-cell>
          <table:table-cell table:style-name="Taula51.A2" office:value-type="string">
            <text:p text:style-name="P481"><text:change-start text:change-id="ct94087724533680"/>Valor<text:change-end text:change-id="ct94087724533680"/></text:p>
          </table:table-cell>
          <table:table-cell table:style-name="Taula51.C2" office:value-type="string">
            <text:p text:style-name="P416"><text:change-start text:change-id="ct94087724533904"/>Comentaris<text:change-end text:change-id="ct94087724533904"/></text:p>
          </table:table-cell>
        </table:table-row>
        <table:table-row table:style-name="Taula51.2">
          <table:table-cell table:style-name="Taula51.A9" office:value-type="string">
            <text:p text:style-name="P487"><text:change-start text:change-id="ct94087724534448"/>BES<text:change-end text:change-id="ct94087724534448"/></text:p>
          </table:table-cell>
          <table:table-cell table:style-name="Taula51.B9" office:value-type="string">
            <text:p text:style-name="P390"><text:change-start text:change-id="ct94087724534832"/>BES<text:change-end text:change-id="ct94087724534832"/></text:p>
          </table:table-cell>
          <table:table-cell table:style-name="Taula51.C3" office:value-type="string">
            <text:p text:style-name="P384"/>
          </table:table-cell>
        </table:table-row>
        <table:table-row table:style-name="Taula51.2">
          <table:table-cell table:style-name="Taula51.A9" office:value-type="string">
            <text:p text:style-name="P487"><text:change-start text:change-id="ct94087721722816"/>EPES<text:change-end text:change-id="ct94087721722816"/></text:p>
          </table:table-cell>
          <table:table-cell table:style-name="Taula51.B9" office:value-type="string">
            <text:p text:style-name="P390"><text:change-start text:change-id="ct94087720950736"/>EPES<text:change-end text:change-id="ct94087720950736"/></text:p>
          </table:table-cell>
          <table:table-cell table:style-name="Taula51.C3" office:value-type="string">
            <text:p text:style-name="P384"/>
          </table:table-cell>
        </table:table-row>
        <table:table-row table:style-name="Taula51.2">
          <table:table-cell table:style-name="Taula51.A9" office:value-type="string">
            <text:p text:style-name="P487"><text:change-start text:change-id="ct94087721723632"/>LTV<text:change-end text:change-id="ct94087721723632"/></text:p>
          </table:table-cell>
          <table:table-cell table:style-name="Taula51.B9" office:value-type="string">
            <text:p text:style-name="P390"><text:change-start text:change-id="ct94087724535056"/>LTV<text:change-end text:change-id="ct94087724535056"/></text:p>
          </table:table-cell>
          <table:table-cell table:style-name="Taula51.C3" office:value-type="string">
            <text:p text:style-name="P384"/>
          </table:table-cell>
        </table:table-row>
        <table:table-row table:style-name="Taula51.2">
          <table:table-cell table:style-name="Taula51.A9" office:value-type="string">
            <text:p text:style-name="P487"><text:change-start text:change-id="ct94087724535760"/>T<text:change-end text:change-id="ct94087724535760"/></text:p>
          </table:table-cell>
          <table:table-cell table:style-name="Taula51.B9" office:value-type="string">
            <text:p text:style-name="P390"><text:change-start text:change-id="ct94087724536144"/>T<text:change-end text:change-id="ct94087724536144"/></text:p>
          </table:table-cell>
          <table:table-cell table:style-name="Taula51.C3" office:value-type="string">
            <text:p text:style-name="P384"/>
          </table:table-cell>
        </table:table-row>
        <table:table-row table:style-name="Taula51.2">
          <table:table-cell table:style-name="Taula51.A9" office:value-type="string">
            <text:p text:style-name="P487"><text:change-start text:change-id="ct94087724536848"/>C<text:change-end text:change-id="ct94087724536848"/></text:p>
          </table:table-cell>
          <table:table-cell table:style-name="Taula51.B9" office:value-type="string">
            <text:p text:style-name="P390"><text:change-start text:change-id="ct94087724537232"/>C<text:change-end text:change-id="ct94087724537232"/></text:p>
          </table:table-cell>
          <table:table-cell table:style-name="Taula51.C3" office:value-type="string">
            <text:p text:style-name="P384"/>
          </table:table-cell>
        </table:table-row>
        <table:table-row table:style-name="Taula51.2">
          <table:table-cell table:style-name="Taula51.A9" office:value-type="string">
            <text:p text:style-name="P487"><text:change-start text:change-id="ct94087724537936"/>X<text:change-end text:change-id="ct94087724537936"/></text:p>
          </table:table-cell>
          <table:table-cell table:style-name="Taula51.B9" office:value-type="string">
            <text:p text:style-name="P390"><text:change-start text:change-id="ct94087724538320"/>X<text:change-end text:change-id="ct94087724538320"/></text:p>
          </table:table-cell>
          <table:table-cell table:style-name="Taula51.C3" office:value-type="string">
            <text:p text:style-name="P384"/>
          </table:table-cell>
        </table:table-row>
        <table:table-row table:style-name="Taula51.2">
          <table:table-cell table:style-name="Taula51.A9" office:value-type="string">
            <text:p text:style-name="P487"><text:change-start text:change-id="ct94087720958096"/>XL<text:change-end text:change-id="ct94087720958096"/></text:p>
          </table:table-cell>
          <table:table-cell table:style-name="Taula51.B9" office:value-type="string">
            <text:p text:style-name="P390"><text:change-start text:change-id="ct94087720957360"/>XL<text:change-end text:change-id="ct94087720957360"/></text:p>
          </table:table-cell>
          <table:table-cell table:style-name="Taula51.C3" office:value-type="string">
            <text:p text:style-name="P384"/>
          </table:table-cell>
        </table:table-row>
        <table:table-row>
          <table:table-cell table:style-name="Taula51.A10" office:value-type="string">
            <text:p text:style-name="P487"><text:change-start text:change-id="ct94087720955520"/>A<text:change-end text:change-id="ct94087720955520"/></text:p>
          </table:table-cell>
          <table:table-cell table:style-name="Taula51.B10" office:value-type="string">
            <text:p text:style-name="P390"><text:change-start text:change-id="ct94087720956624"/>A<text:change-end text:change-id="ct94087720956624"/></text:p>
          </table:table-cell>
          <table:table-cell table:style-name="Taula51.C10" office:value-type="string">
            <text:p text:style-name="P384"/>
          </table:table-cell>
        </table:table-row>
      </table:table>
      <text:p text:style-name="P227"/>
      <table:table table:name="Taula52" table:style-name="Taula52">
        <table:table-column table:style-name="Taula52.A"/>
        <table:table-row>
          <table:table-cell table:style-name="Taula52.A1" office:value-type="string">
            <text:p text:style-name="P503"><text:change-start text:change-id="ct94087724541584"/><text:span text:style-name="T55"><text:s/></text:span><text:span text:style-name="T57">E</text:span><text:span text:style-name="T55"> </text:span><text:s/><text:span text:style-name="T101">FirmaTipus</text:span><text:change-end text:change-id="ct94087724541584"/></text:p>
          </table:table-cell>
        </table:table-row>
      </table:table>
      <table:table table:name="Taula53" table:style-name="Taula53">
        <table:table-column table:style-name="Taula53.A"/>
        <table:table-column table:style-name="Taula53.B"/>
        <table:table-column table:style-name="Taula53.C"/>
        <table:table-header-rows>
          <text:soft-page-break/>
          <table:table-row>
            <table:table-cell table:style-name="Taula53.A1" table:number-columns-spanned="3" office:value-type="string">
              <text:p text:style-name="P390"><text:change-start text:change-id="ct94087724542592"/>Possibles tipus de firma.<text:change-end text:change-id="ct94087724542592"/></text:p>
            </table:table-cell>
            <table:covered-table-cell/>
            <table:covered-table-cell/>
          </table:table-row>
        </table:table-header-rows>
        <table:table-row table:style-name="Taula53.2">
          <table:table-cell table:style-name="Taula53.A2" office:value-type="string">
            <text:p text:style-name="P482"><text:change-start text:change-id="ct94087724542816"/>Codi<text:change-end text:change-id="ct94087724542816"/></text:p>
          </table:table-cell>
          <table:table-cell table:style-name="Taula53.A2" office:value-type="string">
            <text:p text:style-name="P481"><text:change-start text:change-id="ct94087724543040"/>Valor<text:change-end text:change-id="ct94087724543040"/></text:p>
          </table:table-cell>
          <table:table-cell table:style-name="Taula53.C2" office:value-type="string">
            <text:p text:style-name="P416"><text:change-start text:change-id="ct94087724543264"/>Comentaris<text:change-end text:change-id="ct94087724543264"/></text:p>
          </table:table-cell>
        </table:table-row>
        <table:table-row table:style-name="Taula53.2">
          <table:table-cell table:style-name="Taula53.A3" office:value-type="string">
            <text:p text:style-name="P487"><text:change-start text:change-id="ct94087724543648"/>CSV<text:change-end text:change-id="ct94087724543648"/></text:p>
          </table:table-cell>
          <table:table-cell table:style-name="Taula53.B3" office:value-type="string">
            <text:p text:style-name="P390"><text:change-start text:change-id="ct94087724540208"/>TF01<text:change-end text:change-id="ct94087724540208"/></text:p>
          </table:table-cell>
          <table:table-cell table:style-name="Taula53.C3" office:value-type="string">
            <text:p text:style-name="P390"><text:change-start text:change-id="ct94087724541232"/>Código seguro de verificación<text:change-end text:change-id="ct94087724541232"/></text:p>
          </table:table-cell>
        </table:table-row>
        <table:table-row>
          <table:table-cell table:style-name="Taula53.A8" office:value-type="string">
            <text:p text:style-name="P487"><text:change-start text:change-id="ct94087724539568"/>XADES_DET<text:change-end text:change-id="ct94087724539568"/></text:p>
          </table:table-cell>
          <table:table-cell table:style-name="Taula53.B8" office:value-type="string">
            <text:p text:style-name="P390"><text:change-start text:change-id="ct94087724538928"/>TF02<text:change-end text:change-id="ct94087724538928"/></text:p>
          </table:table-cell>
          <table:table-cell table:style-name="Taula53.C8" office:value-type="string">
            <text:p text:style-name="P390"><text:change-start text:change-id="ct94087724543872"/>XAdES internally detached signature<text:change-end text:change-id="ct94087724543872"/></text:p>
          </table:table-cell>
        </table:table-row>
        <table:table-row>
          <table:table-cell table:style-name="Taula53.A8" office:value-type="string">
            <text:p text:style-name="P487"><text:change-start text:change-id="ct94087724544576"/>XADES_ENV<text:change-end text:change-id="ct94087724544576"/></text:p>
          </table:table-cell>
          <table:table-cell table:style-name="Taula53.B8" office:value-type="string">
            <text:p text:style-name="P390"><text:change-start text:change-id="ct94087724544960"/>TF03<text:change-end text:change-id="ct94087724544960"/></text:p>
          </table:table-cell>
          <table:table-cell table:style-name="Taula53.C8" office:value-type="string">
            <text:p text:style-name="P390"><text:change-start text:change-id="ct94087720954864"/>XAdES enveloped signature<text:change-end text:change-id="ct94087720954864"/></text:p>
          </table:table-cell>
        </table:table-row>
        <table:table-row>
          <table:table-cell table:style-name="Taula53.A8" office:value-type="string">
            <text:p text:style-name="P487"><text:change-start text:change-id="ct94087720953312"/>CADES_DET<text:change-end text:change-id="ct94087720953312"/></text:p>
          </table:table-cell>
          <table:table-cell table:style-name="Taula53.B8" office:value-type="string">
            <text:p text:style-name="P390"><text:change-start text:change-id="ct94087724545184"/>TF04<text:change-end text:change-id="ct94087724545184"/></text:p>
          </table:table-cell>
          <table:table-cell table:style-name="Taula53.C8" office:value-type="string">
            <text:p text:style-name="P390"><text:change-start text:change-id="ct94087724545568"/>CAdES detached/explicit signature<text:change-end text:change-id="ct94087724545568"/></text:p>
          </table:table-cell>
        </table:table-row>
        <table:table-row>
          <table:table-cell table:style-name="Taula53.A8" office:value-type="string">
            <text:p text:style-name="P487"><text:change-start text:change-id="ct94087724546192"/>CADES_ATT<text:change-end text:change-id="ct94087724546192"/></text:p>
          </table:table-cell>
          <table:table-cell table:style-name="Taula53.B8" office:value-type="string">
            <text:p text:style-name="P390"><text:change-start text:change-id="ct94087724546576"/>TF05<text:change-end text:change-id="ct94087724546576"/></text:p>
          </table:table-cell>
          <table:table-cell table:style-name="Taula53.C8" office:value-type="string">
            <text:p text:style-name="P390"><text:change-start text:change-id="ct94087724546960"/>CAdES attached/implicit signature<text:change-end text:change-id="ct94087724546960"/></text:p>
          </table:table-cell>
        </table:table-row>
        <table:table-row>
          <table:table-cell table:style-name="Taula53.A8" office:value-type="string">
            <text:p text:style-name="P487"><text:change-start text:change-id="ct94087720964720"/>PADES<text:change-end text:change-id="ct94087720964720"/></text:p>
          </table:table-cell>
          <table:table-cell table:style-name="Taula53.B8" office:value-type="string">
            <text:p text:style-name="P390"><text:change-start text:change-id="ct94087720964352"/>TF06<text:change-end text:change-id="ct94087720964352"/></text:p>
          </table:table-cell>
          <table:table-cell table:style-name="Taula53.C8" office:value-type="string">
            <text:p text:style-name="P390"><text:change-start text:change-id="ct94087720965088"/>PAdES<text:change-end text:change-id="ct94087720965088"/></text:p>
          </table:table-cell>
        </table:table-row>
        <table:table-row>
          <table:table-cell table:style-name="Taula53.A10" office:value-type="string">
            <text:p text:style-name="P487"><text:change-start text:change-id="ct94087720963248"/>SMIME<text:change-end text:change-id="ct94087720963248"/></text:p>
          </table:table-cell>
          <table:table-cell table:style-name="Taula53.B10" office:value-type="string">
            <text:p text:style-name="P390"><text:change-start text:change-id="ct94087724547184"/>TF07<text:change-end text:change-id="ct94087724547184"/></text:p>
          </table:table-cell>
          <table:table-cell table:style-name="Taula53.C10" office:value-type="string">
            <text:p text:style-name="P384"/>
          </table:table-cell>
        </table:table-row>
        <table:table-row>
          <table:table-cell table:style-name="Taula53.A10" office:value-type="string">
            <text:p text:style-name="P487"><text:change-start text:change-id="ct94087724548144"/>ODT<text:change-end text:change-id="ct94087724548144"/></text:p>
          </table:table-cell>
          <table:table-cell table:style-name="Taula53.B10" office:value-type="string">
            <text:p text:style-name="P390"><text:change-start text:change-id="ct94087720966928"/>TF08<text:change-end text:change-id="ct94087720966928"/></text:p>
          </table:table-cell>
          <table:table-cell table:style-name="Taula53.C10" office:value-type="string">
            <text:p text:style-name="P384"/>
          </table:table-cell>
        </table:table-row>
        <table:table-row>
          <table:table-cell table:style-name="Taula53.A11" office:value-type="string">
            <text:p text:style-name="P487"><text:change-start text:change-id="ct94087720967664"/>OOXML<text:change-end text:change-id="ct94087720967664"/></text:p>
          </table:table-cell>
          <table:table-cell table:style-name="Taula53.B11" office:value-type="string">
            <text:p text:style-name="P390"><text:change-start text:change-id="ct94087720966560"/>TF09<text:change-end text:change-id="ct94087720966560"/></text:p>
          </table:table-cell>
          <table:table-cell table:style-name="Taula53.C11" office:value-type="string">
            <text:p text:style-name="P384"/>
          </table:table-cell>
        </table:table-row>
      </table:table>
      <text:p text:style-name="P225"><text:change-start text:change-id="ct94087721637824"/></text:p>
      <text:p text:style-name="P224"><text:change-end text:change-id="ct94087721637824"/></text:p>
      <text:h text:style-name="P629" text:outline-level="1"><text:bookmark-start text:name="__RefHeading___Toc4746_112191102"/>Mètodes de l’<text:span text:style-name="T59">API</text:span><text:bookmark-end text:name="__RefHeading___Toc4746_112191102"/></text:h>
      <text:p text:style-name="P220"/>
      <text:h text:style-name="P608" text:outline-level="2"><text:bookmark-start text:name="__RefHeading___Toc4748_112191102"/>Consideracions sobre els paràmetres dels mètodes<text:bookmark-end text:name="__RefHeading___Toc4748_112191102"/></text:h>
      <text:list xml:id="list83646082692418" text:continue-numbering="true" text:style-name="L3">
        <text:list-item>
          <text:p text:style-name="P57">Hi haurà tres tipus de dades bàsics: expedients, documents i carpetes.<text:change text:change-id="ct94087720966272"/></text:p>
        </text:list-item>
        <text:list-item>
          <text:p text:style-name="P570">Els paràmetres ENI que prenguin valors d’una llista es passaran com a tipus enumerats i no com a cadenes de text.</text:p>
        </text:list-item>
        <text:list-item>
          <text:p text:style-name="P571"><text:change-start text:change-id="ct94087720969584"/>Els mètodes de creació i modificació tendran com a paràmetre<text:span text:style-name="T100">s</text:span> l’element (expedient, document o carpeta) que es vol crear o modificar <text:span text:style-name="T100">i l’identificador del contenidor pare (només per a documents i carpetes)</text:span>.</text:p>
        </text:list-item>
        <text:list-item>
          <text:p text:style-name="P57"><text:change-end text:change-id="ct94087720969584"/>Els altres mètodes tendran com a únic paràmetre l’identificador de l’element sobre el qual es realitza l’acció. Els mètodes que involucrin varis elements (copiar, moure, ...) tendran varis identificadors.</text:p>
        </text:list-item>
        <text:list-item>
          <text:p text:style-name="P57">No tendrà sentit per l’arxiu gestionar documents o carpetes deslligades d’un expedient.<text:change-start text:change-id="ct94087724548400"/></text:p>
        </text:list-item>
      </text:list>
      <text:p text:style-name="P58"><text:change-end text:change-id="ct94087724548400"/><text:change text:change-id="ct94087721637184"/><text:change-start text:change-id="ct94087721185488"/></text:p>
      <text:h text:style-name="P609" text:outline-level="2"><text:bookmark-start text:name="__RefHeading___Toc4752_1121911021"/>expedientCrear<text:bookmark-end text:name="__RefHeading___Toc4752_1121911021"/><text:change-end text:change-id="ct94087721185488"/><text:change text:change-id="ct94087721185712"/></text:h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row>
          <table:table-cell table:style-name="Taula17.A1" table:number-columns-spanned="4" office:value-type="string">
            <text:p text:style-name="P504"><text:span text:style-name="T55"><text:s/>M </text:span><text:span text:style-name="T54"><text:s/>expedientCrear</text:span></text:p>
          </table:table-cell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433">Descripció</text:p>
          </table:table-cell>
          <table:table-cell table:style-name="Taula17.B2" table:number-columns-spanned="3" office:value-type="string">
            <text:p text:style-name="P63"><text:change text:change-id="ct94087721637568"/><text:change-start text:change-id="ct94087724715808"/><text:span text:style-name="T93">Crea un nou expedient</text:span><text:change-end text:change-id="ct94087724715808"/>.</text:p>
          </table:table-cell>
          <table:covered-table-cell/>
          <table:covered-table-cell/>
        </table:table-row>
        <table:table-row table:style-name="Taula17.3">
          <table:table-cell table:style-name="Taula17.A3" table:number-rows-spanned="2" office:value-type="string">
            <text:p text:style-name="P434">Paràmetres</text:p>
          </table:table-cell>
          <table:table-cell table:style-name="Taula17.B3" office:value-type="string">
            <text:p text:style-name="P403">Camp</text:p>
          </table:table-cell>
          <table:table-cell table:style-name="Taula17.C3" office:value-type="string">
            <text:p text:style-name="P402">Tipus</text:p>
          </table:table-cell>
          <table:table-cell table:style-name="Taula17.B3" office:value-type="string">
            <text:p text:style-name="P402">Descripció</text:p>
          </table:table-cell>
        </table:table-row>
        <table:table-row>
          <table:covered-table-cell/>
          <table:table-cell table:style-name="Taula17.B4" office:value-type="string">
            <text:p text:style-name="P64"><text:change text:change-id="ct94087721180688"/><text:change-start text:change-id="ct94087724716432"/><text:span text:style-name="T94">e</text:span><text:change-end text:change-id="ct94087724716432"/><text:change-start text:change-id="ct94087724717312"/><text:span text:style-name="T94">xpedient</text:span><text:change-end text:change-id="ct94087724717312"/></text:p>
          </table:table-cell>
          <table:table-cell table:style-name="Taula17.C4" office:value-type="string">
            <text:p text:style-name="P254"><text:change text:change-id="ct94087724717536"/><text:change-start text:change-id="ct94087724717760"/><text:span text:style-name="T4">Expedient</text:span><text:change-end text:change-id="ct94087724717760"/> </text:p>
          </table:table-cell>
          <table:table-cell table:style-name="Taula17.D4" office:value-type="string">
            <text:p text:style-name="P335"><text:change text:change-id="ct94087724717984"/><text:change-start text:change-id="ct94087724718208"/>Informació per a la creació de l'expedient.<text:change-end text:change-id="ct94087724718208"/></text:p>
          </table:table-cell>
        </table:table-row>
        <table:table-row>
          <table:table-cell table:style-name="Taula17.A5" office:value-type="string">
            <text:p text:style-name="P433">Excepcions</text:p>
          </table:table-cell>
          <table:table-cell table:style-name="Taula17.B5" office:value-type="string">
            <text:p text:style-name="P361"><text:span text:style-name="T50">Arxiu</text:span>Exception</text:p>
          </table:table-cell>
          <table:table-cell table:style-name="Taula17.C5" table:number-columns-spanned="2" office:value-type="string">
            <text:p text:style-name="P362">Si es produeix algun problema <text:span text:style-name="T50">al realitzar l’operació amb l’arxiu</text:span><text:change-start text:change-id="ct94087724716816"/><text:span text:style-name="T50">.</text:span><text:change-end text:change-id="ct94087724716816"/></text:p>
          </table:table-cell>
          <table:covered-table-cell/>
        </table:table-row>
        <table:table-row>
          <table:table-cell table:style-name="Taula17.A6" office:value-type="string">
            <text:p text:style-name="P433">Valor de retorn</text:p>
          </table:table-cell>
          <table:table-cell table:style-name="Taula17.B6" table:number-columns-spanned="3" office:value-type="string">
            <text:p text:style-name="P335"><text:change text:change-id="ct94087721006304"/><text:change-start text:change-id="ct94087724718592"/>ContingutArxiu<text:change-end text:change-id="ct94087724718592"/></text:p>
          </table:table-cell>
          <table:covered-table-cell/>
          <table:covered-table-cell/>
        </table:table-row>
      </table:table>
      <text:p text:style-name="P68"><text:change text:change-id="ct94087724720608"/></text:p>
      <text:h text:style-name="P628" text:outline-level="2"><text:bookmark-start text:name="__RefHeading___Toc4752_112191102"/>expedientModificar<text:bookmark-end text:name="__RefHeading___Toc4752_112191102"/><text:change text:change-id="ct94087724720832"/></text:h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>
          <table:table-cell table:style-name="Taula4.A1" table:number-columns-spanned="4" office:value-type="string">
            <text:p text:style-name="P505"><text:span text:style-name="T55"><text:s/>M </text:span><text:span text:style-name="T54"><text:s/>expedientModificar</text:span></text:p>
          </table:table-cell>
          <table:covered-table-cell/>
          <table:covered-table-cell/>
          <table:covered-table-cell/>
        </table:table-row>
        <table:table-row>
          <table:table-cell table:style-name="Taula4.A2" office:value-type="string">
            <text:p text:style-name="P128">Descripció</text:p>
          </table:table-cell>
          <table:table-cell table:style-name="Taula4.B2" table:number-columns-spanned="3" office:value-type="string">
            <text:p text:style-name="P70"><text:change text:change-id="ct94087724723520"/><text:change-start text:change-id="ct94087724724272"/><text:span text:style-name="T93">Modifica un expedient existent</text:span><text:change-end text:change-id="ct94087724724272"/>.</text:p>
          </table:table-cell>
          <table:covered-table-cell/>
          <table:covered-table-cell/>
        </table:table-row>
        <table:table-row table:style-name="Taula4.3">
          <table:table-cell table:style-name="Taula4.A3" table:number-rows-spanned="2" office:value-type="string">
            <text:p text:style-name="P435">Paràmetres</text:p>
          </table:table-cell>
          <table:table-cell table:style-name="Taula4.B3" office:value-type="string">
            <text:p text:style-name="P405">Camp</text:p>
          </table:table-cell>
          <table:table-cell table:style-name="Taula4.C3" office:value-type="string">
            <text:p text:style-name="P404">Tipus</text:p>
          </table:table-cell>
          <table:table-cell table:style-name="Taula4.B3" office:value-type="string">
            <text:p text:style-name="P404">Descripció</text:p>
          </table:table-cell>
        </table:table-row>
        <table:table-row>
          <table:covered-table-cell/>
          <table:table-cell table:style-name="Taula4.B4" office:value-type="string">
            <text:p text:style-name="P71"><text:change text:change-id="ct94087724726736"/><text:change-start text:change-id="ct94087724727040"/>expedient<text:change-end text:change-id="ct94087724727040"/></text:p>
          </table:table-cell>
          <table:table-cell table:style-name="Taula4.C4" office:value-type="string">
            <text:p text:style-name="P255"><text:change text:change-id="ct94087724719968"/><text:change-start text:change-id="ct94087724727920"/><text:span text:style-name="T4">Expedient</text:span><text:change-end text:change-id="ct94087724727920"/> </text:p>
          </table:table-cell>
          <table:table-cell table:style-name="Taula4.D4" office:value-type="string">
            <text:p text:style-name="P335"><text:change text:change-id="ct94087724728144"/><text:change-start text:change-id="ct94087724728368"/>Informació per a la modificació de l'expedient.<text:change-end text:change-id="ct94087724728368"/></text:p>
          </table:table-cell>
        </table:table-row>
        <table:table-row>
          <table:table-cell table:style-name="Taula4.A5" office:value-type="string">
            <text:p text:style-name="P433">Excepcions</text:p>
          </table:table-cell>
          <table:table-cell table:style-name="Taula4.B5" office:value-type="string">
            <text:p text:style-name="P361"><text:span text:style-name="T50">Arxiu</text:span>Exception</text:p>
          </table:table-cell>
          <table:table-cell table:style-name="Taula4.C5" table:number-columns-spanned="2" office:value-type="string">
            <text:p text:style-name="P362">Si es produeix algun problema <text:span text:style-name="T50">al realitzar l’operació amb l’arxiu</text:span><text:change-start text:change-id="ct94087724730688"/><text:span text:style-name="T50">.</text:span><text:change-end text:change-id="ct94087724730688"/></text:p>
          </table:table-cell>
          <table:covered-table-cell/>
        </table:table-row>
        <table:table-row>
          <table:table-cell table:style-name="Taula4.A6" office:value-type="string">
            <text:p text:style-name="P128">Valor de retorn</text:p>
          </table:table-cell>
          <table:table-cell table:style-name="Taula4.B6" table:number-columns-spanned="3" office:value-type="string">
            <text:p text:style-name="P337"><text:change text:change-id="ct94087724730912"/><text:change-start text:change-id="ct94087724731136"/>ContingutArxiu<text:change-end text:change-id="ct94087724731136"/></text:p>
          </table:table-cell>
          <table:covered-table-cell/>
          <table:covered-table-cell/>
        </table:table-row>
      </table:table>
      <text:p text:style-name="P75"><text:change text:change-id="ct94087721008448"/></text:p>
      <text:h text:style-name="P610" text:outline-level="2"><text:bookmark-start text:name="__RefHeading___Toc4754_112191102"/><text:soft-page-break/>expedientEsborrar<text:bookmark-end text:name="__RefHeading___Toc4754_112191102"/><text:change text:change-id="ct94087721013088"/></text:h>
      <table:table table:name="Taula33" table:style-name="Taula33">
        <table:table-column table:style-name="Taula33.A"/>
        <table:table-column table:style-name="Taula33.B"/>
        <table:table-column table:style-name="Taula33.C"/>
        <table:table-column table:style-name="Taula33.D"/>
        <table:table-row>
          <table:table-cell table:style-name="Taula33.A1" table:number-columns-spanned="4" office:value-type="string">
            <text:p text:style-name="P505"><text:span text:style-name="T55"><text:s/>M </text:span><text:span text:style-name="T54"><text:s/>expedientEsborrar</text:span></text:p>
          </table:table-cell>
          <table:covered-table-cell/>
          <table:covered-table-cell/>
          <table:covered-table-cell/>
        </table:table-row>
        <table:table-row>
          <table:table-cell table:style-name="Taula33.A2" office:value-type="string">
            <text:p text:style-name="P128">Descripció</text:p>
          </table:table-cell>
          <table:table-cell table:style-name="Taula33.B2" table:number-columns-spanned="3" office:value-type="string">
            <text:p text:style-name="P77"><text:change text:change-id="ct94087721015136"/><text:change-start text:change-id="ct94087724736016"/><text:span text:style-name="T94">Esborra un expedient</text:span><text:change-end text:change-id="ct94087724736016"/>.</text:p>
          </table:table-cell>
          <table:covered-table-cell/>
          <table:covered-table-cell/>
        </table:table-row>
        <table:table-row table:style-name="Taula33.3">
          <table:table-cell table:style-name="Taula33.A3" table:number-rows-spanned="2" office:value-type="string">
            <text:p text:style-name="P436">Paràmetres</text:p>
          </table:table-cell>
          <table:table-cell table:style-name="Taula33.B3" office:value-type="string">
            <text:p text:style-name="P407">Camp</text:p>
          </table:table-cell>
          <table:table-cell table:style-name="Taula33.C3" office:value-type="string">
            <text:p text:style-name="P406">Tipus</text:p>
          </table:table-cell>
          <table:table-cell table:style-name="Taula33.B3" office:value-type="string">
            <text:p text:style-name="P406">Descripció</text:p>
          </table:table-cell>
        </table:table-row>
        <table:table-row>
          <table:covered-table-cell/>
          <table:table-cell table:style-name="Taula33.B4" office:value-type="string">
            <text:p text:style-name="P422">identificador</text:p>
          </table:table-cell>
          <table:table-cell table:style-name="Taula33.C4" office:value-type="string">
            <text:p text:style-name="P262"><text:span text:style-name="T4">String</text:span> </text:p>
          </table:table-cell>
          <table:table-cell table:style-name="Taula33.D4" office:value-type="string">
            <text:p text:style-name="P309">Identificador de l’expedient<text:change-start text:change-id="ct94087724737376"/>.<text:change-end text:change-id="ct94087724737376"/></text:p>
          </table:table-cell>
        </table:table-row>
        <table:table-row>
          <table:table-cell table:style-name="Taula33.A5" office:value-type="string">
            <text:p text:style-name="P442">Excepcions</text:p>
          </table:table-cell>
          <table:table-cell table:style-name="Taula33.B5" office:value-type="string">
            <text:p text:style-name="P363"><text:span text:style-name="T50">Arxiu</text:span>Exception</text:p>
          </table:table-cell>
          <table:table-cell table:style-name="Taula33.C5" table:number-columns-spanned="2" office:value-type="string">
            <text:p text:style-name="P363">Si es produeix algun problema <text:span text:style-name="T50">al realitzar l’operació amb l’arxiu</text:span><text:change-start text:change-id="ct94087724739808"/><text:span text:style-name="T50">.</text:span><text:change-end text:change-id="ct94087724739808"/></text:p>
          </table:table-cell>
          <table:covered-table-cell/>
        </table:table-row>
        <table:table-row>
          <table:table-cell table:style-name="Taula33.A6" office:value-type="string">
            <text:p text:style-name="P128">Valor de retorn</text:p>
          </table:table-cell>
          <table:table-cell table:style-name="Taula33.B6" table:number-columns-spanned="3" office:value-type="string">
            <text:p text:style-name="P326">(sense valor de retorn)</text:p>
          </table:table-cell>
          <table:covered-table-cell/>
          <table:covered-table-cell/>
        </table:table-row>
      </table:table>
      <text:p text:style-name="P75"><text:change text:change-id="ct94087724741488"/></text:p>
      <text:h text:style-name="P579" text:outline-level="2"><text:bookmark-start text:name="__RefHeading___Toc4756_112191102"/>expedientDetalls<text:bookmark-end text:name="__RefHeading___Toc4756_112191102"/><text:change text:change-id="ct94087724741712"/></text:h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506"><text:span text:style-name="T55"><text:s/>M </text:span><text:span text:style-name="T54"><text:s/>expedientDetalls</text:span></text:p>
          </table:table-cell>
          <table:covered-table-cell/>
          <table:covered-table-cell/>
          <table:covered-table-cell/>
        </table:table-row>
        <table:table-row>
          <table:table-cell table:style-name="Taula20.A2" office:value-type="string">
            <text:p text:style-name="P439">Descripció</text:p>
          </table:table-cell>
          <table:table-cell table:style-name="Taula20.B2" table:number-columns-spanned="3" office:value-type="string">
            <text:p text:style-name="P80"><text:change text:change-id="ct94087724745008"/><text:change text:change-id="ct94087724744704"/><text:change text:change-id="ct94087724744400"/><text:change-start text:change-id="ct94087724745632"/><text:span text:style-name="T94">Retorna la informació detallada d'un expedient</text:span><text:change-end text:change-id="ct94087724745632"/>.</text:p>
          </table:table-cell>
          <table:covered-table-cell/>
          <table:covered-table-cell/>
        </table:table-row>
        <table:table-row table:style-name="Taula20.3">
          <table:table-cell table:style-name="Taula20.A3" table:number-rows-spanned="3" office:value-type="string">
            <text:p text:style-name="P436">Paràmetres</text:p>
          </table:table-cell>
          <table:table-cell table:style-name="Taula20.B3" office:value-type="string">
            <text:p text:style-name="P407">Camp</text:p>
          </table:table-cell>
          <table:table-cell table:style-name="Taula20.C3" office:value-type="string">
            <text:p text:style-name="P406">Tipus</text:p>
          </table:table-cell>
          <table:table-cell table:style-name="Taula20.B3" office:value-type="string">
            <text:p text:style-name="P406">Descripció</text:p>
          </table:table-cell>
        </table:table-row>
        <table:table-row>
          <table:covered-table-cell/>
          <table:table-cell table:style-name="Taula20.B4" office:value-type="string">
            <text:p text:style-name="P423">identificador</text:p>
          </table:table-cell>
          <table:table-cell table:style-name="Taula20.C4" office:value-type="string">
            <text:p text:style-name="P263"><text:span text:style-name="T4">String</text:span> </text:p>
          </table:table-cell>
          <table:table-cell table:style-name="Taula20.D4" office:value-type="string">
            <text:p text:style-name="P309">Identificador de l’expedient<text:change-start text:change-id="ct94087721019648"/>.<text:change-end text:change-id="ct94087721019648"/></text:p>
          </table:table-cell>
        </table:table-row>
        <table:table-row>
          <table:covered-table-cell/>
          <table:table-cell table:style-name="Taula20.B5" office:value-type="string">
            <text:p text:style-name="P423">versio</text:p>
          </table:table-cell>
          <table:table-cell table:style-name="Taula20.C5" office:value-type="string">
            <text:p text:style-name="P263"><text:span text:style-name="T4">String</text:span> </text:p>
          </table:table-cell>
          <table:table-cell table:style-name="Taula20.D5" office:value-type="string">
            <text:p text:style-name="P335"><text:change text:change-id="ct94087724747920"/><text:change-start text:change-id="ct94087724748368"/>Versió de l'expedient (opcional). Si te el valor null es consulta la darrera versió disponible.<text:change-end text:change-id="ct94087724748368"/></text:p>
          </table:table-cell>
        </table:table-row>
        <table:table-row>
          <table:table-cell table:style-name="Taula20.A6" office:value-type="string">
            <text:p text:style-name="P441">Excepcions</text:p>
          </table:table-cell>
          <table:table-cell table:style-name="Taula20.B6" office:value-type="string">
            <text:p text:style-name="P362"><text:span text:style-name="T50">Arxiu</text:span>Exception</text:p>
          </table:table-cell>
          <table:table-cell table:style-name="Taula20.C6" table:number-columns-spanned="2" office:value-type="string">
            <text:p text:style-name="P362">Si es produeix algun problema <text:span text:style-name="T50">al realitzar l’operació amb l’arxiu</text:span><text:change-start text:change-id="ct94087724750480"/><text:span text:style-name="T50">.</text:span><text:change-end text:change-id="ct94087724750480"/></text:p>
          </table:table-cell>
          <table:covered-table-cell/>
        </table:table-row>
        <table:table-row>
          <table:table-cell table:style-name="Taula20.A7" office:value-type="string">
            <text:p text:style-name="P439">Valor de retorn</text:p>
          </table:table-cell>
          <table:table-cell table:style-name="Taula20.B7" table:number-columns-spanned="3" office:value-type="string">
            <text:p text:style-name="P366">Expedient</text:p>
          </table:table-cell>
          <table:covered-table-cell/>
          <table:covered-table-cell/>
        </table:table-row>
      </table:table>
      <text:p text:style-name="P86"/>
      <text:h text:style-name="P579" text:outline-level="2"><text:bookmark-start text:name="__RefHeading___Toc4758_112191102"/>expedientConsulta<text:bookmark-end text:name="__RefHeading___Toc4758_112191102"/><text:change text:change-id="ct94087724753888"/></text:h>
      <table:table table:name="Taula21" table:style-name="Taula21">
        <table:table-column table:style-name="Taula21.A"/>
        <table:table-column table:style-name="Taula21.B"/>
        <table:table-column table:style-name="Taula21.C"/>
        <table:table-column table:style-name="Taula21.D"/>
        <table:table-row>
          <table:table-cell table:style-name="Taula21.A1" table:number-columns-spanned="4" office:value-type="string">
            <text:p text:style-name="P506"><text:span text:style-name="T55"><text:s/>M </text:span><text:span text:style-name="T54"><text:s/>expedientConsulta</text:span></text:p>
          </table:table-cell>
          <table:covered-table-cell/>
          <table:covered-table-cell/>
          <table:covered-table-cell/>
        </table:table-row>
        <table:table-row table:style-name="Taula21.2">
          <table:table-cell table:style-name="Taula21.A2" office:value-type="string">
            <text:p text:style-name="P439">Descripció</text:p>
          </table:table-cell>
          <table:table-cell table:style-name="Taula21.B2" table:number-columns-spanned="3" office:value-type="string">
            <text:p text:style-name="P82"><text:change text:change-id="ct94087724754112"/><text:change-start text:change-id="ct94087724755840"/><text:span text:style-name="T94">Realitza una consulta d'expedients</text:span><text:change-end text:change-id="ct94087724755840"/>.</text:p>
          </table:table-cell>
          <table:covered-table-cell/>
          <table:covered-table-cell/>
        </table:table-row>
        <table:table-row table:style-name="Taula21.3">
          <table:table-cell table:style-name="Taula21.A3" table:number-rows-spanned="4" office:value-type="string">
            <text:p text:style-name="P436">Paràmetres</text:p>
          </table:table-cell>
          <table:table-cell table:style-name="Taula21.B3" office:value-type="string">
            <text:p text:style-name="P407">Camp</text:p>
          </table:table-cell>
          <table:table-cell table:style-name="Taula21.C3" office:value-type="string">
            <text:p text:style-name="P406">Tipus</text:p>
          </table:table-cell>
          <table:table-cell table:style-name="Taula21.B3" office:value-type="string">
            <text:p text:style-name="P406">Descripció</text:p>
          </table:table-cell>
        </table:table-row>
        <table:table-row table:style-name="Taula21.4">
          <table:covered-table-cell/>
          <table:table-cell table:style-name="Taula21.B4" office:value-type="string">
            <text:p text:style-name="P465">filtres</text:p>
          </table:table-cell>
          <table:table-cell table:style-name="Taula21.B4" office:value-type="string">
            <text:p text:style-name="P360">List&lt;ConsultaFiltre&gt;</text:p>
          </table:table-cell>
          <table:table-cell table:style-name="Taula21.D4" office:value-type="string">
            <text:p text:style-name="P335"><text:change text:change-id="ct94087724757392"/><text:change-start text:change-id="ct94087724757696"/>Llista de filtres per aplicar a la consulta.<text:change-end text:change-id="ct94087724757696"/></text:p>
          </table:table-cell>
        </table:table-row>
        <table:table-row>
          <table:covered-table-cell/>
          <table:table-cell table:style-name="Taula21.B5" office:value-type="string">
            <text:p text:style-name="P462"><text:span text:style-name="T49">p</text:span>agin<text:span text:style-name="T49">a</text:span></text:p>
          </table:table-cell>
          <table:table-cell table:style-name="Taula21.C5" office:value-type="string">
            <text:p text:style-name="P256"><text:change text:change-id="ct94087724759072"/><text:change-start text:change-id="ct94087724759296"/><text:span text:style-name="T35">Integer</text:span><text:change-end text:change-id="ct94087724759296"/> </text:p>
          </table:table-cell>
          <table:table-cell table:style-name="Taula21.D5" office:value-type="string">
            <text:p text:style-name="P335"><text:change text:change-id="ct94087724759520"/><text:change-start text:change-id="ct94087724759744"/>Número de la pàgina de resultats que s'ha de retornar. Si te el valor null es fa la consulta sense paginació.<text:change-end text:change-id="ct94087724759744"/></text:p>
          </table:table-cell>
        </table:table-row>
        <table:table-row>
          <table:covered-table-cell/>
          <table:table-cell table:style-name="Taula21.B6" office:value-type="string">
            <text:p text:style-name="P469">itemsPerPagina</text:p>
          </table:table-cell>
          <table:table-cell table:style-name="Taula21.C6" office:value-type="string">
            <text:p text:style-name="P85"><text:change text:change-id="ct94087724760416"/><text:change-start text:change-id="ct94087724760816"/>Integer<text:change-end text:change-id="ct94087724760816"/></text:p>
          </table:table-cell>
          <table:table-cell table:style-name="Taula21.D6" office:value-type="string">
            <text:p text:style-name="P335"><text:change text:change-id="ct94087724761200"/><text:change-start text:change-id="ct94087724761424"/>Nombre d’elements per pàgina. Si te el valor null es fa la consulta sense paginació.<text:change-end text:change-id="ct94087724761424"/></text:p>
          </table:table-cell>
        </table:table-row>
        <table:table-row>
          <table:table-cell table:style-name="Taula21.A7" office:value-type="string">
            <text:p text:style-name="P441">Excepcions</text:p>
          </table:table-cell>
          <table:table-cell table:style-name="Taula21.B7" office:value-type="string">
            <text:p text:style-name="P362"><text:span text:style-name="T50">Arxiu</text:span>Exception</text:p>
          </table:table-cell>
          <table:table-cell table:style-name="Taula21.C7" table:number-columns-spanned="2" office:value-type="string">
            <text:p text:style-name="P362">Si es produeix algun problema <text:span text:style-name="T50">al realitzar l’operació amb l’arxiu</text:span><text:change-start text:change-id="ct94087721029456"/><text:span text:style-name="T50">.</text:span><text:change-end text:change-id="ct94087721029456"/></text:p>
          </table:table-cell>
          <table:covered-table-cell/>
        </table:table-row>
        <table:table-row>
          <table:table-cell table:style-name="Taula21.A8" office:value-type="string">
            <text:p text:style-name="P439">Valor de retorn</text:p>
          </table:table-cell>
          <table:table-cell table:style-name="Taula21.B8" table:number-columns-spanned="3" office:value-type="string">
            <text:p text:style-name="P367">ConsultaResultat</text:p>
          </table:table-cell>
          <table:covered-table-cell/>
          <table:covered-table-cell/>
        </table:table-row>
      </table:table>
      <text:p text:style-name="P86"><text:change text:change-id="ct94087724765440"/><text:change-start text:change-id="ct94087724766688"/></text:p>
      <text:h text:style-name="P611" text:outline-level="2"><text:bookmark-start text:name="__RefHeading___Toc4762_1121911021"/><text:span text:style-name="T5">expedient</text:span><text:span text:style-name="T19">Versions</text:span><text:bookmark-end text:name="__RefHeading___Toc4762_1121911021"/><text:change-end text:change-id="ct94087724766688"/><text:change text:change-id="ct94087724766912"/></text:h>
      <table:table table:name="Taula22" table:style-name="Taula22">
        <table:table-column table:style-name="Taula22.A"/>
        <table:table-column table:style-name="Taula22.B"/>
        <table:table-column table:style-name="Taula22.C"/>
        <table:table-column table:style-name="Taula22.D"/>
        <table:table-row>
          <table:table-cell table:style-name="Taula22.A1" table:number-columns-spanned="4" office:value-type="string">
            <text:p text:style-name="P507"><text:span text:style-name="T55"><text:s/>M </text:span><text:span text:style-name="T54"><text:s/></text:span><text:span text:style-name="T5">expedient</text:span><text:span text:style-name="T6">Versions</text:span></text:p>
          </table:table-cell>
          <table:covered-table-cell/>
          <table:covered-table-cell/>
          <table:covered-table-cell/>
        </table:table-row>
        <table:table-row>
          <table:table-cell table:style-name="Taula22.A2" office:value-type="string">
            <text:p text:style-name="P440">Descripció</text:p>
          </table:table-cell>
          <table:table-cell table:style-name="Taula22.B2" table:number-columns-spanned="3" office:value-type="string">
            <text:p text:style-name="P199">Retorna les versions disponibles d’un expedient.</text:p>
          </table:table-cell>
          <table:covered-table-cell/>
          <table:covered-table-cell/>
        </table:table-row>
        <table:table-row table:style-name="Taula22.3">
          <table:table-cell table:style-name="Taula22.A3" table:number-rows-spanned="2" office:value-type="string">
            <text:p text:style-name="P436">Paràmetres</text:p>
          </table:table-cell>
          <table:table-cell table:style-name="Taula22.B3" office:value-type="string">
            <text:p text:style-name="P407">Camp</text:p>
          </table:table-cell>
          <table:table-cell table:style-name="Taula22.C3" office:value-type="string">
            <text:p text:style-name="P406">Tipus</text:p>
          </table:table-cell>
          <table:table-cell table:style-name="Taula22.B3" office:value-type="string">
            <text:p text:style-name="P406">Descripció</text:p>
          </table:table-cell>
        </table:table-row>
        <table:table-row>
          <table:covered-table-cell/>
          <table:table-cell table:style-name="Taula22.B4" office:value-type="string">
            <text:p text:style-name="P423">identificador</text:p>
          </table:table-cell>
          <table:table-cell table:style-name="Taula22.C4" office:value-type="string">
            <text:p text:style-name="P263"><text:span text:style-name="T4">String</text:span> </text:p>
          </table:table-cell>
          <table:table-cell table:style-name="Taula22.D4" office:value-type="string">
            <text:p text:style-name="P308">Identificador de l’expedient<text:change-start text:change-id="ct94087724767712"/>.<text:change-end text:change-id="ct94087724767712"/></text:p>
          </table:table-cell>
        </table:table-row>
        <table:table-row>
          <table:table-cell table:style-name="Taula22.A5" office:value-type="string">
            <text:p text:style-name="P441">Excepcions</text:p>
          </table:table-cell>
          <table:table-cell table:style-name="Taula22.B5" office:value-type="string">
            <text:p text:style-name="P362"><text:span text:style-name="T50">Arxiu</text:span>Exception</text:p>
          </table:table-cell>
          <table:table-cell table:style-name="Taula22.C5" table:number-columns-spanned="2" office:value-type="string">
            <text:p text:style-name="P362">Si es produeix algun problema <text:span text:style-name="T50">al realitzar l’operació amb l’arxiu</text:span><text:change-start text:change-id="ct94087724774000"/><text:span text:style-name="T50">.</text:span><text:change-end text:change-id="ct94087724774000"/></text:p>
          </table:table-cell>
          <table:covered-table-cell/>
        </table:table-row>
        <table:table-row>
          <table:table-cell table:style-name="Taula22.A6" office:value-type="string">
            <text:p text:style-name="P440">Valor de retorn</text:p>
          </table:table-cell>
          <table:table-cell table:style-name="Taula22.B6" table:number-columns-spanned="3" office:value-type="string">
            <text:p text:style-name="P339">List&lt;<text:change text:change-id="ct94087724774224"/><text:change-start text:change-id="ct94087724774768"/><text:span text:style-name="T48">ContingutArxiu</text:span><text:change-end text:change-id="ct94087724774768"/>&gt;</text:p>
          </table:table-cell>
          <table:covered-table-cell/>
          <table:covered-table-cell/>
        </table:table-row>
      </table:table>
      <text:p text:style-name="P90"><text:change text:change-id="ct94087724776960"/></text:p>
      <text:h text:style-name="P579" text:outline-level="2"><text:bookmark-start text:name="__RefHeading___Toc4762_112191102"/>expedientTancar<text:bookmark-end text:name="__RefHeading___Toc4762_112191102"/><text:change text:change-id="ct94087724777184"/></text:h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>
          <table:table-cell table:style-name="Taula32.A1" table:number-columns-spanned="4" office:value-type="string">
            <text:p text:style-name="P506"><text:span text:style-name="T55"><text:s/>M </text:span><text:span text:style-name="T54"><text:s/>expedientTancar</text:span></text:p>
          </table:table-cell>
          <table:covered-table-cell/>
          <table:covered-table-cell/>
          <table:covered-table-cell/>
        </table:table-row>
        <table:table-row>
          <table:table-cell table:style-name="Taula32.A2" office:value-type="string">
            <text:p text:style-name="P439">Descripció</text:p>
          </table:table-cell>
          <table:table-cell table:style-name="Taula32.B2" table:number-columns-spanned="3" office:value-type="string">
            <text:p text:style-name="P194"><text:change text:change-id="ct94087724777408"/><text:change-start text:change-id="ct94087724778560"/>Tanca un expedient obert.<text:change-end text:change-id="ct94087724778560"/></text:p>
          </table:table-cell>
          <table:covered-table-cell/>
          <table:covered-table-cell/>
        </table:table-row>
        <table:table-row table:style-name="Taula32.3">
          <table:table-cell table:style-name="Taula32.A3" table:number-rows-spanned="2" office:value-type="string">
            <text:p text:style-name="P436">Paràmetres</text:p>
          </table:table-cell>
          <table:table-cell table:style-name="Taula32.B3" office:value-type="string">
            <text:p text:style-name="P407">Camp</text:p>
          </table:table-cell>
          <table:table-cell table:style-name="Taula32.C3" office:value-type="string">
            <text:p text:style-name="P406">Tipus</text:p>
          </table:table-cell>
          <table:table-cell table:style-name="Taula32.B3" office:value-type="string">
            <text:p text:style-name="P406">Descripció</text:p>
          </table:table-cell>
        </table:table-row>
        <table:table-row table:style-name="Taula32.3">
          <table:covered-table-cell/>
          <table:table-cell table:style-name="Taula32.B4" office:value-type="string">
            <text:p text:style-name="P423">identificador</text:p>
          </table:table-cell>
          <table:table-cell table:style-name="Taula32.B4" office:value-type="string">
            <text:p text:style-name="P263"><text:span text:style-name="T4">String</text:span> </text:p>
          </table:table-cell>
          <table:table-cell table:style-name="Taula32.D4" office:value-type="string">
            <text:p text:style-name="P308">Identificador de l’expedient<text:change-start text:change-id="ct94087724779504"/>.<text:change-end text:change-id="ct94087724779504"/></text:p>
          </table:table-cell>
        </table:table-row>
        <table:table-row>
          <table:table-cell table:style-name="Taula32.A5" office:value-type="string">
            <text:p text:style-name="P441">Excepcions</text:p>
          </table:table-cell>
          <table:table-cell table:style-name="Taula32.B5" office:value-type="string">
            <text:p text:style-name="P362"><text:span text:style-name="T50">Arxiu</text:span>Exception</text:p>
          </table:table-cell>
          <table:table-cell table:style-name="Taula32.C5" table:number-columns-spanned="2" office:value-type="string">
            <text:p text:style-name="P362">Si es produeix algun problema <text:span text:style-name="T50">al realitzar l’operació amb l’arxiu</text:span><text:change-start text:change-id="ct94087724782384"/><text:span text:style-name="T50">.</text:span><text:change-end text:change-id="ct94087724782384"/></text:p>
          </table:table-cell>
          <table:covered-table-cell/>
        </table:table-row>
        <table:table-row>
          <table:table-cell table:style-name="Taula32.A6" office:value-type="string">
            <text:p text:style-name="P439">Valor de retorn</text:p>
          </table:table-cell>
          <table:table-cell table:style-name="Taula32.B6" table:number-columns-spanned="3" office:value-type="string">
            <text:p text:style-name="P327">(sense valor de retorn)</text:p>
          </table:table-cell>
          <table:covered-table-cell/>
          <table:covered-table-cell/>
        </table:table-row>
      </table:table>
      <text:p text:style-name="P564"/>
      <text:h text:style-name="P612" text:outline-level="2"><text:bookmark-start text:name="__RefHeading___Toc4766_1121911022"/><text:span text:style-name="T21">expedient</text:span><text:span text:style-name="T20">Reobrir</text:span><text:bookmark-end text:name="__RefHeading___Toc4766_1121911022"/><text:change text:change-id="ct94087724785744"/></text:h>
      <table:table table:name="Taula24" table:style-name="Taula24">
        <table:table-column table:style-name="Taula24.A"/>
        <table:table-column table:style-name="Taula24.B"/>
        <table:table-column table:style-name="Taula24.C"/>
        <table:table-column table:style-name="Taula24.D"/>
        <table:table-row>
          <table:table-cell table:style-name="Taula24.A1" table:number-columns-spanned="4" office:value-type="string">
            <text:p text:style-name="P506"><text:span text:style-name="T55"><text:s/>M </text:span><text:span text:style-name="T54"><text:s/>expedientReobrir</text:span></text:p>
          </table:table-cell>
          <table:covered-table-cell/>
          <table:covered-table-cell/>
          <table:covered-table-cell/>
        </table:table-row>
        <table:table-row>
          <table:table-cell table:style-name="Taula24.A2" office:value-type="string">
            <text:p text:style-name="P439">Descripció</text:p>
          </table:table-cell>
          <table:table-cell table:style-name="Taula24.B2" table:number-columns-spanned="3" office:value-type="string">
            <text:p text:style-name="P194"><text:change text:change-id="ct94087724786352"/><text:change-start text:change-id="ct94087724788496"/>Reobre un expedient tancat.<text:change-end text:change-id="ct94087724788496"/></text:p>
          </table:table-cell>
          <table:covered-table-cell/>
          <table:covered-table-cell/>
        </table:table-row>
        <table:table-row table:style-name="Taula24.3">
          <table:table-cell table:style-name="Taula24.A3" table:number-rows-spanned="2" office:value-type="string">
            <text:p text:style-name="P436">Paràmetres</text:p>
          </table:table-cell>
          <table:table-cell table:style-name="Taula24.B3" office:value-type="string">
            <text:p text:style-name="P407">Camp</text:p>
          </table:table-cell>
          <table:table-cell table:style-name="Taula24.C3" office:value-type="string">
            <text:p text:style-name="P406">Tipus</text:p>
          </table:table-cell>
          <table:table-cell table:style-name="Taula24.B3" office:value-type="string">
            <text:p text:style-name="P406">Descripció</text:p>
          </table:table-cell>
        </table:table-row>
        <table:table-row table:style-name="Taula24.3">
          <table:covered-table-cell/>
          <table:table-cell table:style-name="Taula24.B4" office:value-type="string">
            <text:p text:style-name="P424">identificador</text:p>
          </table:table-cell>
          <table:table-cell table:style-name="Taula24.B4" office:value-type="string">
            <text:p text:style-name="P264"><text:span text:style-name="T4">String</text:span> </text:p>
          </table:table-cell>
          <table:table-cell table:style-name="Taula24.D4" office:value-type="string">
            <text:p text:style-name="P308">Identificador de l’expedient<text:change-start text:change-id="ct94087724784848"/>.<text:change-end text:change-id="ct94087724784848"/></text:p>
          </table:table-cell>
        </table:table-row>
        <table:table-row>
          <table:table-cell table:style-name="Taula24.A5" office:value-type="string">
            <text:p text:style-name="P441">Excepcions</text:p>
          </table:table-cell>
          <table:table-cell table:style-name="Taula24.B5" office:value-type="string">
            <text:p text:style-name="P362"><text:span text:style-name="T50">Arxiu</text:span>Exception</text:p>
          </table:table-cell>
          <table:table-cell table:style-name="Taula24.C5" table:number-columns-spanned="2" office:value-type="string">
            <text:p text:style-name="P362">Si es produeix algun problema <text:span text:style-name="T50">al realitzar l’operació amb l’arxiu</text:span><text:change-start text:change-id="ct94087724792000"/><text:span text:style-name="T50">.</text:span><text:change-end text:change-id="ct94087724792000"/></text:p>
          </table:table-cell>
          <table:covered-table-cell/>
        </table:table-row>
        <table:table-row>
          <table:table-cell table:style-name="Taula24.A6" office:value-type="string">
            <text:p text:style-name="P439">Valor de retorn</text:p>
          </table:table-cell>
          <table:table-cell table:style-name="Taula24.B6" table:number-columns-spanned="3" office:value-type="string">
            <text:p text:style-name="P327">(sense valor de retorn)</text:p>
          </table:table-cell>
          <table:covered-table-cell/>
          <table:covered-table-cell/>
        </table:table-row>
      </table:table>
      <text:p text:style-name="P86"><text:change text:change-id="ct94087724795008"/></text:p>
      <text:h text:style-name="P613" text:outline-level="2"><text:bookmark-start text:name="__RefHeading___Toc4766_112191102"/><text:span text:style-name="T21">expedientExporta</text:span><text:span text:style-name="T8">r</text:span><text:span text:style-name="T21">Eni</text:span><text:bookmark-end text:name="__RefHeading___Toc4766_112191102"/><text:change text:change-id="ct94087724796640"/></text:h>
      <table:table table:name="Taula94" table:style-name="Taula94">
        <table:table-column table:style-name="Taula94.A"/>
        <table:table-column table:style-name="Taula94.B"/>
        <table:table-column table:style-name="Taula94.C"/>
        <table:table-column table:style-name="Taula94.D"/>
        <table:table-row>
          <table:table-cell table:style-name="Taula94.A1" table:number-columns-spanned="4" office:value-type="string">
            <text:p text:style-name="P508"><text:span text:style-name="T55"><text:s/>M </text:span><text:span text:style-name="T54"><text:s/>expedientExportarEni</text:span></text:p>
          </table:table-cell>
          <table:covered-table-cell/>
          <table:covered-table-cell/>
          <table:covered-table-cell/>
        </table:table-row>
        <table:table-row>
          <table:table-cell table:style-name="Taula94.A2" office:value-type="string">
            <text:p text:style-name="P439">Descripció</text:p>
          </table:table-cell>
          <table:table-cell table:style-name="Taula94.B2" table:number-columns-spanned="3" office:value-type="string">
            <text:p text:style-name="P195"><text:change text:change-id="ct94087724796864"/><text:change-start text:change-id="ct94087724799008"/>Exporta l'expedient en format ENI.<text:change-end text:change-id="ct94087724799008"/></text:p>
          </table:table-cell>
          <table:covered-table-cell/>
          <table:covered-table-cell/>
        </table:table-row>
        <table:table-row table:style-name="Taula94.3">
          <table:table-cell table:style-name="Taula94.A3" table:number-rows-spanned="2" office:value-type="string">
            <text:p text:style-name="P436">Paràmetres</text:p>
          </table:table-cell>
          <table:table-cell table:style-name="Taula94.B3" office:value-type="string">
            <text:p text:style-name="P407">Camp</text:p>
          </table:table-cell>
          <table:table-cell table:style-name="Taula94.C3" office:value-type="string">
            <text:p text:style-name="P406">Tipus</text:p>
          </table:table-cell>
          <table:table-cell table:style-name="Taula94.B3" office:value-type="string">
            <text:p text:style-name="P406">Descripció</text:p>
          </table:table-cell>
        </table:table-row>
        <table:table-row>
          <table:covered-table-cell/>
          <table:table-cell table:style-name="Taula94.B4" office:value-type="string">
            <text:p text:style-name="P425">identificador</text:p>
          </table:table-cell>
          <table:table-cell table:style-name="Taula94.C4" office:value-type="string">
            <text:p text:style-name="P265"><text:span text:style-name="T4">String</text:span> </text:p>
          </table:table-cell>
          <table:table-cell table:style-name="Taula94.D4" office:value-type="string">
            <text:p text:style-name="P310">Identificador de l’expedient</text:p>
          </table:table-cell>
        </table:table-row>
        <table:table-row>
          <table:table-cell table:style-name="Taula94.A5" office:value-type="string">
            <text:p text:style-name="P441">Excepcions</text:p>
          </table:table-cell>
          <table:table-cell table:style-name="Taula94.B5" office:value-type="string">
            <text:p text:style-name="P362"><text:span text:style-name="T50">Arxiu</text:span>Exception</text:p>
          </table:table-cell>
          <table:table-cell table:style-name="Taula94.C5" table:number-columns-spanned="2" office:value-type="string">
            <text:p text:style-name="P362">Si es produeix algun problema <text:span text:style-name="T50">al realitzar l’operació amb l’arxiu</text:span><text:change-start text:change-id="ct94087724802384"/><text:span text:style-name="T50">.</text:span><text:change-end text:change-id="ct94087724802384"/></text:p>
          </table:table-cell>
          <table:covered-table-cell/>
        </table:table-row>
        <table:table-row>
          <table:table-cell table:style-name="Taula94.A6" office:value-type="string">
            <text:p text:style-name="P439">Valor de retorn</text:p>
          </table:table-cell>
          <table:table-cell table:style-name="Taula94.B6" table:number-columns-spanned="3" office:value-type="string">
            <text:p text:style-name="P340">String</text:p>
          </table:table-cell>
          <table:covered-table-cell/>
          <table:covered-table-cell/>
        </table:table-row>
      </table:table>
      <text:p text:style-name="P86"><text:change text:change-id="ct94087724804080"/></text:p>
      <text:h text:style-name="P614" text:outline-level="2"><text:bookmark-start text:name="__RefHeading___Toc4768_112191102"/><text:span text:style-name="T28">documen</text:span><text:span text:style-name="T22">tCrear</text:span><text:bookmark-end text:name="__RefHeading___Toc4768_112191102"/><text:change text:change-id="ct94087724805328"/></text:h>
      <table:table table:name="Taula45" table:style-name="Taula45">
        <table:table-column table:style-name="Taula45.A"/>
        <table:table-column table:style-name="Taula45.B"/>
        <table:table-column table:style-name="Taula45.C"/>
        <table:table-column table:style-name="Taula45.D"/>
        <table:table-row>
          <table:table-cell table:style-name="Taula45.A1" table:number-columns-spanned="4" office:value-type="string">
            <text:p text:style-name="P509"><text:span text:style-name="T55"><text:s/>M </text:span><text:span text:style-name="T54"><text:s/></text:span><text:span text:style-name="T28">documen</text:span><text:span text:style-name="T22">tCrear</text:span></text:p>
          </table:table-cell>
          <table:covered-table-cell/>
          <table:covered-table-cell/>
          <table:covered-table-cell/>
        </table:table-row>
        <table:table-row>
          <table:table-cell table:style-name="Taula45.A2" office:value-type="string">
            <text:p text:style-name="P443">Descripció</text:p>
          </table:table-cell>
          <table:table-cell table:style-name="Taula45.B2" table:number-columns-spanned="3" office:value-type="string">
            <text:p text:style-name="P196"><text:change text:change-id="ct94087724811152"/><text:change text:change-id="ct94087724810928"/><text:change text:change-id="ct94087724810704"/><text:change text:change-id="ct94087724810480"/><text:change text:change-id="ct94087721052784"/><text:change-start text:change-id="ct94087724811376"/>Crea un nou document.<text:change-end text:change-id="ct94087724811376"/></text:p>
          </table:table-cell>
          <table:covered-table-cell/>
          <table:covered-table-cell/>
        </table:table-row>
        <table:table-row table:style-name="Taula45.3">
          <table:table-cell table:style-name="Taula45.A3" table:number-rows-spanned="3" office:value-type="string">
            <text:p text:style-name="P436">Paràmetres</text:p>
          </table:table-cell>
          <table:table-cell table:style-name="Taula45.B3" office:value-type="string">
            <text:p text:style-name="P407">Camp</text:p>
          </table:table-cell>
          <table:table-cell table:style-name="Taula45.C3" office:value-type="string">
            <text:p text:style-name="P406">Tipus</text:p>
          </table:table-cell>
          <table:table-cell table:style-name="Taula45.B3" office:value-type="string">
            <text:p text:style-name="P406">Descripció</text:p>
          </table:table-cell>
        </table:table-row>
        <table:table-row table:style-name="Taula45.3">
          <table:covered-table-cell/>
          <table:table-cell table:style-name="Taula45.B4" office:value-type="string">
            <text:p text:style-name="P471">document</text:p>
          </table:table-cell>
          <table:table-cell table:style-name="Taula45.B4" office:value-type="string">
            <text:p text:style-name="P266"><text:span text:style-name="T51">Document</text:span> </text:p>
          </table:table-cell>
          <table:table-cell table:style-name="Taula45.D4" office:value-type="string">
            <text:p text:style-name="P342"><text:change text:change-id="ct94087724813696"/><text:change-start text:change-id="ct94087724813920"/>Informació per a la creació del document.<text:change-end text:change-id="ct94087724813920"/></text:p>
          </table:table-cell>
        </table:table-row>
        <table:table-row>
          <table:covered-table-cell/>
          <table:table-cell table:style-name="Taula45.B5" office:value-type="string">
            <text:p text:style-name="P466">identificador<text:span text:style-name="T61">Pare</text:span></text:p>
          </table:table-cell>
          <table:table-cell table:style-name="Taula45.C5" office:value-type="string">
            <text:p text:style-name="P266"><text:span text:style-name="T4">String</text:span> </text:p>
          </table:table-cell>
          <table:table-cell table:style-name="Taula45.D5" office:value-type="string">
            <text:p text:style-name="P342"><text:change text:change-id="ct94087721063056"/><text:change-start text:change-id="ct94087724805072"/>Identificador del pare (expedient o carpeta) del <text:soft-page-break/>document.<text:change-end text:change-id="ct94087724805072"/></text:p>
          </table:table-cell>
        </table:table-row>
        <table:table-row>
          <table:table-cell table:style-name="Taula45.A6" office:value-type="string">
            <text:p text:style-name="P441">Excepcions</text:p>
          </table:table-cell>
          <table:table-cell table:style-name="Taula45.B6" office:value-type="string">
            <text:p text:style-name="P362"><text:span text:style-name="T50">Arxiu</text:span>Exception</text:p>
          </table:table-cell>
          <table:table-cell table:style-name="Taula45.C6" table:number-columns-spanned="2" office:value-type="string">
            <text:p text:style-name="P362">Si es produeix algun problema <text:span text:style-name="T50">al realitzar l’operació amb l’arxiu</text:span><text:change-start text:change-id="ct94087724815312"/><text:span text:style-name="T50">.</text:span><text:change-end text:change-id="ct94087724815312"/></text:p>
          </table:table-cell>
          <table:covered-table-cell/>
        </table:table-row>
        <table:table-row>
          <table:table-cell table:style-name="Taula45.A7" office:value-type="string">
            <text:p text:style-name="P443">Valor de retorn</text:p>
          </table:table-cell>
          <table:table-cell table:style-name="Taula45.B7" table:number-columns-spanned="3" office:value-type="string">
            <text:p text:style-name="P342"><text:change text:change-id="ct94087724815536"/><text:change-start text:change-id="ct94087724815760"/>ContingutArxiu<text:change-end text:change-id="ct94087724815760"/></text:p>
          </table:table-cell>
          <table:covered-table-cell/>
          <table:covered-table-cell/>
        </table:table-row>
      </table:table>
      <text:p text:style-name="P105"><text:change text:change-id="ct94087724821520"/><text:change text:change-id="ct94087724821296"/><text:change text:change-id="ct94087724821072"/><text:change text:change-id="ct94087724820848"/><text:change text:change-id="ct94087724820624"/><text:change text:change-id="ct94087724820400"/><text:change text:change-id="ct94087724820176"/><text:change text:change-id="ct94087724819952"/><text:change text:change-id="ct94087724819728"/><text:change text:change-id="ct94087724819504"/></text:p>
      <text:h text:style-name="P111" text:outline-level="2"><text:bookmark-start text:name="__RefHeading___Toc4774_112191102"/><text:change text:change-id="ct94087724821744"/><text:change-start text:change-id="ct94087724822480"/><text:span text:style-name="T91">d</text:span><text:change-end text:change-id="ct94087724822480"/>ocumentModificar<text:bookmark-end text:name="__RefHeading___Toc4774_112191102"/></text:h>
      <table:table table:name="Taula40" table:style-name="Taula40">
        <table:table-column table:style-name="Taula40.A"/>
        <table:table-column table:style-name="Taula40.B"/>
        <table:table-column table:style-name="Taula40.C"/>
        <table:table-column table:style-name="Taula40.D"/>
        <table:table-row>
          <table:table-cell table:style-name="Taula40.A1" table:number-columns-spanned="4" office:value-type="string">
            <text:p text:style-name="P511"><text:span text:style-name="T55"><text:s/>M </text:span><text:span text:style-name="T54"><text:s/>documentModificar</text:span></text:p>
          </table:table-cell>
          <table:covered-table-cell/>
          <table:covered-table-cell/>
          <table:covered-table-cell/>
        </table:table-row>
        <table:table-row>
          <table:table-cell table:style-name="Taula40.A2" office:value-type="string">
            <text:p text:style-name="P439">Descripció</text:p>
          </table:table-cell>
          <table:table-cell table:style-name="Taula40.B2" table:number-columns-spanned="3" office:value-type="string">
            <text:p text:style-name="P101"><text:change text:change-id="ct94087724823056"/><text:change-start text:change-id="ct94087724823760"/><text:span text:style-name="T95">Modifica un document existent</text:span><text:change-end text:change-id="ct94087724823760"/>.</text:p>
          </table:table-cell>
          <table:covered-table-cell/>
          <table:covered-table-cell/>
        </table:table-row>
        <table:table-row table:style-name="Taula40.3">
          <table:table-cell table:style-name="Taula40.A3" table:number-rows-spanned="2" office:value-type="string">
            <text:p text:style-name="P437">Paràmetres</text:p>
          </table:table-cell>
          <table:table-cell table:style-name="Taula40.B3" office:value-type="string">
            <text:p text:style-name="P409">Camp</text:p>
          </table:table-cell>
          <table:table-cell table:style-name="Taula40.C3" office:value-type="string">
            <text:p text:style-name="P408">Tipus</text:p>
          </table:table-cell>
          <table:table-cell table:style-name="Taula40.B3" office:value-type="string">
            <text:p text:style-name="P408">Descripció</text:p>
          </table:table-cell>
        </table:table-row>
        <table:table-row table:style-name="Taula40.3">
          <table:covered-table-cell/>
          <table:table-cell table:style-name="Taula40.B4" office:value-type="string">
            <text:p text:style-name="P472">document</text:p>
          </table:table-cell>
          <table:table-cell table:style-name="Taula40.B4" office:value-type="string">
            <text:p text:style-name="P304">Document</text:p>
          </table:table-cell>
          <table:table-cell table:style-name="Taula40.D4" office:value-type="string">
            <text:p text:style-name="P342"><text:change text:change-id="ct94087724822224"/><text:change-start text:change-id="ct94087724818944"/>Informació per a la modificació del document.<text:change-end text:change-id="ct94087724818944"/></text:p>
          </table:table-cell>
        </table:table-row>
        <table:table-row table:style-name="Taula40.3">
          <table:table-cell table:style-name="Taula40.A3" office:value-type="string">
            <text:p text:style-name="Standard"/>
          </table:table-cell>
          <table:table-cell table:style-name="Taula40.B4" office:value-type="string">
            <text:p text:style-name="P476"><text:change-start text:change-id="ct94087724824784"/>marcarDefinitiu<text:change-end text:change-id="ct94087724824784"/></text:p>
          </table:table-cell>
          <table:table-cell table:style-name="Taula40.B4" office:value-type="string">
            <text:p text:style-name="P337"><text:change-start text:change-id="ct94087724825168"/>boolean<text:change-end text:change-id="ct94087724825168"/></text:p>
          </table:table-cell>
          <table:table-cell table:style-name="Taula40.D4" office:value-type="string">
            <text:p text:style-name="P337"><text:change-start text:change-id="ct94087724825648"/>Indica si el document s’ha de marcar com a definitiu durant la modificació<text:change-end text:change-id="ct94087724825648"/><text:change-start text:change-id="ct94087724825952"/>. Per a marcar un document com a definitiu aquest ha d’estar firmat.<text:change-end text:change-id="ct94087724825952"/></text:p>
          </table:table-cell>
        </table:table-row>
        <table:table-row>
          <table:table-cell table:style-name="Taula40.A6" office:value-type="string">
            <text:p text:style-name="P450">Excepcions</text:p>
          </table:table-cell>
          <table:table-cell table:style-name="Taula40.B6" office:value-type="string">
            <text:p text:style-name="P364"><text:span text:style-name="T50">Arxiu</text:span>Exception</text:p>
          </table:table-cell>
          <table:table-cell table:style-name="Taula40.C6" table:number-columns-spanned="2" office:value-type="string">
            <text:p text:style-name="P364">Si es produeix algun problema <text:span text:style-name="T50">al realitzar l’operació amb l’arxiu</text:span><text:change-start text:change-id="ct94087724835712"/><text:span text:style-name="T50">.</text:span><text:change-end text:change-id="ct94087724835712"/></text:p>
          </table:table-cell>
          <table:covered-table-cell/>
        </table:table-row>
        <table:table-row>
          <table:table-cell table:style-name="Taula40.A7" office:value-type="string">
            <text:p text:style-name="P439">Valor de retorn</text:p>
          </table:table-cell>
          <table:table-cell table:style-name="Taula40.B7" table:number-columns-spanned="3" office:value-type="string">
            <text:p text:style-name="P337"><text:change text:change-id="ct94087721067376"/><text:change-start text:change-id="ct94087724834592"/>ContingutArxiu<text:change-end text:change-id="ct94087724834592"/></text:p>
          </table:table-cell>
          <table:covered-table-cell/>
          <table:covered-table-cell/>
        </table:table-row>
      </table:table>
      <text:p text:style-name="Text_20_body"><text:change-start text:change-id="ct94087724837904"/></text:p>
      <text:h text:style-name="P615" text:outline-level="2"><text:bookmark-start text:name="__RefHeading___Toc4776_112191102"/><text:change-end text:change-id="ct94087724837904"/><text:span text:style-name="T28">document</text:span><text:span text:style-name="T23">Esborrar</text:span><text:bookmark-end text:name="__RefHeading___Toc4776_112191102"/><text:change text:change-id="ct94087724839088"/></text:h>
      <table:table table:name="Taula41" table:style-name="Taula41">
        <table:table-column table:style-name="Taula41.A"/>
        <table:table-column table:style-name="Taula41.B"/>
        <table:table-row>
          <table:table-cell table:style-name="Taula41.A1" table:number-columns-spanned="2" office:value-type="string">
            <text:p text:style-name="P506"><text:span text:style-name="T55"><text:s/>M </text:span><text:span text:style-name="T54"><text:s/>documentEsborrar</text:span></text:p>
          </table:table-cell>
          <table:covered-table-cell/>
        </table:table-row>
        <table:table-row>
          <table:table-cell table:style-name="Taula41.A2" office:value-type="string">
            <text:p text:style-name="P439">Descripció</text:p>
          </table:table-cell>
          <table:table-cell table:style-name="Taula41.B2" office:value-type="string">
            <text:p text:style-name="P196"><text:change text:change-id="ct94087724839504"/><text:change-start text:change-id="ct94087724840000"/>Esborra un document existent.<text:change-end text:change-id="ct94087724840000"/></text:p>
          </table:table-cell>
        </table:table-row>
      </table:table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 table:style-name="Taula30.1">
          <table:table-cell table:style-name="Taula30.A1" table:number-rows-spanned="2" office:value-type="string">
            <text:p text:style-name="P437">Paràmetres</text:p>
          </table:table-cell>
          <table:table-cell table:style-name="Taula30.B1" office:value-type="string">
            <text:p text:style-name="P409">Camp</text:p>
          </table:table-cell>
          <table:table-cell table:style-name="Taula30.C1" office:value-type="string">
            <text:p text:style-name="P408">Tipus</text:p>
          </table:table-cell>
          <table:table-cell table:style-name="Taula30.B1" office:value-type="string">
            <text:p text:style-name="P408">Descripció</text:p>
          </table:table-cell>
        </table:table-row>
        <table:table-row table:style-name="Taula30.1">
          <table:covered-table-cell/>
          <table:table-cell table:style-name="Taula30.B2" office:value-type="string">
            <text:p text:style-name="P426">identificador</text:p>
          </table:table-cell>
          <table:table-cell table:style-name="Taula30.B2" office:value-type="string">
            <text:p text:style-name="P267"><text:span text:style-name="T4">String</text:span> </text:p>
          </table:table-cell>
          <table:table-cell table:style-name="Taula30.D2" office:value-type="string">
            <text:p text:style-name="P311">Identificador de<text:span text:style-name="T52">l document</text:span><text:change-start text:change-id="ct94087724843744"/><text:span text:style-name="T52">.</text:span><text:change-end text:change-id="ct94087724843744"/></text:p>
          </table:table-cell>
        </table:table-row>
        <table:table-row>
          <table:table-cell table:style-name="Taula30.A3" office:value-type="string">
            <text:p text:style-name="P450">Excepcions</text:p>
          </table:table-cell>
          <table:table-cell table:style-name="Taula30.B3" office:value-type="string">
            <text:p text:style-name="P364"><text:span text:style-name="T50">Arxiu</text:span>Exception</text:p>
          </table:table-cell>
          <table:table-cell table:style-name="Taula30.C3" table:number-columns-spanned="2" office:value-type="string">
            <text:p text:style-name="P364">Si es produeix algun problema <text:span text:style-name="T50">al realitzar l’operació amb l’arxiu</text:span><text:change-start text:change-id="ct94087724845552"/><text:span text:style-name="T50">.</text:span><text:change-end text:change-id="ct94087724845552"/></text:p>
          </table:table-cell>
          <table:covered-table-cell/>
        </table:table-row>
        <table:table-row>
          <table:table-cell table:style-name="Taula30.A4" office:value-type="string">
            <text:p text:style-name="P439">Valor de retorn</text:p>
          </table:table-cell>
          <table:table-cell table:style-name="Taula30.B4" table:number-columns-spanned="3" office:value-type="string">
            <text:p text:style-name="P327">(sense valor de retorn)</text:p>
          </table:table-cell>
          <table:covered-table-cell/>
          <table:covered-table-cell/>
        </table:table-row>
      </table:table>
      <text:p text:style-name="P550"/>
      <text:h text:style-name="P616" text:outline-level="2"><text:bookmark-start text:name="__RefHeading___Toc4778_112191102"/><text:span text:style-name="T29">document</text:span><text:span text:style-name="T5">Detalls</text:span><text:bookmark-end text:name="__RefHeading___Toc4778_112191102"/><text:change text:change-id="ct94087724848064"/></text:h>
      <table:table table:name="Taula25" table:style-name="Taula25">
        <table:table-column table:style-name="Taula25.A"/>
        <table:table-column table:style-name="Taula25.B"/>
        <table:table-column table:style-name="Taula25.C"/>
        <table:table-column table:style-name="Taula25.D"/>
        <table:table-row>
          <table:table-cell table:style-name="Taula25.A1" table:number-columns-spanned="4" office:value-type="string">
            <text:p text:style-name="P512"><text:span text:style-name="T55"><text:s/>M </text:span><text:span text:style-name="T54"><text:s/>documentDetalls</text:span></text:p>
          </table:table-cell>
          <table:covered-table-cell/>
          <table:covered-table-cell/>
          <table:covered-table-cell/>
        </table:table-row>
        <table:table-row>
          <table:table-cell table:style-name="Taula25.A2" office:value-type="string">
            <text:p text:style-name="P445">Descripció</text:p>
          </table:table-cell>
          <table:table-cell table:style-name="Taula25.B2" table:number-columns-spanned="3" office:value-type="string">
            <text:p text:style-name="P196"><text:change text:change-id="ct94087724848288"/><text:change-start text:change-id="ct94087724846912"/>Retorna la informació detallada d'un document.<text:change-end text:change-id="ct94087724846912"/></text:p>
          </table:table-cell>
          <table:covered-table-cell/>
          <table:covered-table-cell/>
        </table:table-row>
        <table:table-row table:style-name="Taula25.3">
          <table:table-cell table:style-name="Taula25.A3" table:number-rows-spanned="4" office:value-type="string">
            <text:p text:style-name="P437">Paràmetres</text:p>
          </table:table-cell>
          <table:table-cell table:style-name="Taula25.B3" office:value-type="string">
            <text:p text:style-name="P409">Camp</text:p>
          </table:table-cell>
          <table:table-cell table:style-name="Taula25.C3" office:value-type="string">
            <text:p text:style-name="P408">Tipus</text:p>
          </table:table-cell>
          <table:table-cell table:style-name="Taula25.B3" office:value-type="string">
            <text:p text:style-name="P408">Descripció</text:p>
          </table:table-cell>
        </table:table-row>
        <table:table-row table:style-name="Taula25.3">
          <table:covered-table-cell/>
          <table:table-cell table:style-name="Taula25.B4" office:value-type="string">
            <text:p text:style-name="P427">identificador</text:p>
          </table:table-cell>
          <table:table-cell table:style-name="Taula25.B4" office:value-type="string">
            <text:p text:style-name="P268"><text:span text:style-name="T4">String</text:span> </text:p>
          </table:table-cell>
          <table:table-cell table:style-name="Taula25.D4" office:value-type="string">
            <text:p text:style-name="P311">Identificador de<text:span text:style-name="T52">l document</text:span><text:change-start text:change-id="ct94087724855472"/><text:span text:style-name="T52">.</text:span><text:change-end text:change-id="ct94087724855472"/></text:p>
          </table:table-cell>
        </table:table-row>
        <table:table-row>
          <table:covered-table-cell/>
          <table:table-cell table:style-name="Taula25.B5" office:value-type="string">
            <text:p text:style-name="P427">versio</text:p>
          </table:table-cell>
          <table:table-cell table:style-name="Taula25.C5" office:value-type="string">
            <text:p text:style-name="P268"><text:span text:style-name="T4">String</text:span> </text:p>
          </table:table-cell>
          <table:table-cell table:style-name="Taula25.D5" office:value-type="string">
            <text:p text:style-name="P336"><text:change text:change-id="ct94087724856000"/><text:change-start text:change-id="ct94087724856544"/>Versió de l'expedient (opcional). Si te el valor null es consulta la darrera versió disponible.<text:change-end text:change-id="ct94087724856544"/></text:p>
          </table:table-cell>
        </table:table-row>
        <table:table-row>
          <table:covered-table-cell/>
          <table:table-cell table:style-name="Taula25.B6" office:value-type="string">
            <text:p text:style-name="P420">ambContingut</text:p>
          </table:table-cell>
          <table:table-cell table:style-name="Taula25.C6" office:value-type="string">
            <text:p text:style-name="P298">boolean</text:p>
          </table:table-cell>
          <table:table-cell table:style-name="Taula25.D6" office:value-type="string">
            <text:p text:style-name="P342"><text:change text:change-id="ct94087724847296"/><text:change-start text:change-id="ct94087724857104"/>Indica si s'ha de retornar també el contingut del document.<text:change-end text:change-id="ct94087724857104"/></text:p>
          </table:table-cell>
        </table:table-row>
        <table:table-row>
          <table:table-cell table:style-name="Taula25.A7" office:value-type="string">
            <text:p text:style-name="P450">Excepcions</text:p>
          </table:table-cell>
          <table:table-cell table:style-name="Taula25.B7" office:value-type="string">
            <text:p text:style-name="P364"><text:span text:style-name="T50">Arxiu</text:span>Exception</text:p>
          </table:table-cell>
          <table:table-cell table:style-name="Taula25.C7" table:number-columns-spanned="2" office:value-type="string">
            <text:p text:style-name="P364">Si es produeix algun problema <text:span text:style-name="T50">al realitzar l’operació amb l’arxiu</text:span><text:change-start text:change-id="ct94087724858048"/><text:span text:style-name="T50">.</text:span><text:change-end text:change-id="ct94087724858048"/></text:p>
          </table:table-cell>
          <table:covered-table-cell/>
        </table:table-row>
      </table:table>
      <table:table table:name="Taula31" table:style-name="Taula31">
        <table:table-column table:style-name="Taula31.A"/>
        <table:table-column table:style-name="Taula31.B"/>
        <table:table-row>
          <table:table-cell table:style-name="Taula31.A1" office:value-type="string">
            <text:p text:style-name="P445">Valor de retorn</text:p>
          </table:table-cell>
          <table:table-cell table:style-name="Taula31.B1" office:value-type="string">
            <text:p text:style-name="P370">Document</text:p>
          </table:table-cell>
        </table:table-row>
      </table:table>
      <text:p text:style-name="P562"/>
      <text:h text:style-name="P617" text:outline-level="2"><text:bookmark-start text:name="__RefHeading___Toc4780_112191102"/><text:soft-page-break/><text:span text:style-name="T30">document</text:span><text:span text:style-name="T5">Consulta</text:span><text:bookmark-end text:name="__RefHeading___Toc4780_112191102"/><text:change text:change-id="ct94087724864192"/></text:h>
      <table:table table:name="Taula57" table:style-name="Taula57">
        <table:table-column table:style-name="Taula57.A"/>
        <table:table-column table:style-name="Taula57.B"/>
        <table:table-column table:style-name="Taula57.C"/>
        <table:table-column table:style-name="Taula57.D"/>
        <table:table-row>
          <table:table-cell table:style-name="Taula57.A1" table:number-columns-spanned="4" office:value-type="string">
            <text:p text:style-name="P512"><text:span text:style-name="T55"><text:s/>M </text:span><text:span text:style-name="T54"><text:s/>documentConsulta</text:span></text:p>
          </table:table-cell>
          <table:covered-table-cell/>
          <table:covered-table-cell/>
          <table:covered-table-cell/>
        </table:table-row>
        <table:table-row>
          <table:table-cell table:style-name="Taula57.A2" office:value-type="string">
            <text:p text:style-name="P445">Descripció</text:p>
          </table:table-cell>
          <table:table-cell table:style-name="Taula57.B2" table:number-columns-spanned="3" office:value-type="string">
            <text:p text:style-name="P197"><text:change text:change-id="ct94087724864800"/><text:change-start text:change-id="ct94087724865296"/>Realitza una consulta de documents.<text:change-end text:change-id="ct94087724865296"/></text:p>
          </table:table-cell>
          <table:covered-table-cell/>
          <table:covered-table-cell/>
        </table:table-row>
        <table:table-row table:style-name="Taula57.3">
          <table:table-cell table:style-name="Taula57.A3" table:number-rows-spanned="4" office:value-type="string">
            <text:p text:style-name="P437">Paràmetres</text:p>
          </table:table-cell>
          <table:table-cell table:style-name="Taula57.B3" office:value-type="string">
            <text:p text:style-name="P409">Camp</text:p>
          </table:table-cell>
          <table:table-cell table:style-name="Taula57.C3" office:value-type="string">
            <text:p text:style-name="P408">Tipus</text:p>
          </table:table-cell>
          <table:table-cell table:style-name="Taula57.B3" office:value-type="string">
            <text:p text:style-name="P408">Descripció</text:p>
          </table:table-cell>
        </table:table-row>
        <table:table-row table:style-name="Taula57.3">
          <table:covered-table-cell/>
          <table:table-cell table:style-name="Taula57.B4" office:value-type="string">
            <text:p text:style-name="P465">filtres</text:p>
          </table:table-cell>
          <table:table-cell table:style-name="Taula57.B4" office:value-type="string">
            <text:p text:style-name="P360">List&lt;ConsultaFiltre&gt;</text:p>
          </table:table-cell>
          <table:table-cell table:style-name="Taula57.D4" office:value-type="string">
            <text:p text:style-name="P308">Filtres a aplicar per a la realització de la consulta</text:p>
          </table:table-cell>
        </table:table-row>
        <table:table-row>
          <table:covered-table-cell/>
          <table:table-cell table:style-name="Taula57.B5" office:value-type="string">
            <text:p text:style-name="P462"><text:span text:style-name="T49">p</text:span>agin<text:span text:style-name="T49">a</text:span></text:p>
          </table:table-cell>
          <table:table-cell table:style-name="Taula57.C5" office:value-type="string">
            <text:p text:style-name="P256"><text:span text:style-name="T35">int</text:span> </text:p>
          </table:table-cell>
          <table:table-cell table:style-name="Taula57.D5" office:value-type="string">
            <text:p text:style-name="P317">Número de pàgina que es vol obtenir. Null si no es vol realitzar la consulta amb paginació</text:p>
          </table:table-cell>
        </table:table-row>
        <table:table-row>
          <table:covered-table-cell/>
          <table:table-cell table:style-name="Taula57.B6" office:value-type="string">
            <text:p text:style-name="P469">itemsPerPagina</text:p>
          </table:table-cell>
          <table:table-cell table:style-name="Taula57.C6" office:value-type="string">
            <text:p text:style-name="P83">int</text:p>
          </table:table-cell>
          <table:table-cell table:style-name="Taula57.D6" office:value-type="string">
            <text:p text:style-name="P317">Número de elements per pàgina. Null si no es vol realitzar la consulta amb paginació</text:p>
          </table:table-cell>
        </table:table-row>
        <table:table-row>
          <table:table-cell table:style-name="Taula57.A7" office:value-type="string">
            <text:p text:style-name="P450">Excepcions</text:p>
          </table:table-cell>
          <table:table-cell table:style-name="Taula57.B7" office:value-type="string">
            <text:p text:style-name="P364"><text:span text:style-name="T50">Arxiu</text:span>Exception</text:p>
          </table:table-cell>
          <table:table-cell table:style-name="Taula57.C7" table:number-columns-spanned="2" office:value-type="string">
            <text:p text:style-name="P364">Si es produeix algun problema <text:span text:style-name="T50">al realitzar l’operació amb l’arxiu</text:span><text:change-start text:change-id="ct94087724868912"/><text:span text:style-name="T50">.</text:span><text:change-end text:change-id="ct94087724868912"/></text:p>
          </table:table-cell>
          <table:covered-table-cell/>
        </table:table-row>
        <table:table-row>
          <table:table-cell table:style-name="Taula57.A8" office:value-type="string">
            <text:p text:style-name="P445">Valor de retorn</text:p>
          </table:table-cell>
          <table:table-cell table:style-name="Taula57.B8" table:number-columns-spanned="3" office:value-type="string">
            <text:p text:style-name="P368">ConsultaResultat</text:p>
          </table:table-cell>
          <table:covered-table-cell/>
          <table:covered-table-cell/>
        </table:table-row>
      </table:table>
      <text:p text:style-name="P119"><text:change text:change-id="ct94087724875264"/><text:change text:change-id="ct94087724875040"/><text:change-start text:change-id="ct94087724875744"/></text:p>
      <text:h text:style-name="P618" text:outline-level="2"><text:bookmark-start text:name="__RefHeading___Toc7464_3993651760"/><text:change-end text:change-id="ct94087724875744"/><text:change text:change-id="ct94087724875968"/><text:change-start text:change-id="ct94087724877152"/><text:span text:style-name="T8">document</text:span><text:span text:style-name="T32">Versions</text:span><text:bookmark-end text:name="__RefHeading___Toc7464_3993651760"/><text:change-end text:change-id="ct94087724877152"/></text:h>
      <table:table table:name="Taula59" table:style-name="Taula59">
        <table:table-column table:style-name="Taula59.A"/>
        <table:table-column table:style-name="Taula59.B"/>
        <table:table-column table:style-name="Taula59.C"/>
        <table:table-column table:style-name="Taula59.D"/>
        <table:table-row>
          <table:table-cell table:style-name="Taula59.A1" table:number-columns-spanned="4" office:value-type="string">
            <text:p text:style-name="P512"><text:span text:style-name="T55"><text:s/>M </text:span><text:span text:style-name="T54"><text:s/></text:span><text:span text:style-name="T8">document</text:span><text:span text:style-name="T6">Versions</text:span></text:p>
          </table:table-cell>
          <table:covered-table-cell/>
          <table:covered-table-cell/>
          <table:covered-table-cell/>
        </table:table-row>
        <table:table-row>
          <table:table-cell table:style-name="Taula59.A2" office:value-type="string">
            <text:p text:style-name="P445">Descripció</text:p>
          </table:table-cell>
          <table:table-cell table:style-name="Taula59.B2" table:number-columns-spanned="3" office:value-type="string">
            <text:p text:style-name="P200">Retorna les versions disponibles d’un <text:span text:style-name="T60">document</text:span>.</text:p>
          </table:table-cell>
          <table:covered-table-cell/>
          <table:covered-table-cell/>
        </table:table-row>
        <table:table-row table:style-name="Taula59.3">
          <table:table-cell table:style-name="Taula59.A3" table:number-rows-spanned="2" office:value-type="string">
            <text:p text:style-name="P437">Paràmetres</text:p>
          </table:table-cell>
          <table:table-cell table:style-name="Taula59.B3" office:value-type="string">
            <text:p text:style-name="P409">Camp</text:p>
          </table:table-cell>
          <table:table-cell table:style-name="Taula59.C3" office:value-type="string">
            <text:p text:style-name="P408">Tipus</text:p>
          </table:table-cell>
          <table:table-cell table:style-name="Taula59.B3" office:value-type="string">
            <text:p text:style-name="P408">Descripció</text:p>
          </table:table-cell>
        </table:table-row>
        <table:table-row table:style-name="Taula59.3">
          <table:covered-table-cell/>
          <table:table-cell table:style-name="Taula59.B4" office:value-type="string">
            <text:p text:style-name="P428">identificador</text:p>
          </table:table-cell>
          <table:table-cell table:style-name="Taula59.B4" office:value-type="string">
            <text:p text:style-name="P269"><text:span text:style-name="T4">String</text:span> </text:p>
          </table:table-cell>
          <table:table-cell table:style-name="Taula59.D4" office:value-type="string">
            <text:p text:style-name="P311">Identificador de<text:span text:style-name="T52">l document</text:span></text:p>
          </table:table-cell>
        </table:table-row>
        <table:table-row>
          <table:table-cell table:style-name="Taula59.A5" office:value-type="string">
            <text:p text:style-name="P450">Excepcions</text:p>
          </table:table-cell>
          <table:table-cell table:style-name="Taula59.B5" office:value-type="string">
            <text:p text:style-name="P364"><text:span text:style-name="T50">Arxiu</text:span>Exception</text:p>
          </table:table-cell>
          <table:table-cell table:style-name="Taula59.C5" table:number-columns-spanned="2" office:value-type="string">
            <text:p text:style-name="P364">Si es produeix algun problema <text:span text:style-name="T50">al realitzar l’operació amb l’arxiu</text:span><text:change-start text:change-id="ct94087724877760"/><text:span text:style-name="T50">.</text:span><text:change-end text:change-id="ct94087724877760"/></text:p>
          </table:table-cell>
          <table:covered-table-cell/>
        </table:table-row>
        <table:table-row>
          <table:table-cell table:style-name="Taula59.A6" office:value-type="string">
            <text:p text:style-name="P445">Valor de retorn</text:p>
          </table:table-cell>
          <table:table-cell table:style-name="Taula59.B6" table:number-columns-spanned="3" office:value-type="string">
            <text:p text:style-name="P339">List&lt;<text:change text:change-id="ct94087724882672"/><text:change-start text:change-id="ct94087724883408"/><text:span text:style-name="T48">ContingutArxiu</text:span><text:change-end text:change-id="ct94087724883408"/>&gt;</text:p>
          </table:table-cell>
          <table:covered-table-cell/>
          <table:covered-table-cell/>
        </table:table-row>
      </table:table>
      <text:p text:style-name="P119"><text:change text:change-id="ct94087724887088"/><text:change text:change-id="ct94087724886864"/><text:change text:change-id="ct94087724886640"/><text:change text:change-id="ct94087724886416"/><text:change text:change-id="ct94087724886192"/></text:p>
      <text:h text:style-name="P619" text:outline-level="2"><text:bookmark-start text:name="__RefHeading___Toc4786_112191102"/><text:span text:style-name="T8">document</text:span><text:span text:style-name="T9">Copiar</text:span><text:bookmark-end text:name="__RefHeading___Toc4786_112191102"/><text:change text:change-id="ct94087724888208"/></text:h>
      <table:table table:name="Taula61" table:style-name="Taula61">
        <table:table-column table:style-name="Taula61.A"/>
        <table:table-column table:style-name="Taula61.B"/>
        <table:table-column table:style-name="Taula61.C"/>
        <table:table-column table:style-name="Taula61.D"/>
        <table:table-row>
          <table:table-cell table:style-name="Taula61.A1" table:number-columns-spanned="4" office:value-type="string">
            <text:p text:style-name="P510"><text:span text:style-name="T55"><text:s/>M </text:span><text:span text:style-name="T54"><text:s/></text:span><text:span text:style-name="T8">document</text:span><text:span text:style-name="T9">Copiar</text:span></text:p>
          </table:table-cell>
          <table:covered-table-cell/>
          <table:covered-table-cell/>
          <table:covered-table-cell/>
        </table:table-row>
        <table:table-row>
          <table:table-cell table:style-name="Taula61.A2" office:value-type="string">
            <text:p text:style-name="P444">Descripció</text:p>
          </table:table-cell>
          <table:table-cell table:style-name="Taula61.B2" table:number-columns-spanned="3" office:value-type="string">
            <text:p text:style-name="P126"><text:change text:change-id="ct94087724888432"/><text:change-start text:change-id="ct94087724877520"/><text:span text:style-name="T96">Copia un document a una altra carpeta o expedient</text:span><text:change-end text:change-id="ct94087724877520"/>.</text:p>
          </table:table-cell>
          <table:covered-table-cell/>
          <table:covered-table-cell/>
        </table:table-row>
        <table:table-row table:style-name="Taula61.3">
          <table:table-cell table:style-name="Taula61.A3" table:number-rows-spanned="3" office:value-type="string">
            <text:p text:style-name="P437">Paràmetres</text:p>
          </table:table-cell>
          <table:table-cell table:style-name="Taula61.B3" office:value-type="string">
            <text:p text:style-name="P409">Camp</text:p>
          </table:table-cell>
          <table:table-cell table:style-name="Taula61.C3" office:value-type="string">
            <text:p text:style-name="P408">Tipus</text:p>
          </table:table-cell>
          <table:table-cell table:style-name="Taula61.B3" office:value-type="string">
            <text:p text:style-name="P408">Descripció</text:p>
          </table:table-cell>
        </table:table-row>
        <table:table-row table:style-name="Taula61.3">
          <table:covered-table-cell/>
          <table:table-cell table:style-name="Taula61.B4" office:value-type="string">
            <text:p text:style-name="P468">identificador</text:p>
          </table:table-cell>
          <table:table-cell table:style-name="Taula61.B4" office:value-type="string">
            <text:p text:style-name="P149"><text:span text:style-name="T4">String</text:span> </text:p>
          </table:table-cell>
          <table:table-cell table:style-name="Taula61.D4" office:value-type="string">
            <text:p text:style-name="P311">Identificador de<text:span text:style-name="T52">l document</text:span><text:change-start text:change-id="ct94087724893200"/><text:span text:style-name="T52"> que es vol copiar.</text:span><text:change-end text:change-id="ct94087724893200"/></text:p>
          </table:table-cell>
        </table:table-row>
        <table:table-row>
          <table:covered-table-cell/>
          <table:table-cell table:style-name="Taula61.B5" office:value-type="string">
            <text:p text:style-name="P468">identificadorDesti</text:p>
          </table:table-cell>
          <table:table-cell table:style-name="Taula61.C5" office:value-type="string">
            <text:p text:style-name="P149"><text:span text:style-name="T4">String</text:span> </text:p>
          </table:table-cell>
          <table:table-cell table:style-name="Taula61.D5" office:value-type="string">
            <text:p text:style-name="P343"><text:change text:change-id="ct94087724893840"/><text:change-start text:change-id="ct94087724894064"/>Identificador de la carpeta o expedient destí.<text:change-end text:change-id="ct94087724894064"/></text:p>
          </table:table-cell>
        </table:table-row>
        <table:table-row>
          <table:table-cell table:style-name="Taula61.A6" office:value-type="string">
            <text:p text:style-name="P450">Excepcions</text:p>
          </table:table-cell>
          <table:table-cell table:style-name="Taula61.B6" office:value-type="string">
            <text:p text:style-name="P364"><text:span text:style-name="T50">Arxiu</text:span>Exception</text:p>
          </table:table-cell>
          <table:table-cell table:style-name="Taula61.C6" table:number-columns-spanned="2" office:value-type="string">
            <text:p text:style-name="P364">Si es produeix algun problema <text:span text:style-name="T50">al realitzar l’operació amb l’arxiu</text:span><text:change-start text:change-id="ct94087724895296"/><text:span text:style-name="T50">.</text:span><text:change-end text:change-id="ct94087724895296"/></text:p>
          </table:table-cell>
          <table:covered-table-cell/>
        </table:table-row>
        <table:table-row>
          <table:table-cell table:style-name="Taula61.A7" office:value-type="string">
            <text:p text:style-name="P128"><text:change-start text:change-id="ct94087724895600"/>Valor de retorn<text:change-end text:change-id="ct94087724895600"/><text:change text:change-id="ct94087724895824"/></text:p>
          </table:table-cell>
          <table:table-cell table:style-name="Taula61.B7" table:number-columns-spanned="3" office:value-type="string">
            <text:p text:style-name="P337"><text:change-start text:change-id="ct94087724896208"/>ContingutArxiu<text:change-end text:change-id="ct94087724896208"/><text:change text:change-id="ct94087724896816"/><text:change text:change-id="ct94087724896512"/></text:p>
          </table:table-cell>
          <table:covered-table-cell/>
          <table:covered-table-cell/>
        </table:table-row>
      </table:table>
      <text:p text:style-name="P545"><text:change-start text:change-id="ct94087724900144"/></text:p>
      <text:h text:style-name="P620" text:outline-level="2"><text:bookmark-start text:name="__RefHeading___Toc4786_1121911021"/><text:change-end text:change-id="ct94087724900144"/><text:change text:change-id="ct94087724900368"/><text:change-start text:change-id="ct94087724901360"/><text:span text:style-name="T8">document</text:span><text:span text:style-name="T27">Moure</text:span><text:bookmark-end text:name="__RefHeading___Toc4786_1121911021"/><text:change-end text:change-id="ct94087724901360"/><text:change text:change-id="ct94087724901808"/><text:change text:change-id="ct94087724901584"/></text:h>
      <table:table table:name="Taula62" table:style-name="Taula62">
        <table:table-column table:style-name="Taula62.A"/>
        <table:table-column table:style-name="Taula62.B"/>
        <table:table-column table:style-name="Taula62.C"/>
        <table:table-column table:style-name="Taula62.D"/>
        <table:table-row>
          <table:table-cell table:style-name="Taula62.A1" table:number-columns-spanned="4" office:value-type="string">
            <text:p text:style-name="P510"><text:span text:style-name="T55"><text:s/>M </text:span><text:span text:style-name="T54"><text:s/></text:span><text:span text:style-name="T8">document</text:span><text:span text:style-name="T9">Moure</text:span></text:p>
          </table:table-cell>
          <table:covered-table-cell/>
          <table:covered-table-cell/>
          <table:covered-table-cell/>
        </table:table-row>
        <table:table-row>
          <table:table-cell table:style-name="Taula62.A2" office:value-type="string">
            <text:p text:style-name="P444">Descripció</text:p>
          </table:table-cell>
          <table:table-cell table:style-name="Taula62.B2" table:number-columns-spanned="3" office:value-type="string">
            <text:p text:style-name="P126"><text:change text:change-id="ct94087721169344"/><text:change-start text:change-id="ct94087724904560"/><text:span text:style-name="T96">Mou un document a una altra carpeta o expedient</text:span><text:change-end text:change-id="ct94087724904560"/>.</text:p>
          </table:table-cell>
          <table:covered-table-cell/>
          <table:covered-table-cell/>
        </table:table-row>
        <table:table-row table:style-name="Taula62.3">
          <table:table-cell table:style-name="Taula62.A3" table:number-rows-spanned="3" office:value-type="string">
            <text:p text:style-name="P437">Paràmetres</text:p>
          </table:table-cell>
          <table:table-cell table:style-name="Taula62.B3" office:value-type="string">
            <text:p text:style-name="P409">Camp</text:p>
          </table:table-cell>
          <table:table-cell table:style-name="Taula62.C3" office:value-type="string">
            <text:p text:style-name="P408">Tipus</text:p>
          </table:table-cell>
          <table:table-cell table:style-name="Taula62.B3" office:value-type="string">
            <text:p text:style-name="P408">Descripció</text:p>
          </table:table-cell>
        </table:table-row>
        <table:table-row table:style-name="Taula62.3">
          <table:covered-table-cell/>
          <table:table-cell table:style-name="Taula62.B4" office:value-type="string">
            <text:p text:style-name="P468">identificador</text:p>
          </table:table-cell>
          <table:table-cell table:style-name="Taula62.B4" office:value-type="string">
            <text:p text:style-name="P149"><text:span text:style-name="T4">String</text:span> </text:p>
          </table:table-cell>
          <table:table-cell table:style-name="Taula62.D4" office:value-type="string">
            <text:p text:style-name="P127">Identificador de<text:span text:style-name="T52">l document</text:span><text:change-start text:change-id="ct94087724900720"/><text:span text:style-name="T52"> que es vol moure.</text:span><text:change-end text:change-id="ct94087724900720"/></text:p>
          </table:table-cell>
        </table:table-row>
        <table:table-row>
          <table:covered-table-cell/>
          <table:table-cell table:style-name="Taula62.B5" office:value-type="string">
            <text:p text:style-name="P468">identificadorDesti</text:p>
          </table:table-cell>
          <table:table-cell table:style-name="Taula62.C5" office:value-type="string">
            <text:p text:style-name="P149"><text:span text:style-name="T4">String</text:span> </text:p>
          </table:table-cell>
          <table:table-cell table:style-name="Taula62.D5" office:value-type="string">
            <text:p text:style-name="P343"><text:change text:change-id="ct94087724899760"/><text:change-start text:change-id="ct94087724906752"/>Identificador de la carpeta o expedient destí.<text:change-end text:change-id="ct94087724906752"/></text:p>
          </table:table-cell>
        </table:table-row>
        <table:table-row>
          <table:table-cell table:style-name="Taula62.A6" office:value-type="string">
            <text:p text:style-name="P450">Excepcions</text:p>
          </table:table-cell>
          <table:table-cell table:style-name="Taula62.B6" office:value-type="string">
            <text:p text:style-name="P364"><text:span text:style-name="T50">Arxiu</text:span>Exception</text:p>
          </table:table-cell>
          <table:table-cell table:style-name="Taula62.C6" table:number-columns-spanned="2" office:value-type="string">
            <text:p text:style-name="P364">Si es produeix algun problema <text:span text:style-name="T50">al realitzar l’operació amb l’arxiu</text:span><text:change-start text:change-id="ct94087724908560"/><text:span text:style-name="T50">.</text:span><text:change-end text:change-id="ct94087724908560"/></text:p>
          </table:table-cell>
          <table:covered-table-cell/>
        </table:table-row>
        <text:soft-page-break/>
        <table:table-row>
          <table:table-cell table:style-name="Taula62.A7" office:value-type="string">
            <text:p text:style-name="P444">Valor de retorn</text:p>
          </table:table-cell>
          <table:table-cell table:style-name="Taula62.B7" table:number-columns-spanned="3" office:value-type="string">
            <text:p text:style-name="P328">(sense valor de retorn)</text:p>
          </table:table-cell>
          <table:covered-table-cell/>
          <table:covered-table-cell/>
        </table:table-row>
      </table:table>
      <text:p text:style-name="P133"><text:change text:change-id="ct94087724912384"/></text:p>
      <text:h text:style-name="P621" text:outline-level="2"><text:bookmark-start text:name="__RefHeading___Toc4790_112191102"/><text:span text:style-name="T8">document</text:span><text:span text:style-name="T21">Exporta</text:span><text:span text:style-name="T8">r</text:span><text:span text:style-name="T21">Eni</text:span><text:bookmark-end text:name="__RefHeading___Toc4790_112191102"/><text:change text:change-id="ct94087724914656"/></text:h>
      <table:table table:name="Taula63" table:style-name="Taula63">
        <table:table-column table:style-name="Taula63.A"/>
        <table:table-column table:style-name="Taula63.B"/>
        <table:table-column table:style-name="Taula63.C"/>
        <table:table-column table:style-name="Taula63.D"/>
        <table:table-row>
          <table:table-cell table:style-name="Taula63.A1" table:number-columns-spanned="4" office:value-type="string">
            <text:p text:style-name="P513"><text:span text:style-name="T55"><text:s/>M </text:span><text:span text:style-name="T54"><text:s/>documentExportarEni</text:span></text:p>
          </table:table-cell>
          <table:covered-table-cell/>
          <table:covered-table-cell/>
          <table:covered-table-cell/>
        </table:table-row>
        <table:table-row>
          <table:table-cell table:style-name="Taula63.A2" office:value-type="string">
            <text:p text:style-name="P446">Descripció</text:p>
          </table:table-cell>
          <table:table-cell table:style-name="Taula63.B2" table:number-columns-spanned="3" office:value-type="string">
            <text:p text:style-name="P135"><text:change text:change-id="ct94087724915200"/><text:change-start text:change-id="ct94087724915424"/><text:span text:style-name="T97">Exporta el document en format ENI</text:span><text:change-end text:change-id="ct94087724915424"/>.</text:p>
          </table:table-cell>
          <table:covered-table-cell/>
          <table:covered-table-cell/>
        </table:table-row>
        <table:table-row table:style-name="Taula63.3">
          <table:table-cell table:style-name="Taula63.A3" table:number-rows-spanned="2" office:value-type="string">
            <text:p text:style-name="P437">Paràmetres</text:p>
          </table:table-cell>
          <table:table-cell table:style-name="Taula63.B3" office:value-type="string">
            <text:p text:style-name="P409">Camp</text:p>
          </table:table-cell>
          <table:table-cell table:style-name="Taula63.C3" office:value-type="string">
            <text:p text:style-name="P408">Tipus</text:p>
          </table:table-cell>
          <table:table-cell table:style-name="Taula63.B3" office:value-type="string">
            <text:p text:style-name="P408">Descripció</text:p>
          </table:table-cell>
        </table:table-row>
        <table:table-row table:style-name="Taula63.3">
          <table:covered-table-cell/>
          <table:table-cell table:style-name="Taula63.B4" office:value-type="string">
            <text:p text:style-name="P429">identificador</text:p>
          </table:table-cell>
          <table:table-cell table:style-name="Taula63.B4" office:value-type="string">
            <text:p text:style-name="P149"><text:span text:style-name="T4">String</text:span> </text:p>
          </table:table-cell>
          <table:table-cell table:style-name="Taula63.D4" office:value-type="string">
            <text:p text:style-name="P311">Identificador de<text:span text:style-name="T52">l document</text:span></text:p>
          </table:table-cell>
        </table:table-row>
        <table:table-row>
          <table:table-cell table:style-name="Taula63.A5" office:value-type="string">
            <text:p text:style-name="P450">Excepcions</text:p>
          </table:table-cell>
          <table:table-cell table:style-name="Taula63.B5" office:value-type="string">
            <text:p text:style-name="P364"><text:span text:style-name="T50">Arxiu</text:span>Exception</text:p>
          </table:table-cell>
          <table:table-cell table:style-name="Taula63.C5" table:number-columns-spanned="2" office:value-type="string">
            <text:p text:style-name="P364">Si es produeix algun problema <text:span text:style-name="T50">al realitzar l’operació amb l’arxiu</text:span><text:change-start text:change-id="ct94087724919408"/><text:span text:style-name="T50">.</text:span><text:change-end text:change-id="ct94087724919408"/></text:p>
          </table:table-cell>
          <table:covered-table-cell/>
        </table:table-row>
        <table:table-row>
          <table:table-cell table:style-name="Taula63.A6" office:value-type="string">
            <text:p text:style-name="P446">Valor de retorn</text:p>
          </table:table-cell>
          <table:table-cell table:style-name="Taula63.B6" table:number-columns-spanned="3" office:value-type="string">
            <text:p text:style-name="P341">String</text:p>
          </table:table-cell>
          <table:covered-table-cell/>
          <table:covered-table-cell/>
        </table:table-row>
      </table:table>
      <text:p text:style-name="P556"><text:change-start text:change-id="ct94087724922736"/></text:p>
      <text:h text:style-name="P622" text:outline-level="2"><text:bookmark-start text:name="__RefHeading___Toc4790_1121911021"/><text:span text:style-name="T8">document</text:span><text:span text:style-name="T31">Imprimible</text:span><text:bookmark-end text:name="__RefHeading___Toc4790_1121911021"/><text:change-end text:change-id="ct94087724922736"/></text:h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>
          <table:table-cell table:style-name="Taula7.A1" table:number-columns-spanned="4" office:value-type="string">
            <text:p text:style-name="P517"><text:change-start text:change-id="ct94087724923152"/><text:span text:style-name="T55"><text:s/>M </text:span><text:span text:style-name="T54"><text:s/>documentImprimible</text:span><text:change-end text:change-id="ct94087724923152"/></text:p>
          </table:table-cell>
          <table:covered-table-cell/>
          <table:covered-table-cell/>
          <table:covered-table-cell/>
        </table:table-row>
        <table:table-row>
          <table:table-cell table:style-name="Taula7.A2" office:value-type="string">
            <text:p text:style-name="P451"><text:change-start text:change-id="ct94087724925456"/>Descripció<text:change-end text:change-id="ct94087724925456"/></text:p>
          </table:table-cell>
          <table:table-cell table:style-name="Taula7.B2" table:number-columns-spanned="3" office:value-type="string">
            <text:p text:style-name="P135"><text:change-start text:change-id="ct94087724926000"/><text:span text:style-name="T97">Genera la versió imprimible del document</text:span><text:change-end text:change-id="ct94087724926000"/><text:change-start text:change-id="ct94087724926304"/>.<text:change-end text:change-id="ct94087724926304"/></text:p>
          </table:table-cell>
          <table:covered-table-cell/>
          <table:covered-table-cell/>
        </table:table-row>
        <table:table-row table:style-name="Taula7.3">
          <table:table-cell table:style-name="Taula7.A3" table:number-rows-spanned="2" office:value-type="string">
            <text:p text:style-name="P438"><text:change-start text:change-id="ct94087724927008"/>Paràmetres<text:change-end text:change-id="ct94087724927008"/></text:p>
          </table:table-cell>
          <table:table-cell table:style-name="Taula7.B3" office:value-type="string">
            <text:p text:style-name="P413"><text:change-start text:change-id="ct94087724927392"/>Camp<text:change-end text:change-id="ct94087724927392"/></text:p>
          </table:table-cell>
          <table:table-cell table:style-name="Taula7.C3" office:value-type="string">
            <text:p text:style-name="P412"><text:change-start text:change-id="ct94087724927776"/>Tipus<text:change-end text:change-id="ct94087724927776"/></text:p>
          </table:table-cell>
          <table:table-cell table:style-name="Taula7.B3" office:value-type="string">
            <text:p text:style-name="P412"><text:change-start text:change-id="ct94087724928160"/>Descripció<text:change-end text:change-id="ct94087724928160"/></text:p>
          </table:table-cell>
        </table:table-row>
        <table:table-row table:style-name="Taula7.3">
          <table:covered-table-cell/>
          <table:table-cell table:style-name="Taula7.B4" office:value-type="string">
            <text:p text:style-name="P430"><text:change-start text:change-id="ct94087724923824"/>identificador<text:change-end text:change-id="ct94087724923824"/></text:p>
          </table:table-cell>
          <table:table-cell table:style-name="Taula7.B4" office:value-type="string">
            <text:p text:style-name="P270"><text:change-start text:change-id="ct94087724928384"/><text:span text:style-name="T4">String</text:span> <text:change-end text:change-id="ct94087724928384"/></text:p>
          </table:table-cell>
          <table:table-cell table:style-name="Taula7.D4" office:value-type="string">
            <text:p text:style-name="P312"><text:change-start text:change-id="ct94087724929088"/>Identificador de<text:span text:style-name="T52">l document</text:span><text:change-end text:change-id="ct94087724929088"/></text:p>
          </table:table-cell>
        </table:table-row>
        <table:table-row>
          <table:table-cell table:style-name="Taula7.A5" office:value-type="string">
            <text:p text:style-name="P451"><text:change-start text:change-id="ct94087724929888"/>Excepcions<text:change-end text:change-id="ct94087724929888"/></text:p>
          </table:table-cell>
          <table:table-cell table:style-name="Taula7.B5" office:value-type="string">
            <text:p text:style-name="P365"><text:change-start text:change-id="ct94087724930832"/><text:span text:style-name="T50">Arxiu</text:span>Exception<text:change-end text:change-id="ct94087724930832"/></text:p>
          </table:table-cell>
          <table:table-cell table:style-name="Taula7.C5" table:number-columns-spanned="2" office:value-type="string">
            <text:p text:style-name="P365"><text:change-start text:change-id="ct94087724931248"/>Si es produeix algun problema <text:span text:style-name="T50">al realitzar l’operació amb l’arxiu</text:span><text:change-end text:change-id="ct94087724931248"/><text:change-start text:change-id="ct94087724932288"/><text:span text:style-name="T50">.</text:span><text:change-end text:change-id="ct94087724932288"/></text:p>
          </table:table-cell>
          <table:covered-table-cell/>
        </table:table-row>
        <table:table-row>
          <table:table-cell table:style-name="Taula7.A6" office:value-type="string">
            <text:p text:style-name="P451"><text:change-start text:change-id="ct94087724932736"/>Valor de retorn<text:change-end text:change-id="ct94087724932736"/></text:p>
          </table:table-cell>
          <table:table-cell table:style-name="Taula7.B6" table:number-columns-spanned="3" office:value-type="string">
            <text:p text:style-name="P377"><text:change-start text:change-id="ct94087724933008"/>DocumentContingut<text:change-end text:change-id="ct94087724933008"/></text:p>
          </table:table-cell>
          <table:covered-table-cell/>
          <table:covered-table-cell/>
        </table:table-row>
      </table:table>
      <text:p text:style-name="P136"><text:change text:change-id="ct94087724935696"/></text:p>
      <text:h text:style-name="P593" text:outline-level="2"><text:bookmark-start text:name="__RefHeading___Toc4792_112191102"/>carpetaCrear<text:bookmark-end text:name="__RefHeading___Toc4792_112191102"/><text:change text:change-id="ct94087724935920"/></text:h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>
          <table:table-cell table:style-name="Taula18.A1" table:number-columns-spanned="4" office:value-type="string">
            <text:p text:style-name="P514"><text:span text:style-name="T55"><text:s/>M </text:span><text:span text:style-name="T54"><text:s/>carpetaCrear</text:span></text:p>
          </table:table-cell>
          <table:covered-table-cell/>
          <table:covered-table-cell/>
          <table:covered-table-cell/>
        </table:table-row>
        <table:table-row>
          <table:table-cell table:style-name="Taula18.A2" office:value-type="string">
            <text:p text:style-name="P447">Descripció</text:p>
          </table:table-cell>
          <table:table-cell table:style-name="Taula18.B2" table:number-columns-spanned="3" office:value-type="string">
            <text:p text:style-name="P139"><text:change text:change-id="ct94087721203936"/><text:change-start text:change-id="ct94087724923536"/><text:span text:style-name="T98">Crea una nova carpeta</text:span><text:change-end text:change-id="ct94087724923536"/>.</text:p>
          </table:table-cell>
          <table:covered-table-cell/>
          <table:covered-table-cell/>
        </table:table-row>
        <table:table-row table:style-name="Taula18.3">
          <table:table-cell table:style-name="Taula18.A3" table:number-rows-spanned="3" office:value-type="string">
            <text:p text:style-name="P437">Paràmetres</text:p>
          </table:table-cell>
          <table:table-cell table:style-name="Taula18.B3" office:value-type="string">
            <text:p text:style-name="P409">Camp</text:p>
          </table:table-cell>
          <table:table-cell table:style-name="Taula18.C3" office:value-type="string">
            <text:p text:style-name="P408">Tipus</text:p>
          </table:table-cell>
          <table:table-cell table:style-name="Taula18.B3" office:value-type="string">
            <text:p text:style-name="P408">Descripció</text:p>
          </table:table-cell>
        </table:table-row>
        <table:table-row table:style-name="Taula18.3">
          <table:covered-table-cell/>
          <table:table-cell table:style-name="Taula18.B4" office:value-type="string">
            <text:p text:style-name="P148"><text:change text:change-id="ct94087724936944"/><text:change-start text:change-id="ct94087724938368"/>carpeta<text:change-end text:change-id="ct94087724938368"/></text:p>
          </table:table-cell>
          <table:table-cell table:style-name="Taula18.B4" office:value-type="string">
            <text:p text:style-name="P149"><text:change text:change-id="ct94087724938752"/><text:change-start text:change-id="ct94087724939888"/><text:span text:style-name="T4">Carpeta</text:span><text:change-end text:change-id="ct94087724939888"/> </text:p>
          </table:table-cell>
          <table:table-cell table:style-name="Taula18.D4" office:value-type="string">
            <text:p text:style-name="P344"><text:change text:change-id="ct94087724940112"/><text:change-start text:change-id="ct94087724940336"/>Informació per a la creació de la carpeta.<text:change-end text:change-id="ct94087724940336"/></text:p>
          </table:table-cell>
        </table:table-row>
        <table:table-row>
          <table:covered-table-cell/>
          <table:table-cell table:style-name="Taula18.B5" office:value-type="string">
            <text:p text:style-name="P454">identificadorPare</text:p>
          </table:table-cell>
          <table:table-cell table:style-name="Taula18.C5" office:value-type="string">
            <text:p text:style-name="P149"><text:span text:style-name="T4">String</text:span> </text:p>
          </table:table-cell>
          <table:table-cell table:style-name="Taula18.D5" office:value-type="string">
            <text:p text:style-name="P311">Identificador de<text:span text:style-name="T52">l contenidor on crear la carpeta</text:span></text:p>
          </table:table-cell>
        </table:table-row>
        <table:table-row>
          <table:table-cell table:style-name="Taula18.A6" office:value-type="string">
            <text:p text:style-name="P450">Excepcions</text:p>
          </table:table-cell>
          <table:table-cell table:style-name="Taula18.B6" office:value-type="string">
            <text:p text:style-name="P364"><text:span text:style-name="T50">Arxiu</text:span>Exception</text:p>
          </table:table-cell>
          <table:table-cell table:style-name="Taula18.C6" table:number-columns-spanned="2" office:value-type="string">
            <text:p text:style-name="P364">Si es produeix algun problema <text:span text:style-name="T50">al realitzar l’operació amb l’arxiu</text:span><text:change-start text:change-id="ct94087724943360"/><text:span text:style-name="T50">.</text:span><text:change-end text:change-id="ct94087724943360"/></text:p>
          </table:table-cell>
          <table:covered-table-cell/>
        </table:table-row>
        <table:table-row>
          <table:table-cell table:style-name="Taula18.A7" office:value-type="string">
            <text:p text:style-name="P447">Valor de retorn</text:p>
          </table:table-cell>
          <table:table-cell table:style-name="Taula18.B7" table:number-columns-spanned="3" office:value-type="string">
            <text:p text:style-name="P346"><text:change text:change-id="ct94087724943856"/><text:change-start text:change-id="ct94087724944176"/>ContingutArxiu<text:change-end text:change-id="ct94087724944176"/></text:p>
          </table:table-cell>
          <table:covered-table-cell/>
          <table:covered-table-cell/>
        </table:table-row>
      </table:table>
      <text:p text:style-name="P144"><text:change text:change-id="ct94087721199904"/></text:p>
      <text:h text:style-name="P627" text:outline-level="2"><text:bookmark-start text:name="__RefHeading___Toc4794_112191102"/><text:span text:style-name="T24">carpeta</text:span><text:span text:style-name="T25">Modificar</text:span><text:bookmark-end text:name="__RefHeading___Toc4794_112191102"/><text:change text:change-id="ct94087721205696"/></text:h>
      <table:table table:name="Taula64" table:style-name="Taula64">
        <table:table-column table:style-name="Taula64.A"/>
        <table:table-column table:style-name="Taula64.B"/>
        <table:table-column table:style-name="Taula64.C"/>
        <table:table-column table:style-name="Taula64.D"/>
        <table:table-row>
          <table:table-cell table:style-name="Taula64.A1" table:number-columns-spanned="4" office:value-type="string">
            <text:p text:style-name="P515"><text:span text:style-name="T55"><text:s/>M </text:span><text:span text:style-name="T54"><text:s/>carpetaModificar</text:span></text:p>
          </table:table-cell>
          <table:covered-table-cell/>
          <table:covered-table-cell/>
          <table:covered-table-cell/>
        </table:table-row>
        <table:table-row>
          <table:table-cell table:style-name="Taula64.A2" office:value-type="string">
            <text:p text:style-name="P448">Descripció</text:p>
          </table:table-cell>
          <table:table-cell table:style-name="Taula64.B2" table:number-columns-spanned="3" office:value-type="string">
            <text:p text:style-name="P193">Modifica una carpeta existent.</text:p>
          </table:table-cell>
          <table:covered-table-cell/>
          <table:covered-table-cell/>
        </table:table-row>
        <table:table-row table:style-name="Taula64.3">
          <table:table-cell table:style-name="Taula64.A3" table:number-rows-spanned="2" office:value-type="string">
            <text:p text:style-name="P437">Paràmetres</text:p>
          </table:table-cell>
          <table:table-cell table:style-name="Taula64.B3" office:value-type="string">
            <text:p text:style-name="P409">Camp</text:p>
          </table:table-cell>
          <table:table-cell table:style-name="Taula64.C3" office:value-type="string">
            <text:p text:style-name="P408">Tipus</text:p>
          </table:table-cell>
          <table:table-cell table:style-name="Taula64.B3" office:value-type="string">
            <text:p text:style-name="P408">Descripció</text:p>
          </table:table-cell>
        </table:table-row>
        <table:table-row table:style-name="Taula64.3">
          <table:covered-table-cell/>
          <table:table-cell table:style-name="Taula64.B4" office:value-type="string">
            <text:p text:style-name="P148"><text:change-start text:change-id="ct94087724946464"/>carpeta<text:change-end text:change-id="ct94087724946464"/><text:change text:change-id="ct94087724950080"/></text:p>
          </table:table-cell>
          <table:table-cell table:style-name="Taula64.B4" office:value-type="string">
            <text:p text:style-name="P149"><text:change-start text:change-id="ct94087724950784"/><text:span text:style-name="T4">Carpeta</text:span> <text:change-end text:change-id="ct94087724950784"/><text:change text:change-id="ct94087724951088"/></text:p>
          </table:table-cell>
          <table:table-cell table:style-name="Taula64.D4" office:value-type="string">
            <text:p text:style-name="P344"><text:change-start text:change-id="ct94087724951312"/>Informació per a la creació de la carpeta.<text:change-end text:change-id="ct94087724951312"/><text:change text:change-id="ct94087724951536"/></text:p>
          </table:table-cell>
        </table:table-row>
        <table:table-row>
          <table:table-cell table:style-name="Taula64.A5" office:value-type="string">
            <text:p text:style-name="P450">Excepcions</text:p>
          </table:table-cell>
          <table:table-cell table:style-name="Taula64.B5" office:value-type="string">
            <text:p text:style-name="P364"><text:span text:style-name="T50">Arxiu</text:span>Exception</text:p>
          </table:table-cell>
          <table:table-cell table:style-name="Taula64.C5" table:number-columns-spanned="2" office:value-type="string">
            <text:p text:style-name="P364">Si es produeix algun problema <text:span text:style-name="T50">al realitzar l’operació amb l’arxiu</text:span><text:change-start text:change-id="ct94087724953328"/><text:span text:style-name="T50">.</text:span><text:change-end text:change-id="ct94087724953328"/></text:p>
          </table:table-cell>
          <table:covered-table-cell/>
        </table:table-row>
        <table:table-row>
          <table:table-cell table:style-name="Taula64.A6" office:value-type="string">
            <text:p text:style-name="P448">Valor de retorn</text:p>
          </table:table-cell>
          <table:table-cell table:style-name="Taula64.B6" table:number-columns-spanned="3" office:value-type="string">
            <text:p text:style-name="P337"><text:change text:change-id="ct94087724953792"/><text:change-start text:change-id="ct94087724954096"/>ContingutArxiu<text:change-end text:change-id="ct94087724954096"/></text:p>
          </table:table-cell>
          <table:covered-table-cell/>
          <table:covered-table-cell/>
        </table:table-row>
      </table:table>
      <text:p text:style-name="P150"><text:change text:change-id="ct94087724956688"/></text:p>
      <text:h text:style-name="P623" text:outline-level="2"><text:bookmark-start text:name="__RefHeading___Toc4796_112191102"/><text:span text:style-name="T24">carpeta</text:span><text:span text:style-name="T25">Esborrar</text:span><text:bookmark-end text:name="__RefHeading___Toc4796_112191102"/><text:change text:change-id="ct94087724957936"/></text:h>
      <table:table table:name="Taula73" table:style-name="Taula73">
        <table:table-column table:style-name="Taula73.A"/>
        <table:table-column table:style-name="Taula73.B"/>
        <table:table-column table:style-name="Taula73.C"/>
        <table:table-column table:style-name="Taula73.D"/>
        <table:table-row>
          <table:table-cell table:style-name="Taula73.A1" table:number-columns-spanned="4" office:value-type="string">
            <text:p text:style-name="P515"><text:span text:style-name="T55"><text:s/>M </text:span><text:span text:style-name="T54"><text:s/>carpetaEsborrar</text:span></text:p>
          </table:table-cell>
          <table:covered-table-cell/>
          <table:covered-table-cell/>
          <table:covered-table-cell/>
        </table:table-row>
        <table:table-row>
          <table:table-cell table:style-name="Taula73.A2" office:value-type="string">
            <text:p text:style-name="P448">Descripció</text:p>
          </table:table-cell>
          <table:table-cell table:style-name="Taula73.B2" table:number-columns-spanned="3" office:value-type="string">
            <text:p text:style-name="P193">Esborra una carpeta existent amb tot el seu contingut.</text:p>
          </table:table-cell>
          <table:covered-table-cell/>
          <table:covered-table-cell/>
        </table:table-row>
        <table:table-row table:style-name="Taula73.3">
          <table:table-cell table:style-name="Taula73.A3" table:number-rows-spanned="2" office:value-type="string">
            <text:p text:style-name="P437">Paràmetres</text:p>
          </table:table-cell>
          <table:table-cell table:style-name="Taula73.B3" office:value-type="string">
            <text:p text:style-name="P409">Camp</text:p>
          </table:table-cell>
          <table:table-cell table:style-name="Taula73.C3" office:value-type="string">
            <text:p text:style-name="P408">Tipus</text:p>
          </table:table-cell>
          <table:table-cell table:style-name="Taula73.B3" office:value-type="string">
            <text:p text:style-name="P408">Descripció</text:p>
          </table:table-cell>
        </table:table-row>
        <table:table-row table:style-name="Taula73.3">
          <table:covered-table-cell/>
          <table:table-cell table:style-name="Taula73.B4" office:value-type="string">
            <text:p text:style-name="P429"><text:span text:style-name="T4">i</text:span>dentificador</text:p>
          </table:table-cell>
          <table:table-cell table:style-name="Taula73.B4" office:value-type="string">
            <text:p text:style-name="P149"><text:span text:style-name="T4">String</text:span> </text:p>
          </table:table-cell>
          <table:table-cell table:style-name="Taula73.D4" office:value-type="string">
            <text:p text:style-name="P322">Identificador de la carpeta</text:p>
          </table:table-cell>
        </table:table-row>
        <table:table-row>
          <table:table-cell table:style-name="Taula73.A5" office:value-type="string">
            <text:p text:style-name="P450">Excepcions</text:p>
          </table:table-cell>
          <table:table-cell table:style-name="Taula73.B5" office:value-type="string">
            <text:p text:style-name="P364"><text:span text:style-name="T50">Arxiu</text:span>Exception</text:p>
          </table:table-cell>
          <table:table-cell table:style-name="Taula73.C5" table:number-columns-spanned="2" office:value-type="string">
            <text:p text:style-name="P364">Si es produeix algun problema <text:span text:style-name="T50">al realitzar l’operació amb l’arxiu</text:span><text:change-start text:change-id="ct94087724958160"/><text:span text:style-name="T50">.</text:span><text:change-end text:change-id="ct94087724958160"/></text:p>
          </table:table-cell>
          <table:covered-table-cell/>
        </table:table-row>
        <table:table-row>
          <table:table-cell table:style-name="Taula73.A6" office:value-type="string">
            <text:p text:style-name="P448">Valor de retorn</text:p>
          </table:table-cell>
          <table:table-cell table:style-name="Taula73.B6" table:number-columns-spanned="3" office:value-type="string">
            <text:p text:style-name="P329">(sense valor de retorn)</text:p>
          </table:table-cell>
          <table:covered-table-cell/>
          <table:covered-table-cell/>
        </table:table-row>
      </table:table>
      <text:p text:style-name="P151"><text:change text:change-id="ct94087724964880"/></text:p>
      <text:h text:style-name="P624" text:outline-level="2"><text:bookmark-start text:name="__RefHeading___Toc4798_112191102"/><text:span text:style-name="T26">carpeta</text:span><text:span text:style-name="T5">Detalls</text:span><text:bookmark-end text:name="__RefHeading___Toc4798_112191102"/><text:change text:change-id="ct94087723068832"/></text:h>
      <table:table table:name="Taula66" table:style-name="Taula66">
        <table:table-column table:style-name="Taula66.A"/>
        <table:table-column table:style-name="Taula66.B"/>
        <table:table-column table:style-name="Taula66.C"/>
        <table:table-column table:style-name="Taula66.D"/>
        <table:table-row>
          <table:table-cell table:style-name="Taula66.A1" table:number-columns-spanned="4" office:value-type="string">
            <text:p text:style-name="P516"><text:span text:style-name="T55"><text:s/>M </text:span><text:span text:style-name="T54"><text:s/>carpetaDetalls</text:span></text:p>
          </table:table-cell>
          <table:covered-table-cell/>
          <table:covered-table-cell/>
          <table:covered-table-cell/>
        </table:table-row>
        <table:table-row>
          <table:table-cell table:style-name="Taula66.A2" office:value-type="string">
            <text:p text:style-name="P449">Descripció</text:p>
          </table:table-cell>
          <table:table-cell table:style-name="Taula66.B2" table:number-columns-spanned="3" office:value-type="string">
            <text:p text:style-name="P153"><text:change text:change-id="ct94087723069440"/><text:change-start text:change-id="ct94087724967728"/><text:span text:style-name="T99">Esborra una carpeta existent</text:span><text:change-end text:change-id="ct94087724967728"/>.</text:p>
          </table:table-cell>
          <table:covered-table-cell/>
          <table:covered-table-cell/>
        </table:table-row>
        <table:table-row table:style-name="Taula66.3">
          <table:table-cell table:style-name="Taula66.A3" table:number-rows-spanned="2" office:value-type="string">
            <text:p text:style-name="P437">Paràmetres</text:p>
          </table:table-cell>
          <table:table-cell table:style-name="Taula66.B3" office:value-type="string">
            <text:p text:style-name="P409">Camp</text:p>
          </table:table-cell>
          <table:table-cell table:style-name="Taula66.C3" office:value-type="string">
            <text:p text:style-name="P408">Tipus</text:p>
          </table:table-cell>
          <table:table-cell table:style-name="Taula66.B3" office:value-type="string">
            <text:p text:style-name="P408">Descripció</text:p>
          </table:table-cell>
        </table:table-row>
        <table:table-row table:style-name="Taula66.3">
          <table:covered-table-cell/>
          <table:table-cell table:style-name="Taula66.B4" office:value-type="string">
            <text:p text:style-name="P429"><text:span text:style-name="T4">i</text:span>dentificador</text:p>
          </table:table-cell>
          <table:table-cell table:style-name="Taula66.B4" office:value-type="string">
            <text:p text:style-name="P149"><text:span text:style-name="T4">String</text:span> </text:p>
          </table:table-cell>
          <table:table-cell table:style-name="Taula66.D4" office:value-type="string">
            <text:p text:style-name="P322">Identificador de la carpeta</text:p>
          </table:table-cell>
        </table:table-row>
        <table:table-row>
          <table:table-cell table:style-name="Taula66.A5" office:value-type="string">
            <text:p text:style-name="P450">Excepcions</text:p>
          </table:table-cell>
          <table:table-cell table:style-name="Taula66.B5" office:value-type="string">
            <text:p text:style-name="P364"><text:span text:style-name="T50">Arxiu</text:span>Exception</text:p>
          </table:table-cell>
          <table:table-cell table:style-name="Taula66.C5" table:number-columns-spanned="2" office:value-type="string">
            <text:p text:style-name="P364">Si es produeix algun problema <text:span text:style-name="T50">al realitzar l’operació amb l’arxiu</text:span><text:change-start text:change-id="ct94087724971760"/><text:span text:style-name="T50">.</text:span><text:change-end text:change-id="ct94087724971760"/></text:p>
          </table:table-cell>
          <table:covered-table-cell/>
        </table:table-row>
        <table:table-row>
          <table:table-cell table:style-name="Taula66.A6" office:value-type="string">
            <text:p text:style-name="P449">Valor de retorn</text:p>
          </table:table-cell>
          <table:table-cell table:style-name="Taula66.B6" table:number-columns-spanned="3" office:value-type="string">
            <text:p text:style-name="P369">Carpeta</text:p>
          </table:table-cell>
          <table:covered-table-cell/>
          <table:covered-table-cell/>
        </table:table-row>
      </table:table>
      <text:p text:style-name="P551"><text:change-start text:change-id="ct94087724974608"/></text:p>
      <text:h text:style-name="P625" text:outline-level="2"><text:bookmark-start text:name="__RefHeading___Toc7466_3993651760"/><text:span text:style-name="T26">carpeta</text:span><text:change-end text:change-id="ct94087724974608"/><text:change text:change-id="ct94087724975280"/><text:change text:change-id="ct94087724975056"/><text:change text:change-id="ct94087724974832"/><text:change-start text:change-id="ct94087724975856"/><text:span text:style-name="T33">Copiar</text:span><text:bookmark-end text:name="__RefHeading___Toc7466_3993651760"/><text:change-end text:change-id="ct94087724975856"/></text:h>
      <table:table table:name="Taula67" table:style-name="Taula67">
        <table:table-column table:style-name="Taula67.A"/>
        <table:table-column table:style-name="Taula67.B"/>
        <table:table-column table:style-name="Taula67.C"/>
        <table:table-column table:style-name="Taula67.D"/>
        <table:table-row>
          <table:table-cell table:style-name="Taula67.A1" table:number-columns-spanned="4" office:value-type="string">
            <text:p text:style-name="P515"><text:span text:style-name="T55"><text:s/>M </text:span><text:span text:style-name="T54"><text:s/></text:span><text:span text:style-name="T25">carpeta</text:span><text:span text:style-name="T9">Copiar</text:span></text:p>
          </table:table-cell>
          <table:covered-table-cell/>
          <table:covered-table-cell/>
          <table:covered-table-cell/>
        </table:table-row>
        <table:table-row>
          <table:table-cell table:style-name="Taula67.A2" office:value-type="string">
            <text:p text:style-name="P448">Descripció</text:p>
          </table:table-cell>
          <table:table-cell table:style-name="Taula67.B2" table:number-columns-spanned="3" office:value-type="string">
            <text:p text:style-name="P198"><text:change text:change-id="ct94087724965104"/><text:change-start text:change-id="ct94087724979360"/>Copia una carpeta a una altra carpeta o expedient.<text:change-end text:change-id="ct94087724979360"/></text:p>
          </table:table-cell>
          <table:covered-table-cell/>
          <table:covered-table-cell/>
        </table:table-row>
        <table:table-row table:style-name="Taula67.3">
          <table:table-cell table:style-name="Taula67.A3" table:number-rows-spanned="3" office:value-type="string">
            <text:p text:style-name="P437">Paràmetres</text:p>
          </table:table-cell>
          <table:table-cell table:style-name="Taula67.B3" office:value-type="string">
            <text:p text:style-name="P409">Camp</text:p>
          </table:table-cell>
          <table:table-cell table:style-name="Taula67.C3" office:value-type="string">
            <text:p text:style-name="P408">Tipus</text:p>
          </table:table-cell>
          <table:table-cell table:style-name="Taula67.B3" office:value-type="string">
            <text:p text:style-name="P408">Descripció</text:p>
          </table:table-cell>
        </table:table-row>
        <table:table-row table:style-name="Taula67.3">
          <table:covered-table-cell/>
          <table:table-cell table:style-name="Taula67.B4" office:value-type="string">
            <text:p text:style-name="P429"><text:span text:style-name="T4">i</text:span>dentificador</text:p>
          </table:table-cell>
          <table:table-cell table:style-name="Taula67.C4" office:value-type="string">
            <text:p text:style-name="P149"><text:span text:style-name="T4">String</text:span> </text:p>
          </table:table-cell>
          <table:table-cell table:style-name="Taula67.D4" office:value-type="string">
            <text:p text:style-name="P347"><text:change text:change-id="ct94087724981312"/><text:change-start text:change-id="ct94087724981536"/>Identificador de la carpeta que es vol copiar.<text:change-end text:change-id="ct94087724981536"/></text:p>
          </table:table-cell>
        </table:table-row>
        <table:table-row>
          <table:covered-table-cell/>
          <table:table-cell table:style-name="Taula67.B5" office:value-type="string">
            <text:p text:style-name="P468">identificadorDesti</text:p>
          </table:table-cell>
          <table:table-cell table:style-name="Taula67.C5" office:value-type="string">
            <text:p text:style-name="P149"><text:span text:style-name="T4">String</text:span> </text:p>
          </table:table-cell>
          <table:table-cell table:style-name="Taula67.D5" office:value-type="string">
            <text:p text:style-name="P347"><text:change text:change-id="ct94087724974128"/><text:change-start text:change-id="ct94087724973488"/>Identificador de la carpeta o expedient destí.<text:change-end text:change-id="ct94087724973488"/></text:p>
          </table:table-cell>
        </table:table-row>
        <table:table-row>
          <table:table-cell table:style-name="Taula67.A6" office:value-type="string">
            <text:p text:style-name="P450">Excepcions</text:p>
          </table:table-cell>
          <table:table-cell table:style-name="Taula67.B6" office:value-type="string">
            <text:p text:style-name="P364"><text:span text:style-name="T50">Arxiu</text:span>Exception</text:p>
          </table:table-cell>
          <table:table-cell table:style-name="Taula67.C6" table:number-columns-spanned="2" office:value-type="string">
            <text:p text:style-name="P364">Si es produeix algun problema <text:span text:style-name="T50">al realitzar l’operació amb l’arxiu</text:span><text:change-start text:change-id="ct94087724983584"/><text:span text:style-name="T50">.</text:span><text:change-end text:change-id="ct94087724983584"/></text:p>
          </table:table-cell>
          <table:covered-table-cell/>
        </table:table-row>
        <table:table-row>
          <table:table-cell table:style-name="Taula67.A7" office:value-type="string">
            <text:p text:style-name="P448">Valor de retorn</text:p>
          </table:table-cell>
          <table:table-cell table:style-name="Taula67.B7" table:number-columns-spanned="3" office:value-type="string">
            <text:p text:style-name="P338"><text:change text:change-id="ct94087724984656"/><text:change text:change-id="ct94087724984432"/><text:change-start text:change-id="ct94087724985056"/>ContingutArxiu<text:change-end text:change-id="ct94087724985056"/></text:p>
          </table:table-cell>
          <table:covered-table-cell/>
          <table:covered-table-cell/>
        </table:table-row>
      </table:table>
      <text:p text:style-name="P555"/>
      <text:h text:style-name="P595" text:outline-level="2"><text:bookmark-start text:name="__RefHeading___Toc4910_112191102"/><text:soft-page-break/>carpetaMoure<text:bookmark-end text:name="__RefHeading___Toc4910_112191102"/><text:change text:change-id="ct94087724988352"/></text:h>
      <table:table table:name="Taula68" table:style-name="Taula68">
        <table:table-column table:style-name="Taula68.A"/>
        <table:table-column table:style-name="Taula68.B"/>
        <table:table-column table:style-name="Taula68.C"/>
        <table:table-column table:style-name="Taula68.D"/>
        <table:table-row>
          <table:table-cell table:style-name="Taula68.A1" table:number-columns-spanned="4" office:value-type="string">
            <text:p text:style-name="P515"><text:span text:style-name="T55"><text:s/>M </text:span><text:span text:style-name="T54"><text:s/></text:span><text:span text:style-name="T25">carpeta</text:span><text:span text:style-name="T9">Moure</text:span></text:p>
          </table:table-cell>
          <table:covered-table-cell/>
          <table:covered-table-cell/>
          <table:covered-table-cell/>
        </table:table-row>
        <table:table-row>
          <table:table-cell table:style-name="Taula68.A2" office:value-type="string">
            <text:p text:style-name="P448">Descripció</text:p>
          </table:table-cell>
          <table:table-cell table:style-name="Taula68.B2" table:number-columns-spanned="3" office:value-type="string">
            <text:p text:style-name="P198"><text:change text:change-id="ct94087724978800"/><text:change-start text:change-id="ct94087724991936"/>Mou una carpeta a una altra carpeta o expedient.<text:change-end text:change-id="ct94087724991936"/></text:p>
          </table:table-cell>
          <table:covered-table-cell/>
          <table:covered-table-cell/>
        </table:table-row>
        <table:table-row table:style-name="Taula68.3">
          <table:table-cell table:style-name="Taula68.A3" table:number-rows-spanned="3" office:value-type="string">
            <text:p text:style-name="P437">Paràmetres</text:p>
          </table:table-cell>
          <table:table-cell table:style-name="Taula68.B3" office:value-type="string">
            <text:p text:style-name="P409">Camp</text:p>
          </table:table-cell>
          <table:table-cell table:style-name="Taula68.C3" office:value-type="string">
            <text:p text:style-name="P408">Tipus</text:p>
          </table:table-cell>
          <table:table-cell table:style-name="Taula68.B3" office:value-type="string">
            <text:p text:style-name="P408">Descripció</text:p>
          </table:table-cell>
        </table:table-row>
        <table:table-row table:style-name="Taula68.3">
          <table:covered-table-cell/>
          <table:table-cell table:style-name="Taula68.B4" office:value-type="string">
            <text:p text:style-name="P429"><text:span text:style-name="T4">i</text:span>dentificador</text:p>
          </table:table-cell>
          <table:table-cell table:style-name="Taula68.B4" office:value-type="string">
            <text:p text:style-name="P149"><text:span text:style-name="T4">String</text:span> </text:p>
          </table:table-cell>
          <table:table-cell table:style-name="Taula68.D4" office:value-type="string">
            <text:p text:style-name="P347"><text:change text:change-id="ct94087724992720"/><text:change-start text:change-id="ct94087724992944"/>Identificador de la carpeta que es vol moure.<text:change-end text:change-id="ct94087724992944"/></text:p>
          </table:table-cell>
        </table:table-row>
        <table:table-row>
          <table:covered-table-cell/>
          <table:table-cell table:style-name="Taula68.B5" office:value-type="string">
            <text:p text:style-name="P468">identificadorDesti</text:p>
          </table:table-cell>
          <table:table-cell table:style-name="Taula68.C5" office:value-type="string">
            <text:p text:style-name="P149"><text:span text:style-name="T4">String</text:span> </text:p>
          </table:table-cell>
          <table:table-cell table:style-name="Taula68.D5" office:value-type="string">
            <text:p text:style-name="P347"><text:change text:change-id="ct94087724993488"/><text:change-start text:change-id="ct94087724993712"/>Identificador de la carpeta o expedient destí.<text:change-end text:change-id="ct94087724993712"/></text:p>
          </table:table-cell>
        </table:table-row>
        <table:table-row>
          <table:table-cell table:style-name="Taula68.A6" office:value-type="string">
            <text:p text:style-name="P450">Excepcions</text:p>
          </table:table-cell>
          <table:table-cell table:style-name="Taula68.B6" office:value-type="string">
            <text:p text:style-name="P364"><text:span text:style-name="T50">Arxiu</text:span>Exception</text:p>
          </table:table-cell>
          <table:table-cell table:style-name="Taula68.C6" table:number-columns-spanned="2" office:value-type="string">
            <text:p text:style-name="P364">Si es produeix algun problema <text:span text:style-name="T50">al realitzar l’operació amb l’arxiu</text:span><text:change-start text:change-id="ct94087724996304"/><text:span text:style-name="T50">.</text:span><text:change-end text:change-id="ct94087724996304"/></text:p>
          </table:table-cell>
          <table:covered-table-cell/>
        </table:table-row>
        <table:table-row>
          <table:table-cell table:style-name="Taula68.A7" office:value-type="string">
            <text:p text:style-name="P448">Valor de retorn</text:p>
          </table:table-cell>
          <table:table-cell table:style-name="Taula68.B7" table:number-columns-spanned="3" office:value-type="string">
            <text:p text:style-name="P329">(sense valor de retorn)</text:p>
          </table:table-cell>
          <table:covered-table-cell/>
          <table:covered-table-cell/>
        </table:table-row>
      </table:table>
      <text:p text:style-name="P165"><text:change text:change-id="ct9408772499929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2:39:20.258785457</meta:creation-date>
    <dc:date>2017-10-25T08:36:44.940976743</dc:date>
    <meta:editing-duration>P5DT23H8M50S</meta:editing-duration>
    <meta:editing-cycles>236</meta:editing-cycles>
    <meta:generator>LibreOffice/5.4.1.2$Linux_X86_64 LibreOffice_project/40m0$Build-2</meta:generator>
    <meta:printed-by>sion </meta:printed-by>
    <meta:print-date>2017-07-11T16:22:34.486007980</meta:print-date>
    <meta:document-statistic meta:table-count="66" meta:image-count="0" meta:object-count="0" meta:page-count="20" meta:paragraph-count="1191" meta:word-count="2719" meta:character-count="18615" meta:non-whitespace-character-count="16970"/>
  </office:meta>
</office:document-meta>
</file>